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ril" svg:font-family="Cabri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_Revised_Masterpie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J1540+4739</text:p>
          </table:table-cell>
          <table:table-cell office:value-type="float" office:value="235.244625" calcext:value-type="float">
            <text:p>235.244625</text:p>
          </table:table-cell>
          <table:table-cell office:value-type="float" office:value="47.641" calcext:value-type="float">
            <text:p>47.641</text:p>
          </table:table-cell>
          <table:table-cell office:value-type="string" calcext:value-type="string">
            <text:p>SDSS J154058.70+473827.6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QSO</text:p>
          </table:table-cell>
          <table:table-cell/>
        </table:table-row>
        <table:table-row table:style-name="ro1">
          <table:table-cell office:value-type="string" calcext:value-type="string">
            <text:p>J0736+6513</text:p>
          </table:table-cell>
          <table:table-cell office:value-type="float" office:value="114.088563" calcext:value-type="float">
            <text:p>114.088563</text:p>
          </table:table-cell>
          <table:table-cell office:value-type="float" office:value="65.219931" calcext:value-type="float">
            <text:p>65.219931</text:p>
          </table:table-cell>
          <table:table-cell office:value-type="string" calcext:value-type="string">
            <text:p>GB6 J0736+6313</text:p>
          </table:table-cell>
          <table:table-cell office:value-type="float" office:value="3.035" calcext:value-type="float">
            <text:p>3.03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J1707+1846</text:p>
          </table:table-cell>
          <table:table-cell table:style-name="ce1" office:value-type="float" office:value="256.97395" calcext:value-type="float">
            <text:p>256.97395</text:p>
          </table:table-cell>
          <table:table-cell office:value-type="float" office:value="18.77751" calcext:value-type="float">
            <text:p>18.77751</text:p>
          </table:table-cell>
          <table:table-cell office:value-type="string" calcext:value-type="string">
            <text:p>[HB89] 1705+188</text:p>
          </table:table-cell>
          <table:table-cell office:value-type="float" office:value="2.518" calcext:value-type="float">
            <text:p>2.518</text:p>
          </table:table-cell>
          <table:table-cell office:value-type="string" calcext:value-type="string">
            <text:p>QSO</text:p>
          </table:table-cell>
          <table:table-cell/>
        </table:table-row>
        <table:table-row table:style-name="ro1">
          <table:table-cell office:value-type="string" calcext:value-type="string">
            <text:p>J1707+0148</text:p>
          </table:table-cell>
          <table:table-cell office:value-type="float" office:value="256.8934" calcext:value-type="float">
            <text:p>256.8934</text:p>
          </table:table-cell>
          <table:table-cell office:value-type="float" office:value="1.81269" calcext:value-type="float">
            <text:p>1.81269</text:p>
          </table:table-cell>
          <table:table-cell office:value-type="string" calcext:value-type="string">
            <text:p>[HB89] 1705+018</text:p>
          </table:table-cell>
          <table:table-cell office:value-type="float" office:value="2.568" calcext:value-type="float">
            <text:p>2.568</text:p>
          </table:table-cell>
          <table:table-cell office:value-type="string" calcext:value-type="string">
            <text:p>QSO</text:p>
          </table:table-cell>
          <table:table-cell/>
        </table:table-row>
        <table:table-row table:style-name="ro1">
          <table:table-cell office:value-type="string" calcext:value-type="string">
            <text:p>J1616+0459</text:p>
          </table:table-cell>
          <table:table-cell office:value-type="float" office:value="244.15649" calcext:value-type="float">
            <text:p>244.15649</text:p>
          </table:table-cell>
          <table:table-cell office:value-type="float" office:value="4.99243" calcext:value-type="float">
            <text:p>4.99243</text:p>
          </table:table-cell>
          <table:table-cell office:value-type="string" calcext:value-type="string">
            <text:p>[HB89] 1614+051</text:p>
          </table:table-cell>
          <table:table-cell office:value-type="float" office:value="3.215" calcext:value-type="float">
            <text:p>3.215</text:p>
          </table:table-cell>
          <table:table-cell office:value-type="string" calcext:value-type="string">
            <text:p>QSO</text:p>
          </table:table-cell>
          <table:table-cell/>
        </table:table-row>
        <table:table-row table:style-name="ro1">
          <table:table-cell table:style-name="ce1" office:value-type="string" calcext:value-type="string">
            <text:p>J1217+3305</text:p>
          </table:table-cell>
          <table:table-cell office:value-type="float" office:value="184.38558" calcext:value-type="float">
            <text:p>184.38558</text:p>
          </table:table-cell>
          <table:table-cell office:value-type="float" office:value="33.09389" calcext:value-type="float">
            <text:p>33.09389</text:p>
          </table:table-cell>
          <table:table-cell office:value-type="string" calcext:value-type="string">
            <text:p>FBQS J121732.5+330538</text:p>
          </table:table-cell>
          <table:table-cell office:value-type="float" office:value="2.606" calcext:value-type="float">
            <text:p>2.606</text:p>
          </table:table-cell>
          <table:table-cell office:value-type="string" calcext:value-type="string">
            <text:p>QSO</text:p>
          </table:table-cell>
          <table:table-cell/>
        </table:table-row>
        <table:table-row table:style-name="ro1">
          <table:table-cell office:value-type="string" calcext:value-type="string">
            <text:p>J0710+4732</text:p>
          </table:table-cell>
          <table:table-cell office:value-type="float" office:value="107.6921042" calcext:value-type="float">
            <text:p>107.6921042</text:p>
          </table:table-cell>
          <table:table-cell office:value-type="float" office:value="47.53646389" calcext:value-type="float">
            <text:p>47.53646389</text:p>
          </table:table-cell>
          <table:table-cell office:value-type="string" calcext:value-type="string">
            <text:p>B3 0707+476</text:p>
          </table:table-cell>
          <table:table-cell office:value-type="float" office:value="1.292" calcext:value-type="float">
            <text:p>1.292</text:p>
          </table:table-cell>
          <table:table-cell office:value-type="string" calcext:value-type="string">
            <text:p>QSO</text:p>
          </table:table-cell>
          <table:table-cell office:value-type="float" office:value="894.42" calcext:value-type="float">
            <text:p>894.42</text:p>
          </table:table-cell>
        </table:table-row>
        <table:table-row table:style-name="ro1">
          <table:table-cell office:value-type="string" calcext:value-type="string">
            <text:p>J0714+3534</text:p>
          </table:table-cell>
          <table:table-cell office:value-type="float" office:value="108.6033875" calcext:value-type="float">
            <text:p>108.6033875</text:p>
          </table:table-cell>
          <table:table-cell office:value-type="float" office:value="35.57769444" calcext:value-type="float">
            <text:p>35.57769444</text:p>
          </table:table-cell>
          <table:table-cell office:value-type="string" calcext:value-type="string">
            <text:p>FBQS J071424.8+353439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QSO</text:p>
          </table:table-cell>
          <table:table-cell office:value-type="float" office:value="1533.45" calcext:value-type="float">
            <text:p>1533.45</text:p>
          </table:table-cell>
        </table:table-row>
        <table:table-row table:style-name="ro1">
          <table:table-cell office:value-type="string" calcext:value-type="string">
            <text:p>J0727+4844</text:p>
          </table:table-cell>
          <table:table-cell office:value-type="float" office:value="111.7629917" calcext:value-type="float">
            <text:p>111.7629917</text:p>
          </table:table-cell>
          <table:table-cell office:value-type="float" office:value="48.73615556" calcext:value-type="float">
            <text:p>48.73615556</text:p>
          </table:table-cell>
          <table:table-cell office:value-type="string" calcext:value-type="string">
            <text:p>WISEA J072703.09+484410.4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QSO</text:p>
          </table:table-cell>
          <table:table-cell office:value-type="float" office:value="412.61" calcext:value-type="float">
            <text:p>412.61</text:p>
          </table:table-cell>
        </table:table-row>
        <table:table-row table:style-name="ro1">
          <table:table-cell office:value-type="string" calcext:value-type="string">
            <text:p>J0728+4640</text:p>
          </table:table-cell>
          <table:table-cell office:value-type="float" office:value="112.1582583" calcext:value-type="float">
            <text:p>112.1582583</text:p>
          </table:table-cell>
          <table:table-cell office:value-type="float" office:value="46.669725" calcext:value-type="float">
            <text:p>46.669725</text:p>
          </table:table-cell>
          <table:table-cell office:value-type="string" calcext:value-type="string">
            <text:p>B3 0724+467</text:p>
          </table:table-cell>
          <table:table-cell office:value-type="float" office:value="1.856" calcext:value-type="float">
            <text:p>1.856</text:p>
          </table:table-cell>
          <table:table-cell office:value-type="string" calcext:value-type="string">
            <text:p>QSO</text:p>
          </table:table-cell>
          <table:table-cell office:value-type="float" office:value="241.64" calcext:value-type="float">
            <text:p>241.64</text:p>
          </table:table-cell>
        </table:table-row>
        <table:table-row table:style-name="ro1">
          <table:table-cell office:value-type="string" calcext:value-type="string">
            <text:p>J0730+4049</text:p>
          </table:table-cell>
          <table:table-cell office:value-type="float" office:value="112.7139042" calcext:value-type="float">
            <text:p>112.7139042</text:p>
          </table:table-cell>
          <table:table-cell office:value-type="float" office:value="40.83074722" calcext:value-type="float">
            <text:p>40.83074722</text:p>
          </table:table-cell>
          <table:table-cell office:value-type="string" calcext:value-type="string">
            <text:p>B3 0727+409</text:p>
          </table:table-cell>
          <table:table-cell office:value-type="float" office:value="2.500918" calcext:value-type="float">
            <text:p>2.500918</text:p>
          </table:table-cell>
          <table:table-cell office:value-type="string" calcext:value-type="string">
            <text:p>QSO</text:p>
          </table:table-cell>
          <table:table-cell office:value-type="float" office:value="352.68" calcext:value-type="float">
            <text:p>352.68</text:p>
          </table:table-cell>
        </table:table-row>
        <table:table-row table:style-name="ro1">
          <table:table-cell office:value-type="string" calcext:value-type="string">
            <text:p>J0732+2548</text:p>
          </table:table-cell>
          <table:table-cell office:value-type="float" office:value="113.2344667" calcext:value-type="float">
            <text:p>113.2344667</text:p>
          </table:table-cell>
          <table:table-cell office:value-type="float" office:value="25.810775" calcext:value-type="float">
            <text:p>25.810775</text:p>
          </table:table-cell>
          <table:table-cell office:value-type="string" calcext:value-type="string">
            <text:p>PKS 0729+25</text:p>
          </table:table-cell>
          <table:table-cell office:value-type="float" office:value="1.443" calcext:value-type="float">
            <text:p>1.443</text:p>
          </table:table-cell>
          <table:table-cell office:value-type="string" calcext:value-type="string">
            <text:p>QSO</text:p>
          </table:table-cell>
          <table:table-cell office:value-type="float" office:value="454.69" calcext:value-type="float">
            <text:p>454.69</text:p>
          </table:table-cell>
        </table:table-row>
        <table:table-row table:style-name="ro1">
          <table:table-cell office:value-type="string" calcext:value-type="string">
            <text:p>J0733+2536</text:p>
          </table:table-cell>
          <table:table-cell office:value-type="float" office:value="113.2858125" calcext:value-type="float">
            <text:p>113.2858125</text:p>
          </table:table-cell>
          <table:table-cell office:value-type="float" office:value="25.60738889" calcext:value-type="float">
            <text:p>25.60738889</text:p>
          </table:table-cell>
          <table:table-cell office:value-type="string" calcext:value-type="string">
            <text:p>[HB89] 0730+257</text:p>
          </table:table-cell>
          <table:table-cell office:value-type="float" office:value="2.689638" calcext:value-type="float">
            <text:p>2.689638</text:p>
          </table:table-cell>
          <table:table-cell office:value-type="string" calcext:value-type="string">
            <text:p>QSO</text:p>
          </table:table-cell>
          <table:table-cell office:value-type="float" office:value="585.06" calcext:value-type="float">
            <text:p>585.06</text:p>
          </table:table-cell>
        </table:table-row>
        <table:table-row table:style-name="ro1">
          <table:table-cell office:value-type="string" calcext:value-type="string">
            <text:p>J0733+2721</text:p>
          </table:table-cell>
          <table:table-cell office:value-type="float" office:value="113.3353833" calcext:value-type="float">
            <text:p>113.3353833</text:p>
          </table:table-cell>
          <table:table-cell office:value-type="float" office:value="27.35098889" calcext:value-type="float">
            <text:p>27.35098889</text:p>
          </table:table-cell>
          <table:table-cell office:value-type="string" calcext:value-type="string">
            <text:p>B2 0730+27A</text:p>
          </table:table-cell>
          <table:table-cell office:value-type="float" office:value="2.942934" calcext:value-type="float">
            <text:p>2.942934</text:p>
          </table:table-cell>
          <table:table-cell office:value-type="string" calcext:value-type="string">
            <text:p>QSO</text:p>
          </table:table-cell>
          <table:table-cell office:value-type="float" office:value="239.52" calcext:value-type="float">
            <text:p>239.52</text:p>
          </table:table-cell>
        </table:table-row>
        <table:table-row table:style-name="ro1">
          <table:table-cell office:value-type="string" calcext:value-type="string">
            <text:p>J0735+2036</text:p>
          </table:table-cell>
          <table:table-cell office:value-type="float" office:value="113.9696958" calcext:value-type="float">
            <text:p>113.9696958</text:p>
          </table:table-cell>
          <table:table-cell office:value-type="float" office:value="20.61075556" calcext:value-type="float">
            <text:p>20.61075556</text:p>
          </table:table-cell>
          <table:table-cell office:value-type="string" calcext:value-type="string">
            <text:p>WISEA J073552.73+203639.1</text:p>
          </table:table-cell>
          <table:table-cell office:value-type="float" office:value="2.879631" calcext:value-type="float">
            <text:p>2.879631</text:p>
          </table:table-cell>
          <table:table-cell office:value-type="string" calcext:value-type="string">
            <text:p>*</text:p>
          </table:table-cell>
          <table:table-cell office:value-type="float" office:value="175.42" calcext:value-type="float">
            <text:p>175.42</text:p>
          </table:table-cell>
        </table:table-row>
        <table:table-row table:style-name="ro1">
          <table:table-cell office:value-type="string" calcext:value-type="string">
            <text:p>J0736+2840</text:p>
          </table:table-cell>
          <table:table-cell office:value-type="float" office:value="114.1300042" calcext:value-type="float">
            <text:p>114.1300042</text:p>
          </table:table-cell>
          <table:table-cell office:value-type="float" office:value="28.67687778" calcext:value-type="float">
            <text:p>28.67687778</text:p>
          </table:table-cell>
          <table:table-cell office:value-type="string" calcext:value-type="string">
            <text:p>WISEA J073631.22+284037.1</text:p>
          </table:table-cell>
          <table:table-cell office:value-type="float" office:value="3.625508" calcext:value-type="float">
            <text:p>3.625508</text:p>
          </table:table-cell>
          <table:table-cell office:value-type="string" calcext:value-type="string">
            <text:p>*</text:p>
          </table:table-cell>
          <table:table-cell office:value-type="float" office:value="77.01" calcext:value-type="float">
            <text:p>77.01</text:p>
          </table:table-cell>
        </table:table-row>
        <table:table-row table:style-name="ro1">
          <table:table-cell office:value-type="string" calcext:value-type="string">
            <text:p>J0740+3756</text:p>
          </table:table-cell>
          <table:table-cell office:value-type="float" office:value="115.094425" calcext:value-type="float">
            <text:p>115.094425</text:p>
          </table:table-cell>
          <table:table-cell office:value-type="float" office:value="37.93439167" calcext:value-type="float">
            <text:p>37.93439167</text:p>
          </table:table-cell>
          <table:table-cell office:value-type="string" calcext:value-type="string">
            <text:p>B3 0737+380</text:p>
          </table:table-cell>
          <table:table-cell office:value-type="float" office:value="2.555788" calcext:value-type="float">
            <text:p>2.555788</text:p>
          </table:table-cell>
          <table:table-cell office:value-type="string" calcext:value-type="string">
            <text:p>*</text:p>
          </table:table-cell>
          <table:table-cell office:value-type="float" office:value="133.04" calcext:value-type="float">
            <text:p>133.04</text:p>
          </table:table-cell>
        </table:table-row>
        <table:table-row table:style-name="ro1">
          <table:table-cell office:value-type="string" calcext:value-type="string">
            <text:p>J0741+3112</text:p>
          </table:table-cell>
          <table:table-cell office:value-type="float" office:value="115.294575" calcext:value-type="float">
            <text:p>115.294575</text:p>
          </table:table-cell>
          <table:table-cell office:value-type="float" office:value="31.20008611" calcext:value-type="float">
            <text:p>31.20008611</text:p>
          </table:table-cell>
          <table:table-cell office:value-type="string" calcext:value-type="string">
            <text:p>FBQS J074110.6+311200</text:p>
          </table:table-cell>
          <table:table-cell office:value-type="float" office:value="0.6309952" calcext:value-type="float">
            <text:p>0.6309952</text:p>
          </table:table-cell>
          <table:table-cell office:value-type="string" calcext:value-type="string">
            <text:p>QSO</text:p>
          </table:table-cell>
          <table:table-cell office:value-type="float" office:value="2071.25" calcext:value-type="float">
            <text:p>2071.25</text:p>
          </table:table-cell>
        </table:table-row>
        <table:table-row table:style-name="ro1">
          <table:table-cell office:value-type="string" calcext:value-type="string">
            <text:p>J0741+4208</text:p>
          </table:table-cell>
          <table:table-cell office:value-type="float" office:value="115.4817083" calcext:value-type="float">
            <text:p>115.4817083</text:p>
          </table:table-cell>
          <table:table-cell office:value-type="float" office:value="42.138225" calcext:value-type="float">
            <text:p>42.138225</text:p>
          </table:table-cell>
          <table:table-cell office:value-type="string" calcext:value-type="string">
            <text:p>B3 0738+422B</text:p>
          </table:table-cell>
          <table:table-cell office:value-type="float" office:value="2.230773" calcext:value-type="float">
            <text:p>2.230773</text:p>
          </table:table-cell>
          <table:table-cell office:value-type="string" calcext:value-type="string">
            <text:p>QSO</text:p>
          </table:table-cell>
          <table:table-cell office:value-type="float" office:value="167.06" calcext:value-type="float">
            <text:p>167.06</text:p>
          </table:table-cell>
        </table:table-row>
        <table:table-row table:style-name="ro1">
          <table:table-cell office:value-type="string" calcext:value-type="string">
            <text:p>J0742+3944</text:p>
          </table:table-cell>
          <table:table-cell office:value-type="float" office:value="115.6558" calcext:value-type="float">
            <text:p>115.6558</text:p>
          </table:table-cell>
          <table:table-cell office:value-type="float" office:value="39.74315556" calcext:value-type="float">
            <text:p>39.74315556</text:p>
          </table:table-cell>
          <table:table-cell office:value-type="string" calcext:value-type="string">
            <text:p>B3 0739+398</text:p>
          </table:table-cell>
          <table:table-cell office:value-type="float" office:value="2.204973" calcext:value-type="float">
            <text:p>2.204973</text:p>
          </table:table-cell>
          <table:table-cell office:value-type="string" calcext:value-type="string">
            <text:p>QSO</text:p>
          </table:table-cell>
          <table:table-cell office:value-type="float" office:value="114.08" calcext:value-type="float">
            <text:p>114.08</text:p>
          </table:table-cell>
        </table:table-row>
        <table:table-row table:style-name="ro1">
          <table:table-cell office:value-type="string" calcext:value-type="string">
            <text:p>J0742+4900</text:p>
          </table:table-cell>
          <table:table-cell office:value-type="float" office:value="115.5115167" calcext:value-type="float">
            <text:p>115.5115167</text:p>
          </table:table-cell>
          <table:table-cell office:value-type="float" office:value="49.00435" calcext:value-type="float">
            <text:p>49.00435</text:p>
          </table:table-cell>
          <table:table-cell office:value-type="string" calcext:value-type="string">
            <text:p>WISE J074202.72+490015.8</text:p>
          </table:table-cell>
          <table:table-cell office:value-type="float" office:value="2.316491" calcext:value-type="float">
            <text:p>2.316491</text:p>
          </table:table-cell>
          <table:table-cell office:value-type="string" calcext:value-type="string">
            <text:p>QSO</text:p>
          </table:table-cell>
          <table:table-cell office:value-type="float" office:value="333.34" calcext:value-type="float">
            <text:p>333.34</text:p>
          </table:table-cell>
        </table:table-row>
        <table:table-row table:style-name="ro1">
          <table:table-cell office:value-type="string" calcext:value-type="string">
            <text:p>J0743+1648</text:p>
          </table:table-cell>
          <table:table-cell office:value-type="float" office:value="115.9818708" calcext:value-type="float">
            <text:p>115.9818708</text:p>
          </table:table-cell>
          <table:table-cell office:value-type="float" office:value="16.8029" calcext:value-type="float">
            <text:p>16.8029</text:p>
          </table:table-cell>
          <table:table-cell office:value-type="string" calcext:value-type="string">
            <text:p>[HB89] 0741+169</text:p>
          </table:table-cell>
          <table:table-cell office:value-type="float" office:value="1.897543" calcext:value-type="float">
            <text:p>1.897543</text:p>
          </table:table-cell>
          <table:table-cell office:value-type="string" calcext:value-type="string">
            <text:p>QSO</text:p>
          </table:table-cell>
          <table:table-cell office:value-type="float" office:value="306.85" calcext:value-type="float">
            <text:p>306.85</text:p>
          </table:table-cell>
        </table:table-row>
        <table:table-row table:style-name="ro1">
          <table:table-cell office:value-type="string" calcext:value-type="string">
            <text:p>J0743+3941</text:p>
          </table:table-cell>
          <table:table-cell office:value-type="float" office:value="115.7912" calcext:value-type="float">
            <text:p>115.7912</text:p>
          </table:table-cell>
          <table:table-cell office:value-type="float" office:value="39.69176389" calcext:value-type="float">
            <text:p>39.69176389</text:p>
          </table:table-cell>
          <table:table-cell office:value-type="string" calcext:value-type="string">
            <text:p>B2 0739+39B</text:p>
          </table:table-cell>
          <table:table-cell office:value-type="float" office:value="1.704481" calcext:value-type="float">
            <text:p>1.704481</text:p>
          </table:table-cell>
          <table:table-cell office:value-type="string" calcext:value-type="string">
            <text:p>QSO</text:p>
          </table:table-cell>
          <table:table-cell office:value-type="float" office:value="415.58" calcext:value-type="float">
            <text:p>415.58</text:p>
          </table:table-cell>
        </table:table-row>
        <table:table-row table:style-name="ro1">
          <table:table-cell office:value-type="string" calcext:value-type="string">
            <text:p>J0744+2120</text:p>
          </table:table-cell>
          <table:table-cell office:value-type="float" office:value="116.1970375" calcext:value-type="float">
            <text:p>116.1970375</text:p>
          </table:table-cell>
          <table:table-cell office:value-type="float" office:value="21.33341944" calcext:value-type="float">
            <text:p>21.33341944</text:p>
          </table:table-cell>
          <table:table-cell office:value-type="string" calcext:value-type="string">
            <text:p>WISEA J074447.29+212000.4</text:p>
          </table:table-cell>
          <table:table-cell office:value-type="float" office:value="2.500491" calcext:value-type="float">
            <text:p>2.500491</text:p>
          </table:table-cell>
          <table:table-cell office:value-type="string" calcext:value-type="string">
            <text:p>QSO</text:p>
          </table:table-cell>
          <table:table-cell office:value-type="float" office:value="78.15" calcext:value-type="float">
            <text:p>78.15</text:p>
          </table:table-cell>
        </table:table-row>
        <table:table-row table:style-name="ro1">
          <table:table-cell office:value-type="string" calcext:value-type="string">
            <text:p>J0744+3753</text:p>
          </table:table-cell>
          <table:table-cell office:value-type="float" office:value="116.0727792" calcext:value-type="float">
            <text:p>116.0727792</text:p>
          </table:table-cell>
          <table:table-cell office:value-type="float" office:value="37.88811667" calcext:value-type="float">
            <text:p>37.88811667</text:p>
          </table:table-cell>
          <table:table-cell office:value-type="string" calcext:value-type="string">
            <text:p>FBQS J074417.4+375317</text:p>
          </table:table-cell>
          <table:table-cell office:value-type="float" office:value="1.065505" calcext:value-type="float">
            <text:p>1.065505</text:p>
          </table:table-cell>
          <table:table-cell office:value-type="string" calcext:value-type="string">
            <text:p>QSO</text:p>
          </table:table-cell>
          <table:table-cell office:value-type="float" office:value="1244.87" calcext:value-type="float">
            <text:p>1244.87</text:p>
          </table:table-cell>
        </table:table-row>
        <table:table-row table:style-name="ro1">
          <table:table-cell office:value-type="string" calcext:value-type="string">
            <text:p>J0746+2549</text:p>
          </table:table-cell>
          <table:table-cell office:value-type="float" office:value="116.6079" calcext:value-type="float">
            <text:p>116.6079</text:p>
          </table:table-cell>
          <table:table-cell office:value-type="float" office:value="25.81727222" calcext:value-type="float">
            <text:p>25.81727222</text:p>
          </table:table-cell>
          <table:table-cell office:value-type="string" calcext:value-type="string">
            <text:p>B2 0743+25</text:p>
          </table:table-cell>
          <table:table-cell office:value-type="float" office:value="2.993648" calcext:value-type="float">
            <text:p>2.993648</text:p>
          </table:table-cell>
          <table:table-cell office:value-type="string" calcext:value-type="string">
            <text:p>QSO</text:p>
          </table:table-cell>
          <table:table-cell office:value-type="float" office:value="413.32" calcext:value-type="float">
            <text:p>413.32</text:p>
          </table:table-cell>
        </table:table-row>
        <table:table-row table:style-name="ro1">
          <table:table-cell office:value-type="string" calcext:value-type="string">
            <text:p>J0746+4436</text:p>
          </table:table-cell>
          <table:table-cell office:value-type="float" office:value="116.6176375" calcext:value-type="float">
            <text:p>116.6176375</text:p>
          </table:table-cell>
          <table:table-cell office:value-type="float" office:value="44.61445833" calcext:value-type="float">
            <text:p>44.61445833</text:p>
          </table:table-cell>
          <table:table-cell office:value-type="string" calcext:value-type="string">
            <text:p>B3 0742+447</text:p>
          </table:table-cell>
          <table:table-cell office:value-type="float" office:value="1.9295" calcext:value-type="float">
            <text:p>1.9295</text:p>
          </table:table-cell>
          <table:table-cell office:value-type="string" calcext:value-type="string">
            <text:p>QSO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office:value-type="string" calcext:value-type="string">
            <text:p>J0747+3517</text:p>
          </table:table-cell>
          <table:table-cell office:value-type="float" office:value="116.9842417" calcext:value-type="float">
            <text:p>116.9842417</text:p>
          </table:table-cell>
          <table:table-cell office:value-type="float" office:value="35.28362222" calcext:value-type="float">
            <text:p>35.28362222</text:p>
          </table:table-cell>
          <table:table-cell office:value-type="string" calcext:value-type="string">
            <text:p>WISEA J074756.23+351701.0</text:p>
          </table:table-cell>
          <table:table-cell office:value-type="float" office:value="2.228951" calcext:value-type="float">
            <text:p>2.228951</text:p>
          </table:table-cell>
          <table:table-cell office:value-type="string" calcext:value-type="string">
            <text:p>QSO</text:p>
          </table:table-cell>
          <table:table-cell office:value-type="float" office:value="86.51" calcext:value-type="float">
            <text:p>86.51</text:p>
          </table:table-cell>
        </table:table-row>
        <table:table-row table:style-name="ro1">
          <table:table-cell office:value-type="string" calcext:value-type="string">
            <text:p>J0747+4618</text:p>
          </table:table-cell>
          <table:table-cell office:value-type="float" office:value="116.9314875" calcext:value-type="float">
            <text:p>116.9314875</text:p>
          </table:table-cell>
          <table:table-cell office:value-type="float" office:value="46.31602222" calcext:value-type="float">
            <text:p>46.31602222</text:p>
          </table:table-cell>
          <table:table-cell office:value-type="string" calcext:value-type="string">
            <text:p>4C +46.16</text:p>
          </table:table-cell>
          <table:table-cell office:value-type="float" office:value="2.926" calcext:value-type="float">
            <text:p>2.926</text:p>
          </table:table-cell>
          <table:table-cell office:value-type="string" calcext:value-type="string">
            <text:p>G</text:p>
          </table:table-cell>
          <table:table-cell office:value-type="float" office:value="520.32" calcext:value-type="float">
            <text:p>520.32</text:p>
          </table:table-cell>
        </table:table-row>
        <table:table-row table:style-name="ro1">
          <table:table-cell office:value-type="string" calcext:value-type="string">
            <text:p>J0750+1231</text:p>
          </table:table-cell>
          <table:table-cell office:value-type="float" office:value="117.7169042" calcext:value-type="float">
            <text:p>117.7169042</text:p>
          </table:table-cell>
          <table:table-cell office:value-type="float" office:value="12.51795556" calcext:value-type="float">
            <text:p>12.51795556</text:p>
          </table:table-cell>
          <table:table-cell office:value-type="string" calcext:value-type="string">
            <text:p>[HB89] 0748+126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QSO</text:p>
          </table:table-cell>
          <table:table-cell office:value-type="float" office:value="1542.27" calcext:value-type="float">
            <text:p>1542.27</text:p>
          </table:table-cell>
        </table:table-row>
        <table:table-row table:style-name="ro1">
          <table:table-cell office:value-type="string" calcext:value-type="string">
            <text:p>J0750+2700</text:p>
          </table:table-cell>
          <table:table-cell office:value-type="float" office:value="117.5280208" calcext:value-type="float">
            <text:p>117.5280208</text:p>
          </table:table-cell>
          <table:table-cell office:value-type="float" office:value="27.00619722" calcext:value-type="float">
            <text:p>27.00619722</text:p>
          </table:table-cell>
          <table:table-cell office:value-type="string" calcext:value-type="string">
            <text:p>B2 0747+27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QSO</text:p>
          </table:table-cell>
          <table:table-cell office:value-type="float" office:value="325.23" calcext:value-type="float">
            <text:p>325.23</text:p>
          </table:table-cell>
        </table:table-row>
        <table:table-row table:style-name="ro1">
          <table:table-cell office:value-type="string" calcext:value-type="string">
            <text:p>J0750+3630</text:p>
          </table:table-cell>
          <table:table-cell office:value-type="float" office:value="117.581475" calcext:value-type="float">
            <text:p>117.581475</text:p>
          </table:table-cell>
          <table:table-cell office:value-type="float" office:value="36.50076944" calcext:value-type="float">
            <text:p>36.50076944</text:p>
          </table:table-cell>
          <table:table-cell office:value-type="string" calcext:value-type="string">
            <text:p>WISEA J075019.54+363002.9</text:p>
          </table:table-cell>
          <table:table-cell office:value-type="float" office:value="2.029721" calcext:value-type="float">
            <text:p>2.029721</text:p>
          </table:table-cell>
          <table:table-cell office:value-type="string" calcext:value-type="string">
            <text:p>QSO</text:p>
          </table:table-cell>
          <table:table-cell office:value-type="float" office:value="128.94" calcext:value-type="float">
            <text:p>128.94</text:p>
          </table:table-cell>
        </table:table-row>
        <table:table-row table:style-name="ro1">
          <table:table-cell office:value-type="string" calcext:value-type="string">
            <text:p>J0750+4814</text:p>
          </table:table-cell>
          <table:table-cell office:value-type="float" office:value="117.5851083" calcext:value-type="float">
            <text:p>117.5851083</text:p>
          </table:table-cell>
          <table:table-cell office:value-type="float" office:value="48.248175" calcext:value-type="float">
            <text:p>48.248175</text:p>
          </table:table-cell>
          <table:table-cell office:value-type="string" calcext:value-type="string">
            <text:p>[HB89] 0746+483</text:p>
          </table:table-cell>
          <table:table-cell office:value-type="float" office:value="1.957246" calcext:value-type="float">
            <text:p>1.957246</text:p>
          </table:table-cell>
          <table:table-cell office:value-type="string" calcext:value-type="string">
            <text:p>QSO</text:p>
          </table:table-cell>
          <table:table-cell office:value-type="float" office:value="697.05" calcext:value-type="float">
            <text:p>697.05</text:p>
          </table:table-cell>
        </table:table-row>
        <table:table-row table:style-name="ro1">
          <table:table-cell office:value-type="string" calcext:value-type="string">
            <text:p>J0750+5015</text:p>
          </table:table-cell>
          <table:table-cell office:value-type="float" office:value="117.5348667" calcext:value-type="float">
            <text:p>117.5348667</text:p>
          </table:table-cell>
          <table:table-cell office:value-type="float" office:value="50.25186944" calcext:value-type="float">
            <text:p>50.25186944</text:p>
          </table:table-cell>
          <table:table-cell office:value-type="string" calcext:value-type="string">
            <text:p>WISEA J075008.34+501506.8</text:p>
          </table:table-cell>
          <table:table-cell office:value-type="float" office:value="2.097549" calcext:value-type="float">
            <text:p>2.097549</text:p>
          </table:table-cell>
          <table:table-cell office:value-type="string" calcext:value-type="string">
            <text:p>*</text:p>
          </table:table-cell>
          <table:table-cell office:value-type="float" office:value="267.64" calcext:value-type="float">
            <text:p>267.64</text:p>
          </table:table-cell>
        </table:table-row>
        <table:table-row table:style-name="ro1">
          <table:table-cell office:value-type="string" calcext:value-type="string">
            <text:p>J0751+1620</text:p>
          </table:table-cell>
          <table:table-cell office:value-type="float" office:value="117.7664375" calcext:value-type="float">
            <text:p>117.7664375</text:p>
          </table:table-cell>
          <table:table-cell office:value-type="float" office:value="16.34296944" calcext:value-type="float">
            <text:p>16.34296944</text:p>
          </table:table-cell>
          <table:table-cell office:value-type="string" calcext:value-type="string">
            <text:p>4C +16.24</text:p>
          </table:table-cell>
          <table:table-cell office:value-type="float" office:value="2.480751" calcext:value-type="float">
            <text:p>2.480751</text:p>
          </table:table-cell>
          <table:table-cell office:value-type="string" calcext:value-type="string">
            <text:p>QSO</text:p>
          </table:table-cell>
          <table:table-cell office:value-type="float" office:value="633.92" calcext:value-type="float">
            <text:p>633.92</text:p>
          </table:table-cell>
        </table:table-row>
        <table:table-row table:style-name="ro1">
          <table:table-cell office:value-type="string" calcext:value-type="string">
            <text:p>J0751+2716</text:p>
          </table:table-cell>
          <table:table-cell office:value-type="float" office:value="117.9228875" calcext:value-type="float">
            <text:p>117.9228875</text:p>
          </table:table-cell>
          <table:table-cell office:value-type="float" office:value="27.27546111" calcext:value-type="float">
            <text:p>27.27546111</text:p>
          </table:table-cell>
          <table:table-cell office:value-type="string" calcext:value-type="string">
            <text:p>B2 0748+27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QSO</text:p>
          </table:table-cell>
          <table:table-cell office:value-type="float" office:value="603.23" calcext:value-type="float">
            <text:p>603.23</text:p>
          </table:table-cell>
        </table:table-row>
        <table:table-row table:style-name="ro1">
          <table:table-cell office:value-type="string" calcext:value-type="string">
            <text:p>J0751+3313</text:p>
          </table:table-cell>
          <table:table-cell office:value-type="float" office:value="117.97365" calcext:value-type="float">
            <text:p>117.97365</text:p>
          </table:table-cell>
          <table:table-cell office:value-type="float" office:value="33.22219167" calcext:value-type="float">
            <text:p>33.22219167</text:p>
          </table:table-cell>
          <table:table-cell office:value-type="string" calcext:value-type="string">
            <text:p>[HB89] 0748+333</text:p>
          </table:table-cell>
          <table:table-cell office:value-type="float" office:value="1.93809" calcext:value-type="float">
            <text:p>1.93809</text:p>
          </table:table-cell>
          <table:table-cell office:value-type="string" calcext:value-type="string">
            <text:p>QSO</text:p>
          </table:table-cell>
          <table:table-cell office:value-type="float" office:value="569.12" calcext:value-type="float">
            <text:p>569.12</text:p>
          </table:table-cell>
        </table:table-row>
        <table:table-row table:style-name="ro1">
          <table:table-cell office:value-type="string" calcext:value-type="string">
            <text:p>J0752+5808</text:p>
          </table:table-cell>
          <table:table-cell office:value-type="float" office:value="118.0404083" calcext:value-type="float">
            <text:p>118.0404083</text:p>
          </table:table-cell>
          <table:table-cell office:value-type="float" office:value="58.147825" calcext:value-type="float">
            <text:p>58.147825</text:p>
          </table:table-cell>
          <table:table-cell office:value-type="string" calcext:value-type="string">
            <text:p>WISEA J075209.66+580852.4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QSO</text:p>
          </table:table-cell>
          <table:table-cell office:value-type="float" office:value="173.46" calcext:value-type="float">
            <text:p>173.46</text:p>
          </table:table-cell>
        </table:table-row>
        <table:table-row table:style-name="ro1">
          <table:table-cell office:value-type="string" calcext:value-type="string">
            <text:p>J0752+6112</text:p>
          </table:table-cell>
          <table:table-cell office:value-type="float" office:value="118.0470458" calcext:value-type="float">
            <text:p>118.0470458</text:p>
          </table:table-cell>
          <table:table-cell office:value-type="float" office:value="61.20910833" calcext:value-type="float">
            <text:p>61.20910833</text:p>
          </table:table-cell>
          <table:table-cell office:value-type="string" calcext:value-type="string">
            <text:p>[HB89] 0747+613</text:p>
          </table:table-cell>
          <table:table-cell office:value-type="float" office:value="2.492" calcext:value-type="float">
            <text:p>2.492</text:p>
          </table:table-cell>
          <table:table-cell office:value-type="string" calcext:value-type="string">
            <text:p>QSO</text:p>
          </table:table-cell>
          <table:table-cell office:value-type="float" office:value="905.18" calcext:value-type="float">
            <text:p>905.18</text:p>
          </table:table-cell>
        </table:table-row>
        <table:table-row table:style-name="ro1">
          <table:table-cell office:value-type="string" calcext:value-type="string">
            <text:p>J0753+4231</text:p>
          </table:table-cell>
          <table:table-cell office:value-type="float" office:value="118.2638792" calcext:value-type="float">
            <text:p>118.2638792</text:p>
          </table:table-cell>
          <table:table-cell office:value-type="float" office:value="42.52517222" calcext:value-type="float">
            <text:p>42.52517222</text:p>
          </table:table-cell>
          <table:table-cell office:value-type="string" calcext:value-type="string">
            <text:p>B3 0749+426</text:p>
          </table:table-cell>
          <table:table-cell office:value-type="float" office:value="3.594138" calcext:value-type="float">
            <text:p>3.594138</text:p>
          </table:table-cell>
          <table:table-cell office:value-type="string" calcext:value-type="string">
            <text:p>QSO</text:p>
          </table:table-cell>
          <table:table-cell office:value-type="float" office:value="698.74" calcext:value-type="float">
            <text:p>698.74</text:p>
          </table:table-cell>
        </table:table-row>
        <table:table-row table:style-name="ro1">
          <table:table-cell office:value-type="string" calcext:value-type="string">
            <text:p>J0754+2941</text:p>
          </table:table-cell>
          <table:table-cell office:value-type="float" office:value="118.7431375" calcext:value-type="float">
            <text:p>118.7431375</text:p>
          </table:table-cell>
          <table:table-cell office:value-type="float" office:value="29.69843889" calcext:value-type="float">
            <text:p>29.69843889</text:p>
          </table:table-cell>
          <table:table-cell office:value-type="string" calcext:value-type="string">
            <text:p>FBQS J0754+2941</text:p>
          </table:table-cell>
          <table:table-cell office:value-type="float" office:value="2.10809" calcext:value-type="float">
            <text:p>2.10809</text:p>
          </table:table-cell>
          <table:table-cell office:value-type="string" calcext:value-type="string">
            <text:p>QSO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J0754+4823</text:p>
          </table:table-cell>
          <table:table-cell office:value-type="float" office:value="118.6902875" calcext:value-type="float">
            <text:p>118.6902875</text:p>
          </table:table-cell>
          <table:table-cell office:value-type="float" office:value="48.39745278" calcext:value-type="float">
            <text:p>48.39745278</text:p>
          </table:table-cell>
          <table:table-cell office:value-type="string" calcext:value-type="string">
            <text:p>WISE J075445.66+482350.6</text:p>
          </table:table-cell>
          <table:table-cell office:value-type="float" office:value="3.226772" calcext:value-type="float">
            <text:p>3.226772</text:p>
          </table:table-cell>
          <table:table-cell office:value-type="string" calcext:value-type="string">
            <text:p>QSO</text:p>
          </table:table-cell>
          <table:table-cell office:value-type="float" office:value="298.01" calcext:value-type="float">
            <text:p>298.01</text:p>
          </table:table-cell>
        </table:table-row>
        <table:table-row table:style-name="ro1">
          <table:table-cell office:value-type="string" calcext:value-type="string">
            <text:p>J0756+3714</text:p>
          </table:table-cell>
          <table:table-cell office:value-type="float" office:value="119.1177458" calcext:value-type="float">
            <text:p>119.1177458</text:p>
          </table:table-cell>
          <table:table-cell office:value-type="float" office:value="37.24883333" calcext:value-type="float">
            <text:p>37.24883333</text:p>
          </table:table-cell>
          <table:table-cell office:value-type="string" calcext:value-type="string">
            <text:p>SDSS J075628.24+371455.6</text:p>
          </table:table-cell>
          <table:table-cell office:value-type="float" office:value="2.517222" calcext:value-type="float">
            <text:p>2.517222</text:p>
          </table:table-cell>
          <table:table-cell office:value-type="string" calcext:value-type="string">
            <text:p>QSO</text:p>
          </table:table-cell>
          <table:table-cell office:value-type="float" office:value="247.27" calcext:value-type="float">
            <text:p>247.27</text:p>
          </table:table-cell>
        </table:table-row>
        <table:table-row table:style-name="ro1">
          <table:table-cell office:value-type="string" calcext:value-type="string">
            <text:p>J0757+2528</text:p>
          </table:table-cell>
          <table:table-cell office:value-type="float" office:value="119.4085917" calcext:value-type="float">
            <text:p>119.4085917</text:p>
          </table:table-cell>
          <table:table-cell office:value-type="float" office:value="25.47015556" calcext:value-type="float">
            <text:p>25.47015556</text:p>
          </table:table-cell>
          <table:table-cell office:value-type="string" calcext:value-type="string">
            <text:p>B2 0754+25</text:p>
          </table:table-cell>
          <table:table-cell office:value-type="float" office:value="2.07542" calcext:value-type="float">
            <text:p>2.07542</text:p>
          </table:table-cell>
          <table:table-cell office:value-type="string" calcext:value-type="string">
            <text:p>QSO</text:p>
          </table:table-cell>
          <table:table-cell office:value-type="float" office:value="163.24" calcext:value-type="float">
            <text:p>163.24</text:p>
          </table:table-cell>
        </table:table-row>
        <table:table-row table:style-name="ro1">
          <table:table-cell office:value-type="string" calcext:value-type="string">
            <text:p>J0758+1437</text:p>
          </table:table-cell>
          <table:table-cell office:value-type="float" office:value="119.5899042" calcext:value-type="float">
            <text:p>119.5899042</text:p>
          </table:table-cell>
          <table:table-cell office:value-type="float" office:value="14.62195" calcext:value-type="float">
            <text:p>14.62195</text:p>
          </table:table-cell>
          <table:table-cell office:value-type="string" calcext:value-type="string">
            <text:p>[HB89] 0755+147</text:p>
          </table:table-cell>
          <table:table-cell office:value-type="float" office:value="2.403131" calcext:value-type="float">
            <text:p>2.403131</text:p>
          </table:table-cell>
          <table:table-cell office:value-type="string" calcext:value-type="string">
            <text:p>QSO</text:p>
          </table:table-cell>
          <table:table-cell office:value-type="float" office:value="211.24" calcext:value-type="float">
            <text:p>211.24</text:p>
          </table:table-cell>
        </table:table-row>
        <table:table-row table:style-name="ro1">
          <table:table-cell office:value-type="string" calcext:value-type="string">
            <text:p>J0800+4029</text:p>
          </table:table-cell>
          <table:table-cell office:value-type="float" office:value="120.0669375" calcext:value-type="float">
            <text:p>120.0669375</text:p>
          </table:table-cell>
          <table:table-cell office:value-type="float" office:value="40.49888611" calcext:value-type="float">
            <text:p>40.49888611</text:p>
          </table:table-cell>
          <table:table-cell office:value-type="string" calcext:value-type="string">
            <text:p>B3 0756+406</text:p>
          </table:table-cell>
          <table:table-cell office:value-type="float" office:value="2.026054" calcext:value-type="float">
            <text:p>2.026054</text:p>
          </table:table-cell>
          <table:table-cell office:value-type="string" calcext:value-type="string">
            <text:p>QSO</text:p>
          </table:table-cell>
          <table:table-cell office:value-type="float" office:value="199.61" calcext:value-type="float">
            <text:p>199.61</text:p>
          </table:table-cell>
        </table:table-row>
        <table:table-row table:style-name="ro1">
          <table:table-cell office:value-type="string" calcext:value-type="string">
            <text:p>J0801+1153</text:p>
          </table:table-cell>
          <table:table-cell office:value-type="float" office:value="120.25175" calcext:value-type="float">
            <text:p>120.25175</text:p>
          </table:table-cell>
          <table:table-cell office:value-type="float" office:value="11.889825" calcext:value-type="float">
            <text:p>11.889825</text:p>
          </table:table-cell>
          <table:table-cell office:value-type="string" calcext:value-type="string">
            <text:p>[HB89] 0758+120</text:p>
          </table:table-cell>
          <table:table-cell office:value-type="float" office:value="2.676819" calcext:value-type="float">
            <text:p>2.676819</text:p>
          </table:table-cell>
          <table:table-cell office:value-type="string" calcext:value-type="string">
            <text:p>QSO</text:p>
          </table:table-cell>
          <table:table-cell office:value-type="float" office:value="128.63" calcext:value-type="float">
            <text:p>128.63</text:p>
          </table:table-cell>
        </table:table-row>
        <table:table-row table:style-name="ro1">
          <table:table-cell office:value-type="string" calcext:value-type="string">
            <text:p>J0801+4401</text:p>
          </table:table-cell>
          <table:table-cell office:value-type="float" office:value="120.2844" calcext:value-type="float">
            <text:p>120.2844</text:p>
          </table:table-cell>
          <table:table-cell office:value-type="float" office:value="44.01943889" calcext:value-type="float">
            <text:p>44.01943889</text:p>
          </table:table-cell>
          <table:table-cell office:value-type="string" calcext:value-type="string">
            <text:p>B3 0757+441</text:p>
          </table:table-cell>
          <table:table-cell office:value-type="float" office:value="4.247603" calcext:value-type="float">
            <text:p>4.247603</text:p>
          </table:table-cell>
          <table:table-cell office:value-type="string" calcext:value-type="string">
            <text:p>QSO</text:p>
          </table:table-cell>
          <table:table-cell office:value-type="float" office:value="217.05" calcext:value-type="float">
            <text:p>217.05</text:p>
          </table:table-cell>
        </table:table-row>
        <table:table-row table:style-name="ro1">
          <table:table-cell office:value-type="string" calcext:value-type="string">
            <text:p>J0801+4725</text:p>
          </table:table-cell>
          <table:table-cell office:value-type="float" office:value="120.4070542" calcext:value-type="float">
            <text:p>120.4070542</text:p>
          </table:table-cell>
          <table:table-cell office:value-type="float" office:value="47.42449722" calcext:value-type="float">
            <text:p>47.42449722</text:p>
          </table:table-cell>
          <table:table-cell office:value-type="string" calcext:value-type="string">
            <text:p>B3 0758+475</text:p>
          </table:table-cell>
          <table:table-cell office:value-type="float" office:value="3.269192" calcext:value-type="float">
            <text:p>3.269192</text:p>
          </table:table-cell>
          <table:table-cell office:value-type="string" calcext:value-type="string">
            <text:p>QSO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J0802+1809</text:p>
          </table:table-cell>
          <table:table-cell office:value-type="float" office:value="120.7000958" calcext:value-type="float">
            <text:p>120.7000958</text:p>
          </table:table-cell>
          <table:table-cell office:value-type="float" office:value="18.16373056" calcext:value-type="float">
            <text:p>18.16373056</text:p>
          </table:table-cell>
          <table:table-cell office:value-type="string" calcext:value-type="string">
            <text:p>PKS 0759+183</text:p>
          </table:table-cell>
          <table:table-cell office:value-type="float" office:value="1.586" calcext:value-type="float">
            <text:p>1.586</text:p>
          </table:table-cell>
          <table:table-cell office:value-type="string" calcext:value-type="string">
            <text:p>QSO</text:p>
          </table:table-cell>
          <table:table-cell office:value-type="float" office:value="547.32" calcext:value-type="float">
            <text:p>547.32</text:p>
          </table:table-cell>
        </table:table-row>
        <table:table-row table:style-name="ro1">
          <table:table-cell office:value-type="string" calcext:value-type="string">
            <text:p>J0802+2509</text:p>
          </table:table-cell>
          <table:table-cell office:value-type="float" office:value="120.673325" calcext:value-type="float">
            <text:p>120.673325</text:p>
          </table:table-cell>
          <table:table-cell office:value-type="float" office:value="25.15303056" calcext:value-type="float">
            <text:p>25.15303056</text:p>
          </table:table-cell>
          <table:table-cell office:value-type="string" calcext:value-type="string">
            <text:p>B2 0759+25</text:p>
          </table:table-cell>
          <table:table-cell office:value-type="float" office:value="1.667979" calcext:value-type="float">
            <text:p>1.667979</text:p>
          </table:table-cell>
          <table:table-cell office:value-type="string" calcext:value-type="string">
            <text:p>QSO</text:p>
          </table:table-cell>
          <table:table-cell office:value-type="float" office:value="302.61" calcext:value-type="float">
            <text:p>302.61</text:p>
          </table:table-cell>
        </table:table-row>
        <table:table-row table:style-name="ro1">
          <table:table-cell office:value-type="string" calcext:value-type="string">
            <text:p>J0802+2917</text:p>
          </table:table-cell>
          <table:table-cell office:value-type="float" office:value="120.70175" calcext:value-type="float">
            <text:p>120.70175</text:p>
          </table:table-cell>
          <table:table-cell office:value-type="float" office:value="29.29288611" calcext:value-type="float">
            <text:p>29.29288611</text:p>
          </table:table-cell>
          <table:table-cell office:value-type="string" calcext:value-type="string">
            <text:p>B2 0759+29</text:p>
          </table:table-cell>
          <table:table-cell office:value-type="float" office:value="2.379664" calcext:value-type="float">
            <text:p>2.379664</text:p>
          </table:table-cell>
          <table:table-cell office:value-type="string" calcext:value-type="string">
            <text:p>QSO</text:p>
          </table:table-cell>
          <table:table-cell office:value-type="float" office:value="195.25" calcext:value-type="float">
            <text:p>195.25</text:p>
          </table:table-cell>
        </table:table-row>
        <table:table-row table:style-name="ro1">
          <table:table-cell office:value-type="string" calcext:value-type="string">
            <text:p>J0802+5255</text:p>
          </table:table-cell>
          <table:table-cell office:value-type="float" office:value="120.6836375" calcext:value-type="float">
            <text:p>120.6836375</text:p>
          </table:table-cell>
          <table:table-cell office:value-type="float" office:value="52.92881667" calcext:value-type="float">
            <text:p>52.92881667</text:p>
          </table:table-cell>
          <table:table-cell office:value-type="string" calcext:value-type="string">
            <text:p>WISEA J080243.97+525544.2</text:p>
          </table:table-cell>
          <table:table-cell office:value-type="float" office:value="2.014271" calcext:value-type="float">
            <text:p>2.014271</text:p>
          </table:table-cell>
          <table:table-cell office:value-type="string" calcext:value-type="string">
            <text:p>QSO</text:p>
          </table:table-cell>
          <table:table-cell office:value-type="float" office:value="161.71" calcext:value-type="float">
            <text:p>161.71</text:p>
          </table:table-cell>
        </table:table-row>
        <table:table-row table:style-name="ro1">
          <table:table-cell office:value-type="string" calcext:value-type="string">
            <text:p>J0802+5921</text:p>
          </table:table-cell>
          <table:table-cell office:value-type="float" office:value="120.6026583" calcext:value-type="float">
            <text:p>120.6026583</text:p>
          </table:table-cell>
          <table:table-cell office:value-type="float" office:value="59.35970556" calcext:value-type="float">
            <text:p>59.35970556</text:p>
          </table:table-cell>
          <table:table-cell office:value-type="string" calcext:value-type="string">
            <text:p>WISEA J080224.58+592134.7</text:p>
          </table:table-cell>
          <table:table-cell office:value-type="float" office:value="1.977" calcext:value-type="float">
            <text:p>1.977</text:p>
          </table:table-cell>
          <table:table-cell office:value-type="string" calcext:value-type="string">
            <text:p>QSO</text:p>
          </table:table-cell>
          <table:table-cell office:value-type="float" office:value="207.78" calcext:value-type="float">
            <text:p>207.78</text:p>
          </table:table-cell>
        </table:table-row>
        <table:table-row table:style-name="ro1">
          <table:table-cell office:value-type="string" calcext:value-type="string">
            <text:p>J0804+1015</text:p>
          </table:table-cell>
          <table:table-cell office:value-type="float" office:value="121.199875" calcext:value-type="float">
            <text:p>121.199875</text:p>
          </table:table-cell>
          <table:table-cell office:value-type="float" office:value="10.25636389" calcext:value-type="float">
            <text:p>10.25636389</text:p>
          </table:table-cell>
          <table:table-cell office:value-type="string" calcext:value-type="string">
            <text:p>3C 191</text:p>
          </table:table-cell>
          <table:table-cell office:value-type="float" office:value="1.968179" calcext:value-type="float">
            <text:p>1.968179</text:p>
          </table:table-cell>
          <table:table-cell office:value-type="string" calcext:value-type="string">
            <text:p>QSO</text:p>
          </table:table-cell>
          <table:table-cell office:value-type="float" office:value="1870.27" calcext:value-type="float">
            <text:p>1870.27</text:p>
          </table:table-cell>
        </table:table-row>
        <table:table-row table:style-name="ro1">
          <table:table-cell office:value-type="string" calcext:value-type="string">
            <text:p>J0804+3012</text:p>
          </table:table-cell>
          <table:table-cell office:value-type="float" office:value="121.1756167" calcext:value-type="float">
            <text:p>121.1756167</text:p>
          </table:table-cell>
          <table:table-cell office:value-type="float" office:value="30.21053333" calcext:value-type="float">
            <text:p>30.21053333</text:p>
          </table:table-cell>
          <table:table-cell office:value-type="string" calcext:value-type="string">
            <text:p>FBQS J0804+3012</text:p>
          </table:table-cell>
          <table:table-cell office:value-type="float" office:value="1.449711" calcext:value-type="float">
            <text:p>1.449711</text:p>
          </table:table-cell>
          <table:table-cell office:value-type="string" calcext:value-type="string">
            <text:p>QSO</text:p>
          </table:table-cell>
          <table:table-cell office:value-type="float" office:value="1241.67" calcext:value-type="float">
            <text:p>1241.67</text:p>
          </table:table-cell>
        </table:table-row>
        <table:table-row table:style-name="ro1">
          <table:table-cell office:value-type="string" calcext:value-type="string">
            <text:p>J0804+4948</text:p>
          </table:table-cell>
          <table:table-cell office:value-type="float" office:value="121.2425917" calcext:value-type="float">
            <text:p>121.2425917</text:p>
          </table:table-cell>
          <table:table-cell office:value-type="float" office:value="49.81291389" calcext:value-type="float">
            <text:p>49.81291389</text:p>
          </table:table-cell>
          <table:table-cell office:value-type="string" calcext:value-type="string">
            <text:p>WISEA J080458.14+494844.3</text:p>
          </table:table-cell>
          <table:table-cell office:value-type="float" office:value="2.959044" calcext:value-type="float">
            <text:p>2.959044</text:p>
          </table:table-cell>
          <table:table-cell office:value-type="string" calcext:value-type="string">
            <text:p>*</text:p>
          </table:table-cell>
          <table:table-cell office:value-type="float" office:value="197.39" calcext:value-type="float">
            <text:p>197.39</text:p>
          </table:table-cell>
        </table:table-row>
        <table:table-row table:style-name="ro1">
          <table:table-cell office:value-type="string" calcext:value-type="string">
            <text:p>J0805+3940</text:p>
          </table:table-cell>
          <table:table-cell office:value-type="float" office:value="121.4917167" calcext:value-type="float">
            <text:p>121.4917167</text:p>
          </table:table-cell>
          <table:table-cell office:value-type="float" office:value="39.67900278" calcext:value-type="float">
            <text:p>39.67900278</text:p>
          </table:table-cell>
          <table:table-cell office:value-type="string" calcext:value-type="string">
            <text:p>B2 0802+39</text:p>
          </table:table-cell>
          <table:table-cell office:value-type="float" office:value="1.808402" calcext:value-type="float">
            <text:p>1.808402</text:p>
          </table:table-cell>
          <table:table-cell office:value-type="string" calcext:value-type="string">
            <text:p>QSO</text:p>
          </table:table-cell>
          <table:table-cell office:value-type="float" office:value="142.32" calcext:value-type="float">
            <text:p>142.32</text:p>
          </table:table-cell>
        </table:table-row>
        <table:table-row table:style-name="ro1">
          <table:table-cell office:value-type="string" calcext:value-type="string">
            <text:p>J0805+6144</text:p>
          </table:table-cell>
          <table:table-cell office:value-type="float" office:value="121.3257167" calcext:value-type="float">
            <text:p>121.3257167</text:p>
          </table:table-cell>
          <table:table-cell office:value-type="float" office:value="61.73991667" calcext:value-type="float">
            <text:p>61.73991667</text:p>
          </table:table-cell>
          <table:table-cell office:value-type="string" calcext:value-type="string">
            <text:p>WISE J080518.15+614424.0</text:p>
          </table:table-cell>
          <table:table-cell office:value-type="float" office:value="3.033" calcext:value-type="float">
            <text:p>3.033</text:p>
          </table:table-cell>
          <table:table-cell office:value-type="string" calcext:value-type="string">
            <text:p>QSO</text:p>
          </table:table-cell>
          <table:table-cell office:value-type="float" office:value="1062.43" calcext:value-type="float">
            <text:p>1062.43</text:p>
          </table:table-cell>
        </table:table-row>
        <table:table-row table:style-name="ro1">
          <table:table-cell office:value-type="string" calcext:value-type="string">
            <text:p>J0806+4504</text:p>
          </table:table-cell>
          <table:table-cell office:value-type="float" office:value="121.6394667" calcext:value-type="float">
            <text:p>121.6394667</text:p>
          </table:table-cell>
          <table:table-cell office:value-type="float" office:value="45.07556944" calcext:value-type="float">
            <text:p>45.07556944</text:p>
          </table:table-cell>
          <table:table-cell office:value-type="string" calcext:value-type="string">
            <text:p>B3 0803+452</text:p>
          </table:table-cell>
          <table:table-cell office:value-type="float" office:value="2.108842" calcext:value-type="float">
            <text:p>2.108842</text:p>
          </table:table-cell>
          <table:table-cell office:value-type="string" calcext:value-type="string">
            <text:p>QSO</text:p>
          </table:table-cell>
          <table:table-cell office:value-type="float" office:value="460.96" calcext:value-type="float">
            <text:p>460.96</text:p>
          </table:table-cell>
        </table:table-row>
        <table:table-row table:style-name="ro1">
          <table:table-cell table:style-name="ce1" office:value-type="string" calcext:value-type="string">
            <text:p>J0807+0432</text:p>
          </table:table-cell>
          <table:table-cell office:value-type="float" office:value="121.98974" calcext:value-type="float">
            <text:p>121.98974</text:p>
          </table:table-cell>
          <table:table-cell office:value-type="float" office:value="4.54293" calcext:value-type="float">
            <text:p>4.54293</text:p>
          </table:table-cell>
          <table:table-cell office:value-type="string" calcext:value-type="string">
            <text:p>[HB89] 0805+046</text:p>
          </table:table-cell>
          <table:table-cell table:style-name="ce1" office:value-type="float" office:value="2.876227" calcext:value-type="float">
            <text:p>2.876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808+4052</text:p>
          </table:table-cell>
          <table:table-cell office:value-type="float" office:value="122.2360292" calcext:value-type="float">
            <text:p>122.2360292</text:p>
          </table:table-cell>
          <table:table-cell office:value-type="float" office:value="40.87914444" calcext:value-type="float">
            <text:p>40.87914444</text:p>
          </table:table-cell>
          <table:table-cell office:value-type="string" calcext:value-type="string">
            <text:p>FBQS J080856.6+405244</text:p>
          </table:table-cell>
          <table:table-cell office:value-type="float" office:value="1.418587" calcext:value-type="float">
            <text:p>1.418587</text:p>
          </table:table-cell>
          <table:table-cell office:value-type="string" calcext:value-type="string">
            <text:p>QSO</text:p>
          </table:table-cell>
          <table:table-cell office:value-type="float" office:value="608.29" calcext:value-type="float">
            <text:p>608.29</text:p>
          </table:table-cell>
        </table:table-row>
        <table:table-row table:style-name="ro1">
          <table:table-cell office:value-type="string" calcext:value-type="string">
            <text:p>J0808+4950</text:p>
          </table:table-cell>
          <table:table-cell office:value-type="float" office:value="122.16535" calcext:value-type="float">
            <text:p>122.16535</text:p>
          </table:table-cell>
          <table:table-cell office:value-type="float" office:value="49.84358333" calcext:value-type="float">
            <text:p>49.84358333</text:p>
          </table:table-cell>
          <table:table-cell office:value-type="string" calcext:value-type="string">
            <text:p>SBS 0804+499</text:p>
          </table:table-cell>
          <table:table-cell office:value-type="float" office:value="1.4344" calcext:value-type="float">
            <text:p>1.4344</text:p>
          </table:table-cell>
          <table:table-cell office:value-type="string" calcext:value-type="string">
            <text:p>QSO</text:p>
          </table:table-cell>
          <table:table-cell office:value-type="float" office:value="930.3" calcext:value-type="float">
            <text:p>930.3</text:p>
          </table:table-cell>
        </table:table-row>
        <table:table-row table:style-name="ro1">
          <table:table-cell office:value-type="string" calcext:value-type="string">
            <text:p>J0809+4032</text:p>
          </table:table-cell>
          <table:table-cell office:value-type="float" office:value="122.2631583" calcext:value-type="float">
            <text:p>122.2631583</text:p>
          </table:table-cell>
          <table:table-cell office:value-type="float" office:value="40.54908056" calcext:value-type="float">
            <text:p>40.54908056</text:p>
          </table:table-cell>
          <table:table-cell office:value-type="string" calcext:value-type="string">
            <text:p>4C +40.19</text:p>
          </table:table-cell>
          <table:table-cell office:value-type="float" office:value="1.661489" calcext:value-type="float">
            <text:p>1.661489</text:p>
          </table:table-cell>
          <table:table-cell office:value-type="string" calcext:value-type="string">
            <text:p>UvES</text:p>
          </table:table-cell>
          <table:table-cell office:value-type="float" office:value="532.67" calcext:value-type="float">
            <text:p>532.67</text:p>
          </table:table-cell>
        </table:table-row>
        <table:table-row table:style-name="ro1">
          <table:table-cell office:value-type="string" calcext:value-type="string">
            <text:p>J0809+5341</text:p>
          </table:table-cell>
          <table:table-cell office:value-type="float" office:value="122.4239" calcext:value-type="float">
            <text:p>122.4239</text:p>
          </table:table-cell>
          <table:table-cell office:value-type="float" office:value="53.69037778" calcext:value-type="float">
            <text:p>53.69037778</text:p>
          </table:table-cell>
          <table:table-cell office:value-type="string" calcext:value-type="string">
            <text:p>WISEA J080941.73+534125.1</text:p>
          </table:table-cell>
          <table:table-cell office:value-type="float" office:value="2.997532" calcext:value-type="float">
            <text:p>2.997532</text:p>
          </table:table-cell>
          <table:table-cell office:value-type="string" calcext:value-type="string">
            <text:p>QSO</text:p>
          </table:table-cell>
          <table:table-cell office:value-type="float" office:value="131.69" calcext:value-type="float">
            <text:p>131.69</text:p>
          </table:table-cell>
        </table:table-row>
        <table:table-row table:style-name="ro1">
          <table:table-cell office:value-type="string" calcext:value-type="string">
            <text:p>J0810+2603</text:p>
          </table:table-cell>
          <table:table-cell office:value-type="float" office:value="122.5085125" calcext:value-type="float">
            <text:p>122.5085125</text:p>
          </table:table-cell>
          <table:table-cell office:value-type="float" office:value="26.06029722" calcext:value-type="float">
            <text:p>26.06029722</text:p>
          </table:table-cell>
          <table:table-cell office:value-type="string" calcext:value-type="string">
            <text:p>B2 0807+26A</text:p>
          </table:table-cell>
          <table:table-cell office:value-type="float" office:value="2.266092" calcext:value-type="float">
            <text:p>2.266092</text:p>
          </table:table-cell>
          <table:table-cell office:value-type="string" calcext:value-type="string">
            <text:p>QSO</text:p>
          </table:table-cell>
          <table:table-cell office:value-type="float" office:value="118.46" calcext:value-type="float">
            <text:p>118.46</text:p>
          </table:table-cell>
        </table:table-row>
        <table:table-row table:style-name="ro1">
          <table:table-cell office:value-type="string" calcext:value-type="string">
            <text:p>J0810+4335</text:p>
          </table:table-cell>
          <table:table-cell office:value-type="float" office:value="122.6375917" calcext:value-type="float">
            <text:p>122.6375917</text:p>
          </table:table-cell>
          <table:table-cell office:value-type="float" office:value="43.58595" calcext:value-type="float">
            <text:p>43.58595</text:p>
          </table:table-cell>
          <table:table-cell office:value-type="string" calcext:value-type="string">
            <text:p>B3 0807+437A</text:p>
          </table:table-cell>
          <table:table-cell office:value-type="float" office:value="2.16563" calcext:value-type="float">
            <text:p>2.16563</text:p>
          </table:table-cell>
          <table:table-cell office:value-type="string" calcext:value-type="string">
            <text:p>QSO</text:p>
          </table:table-cell>
          <table:table-cell office:value-type="float" office:value="125.81" calcext:value-type="float">
            <text:p>125.81</text:p>
          </table:table-cell>
        </table:table-row>
        <table:table-row table:style-name="ro1">
          <table:table-cell office:value-type="string" calcext:value-type="string">
            <text:p>J0811+2141</text:p>
          </table:table-cell>
          <table:table-cell office:value-type="float" office:value="122.7537583" calcext:value-type="float">
            <text:p>122.7537583</text:p>
          </table:table-cell>
          <table:table-cell office:value-type="float" office:value="21.69365833" calcext:value-type="float">
            <text:p>21.69365833</text:p>
          </table:table-cell>
          <table:table-cell office:value-type="string" calcext:value-type="string">
            <text:p>B2 0808+21</text:p>
          </table:table-cell>
          <table:table-cell office:value-type="float" office:value="1.52379" calcext:value-type="float">
            <text:p>1.52379</text:p>
          </table:table-cell>
          <table:table-cell office:value-type="string" calcext:value-type="string">
            <text:p>QSO</text:p>
          </table:table-cell>
          <table:table-cell office:value-type="float" office:value="451.23" calcext:value-type="float">
            <text:p>451.23</text:p>
          </table:table-cell>
        </table:table-row>
        <table:table-row table:style-name="ro1">
          <table:table-cell office:value-type="string" calcext:value-type="string">
            <text:p>J0812+4041</text:p>
          </table:table-cell>
          <table:table-cell office:value-type="float" office:value="123.01265" calcext:value-type="float">
            <text:p>123.01265</text:p>
          </table:table-cell>
          <table:table-cell office:value-type="float" office:value="40.68564722" calcext:value-type="float">
            <text:p>40.68564722</text:p>
          </table:table-cell>
          <table:table-cell office:value-type="string" calcext:value-type="string">
            <text:p>B3 0808+408</text:p>
          </table:table-cell>
          <table:table-cell office:value-type="float" office:value="1.818107" calcext:value-type="float">
            <text:p>1.818107</text:p>
          </table:table-cell>
          <table:table-cell office:value-type="string" calcext:value-type="string">
            <text:p>*</text:p>
          </table:table-cell>
          <table:table-cell office:value-type="float" office:value="144.25" calcext:value-type="float">
            <text:p>144.25</text:p>
          </table:table-cell>
        </table:table-row>
        <table:table-row table:style-name="ro1">
          <table:table-cell office:value-type="string" calcext:value-type="string">
            <text:p>J0813+1316</text:p>
          </table:table-cell>
          <table:table-cell office:value-type="float" office:value="123.2950083" calcext:value-type="float">
            <text:p>123.2950083</text:p>
          </table:table-cell>
          <table:table-cell office:value-type="float" office:value="13.27485833" calcext:value-type="float">
            <text:p>13.27485833</text:p>
          </table:table-cell>
          <table:table-cell office:value-type="string" calcext:value-type="string">
            <text:p>WISEA J081310.82+131629.6</text:p>
          </table:table-cell>
          <table:table-cell office:value-type="float" office:value="3.268394" calcext:value-type="float">
            <text:p>3.268394</text:p>
          </table:table-cell>
          <table:table-cell office:value-type="string" calcext:value-type="string">
            <text:p>QSO</text:p>
          </table:table-cell>
          <table:table-cell office:value-type="float" office:value="71.23" calcext:value-type="float">
            <text:p>71.23</text:p>
          </table:table-cell>
        </table:table-row>
        <table:table-row table:style-name="ro1">
          <table:table-cell office:value-type="string" calcext:value-type="string">
            <text:p>J0813+2542</text:p>
          </table:table-cell>
          <table:table-cell office:value-type="float" office:value="123.2659958" calcext:value-type="float">
            <text:p>123.2659958</text:p>
          </table:table-cell>
          <table:table-cell office:value-type="float" office:value="25.70309722" calcext:value-type="float">
            <text:p>25.70309722</text:p>
          </table:table-cell>
          <table:table-cell office:value-type="string" calcext:value-type="string">
            <text:p>WISEA J081303.83+254211.2</text:p>
          </table:table-cell>
          <table:table-cell office:value-type="float" office:value="2.020314" calcext:value-type="float">
            <text:p>2.020314</text:p>
          </table:table-cell>
          <table:table-cell office:value-type="string" calcext:value-type="string">
            <text:p>QSO</text:p>
          </table:table-cell>
          <table:table-cell office:value-type="float" office:value="396.94" calcext:value-type="float">
            <text:p>396.94</text:p>
          </table:table-cell>
        </table:table-row>
        <table:table-row table:style-name="ro1">
          <table:table-cell office:value-type="string" calcext:value-type="string">
            <text:p>J0813+4813</text:p>
          </table:table-cell>
          <table:table-cell office:value-type="float" office:value="123.4001542" calcext:value-type="float">
            <text:p>123.4001542</text:p>
          </table:table-cell>
          <table:table-cell office:value-type="float" office:value="48.21716111" calcext:value-type="float">
            <text:p>48.21716111</text:p>
          </table:table-cell>
          <table:table-cell office:value-type="string" calcext:value-type="string">
            <text:p>3C 196</text:p>
          </table:table-cell>
          <table:table-cell office:value-type="float" office:value="0.8703803" calcext:value-type="float">
            <text:p>0.8703803</text:p>
          </table:table-cell>
          <table:table-cell office:value-type="string" calcext:value-type="string">
            <text:p>QSO</text:p>
          </table:table-cell>
          <table:table-cell office:value-type="float" office:value="14639.28" calcext:value-type="float">
            <text:p>14639.28</text:p>
          </table:table-cell>
        </table:table-row>
        <table:table-row table:style-name="ro1">
          <table:table-cell office:value-type="string" calcext:value-type="string">
            <text:p>J0815+3305</text:p>
          </table:table-cell>
          <table:table-cell office:value-type="float" office:value="123.8924333" calcext:value-type="float">
            <text:p>123.8924333</text:p>
          </table:table-cell>
          <table:table-cell office:value-type="float" office:value="33.09146667" calcext:value-type="float">
            <text:p>33.09146667</text:p>
          </table:table-cell>
          <table:table-cell office:value-type="string" calcext:value-type="string">
            <text:p>[HB89] 0812+332</text:p>
          </table:table-cell>
          <table:table-cell office:value-type="float" office:value="2.424185" calcext:value-type="float">
            <text:p>2.424185</text:p>
          </table:table-cell>
          <table:table-cell office:value-type="string" calcext:value-type="string">
            <text:p>QSO</text:p>
          </table:table-cell>
          <table:table-cell office:value-type="float" office:value="342.47" calcext:value-type="float">
            <text:p>342.47</text:p>
          </table:table-cell>
        </table:table-row>
        <table:table-row table:style-name="ro1">
          <table:table-cell office:value-type="string" calcext:value-type="string">
            <text:p>J0815+3635</text:p>
          </table:table-cell>
          <table:table-cell office:value-type="float" office:value="123.8581333" calcext:value-type="float">
            <text:p>123.8581333</text:p>
          </table:table-cell>
          <table:table-cell office:value-type="float" office:value="36.58759167" calcext:value-type="float">
            <text:p>36.58759167</text:p>
          </table:table-cell>
          <table:table-cell office:value-type="string" calcext:value-type="string">
            <text:p>[HB89] 0812+367</text:p>
          </table:table-cell>
          <table:table-cell office:value-type="float" office:value="1.030313" calcext:value-type="float">
            <text:p>1.030313</text:p>
          </table:table-cell>
          <table:table-cell office:value-type="string" calcext:value-type="string">
            <text:p>QSO</text:p>
          </table:table-cell>
          <table:table-cell office:value-type="float" office:value="783.52" calcext:value-type="float">
            <text:p>783.52</text:p>
          </table:table-cell>
        </table:table-row>
        <table:table-row table:style-name="ro1">
          <table:table-cell office:value-type="string" calcext:value-type="string">
            <text:p>J0816+5739</text:p>
          </table:table-cell>
          <table:table-cell office:value-type="float" office:value="124.094675" calcext:value-type="float">
            <text:p>124.094675</text:p>
          </table:table-cell>
          <table:table-cell office:value-type="float" office:value="57.65250556" calcext:value-type="float">
            <text:p>57.65250556</text:p>
          </table:table-cell>
          <table:table-cell office:value-type="string" calcext:value-type="string">
            <text:p>SBS 0812+578</text:p>
          </table:table-cell>
          <table:table-cell office:value-type="float" office:value="4.115332" calcext:value-type="float">
            <text:p>4.115332</text:p>
          </table:table-cell>
          <table:table-cell office:value-type="string" calcext:value-type="string">
            <text:p>QSO</text:p>
          </table:table-cell>
          <table:table-cell office:value-type="float" office:value="126.46" calcext:value-type="float">
            <text:p>126.46</text:p>
          </table:table-cell>
        </table:table-row>
        <table:table-row table:style-name="ro1">
          <table:table-cell office:value-type="string" calcext:value-type="string">
            <text:p>J0817+2237</text:p>
          </table:table-cell>
          <table:table-cell office:value-type="float" office:value="124.3965833" calcext:value-type="float">
            <text:p>124.3965833</text:p>
          </table:table-cell>
          <table:table-cell office:value-type="float" office:value="22.61831389" calcext:value-type="float">
            <text:p>22.61831389</text:p>
          </table:table-cell>
          <table:table-cell office:value-type="string" calcext:value-type="string">
            <text:p>3C 197</text:p>
          </table:table-cell>
          <table:table-cell office:value-type="float" office:value="0.9810335" calcext:value-type="float">
            <text:p>0.9810335</text:p>
          </table:table-cell>
          <table:table-cell office:value-type="string" calcext:value-type="string">
            <text:p>QSO</text:p>
          </table:table-cell>
          <table:table-cell office:value-type="float" office:value="816.68" calcext:value-type="float">
            <text:p>816.68</text:p>
          </table:table-cell>
        </table:table-row>
        <table:table-row table:style-name="ro1">
          <table:table-cell office:value-type="string" calcext:value-type="string">
            <text:p>J0817+2352</text:p>
          </table:table-cell>
          <table:table-cell office:value-type="float" office:value="124.2940208" calcext:value-type="float">
            <text:p>124.2940208</text:p>
          </table:table-cell>
          <table:table-cell office:value-type="float" office:value="23.87335278" calcext:value-type="float">
            <text:p>23.87335278</text:p>
          </table:table-cell>
          <table:table-cell office:value-type="string" calcext:value-type="string">
            <text:p>WISE J081710.54+235224.1</text:p>
          </table:table-cell>
          <table:table-cell office:value-type="float" office:value="1.730856" calcext:value-type="float">
            <text:p>1.730856</text:p>
          </table:table-cell>
          <table:table-cell office:value-type="string" calcext:value-type="string">
            <text:p>QSO</text:p>
          </table:table-cell>
          <table:table-cell office:value-type="float" office:value="215.22" calcext:value-type="float">
            <text:p>215.22</text:p>
          </table:table-cell>
        </table:table-row>
        <table:table-row table:style-name="ro1">
          <table:table-cell office:value-type="string" calcext:value-type="string">
            <text:p>J0817+2918</text:p>
          </table:table-cell>
          <table:table-cell office:value-type="float" office:value="124.2745542" calcext:value-type="float">
            <text:p>124.2745542</text:p>
          </table:table-cell>
          <table:table-cell office:value-type="float" office:value="29.30358333" calcext:value-type="float">
            <text:p>29.30358333</text:p>
          </table:table-cell>
          <table:table-cell office:value-type="string" calcext:value-type="string">
            <text:p>4C +29.28</text:p>
          </table:table-cell>
          <table:table-cell office:value-type="float" office:value="2.617" calcext:value-type="float">
            <text:p>2.617</text:p>
          </table:table-cell>
          <table:table-cell office:value-type="string" calcext:value-type="string">
            <text:p>QSO</text:p>
          </table:table-cell>
          <table:table-cell office:value-type="float" office:value="323.72" calcext:value-type="float">
            <text:p>323.72</text:p>
          </table:table-cell>
        </table:table-row>
        <table:table-row table:style-name="ro1">
          <table:table-cell office:value-type="string" calcext:value-type="string">
            <text:p>J0818+4222</text:p>
          </table:table-cell>
          <table:table-cell office:value-type="float" office:value="124.5666958" calcext:value-type="float">
            <text:p>124.5666958</text:p>
          </table:table-cell>
          <table:table-cell office:value-type="float" office:value="42.37933889" calcext:value-type="float">
            <text:p>42.37933889</text:p>
          </table:table-cell>
          <table:table-cell office:value-type="string" calcext:value-type="string">
            <text:p>B3 0814+425</text:p>
          </table:table-cell>
          <table:table-cell office:value-type="float" office:value="4.205475" calcext:value-type="float">
            <text:p>4.205475</text:p>
          </table:table-cell>
          <table:table-cell office:value-type="string" calcext:value-type="string">
            <text:p>QSO</text:p>
          </table:table-cell>
          <table:table-cell office:value-type="float" office:value="1004.63" calcext:value-type="float">
            <text:p>1004.63</text:p>
          </table:table-cell>
        </table:table-row>
        <table:table-row table:style-name="ro1">
          <table:table-cell office:value-type="string" calcext:value-type="string">
            <text:p>J0819+2747</text:p>
          </table:table-cell>
          <table:table-cell office:value-type="float" office:value="124.8285375" calcext:value-type="float">
            <text:p>124.8285375</text:p>
          </table:table-cell>
          <table:table-cell office:value-type="float" office:value="27.791875" calcext:value-type="float">
            <text:p>27.791875</text:p>
          </table:table-cell>
          <table:table-cell office:value-type="string" calcext:value-type="string">
            <text:p>WISE J081918.85+274730.7</text:p>
          </table:table-cell>
          <table:table-cell office:value-type="float" office:value="2.189071" calcext:value-type="float">
            <text:p>2.189071</text:p>
          </table:table-cell>
          <table:table-cell office:value-type="string" calcext:value-type="string">
            <text:p>QSO</text:p>
          </table:table-cell>
          <table:table-cell office:value-type="float" office:value="150.78" calcext:value-type="float">
            <text:p>150.78</text:p>
          </table:table-cell>
        </table:table-row>
        <table:table-row table:style-name="ro1">
          <table:table-cell office:value-type="string" calcext:value-type="string">
            <text:p>J0819+3226</text:p>
          </table:table-cell>
          <table:table-cell office:value-type="float" office:value="124.7596875" calcext:value-type="float">
            <text:p>124.7596875</text:p>
          </table:table-cell>
          <table:table-cell office:value-type="float" office:value="32.44364167" calcext:value-type="float">
            <text:p>32.44364167</text:p>
          </table:table-cell>
          <table:table-cell office:value-type="string" calcext:value-type="string">
            <text:p>WISE J081902.32+322637.2</text:p>
          </table:table-cell>
          <table:table-cell office:value-type="float" office:value="2.016507" calcext:value-type="float">
            <text:p>2.016507</text:p>
          </table:table-cell>
          <table:table-cell office:value-type="string" calcext:value-type="string">
            <text:p>QSO</text:p>
          </table:table-cell>
          <table:table-cell office:value-type="float" office:value="195.78" calcext:value-type="float">
            <text:p>195.78</text:p>
          </table:table-cell>
        </table:table-row>
        <table:table-row table:style-name="ro1">
          <table:table-cell office:value-type="string" calcext:value-type="string">
            <text:p>J0820+3640</text:p>
          </table:table-cell>
          <table:table-cell office:value-type="float" office:value="125.0841792" calcext:value-type="float">
            <text:p>125.0841792</text:p>
          </table:table-cell>
          <table:table-cell office:value-type="float" office:value="36.66800278" calcext:value-type="float">
            <text:p>36.66800278</text:p>
          </table:table-cell>
          <table:table-cell office:value-type="string" calcext:value-type="string">
            <text:p>FBQS J082020.2+364004</text:p>
          </table:table-cell>
          <table:table-cell office:value-type="float" office:value="4.913692" calcext:value-type="float">
            <text:p>4.913692</text:p>
          </table:table-cell>
          <table:table-cell office:value-type="string" calcext:value-type="string">
            <text:p>QSO</text:p>
          </table:table-cell>
          <table:table-cell office:value-type="float" office:value="102.07" calcext:value-type="float">
            <text:p>102.07</text:p>
          </table:table-cell>
        </table:table-row>
        <table:table-row table:style-name="ro1">
          <table:table-cell office:value-type="string" calcext:value-type="string">
            <text:p>J0821+3107</text:p>
          </table:table-cell>
          <table:table-cell office:value-type="float" office:value="125.2817458" calcext:value-type="float">
            <text:p>125.2817458</text:p>
          </table:table-cell>
          <table:table-cell office:value-type="float" office:value="31.13094444" calcext:value-type="float">
            <text:p>31.13094444</text:p>
          </table:table-cell>
          <table:table-cell office:value-type="string" calcext:value-type="string">
            <text:p>WISEA J082107.61+310751.1</text:p>
          </table:table-cell>
          <table:table-cell office:value-type="float" office:value="2.629547" calcext:value-type="float">
            <text:p>2.629547</text:p>
          </table:table-cell>
          <table:table-cell office:value-type="string" calcext:value-type="string">
            <text:p>QSO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string" calcext:value-type="string">
            <text:p>J0822+2538</text:p>
          </table:table-cell>
          <table:table-cell office:value-type="float" office:value="125.5603917" calcext:value-type="float">
            <text:p>125.5603917</text:p>
          </table:table-cell>
          <table:table-cell office:value-type="float" office:value="25.64221389" calcext:value-type="float">
            <text:p>25.64221389</text:p>
          </table:table-cell>
          <table:table-cell office:value-type="string" calcext:value-type="string">
            <text:p>B2 0819+25</text:p>
          </table:table-cell>
          <table:table-cell office:value-type="float" office:value="1.739056" calcext:value-type="float">
            <text:p>1.739056</text:p>
          </table:table-cell>
          <table:table-cell office:value-type="string" calcext:value-type="string">
            <text:p>QSO</text:p>
          </table:table-cell>
          <table:table-cell office:value-type="float" office:value="303.32" calcext:value-type="float">
            <text:p>303.32</text:p>
          </table:table-cell>
        </table:table-row>
        <table:table-row table:style-name="ro1">
          <table:table-cell office:value-type="string" calcext:value-type="string">
            <text:p>J0822+2806</text:p>
          </table:table-cell>
          <table:table-cell office:value-type="float" office:value="125.5962625" calcext:value-type="float">
            <text:p>125.5962625</text:p>
          </table:table-cell>
          <table:table-cell office:value-type="float" office:value="28.10000556" calcext:value-type="float">
            <text:p>28.10000556</text:p>
          </table:table-cell>
          <table:table-cell office:value-type="string" calcext:value-type="string">
            <text:p>B2 0819+28</text:p>
          </table:table-cell>
          <table:table-cell office:value-type="float" office:value="2.034" calcext:value-type="float">
            <text:p>2.034</text:p>
          </table:table-cell>
          <table:table-cell office:value-type="string" calcext:value-type="string">
            <text:p>QSO</text:p>
          </table:table-cell>
          <table:table-cell office:value-type="float" office:value="143.53" calcext:value-type="float">
            <text:p>143.53</text:p>
          </table:table-cell>
        </table:table-row>
        <table:table-row table:style-name="ro1">
          <table:table-cell office:value-type="string" calcext:value-type="string">
            <text:p>J0823+1552</text:p>
          </table:table-cell>
          <table:table-cell office:value-type="float" office:value="125.8472458" calcext:value-type="float">
            <text:p>125.8472458</text:p>
          </table:table-cell>
          <table:table-cell office:value-type="float" office:value="15.86858056" calcext:value-type="float">
            <text:p>15.86858056</text:p>
          </table:table-cell>
          <table:table-cell office:value-type="string" calcext:value-type="string">
            <text:p>WISEA J082323.31+155206.4</text:p>
          </table:table-cell>
          <table:table-cell office:value-type="float" office:value="3.793074" calcext:value-type="float">
            <text:p>3.793074</text:p>
          </table:table-cell>
          <table:table-cell office:value-type="string" calcext:value-type="string">
            <text:p>QSO</text:p>
          </table:table-cell>
          <table:table-cell office:value-type="float" office:value="79.33" calcext:value-type="float">
            <text:p>79.33</text:p>
          </table:table-cell>
        </table:table-row>
        <table:table-row table:style-name="ro1">
          <table:table-cell office:value-type="string" calcext:value-type="string">
            <text:p>J0823+2223</text:p>
          </table:table-cell>
          <table:table-cell office:value-type="float" office:value="125.8531458" calcext:value-type="float">
            <text:p>125.8531458</text:p>
          </table:table-cell>
          <table:table-cell office:value-type="float" office:value="22.38424167" calcext:value-type="float">
            <text:p>22.38424167</text:p>
          </table:table-cell>
          <table:table-cell office:value-type="string" calcext:value-type="string">
            <text:p>4C +22.21</text:p>
          </table:table-cell>
          <table:table-cell office:value-type="float" office:value="6.443032" calcext:value-type="float">
            <text:p>6.443032</text:p>
          </table:table-cell>
          <table:table-cell office:value-type="string" calcext:value-type="string">
            <text:p>QSO</text:p>
          </table:table-cell>
          <table:table-cell office:value-type="float" office:value="2163.9" calcext:value-type="float">
            <text:p>2163.9</text:p>
          </table:table-cell>
        </table:table-row>
        <table:table-row table:style-name="ro1">
          <table:table-cell office:value-type="string" calcext:value-type="string">
            <text:p>J0823+2928</text:p>
          </table:table-cell>
          <table:table-cell office:value-type="float" office:value="125.9214083" calcext:value-type="float">
            <text:p>125.9214083</text:p>
          </table:table-cell>
          <table:table-cell office:value-type="float" office:value="29.47451944" calcext:value-type="float">
            <text:p>29.47451944</text:p>
          </table:table-cell>
          <table:table-cell office:value-type="string" calcext:value-type="string">
            <text:p>[HB89] 0820+296</text:p>
          </table:table-cell>
          <table:table-cell office:value-type="float" office:value="2.372055" calcext:value-type="float">
            <text:p>2.372055</text:p>
          </table:table-cell>
          <table:table-cell office:value-type="string" calcext:value-type="string">
            <text:p>QSO</text:p>
          </table:table-cell>
          <table:table-cell office:value-type="float" office:value="501.61" calcext:value-type="float">
            <text:p>501.61</text:p>
          </table:table-cell>
        </table:table-row>
        <table:table-row table:style-name="ro1">
          <table:table-cell office:value-type="string" calcext:value-type="string">
            <text:p>J0823+4138</text:p>
          </table:table-cell>
          <table:table-cell office:value-type="float" office:value="125.9825667" calcext:value-type="float">
            <text:p>125.9825667</text:p>
          </table:table-cell>
          <table:table-cell office:value-type="float" office:value="41.63615" calcext:value-type="float">
            <text:p>41.63615</text:p>
          </table:table-cell>
          <table:table-cell office:value-type="string" calcext:value-type="string">
            <text:p>SDSS J082355.81+413810.1</text:p>
          </table:table-cell>
          <table:table-cell office:value-type="float" office:value="3.017166" calcext:value-type="float">
            <text:p>3.017166</text:p>
          </table:table-cell>
          <table:table-cell office:value-type="string" calcext:value-type="string">
            <text:p>*</text:p>
          </table:table-cell>
          <table:table-cell office:value-type="float" office:value="114.88" calcext:value-type="float">
            <text:p>114.88</text:p>
          </table:table-cell>
        </table:table-row>
        <table:table-row table:style-name="ro1">
          <table:table-cell office:value-type="string" calcext:value-type="string">
            <text:p>J0824+2341</text:p>
          </table:table-cell>
          <table:table-cell office:value-type="float" office:value="126.1168083" calcext:value-type="float">
            <text:p>126.1168083</text:p>
          </table:table-cell>
          <table:table-cell office:value-type="float" office:value="23.68558889" calcext:value-type="float">
            <text:p>23.68558889</text:p>
          </table:table-cell>
          <table:table-cell office:value-type="string" calcext:value-type="string">
            <text:p>WISEA J082428.01+234108.1</text:p>
          </table:table-cell>
          <table:table-cell office:value-type="float" office:value="2.612524" calcext:value-type="float">
            <text:p>2.612524</text:p>
          </table:table-cell>
          <table:table-cell office:value-type="string" calcext:value-type="string">
            <text:p>QSO</text:p>
          </table:table-cell>
          <table:table-cell office:value-type="float" office:value="165.99" calcext:value-type="float">
            <text:p>165.99</text:p>
          </table:table-cell>
        </table:table-row>
        <table:table-row table:style-name="ro1">
          <table:table-cell office:value-type="string" calcext:value-type="string">
            <text:p>J0824+3916</text:p>
          </table:table-cell>
          <table:table-cell office:value-type="float" office:value="126.2311458" calcext:value-type="float">
            <text:p>126.2311458</text:p>
          </table:table-cell>
          <table:table-cell office:value-type="float" office:value="39.27826667" calcext:value-type="float">
            <text:p>39.27826667</text:p>
          </table:table-cell>
          <table:table-cell office:value-type="string" calcext:value-type="string">
            <text:p>FBQS J082455.4+391641</text:p>
          </table:table-cell>
          <table:table-cell office:value-type="float" office:value="1.215677" calcext:value-type="float">
            <text:p>1.215677</text:p>
          </table:table-cell>
          <table:table-cell office:value-type="string" calcext:value-type="string">
            <text:p>QSO</text:p>
          </table:table-cell>
          <table:table-cell office:value-type="float" office:value="1456.09" calcext:value-type="float">
            <text:p>1456.09</text:p>
          </table:table-cell>
        </table:table-row>
        <table:table-row table:style-name="ro1">
          <table:table-cell office:value-type="string" calcext:value-type="string">
            <text:p>J0824+5552</text:p>
          </table:table-cell>
          <table:table-cell office:value-type="float" office:value="126.1968292" calcext:value-type="float">
            <text:p>126.1968292</text:p>
          </table:table-cell>
          <table:table-cell office:value-type="float" office:value="55.87854167" calcext:value-type="float">
            <text:p>55.87854167</text:p>
          </table:table-cell>
          <table:table-cell office:value-type="string" calcext:value-type="string">
            <text:p>SBS 0820+560</text:p>
          </table:table-cell>
          <table:table-cell office:value-type="float" office:value="1.41908" calcext:value-type="float">
            <text:p>1.41908</text:p>
          </table:table-cell>
          <table:table-cell office:value-type="string" calcext:value-type="string">
            <text:p>QSO</text:p>
          </table:table-cell>
          <table:table-cell office:value-type="float" office:value="1404.54" calcext:value-type="float">
            <text:p>1404.54</text:p>
          </table:table-cell>
        </table:table-row>
        <table:table-row table:style-name="ro1">
          <table:table-cell office:value-type="string" calcext:value-type="string">
            <text:p>J0827+1052</text:p>
          </table:table-cell>
          <table:table-cell office:value-type="float" office:value="126.777175" calcext:value-type="float">
            <text:p>126.777175</text:p>
          </table:table-cell>
          <table:table-cell office:value-type="float" office:value="10.87336111" calcext:value-type="float">
            <text:p>10.87336111</text:p>
          </table:table-cell>
          <table:table-cell office:value-type="string" calcext:value-type="string">
            <text:p>[HB89] 0824+110</text:p>
          </table:table-cell>
          <table:table-cell office:value-type="float" office:value="2.281915" calcext:value-type="float">
            <text:p>2.281915</text:p>
          </table:table-cell>
          <table:table-cell office:value-type="string" calcext:value-type="string">
            <text:p>QSO</text:p>
          </table:table-cell>
          <table:table-cell office:value-type="float" office:value="184.74" calcext:value-type="float">
            <text:p>184.74</text:p>
          </table:table-cell>
        </table:table-row>
        <table:table-row table:style-name="ro1">
          <table:table-cell office:value-type="string" calcext:value-type="string">
            <text:p>J0827+3525</text:p>
          </table:table-cell>
          <table:table-cell office:value-type="float" office:value="126.9108583" calcext:value-type="float">
            <text:p>126.9108583</text:p>
          </table:table-cell>
          <table:table-cell office:value-type="float" office:value="35.41810278" calcext:value-type="float">
            <text:p>35.41810278</text:p>
          </table:table-cell>
          <table:table-cell office:value-type="string" calcext:value-type="string">
            <text:p>B2 0824+35A</text:p>
          </table:table-cell>
          <table:table-cell office:value-type="float" office:value="2.279751" calcext:value-type="float">
            <text:p>2.279751</text:p>
          </table:table-cell>
          <table:table-cell office:value-type="string" calcext:value-type="string">
            <text:p>QSO</text:p>
          </table:table-cell>
          <table:table-cell office:value-type="float" office:value="941.34" calcext:value-type="float">
            <text:p>941.34</text:p>
          </table:table-cell>
        </table:table-row>
        <table:table-row table:style-name="ro1">
          <table:table-cell office:value-type="string" calcext:value-type="string">
            <text:p>J0828+0328</text:p>
          </table:table-cell>
          <table:table-cell office:value-type="float" office:value="127.2309458" calcext:value-type="float">
            <text:p>127.2309458</text:p>
          </table:table-cell>
          <table:table-cell office:value-type="float" office:value="3.478991667" calcext:value-type="float">
            <text:p>3.478991667</text:p>
          </table:table-cell>
          <table:table-cell office:value-type="string" calcext:value-type="string">
            <text:p>WISEA J082855.41+032843.9</text:p>
          </table:table-cell>
          <table:table-cell office:value-type="float" office:value="1.97768" calcext:value-type="float">
            <text:p>1.97768</text:p>
          </table:table-cell>
          <table:table-cell office:value-type="string" calcext:value-type="string">
            <text:p>QSO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J0828+2920</text:p>
          </table:table-cell>
          <table:table-cell office:value-type="float" office:value="127.0391125" calcext:value-type="float">
            <text:p>127.0391125</text:p>
          </table:table-cell>
          <table:table-cell office:value-type="float" office:value="29.33879722" calcext:value-type="float">
            <text:p>29.33879722</text:p>
          </table:table-cell>
          <table:table-cell office:value-type="string" calcext:value-type="string">
            <text:p>SDSS J082809.38+292019.5</text:p>
          </table:table-cell>
          <table:table-cell office:value-type="float" office:value="2.317646" calcext:value-type="float">
            <text:p>2.317646</text:p>
          </table:table-cell>
          <table:table-cell office:value-type="string" calcext:value-type="string">
            <text:p>QSO</text:p>
          </table:table-cell>
          <table:table-cell office:value-type="float" office:value="310.22" calcext:value-type="float">
            <text:p>310.22</text:p>
          </table:table-cell>
        </table:table-row>
        <table:table-row table:style-name="ro1">
          <table:table-cell office:value-type="string" calcext:value-type="string">
            <text:p>J0829+0516</text:p>
          </table:table-cell>
          <table:table-cell office:value-type="float" office:value="127.4369042" calcext:value-type="float">
            <text:p>127.4369042</text:p>
          </table:table-cell>
          <table:table-cell office:value-type="float" office:value="5.279822222" calcext:value-type="float">
            <text:p>5.279822222</text:p>
          </table:table-cell>
          <table:table-cell office:value-type="string" calcext:value-type="string">
            <text:p>WISEA J082944.86+051647.1</text:p>
          </table:table-cell>
          <table:table-cell office:value-type="float" office:value="2.323836" calcext:value-type="float">
            <text:p>2.323836</text:p>
          </table:table-cell>
          <table:table-cell office:value-type="string" calcext:value-type="string">
            <text:p>RadioS</text:p>
          </table:table-cell>
          <table:table-cell office:value-type="float" office:value="115.24" calcext:value-type="float">
            <text:p>115.24</text:p>
          </table:table-cell>
        </table:table-row>
        <table:table-row table:style-name="ro1">
          <table:table-cell office:value-type="string" calcext:value-type="string">
            <text:p>J0829+1852</text:p>
          </table:table-cell>
          <table:table-cell office:value-type="float" office:value="127.4688417" calcext:value-type="float">
            <text:p>127.4688417</text:p>
          </table:table-cell>
          <table:table-cell office:value-type="float" office:value="18.88066111" calcext:value-type="float">
            <text:p>18.88066111</text:p>
          </table:table-cell>
          <table:table-cell office:value-type="string" calcext:value-type="string">
            <text:p>WISEA J082952.59+185250.9</text:p>
          </table:table-cell>
          <table:table-cell office:value-type="float" office:value="1.86786" calcext:value-type="float">
            <text:p>1.86786</text:p>
          </table:table-cell>
          <table:table-cell office:value-type="string" calcext:value-type="string">
            <text:p>QSO</text:p>
          </table:table-cell>
          <table:table-cell office:value-type="float" office:value="166.49" calcext:value-type="float">
            <text:p>166.49</text:p>
          </table:table-cell>
        </table:table-row>
        <table:table-row table:style-name="ro1">
          <table:table-cell office:value-type="string" calcext:value-type="string">
            <text:p>J0829+4241</text:p>
          </table:table-cell>
          <table:table-cell office:value-type="float" office:value="127.4454708" calcext:value-type="float">
            <text:p>127.4454708</text:p>
          </table:table-cell>
          <table:table-cell office:value-type="float" office:value="42.69190833" calcext:value-type="float">
            <text:p>42.69190833</text:p>
          </table:table-cell>
          <table:table-cell office:value-type="string" calcext:value-type="string">
            <text:p>B3 0826+428</text:p>
          </table:table-cell>
          <table:table-cell office:value-type="float" office:value="1.978376" calcext:value-type="float">
            <text:p>1.978376</text:p>
          </table:table-cell>
          <table:table-cell office:value-type="string" calcext:value-type="string">
            <text:p>QSO</text:p>
          </table:table-cell>
          <table:table-cell office:value-type="float" office:value="199.24" calcext:value-type="float">
            <text:p>199.24</text:p>
          </table:table-cell>
        </table:table-row>
        <table:table-row table:style-name="ro1">
          <table:table-cell office:value-type="string" calcext:value-type="string">
            <text:p>J0830+0520</text:p>
          </table:table-cell>
          <table:table-cell office:value-type="float" office:value="127.6330542" calcext:value-type="float">
            <text:p>127.6330542</text:p>
          </table:table-cell>
          <table:table-cell office:value-type="float" office:value="5.335241667" calcext:value-type="float">
            <text:p>5.335241667</text:p>
          </table:table-cell>
          <table:table-cell office:value-type="string" calcext:value-type="string">
            <text:p>WISEA J083031.93+052006.7</text:p>
          </table:table-cell>
          <table:table-cell office:value-type="float" office:value="2.218513" calcext:value-type="float">
            <text:p>2.218513</text:p>
          </table:table-cell>
          <table:table-cell office:value-type="string" calcext:value-type="string">
            <text:p>QSO</text:p>
          </table:table-cell>
          <table:table-cell office:value-type="float" office:value="122.54" calcext:value-type="float">
            <text:p>122.54</text:p>
          </table:table-cell>
        </table:table-row>
        <table:table-row table:style-name="ro1">
          <table:table-cell office:value-type="string" calcext:value-type="string">
            <text:p>J0830+2410</text:p>
          </table:table-cell>
          <table:table-cell office:value-type="float" office:value="127.7169833" calcext:value-type="float">
            <text:p>127.7169833</text:p>
          </table:table-cell>
          <table:table-cell office:value-type="float" office:value="24.18329167" calcext:value-type="float">
            <text:p>24.18329167</text:p>
          </table:table-cell>
          <table:table-cell office:value-type="string" calcext:value-type="string">
            <text:p>FBQS J083052.0+241059</text:p>
          </table:table-cell>
          <table:table-cell office:value-type="float" office:value="0.9406954" calcext:value-type="float">
            <text:p>0.9406954</text:p>
          </table:table-cell>
          <table:table-cell office:value-type="string" calcext:value-type="string">
            <text:p>QSO</text:p>
          </table:table-cell>
          <table:table-cell office:value-type="float" office:value="885.64" calcext:value-type="float">
            <text:p>885.64</text:p>
          </table:table-cell>
        </table:table-row>
        <table:table-row table:style-name="ro1">
          <table:table-cell office:value-type="string" calcext:value-type="string">
            <text:p>J0831+3742</text:p>
          </table:table-cell>
          <table:table-cell office:value-type="float" office:value="127.7918" calcext:value-type="float">
            <text:p>127.7918</text:p>
          </table:table-cell>
          <table:table-cell office:value-type="float" office:value="37.70266944" calcext:value-type="float">
            <text:p>37.70266944</text:p>
          </table:table-cell>
          <table:table-cell office:value-type="string" calcext:value-type="string">
            <text:p>[HB89] 0827+378</text:p>
          </table:table-cell>
          <table:table-cell office:value-type="float" office:value="0.9184691" calcext:value-type="float">
            <text:p>0.9184691</text:p>
          </table:table-cell>
          <table:table-cell office:value-type="string" calcext:value-type="string">
            <text:p>QSO</text:p>
          </table:table-cell>
          <table:table-cell office:value-type="float" office:value="2148.18" calcext:value-type="float">
            <text:p>2148.18</text:p>
          </table:table-cell>
        </table:table-row>
        <table:table-row table:style-name="ro1">
          <table:table-cell office:value-type="string" calcext:value-type="string">
            <text:p>J0832+1554</text:p>
          </table:table-cell>
          <table:table-cell office:value-type="float" office:value="128.2057667" calcext:value-type="float">
            <text:p>128.2057667</text:p>
          </table:table-cell>
          <table:table-cell office:value-type="float" office:value="15.90238611" calcext:value-type="float">
            <text:p>15.90238611</text:p>
          </table:table-cell>
          <table:table-cell office:value-type="string" calcext:value-type="string">
            <text:p>WISEA J083249.39+155408.6</text:p>
          </table:table-cell>
          <table:table-cell office:value-type="float" office:value="2.424714" calcext:value-type="float">
            <text:p>2.424714</text:p>
          </table:table-cell>
          <table:table-cell office:value-type="string" calcext:value-type="string">
            <text:p>QSO</text:p>
          </table:table-cell>
          <table:table-cell office:value-type="float" office:value="296.77" calcext:value-type="float">
            <text:p>296.77</text:p>
          </table:table-cell>
        </table:table-row>
        <table:table-row table:style-name="ro1">
          <table:table-cell office:value-type="string" calcext:value-type="string">
            <text:p>J0832+4913</text:p>
          </table:table-cell>
          <table:table-cell office:value-type="float" office:value="128.0967" calcext:value-type="float">
            <text:p>128.0967</text:p>
          </table:table-cell>
          <table:table-cell office:value-type="float" office:value="49.2225" calcext:value-type="float">
            <text:p>49.2225</text:p>
          </table:table-cell>
          <table:table-cell office:value-type="string" calcext:value-type="string">
            <text:p>[HB89] 0828+493</text:p>
          </table:table-cell>
          <table:table-cell office:value-type="float" office:value="1.458544" calcext:value-type="float">
            <text:p>1.458544</text:p>
          </table:table-cell>
          <table:table-cell office:value-type="string" calcext:value-type="string">
            <text:p>QSO</text:p>
          </table:table-cell>
          <table:table-cell office:value-type="float" office:value="368.34" calcext:value-type="float">
            <text:p>368.34</text:p>
          </table:table-cell>
        </table:table-row>
        <table:table-row table:style-name="ro1">
          <table:table-cell office:value-type="string" calcext:value-type="string">
            <text:p>J0833+0959</text:p>
          </table:table-cell>
          <table:table-cell office:value-type="float" office:value="128.3437917" calcext:value-type="float">
            <text:p>128.3437917</text:p>
          </table:table-cell>
          <table:table-cell office:value-type="float" office:value="9.994808333" calcext:value-type="float">
            <text:p>9.994808333</text:p>
          </table:table-cell>
          <table:table-cell office:value-type="string" calcext:value-type="string">
            <text:p>WISEA J083322.51+095941.4</text:p>
          </table:table-cell>
          <table:table-cell office:value-type="float" office:value="3.715979" calcext:value-type="float">
            <text:p>3.715979</text:p>
          </table:table-cell>
          <table:table-cell office:value-type="string" calcext:value-type="string">
            <text:p>QSO</text:p>
          </table:table-cell>
          <table:table-cell office:value-type="float" office:value="125.76" calcext:value-type="float">
            <text:p>125.76</text:p>
          </table:table-cell>
        </table:table-row>
        <table:table-row table:style-name="ro1">
          <table:table-cell office:value-type="string" calcext:value-type="string">
            <text:p>J0833+1123</text:p>
          </table:table-cell>
          <table:table-cell office:value-type="float" office:value="128.3098708" calcext:value-type="float">
            <text:p>128.3098708</text:p>
          </table:table-cell>
          <table:table-cell office:value-type="float" office:value="11.39343889" calcext:value-type="float">
            <text:p>11.39343889</text:p>
          </table:table-cell>
          <table:table-cell office:value-type="string" calcext:value-type="string">
            <text:p>[HB89] 0830+115</text:p>
          </table:table-cell>
          <table:table-cell office:value-type="float" office:value="2.98102" calcext:value-type="float">
            <text:p>2.98102</text:p>
          </table:table-cell>
          <table:table-cell office:value-type="string" calcext:value-type="string">
            <text:p>QSO</text:p>
          </table:table-cell>
          <table:table-cell office:value-type="float" office:value="426.48" calcext:value-type="float">
            <text:p>426.48</text:p>
          </table:table-cell>
        </table:table-row>
        <table:table-row table:style-name="ro1">
          <table:table-cell office:value-type="string" calcext:value-type="string">
            <text:p>J0833+3531</text:p>
          </table:table-cell>
          <table:table-cell office:value-type="float" office:value="128.2569083" calcext:value-type="float">
            <text:p>128.2569083</text:p>
          </table:table-cell>
          <table:table-cell office:value-type="float" office:value="35.52602222" calcext:value-type="float">
            <text:p>35.52602222</text:p>
          </table:table-cell>
          <table:table-cell office:value-type="string" calcext:value-type="string">
            <text:p>WISEA J083301.61+353133.4</text:p>
          </table:table-cell>
          <table:table-cell office:value-type="float" office:value="2.709609" calcext:value-type="float">
            <text:p>2.709609</text:p>
          </table:table-cell>
          <table:table-cell office:value-type="string" calcext:value-type="string">
            <text:p>QSO</text:p>
          </table:table-cell>
          <table:table-cell office:value-type="float" office:value="83.61" calcext:value-type="float">
            <text:p>83.61</text:p>
          </table:table-cell>
        </table:table-row>
        <table:table-row table:style-name="ro1">
          <table:table-cell office:value-type="string" calcext:value-type="string">
            <text:p>J0834+4403</text:p>
          </table:table-cell>
          <table:table-cell office:value-type="float" office:value="128.7424542" calcext:value-type="float">
            <text:p>128.7424542</text:p>
          </table:table-cell>
          <table:table-cell office:value-type="float" office:value="44.06062222" calcext:value-type="float">
            <text:p>44.06062222</text:p>
          </table:table-cell>
          <table:table-cell office:value-type="string" calcext:value-type="string">
            <text:p>B3 0831+442</text:p>
          </table:table-cell>
          <table:table-cell office:value-type="float" office:value="4.449411" calcext:value-type="float">
            <text:p>4.449411</text:p>
          </table:table-cell>
          <table:table-cell office:value-type="string" calcext:value-type="string">
            <text:p>QSO</text:p>
          </table:table-cell>
          <table:table-cell office:value-type="float" office:value="147.88" calcext:value-type="float">
            <text:p>147.88</text:p>
          </table:table-cell>
        </table:table-row>
        <table:table-row table:style-name="ro1">
          <table:table-cell office:value-type="string" calcext:value-type="string">
            <text:p>J0835+0701</text:p>
          </table:table-cell>
          <table:table-cell office:value-type="float" office:value="128.9286042" calcext:value-type="float">
            <text:p>128.9286042</text:p>
          </table:table-cell>
          <table:table-cell office:value-type="float" office:value="7.033011111" calcext:value-type="float">
            <text:p>7.033011111</text:p>
          </table:table-cell>
          <table:table-cell office:value-type="string" calcext:value-type="string">
            <text:p>SDSS J083542.90+070157.9</text:p>
          </table:table-cell>
          <table:table-cell office:value-type="float" office:value="2.670552" calcext:value-type="float">
            <text:p>2.670552</text:p>
          </table:table-cell>
          <table:table-cell office:value-type="string" calcext:value-type="string">
            <text:p>*</text:p>
          </table:table-cell>
          <table:table-cell office:value-type="float" office:value="332.89" calcext:value-type="float">
            <text:p>332.89</text:p>
          </table:table-cell>
        </table:table-row>
        <table:table-row table:style-name="ro1">
          <table:table-cell office:value-type="string" calcext:value-type="string">
            <text:p>J0835+1701</text:p>
          </table:table-cell>
          <table:table-cell office:value-type="float" office:value="128.8961625" calcext:value-type="float">
            <text:p>128.8961625</text:p>
          </table:table-cell>
          <table:table-cell office:value-type="float" office:value="17.02750278" calcext:value-type="float">
            <text:p>17.02750278</text:p>
          </table:table-cell>
          <table:table-cell office:value-type="string" calcext:value-type="string">
            <text:p>WISEA J083535.06+170139.3</text:p>
          </table:table-cell>
          <table:table-cell office:value-type="float" office:value="2.19066" calcext:value-type="float">
            <text:p>2.19066</text:p>
          </table:table-cell>
          <table:table-cell office:value-type="string" calcext:value-type="string">
            <text:p>QSO</text:p>
          </table:table-cell>
          <table:table-cell office:value-type="float" office:value="107.12" calcext:value-type="float">
            <text:p>107.12</text:p>
          </table:table-cell>
        </table:table-row>
        <table:table-row table:style-name="ro1">
          <table:table-cell office:value-type="string" calcext:value-type="string">
            <text:p>J0836+4125</text:p>
          </table:table-cell>
          <table:table-cell office:value-type="float" office:value="129.1536875" calcext:value-type="float">
            <text:p>129.1536875</text:p>
          </table:table-cell>
          <table:table-cell office:value-type="float" office:value="41.43190833" calcext:value-type="float">
            <text:p>41.43190833</text:p>
          </table:table-cell>
          <table:table-cell office:value-type="string" calcext:value-type="string">
            <text:p>FBQS J083636.8+412554</text:p>
          </table:table-cell>
          <table:table-cell office:value-type="float" office:value="1.30145" calcext:value-type="float">
            <text:p>1.30145</text:p>
          </table:table-cell>
          <table:table-cell office:value-type="string" calcext:value-type="string">
            <text:p>QSO</text:p>
          </table:table-cell>
          <table:table-cell office:value-type="float" office:value="443.13" calcext:value-type="float">
            <text:p>443.13</text:p>
          </table:table-cell>
        </table:table-row>
        <table:table-row table:style-name="ro1">
          <table:table-cell office:value-type="string" calcext:value-type="string">
            <text:p>J0837+2454</text:p>
          </table:table-cell>
          <table:table-cell office:value-type="float" office:value="129.4177542" calcext:value-type="float">
            <text:p>129.4177542</text:p>
          </table:table-cell>
          <table:table-cell office:value-type="float" office:value="24.90638889" calcext:value-type="float">
            <text:p>24.90638889</text:p>
          </table:table-cell>
          <table:table-cell office:value-type="string" calcext:value-type="string">
            <text:p>FBQS J083740.2+245423</text:p>
          </table:table-cell>
          <table:table-cell office:value-type="float" office:value="1.125311" calcext:value-type="float">
            <text:p>1.125311</text:p>
          </table:table-cell>
          <table:table-cell office:value-type="string" calcext:value-type="string">
            <text:p>QSO</text:p>
          </table:table-cell>
          <table:table-cell office:value-type="float" office:value="446.21" calcext:value-type="float">
            <text:p>446.21</text:p>
          </table:table-cell>
        </table:table-row>
        <table:table-row table:style-name="ro1">
          <table:table-cell office:value-type="string" calcext:value-type="string">
            <text:p>J0837+5825</text:p>
          </table:table-cell>
          <table:table-cell office:value-type="float" office:value="129.3434292" calcext:value-type="float">
            <text:p>129.3434292</text:p>
          </table:table-cell>
          <table:table-cell office:value-type="float" office:value="58.41719444" calcext:value-type="float">
            <text:p>58.41719444</text:p>
          </table:table-cell>
          <table:table-cell office:value-type="string" calcext:value-type="string">
            <text:p>SBS 0833+585</text:p>
          </table:table-cell>
          <table:table-cell office:value-type="float" office:value="2.102953" calcext:value-type="float">
            <text:p>2.102953</text:p>
          </table:table-cell>
          <table:table-cell office:value-type="string" calcext:value-type="string">
            <text:p>QSO</text:p>
          </table:table-cell>
          <table:table-cell office:value-type="float" office:value="687.74" calcext:value-type="float">
            <text:p>687.74</text:p>
          </table:table-cell>
        </table:table-row>
        <table:table-row table:style-name="ro1">
          <table:table-cell office:value-type="string" calcext:value-type="string">
            <text:p>J0838+1151</text:p>
          </table:table-cell>
          <table:table-cell office:value-type="float" office:value="129.7192417" calcext:value-type="float">
            <text:p>129.7192417</text:p>
          </table:table-cell>
          <table:table-cell office:value-type="float" office:value="11.85580833" calcext:value-type="float">
            <text:p>11.85580833</text:p>
          </table:table-cell>
          <table:table-cell office:value-type="string" calcext:value-type="string">
            <text:p>SDSS J083852.62+115120.8</text:p>
          </table:table-cell>
          <table:table-cell office:value-type="float" office:value="2.295409" calcext:value-type="float">
            <text:p>2.295409</text:p>
          </table:table-cell>
          <table:table-cell office:value-type="string" calcext:value-type="string">
            <text:p>QSO</text:p>
          </table:table-cell>
          <table:table-cell office:value-type="float" office:value="92.62" calcext:value-type="float">
            <text:p>92.62</text:p>
          </table:table-cell>
        </table:table-row>
        <table:table-row table:style-name="ro1">
          <table:table-cell office:value-type="string" calcext:value-type="string">
            <text:p>J0839+0104</text:p>
          </table:table-cell>
          <table:table-cell office:value-type="float" office:value="129.9566833" calcext:value-type="float">
            <text:p>129.9566833</text:p>
          </table:table-cell>
          <table:table-cell office:value-type="float" office:value="1.074152778" calcext:value-type="float">
            <text:p>1.074152778</text:p>
          </table:table-cell>
          <table:table-cell office:value-type="string" calcext:value-type="string">
            <text:p>PKS 0837+012</text:p>
          </table:table-cell>
          <table:table-cell office:value-type="float" office:value="1.123" calcext:value-type="float">
            <text:p>1.123</text:p>
          </table:table-cell>
          <table:table-cell office:value-type="string" calcext:value-type="string">
            <text:p>QSO</text:p>
          </table:table-cell>
          <table:table-cell office:value-type="float" office:value="482.74" calcext:value-type="float">
            <text:p>482.74</text:p>
          </table:table-cell>
        </table:table-row>
        <table:table-row table:style-name="ro1">
          <table:table-cell office:value-type="string" calcext:value-type="string">
            <text:p>J0839+0251</text:p>
          </table:table-cell>
          <table:table-cell office:value-type="float" office:value="129.9806292" calcext:value-type="float">
            <text:p>129.9806292</text:p>
          </table:table-cell>
          <table:table-cell office:value-type="float" office:value="2.862672222" calcext:value-type="float">
            <text:p>2.862672222</text:p>
          </table:table-cell>
          <table:table-cell office:value-type="string" calcext:value-type="string">
            <text:p>WISEA J083955.42+025146.0</text:p>
          </table:table-cell>
          <table:table-cell office:value-type="float" office:value="3.680682" calcext:value-type="float">
            <text:p>3.680682</text:p>
          </table:table-cell>
          <table:table-cell office:value-type="string" calcext:value-type="string">
            <text:p>QSO</text:p>
          </table:table-cell>
          <table:table-cell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J0839+0319</text:p>
          </table:table-cell>
          <table:table-cell office:value-type="float" office:value="129.954975" calcext:value-type="float">
            <text:p>129.954975</text:p>
          </table:table-cell>
          <table:table-cell office:value-type="float" office:value="3.331652778" calcext:value-type="float">
            <text:p>3.331652778</text:p>
          </table:table-cell>
          <table:table-cell office:value-type="string" calcext:value-type="string">
            <text:p>PKS 0837+035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QSO</text:p>
          </table:table-cell>
          <table:table-cell office:value-type="float" office:value="712.12" calcext:value-type="float">
            <text:p>712.12</text:p>
          </table:table-cell>
        </table:table-row>
        <table:table-row table:style-name="ro1">
          <table:table-cell office:value-type="string" calcext:value-type="string">
            <text:p>J0839+1922</text:p>
          </table:table-cell>
          <table:table-cell office:value-type="float" office:value="129.7803292" calcext:value-type="float">
            <text:p>129.7803292</text:p>
          </table:table-cell>
          <table:table-cell office:value-type="float" office:value="19.36699167" calcext:value-type="float">
            <text:p>19.36699167</text:p>
          </table:table-cell>
          <table:table-cell office:value-type="string" calcext:value-type="string">
            <text:p>[HB89] 0836+195</text:p>
          </table:table-cell>
          <table:table-cell office:value-type="float" office:value="1.694043" calcext:value-type="float">
            <text:p>1.694043</text:p>
          </table:table-cell>
          <table:table-cell office:value-type="string" calcext:value-type="string">
            <text:p>QSO</text:p>
          </table:table-cell>
          <table:table-cell office:value-type="float" office:value="314.81" calcext:value-type="float">
            <text:p>314.81</text:p>
          </table:table-cell>
        </table:table-row>
        <table:table-row table:style-name="ro1">
          <table:table-cell office:value-type="string" calcext:value-type="string">
            <text:p>J0839+2002</text:p>
          </table:table-cell>
          <table:table-cell office:value-type="float" office:value="129.7954083" calcext:value-type="float">
            <text:p>129.7954083</text:p>
          </table:table-cell>
          <table:table-cell office:value-type="float" office:value="20.03538889" calcext:value-type="float">
            <text:p>20.03538889</text:p>
          </table:table-cell>
          <table:table-cell office:value-type="string" calcext:value-type="string">
            <text:p>SDSS J083910.89+200207.3</text:p>
          </table:table-cell>
          <table:table-cell office:value-type="float" office:value="3.034131" calcext:value-type="float">
            <text:p>3.034131</text:p>
          </table:table-cell>
          <table:table-cell office:value-type="string" calcext:value-type="string">
            <text:p>QSO</text:p>
          </table:table-cell>
          <table:table-cell office:value-type="float" office:value="130.04" calcext:value-type="float">
            <text:p>130.04</text:p>
          </table:table-cell>
        </table:table-row>
        <table:table-row table:style-name="ro1">
          <table:table-cell office:value-type="string" calcext:value-type="string">
            <text:p>J0839+5754</text:p>
          </table:table-cell>
          <table:table-cell office:value-type="float" office:value="129.7762833" calcext:value-type="float">
            <text:p>129.7762833</text:p>
          </table:table-cell>
          <table:table-cell office:value-type="float" office:value="57.9023" calcext:value-type="float">
            <text:p>57.9023</text:p>
          </table:table-cell>
          <table:table-cell office:value-type="string" calcext:value-type="string">
            <text:p>3C 205</text:p>
          </table:table-cell>
          <table:table-cell office:value-type="float" office:value="1.53154" calcext:value-type="float">
            <text:p>1.53154</text:p>
          </table:table-cell>
          <table:table-cell office:value-type="string" calcext:value-type="string">
            <text:p>QSO</text:p>
          </table:table-cell>
          <table:table-cell office:value-type="float" office:value="1457.18" calcext:value-type="float">
            <text:p>1457.18</text:p>
          </table:table-cell>
        </table:table-row>
        <table:table-row table:style-name="ro1">
          <table:table-cell office:value-type="string" calcext:value-type="string">
            <text:p>J0840+1312</text:p>
          </table:table-cell>
          <table:table-cell office:value-type="float" office:value="130.1988" calcext:value-type="float">
            <text:p>130.1988</text:p>
          </table:table-cell>
          <table:table-cell office:value-type="float" office:value="13.20656667" calcext:value-type="float">
            <text:p>13.20656667</text:p>
          </table:table-cell>
          <table:table-cell office:value-type="string" calcext:value-type="string">
            <text:p>3C 207</text:p>
          </table:table-cell>
          <table:table-cell office:value-type="float" office:value="0.680384" calcext:value-type="float">
            <text:p>0.680384</text:p>
          </table:table-cell>
          <table:table-cell office:value-type="string" calcext:value-type="string">
            <text:p>QSO</text:p>
          </table:table-cell>
          <table:table-cell office:value-type="float" office:value="2777.48" calcext:value-type="float">
            <text:p>2777.48</text:p>
          </table:table-cell>
        </table:table-row>
        <table:table-row table:style-name="ro1">
          <table:table-cell office:value-type="string" calcext:value-type="string">
            <text:p>J0842+1835</text:p>
          </table:table-cell>
          <table:table-cell office:value-type="float" office:value="130.5212542" calcext:value-type="float">
            <text:p>130.5212542</text:p>
          </table:table-cell>
          <table:table-cell office:value-type="float" office:value="18.594725" calcext:value-type="float">
            <text:p>18.594725</text:p>
          </table:table-cell>
          <table:table-cell office:value-type="string" calcext:value-type="string">
            <text:p>[HB89] 0839+187</text:p>
          </table:table-cell>
          <table:table-cell office:value-type="float" office:value="1.274059" calcext:value-type="float">
            <text:p>1.274059</text:p>
          </table:table-cell>
          <table:table-cell office:value-type="string" calcext:value-type="string">
            <text:p>QSO</text:p>
          </table:table-cell>
          <table:table-cell office:value-type="float" office:value="1284.2" calcext:value-type="float">
            <text:p>1284.2</text:p>
          </table:table-cell>
        </table:table-row>
        <table:table-row table:style-name="ro1">
          <table:table-cell office:value-type="string" calcext:value-type="string">
            <text:p>J0844+3830</text:p>
          </table:table-cell>
          <table:table-cell office:value-type="float" office:value="131.1212458" calcext:value-type="float">
            <text:p>131.1212458</text:p>
          </table:table-cell>
          <table:table-cell office:value-type="float" office:value="38.51553889" calcext:value-type="float">
            <text:p>38.51553889</text:p>
          </table:table-cell>
          <table:table-cell office:value-type="string" calcext:value-type="string">
            <text:p>B2 0841+38</text:p>
          </table:table-cell>
          <table:table-cell office:value-type="float" office:value="2.94072" calcext:value-type="float">
            <text:p>2.94072</text:p>
          </table:table-cell>
          <table:table-cell office:value-type="string" calcext:value-type="string">
            <text:p>VisS</text:p>
          </table:table-cell>
          <table:table-cell office:value-type="float" office:value="416.78" calcext:value-type="float">
            <text:p>416.78</text:p>
          </table:table-cell>
        </table:table-row>
        <table:table-row table:style-name="ro1">
          <table:table-cell office:value-type="string" calcext:value-type="string">
            <text:p>J0844+4923</text:p>
          </table:table-cell>
          <table:table-cell office:value-type="float" office:value="131.1777042" calcext:value-type="float">
            <text:p>131.1777042</text:p>
          </table:table-cell>
          <table:table-cell office:value-type="float" office:value="49.39789444" calcext:value-type="float">
            <text:p>49.39789444</text:p>
          </table:table-cell>
          <table:table-cell office:value-type="string" calcext:value-type="string">
            <text:p>NGC 2639 U14</text:p>
          </table:table-cell>
          <table:table-cell office:value-type="float" office:value="2.128431" calcext:value-type="float">
            <text:p>2.128431</text:p>
          </table:table-cell>
          <table:table-cell office:value-type="string" calcext:value-type="string">
            <text:p>QSO</text:p>
          </table:table-cell>
          <table:table-cell office:value-type="float" office:value="131.9" calcext:value-type="float">
            <text:p>131.9</text:p>
          </table:table-cell>
        </table:table-row>
        <table:table-row table:style-name="ro1">
          <table:table-cell office:value-type="string" calcext:value-type="string">
            <text:p>J0845+1328</text:p>
          </table:table-cell>
          <table:table-cell office:value-type="float" office:value="131.4462667" calcext:value-type="float">
            <text:p>131.4462667</text:p>
          </table:table-cell>
          <table:table-cell office:value-type="float" office:value="13.48275833" calcext:value-type="float">
            <text:p>13.48275833</text:p>
          </table:table-cell>
          <table:table-cell office:value-type="string" calcext:value-type="string">
            <text:p>[HB89] 0843+136</text:p>
          </table:table-cell>
          <table:table-cell office:value-type="float" office:value="1.883484" calcext:value-type="float">
            <text:p>1.883484</text:p>
          </table:table-cell>
          <table:table-cell office:value-type="string" calcext:value-type="string">
            <text:p>QSO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J0845+4257</text:p>
          </table:table-cell>
          <table:table-cell office:value-type="float" office:value="131.2760875" calcext:value-type="float">
            <text:p>131.2760875</text:p>
          </table:table-cell>
          <table:table-cell office:value-type="float" office:value="42.95513056" calcext:value-type="float">
            <text:p>42.95513056</text:p>
          </table:table-cell>
          <table:table-cell office:value-type="string" calcext:value-type="string">
            <text:p>B3 0841+431</text:p>
          </table:table-cell>
          <table:table-cell office:value-type="float" office:value="2.090547" calcext:value-type="float">
            <text:p>2.090547</text:p>
          </table:table-cell>
          <table:table-cell office:value-type="string" calcext:value-type="string">
            <text:p>QSO</text:p>
          </table:table-cell>
          <table:table-cell office:value-type="float" office:value="218.39" calcext:value-type="float">
            <text:p>218.39</text:p>
          </table:table-cell>
        </table:table-row>
        <table:table-row table:style-name="ro1">
          <table:table-cell office:value-type="string" calcext:value-type="string">
            <text:p>J0845+5852</text:p>
          </table:table-cell>
          <table:table-cell office:value-type="float" office:value="131.4112125" calcext:value-type="float">
            <text:p>131.4112125</text:p>
          </table:table-cell>
          <table:table-cell office:value-type="float" office:value="58.87588889" calcext:value-type="float">
            <text:p>58.87588889</text:p>
          </table:table-cell>
          <table:table-cell office:value-type="string" calcext:value-type="string">
            <text:p>WISEA J084538.60+585232.4</text:p>
          </table:table-cell>
          <table:table-cell office:value-type="float" office:value="2.156094" calcext:value-type="float">
            <text:p>2.156094</text:p>
          </table:table-cell>
          <table:table-cell office:value-type="string" calcext:value-type="string">
            <text:p>QSO</text:p>
          </table:table-cell>
          <table:table-cell office:value-type="float" office:value="269.97" calcext:value-type="float">
            <text:p>269.97</text:p>
          </table:table-cell>
        </table:table-row>
        <table:table-row table:style-name="ro1">
          <table:table-cell office:value-type="string" calcext:value-type="string">
            <text:p>J0847+0830</text:p>
          </table:table-cell>
          <table:table-cell office:value-type="float" office:value="131.8043333" calcext:value-type="float">
            <text:p>131.8043333</text:p>
          </table:table-cell>
          <table:table-cell office:value-type="float" office:value="8.506141667" calcext:value-type="float">
            <text:p>8.506141667</text:p>
          </table:table-cell>
          <table:table-cell office:value-type="string" calcext:value-type="string">
            <text:p>WISEA J084713.03+083021.9</text:p>
          </table:table-cell>
          <table:table-cell office:value-type="float" office:value="2.032472" calcext:value-type="float">
            <text:p>2.032472</text:p>
          </table:table-cell>
          <table:table-cell office:value-type="string" calcext:value-type="string">
            <text:p>QSO</text:p>
          </table:table-cell>
          <table:table-cell office:value-type="float" office:value="251.63" calcext:value-type="float">
            <text:p>251.63</text:p>
          </table:table-cell>
        </table:table-row>
        <table:table-row table:style-name="ro1">
          <table:table-cell office:value-type="string" calcext:value-type="string">
            <text:p>J0847+3831</text:p>
          </table:table-cell>
          <table:table-cell office:value-type="float" office:value="131.8132542" calcext:value-type="float">
            <text:p>131.8132542</text:p>
          </table:table-cell>
          <table:table-cell office:value-type="float" office:value="38.51948056" calcext:value-type="float">
            <text:p>38.51948056</text:p>
          </table:table-cell>
          <table:table-cell office:value-type="string" calcext:value-type="string">
            <text:p>FBQS J084715.1+383110</text:p>
          </table:table-cell>
          <table:table-cell office:value-type="float" office:value="3.180783" calcext:value-type="float">
            <text:p>3.180783</text:p>
          </table:table-cell>
          <table:table-cell office:value-type="string" calcext:value-type="string">
            <text:p>QSO</text:p>
          </table:table-cell>
          <table:table-cell office:value-type="float" office:value="185.49" calcext:value-type="float">
            <text:p>185.49</text:p>
          </table:table-cell>
        </table:table-row>
        <table:table-row table:style-name="ro1">
          <table:table-cell office:value-type="string" calcext:value-type="string">
            <text:p>J0849+5603</text:p>
          </table:table-cell>
          <table:table-cell office:value-type="float" office:value="132.2535833" calcext:value-type="float">
            <text:p>132.2535833</text:p>
          </table:table-cell>
          <table:table-cell office:value-type="float" office:value="56.06390833" calcext:value-type="float">
            <text:p>56.06390833</text:p>
          </table:table-cell>
          <table:table-cell office:value-type="string" calcext:value-type="string">
            <text:p>WISEA J084900.84+560350.0</text:p>
          </table:table-cell>
          <table:table-cell office:value-type="float" office:value="2.076793" calcext:value-type="float">
            <text:p>2.076793</text:p>
          </table:table-cell>
          <table:table-cell office:value-type="string" calcext:value-type="string">
            <text:p>QSO</text:p>
          </table:table-cell>
          <table:table-cell office:value-type="float" office:value="113.38" calcext:value-type="float">
            <text:p>113.38</text:p>
          </table:table-cell>
        </table:table-row>
        <table:table-row table:style-name="ro1">
          <table:table-cell office:value-type="string" calcext:value-type="string">
            <text:p>J0850+1522</text:p>
          </table:table-cell>
          <table:table-cell office:value-type="float" office:value="132.7159292" calcext:value-type="float">
            <text:p>132.7159292</text:p>
          </table:table-cell>
          <table:table-cell office:value-type="float" office:value="15.37089444" calcext:value-type="float">
            <text:p>15.37089444</text:p>
          </table:table-cell>
          <table:table-cell office:value-type="string" calcext:value-type="string">
            <text:p>[HB89] 0848+155</text:p>
          </table:table-cell>
          <table:table-cell office:value-type="float" office:value="2.014385" calcext:value-type="float">
            <text:p>2.014385</text:p>
          </table:table-cell>
          <table:table-cell office:value-type="string" calcext:value-type="string">
            <text:p>QSO</text:p>
          </table:table-cell>
          <table:table-cell office:value-type="float" office:value="520.62" calcext:value-type="float">
            <text:p>520.62</text:p>
          </table:table-cell>
        </table:table-row>
        <table:table-row table:style-name="ro1">
          <table:table-cell office:value-type="string" calcext:value-type="string">
            <text:p>J0853+1352</text:p>
          </table:table-cell>
          <table:table-cell office:value-type="float" office:value="133.2875333" calcext:value-type="float">
            <text:p>133.2875333</text:p>
          </table:table-cell>
          <table:table-cell office:value-type="float" office:value="13.882175" calcext:value-type="float">
            <text:p>13.882175</text:p>
          </table:table-cell>
          <table:table-cell office:value-type="string" calcext:value-type="string">
            <text:p>3C 208</text:p>
          </table:table-cell>
          <table:table-cell office:value-type="float" office:value="1.112684" calcext:value-type="float">
            <text:p>1.112684</text:p>
          </table:table-cell>
          <table:table-cell office:value-type="string" calcext:value-type="string">
            <text:p>QSO</text:p>
          </table:table-cell>
          <table:table-cell office:value-type="float" office:value="1934.23" calcext:value-type="float">
            <text:p>1934.23</text:p>
          </table:table-cell>
        </table:table-row>
        <table:table-row table:style-name="ro1">
          <table:table-cell office:value-type="string" calcext:value-type="string">
            <text:p>J0853+2004</text:p>
          </table:table-cell>
          <table:table-cell office:value-type="float" office:value="133.2609917" calcext:value-type="float">
            <text:p>133.2609917</text:p>
          </table:table-cell>
          <table:table-cell office:value-type="float" office:value="20.07291944" calcext:value-type="float">
            <text:p>20.07291944</text:p>
          </table:table-cell>
          <table:table-cell office:value-type="string" calcext:value-type="string">
            <text:p>WISEA J085302.58+200421.6</text:p>
          </table:table-cell>
          <table:table-cell office:value-type="float" office:value="1.920108" calcext:value-type="float">
            <text:p>1.920108</text:p>
          </table:table-cell>
          <table:table-cell office:value-type="string" calcext:value-type="string">
            <text:p>QSO</text:p>
          </table:table-cell>
          <table:table-cell office:value-type="float" office:value="134.92" calcext:value-type="float">
            <text:p>134.92</text:p>
          </table:table-cell>
        </table:table-row>
        <table:table-row table:style-name="ro1">
          <table:table-cell office:value-type="string" calcext:value-type="string">
            <text:p>J0854+1405</text:p>
          </table:table-cell>
          <table:table-cell office:value-type="float" office:value="133.6641125" calcext:value-type="float">
            <text:p>133.6641125</text:p>
          </table:table-cell>
          <table:table-cell office:value-type="float" office:value="14.09784167" calcext:value-type="float">
            <text:p>14.09784167</text:p>
          </table:table-cell>
          <table:table-cell office:value-type="string" calcext:value-type="string">
            <text:p>3C 208.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G</text:p>
          </table:table-cell>
          <table:table-cell office:value-type="float" office:value="1782.65" calcext:value-type="float">
            <text:p>1782.65</text:p>
          </table:table-cell>
        </table:table-row>
        <table:table-row table:style-name="ro1">
          <table:table-cell office:value-type="string" calcext:value-type="string">
            <text:p>J0854+5757</text:p>
          </table:table-cell>
          <table:table-cell office:value-type="float" office:value="133.6748875" calcext:value-type="float">
            <text:p>133.6748875</text:p>
          </table:table-cell>
          <table:table-cell office:value-type="float" office:value="57.95836944" calcext:value-type="float">
            <text:p>57.95836944</text:p>
          </table:table-cell>
          <table:table-cell office:value-type="string" calcext:value-type="string">
            <text:p>[HB89] 0850+581</text:p>
          </table:table-cell>
          <table:table-cell office:value-type="float" office:value="1.317705" calcext:value-type="float">
            <text:p>1.317705</text:p>
          </table:table-cell>
          <table:table-cell office:value-type="string" calcext:value-type="string">
            <text:p>QSO</text:p>
          </table:table-cell>
          <table:table-cell office:value-type="float" office:value="938.72" calcext:value-type="float">
            <text:p>938.72</text:p>
          </table:table-cell>
        </table:table-row>
        <table:table-row table:style-name="ro1">
          <table:table-cell office:value-type="string" calcext:value-type="string">
            <text:p>J0855+0941</text:p>
          </table:table-cell>
          <table:table-cell office:value-type="float" office:value="133.9812625" calcext:value-type="float">
            <text:p>133.9812625</text:p>
          </table:table-cell>
          <table:table-cell office:value-type="float" office:value="9.698419444" calcext:value-type="float">
            <text:p>9.698419444</text:p>
          </table:table-cell>
          <table:table-cell office:value-type="string" calcext:value-type="string">
            <text:p>WISE J085555.51+094154.2</text:p>
          </table:table-cell>
          <table:table-cell office:value-type="float" office:value="2.188077" calcext:value-type="float">
            <text:p>2.188077</text:p>
          </table:table-cell>
          <table:table-cell office:value-type="string" calcext:value-type="string">
            <text:p>QSO</text:p>
          </table:table-cell>
          <table:table-cell office:value-type="float" office:value="113.32" calcext:value-type="float">
            <text:p>113.32</text:p>
          </table:table-cell>
        </table:table-row>
        <table:table-row table:style-name="ro1">
          <table:table-cell office:value-type="string" calcext:value-type="string">
            <text:p>J0856+2111</text:p>
          </table:table-cell>
          <table:table-cell office:value-type="float" office:value="134.2385167" calcext:value-type="float">
            <text:p>134.2385167</text:p>
          </table:table-cell>
          <table:table-cell office:value-type="float" office:value="21.19545278" calcext:value-type="float">
            <text:p>21.19545278</text:p>
          </table:table-cell>
          <table:table-cell office:value-type="string" calcext:value-type="string">
            <text:p>WISE J085657.24+211143.7</text:p>
          </table:table-cell>
          <table:table-cell office:value-type="float" office:value="2.10008" calcext:value-type="float">
            <text:p>2.10008</text:p>
          </table:table-cell>
          <table:table-cell office:value-type="string" calcext:value-type="string">
            <text:p>QSO</text:p>
          </table:table-cell>
          <table:table-cell office:value-type="float" office:value="367.03" calcext:value-type="float">
            <text:p>367.03</text:p>
          </table:table-cell>
        </table:table-row>
        <table:table-row table:style-name="ro1">
          <table:table-cell office:value-type="string" calcext:value-type="string">
            <text:p>J0856+2858</text:p>
          </table:table-cell>
          <table:table-cell office:value-type="float" office:value="134.0048708" calcext:value-type="float">
            <text:p>134.0048708</text:p>
          </table:table-cell>
          <table:table-cell office:value-type="float" office:value="28.97640556" calcext:value-type="float">
            <text:p>28.97640556</text:p>
          </table:table-cell>
          <table:table-cell office:value-type="string" calcext:value-type="string">
            <text:p>4C +29.32</text:p>
          </table:table-cell>
          <table:table-cell office:value-type="float" office:value="1.084475" calcext:value-type="float">
            <text:p>1.084475</text:p>
          </table:table-cell>
          <table:table-cell office:value-type="string" calcext:value-type="string">
            <text:p>QSO</text:p>
          </table:table-cell>
          <table:table-cell office:value-type="float" office:value="633.15" calcext:value-type="float">
            <text:p>633.15</text:p>
          </table:table-cell>
        </table:table-row>
        <table:table-row table:style-name="ro1">
          <table:table-cell office:value-type="string" calcext:value-type="string">
            <text:p>J0858+1409</text:p>
          </table:table-cell>
          <table:table-cell office:value-type="float" office:value="134.6730792" calcext:value-type="float">
            <text:p>134.6730792</text:p>
          </table:table-cell>
          <table:table-cell office:value-type="float" office:value="14.16201111" calcext:value-type="float">
            <text:p>14.16201111</text:p>
          </table:table-cell>
          <table:table-cell office:value-type="string" calcext:value-type="string">
            <text:p>3C 212</text:p>
          </table:table-cell>
          <table:table-cell office:value-type="float" office:value="1.049306" calcext:value-type="float">
            <text:p>1.049306</text:p>
          </table:table-cell>
          <table:table-cell office:value-type="string" calcext:value-type="string">
            <text:p>QSO</text:p>
          </table:table-cell>
          <table:table-cell office:value-type="float" office:value="2482.36" calcext:value-type="float">
            <text:p>2482.36</text:p>
          </table:table-cell>
        </table:table-row>
        <table:table-row table:style-name="ro1">
          <table:table-cell office:value-type="string" calcext:value-type="string">
            <text:p>J0858+1651</text:p>
          </table:table-cell>
          <table:table-cell office:value-type="float" office:value="134.717775" calcext:value-type="float">
            <text:p>134.717775</text:p>
          </table:table-cell>
          <table:table-cell office:value-type="float" office:value="16.85618056" calcext:value-type="float">
            <text:p>16.85618056</text:p>
          </table:table-cell>
          <table:table-cell office:value-type="string" calcext:value-type="string">
            <text:p>[HB89] 0856+170</text:p>
          </table:table-cell>
          <table:table-cell office:value-type="float" office:value="1.452746" calcext:value-type="float">
            <text:p>1.452746</text:p>
          </table:table-cell>
          <table:table-cell office:value-type="string" calcext:value-type="string">
            <text:p>QSO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J0858+4057</text:p>
          </table:table-cell>
          <table:table-cell office:value-type="float" office:value="134.5960625" calcext:value-type="float">
            <text:p>134.5960625</text:p>
          </table:table-cell>
          <table:table-cell office:value-type="float" office:value="40.95211389" calcext:value-type="float">
            <text:p>40.95211389</text:p>
          </table:table-cell>
          <table:table-cell office:value-type="string" calcext:value-type="string">
            <text:p>B3 0855+411</text:p>
          </table:table-cell>
          <table:table-cell office:value-type="float" office:value="1.645582" calcext:value-type="float">
            <text:p>1.645582</text:p>
          </table:table-cell>
          <table:table-cell office:value-type="string" calcext:value-type="string">
            <text:p>QSO</text:p>
          </table:table-cell>
          <table:table-cell office:value-type="float" office:value="239.48" calcext:value-type="float">
            <text:p>239.48</text:p>
          </table:table-cell>
        </table:table-row>
        <table:table-row table:style-name="ro1">
          <table:table-cell office:value-type="string" calcext:value-type="string">
            <text:p>J0859+4024</text:p>
          </table:table-cell>
          <table:table-cell office:value-type="float" office:value="134.9981958" calcext:value-type="float">
            <text:p>134.9981958</text:p>
          </table:table-cell>
          <table:table-cell office:value-type="float" office:value="40.40980556" calcext:value-type="float">
            <text:p>40.40980556</text:p>
          </table:table-cell>
          <table:table-cell office:value-type="string" calcext:value-type="string">
            <text:p>4C +40.22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QSO</text:p>
          </table:table-cell>
          <table:table-cell office:value-type="float" office:value="242.11" calcext:value-type="float">
            <text:p>242.11</text:p>
          </table:table-cell>
        </table:table-row>
        <table:table-row table:style-name="ro1">
          <table:table-cell office:value-type="string" calcext:value-type="string">
            <text:p>J0900+4108</text:p>
          </table:table-cell>
          <table:table-cell office:value-type="float" office:value="135.0893" calcext:value-type="float">
            <text:p>135.0893</text:p>
          </table:table-cell>
          <table:table-cell office:value-type="float" office:value="41.13973611" calcext:value-type="float">
            <text:p>41.13973611</text:p>
          </table:table-cell>
          <table:table-cell office:value-type="string" calcext:value-type="string">
            <text:p>B3 0857+413</text:p>
          </table:table-cell>
          <table:table-cell office:value-type="float" office:value="1.626139" calcext:value-type="float">
            <text:p>1.626139</text:p>
          </table:table-cell>
          <table:table-cell office:value-type="string" calcext:value-type="string">
            <text:p>QSO</text:p>
          </table:table-cell>
          <table:table-cell office:value-type="float" office:value="271.02" calcext:value-type="float">
            <text:p>271.02</text:p>
          </table:table-cell>
        </table:table-row>
        <table:table-row table:style-name="ro1">
          <table:table-cell office:value-type="string" calcext:value-type="string">
            <text:p>J0901+0448</text:p>
          </table:table-cell>
          <table:table-cell office:value-type="float" office:value="135.2993667" calcext:value-type="float">
            <text:p>135.2993667</text:p>
          </table:table-cell>
          <table:table-cell office:value-type="float" office:value="4.816455556" calcext:value-type="float">
            <text:p>4.816455556</text:p>
          </table:table-cell>
          <table:table-cell office:value-type="string" calcext:value-type="string">
            <text:p>WISEA J090111.87+044858.9</text:p>
          </table:table-cell>
          <table:table-cell office:value-type="float" office:value="1.85934" calcext:value-type="float">
            <text:p>1.85934</text:p>
          </table:table-cell>
          <table:table-cell office:value-type="string" calcext:value-type="string">
            <text:p>QSO</text:p>
          </table:table-cell>
          <table:table-cell office:value-type="float" office:value="138.29" calcext:value-type="float">
            <text:p>138.29</text:p>
          </table:table-cell>
        </table:table-row>
        <table:table-row table:style-name="ro1">
          <table:table-cell office:value-type="string" calcext:value-type="string">
            <text:p>J0902+4310</text:p>
          </table:table-cell>
          <table:table-cell office:value-type="float" office:value="135.6288958" calcext:value-type="float">
            <text:p>135.6288958</text:p>
          </table:table-cell>
          <table:table-cell office:value-type="float" office:value="43.170575" calcext:value-type="float">
            <text:p>43.170575</text:p>
          </table:table-cell>
          <table:table-cell office:value-type="string" calcext:value-type="string">
            <text:p>B3 0859+433</text:p>
          </table:table-cell>
          <table:table-cell office:value-type="float" office:value="2.411183" calcext:value-type="float">
            <text:p>2.411183</text:p>
          </table:table-cell>
          <table:table-cell office:value-type="string" calcext:value-type="string">
            <text:p>QSO</text:p>
          </table:table-cell>
          <table:table-cell office:value-type="float" office:value="338.18" calcext:value-type="float">
            <text:p>338.18</text:p>
          </table:table-cell>
        </table:table-row>
        <table:table-row table:style-name="ro1">
          <table:table-cell office:value-type="string" calcext:value-type="string">
            <text:p>J0903+0753</text:p>
          </table:table-cell>
          <table:table-cell office:value-type="float" office:value="135.79875" calcext:value-type="float">
            <text:p>135.79875</text:p>
          </table:table-cell>
          <table:table-cell office:value-type="float" office:value="7.898994444" calcext:value-type="float">
            <text:p>7.898994444</text:p>
          </table:table-cell>
          <table:table-cell office:value-type="string" calcext:value-type="string">
            <text:p>WISEA J090311.66+075356.6</text:p>
          </table:table-cell>
          <table:table-cell office:value-type="float" office:value="2.267985" calcext:value-type="float">
            <text:p>2.267985</text:p>
          </table:table-cell>
          <table:table-cell office:value-type="string" calcext:value-type="string">
            <text:p>QSO</text:p>
          </table:table-cell>
          <table:table-cell office:value-type="float" office:value="230.03" calcext:value-type="float">
            <text:p>230.03</text:p>
          </table:table-cell>
        </table:table-row>
        <table:table-row table:style-name="ro1">
          <table:table-cell office:value-type="string" calcext:value-type="string">
            <text:p>J0903+4651</text:p>
          </table:table-cell>
          <table:table-cell office:value-type="float" office:value="135.7665792" calcext:value-type="float">
            <text:p>135.7665792</text:p>
          </table:table-cell>
          <table:table-cell office:value-type="float" office:value="46.85125278" calcext:value-type="float">
            <text:p>46.85125278</text:p>
          </table:table-cell>
          <table:table-cell office:value-type="string" calcext:value-type="string">
            <text:p>[HB89] 0859+470</text:p>
          </table:table-cell>
          <table:table-cell office:value-type="float" office:value="1.465913" calcext:value-type="float">
            <text:p>1.465913</text:p>
          </table:table-cell>
          <table:table-cell office:value-type="string" calcext:value-type="string">
            <text:p>QSO</text:p>
          </table:table-cell>
          <table:table-cell office:value-type="float" office:value="1724.45" calcext:value-type="float">
            <text:p>1724.45</text:p>
          </table:table-cell>
        </table:table-row>
        <table:table-row table:style-name="ro1">
          <table:table-cell office:value-type="string" calcext:value-type="string">
            <text:p>J0903+5151</text:p>
          </table:table-cell>
          <table:table-cell office:value-type="float" office:value="135.9940125" calcext:value-type="float">
            <text:p>135.9940125</text:p>
          </table:table-cell>
          <table:table-cell office:value-type="float" office:value="51.850175" calcext:value-type="float">
            <text:p>51.850175</text:p>
          </table:table-cell>
          <table:table-cell office:value-type="string" calcext:value-type="string">
            <text:p>WISEA J090358.57+515100.8</text:p>
          </table:table-cell>
          <table:table-cell office:value-type="float" office:value="1.540644" calcext:value-type="float">
            <text:p>1.540644</text:p>
          </table:table-cell>
          <table:table-cell office:value-type="string" calcext:value-type="string">
            <text:p>UvES</text:p>
          </table:table-cell>
          <table:table-cell office:value-type="float" office:value="369.95" calcext:value-type="float">
            <text:p>369.95</text:p>
          </table:table-cell>
        </table:table-row>
        <table:table-row table:style-name="ro1">
          <table:table-cell office:value-type="string" calcext:value-type="string">
            <text:p>J0904+2219</text:p>
          </table:table-cell>
          <table:table-cell office:value-type="float" office:value="136.2064458" calcext:value-type="float">
            <text:p>136.2064458</text:p>
          </table:table-cell>
          <table:table-cell office:value-type="float" office:value="22.32534722" calcext:value-type="float">
            <text:p>22.32534722</text:p>
          </table:table-cell>
          <table:table-cell office:value-type="string" calcext:value-type="string">
            <text:p>4C +22.22</text:p>
          </table:table-cell>
          <table:table-cell office:value-type="float" office:value="1.315" calcext:value-type="float">
            <text:p>1.315</text:p>
          </table:table-cell>
          <table:table-cell office:value-type="string" calcext:value-type="string">
            <text:p>QSO</text:p>
          </table:table-cell>
          <table:table-cell office:value-type="float" office:value="381.45" calcext:value-type="float">
            <text:p>381.45</text:p>
          </table:table-cell>
        </table:table-row>
        <table:table-row table:style-name="ro1">
          <table:table-cell office:value-type="string" calcext:value-type="string">
            <text:p>J0904+2333</text:p>
          </table:table-cell>
          <table:table-cell office:value-type="float" office:value="136.1847375" calcext:value-type="float">
            <text:p>136.1847375</text:p>
          </table:table-cell>
          <table:table-cell office:value-type="float" office:value="23.56501389" calcext:value-type="float">
            <text:p>23.56501389</text:p>
          </table:table-cell>
          <table:table-cell office:value-type="string" calcext:value-type="string">
            <text:p>FBQS J090444.3+233354</text:p>
          </table:table-cell>
          <table:table-cell office:value-type="float" office:value="2.261065" calcext:value-type="float">
            <text:p>2.261065</text:p>
          </table:table-cell>
          <table:table-cell office:value-type="string" calcext:value-type="string">
            <text:p>QSO</text:p>
          </table:table-cell>
          <table:table-cell office:value-type="float" office:value="107.31" calcext:value-type="float">
            <text:p>107.31</text:p>
          </table:table-cell>
        </table:table-row>
        <table:table-row table:style-name="ro1">
          <table:table-cell office:value-type="string" calcext:value-type="string">
            <text:p>J0904+4238</text:p>
          </table:table-cell>
          <table:table-cell office:value-type="float" office:value="136.0648667" calcext:value-type="float">
            <text:p>136.0648667</text:p>
          </table:table-cell>
          <table:table-cell office:value-type="float" office:value="42.63466111" calcext:value-type="float">
            <text:p>42.63466111</text:p>
          </table:table-cell>
          <table:table-cell office:value-type="string" calcext:value-type="string">
            <text:p>4C +42.28</text:p>
          </table:table-cell>
          <table:table-cell office:value-type="float" office:value="1.342422" calcext:value-type="float">
            <text:p>1.342422</text:p>
          </table:table-cell>
          <table:table-cell office:value-type="string" calcext:value-type="string">
            <text:p>G</text:p>
          </table:table-cell>
          <table:table-cell office:value-type="float" office:value="1112.02" calcext:value-type="float">
            <text:p>1112.02</text:p>
          </table:table-cell>
        </table:table-row>
        <table:table-row table:style-name="ro1">
          <table:table-cell office:value-type="string" calcext:value-type="string">
            <text:p>J0904+4825</text:p>
          </table:table-cell>
          <table:table-cell office:value-type="float" office:value="136.22475" calcext:value-type="float">
            <text:p>136.22475</text:p>
          </table:table-cell>
          <table:table-cell office:value-type="float" office:value="48.43165278" calcext:value-type="float">
            <text:p>48.43165278</text:p>
          </table:table-cell>
          <table:table-cell office:value-type="string" calcext:value-type="string">
            <text:p>WISEA J090454.02+482553.9</text:p>
          </table:table-cell>
          <table:table-cell office:value-type="float" office:value="2.102861" calcext:value-type="float">
            <text:p>2.102861</text:p>
          </table:table-cell>
          <table:table-cell office:value-type="string" calcext:value-type="string">
            <text:p>G</text:p>
          </table:table-cell>
          <table:table-cell office:value-type="float" office:value="113.48" calcext:value-type="float">
            <text:p>113.48</text:p>
          </table:table-cell>
        </table:table-row>
        <table:table-row table:style-name="ro1">
          <table:table-cell office:value-type="string" calcext:value-type="string">
            <text:p>J0905+0410</text:p>
          </table:table-cell>
          <table:table-cell office:value-type="float" office:value="136.4543917" calcext:value-type="float">
            <text:p>136.4543917</text:p>
          </table:table-cell>
          <table:table-cell office:value-type="float" office:value="4.169497222" calcext:value-type="float">
            <text:p>4.169497222</text:p>
          </table:table-cell>
          <table:table-cell office:value-type="string" calcext:value-type="string">
            <text:p>WISEA J090549.05+041010.3</text:p>
          </table:table-cell>
          <table:table-cell office:value-type="float" office:value="3.147446" calcext:value-type="float">
            <text:p>3.147446</text:p>
          </table:table-cell>
          <table:table-cell office:value-type="string" calcext:value-type="string">
            <text:p>QSO</text:p>
          </table:table-cell>
          <table:table-cell office:value-type="float" office:value="194.64" calcext:value-type="float">
            <text:p>194.64</text:p>
          </table:table-cell>
        </table:table-row>
        <table:table-row table:style-name="ro1">
          <table:table-cell office:value-type="string" calcext:value-type="string">
            <text:p>J0905+0537</text:p>
          </table:table-cell>
          <table:table-cell office:value-type="float" office:value="136.2811125" calcext:value-type="float">
            <text:p>136.2811125</text:p>
          </table:table-cell>
          <table:table-cell office:value-type="float" office:value="5.621505556" calcext:value-type="float">
            <text:p>5.621505556</text:p>
          </table:table-cell>
          <table:table-cell office:value-type="string" calcext:value-type="string">
            <text:p>4C +05.37</text:p>
          </table:table-cell>
          <table:table-cell office:value-type="float" office:value="1.216694" calcext:value-type="float">
            <text:p>1.216694</text:p>
          </table:table-cell>
          <table:table-cell office:value-type="string" calcext:value-type="string">
            <text:p>QSO</text:p>
          </table:table-cell>
          <table:table-cell office:value-type="float" office:value="482.34" calcext:value-type="float">
            <text:p>482.34</text:p>
          </table:table-cell>
        </table:table-row>
        <table:table-row table:style-name="ro1">
          <table:table-cell office:value-type="string" calcext:value-type="string">
            <text:p>J0905+3555</text:p>
          </table:table-cell>
          <table:table-cell office:value-type="float" office:value="136.4002583" calcext:value-type="float">
            <text:p>136.4002583</text:p>
          </table:table-cell>
          <table:table-cell office:value-type="float" office:value="35.931025" calcext:value-type="float">
            <text:p>35.931025</text:p>
          </table:table-cell>
          <table:table-cell office:value-type="string" calcext:value-type="string">
            <text:p>WISEA J090536.06+355551.7</text:p>
          </table:table-cell>
          <table:table-cell office:value-type="float" office:value="2.832334" calcext:value-type="float">
            <text:p>2.832334</text:p>
          </table:table-cell>
          <table:table-cell office:value-type="string" calcext:value-type="string">
            <text:p>QSO</text:p>
          </table:table-cell>
          <table:table-cell office:value-type="float" office:value="76.92" calcext:value-type="float">
            <text:p>76.92</text:p>
          </table:table-cell>
        </table:table-row>
        <table:table-row table:style-name="ro1">
          <table:table-cell office:value-type="string" calcext:value-type="string">
            <text:p>J0905+4850</text:p>
          </table:table-cell>
          <table:table-cell office:value-type="float" office:value="136.3644" calcext:value-type="float">
            <text:p>136.3644</text:p>
          </table:table-cell>
          <table:table-cell office:value-type="float" office:value="48.84703056" calcext:value-type="float">
            <text:p>48.84703056</text:p>
          </table:table-cell>
          <table:table-cell office:value-type="string" calcext:value-type="string">
            <text:p>WISEA J090527.46+485049.9</text:p>
          </table:table-cell>
          <table:table-cell office:value-type="float" office:value="2.687251" calcext:value-type="float">
            <text:p>2.687251</text:p>
          </table:table-cell>
          <table:table-cell office:value-type="string" calcext:value-type="string">
            <text:p>QSO</text:p>
          </table:table-cell>
          <table:table-cell office:value-type="float" office:value="625.44" calcext:value-type="float">
            <text:p>625.44</text:p>
          </table:table-cell>
        </table:table-row>
        <table:table-row table:style-name="ro1">
          <table:table-cell office:value-type="string" calcext:value-type="string">
            <text:p>J0909+0121</text:p>
          </table:table-cell>
          <table:table-cell office:value-type="float" office:value="137.292075" calcext:value-type="float">
            <text:p>137.292075</text:p>
          </table:table-cell>
          <table:table-cell office:value-type="float" office:value="1.359988889" calcext:value-type="float">
            <text:p>1.359988889</text:p>
          </table:table-cell>
          <table:table-cell office:value-type="string" calcext:value-type="string">
            <text:p>[HB89] 0906+015</text:p>
          </table:table-cell>
          <table:table-cell office:value-type="float" office:value="1.023907" calcext:value-type="float">
            <text:p>1.023907</text:p>
          </table:table-cell>
          <table:table-cell office:value-type="string" calcext:value-type="string">
            <text:p>QSO</text:p>
          </table:table-cell>
          <table:table-cell office:value-type="float" office:value="571.7" calcext:value-type="float">
            <text:p>571.7</text:p>
          </table:table-cell>
        </table:table-row>
        <table:table-row table:style-name="ro1">
          <table:table-cell office:value-type="string" calcext:value-type="string">
            <text:p>J0909+0200</text:p>
          </table:table-cell>
          <table:table-cell office:value-type="float" office:value="137.4160417" calcext:value-type="float">
            <text:p>137.4160417</text:p>
          </table:table-cell>
          <table:table-cell office:value-type="float" office:value="2.001480556" calcext:value-type="float">
            <text:p>2.001480556</text:p>
          </table:table-cell>
          <table:table-cell office:value-type="string" calcext:value-type="string">
            <text:p>PKS 0907+022</text:p>
          </table:table-cell>
          <table:table-cell office:value-type="float" office:value="3.932198" calcext:value-type="float">
            <text:p>3.932198</text:p>
          </table:table-cell>
          <table:table-cell office:value-type="string" calcext:value-type="string">
            <text:p>QSO</text:p>
          </table:table-cell>
          <table:table-cell office:value-type="float" office:value="317.53" calcext:value-type="float">
            <text:p>317.53</text:p>
          </table:table-cell>
        </table:table-row>
        <table:table-row table:style-name="ro1">
          <table:table-cell office:value-type="string" calcext:value-type="string">
            <text:p>J0909+0354</text:p>
          </table:table-cell>
          <table:table-cell office:value-type="float" office:value="137.3162667" calcext:value-type="float">
            <text:p>137.3162667</text:p>
          </table:table-cell>
          <table:table-cell office:value-type="float" office:value="3.912094444" calcext:value-type="float">
            <text:p>3.912094444</text:p>
          </table:table-cell>
          <table:table-cell office:value-type="string" calcext:value-type="string">
            <text:p>WISEA J090915.95+035442.7</text:p>
          </table:table-cell>
          <table:table-cell office:value-type="float" office:value="3.288193" calcext:value-type="float">
            <text:p>3.288193</text:p>
          </table:table-cell>
          <table:table-cell office:value-type="string" calcext:value-type="string">
            <text:p>QSO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string" calcext:value-type="string">
            <text:p>J0909+4253</text:p>
          </table:table-cell>
          <table:table-cell office:value-type="float" office:value="137.3895708" calcext:value-type="float">
            <text:p>137.3895708</text:p>
          </table:table-cell>
          <table:table-cell office:value-type="float" office:value="42.89626111" calcext:value-type="float">
            <text:p>42.89626111</text:p>
          </table:table-cell>
          <table:table-cell office:value-type="string" calcext:value-type="string">
            <text:p>3C 216</text:p>
          </table:table-cell>
          <table:table-cell office:value-type="float" office:value="0.6700212" calcext:value-type="float">
            <text:p>0.6700212</text:p>
          </table:table-cell>
          <table:table-cell office:value-type="string" calcext:value-type="string">
            <text:p>QSO</text:p>
          </table:table-cell>
          <table:table-cell office:value-type="float" office:value="4009.52" calcext:value-type="float">
            <text:p>4009.52</text:p>
          </table:table-cell>
        </table:table-row>
        <table:table-row table:style-name="ro1">
          <table:table-cell office:value-type="string" calcext:value-type="string">
            <text:p>J0910+2248</text:p>
          </table:table-cell>
          <table:table-cell office:value-type="float" office:value="137.6755917" calcext:value-type="float">
            <text:p>137.6755917</text:p>
          </table:table-cell>
          <table:table-cell office:value-type="float" office:value="22.80990556" calcext:value-type="float">
            <text:p>22.80990556</text:p>
          </table:table-cell>
          <table:table-cell office:value-type="string" calcext:value-type="string">
            <text:p>SDSS J091042.12+224835.5</text:p>
          </table:table-cell>
          <table:table-cell office:value-type="float" office:value="2.677151" calcext:value-type="float">
            <text:p>2.677151</text:p>
          </table:table-cell>
          <table:table-cell office:value-type="string" calcext:value-type="string">
            <text:p>QSO</text:p>
          </table:table-cell>
          <table:table-cell office:value-type="float" office:value="156.89" calcext:value-type="float">
            <text:p>156.89</text:p>
          </table:table-cell>
        </table:table-row>
        <table:table-row table:style-name="ro1">
          <table:table-cell office:value-type="string" calcext:value-type="string">
            <text:p>J0910+2539</text:p>
          </table:table-cell>
          <table:table-cell office:value-type="float" office:value="137.7301625" calcext:value-type="float">
            <text:p>137.7301625</text:p>
          </table:table-cell>
          <table:table-cell office:value-type="float" office:value="25.65599444" calcext:value-type="float">
            <text:p>25.65599444</text:p>
          </table:table-cell>
          <table:table-cell office:value-type="string" calcext:value-type="string">
            <text:p>B2 0908+25A</text:p>
          </table:table-cell>
          <table:table-cell office:value-type="float" office:value="2.748604" calcext:value-type="float">
            <text:p>2.748604</text:p>
          </table:table-cell>
          <table:table-cell office:value-type="string" calcext:value-type="string">
            <text:p>QSO</text:p>
          </table:table-cell>
          <table:table-cell office:value-type="float" office:value="207.22" calcext:value-type="float">
            <text:p>207.22</text:p>
          </table:table-cell>
        </table:table-row>
        <table:table-row table:style-name="ro1">
          <table:table-cell office:value-type="string" calcext:value-type="string">
            <text:p>J0910+3329</text:p>
          </table:table-cell>
          <table:table-cell office:value-type="float" office:value="137.6544167" calcext:value-type="float">
            <text:p>137.6544167</text:p>
          </table:table-cell>
          <table:table-cell office:value-type="float" office:value="33.49015" calcext:value-type="float">
            <text:p>33.49015</text:p>
          </table:table-cell>
          <table:table-cell office:value-type="string" calcext:value-type="string">
            <text:p>FBQS J091037.0+332924</text:p>
          </table:table-cell>
          <table:table-cell office:value-type="float" office:value="2.350426" calcext:value-type="float">
            <text:p>2.350426</text:p>
          </table:table-cell>
          <table:table-cell office:value-type="string" calcext:value-type="string">
            <text:p>QSO</text:p>
          </table:table-cell>
          <table:table-cell office:value-type="float" office:value="106.23" calcext:value-type="float">
            <text:p>106.23</text:p>
          </table:table-cell>
        </table:table-row>
        <table:table-row table:style-name="ro1">
          <table:table-cell office:value-type="string" calcext:value-type="string">
            <text:p>J0910+3519</text:p>
          </table:table-cell>
          <table:table-cell office:value-type="float" office:value="137.6560542" calcext:value-type="float">
            <text:p>137.6560542</text:p>
          </table:table-cell>
          <table:table-cell office:value-type="float" office:value="35.33013611" calcext:value-type="float">
            <text:p>35.33013611</text:p>
          </table:table-cell>
          <table:table-cell office:value-type="string" calcext:value-type="string">
            <text:p>WISEA J091037.44+351948.6</text:p>
          </table:table-cell>
          <table:table-cell office:value-type="float" office:value="2.265811" calcext:value-type="float">
            <text:p>2.265811</text:p>
          </table:table-cell>
          <table:table-cell office:value-type="string" calcext:value-type="string">
            <text:p>QSO</text:p>
          </table:table-cell>
          <table:table-cell office:value-type="float" office:value="91.26" calcext:value-type="float">
            <text:p>91.26</text:p>
          </table:table-cell>
        </table:table-row>
        <table:table-row table:style-name="ro1">
          <table:table-cell office:value-type="string" calcext:value-type="string">
            <text:p>J0910+3759</text:p>
          </table:table-cell>
          <table:table-cell office:value-type="float" office:value="137.7257667" calcext:value-type="float">
            <text:p>137.7257667</text:p>
          </table:table-cell>
          <table:table-cell office:value-type="float" office:value="37.98753056" calcext:value-type="float">
            <text:p>37.98753056</text:p>
          </table:table-cell>
          <table:table-cell office:value-type="string" calcext:value-type="string">
            <text:p>FBQS J091054.1+375915</text:p>
          </table:table-cell>
          <table:table-cell office:value-type="float" office:value="2.162501" calcext:value-type="float">
            <text:p>2.162501</text:p>
          </table:table-cell>
          <table:table-cell office:value-type="string" calcext:value-type="string">
            <text:p>QSO</text:p>
          </table:table-cell>
          <table:table-cell office:value-type="float" office:value="265.93" calcext:value-type="float">
            <text:p>265.93</text:p>
          </table:table-cell>
        </table:table-row>
        <table:table-row table:style-name="ro1">
          <table:table-cell office:value-type="string" calcext:value-type="string">
            <text:p>J0911+0205</text:p>
          </table:table-cell>
          <table:table-cell office:value-type="float" office:value="137.9195083" calcext:value-type="float">
            <text:p>137.9195083</text:p>
          </table:table-cell>
          <table:table-cell office:value-type="float" office:value="2.087625" calcext:value-type="float">
            <text:p>2.087625</text:p>
          </table:table-cell>
          <table:table-cell office:value-type="string" calcext:value-type="string">
            <text:p>WISEA J091140.68+020514.6</text:p>
          </table:table-cell>
          <table:table-cell office:value-type="float" office:value="2.365836" calcext:value-type="float">
            <text:p>2.365836</text:p>
          </table:table-cell>
          <table:table-cell office:value-type="string" calcext:value-type="string">
            <text:p>QSO</text:p>
          </table:table-cell>
          <table:table-cell office:value-type="float" office:value="119.08" calcext:value-type="float">
            <text:p>119.08</text:p>
          </table:table-cell>
        </table:table-row>
        <table:table-row table:style-name="ro1">
          <table:table-cell office:value-type="string" calcext:value-type="string">
            <text:p>J0911+1958</text:p>
          </table:table-cell>
          <table:table-cell office:value-type="float" office:value="137.889375" calcext:value-type="float">
            <text:p>137.889375</text:p>
          </table:table-cell>
          <table:table-cell office:value-type="float" office:value="19.97056667" calcext:value-type="float">
            <text:p>19.97056667</text:p>
          </table:table-cell>
          <table:table-cell office:value-type="string" calcext:value-type="string">
            <text:p>[HB89] 0908+201</text:p>
          </table:table-cell>
          <table:table-cell office:value-type="float" office:value="1.635983" calcext:value-type="float">
            <text:p>1.635983</text:p>
          </table:table-cell>
          <table:table-cell office:value-type="string" calcext:value-type="string">
            <text:p>QSO</text:p>
          </table:table-cell>
          <table:table-cell office:value-type="float" office:value="338.88" calcext:value-type="float">
            <text:p>338.88</text:p>
          </table:table-cell>
        </table:table-row>
        <table:table-row table:style-name="ro1">
          <table:table-cell office:value-type="string" calcext:value-type="string">
            <text:p>J0912+4126</text:p>
          </table:table-cell>
          <table:table-cell office:value-type="float" office:value="138.0485167" calcext:value-type="float">
            <text:p>138.0485167</text:p>
          </table:table-cell>
          <table:table-cell office:value-type="float" office:value="41.43598056" calcext:value-type="float">
            <text:p>41.43598056</text:p>
          </table:table-cell>
          <table:table-cell office:value-type="string" calcext:value-type="string">
            <text:p>B3 0908+416B</text:p>
          </table:table-cell>
          <table:table-cell office:value-type="float" office:value="2.567915" calcext:value-type="float">
            <text:p>2.567915</text:p>
          </table:table-cell>
          <table:table-cell office:value-type="string" calcext:value-type="string">
            <text:p>QSO</text:p>
          </table:table-cell>
          <table:table-cell office:value-type="float" office:value="345.48" calcext:value-type="float">
            <text:p>345.48</text:p>
          </table:table-cell>
        </table:table-row>
        <table:table-row table:style-name="ro1">
          <table:table-cell office:value-type="string" calcext:value-type="string">
            <text:p>J0912+4422</text:p>
          </table:table-cell>
          <table:table-cell office:value-type="float" office:value="138.2130708" calcext:value-type="float">
            <text:p>138.2130708</text:p>
          </table:table-cell>
          <table:table-cell office:value-type="float" office:value="44.36798056" calcext:value-type="float">
            <text:p>44.36798056</text:p>
          </table:table-cell>
          <table:table-cell office:value-type="string" calcext:value-type="string">
            <text:p>B3 0909+445</text:p>
          </table:table-cell>
          <table:table-cell office:value-type="float" office:value="1.724528" calcext:value-type="float">
            <text:p>1.724528</text:p>
          </table:table-cell>
          <table:table-cell office:value-type="string" calcext:value-type="string">
            <text:p>QSO</text:p>
          </table:table-cell>
          <table:table-cell office:value-type="float" office:value="262.29" calcext:value-type="float">
            <text:p>262.29</text:p>
          </table:table-cell>
        </table:table-row>
        <table:table-row table:style-name="ro1">
          <table:table-cell office:value-type="string" calcext:value-type="string">
            <text:p>J0912+5650</text:p>
          </table:table-cell>
          <table:table-cell office:value-type="float" office:value="138.0333" calcext:value-type="float">
            <text:p>138.0333</text:p>
          </table:table-cell>
          <table:table-cell office:value-type="float" office:value="56.84329444" calcext:value-type="float">
            <text:p>56.84329444</text:p>
          </table:table-cell>
          <table:table-cell office:value-type="string" calcext:value-type="string">
            <text:p>4C +57.16</text:p>
          </table:table-cell>
          <table:table-cell office:value-type="float" office:value="3.102082" calcext:value-type="float">
            <text:p>3.102082</text:p>
          </table:table-cell>
          <table:table-cell office:value-type="string" calcext:value-type="string">
            <text:p>*</text:p>
          </table:table-cell>
          <table:table-cell office:value-type="float" office:value="407.23" calcext:value-type="float">
            <text:p>407.23</text:p>
          </table:table-cell>
        </table:table-row>
        <table:table-row table:style-name="ro1">
          <table:table-cell office:value-type="string" calcext:value-type="string">
            <text:p>J0915+0007</text:p>
          </table:table-cell>
          <table:table-cell office:value-type="float" office:value="138.9654042" calcext:value-type="float">
            <text:p>138.9654042</text:p>
          </table:table-cell>
          <table:table-cell office:value-type="float" office:value="0.1202833333" calcext:value-type="float">
            <text:p>0.1202833333</text:p>
          </table:table-cell>
          <table:table-cell office:value-type="string" calcext:value-type="string">
            <text:p>WISEA J091551.67+000712.9</text:p>
          </table:table-cell>
          <table:table-cell office:value-type="float" office:value="3.074" calcext:value-type="float">
            <text:p>3.074</text:p>
          </table:table-cell>
          <table:table-cell office:value-type="string" calcext:value-type="string">
            <text:p>QSO</text:p>
          </table:table-cell>
          <table:table-cell office:value-type="float" office:value="381.73" calcext:value-type="float">
            <text:p>381.73</text:p>
          </table:table-cell>
        </table:table-row>
        <table:table-row table:style-name="ro1">
          <table:table-cell office:value-type="string" calcext:value-type="string">
            <text:p>J0915+2056</text:p>
          </table:table-cell>
          <table:table-cell office:value-type="float" office:value="138.786575" calcext:value-type="float">
            <text:p>138.786575</text:p>
          </table:table-cell>
          <table:table-cell office:value-type="float" office:value="20.93545278" calcext:value-type="float">
            <text:p>20.93545278</text:p>
          </table:table-cell>
          <table:table-cell office:value-type="string" calcext:value-type="string">
            <text:p>SDSS J091508.77+205607.4</text:p>
          </table:table-cell>
          <table:table-cell office:value-type="float" office:value="1.776443" calcext:value-type="float">
            <text:p>1.776443</text:p>
          </table:table-cell>
          <table:table-cell office:value-type="string" calcext:value-type="string">
            <text:p>QSO</text:p>
          </table:table-cell>
          <table:table-cell office:value-type="float" office:value="286.38" calcext:value-type="float">
            <text:p>286.38</text:p>
          </table:table-cell>
        </table:table-row>
        <table:table-row table:style-name="ro1">
          <table:table-cell office:value-type="string" calcext:value-type="string">
            <text:p>J0915+2933</text:p>
          </table:table-cell>
          <table:table-cell office:value-type="float" office:value="138.968325" calcext:value-type="float">
            <text:p>138.968325</text:p>
          </table:table-cell>
          <table:table-cell office:value-type="float" office:value="29.55670556" calcext:value-type="float">
            <text:p>29.55670556</text:p>
          </table:table-cell>
          <table:table-cell office:value-type="string" calcext:value-type="string">
            <text:p>FBQS J091552.3+293324</text:p>
          </table:table-cell>
          <table:table-cell office:value-type="float" office:value="1.239596" calcext:value-type="float">
            <text:p>1.239596</text:p>
          </table:table-cell>
          <table:table-cell office:value-type="string" calcext:value-type="string">
            <text:p>QSO</text:p>
          </table:table-cell>
          <table:table-cell office:value-type="float" office:value="356.43" calcext:value-type="float">
            <text:p>356.43</text:p>
          </table:table-cell>
        </table:table-row>
        <table:table-row table:style-name="ro1">
          <table:table-cell office:value-type="string" calcext:value-type="string">
            <text:p>J0916+1006</text:p>
          </table:table-cell>
          <table:table-cell office:value-type="float" office:value="139.1909917" calcext:value-type="float">
            <text:p>139.1909917</text:p>
          </table:table-cell>
          <table:table-cell office:value-type="float" office:value="10.11218611" calcext:value-type="float">
            <text:p>10.11218611</text:p>
          </table:table-cell>
          <table:table-cell office:value-type="string" calcext:value-type="string">
            <text:p>WISEA J091645.83+100642.7</text:p>
          </table:table-cell>
          <table:table-cell office:value-type="float" office:value="1.507531" calcext:value-type="float">
            <text:p>1.507531</text:p>
          </table:table-cell>
          <table:table-cell office:value-type="string" calcext:value-type="string">
            <text:p>QSO</text:p>
          </table:table-cell>
          <table:table-cell office:value-type="float" office:value="213.67" calcext:value-type="float">
            <text:p>213.67</text:p>
          </table:table-cell>
        </table:table-row>
        <table:table-row table:style-name="ro1">
          <table:table-cell office:value-type="string" calcext:value-type="string">
            <text:p>J0916+3854</text:p>
          </table:table-cell>
          <table:table-cell office:value-type="float" office:value="139.2037083" calcext:value-type="float">
            <text:p>139.2037083</text:p>
          </table:table-cell>
          <table:table-cell office:value-type="float" office:value="38.90777778" calcext:value-type="float">
            <text:p>38.90777778</text:p>
          </table:table-cell>
          <table:table-cell office:value-type="string" calcext:value-type="string">
            <text:p>4C +38.28</text:p>
          </table:table-cell>
          <table:table-cell office:value-type="float" office:value="1.26776" calcext:value-type="float">
            <text:p>1.26776</text:p>
          </table:table-cell>
          <table:table-cell office:value-type="string" calcext:value-type="string">
            <text:p>QSO</text:p>
          </table:table-cell>
          <table:table-cell office:value-type="float" office:value="1069.66" calcext:value-type="float">
            <text:p>1069.66</text:p>
          </table:table-cell>
        </table:table-row>
        <table:table-row table:style-name="ro1">
          <table:table-cell office:value-type="string" calcext:value-type="string">
            <text:p>J0917+3104</text:p>
          </table:table-cell>
          <table:table-cell office:value-type="float" office:value="139.351075" calcext:value-type="float">
            <text:p>139.351075</text:p>
          </table:table-cell>
          <table:table-cell office:value-type="float" office:value="31.08108056" calcext:value-type="float">
            <text:p>31.08108056</text:p>
          </table:table-cell>
          <table:table-cell office:value-type="string" calcext:value-type="string">
            <text:p>WISEA J091724.23+310451.3</text:p>
          </table:table-cell>
          <table:table-cell office:value-type="float" office:value="2.699566" calcext:value-type="float">
            <text:p>2.699566</text:p>
          </table:table-cell>
          <table:table-cell office:value-type="string" calcext:value-type="string">
            <text:p>QSO</text:p>
          </table:table-cell>
          <table:table-cell office:value-type="float" office:value="74.99" calcext:value-type="float">
            <text:p>74.99</text:p>
          </table:table-cell>
        </table:table-row>
        <table:table-row table:style-name="ro1">
          <table:table-cell office:value-type="string" calcext:value-type="string">
            <text:p>J0918+5332</text:p>
          </table:table-cell>
          <table:table-cell office:value-type="float" office:value="139.7394958" calcext:value-type="float">
            <text:p>139.7394958</text:p>
          </table:table-cell>
          <table:table-cell office:value-type="float" office:value="53.53870556" calcext:value-type="float">
            <text:p>53.53870556</text:p>
          </table:table-cell>
          <table:table-cell office:value-type="string" calcext:value-type="string">
            <text:p>WISEA J091857.64+533220.1</text:p>
          </table:table-cell>
          <table:table-cell office:value-type="float" office:value="3.01472" calcext:value-type="float">
            <text:p>3.01472</text:p>
          </table:table-cell>
          <table:table-cell office:value-type="string" calcext:value-type="string">
            <text:p>QSO</text:p>
          </table:table-cell>
          <table:table-cell office:value-type="float" office:value="83.87" calcext:value-type="float">
            <text:p>83.87</text:p>
          </table:table-cell>
        </table:table-row>
        <table:table-row table:style-name="ro1">
          <table:table-cell office:value-type="string" calcext:value-type="string">
            <text:p>J0920+0023</text:p>
          </table:table-cell>
          <table:table-cell office:value-type="float" office:value="140.149075" calcext:value-type="float">
            <text:p>140.149075</text:p>
          </table:table-cell>
          <table:table-cell office:value-type="float" office:value="0.3917666667" calcext:value-type="float">
            <text:p>0.3917666667</text:p>
          </table:table-cell>
          <table:table-cell office:value-type="string" calcext:value-type="string">
            <text:p>WISEA J092035.79+002330.7</text:p>
          </table:table-cell>
          <table:table-cell office:value-type="float" office:value="2.485616" calcext:value-type="float">
            <text:p>2.485616</text:p>
          </table:table-cell>
          <table:table-cell office:value-type="string" calcext:value-type="string">
            <text:p>QSO</text:p>
          </table:table-cell>
          <table:table-cell office:value-type="float" office:value="119.85" calcext:value-type="float">
            <text:p>119.85</text:p>
          </table:table-cell>
        </table:table-row>
        <table:table-row table:style-name="ro1">
          <table:table-cell office:value-type="string" calcext:value-type="string">
            <text:p>J0920+4441</text:p>
          </table:table-cell>
          <table:table-cell office:value-type="float" office:value="140.24355" calcext:value-type="float">
            <text:p>140.24355</text:p>
          </table:table-cell>
          <table:table-cell office:value-type="float" office:value="44.69830278" calcext:value-type="float">
            <text:p>44.69830278</text:p>
          </table:table-cell>
          <table:table-cell office:value-type="string" calcext:value-type="string">
            <text:p>[HB89] 0917+449</text:p>
          </table:table-cell>
          <table:table-cell office:value-type="float" office:value="2.187907" calcext:value-type="float">
            <text:p>2.187907</text:p>
          </table:table-cell>
          <table:table-cell office:value-type="string" calcext:value-type="string">
            <text:p>QSO</text:p>
          </table:table-cell>
          <table:table-cell office:value-type="float" office:value="1117.99" calcext:value-type="float">
            <text:p>1117.99</text:p>
          </table:table-cell>
        </table:table-row>
        <table:table-row table:style-name="ro1">
          <table:table-cell office:value-type="string" calcext:value-type="string">
            <text:p>J0921+3754</text:p>
          </table:table-cell>
          <table:table-cell office:value-type="float" office:value="140.4493458" calcext:value-type="float">
            <text:p>140.4493458</text:p>
          </table:table-cell>
          <table:table-cell office:value-type="float" office:value="37.90696111" calcext:value-type="float">
            <text:p>37.90696111</text:p>
          </table:table-cell>
          <table:table-cell office:value-type="string" calcext:value-type="string">
            <text:p>4C +38.29</text:p>
          </table:table-cell>
          <table:table-cell office:value-type="float" office:value="1.108777" calcext:value-type="float">
            <text:p>1.108777</text:p>
          </table:table-cell>
          <table:table-cell office:value-type="string" calcext:value-type="string">
            <text:p>QSO</text:p>
          </table:table-cell>
          <table:table-cell office:value-type="float" office:value="432.23" calcext:value-type="float">
            <text:p>432.23</text:p>
          </table:table-cell>
        </table:table-row>
        <table:table-row table:style-name="ro1">
          <table:table-cell office:value-type="string" calcext:value-type="string">
            <text:p>J0921+6215</text:p>
          </table:table-cell>
          <table:table-cell office:value-type="float" office:value="140.40085" calcext:value-type="float">
            <text:p>140.40085</text:p>
          </table:table-cell>
          <table:table-cell office:value-type="float" office:value="62.26448333" calcext:value-type="float">
            <text:p>62.26448333</text:p>
          </table:table-cell>
          <table:table-cell office:value-type="string" calcext:value-type="string">
            <text:p>WISE J092136.24+621552.2</text:p>
          </table:table-cell>
          <table:table-cell office:value-type="float" office:value="1.457562" calcext:value-type="float">
            <text:p>1.457562</text:p>
          </table:table-cell>
          <table:table-cell office:value-type="string" calcext:value-type="string">
            <text:p>QSO</text:p>
          </table:table-cell>
          <table:table-cell office:value-type="float" office:value="1256.89" calcext:value-type="float">
            <text:p>1256.89</text:p>
          </table:table-cell>
        </table:table-row>
        <table:table-row table:style-name="ro1">
          <table:table-cell office:value-type="string" calcext:value-type="string">
            <text:p>J0922+2136</text:p>
          </table:table-cell>
          <table:table-cell office:value-type="float" office:value="140.68295" calcext:value-type="float">
            <text:p>140.68295</text:p>
          </table:table-cell>
          <table:table-cell office:value-type="float" office:value="21.6125" calcext:value-type="float">
            <text:p>21.6125</text:p>
          </table:table-cell>
          <table:table-cell office:value-type="string" calcext:value-type="string">
            <text:p>[HB89] 0919+218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QSO</text:p>
          </table:table-cell>
          <table:table-cell office:value-type="float" office:value="557.16" calcext:value-type="float">
            <text:p>557.16</text:p>
          </table:table-cell>
        </table:table-row>
        <table:table-row table:style-name="ro1">
          <table:table-cell office:value-type="string" calcext:value-type="string">
            <text:p>J0925+0019</text:p>
          </table:table-cell>
          <table:table-cell office:value-type="float" office:value="141.2826125" calcext:value-type="float">
            <text:p>141.2826125</text:p>
          </table:table-cell>
          <table:table-cell office:value-type="float" office:value="0.3204861111" calcext:value-type="float">
            <text:p>0.3204861111</text:p>
          </table:table-cell>
          <table:table-cell office:value-type="string" calcext:value-type="string">
            <text:p>[HB89] 0922+005</text:p>
          </table:table-cell>
          <table:table-cell office:value-type="float" office:value="1.72094" calcext:value-type="float">
            <text:p>1.72094</text:p>
          </table:table-cell>
          <table:table-cell office:value-type="string" calcext:value-type="string">
            <text:p>QSO</text:p>
          </table:table-cell>
          <table:table-cell office:value-type="float" office:value="625.69" calcext:value-type="float">
            <text:p>625.69</text:p>
          </table:table-cell>
        </table:table-row>
        <table:table-row table:style-name="ro1">
          <table:table-cell office:value-type="string" calcext:value-type="string">
            <text:p>J0925+4203</text:p>
          </table:table-cell>
          <table:table-cell office:value-type="float" office:value="141.4985708" calcext:value-type="float">
            <text:p>141.4985708</text:p>
          </table:table-cell>
          <table:table-cell office:value-type="float" office:value="42.05980556" calcext:value-type="float">
            <text:p>42.05980556</text:p>
          </table:table-cell>
          <table:table-cell office:value-type="string" calcext:value-type="string">
            <text:p>B3 0922+422</text:p>
          </table:table-cell>
          <table:table-cell office:value-type="float" office:value="1.751102" calcext:value-type="float">
            <text:p>1.751102</text:p>
          </table:table-cell>
          <table:table-cell office:value-type="string" calcext:value-type="string">
            <text:p>QSO</text:p>
          </table:table-cell>
          <table:table-cell office:value-type="float" office:value="244.12" calcext:value-type="float">
            <text:p>244.12</text:p>
          </table:table-cell>
        </table:table-row>
        <table:table-row table:style-name="ro1">
          <table:table-cell office:value-type="string" calcext:value-type="string">
            <text:p>J0925+4217</text:p>
          </table:table-cell>
          <table:table-cell office:value-type="float" office:value="141.3493458" calcext:value-type="float">
            <text:p>141.3493458</text:p>
          </table:table-cell>
          <table:table-cell office:value-type="float" office:value="42.29055278" calcext:value-type="float">
            <text:p>42.29055278</text:p>
          </table:table-cell>
          <table:table-cell office:value-type="string" calcext:value-type="string">
            <text:p>B3 0922+425</text:p>
          </table:table-cell>
          <table:table-cell office:value-type="float" office:value="1.88429" calcext:value-type="float">
            <text:p>1.88429</text:p>
          </table:table-cell>
          <table:table-cell office:value-type="string" calcext:value-type="string">
            <text:p>QSO</text:p>
          </table:table-cell>
          <table:table-cell office:value-type="float" office:value="172.95" calcext:value-type="float">
            <text:p>172.95</text:p>
          </table:table-cell>
        </table:table-row>
        <table:table-row table:style-name="ro1">
          <table:table-cell office:value-type="string" calcext:value-type="string">
            <text:p>J0926+4029</text:p>
          </table:table-cell>
          <table:table-cell office:value-type="float" office:value="141.5018333" calcext:value-type="float">
            <text:p>141.5018333</text:p>
          </table:table-cell>
          <table:table-cell office:value-type="float" office:value="40.49718333" calcext:value-type="float">
            <text:p>40.49718333</text:p>
          </table:table-cell>
          <table:table-cell office:value-type="string" calcext:value-type="string">
            <text:p>B3 0922+407</text:p>
          </table:table-cell>
          <table:table-cell office:value-type="float" office:value="1.878878" calcext:value-type="float">
            <text:p>1.878878</text:p>
          </table:table-cell>
          <table:table-cell office:value-type="string" calcext:value-type="string">
            <text:p>QSO</text:p>
          </table:table-cell>
          <table:table-cell office:value-type="float" office:value="319.34" calcext:value-type="float">
            <text:p>319.34</text:p>
          </table:table-cell>
        </table:table-row>
        <table:table-row table:style-name="ro1">
          <table:table-cell office:value-type="string" calcext:value-type="string">
            <text:p>J0927+3902</text:p>
          </table:table-cell>
          <table:table-cell office:value-type="float" office:value="141.7626" calcext:value-type="float">
            <text:p>141.7626</text:p>
          </table:table-cell>
          <table:table-cell office:value-type="float" office:value="39.03908889" calcext:value-type="float">
            <text:p>39.03908889</text:p>
          </table:table-cell>
          <table:table-cell office:value-type="string" calcext:value-type="string">
            <text:p>[HB89] 0923+392</text:p>
          </table:table-cell>
          <table:table-cell office:value-type="float" office:value="0.6965228" calcext:value-type="float">
            <text:p>0.6965228</text:p>
          </table:table-cell>
          <table:table-cell office:value-type="string" calcext:value-type="string">
            <text:p>QSO</text:p>
          </table:table-cell>
          <table:table-cell office:value-type="float" office:value="2958.52" calcext:value-type="float">
            <text:p>2958.52</text:p>
          </table:table-cell>
        </table:table-row>
        <table:table-row table:style-name="ro1">
          <table:table-cell office:value-type="string" calcext:value-type="string">
            <text:p>J0928+1134</text:p>
          </table:table-cell>
          <table:table-cell office:value-type="float" office:value="142.1813042" calcext:value-type="float">
            <text:p>142.1813042</text:p>
          </table:table-cell>
          <table:table-cell office:value-type="float" office:value="11.57404444" calcext:value-type="float">
            <text:p>11.57404444</text:p>
          </table:table-cell>
          <table:table-cell office:value-type="string" calcext:value-type="string">
            <text:p>[HB89] 0926+117</text:p>
          </table:table-cell>
          <table:table-cell office:value-type="float" office:value="1.754" calcext:value-type="float">
            <text:p>1.754</text:p>
          </table:table-cell>
          <table:table-cell office:value-type="string" calcext:value-type="string">
            <text:p>QSO</text:p>
          </table:table-cell>
          <table:table-cell office:value-type="float" office:value="545.53" calcext:value-type="float">
            <text:p>545.53</text:p>
          </table:table-cell>
        </table:table-row>
        <table:table-row table:style-name="ro1">
          <table:table-cell office:value-type="string" calcext:value-type="string">
            <text:p>J0928+4446</text:p>
          </table:table-cell>
          <table:table-cell office:value-type="float" office:value="142.1005542" calcext:value-type="float">
            <text:p>142.1005542</text:p>
          </table:table-cell>
          <table:table-cell office:value-type="float" office:value="44.76796667" calcext:value-type="float">
            <text:p>44.76796667</text:p>
          </table:table-cell>
          <table:table-cell office:value-type="string" calcext:value-type="string">
            <text:p>B3 0925+449</text:p>
          </table:table-cell>
          <table:table-cell office:value-type="float" office:value="1.902532" calcext:value-type="float">
            <text:p>1.902532</text:p>
          </table:table-cell>
          <table:table-cell office:value-type="string" calcext:value-type="string">
            <text:p>QSO</text:p>
          </table:table-cell>
          <table:table-cell office:value-type="float" office:value="162.17" calcext:value-type="float">
            <text:p>162.17</text:p>
          </table:table-cell>
        </table:table-row>
        <table:table-row table:style-name="ro1">
          <table:table-cell office:value-type="string" calcext:value-type="string">
            <text:p>J0929+5013</text:p>
          </table:table-cell>
          <table:table-cell office:value-type="float" office:value="142.3143833" calcext:value-type="float">
            <text:p>142.3143833</text:p>
          </table:table-cell>
          <table:table-cell office:value-type="float" office:value="50.22668056" calcext:value-type="float">
            <text:p>50.22668056</text:p>
          </table:table-cell>
          <table:table-cell office:value-type="string" calcext:value-type="string">
            <text:p>WISE J092915.43+501336.0</text:p>
          </table:table-cell>
          <table:table-cell office:value-type="float" office:value="4.162489" calcext:value-type="float">
            <text:p>4.162489</text:p>
          </table:table-cell>
          <table:table-cell office:value-type="string" calcext:value-type="string">
            <text:p>QSO</text:p>
          </table:table-cell>
          <table:table-cell office:value-type="float" office:value="503.44" calcext:value-type="float">
            <text:p>503.44</text:p>
          </table:table-cell>
        </table:table-row>
        <table:table-row table:style-name="ro1">
          <table:table-cell office:value-type="string" calcext:value-type="string">
            <text:p>J0930+0034</text:p>
          </table:table-cell>
          <table:table-cell office:value-type="float" office:value="142.7177333" calcext:value-type="float">
            <text:p>142.7177333</text:p>
          </table:table-cell>
          <table:table-cell office:value-type="float" office:value="0.5830388889" calcext:value-type="float">
            <text:p>0.5830388889</text:p>
          </table:table-cell>
          <table:table-cell office:value-type="string" calcext:value-type="string">
            <text:p>[HB89] 0928+008</text:p>
          </table:table-cell>
          <table:table-cell office:value-type="float" office:value="1.769596" calcext:value-type="float">
            <text:p>1.769596</text:p>
          </table:table-cell>
          <table:table-cell office:value-type="string" calcext:value-type="string">
            <text:p>QSO</text:p>
          </table:table-cell>
          <table:table-cell office:value-type="float" office:value="321.5" calcext:value-type="float">
            <text:p>321.5</text:p>
          </table:table-cell>
        </table:table-row>
        <table:table-row table:style-name="ro1">
          <table:table-cell office:value-type="string" calcext:value-type="string">
            <text:p>J0930+1859</text:p>
          </table:table-cell>
          <table:table-cell office:value-type="float" office:value="142.6700417" calcext:value-type="float">
            <text:p>142.6700417</text:p>
          </table:table-cell>
          <table:table-cell office:value-type="float" office:value="18.99908056" calcext:value-type="float">
            <text:p>18.99908056</text:p>
          </table:table-cell>
          <table:table-cell office:value-type="string" calcext:value-type="string">
            <text:p>WISEA J093041.18+185958.8</text:p>
          </table:table-cell>
          <table:table-cell office:value-type="float" office:value="2.395401" calcext:value-type="float">
            <text:p>2.395401</text:p>
          </table:table-cell>
          <table:table-cell office:value-type="string" calcext:value-type="string">
            <text:p>*</text:p>
          </table:table-cell>
          <table:table-cell office:value-type="float" office:value="87.62" calcext:value-type="float">
            <text:p>87.62</text:p>
          </table:table-cell>
        </table:table-row>
        <table:table-row table:style-name="ro1">
          <table:table-cell office:value-type="string" calcext:value-type="string">
            <text:p>J0930+2135</text:p>
          </table:table-cell>
          <table:table-cell office:value-type="float" office:value="142.658775" calcext:value-type="float">
            <text:p>142.658775</text:p>
          </table:table-cell>
          <table:table-cell office:value-type="float" office:value="21.58396389" calcext:value-type="float">
            <text:p>21.58396389</text:p>
          </table:table-cell>
          <table:table-cell office:value-type="string" calcext:value-type="string">
            <text:p>B2 0927+21</text:p>
          </table:table-cell>
          <table:table-cell office:value-type="float" office:value="1.690292" calcext:value-type="float">
            <text:p>1.690292</text:p>
          </table:table-cell>
          <table:table-cell office:value-type="string" calcext:value-type="string">
            <text:p>QSO</text:p>
          </table:table-cell>
          <table:table-cell office:value-type="float" office:value="253.41" calcext:value-type="float">
            <text:p>253.41</text:p>
          </table:table-cell>
        </table:table-row>
        <table:table-row table:style-name="ro1">
          <table:table-cell office:value-type="string" calcext:value-type="string">
            <text:p>J0930+3601</text:p>
          </table:table-cell>
          <table:table-cell office:value-type="float" office:value="142.6387458" calcext:value-type="float">
            <text:p>142.6387458</text:p>
          </table:table-cell>
          <table:table-cell office:value-type="float" office:value="36.02274444" calcext:value-type="float">
            <text:p>36.02274444</text:p>
          </table:table-cell>
          <table:table-cell office:value-type="string" calcext:value-type="string">
            <text:p>3C 220.2</text:p>
          </table:table-cell>
          <table:table-cell office:value-type="float" office:value="1.156101" calcext:value-type="float">
            <text:p>1.156101</text:p>
          </table:table-cell>
          <table:table-cell office:value-type="string" calcext:value-type="string">
            <text:p>QSO</text:p>
          </table:table-cell>
          <table:table-cell office:value-type="float" office:value="1045.43" calcext:value-type="float">
            <text:p>1045.43</text:p>
          </table:table-cell>
        </table:table-row>
        <table:table-row table:style-name="ro1">
          <table:table-cell office:value-type="string" calcext:value-type="string">
            <text:p>J0930+4644</text:p>
          </table:table-cell>
          <table:table-cell office:value-type="float" office:value="142.6462042" calcext:value-type="float">
            <text:p>142.6462042</text:p>
          </table:table-cell>
          <table:table-cell office:value-type="float" office:value="46.73572222" calcext:value-type="float">
            <text:p>46.73572222</text:p>
          </table:table-cell>
          <table:table-cell office:value-type="string" calcext:value-type="string">
            <text:p>B3 0927+469</text:p>
          </table:table-cell>
          <table:table-cell office:value-type="float" office:value="2.034068" calcext:value-type="float">
            <text:p>2.034068</text:p>
          </table:table-cell>
          <table:table-cell office:value-type="string" calcext:value-type="string">
            <text:p>QSO</text:p>
          </table:table-cell>
          <table:table-cell office:value-type="float" office:value="335.72" calcext:value-type="float">
            <text:p>335.72</text:p>
          </table:table-cell>
        </table:table-row>
        <table:table-row table:style-name="ro1">
          <table:table-cell office:value-type="string" calcext:value-type="string">
            <text:p>J0930+5823</text:p>
          </table:table-cell>
          <table:table-cell office:value-type="float" office:value="142.714125" calcext:value-type="float">
            <text:p>142.714125</text:p>
          </table:table-cell>
          <table:table-cell office:value-type="float" office:value="58.39024167" calcext:value-type="float">
            <text:p>58.39024167</text:p>
          </table:table-cell>
          <table:table-cell office:value-type="string" calcext:value-type="string">
            <text:p>SDSS J093051.23+582323.0</text:p>
          </table:table-cell>
          <table:table-cell office:value-type="float" office:value="1.963422" calcext:value-type="float">
            <text:p>1.963422</text:p>
          </table:table-cell>
          <table:table-cell office:value-type="string" calcext:value-type="string">
            <text:p>QSO</text:p>
          </table:table-cell>
          <table:table-cell office:value-type="float" office:value="388.48" calcext:value-type="float">
            <text:p>388.48</text:p>
          </table:table-cell>
        </table:table-row>
        <table:table-row table:style-name="ro1">
          <table:table-cell office:value-type="string" calcext:value-type="string">
            <text:p>J0931+4840</text:p>
          </table:table-cell>
          <table:table-cell office:value-type="float" office:value="142.866575" calcext:value-type="float">
            <text:p>142.866575</text:p>
          </table:table-cell>
          <table:table-cell office:value-type="float" office:value="48.67766111" calcext:value-type="float">
            <text:p>48.67766111</text:p>
          </table:table-cell>
          <table:table-cell office:value-type="string" calcext:value-type="string">
            <text:p>WISEA J093127.95+484039.5</text:p>
          </table:table-cell>
          <table:table-cell office:value-type="float" office:value="2.094757" calcext:value-type="float">
            <text:p>2.094757</text:p>
          </table:table-cell>
          <table:table-cell office:value-type="string" calcext:value-type="string">
            <text:p>QSO</text:p>
          </table:table-cell>
          <table:table-cell office:value-type="float" office:value="126.16" calcext:value-type="float">
            <text:p>126.16</text:p>
          </table:table-cell>
        </table:table-row>
        <table:table-row table:style-name="ro1">
          <table:table-cell office:value-type="string" calcext:value-type="string">
            <text:p>J0932+2158</text:p>
          </table:table-cell>
          <table:table-cell office:value-type="float" office:value="143.1371208" calcext:value-type="float">
            <text:p>143.1371208</text:p>
          </table:table-cell>
          <table:table-cell office:value-type="float" office:value="21.97373611" calcext:value-type="float">
            <text:p>21.97373611</text:p>
          </table:table-cell>
          <table:table-cell office:value-type="string" calcext:value-type="string">
            <text:p>[HB89] 0929+221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QSO</text:p>
          </table:table-cell>
          <table:table-cell office:value-type="float" office:value="103.58" calcext:value-type="float">
            <text:p>103.58</text:p>
          </table:table-cell>
        </table:table-row>
        <table:table-row table:style-name="ro1">
          <table:table-cell office:value-type="string" calcext:value-type="string">
            <text:p>J0933+2845</text:p>
          </table:table-cell>
          <table:table-cell office:value-type="float" office:value="143.4054083" calcext:value-type="float">
            <text:p>143.4054083</text:p>
          </table:table-cell>
          <table:table-cell office:value-type="float" office:value="28.75895556" calcext:value-type="float">
            <text:p>28.75895556</text:p>
          </table:table-cell>
          <table:table-cell office:value-type="string" calcext:value-type="string">
            <text:p>FBQS J0933+2845</text:p>
          </table:table-cell>
          <table:table-cell office:value-type="float" office:value="3.431438" calcext:value-type="float">
            <text:p>3.431438</text:p>
          </table:table-cell>
          <table:table-cell office:value-type="string" calcext:value-type="string">
            <text:p>QSO</text:p>
          </table:table-cell>
          <table:table-cell office:value-type="float" office:value="120.71" calcext:value-type="float">
            <text:p>120.71</text:p>
          </table:table-cell>
        </table:table-row>
        <table:table-row table:style-name="ro1">
          <table:table-cell office:value-type="string" calcext:value-type="string">
            <text:p>J0933+4739</text:p>
          </table:table-cell>
          <table:table-cell office:value-type="float" office:value="143.3379792" calcext:value-type="float">
            <text:p>143.3379792</text:p>
          </table:table-cell>
          <table:table-cell office:value-type="float" office:value="47.65438333" calcext:value-type="float">
            <text:p>47.65438333</text:p>
          </table:table-cell>
          <table:table-cell office:value-type="string" calcext:value-type="string">
            <text:p>WISE J093321.12+473915.8</text:p>
          </table:table-cell>
          <table:table-cell office:value-type="float" office:value="4.463948" calcext:value-type="float">
            <text:p>4.463948</text:p>
          </table:table-cell>
          <table:table-cell office:value-type="string" calcext:value-type="string">
            <text:p>QSO</text:p>
          </table:table-cell>
          <table:table-cell office:value-type="float" office:value="453.91" calcext:value-type="float">
            <text:p>453.91</text:p>
          </table:table-cell>
        </table:table-row>
        <table:table-row table:style-name="ro1">
          <table:table-cell office:value-type="string" calcext:value-type="string">
            <text:p>J0933+6106</text:p>
          </table:table-cell>
          <table:table-cell office:value-type="float" office:value="143.29345" calcext:value-type="float">
            <text:p>143.29345</text:p>
          </table:table-cell>
          <table:table-cell office:value-type="float" office:value="61.11268056" calcext:value-type="float">
            <text:p>61.11268056</text:p>
          </table:table-cell>
          <table:table-cell office:value-type="string" calcext:value-type="string">
            <text:p>WISEA J093310.46+610645.4</text:p>
          </table:table-cell>
          <table:table-cell office:value-type="float" office:value="1.913248" calcext:value-type="float">
            <text:p>1.913248</text:p>
          </table:table-cell>
          <table:table-cell office:value-type="string" calcext:value-type="string">
            <text:p>QSO</text:p>
          </table:table-cell>
          <table:table-cell office:value-type="float" office:value="123.84" calcext:value-type="float">
            <text:p>123.84</text:p>
          </table:table-cell>
        </table:table-row>
        <table:table-row table:style-name="ro1">
          <table:table-cell office:value-type="string" calcext:value-type="string">
            <text:p>J0934+3050</text:p>
          </table:table-cell>
          <table:table-cell office:value-type="float" office:value="143.6968542" calcext:value-type="float">
            <text:p>143.6968542</text:p>
          </table:table-cell>
          <table:table-cell office:value-type="float" office:value="30.84889722" calcext:value-type="float">
            <text:p>30.84889722</text:p>
          </table:table-cell>
          <table:table-cell office:value-type="string" calcext:value-type="string">
            <text:p>B2 0931+31</text:p>
          </table:table-cell>
          <table:table-cell office:value-type="float" office:value="2.894303" calcext:value-type="float">
            <text:p>2.894303</text:p>
          </table:table-cell>
          <table:table-cell office:value-type="string" calcext:value-type="string">
            <text:p>QSO</text:p>
          </table:table-cell>
          <table:table-cell office:value-type="float" office:value="329.97" calcext:value-type="float">
            <text:p>329.97</text:p>
          </table:table-cell>
        </table:table-row>
        <table:table-row table:style-name="ro1">
          <table:table-cell office:value-type="string" calcext:value-type="string">
            <text:p>J0934+4908</text:p>
          </table:table-cell>
          <table:table-cell office:value-type="float" office:value="143.5656333" calcext:value-type="float">
            <text:p>143.5656333</text:p>
          </table:table-cell>
          <table:table-cell office:value-type="float" office:value="49.139375" calcext:value-type="float">
            <text:p>49.139375</text:p>
          </table:table-cell>
          <table:table-cell office:value-type="string" calcext:value-type="string">
            <text:p>WISEA J093415.73+490821.3</text:p>
          </table:table-cell>
          <table:table-cell office:value-type="float" office:value="2.582726" calcext:value-type="float">
            <text:p>2.582726</text:p>
          </table:table-cell>
          <table:table-cell office:value-type="string" calcext:value-type="string">
            <text:p>QSO</text:p>
          </table:table-cell>
          <table:table-cell office:value-type="float" office:value="765.33" calcext:value-type="float">
            <text:p>765.33</text:p>
          </table:table-cell>
        </table:table-row>
        <table:table-row table:style-name="ro1">
          <table:table-cell office:value-type="string" calcext:value-type="string">
            <text:p>J0935+0132</text:p>
          </table:table-cell>
          <table:table-cell office:value-type="float" office:value="143.8113417" calcext:value-type="float">
            <text:p>143.8113417</text:p>
          </table:table-cell>
          <table:table-cell office:value-type="float" office:value="1.537361111" calcext:value-type="float">
            <text:p>1.537361111</text:p>
          </table:table-cell>
          <table:table-cell office:value-type="string" calcext:value-type="string">
            <text:p>PMN J0935+0132</text:p>
          </table:table-cell>
          <table:table-cell office:value-type="float" office:value="2.548307" calcext:value-type="float">
            <text:p>2.548307</text:p>
          </table:table-cell>
          <table:table-cell office:value-type="string" calcext:value-type="string">
            <text:p>RadioS</text:p>
          </table:table-cell>
          <table:table-cell office:value-type="float" office:value="212.67" calcext:value-type="float">
            <text:p>212.67</text:p>
          </table:table-cell>
        </table:table-row>
        <table:table-row table:style-name="ro1">
          <table:table-cell office:value-type="string" calcext:value-type="string">
            <text:p>J0935+2405</text:p>
          </table:table-cell>
          <table:table-cell office:value-type="float" office:value="143.8469958" calcext:value-type="float">
            <text:p>143.8469958</text:p>
          </table:table-cell>
          <table:table-cell office:value-type="float" office:value="24.08683611" calcext:value-type="float">
            <text:p>24.08683611</text:p>
          </table:table-cell>
          <table:table-cell office:value-type="string" calcext:value-type="string">
            <text:p>WISEA J093523.26+240512.5</text:p>
          </table:table-cell>
          <table:table-cell office:value-type="float" office:value="2.751392" calcext:value-type="float">
            <text:p>2.751392</text:p>
          </table:table-cell>
          <table:table-cell office:value-type="string" calcext:value-type="string">
            <text:p>QSO</text:p>
          </table:table-cell>
          <table:table-cell office:value-type="float" office:value="293.19" calcext:value-type="float">
            <text:p>293.19</text:p>
          </table:table-cell>
        </table:table-row>
        <table:table-row table:style-name="ro1">
          <table:table-cell office:value-type="string" calcext:value-type="string">
            <text:p>J0935+3633</text:p>
          </table:table-cell>
          <table:table-cell office:value-type="float" office:value="143.8826083" calcext:value-type="float">
            <text:p>143.8826083</text:p>
          </table:table-cell>
          <table:table-cell office:value-type="float" office:value="36.55493889" calcext:value-type="float">
            <text:p>36.55493889</text:p>
          </table:table-cell>
          <table:table-cell office:value-type="string" calcext:value-type="string">
            <text:p>[HB89] 0932+367</text:p>
          </table:table-cell>
          <table:table-cell office:value-type="float" office:value="2.854901" calcext:value-type="float">
            <text:p>2.854901</text:p>
          </table:table-cell>
          <table:table-cell office:value-type="string" calcext:value-type="string">
            <text:p>QSO</text:p>
          </table:table-cell>
          <table:table-cell office:value-type="float" office:value="285.54" calcext:value-type="float">
            <text:p>285.54</text:p>
          </table:table-cell>
        </table:table-row>
        <table:table-row table:style-name="ro1">
          <table:table-cell office:value-type="string" calcext:value-type="string">
            <text:p>J0937+0616</text:p>
          </table:table-cell>
          <table:table-cell office:value-type="float" office:value="144.3867958" calcext:value-type="float">
            <text:p>144.3867958</text:p>
          </table:table-cell>
          <table:table-cell office:value-type="float" office:value="6.267469444" calcext:value-type="float">
            <text:p>6.267469444</text:p>
          </table:table-cell>
          <table:table-cell office:value-type="string" calcext:value-type="string">
            <text:p>SDSS J093732.79+061602.7</text:p>
          </table:table-cell>
          <table:table-cell office:value-type="float" office:value="2.148311" calcext:value-type="float">
            <text:p>2.148311</text:p>
          </table:table-cell>
          <table:table-cell office:value-type="string" calcext:value-type="string">
            <text:p>QSO</text:p>
          </table:table-cell>
          <table:table-cell office:value-type="float" office:value="127.72" calcext:value-type="float">
            <text:p>127.72</text:p>
          </table:table-cell>
        </table:table-row>
        <table:table-row table:style-name="ro1">
          <table:table-cell office:value-type="string" calcext:value-type="string">
            <text:p>J0938+3934</text:p>
          </table:table-cell>
          <table:table-cell office:value-type="float" office:value="144.6632167" calcext:value-type="float">
            <text:p>144.6632167</text:p>
          </table:table-cell>
          <table:table-cell office:value-type="float" office:value="39.57224167" calcext:value-type="float">
            <text:p>39.57224167</text:p>
          </table:table-cell>
          <table:table-cell office:value-type="string" calcext:value-type="string">
            <text:p>B2 0935+39</text:p>
          </table:table-cell>
          <table:table-cell office:value-type="float" office:value="2.49957" calcext:value-type="float">
            <text:p>2.49957</text:p>
          </table:table-cell>
          <table:table-cell office:value-type="string" calcext:value-type="string">
            <text:p>QSO</text:p>
          </table:table-cell>
          <table:table-cell office:value-type="float" office:value="151.55" calcext:value-type="float">
            <text:p>151.55</text:p>
          </table:table-cell>
        </table:table-row>
        <table:table-row table:style-name="ro1">
          <table:table-cell office:value-type="string" calcext:value-type="string">
            <text:p>J0941+1145</text:p>
          </table:table-cell>
          <table:table-cell office:value-type="float" office:value="145.3065083" calcext:value-type="float">
            <text:p>145.3065083</text:p>
          </table:table-cell>
          <table:table-cell office:value-type="float" office:value="11.75895" calcext:value-type="float">
            <text:p>11.75895</text:p>
          </table:table-cell>
          <table:table-cell office:value-type="string" calcext:value-type="string">
            <text:p>[HB89] 0938+119</text:p>
          </table:table-cell>
          <table:table-cell office:value-type="float" office:value="3.194049" calcext:value-type="float">
            <text:p>3.194049</text:p>
          </table:table-cell>
          <table:table-cell office:value-type="string" calcext:value-type="string">
            <text:p>QSO</text:p>
          </table:table-cell>
          <table:table-cell office:value-type="float" office:value="220.19" calcext:value-type="float">
            <text:p>220.19</text:p>
          </table:table-cell>
        </table:table-row>
        <table:table-row table:style-name="ro1">
          <table:table-cell office:value-type="string" calcext:value-type="string">
            <text:p>J0942+2737</text:p>
          </table:table-cell>
          <table:table-cell office:value-type="float" office:value="145.7112958" calcext:value-type="float">
            <text:p>145.7112958</text:p>
          </table:table-cell>
          <table:table-cell office:value-type="float" office:value="27.63311667" calcext:value-type="float">
            <text:p>27.63311667</text:p>
          </table:table-cell>
          <table:table-cell office:value-type="string" calcext:value-type="string">
            <text:p>B2 0939+27</text:p>
          </table:table-cell>
          <table:table-cell office:value-type="float" office:value="1.652603" calcext:value-type="float">
            <text:p>1.652603</text:p>
          </table:table-cell>
          <table:table-cell office:value-type="string" calcext:value-type="string">
            <text:p>QSO</text:p>
          </table:table-cell>
          <table:table-cell office:value-type="float" office:value="209.54" calcext:value-type="float">
            <text:p>209.54</text:p>
          </table:table-cell>
        </table:table-row>
        <table:table-row table:style-name="ro1">
          <table:table-cell office:value-type="string" calcext:value-type="string">
            <text:p>J0942+3344</text:p>
          </table:table-cell>
          <table:table-cell office:value-type="float" office:value="145.6503542" calcext:value-type="float">
            <text:p>145.6503542</text:p>
          </table:table-cell>
          <table:table-cell office:value-type="float" office:value="33.74338611" calcext:value-type="float">
            <text:p>33.74338611</text:p>
          </table:table-cell>
          <table:table-cell office:value-type="string" calcext:value-type="string">
            <text:p>WISEA J094236.06+334435.6</text:p>
          </table:table-cell>
          <table:table-cell office:value-type="float" office:value="2.155" calcext:value-type="float">
            <text:p>2.155</text:p>
          </table:table-cell>
          <table:table-cell office:value-type="string" calcext:value-type="string">
            <text:p>*</text:p>
          </table:table-cell>
          <table:table-cell office:value-type="float" office:value="117.39" calcext:value-type="float">
            <text:p>117.39</text:p>
          </table:table-cell>
        </table:table-row>
        <table:table-row table:style-name="ro1">
          <table:table-cell office:value-type="string" calcext:value-type="string">
            <text:p>J0943+1702</text:p>
          </table:table-cell>
          <table:table-cell office:value-type="float" office:value="145.8217667" calcext:value-type="float">
            <text:p>145.8217667</text:p>
          </table:table-cell>
          <table:table-cell office:value-type="float" office:value="17.03861389" calcext:value-type="float">
            <text:p>17.03861389</text:p>
          </table:table-cell>
          <table:table-cell office:value-type="string" calcext:value-type="string">
            <text:p>WISEA J094317.21+170218.5</text:p>
          </table:table-cell>
          <table:table-cell office:value-type="float" office:value="1.600579" calcext:value-type="float">
            <text:p>1.600579</text:p>
          </table:table-cell>
          <table:table-cell office:value-type="string" calcext:value-type="string">
            <text:p>QSO</text:p>
          </table:table-cell>
          <table:table-cell office:value-type="float" office:value="272.97" calcext:value-type="float">
            <text:p>272.97</text:p>
          </table:table-cell>
        </table:table-row>
        <table:table-row table:style-name="ro1">
          <table:table-cell office:value-type="string" calcext:value-type="string">
            <text:p>J0944+2554</text:p>
          </table:table-cell>
          <table:table-cell office:value-type="float" office:value="146.1764042" calcext:value-type="float">
            <text:p>146.1764042</text:p>
          </table:table-cell>
          <table:table-cell office:value-type="float" office:value="25.9121" calcext:value-type="float">
            <text:p>25.9121</text:p>
          </table:table-cell>
          <table:table-cell office:value-type="string" calcext:value-type="string">
            <text:p>[HB89] 0941+261</text:p>
          </table:table-cell>
          <table:table-cell office:value-type="float" office:value="2.906703" calcext:value-type="float">
            <text:p>2.906703</text:p>
          </table:table-cell>
          <table:table-cell office:value-type="string" calcext:value-type="string">
            <text:p>QSO</text:p>
          </table:table-cell>
          <table:table-cell office:value-type="float" office:value="766.31" calcext:value-type="float">
            <text:p>766.31</text:p>
          </table:table-cell>
        </table:table-row>
        <table:table-row table:style-name="ro1">
          <table:table-cell office:value-type="string" calcext:value-type="string">
            <text:p>J0945+1726</text:p>
          </table:table-cell>
          <table:table-cell office:value-type="float" office:value="146.2814083" calcext:value-type="float">
            <text:p>146.2814083</text:p>
          </table:table-cell>
          <table:table-cell office:value-type="float" office:value="17.43557778" calcext:value-type="float">
            <text:p>17.43557778</text:p>
          </table:table-cell>
          <table:table-cell office:value-type="string" calcext:value-type="string">
            <text:p>WISEA J094507.53+172607.6</text:p>
          </table:table-cell>
          <table:table-cell office:value-type="float" office:value="2.255" calcext:value-type="float">
            <text:p>2.255</text:p>
          </table:table-cell>
          <table:table-cell office:value-type="string" calcext:value-type="string">
            <text:p>*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string" calcext:value-type="string">
            <text:p>J0945+6012</text:p>
          </table:table-cell>
          <table:table-cell office:value-type="float" office:value="146.4835" calcext:value-type="float">
            <text:p>146.4835</text:p>
          </table:table-cell>
          <table:table-cell office:value-type="float" office:value="60.20916944" calcext:value-type="float">
            <text:p>60.20916944</text:p>
          </table:table-cell>
          <table:table-cell office:value-type="string" calcext:value-type="string">
            <text:p>WISEA J094556.06+601233.1</text:p>
          </table:table-cell>
          <table:table-cell office:value-type="float" office:value="2.522433" calcext:value-type="float">
            <text:p>2.522433</text:p>
          </table:table-cell>
          <table:table-cell office:value-type="string" calcext:value-type="string">
            <text:p>QSO</text:p>
          </table:table-cell>
          <table:table-cell office:value-type="float" office:value="80.28" calcext:value-type="float">
            <text:p>80.28</text:p>
          </table:table-cell>
        </table:table-row>
        <table:table-row table:style-name="ro1">
          <table:table-cell office:value-type="string" calcext:value-type="string">
            <text:p>J0947+1113</text:p>
          </table:table-cell>
          <table:table-cell office:value-type="float" office:value="146.9410708" calcext:value-type="float">
            <text:p>146.9410708</text:p>
          </table:table-cell>
          <table:table-cell office:value-type="float" office:value="11.23163056" calcext:value-type="float">
            <text:p>11.23163056</text:p>
          </table:table-cell>
          <table:table-cell office:value-type="string" calcext:value-type="string">
            <text:p>[HB89] 0945+114</text:p>
          </table:table-cell>
          <table:table-cell office:value-type="float" office:value="1.774025" calcext:value-type="float">
            <text:p>1.774025</text:p>
          </table:table-cell>
          <table:table-cell office:value-type="string" calcext:value-type="string">
            <text:p>QSO</text:p>
          </table:table-cell>
          <table:table-cell office:value-type="float" office:value="222.81" calcext:value-type="float">
            <text:p>222.81</text:p>
          </table:table-cell>
        </table:table-row>
        <table:table-row table:style-name="ro1">
          <table:table-cell office:value-type="string" calcext:value-type="string">
            <text:p>J0948+4039</text:p>
          </table:table-cell>
          <table:table-cell office:value-type="float" office:value="147.2306542" calcext:value-type="float">
            <text:p>147.2306542</text:p>
          </table:table-cell>
          <table:table-cell office:value-type="float" office:value="40.66240833" calcext:value-type="float">
            <text:p>40.66240833</text:p>
          </table:table-cell>
          <table:table-cell office:value-type="string" calcext:value-type="string">
            <text:p>FBQS J094855.3+403944</text:p>
          </table:table-cell>
          <table:table-cell office:value-type="float" office:value="1.250159" calcext:value-type="float">
            <text:p>1.250159</text:p>
          </table:table-cell>
          <table:table-cell office:value-type="string" calcext:value-type="string">
            <text:p>QSO</text:p>
          </table:table-cell>
          <table:table-cell office:value-type="float" office:value="1537.08" calcext:value-type="float">
            <text:p>1537.08</text:p>
          </table:table-cell>
        </table:table-row>
        <table:table-row table:style-name="ro1">
          <table:table-cell office:value-type="string" calcext:value-type="string">
            <text:p>J0950+0615</text:p>
          </table:table-cell>
          <table:table-cell office:value-type="float" office:value="147.5144917" calcext:value-type="float">
            <text:p>147.5144917</text:p>
          </table:table-cell>
          <table:table-cell office:value-type="float" office:value="6.251038889" calcext:value-type="float">
            <text:p>6.251038889</text:p>
          </table:table-cell>
          <table:table-cell office:value-type="string" calcext:value-type="string">
            <text:p>WISE J095003.46+061503.8</text:p>
          </table:table-cell>
          <table:table-cell office:value-type="float" office:value="4.313794" calcext:value-type="float">
            <text:p>4.313794</text:p>
          </table:table-cell>
          <table:table-cell office:value-type="string" calcext:value-type="string">
            <text:p>QSO</text:p>
          </table:table-cell>
          <table:table-cell office:value-type="float" office:value="96.02" calcext:value-type="float">
            <text:p>96.02</text:p>
          </table:table-cell>
        </table:table-row>
        <table:table-row table:style-name="ro1">
          <table:table-cell office:value-type="string" calcext:value-type="string">
            <text:p>J0950+2743</text:p>
          </table:table-cell>
          <table:table-cell office:value-type="float" office:value="147.6401792" calcext:value-type="float">
            <text:p>147.6401792</text:p>
          </table:table-cell>
          <table:table-cell office:value-type="float" office:value="27.72495833" calcext:value-type="float">
            <text:p>27.72495833</text:p>
          </table:table-cell>
          <table:table-cell office:value-type="string" calcext:value-type="string">
            <text:p>WISEA J095033.62+274329.9</text:p>
          </table:table-cell>
          <table:table-cell office:value-type="float" office:value="2.359579" calcext:value-type="float">
            <text:p>2.359579</text:p>
          </table:table-cell>
          <table:table-cell office:value-type="string" calcext:value-type="string">
            <text:p>QSO</text:p>
          </table:table-cell>
          <table:table-cell office:value-type="float" office:value="142.84" calcext:value-type="float">
            <text:p>142.84</text:p>
          </table:table-cell>
        </table:table-row>
        <table:table-row table:style-name="ro1">
          <table:table-cell office:value-type="string" calcext:value-type="string">
            <text:p>J0952+3512</text:p>
          </table:table-cell>
          <table:table-cell office:value-type="float" office:value="148.1333875" calcext:value-type="float">
            <text:p>148.1333875</text:p>
          </table:table-cell>
          <table:table-cell office:value-type="float" office:value="35.21456944" calcext:value-type="float">
            <text:p>35.21456944</text:p>
          </table:table-cell>
          <table:table-cell office:value-type="string" calcext:value-type="string">
            <text:p>SDSS J095232.02+351252.5</text:p>
          </table:table-cell>
          <table:table-cell office:value-type="float" office:value="1.881768" calcext:value-type="float">
            <text:p>1.881768</text:p>
          </table:table-cell>
          <table:table-cell office:value-type="string" calcext:value-type="string">
            <text:p>QSO</text:p>
          </table:table-cell>
          <table:table-cell office:value-type="float" office:value="312.3" calcext:value-type="float">
            <text:p>312.3</text:p>
          </table:table-cell>
        </table:table-row>
        <table:table-row table:style-name="ro1">
          <table:table-cell office:value-type="string" calcext:value-type="string">
            <text:p>J0952+3606</text:p>
          </table:table-cell>
          <table:table-cell office:value-type="float" office:value="148.1107958" calcext:value-type="float">
            <text:p>148.1107958</text:p>
          </table:table-cell>
          <table:table-cell office:value-type="float" office:value="36.10218611" calcext:value-type="float">
            <text:p>36.10218611</text:p>
          </table:table-cell>
          <table:table-cell office:value-type="string" calcext:value-type="string">
            <text:p>[HB89] 0949+363</text:p>
          </table:table-cell>
          <table:table-cell office:value-type="float" office:value="2.060157" calcext:value-type="float">
            <text:p>2.060157</text:p>
          </table:table-cell>
          <table:table-cell office:value-type="string" calcext:value-type="string">
            <text:p>QSO</text:p>
          </table:table-cell>
          <table:table-cell office:value-type="float" office:value="146.62" calcext:value-type="float">
            <text:p>146.62</text:p>
          </table:table-cell>
        </table:table-row>
        <table:table-row table:style-name="ro1">
          <table:table-cell office:value-type="string" calcext:value-type="string">
            <text:p>J0954+0043</text:p>
          </table:table-cell>
          <table:table-cell office:value-type="float" office:value="148.5987" calcext:value-type="float">
            <text:p>148.5987</text:p>
          </table:table-cell>
          <table:table-cell office:value-type="float" office:value="0.7305083333" calcext:value-type="float">
            <text:p>0.7305083333</text:p>
          </table:table-cell>
          <table:table-cell office:value-type="string" calcext:value-type="string">
            <text:p>4C +00.33</text:p>
          </table:table-cell>
          <table:table-cell office:value-type="float" office:value="1.925" calcext:value-type="float">
            <text:p>1.925</text:p>
          </table:table-cell>
          <table:table-cell office:value-type="string" calcext:value-type="string">
            <text:p>UvES</text:p>
          </table:table-cell>
          <table:table-cell office:value-type="float" office:value="295.06" calcext:value-type="float">
            <text:p>295.06</text:p>
          </table:table-cell>
        </table:table-row>
        <table:table-row table:style-name="ro1">
          <table:table-cell office:value-type="string" calcext:value-type="string">
            <text:p>J0954+1743</text:p>
          </table:table-cell>
          <table:table-cell office:value-type="float" office:value="148.7366875" calcext:value-type="float">
            <text:p>148.7366875</text:p>
          </table:table-cell>
          <table:table-cell office:value-type="float" office:value="17.72554444" calcext:value-type="float">
            <text:p>17.72554444</text:p>
          </table:table-cell>
          <table:table-cell office:value-type="string" calcext:value-type="string">
            <text:p>[HB89] 0952+179</text:p>
          </table:table-cell>
          <table:table-cell office:value-type="float" office:value="1.475505" calcext:value-type="float">
            <text:p>1.475505</text:p>
          </table:table-cell>
          <table:table-cell office:value-type="string" calcext:value-type="string">
            <text:p>QSO</text:p>
          </table:table-cell>
          <table:table-cell office:value-type="float" office:value="1099.18" calcext:value-type="float">
            <text:p>1099.18</text:p>
          </table:table-cell>
        </table:table-row>
        <table:table-row table:style-name="ro1">
          <table:table-cell office:value-type="string" calcext:value-type="string">
            <text:p>J0954+4201</text:p>
          </table:table-cell>
          <table:table-cell office:value-type="float" office:value="148.5525167" calcext:value-type="float">
            <text:p>148.5525167</text:p>
          </table:table-cell>
          <table:table-cell office:value-type="float" office:value="42.01923611" calcext:value-type="float">
            <text:p>42.01923611</text:p>
          </table:table-cell>
          <table:table-cell office:value-type="string" calcext:value-type="string">
            <text:p>B3 0951+422</text:p>
          </table:table-cell>
          <table:table-cell office:value-type="float" office:value="1.787609" calcext:value-type="float">
            <text:p>1.787609</text:p>
          </table:table-cell>
          <table:table-cell office:value-type="string" calcext:value-type="string">
            <text:p>G</text:p>
          </table:table-cell>
          <table:table-cell office:value-type="float" office:value="431.88" calcext:value-type="float">
            <text:p>431.88</text:p>
          </table:table-cell>
        </table:table-row>
        <table:table-row table:style-name="ro1">
          <table:table-cell office:value-type="string" calcext:value-type="string">
            <text:p>J0954+6104</text:p>
          </table:table-cell>
          <table:table-cell office:value-type="float" office:value="148.561725" calcext:value-type="float">
            <text:p>148.561725</text:p>
          </table:table-cell>
          <table:table-cell office:value-type="float" office:value="61.08201944" calcext:value-type="float">
            <text:p>61.08201944</text:p>
          </table:table-cell>
          <table:table-cell office:value-type="string" calcext:value-type="string">
            <text:p>WISEA J095414.77+610455.1</text:p>
          </table:table-cell>
          <table:table-cell office:value-type="float" office:value="2.620217" calcext:value-type="float">
            <text:p>2.620217</text:p>
          </table:table-cell>
          <table:table-cell office:value-type="string" calcext:value-type="string">
            <text:p>QSO</text:p>
          </table:table-cell>
          <table:table-cell office:value-type="float" office:value="77.37" calcext:value-type="float">
            <text:p>77.37</text:p>
          </table:table-cell>
        </table:table-row>
        <table:table-row table:style-name="ro1">
          <table:table-cell office:value-type="string" calcext:value-type="string">
            <text:p>J0955+5001</text:p>
          </table:table-cell>
          <table:table-cell office:value-type="float" office:value="148.9678875" calcext:value-type="float">
            <text:p>148.9678875</text:p>
          </table:table-cell>
          <table:table-cell office:value-type="float" office:value="50.025375" calcext:value-type="float">
            <text:p>50.025375</text:p>
          </table:table-cell>
          <table:table-cell office:value-type="string" calcext:value-type="string">
            <text:p>WISEA J095552.25+500131.5</text:p>
          </table:table-cell>
          <table:table-cell office:value-type="float" office:value="2.116253" calcext:value-type="float">
            <text:p>2.116253</text:p>
          </table:table-cell>
          <table:table-cell office:value-type="string" calcext:value-type="string">
            <text:p>QSO</text:p>
          </table:table-cell>
          <table:table-cell office:value-type="float" office:value="100.87" calcext:value-type="float">
            <text:p>100.87</text:p>
          </table:table-cell>
        </table:table-row>
        <table:table-row table:style-name="ro1">
          <table:table-cell office:value-type="string" calcext:value-type="string">
            <text:p>J0956+3032</text:p>
          </table:table-cell>
          <table:table-cell office:value-type="float" office:value="149.1564542" calcext:value-type="float">
            <text:p>149.1564542</text:p>
          </table:table-cell>
          <table:table-cell office:value-type="float" office:value="30.54460833" calcext:value-type="float">
            <text:p>30.54460833</text:p>
          </table:table-cell>
          <table:table-cell office:value-type="string" calcext:value-type="string">
            <text:p>B2 0953+30</text:p>
          </table:table-cell>
          <table:table-cell office:value-type="float" office:value="2.055" calcext:value-type="float">
            <text:p>2.055</text:p>
          </table:table-cell>
          <table:table-cell office:value-type="string" calcext:value-type="string">
            <text:p>VisS</text:p>
          </table:table-cell>
          <table:table-cell office:value-type="float" office:value="266.71" calcext:value-type="float">
            <text:p>266.71</text:p>
          </table:table-cell>
        </table:table-row>
        <table:table-row table:style-name="ro1">
          <table:table-cell office:value-type="string" calcext:value-type="string">
            <text:p>J0956+5753</text:p>
          </table:table-cell>
          <table:table-cell office:value-type="float" office:value="149.0942333" calcext:value-type="float">
            <text:p>149.0942333</text:p>
          </table:table-cell>
          <table:table-cell office:value-type="float" office:value="57.89881667" calcext:value-type="float">
            <text:p>57.89881667</text:p>
          </table:table-cell>
          <table:table-cell office:value-type="string" calcext:value-type="string">
            <text:p>WISEA J095622.63+575355.8</text:p>
          </table:table-cell>
          <table:table-cell office:value-type="float" office:value="1.769485" calcext:value-type="float">
            <text:p>1.769485</text:p>
          </table:table-cell>
          <table:table-cell office:value-type="string" calcext:value-type="string">
            <text:p>QSO</text:p>
          </table:table-cell>
          <table:table-cell office:value-type="float" office:value="335.16" calcext:value-type="float">
            <text:p>335.16</text:p>
          </table:table-cell>
        </table:table-row>
        <table:table-row table:style-name="ro1">
          <table:table-cell office:value-type="string" calcext:value-type="string">
            <text:p>J0957+2356</text:p>
          </table:table-cell>
          <table:table-cell office:value-type="float" office:value="149.2806958" calcext:value-type="float">
            <text:p>149.2806958</text:p>
          </table:table-cell>
          <table:table-cell office:value-type="float" office:value="23.94036667" calcext:value-type="float">
            <text:p>23.94036667</text:p>
          </table:table-cell>
          <table:table-cell office:value-type="string" calcext:value-type="string">
            <text:p>FBQS J095707.3+235625</text:p>
          </table:table-cell>
          <table:table-cell office:value-type="float" office:value="2.782401" calcext:value-type="float">
            <text:p>2.782401</text:p>
          </table:table-cell>
          <table:table-cell office:value-type="string" calcext:value-type="string">
            <text:p>QSO</text:p>
          </table:table-cell>
          <table:table-cell office:value-type="float" office:value="140.49" calcext:value-type="float">
            <text:p>140.49</text:p>
          </table:table-cell>
        </table:table-row>
        <table:table-row table:style-name="ro1">
          <table:table-cell office:value-type="string" calcext:value-type="string">
            <text:p>J0957+5522</text:p>
          </table:table-cell>
          <table:table-cell office:value-type="float" office:value="149.4089792" calcext:value-type="float">
            <text:p>149.4089792</text:p>
          </table:table-cell>
          <table:table-cell office:value-type="float" office:value="55.38274722" calcext:value-type="float">
            <text:p>55.38274722</text:p>
          </table:table-cell>
          <table:table-cell office:value-type="string" calcext:value-type="string">
            <text:p>[HB89] 0954+556</text:p>
          </table:table-cell>
          <table:table-cell office:value-type="float" office:value="0.9023072" calcext:value-type="float">
            <text:p>0.9023072</text:p>
          </table:table-cell>
          <table:table-cell office:value-type="string" calcext:value-type="string">
            <text:p>QSO</text:p>
          </table:table-cell>
          <table:table-cell office:value-type="float" office:value="3056.15" calcext:value-type="float">
            <text:p>3056.15</text:p>
          </table:table-cell>
        </table:table-row>
        <table:table-row table:style-name="ro1">
          <table:table-cell office:value-type="string" calcext:value-type="string">
            <text:p>J0958+2948</text:p>
          </table:table-cell>
          <table:table-cell office:value-type="float" office:value="149.7456542" calcext:value-type="float">
            <text:p>149.7456542</text:p>
          </table:table-cell>
          <table:table-cell office:value-type="float" office:value="29.80114444" calcext:value-type="float">
            <text:p>29.80114444</text:p>
          </table:table-cell>
          <table:table-cell office:value-type="string" calcext:value-type="string">
            <text:p>WISEA J095858.92+294803.9</text:p>
          </table:table-cell>
          <table:table-cell office:value-type="float" office:value="2.07034" calcext:value-type="float">
            <text:p>2.07034</text:p>
          </table:table-cell>
          <table:table-cell office:value-type="string" calcext:value-type="string">
            <text:p>QSO</text:p>
          </table:table-cell>
          <table:table-cell office:value-type="float" office:value="138.29" calcext:value-type="float">
            <text:p>138.29</text:p>
          </table:table-cell>
        </table:table-row>
        <table:table-row table:style-name="ro1">
          <table:table-cell office:value-type="string" calcext:value-type="string">
            <text:p>J0958+3922</text:p>
          </table:table-cell>
          <table:table-cell office:value-type="float" office:value="149.7370208" calcext:value-type="float">
            <text:p>149.7370208</text:p>
          </table:table-cell>
          <table:table-cell office:value-type="float" office:value="39.37518333" calcext:value-type="float">
            <text:p>39.37518333</text:p>
          </table:table-cell>
          <table:table-cell office:value-type="string" calcext:value-type="string">
            <text:p>B2 0955+39B</text:p>
          </table:table-cell>
          <table:table-cell office:value-type="float" office:value="2.96392" calcext:value-type="float">
            <text:p>2.96392</text:p>
          </table:table-cell>
          <table:table-cell office:value-type="string" calcext:value-type="string">
            <text:p>QSO</text:p>
          </table:table-cell>
          <table:table-cell office:value-type="float" office:value="162.14" calcext:value-type="float">
            <text:p>162.14</text:p>
          </table:table-cell>
        </table:table-row>
        <table:table-row table:style-name="ro1">
          <table:table-cell office:value-type="string" calcext:value-type="string">
            <text:p>J0958+4406</text:p>
          </table:table-cell>
          <table:table-cell office:value-type="float" office:value="149.5078958" calcext:value-type="float">
            <text:p>149.5078958</text:p>
          </table:table-cell>
          <table:table-cell office:value-type="float" office:value="44.102625" calcext:value-type="float">
            <text:p>44.102625</text:p>
          </table:table-cell>
          <table:table-cell office:value-type="string" calcext:value-type="string">
            <text:p>B3 0954+443</text:p>
          </table:table-cell>
          <table:table-cell office:value-type="float" office:value="2.182295" calcext:value-type="float">
            <text:p>2.182295</text:p>
          </table:table-cell>
          <table:table-cell office:value-type="string" calcext:value-type="string">
            <text:p>QSO</text:p>
          </table:table-cell>
          <table:table-cell office:value-type="float" office:value="176.12" calcext:value-type="float">
            <text:p>176.12</text:p>
          </table:table-cell>
        </table:table-row>
        <table:table-row table:style-name="ro1">
          <table:table-cell office:value-type="string" calcext:value-type="string">
            <text:p>J0958+4725</text:p>
          </table:table-cell>
          <table:table-cell office:value-type="float" office:value="149.5820042" calcext:value-type="float">
            <text:p>149.5820042</text:p>
          </table:table-cell>
          <table:table-cell office:value-type="float" office:value="47.41880556" calcext:value-type="float">
            <text:p>47.41880556</text:p>
          </table:table-cell>
          <table:table-cell office:value-type="string" calcext:value-type="string">
            <text:p>[HB89] 0955+476</text:p>
          </table:table-cell>
          <table:table-cell office:value-type="float" office:value="1.884893" calcext:value-type="float">
            <text:p>1.884893</text:p>
          </table:table-cell>
          <table:table-cell office:value-type="string" calcext:value-type="string">
            <text:p>QSO</text:p>
          </table:table-cell>
          <table:table-cell office:value-type="float" office:value="784.44" calcext:value-type="float">
            <text:p>784.44</text:p>
          </table:table-cell>
        </table:table-row>
        <table:table-row table:style-name="ro1">
          <table:table-cell office:value-type="string" calcext:value-type="string">
            <text:p>J0959+2645</text:p>
          </table:table-cell>
          <table:table-cell office:value-type="float" office:value="149.8779292" calcext:value-type="float">
            <text:p>149.8779292</text:p>
          </table:table-cell>
          <table:table-cell office:value-type="float" office:value="26.76389167" calcext:value-type="float">
            <text:p>26.76389167</text:p>
          </table:table-cell>
          <table:table-cell office:value-type="string" calcext:value-type="string">
            <text:p>WISEA J095930.64+264549.3</text:p>
          </table:table-cell>
          <table:table-cell office:value-type="float" office:value="2.603758" calcext:value-type="float">
            <text:p>2.603758</text:p>
          </table:table-cell>
          <table:table-cell office:value-type="string" calcext:value-type="string">
            <text:p>QSO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string" calcext:value-type="string">
            <text:p>J1001+1015</text:p>
          </table:table-cell>
          <table:table-cell office:value-type="float" office:value="150.4906083" calcext:value-type="float">
            <text:p>150.4906083</text:p>
          </table:table-cell>
          <table:table-cell office:value-type="float" office:value="10.263775" calcext:value-type="float">
            <text:p>10.263775</text:p>
          </table:table-cell>
          <table:table-cell office:value-type="string" calcext:value-type="string">
            <text:p>[HB89] 0959+105</text:p>
          </table:table-cell>
          <table:table-cell office:value-type="float" office:value="1.532533" calcext:value-type="float">
            <text:p>1.532533</text:p>
          </table:table-cell>
          <table:table-cell office:value-type="string" calcext:value-type="string">
            <text:p>QSO</text:p>
          </table:table-cell>
          <table:table-cell office:value-type="float" office:value="313.31" calcext:value-type="float">
            <text:p>313.31</text:p>
          </table:table-cell>
        </table:table-row>
        <table:table-row table:style-name="ro1">
          <table:table-cell office:value-type="string" calcext:value-type="string">
            <text:p>J1001+5553</text:p>
          </table:table-cell>
          <table:table-cell office:value-type="float" office:value="150.3381042" calcext:value-type="float">
            <text:p>150.3381042</text:p>
          </table:table-cell>
          <table:table-cell office:value-type="float" office:value="55.89919444" calcext:value-type="float">
            <text:p>55.89919444</text:p>
          </table:table-cell>
          <table:table-cell office:value-type="string" calcext:value-type="string">
            <text:p>[HB89] 0957+561</text:p>
          </table:table-cell>
          <table:table-cell office:value-type="float" office:value="1.416529" calcext:value-type="float">
            <text:p>1.416529</text:p>
          </table:table-cell>
          <table:table-cell office:value-type="string" calcext:value-type="string">
            <text:p>QSO</text:p>
          </table:table-cell>
          <table:table-cell office:value-type="float" office:value="482.76" calcext:value-type="float">
            <text:p>482.76</text:p>
          </table:table-cell>
        </table:table-row>
        <table:table-row table:style-name="ro1">
          <table:table-cell office:value-type="string" calcext:value-type="string">
            <text:p>J1002+1216</text:p>
          </table:table-cell>
          <table:table-cell office:value-type="float" office:value="150.7201875" calcext:value-type="float">
            <text:p>150.7201875</text:p>
          </table:table-cell>
          <table:table-cell office:value-type="float" office:value="12.27069444" calcext:value-type="float">
            <text:p>12.27069444</text:p>
          </table:table-cell>
          <table:table-cell office:value-type="string" calcext:value-type="string">
            <text:p>WISE J100252.84+121614.6</text:p>
          </table:table-cell>
          <table:table-cell office:value-type="float" office:value="4.13687" calcext:value-type="float">
            <text:p>4.13687</text:p>
          </table:table-cell>
          <table:table-cell office:value-type="string" calcext:value-type="string">
            <text:p>QSO</text:p>
          </table:table-cell>
          <table:table-cell office:value-type="float" office:value="231.91" calcext:value-type="float">
            <text:p>231.91</text:p>
          </table:table-cell>
        </table:table-row>
        <table:table-row table:style-name="ro1">
          <table:table-cell office:value-type="string" calcext:value-type="string">
            <text:p>J1002+1916</text:p>
          </table:table-cell>
          <table:table-cell office:value-type="float" office:value="150.6530167" calcext:value-type="float">
            <text:p>150.6530167</text:p>
          </table:table-cell>
          <table:table-cell office:value-type="float" office:value="19.26903333" calcext:value-type="float">
            <text:p>19.26903333</text:p>
          </table:table-cell>
          <table:table-cell office:value-type="string" calcext:value-type="string">
            <text:p>WISEA J100236.70+191608.6</text:p>
          </table:table-cell>
          <table:table-cell office:value-type="float" office:value="3.043719" calcext:value-type="float">
            <text:p>3.043719</text:p>
          </table:table-cell>
          <table:table-cell office:value-type="string" calcext:value-type="string">
            <text:p>*</text:p>
          </table:table-cell>
          <table:table-cell office:value-type="float" office:value="161.83" calcext:value-type="float">
            <text:p>161.83</text:p>
          </table:table-cell>
        </table:table-row>
        <table:table-row table:style-name="ro1">
          <table:table-cell office:value-type="string" calcext:value-type="string">
            <text:p>J1003+3244</text:p>
          </table:table-cell>
          <table:table-cell office:value-type="float" office:value="150.9898833" calcext:value-type="float">
            <text:p>150.9898833</text:p>
          </table:table-cell>
          <table:table-cell office:value-type="float" office:value="32.73434444" calcext:value-type="float">
            <text:p>32.73434444</text:p>
          </table:table-cell>
          <table:table-cell office:value-type="string" calcext:value-type="string">
            <text:p>B2 1001+32A</text:p>
          </table:table-cell>
          <table:table-cell office:value-type="float" office:value="1.6858" calcext:value-type="float">
            <text:p>1.6858</text:p>
          </table:table-cell>
          <table:table-cell office:value-type="string" calcext:value-type="string">
            <text:p>QSO</text:p>
          </table:table-cell>
          <table:table-cell office:value-type="float" office:value="422.49" calcext:value-type="float">
            <text:p>422.49</text:p>
          </table:table-cell>
        </table:table-row>
        <table:table-row table:style-name="ro1">
          <table:table-cell office:value-type="string" calcext:value-type="string">
            <text:p>J1005+4805</text:p>
          </table:table-cell>
          <table:table-cell office:value-type="float" office:value="151.3165042" calcext:value-type="float">
            <text:p>151.3165042</text:p>
          </table:table-cell>
          <table:table-cell office:value-type="float" office:value="48.09255833" calcext:value-type="float">
            <text:p>48.09255833</text:p>
          </table:table-cell>
          <table:table-cell office:value-type="string" calcext:value-type="string">
            <text:p>WISEA J100515.95+480533.4</text:p>
          </table:table-cell>
          <table:table-cell office:value-type="float" office:value="2.38661" calcext:value-type="float">
            <text:p>2.38661</text:p>
          </table:table-cell>
          <table:table-cell office:value-type="string" calcext:value-type="string">
            <text:p>QSO</text:p>
          </table:table-cell>
          <table:table-cell office:value-type="float" office:value="209.31" calcext:value-type="float">
            <text:p>209.31</text:p>
          </table:table-cell>
        </table:table-row>
        <table:table-row table:style-name="ro1">
          <table:table-cell office:value-type="string" calcext:value-type="string">
            <text:p>J1006+4813</text:p>
          </table:table-cell>
          <table:table-cell office:value-type="float" office:value="151.6694167" calcext:value-type="float">
            <text:p>151.6694167</text:p>
          </table:table-cell>
          <table:table-cell office:value-type="float" office:value="48.21830833" calcext:value-type="float">
            <text:p>48.21830833</text:p>
          </table:table-cell>
          <table:table-cell office:value-type="string" calcext:value-type="string">
            <text:p>3C 235</text:p>
          </table:table-cell>
          <table:table-cell office:value-type="float" office:value="1.813558" calcext:value-type="float">
            <text:p>1.813558</text:p>
          </table:table-cell>
          <table:table-cell office:value-type="string" calcext:value-type="string">
            <text:p>VisS</text:p>
          </table:table-cell>
          <table:table-cell office:value-type="float" office:value="395.97" calcext:value-type="float">
            <text:p>395.97</text:p>
          </table:table-cell>
        </table:table-row>
        <table:table-row table:style-name="ro1">
          <table:table-cell office:value-type="string" calcext:value-type="string">
            <text:p>J1007+1356</text:p>
          </table:table-cell>
          <table:table-cell office:value-type="float" office:value="151.9229417" calcext:value-type="float">
            <text:p>151.9229417</text:p>
          </table:table-cell>
          <table:table-cell office:value-type="float" office:value="13.94155556" calcext:value-type="float">
            <text:p>13.94155556</text:p>
          </table:table-cell>
          <table:table-cell office:value-type="string" calcext:value-type="string">
            <text:p>[HB89] 1004+141</text:p>
          </table:table-cell>
          <table:table-cell office:value-type="float" office:value="2.719135" calcext:value-type="float">
            <text:p>2.719135</text:p>
          </table:table-cell>
          <table:table-cell office:value-type="string" calcext:value-type="string">
            <text:p>QSO</text:p>
          </table:table-cell>
          <table:table-cell office:value-type="float" office:value="929.23" calcext:value-type="float">
            <text:p>929.23</text:p>
          </table:table-cell>
        </table:table-row>
        <table:table-row table:style-name="ro1">
          <table:table-cell office:value-type="string" calcext:value-type="string">
            <text:p>J1007+1733</text:p>
          </table:table-cell>
          <table:table-cell office:value-type="float" office:value="151.8658292" calcext:value-type="float">
            <text:p>151.8658292</text:p>
          </table:table-cell>
          <table:table-cell office:value-type="float" office:value="17.56541944" calcext:value-type="float">
            <text:p>17.56541944</text:p>
          </table:table-cell>
          <table:table-cell office:value-type="string" calcext:value-type="string">
            <text:p>WISEA J100727.77+173354.8</text:p>
          </table:table-cell>
          <table:table-cell office:value-type="float" office:value="2.640357" calcext:value-type="float">
            <text:p>2.640357</text:p>
          </table:table-cell>
          <table:table-cell office:value-type="string" calcext:value-type="string">
            <text:p>QSO</text:p>
          </table:table-cell>
          <table:table-cell office:value-type="float" office:value="315.43" calcext:value-type="float">
            <text:p>315.43</text:p>
          </table:table-cell>
        </table:table-row>
        <table:table-row table:style-name="ro1">
          <table:table-cell office:value-type="string" calcext:value-type="string">
            <text:p>J1007+2251</text:p>
          </table:table-cell>
          <table:table-cell office:value-type="float" office:value="151.8253375" calcext:value-type="float">
            <text:p>151.8253375</text:p>
          </table:table-cell>
          <table:table-cell office:value-type="float" office:value="22.85749444" calcext:value-type="float">
            <text:p>22.85749444</text:p>
          </table:table-cell>
          <table:table-cell office:value-type="string" calcext:value-type="string">
            <text:p>B2 1004+23</text:p>
          </table:table-cell>
          <table:table-cell office:value-type="float" office:value="2.308821" calcext:value-type="float">
            <text:p>2.308821</text:p>
          </table:table-cell>
          <table:table-cell office:value-type="string" calcext:value-type="string">
            <text:p>QSO</text:p>
          </table:table-cell>
          <table:table-cell office:value-type="float" office:value="349.59" calcext:value-type="float">
            <text:p>349.59</text:p>
          </table:table-cell>
        </table:table-row>
        <table:table-row table:style-name="ro1">
          <table:table-cell office:value-type="string" calcext:value-type="string">
            <text:p>J1007+5802</text:p>
          </table:table-cell>
          <table:table-cell office:value-type="float" office:value="151.8535208" calcext:value-type="float">
            <text:p>151.8535208</text:p>
          </table:table-cell>
          <table:table-cell office:value-type="float" office:value="58.03432222" calcext:value-type="float">
            <text:p>58.03432222</text:p>
          </table:table-cell>
          <table:table-cell office:value-type="string" calcext:value-type="string">
            <text:p>WISEA J100724.87+580203.5</text:p>
          </table:table-cell>
          <table:table-cell office:value-type="float" office:value="3.769362" calcext:value-type="float">
            <text:p>3.769362</text:p>
          </table:table-cell>
          <table:table-cell office:value-type="string" calcext:value-type="string">
            <text:p>VisS</text:p>
          </table:table-cell>
          <table:table-cell office:value-type="float" office:value="167.47" calcext:value-type="float">
            <text:p>167.47</text:p>
          </table:table-cell>
        </table:table-row>
        <table:table-row table:style-name="ro1">
          <table:table-cell office:value-type="string" calcext:value-type="string">
            <text:p>J1008+0621</text:p>
          </table:table-cell>
          <table:table-cell office:value-type="float" office:value="152.0034542" calcext:value-type="float">
            <text:p>152.0034542</text:p>
          </table:table-cell>
          <table:table-cell office:value-type="float" office:value="6.355841667" calcext:value-type="float">
            <text:p>6.355841667</text:p>
          </table:table-cell>
          <table:table-cell office:value-type="string" calcext:value-type="string">
            <text:p>WISE J100800.81+062121.2</text:p>
          </table:table-cell>
          <table:table-cell office:value-type="float" office:value="1.477145" calcext:value-type="float">
            <text:p>1.477145</text:p>
          </table:table-cell>
          <table:table-cell office:value-type="string" calcext:value-type="string">
            <text:p>QSO</text:p>
          </table:table-cell>
          <table:table-cell office:value-type="float" office:value="365.39" calcext:value-type="float">
            <text:p>365.39</text:p>
          </table:table-cell>
        </table:table-row>
        <table:table-row table:style-name="ro1">
          <table:table-cell office:value-type="string" calcext:value-type="string">
            <text:p>J1008+2440</text:p>
          </table:table-cell>
          <table:table-cell office:value-type="float" office:value="152.2225667" calcext:value-type="float">
            <text:p>152.2225667</text:p>
          </table:table-cell>
          <table:table-cell office:value-type="float" office:value="24.67535278" calcext:value-type="float">
            <text:p>24.67535278</text:p>
          </table:table-cell>
          <table:table-cell office:value-type="string" calcext:value-type="string">
            <text:p>SDSS J100853.41+244031.0</text:p>
          </table:table-cell>
          <table:table-cell office:value-type="float" office:value="2.805132" calcext:value-type="float">
            <text:p>2.805132</text:p>
          </table:table-cell>
          <table:table-cell office:value-type="string" calcext:value-type="string">
            <text:p>QSO</text:p>
          </table:table-cell>
          <table:table-cell office:value-type="float" office:value="77.97" calcext:value-type="float">
            <text:p>77.97</text:p>
          </table:table-cell>
        </table:table-row>
        <table:table-row table:style-name="ro1">
          <table:table-cell office:value-type="string" calcext:value-type="string">
            <text:p>J1009+1602</text:p>
          </table:table-cell>
          <table:table-cell office:value-type="float" office:value="152.4773208" calcext:value-type="float">
            <text:p>152.4773208</text:p>
          </table:table-cell>
          <table:table-cell office:value-type="float" office:value="16.03429444" calcext:value-type="float">
            <text:p>16.03429444</text:p>
          </table:table-cell>
          <table:table-cell office:value-type="string" calcext:value-type="string">
            <text:p>WISEA J100954.55+160203.4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*</text:p>
          </table:table-cell>
          <table:table-cell office:value-type="float" office:value="202.4" calcext:value-type="float">
            <text:p>202.4</text:p>
          </table:table-cell>
        </table:table-row>
        <table:table-row table:style-name="ro1">
          <table:table-cell office:value-type="string" calcext:value-type="string">
            <text:p>J1010+1851</text:p>
          </table:table-cell>
          <table:table-cell office:value-type="float" office:value="152.6078042" calcext:value-type="float">
            <text:p>152.6078042</text:p>
          </table:table-cell>
          <table:table-cell office:value-type="float" office:value="18.8647" calcext:value-type="float">
            <text:p>18.8647</text:p>
          </table:table-cell>
          <table:table-cell office:value-type="string" calcext:value-type="string">
            <text:p>WISEA J101025.83+185156.5</text:p>
          </table:table-cell>
          <table:table-cell office:value-type="float" office:value="1.789297" calcext:value-type="float">
            <text:p>1.789297</text:p>
          </table:table-cell>
          <table:table-cell office:value-type="string" calcext:value-type="string">
            <text:p>QSO</text:p>
          </table:table-cell>
          <table:table-cell office:value-type="float" office:value="160.32" calcext:value-type="float">
            <text:p>160.32</text:p>
          </table:table-cell>
        </table:table-row>
        <table:table-row table:style-name="ro1">
          <table:table-cell office:value-type="string" calcext:value-type="string">
            <text:p>J1010+3330</text:p>
          </table:table-cell>
          <table:table-cell office:value-type="float" office:value="152.7159417" calcext:value-type="float">
            <text:p>152.7159417</text:p>
          </table:table-cell>
          <table:table-cell office:value-type="float" office:value="33.50485556" calcext:value-type="float">
            <text:p>33.50485556</text:p>
          </table:table-cell>
          <table:table-cell office:value-type="string" calcext:value-type="string">
            <text:p>WISEA J101051.81+333017.6</text:p>
          </table:table-cell>
          <table:table-cell office:value-type="float" office:value="2.067" calcext:value-type="float">
            <text:p>2.067</text:p>
          </table:table-cell>
          <table:table-cell office:value-type="string" calcext:value-type="string">
            <text:p>QSO</text:p>
          </table:table-cell>
          <table:table-cell office:value-type="float" office:value="225.98" calcext:value-type="float">
            <text:p>225.98</text:p>
          </table:table-cell>
        </table:table-row>
        <table:table-row table:style-name="ro1">
          <table:table-cell office:value-type="string" calcext:value-type="string">
            <text:p>J1011+0106</text:p>
          </table:table-cell>
          <table:table-cell office:value-type="float" office:value="152.8151833" calcext:value-type="float">
            <text:p>152.8151833</text:p>
          </table:table-cell>
          <table:table-cell office:value-type="float" office:value="1.111797222" calcext:value-type="float">
            <text:p>1.111797222</text:p>
          </table:table-cell>
          <table:table-cell office:value-type="string" calcext:value-type="string">
            <text:p>PKS 1008+013</text:p>
          </table:table-cell>
          <table:table-cell office:value-type="float" office:value="6.596089" calcext:value-type="float">
            <text:p>6.596089</text:p>
          </table:table-cell>
          <table:table-cell office:value-type="string" calcext:value-type="string">
            <text:p>QSO</text:p>
          </table:table-cell>
          <table:table-cell office:value-type="float" office:value="310.32" calcext:value-type="float">
            <text:p>310.32</text:p>
          </table:table-cell>
        </table:table-row>
        <table:table-row table:style-name="ro1">
          <table:table-cell office:value-type="string" calcext:value-type="string">
            <text:p>J1012+0630</text:p>
          </table:table-cell>
          <table:table-cell office:value-type="float" office:value="153.0559458" calcext:value-type="float">
            <text:p>153.0559458</text:p>
          </table:table-cell>
          <table:table-cell office:value-type="float" office:value="6.515552778" calcext:value-type="float">
            <text:p>6.515552778</text:p>
          </table:table-cell>
          <table:table-cell office:value-type="string" calcext:value-type="string">
            <text:p>AT 2017ezy</text:p>
          </table:table-cell>
          <table:table-cell office:value-type="float" office:value="2.082995" calcext:value-type="float">
            <text:p>2.082995</text:p>
          </table:table-cell>
          <table:table-cell office:value-type="string" calcext:value-type="string">
            <text:p>QSO</text:p>
          </table:table-cell>
          <table:table-cell office:value-type="float" office:value="512.65" calcext:value-type="float">
            <text:p>512.65</text:p>
          </table:table-cell>
        </table:table-row>
        <table:table-row table:style-name="ro1">
          <table:table-cell office:value-type="string" calcext:value-type="string">
            <text:p>J1012+3309</text:p>
          </table:table-cell>
          <table:table-cell office:value-type="float" office:value="153.0476417" calcext:value-type="float">
            <text:p>153.0476417</text:p>
          </table:table-cell>
          <table:table-cell office:value-type="float" office:value="33.15721111" calcext:value-type="float">
            <text:p>33.15721111</text:p>
          </table:table-cell>
          <table:table-cell office:value-type="string" calcext:value-type="string">
            <text:p>FBQS J101211.4+330925</text:p>
          </table:table-cell>
          <table:table-cell office:value-type="float" office:value="2.254065" calcext:value-type="float">
            <text:p>2.254065</text:p>
          </table:table-cell>
          <table:table-cell office:value-type="string" calcext:value-type="string">
            <text:p>QSO</text:p>
          </table:table-cell>
          <table:table-cell office:value-type="float" office:value="196.33" calcext:value-type="float">
            <text:p>196.33</text:p>
          </table:table-cell>
        </table:table-row>
        <table:table-row table:style-name="ro1">
          <table:table-cell office:value-type="string" calcext:value-type="string">
            <text:p>J1013+2449</text:p>
          </table:table-cell>
          <table:table-cell office:value-type="float" office:value="153.4725875" calcext:value-type="float">
            <text:p>153.4725875</text:p>
          </table:table-cell>
          <table:table-cell office:value-type="float" office:value="24.82121389" calcext:value-type="float">
            <text:p>24.82121389</text:p>
          </table:table-cell>
          <table:table-cell office:value-type="string" calcext:value-type="string">
            <text:p>FBQS J101353.4+244916</text:p>
          </table:table-cell>
          <table:table-cell office:value-type="float" office:value="1.63494" calcext:value-type="float">
            <text:p>1.63494</text:p>
          </table:table-cell>
          <table:table-cell office:value-type="string" calcext:value-type="string">
            <text:p>QSO</text:p>
          </table:table-cell>
          <table:table-cell office:value-type="float" office:value="517.34" calcext:value-type="float">
            <text:p>517.34</text:p>
          </table:table-cell>
        </table:table-row>
        <table:table-row table:style-name="ro1">
          <table:table-cell office:value-type="string" calcext:value-type="string">
            <text:p>J1013+3445</text:p>
          </table:table-cell>
          <table:table-cell office:value-type="float" office:value="153.4567292" calcext:value-type="float">
            <text:p>153.4567292</text:p>
          </table:table-cell>
          <table:table-cell office:value-type="float" office:value="34.76408056" calcext:value-type="float">
            <text:p>34.76408056</text:p>
          </table:table-cell>
          <table:table-cell office:value-type="string" calcext:value-type="string">
            <text:p>[HB89] 1010+350</text:p>
          </table:table-cell>
          <table:table-cell office:value-type="float" office:value="1.410754" calcext:value-type="float">
            <text:p>1.410754</text:p>
          </table:table-cell>
          <table:table-cell office:value-type="string" calcext:value-type="string">
            <text:p>QSO</text:p>
          </table:table-cell>
          <table:table-cell office:value-type="float" office:value="354.76" calcext:value-type="float">
            <text:p>354.76</text:p>
          </table:table-cell>
        </table:table-row>
        <table:table-row table:style-name="ro1">
          <table:table-cell office:value-type="string" calcext:value-type="string">
            <text:p>J1013+3526</text:p>
          </table:table-cell>
          <table:table-cell office:value-type="float" office:value="153.2595292" calcext:value-type="float">
            <text:p>153.2595292</text:p>
          </table:table-cell>
          <table:table-cell office:value-type="float" office:value="35.43485278" calcext:value-type="float">
            <text:p>35.43485278</text:p>
          </table:table-cell>
          <table:table-cell office:value-type="string" calcext:value-type="string">
            <text:p>FBQS J101302.2+352605</text:p>
          </table:table-cell>
          <table:table-cell office:value-type="float" office:value="2.646246" calcext:value-type="float">
            <text:p>2.646246</text:p>
          </table:table-cell>
          <table:table-cell office:value-type="string" calcext:value-type="string">
            <text:p>QSO</text:p>
          </table:table-cell>
          <table:table-cell office:value-type="float" office:value="208.02" calcext:value-type="float">
            <text:p>208.02</text:p>
          </table:table-cell>
        </table:table-row>
        <table:table-row table:style-name="ro1">
          <table:table-cell office:value-type="string" calcext:value-type="string">
            <text:p>J1013+4918</text:p>
          </table:table-cell>
          <table:table-cell office:value-type="float" office:value="153.3747125" calcext:value-type="float">
            <text:p>153.3747125</text:p>
          </table:table-cell>
          <table:table-cell office:value-type="float" office:value="49.31141944" calcext:value-type="float">
            <text:p>49.31141944</text:p>
          </table:table-cell>
          <table:table-cell office:value-type="string" calcext:value-type="string">
            <text:p>WISEA J101329.92+491840.9</text:p>
          </table:table-cell>
          <table:table-cell office:value-type="float" office:value="2.198064" calcext:value-type="float">
            <text:p>2.198064</text:p>
          </table:table-cell>
          <table:table-cell office:value-type="string" calcext:value-type="string">
            <text:p>QSO</text:p>
          </table:table-cell>
          <table:table-cell office:value-type="float" office:value="269.38" calcext:value-type="float">
            <text:p>269.38</text:p>
          </table:table-cell>
        </table:table-row>
        <table:table-row table:style-name="ro1">
          <table:table-cell office:value-type="string" calcext:value-type="string">
            <text:p>J1014+0408</text:p>
          </table:table-cell>
          <table:table-cell office:value-type="float" office:value="153.6469208" calcext:value-type="float">
            <text:p>153.6469208</text:p>
          </table:table-cell>
          <table:table-cell office:value-type="float" office:value="4.14785" calcext:value-type="float">
            <text:p>4.14785</text:p>
          </table:table-cell>
          <table:table-cell office:value-type="string" calcext:value-type="string">
            <text:p>WISEA J101435.25+040852.2</text:p>
          </table:table-cell>
          <table:table-cell office:value-type="float" office:value="2.717443" calcext:value-type="float">
            <text:p>2.717443</text:p>
          </table:table-cell>
          <table:table-cell office:value-type="string" calcext:value-type="string">
            <text:p>*</text:p>
          </table:table-cell>
          <table:table-cell office:value-type="float" office:value="161.21" calcext:value-type="float">
            <text:p>161.21</text:p>
          </table:table-cell>
        </table:table-row>
        <table:table-row table:style-name="ro1">
          <table:table-cell office:value-type="string" calcext:value-type="string">
            <text:p>J1015+0158</text:p>
          </table:table-cell>
          <table:table-cell office:value-type="float" office:value="153.8167083" calcext:value-type="float">
            <text:p>153.8167083</text:p>
          </table:table-cell>
          <table:table-cell office:value-type="float" office:value="1.981327778" calcext:value-type="float">
            <text:p>1.981327778</text:p>
          </table:table-cell>
          <table:table-cell office:value-type="string" calcext:value-type="string">
            <text:p>LBQS 1012+0213</text:p>
          </table:table-cell>
          <table:table-cell office:value-type="float" office:value="1.374694" calcext:value-type="float">
            <text:p>1.374694</text:p>
          </table:table-cell>
          <table:table-cell office:value-type="string" calcext:value-type="string">
            <text:p>QSO</text:p>
          </table:table-cell>
          <table:table-cell office:value-type="float" office:value="516.69" calcext:value-type="float">
            <text:p>516.69</text:p>
          </table:table-cell>
        </table:table-row>
        <table:table-row table:style-name="ro1">
          <table:table-cell office:value-type="string" calcext:value-type="string">
            <text:p>J1015+1227</text:p>
          </table:table-cell>
          <table:table-cell office:value-type="float" office:value="153.9334083" calcext:value-type="float">
            <text:p>153.9334083</text:p>
          </table:table-cell>
          <table:table-cell office:value-type="float" office:value="12.45197778" calcext:value-type="float">
            <text:p>12.45197778</text:p>
          </table:table-cell>
          <table:table-cell office:value-type="string" calcext:value-type="string">
            <text:p>WISE J101544.02+122707.0</text:p>
          </table:table-cell>
          <table:table-cell office:value-type="float" office:value="3.014037" calcext:value-type="float">
            <text:p>3.014037</text:p>
          </table:table-cell>
          <table:table-cell office:value-type="string" calcext:value-type="string">
            <text:p>QSO</text:p>
          </table:table-cell>
          <table:table-cell office:value-type="float" office:value="155.13" calcext:value-type="float">
            <text:p>155.13</text:p>
          </table:table-cell>
        </table:table-row>
        <table:table-row table:style-name="ro1">
          <table:table-cell office:value-type="string" calcext:value-type="string">
            <text:p>J1016+0513</text:p>
          </table:table-cell>
          <table:table-cell office:value-type="float" office:value="154.0130333" calcext:value-type="float">
            <text:p>154.0130333</text:p>
          </table:table-cell>
          <table:table-cell office:value-type="float" office:value="5.217244444" calcext:value-type="float">
            <text:p>5.217244444</text:p>
          </table:table-cell>
          <table:table-cell office:value-type="string" calcext:value-type="string">
            <text:p>WISE J101603.13+051302.2</text:p>
          </table:table-cell>
          <table:table-cell office:value-type="float" office:value="1.701635" calcext:value-type="float">
            <text:p>1.701635</text:p>
          </table:table-cell>
          <table:table-cell office:value-type="string" calcext:value-type="string">
            <text:p>QSO</text:p>
          </table:table-cell>
          <table:table-cell office:value-type="float" office:value="318.83" calcext:value-type="float">
            <text:p>318.83</text:p>
          </table:table-cell>
        </table:table-row>
        <table:table-row table:style-name="ro1">
          <table:table-cell office:value-type="string" calcext:value-type="string">
            <text:p>J1016+2037</text:p>
          </table:table-cell>
          <table:table-cell office:value-type="float" office:value="154.1846917" calcext:value-type="float">
            <text:p>154.1846917</text:p>
          </table:table-cell>
          <table:table-cell office:value-type="float" office:value="20.62982222" calcext:value-type="float">
            <text:p>20.62982222</text:p>
          </table:table-cell>
          <table:table-cell office:value-type="string" calcext:value-type="string">
            <text:p>PKS 1014+208</text:p>
          </table:table-cell>
          <table:table-cell office:value-type="float" office:value="3.115541" calcext:value-type="float">
            <text:p>3.115541</text:p>
          </table:table-cell>
          <table:table-cell office:value-type="string" calcext:value-type="string">
            <text:p>QSO</text:p>
          </table:table-cell>
          <table:table-cell office:value-type="float" office:value="727.01" calcext:value-type="float">
            <text:p>727.01</text:p>
          </table:table-cell>
        </table:table-row>
        <table:table-row table:style-name="ro1">
          <table:table-cell office:value-type="string" calcext:value-type="string">
            <text:p>J1016+5209</text:p>
          </table:table-cell>
          <table:table-cell office:value-type="float" office:value="154.0544375" calcext:value-type="float">
            <text:p>154.0544375</text:p>
          </table:table-cell>
          <table:table-cell office:value-type="float" office:value="52.15815" calcext:value-type="float">
            <text:p>52.15815</text:p>
          </table:table-cell>
          <table:table-cell office:value-type="string" calcext:value-type="string">
            <text:p>WISEA J101614.26+520915.5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QSO</text:p>
          </table:table-cell>
          <table:table-cell office:value-type="float" office:value="131.08" calcext:value-type="float">
            <text:p>131.08</text:p>
          </table:table-cell>
        </table:table-row>
        <table:table-row table:style-name="ro1">
          <table:table-cell office:value-type="string" calcext:value-type="string">
            <text:p>J1017+6116</text:p>
          </table:table-cell>
          <table:table-cell office:value-type="float" office:value="154.3579583" calcext:value-type="float">
            <text:p>154.3579583</text:p>
          </table:table-cell>
          <table:table-cell office:value-type="float" office:value="61.27431111" calcext:value-type="float">
            <text:p>61.27431111</text:p>
          </table:table-cell>
          <table:table-cell office:value-type="string" calcext:value-type="string">
            <text:p>WISEA J101725.87+611627.7</text:p>
          </table:table-cell>
          <table:table-cell office:value-type="float" office:value="2.811677" calcext:value-type="float">
            <text:p>2.811677</text:p>
          </table:table-cell>
          <table:table-cell office:value-type="string" calcext:value-type="string">
            <text:p>QSO</text:p>
          </table:table-cell>
          <table:table-cell office:value-type="float" office:value="476.65" calcext:value-type="float">
            <text:p>476.65</text:p>
          </table:table-cell>
        </table:table-row>
        <table:table-row table:style-name="ro1">
          <table:table-cell office:value-type="string" calcext:value-type="string">
            <text:p>J1018+0530</text:p>
          </table:table-cell>
          <table:table-cell office:value-type="float" office:value="154.6159875" calcext:value-type="float">
            <text:p>154.6159875</text:p>
          </table:table-cell>
          <table:table-cell office:value-type="float" office:value="5.508305556" calcext:value-type="float">
            <text:p>5.508305556</text:p>
          </table:table-cell>
          <table:table-cell office:value-type="string" calcext:value-type="string">
            <text:p>WISEA J101827.85+053029.9</text:p>
          </table:table-cell>
          <table:table-cell office:value-type="float" office:value="1.947661" calcext:value-type="float">
            <text:p>1.947661</text:p>
          </table:table-cell>
          <table:table-cell office:value-type="string" calcext:value-type="string">
            <text:p>QSO</text:p>
          </table:table-cell>
          <table:table-cell office:value-type="float" office:value="296.64" calcext:value-type="float">
            <text:p>296.64</text:p>
          </table:table-cell>
        </table:table-row>
        <table:table-row table:style-name="ro1">
          <table:table-cell office:value-type="string" calcext:value-type="string">
            <text:p>J1018+2650</text:p>
          </table:table-cell>
          <table:table-cell office:value-type="float" office:value="154.5136333" calcext:value-type="float">
            <text:p>154.5136333</text:p>
          </table:table-cell>
          <table:table-cell office:value-type="float" office:value="26.83586389" calcext:value-type="float">
            <text:p>26.83586389</text:p>
          </table:table-cell>
          <table:table-cell office:value-type="string" calcext:value-type="string">
            <text:p>SDSS J101803.26+265009.0</text:p>
          </table:table-cell>
          <table:table-cell office:value-type="float" office:value="1.809656" calcext:value-type="float">
            <text:p>1.809656</text:p>
          </table:table-cell>
          <table:table-cell office:value-type="string" calcext:value-type="string">
            <text:p>QSO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office:value-type="string" calcext:value-type="string">
            <text:p>J1018+3542</text:p>
          </table:table-cell>
          <table:table-cell office:value-type="float" office:value="154.5458167" calcext:value-type="float">
            <text:p>154.5458167</text:p>
          </table:table-cell>
          <table:table-cell office:value-type="float" office:value="35.71103056" calcext:value-type="float">
            <text:p>35.71103056</text:p>
          </table:table-cell>
          <table:table-cell office:value-type="string" calcext:value-type="string">
            <text:p>FBQS J101810.9+354239</text:p>
          </table:table-cell>
          <table:table-cell office:value-type="float" office:value="1.229313" calcext:value-type="float">
            <text:p>1.229313</text:p>
          </table:table-cell>
          <table:table-cell office:value-type="string" calcext:value-type="string">
            <text:p>QSO</text:p>
          </table:table-cell>
          <table:table-cell office:value-type="float" office:value="582.58" calcext:value-type="float">
            <text:p>582.58</text:p>
          </table:table-cell>
        </table:table-row>
        <table:table-row table:style-name="ro1">
          <table:table-cell office:value-type="string" calcext:value-type="string">
            <text:p>J1019+6320</text:p>
          </table:table-cell>
          <table:table-cell office:value-type="float" office:value="154.9620625" calcext:value-type="float">
            <text:p>154.9620625</text:p>
          </table:table-cell>
          <table:table-cell office:value-type="float" office:value="63.33375" calcext:value-type="float">
            <text:p>63.33375</text:p>
          </table:table-cell>
          <table:table-cell office:value-type="string" calcext:value-type="string">
            <text:p>WISE J101950.86+632001.6</text:p>
          </table:table-cell>
          <table:table-cell office:value-type="float" office:value="4.360677" calcext:value-type="float">
            <text:p>4.360677</text:p>
          </table:table-cell>
          <table:table-cell office:value-type="string" calcext:value-type="string">
            <text:p>QSO</text:p>
          </table:table-cell>
          <table:table-cell office:value-type="float" office:value="117.89" calcext:value-type="float">
            <text:p>117.89</text:p>
          </table:table-cell>
        </table:table-row>
        <table:table-row table:style-name="ro1">
          <table:table-cell office:value-type="string" calcext:value-type="string">
            <text:p>J1020+0350</text:p>
          </table:table-cell>
          <table:table-cell office:value-type="float" office:value="155.1420375" calcext:value-type="float">
            <text:p>155.1420375</text:p>
          </table:table-cell>
          <table:table-cell office:value-type="float" office:value="3.847713889" calcext:value-type="float">
            <text:p>3.847713889</text:p>
          </table:table-cell>
          <table:table-cell office:value-type="string" calcext:value-type="string">
            <text:p>4C +04.34</text:p>
          </table:table-cell>
          <table:table-cell office:value-type="float" office:value="1.675" calcext:value-type="float">
            <text:p>1.675</text:p>
          </table:table-cell>
          <table:table-cell office:value-type="string" calcext:value-type="string">
            <text:p>UvES</text:p>
          </table:table-cell>
          <table:table-cell office:value-type="float" office:value="655.15" calcext:value-type="float">
            <text:p>655.15</text:p>
          </table:table-cell>
        </table:table-row>
        <table:table-row table:style-name="ro1">
          <table:table-cell office:value-type="string" calcext:value-type="string">
            <text:p>J1020+1040</text:p>
          </table:table-cell>
          <table:table-cell office:value-type="float" office:value="155.0335458" calcext:value-type="float">
            <text:p>155.0335458</text:p>
          </table:table-cell>
          <table:table-cell office:value-type="float" office:value="10.66709167" calcext:value-type="float">
            <text:p>10.66709167</text:p>
          </table:table-cell>
          <table:table-cell office:value-type="string" calcext:value-type="string">
            <text:p>[HB89] 1017+109</text:p>
          </table:table-cell>
          <table:table-cell office:value-type="float" office:value="3.15536" calcext:value-type="float">
            <text:p>3.15536</text:p>
          </table:table-cell>
          <table:table-cell office:value-type="string" calcext:value-type="string">
            <text:p>QSO</text:p>
          </table:table-cell>
          <table:table-cell office:value-type="float" office:value="217.8" calcext:value-type="float">
            <text:p>217.8</text:p>
          </table:table-cell>
        </table:table-row>
        <table:table-row table:style-name="ro1">
          <table:table-cell office:value-type="string" calcext:value-type="string">
            <text:p>J1021+2209</text:p>
          </table:table-cell>
          <table:table-cell office:value-type="float" office:value="155.2816042" calcext:value-type="float">
            <text:p>155.2816042</text:p>
          </table:table-cell>
          <table:table-cell office:value-type="float" office:value="22.155925" calcext:value-type="float">
            <text:p>22.155925</text:p>
          </table:table-cell>
          <table:table-cell office:value-type="string" calcext:value-type="string">
            <text:p>SDSS J102107.57+220921.4</text:p>
          </table:table-cell>
          <table:table-cell office:value-type="float" office:value="4.262142" calcext:value-type="float">
            <text:p>4.262142</text:p>
          </table:table-cell>
          <table:table-cell office:value-type="string" calcext:value-type="string">
            <text:p>*</text:p>
          </table:table-cell>
          <table:table-cell office:value-type="float" office:value="139.31" calcext:value-type="float">
            <text:p>139.31</text:p>
          </table:table-cell>
        </table:table-row>
        <table:table-row table:style-name="ro1">
          <table:table-cell office:value-type="string" calcext:value-type="string">
            <text:p>J1021+3227</text:p>
          </table:table-cell>
          <table:table-cell office:value-type="float" office:value="155.4153542" calcext:value-type="float">
            <text:p>155.4153542</text:p>
          </table:table-cell>
          <table:table-cell office:value-type="float" office:value="32.46041389" calcext:value-type="float">
            <text:p>32.46041389</text:p>
          </table:table-cell>
          <table:table-cell office:value-type="string" calcext:value-type="string">
            <text:p>B2 1018+32</text:p>
          </table:table-cell>
          <table:table-cell office:value-type="float" office:value="1.801674" calcext:value-type="float">
            <text:p>1.801674</text:p>
          </table:table-cell>
          <table:table-cell office:value-type="string" calcext:value-type="string">
            <text:p>QSO</text:p>
          </table:table-cell>
          <table:table-cell office:value-type="float" office:value="176.79" calcext:value-type="float">
            <text:p>176.79</text:p>
          </table:table-cell>
        </table:table-row>
        <table:table-row table:style-name="ro1">
          <table:table-cell office:value-type="string" calcext:value-type="string">
            <text:p>J1021+3437</text:p>
          </table:table-cell>
          <table:table-cell office:value-type="float" office:value="155.3229542" calcext:value-type="float">
            <text:p>155.3229542</text:p>
          </table:table-cell>
          <table:table-cell office:value-type="float" office:value="34.62275833" calcext:value-type="float">
            <text:p>34.62275833</text:p>
          </table:table-cell>
          <table:table-cell office:value-type="string" calcext:value-type="string">
            <text:p>FBQS J102117.5+343721</text:p>
          </table:table-cell>
          <table:table-cell office:value-type="float" office:value="1.405555" calcext:value-type="float">
            <text:p>1.405555</text:p>
          </table:table-cell>
          <table:table-cell office:value-type="string" calcext:value-type="string">
            <text:p>QSO</text:p>
          </table:table-cell>
          <table:table-cell office:value-type="float" office:value="392.03" calcext:value-type="float">
            <text:p>392.03</text:p>
          </table:table-cell>
        </table:table-row>
        <table:table-row table:style-name="ro1">
          <table:table-cell office:value-type="string" calcext:value-type="string">
            <text:p>J1022+1853</text:p>
          </table:table-cell>
          <table:table-cell office:value-type="float" office:value="155.7298833" calcext:value-type="float">
            <text:p>155.7298833</text:p>
          </table:table-cell>
          <table:table-cell office:value-type="float" office:value="18.892825" calcext:value-type="float">
            <text:p>18.892825</text:p>
          </table:table-cell>
          <table:table-cell office:value-type="string" calcext:value-type="string">
            <text:p>[HB89] 1020+191</text:p>
          </table:table-cell>
          <table:table-cell office:value-type="float" office:value="2.136" calcext:value-type="float">
            <text:p>2.136</text:p>
          </table:table-cell>
          <table:table-cell office:value-type="string" calcext:value-type="string">
            <text:p>QSO</text:p>
          </table:table-cell>
          <table:table-cell office:value-type="float" office:value="529.25" calcext:value-type="float">
            <text:p>529.25</text:p>
          </table:table-cell>
        </table:table-row>
        <table:table-row table:style-name="ro1">
          <table:table-cell office:value-type="string" calcext:value-type="string">
            <text:p>J1022+3041</text:p>
          </table:table-cell>
          <table:table-cell office:value-type="float" office:value="155.626325" calcext:value-type="float">
            <text:p>155.626325</text:p>
          </table:table-cell>
          <table:table-cell office:value-type="float" office:value="30.684775" calcext:value-type="float">
            <text:p>30.684775</text:p>
          </table:table-cell>
          <table:table-cell office:value-type="string" calcext:value-type="string">
            <text:p>FBQS J1022+3041</text:p>
          </table:table-cell>
          <table:table-cell office:value-type="float" office:value="1.318064" calcext:value-type="float">
            <text:p>1.318064</text:p>
          </table:table-cell>
          <table:table-cell office:value-type="string" calcext:value-type="string">
            <text:p>QSO</text:p>
          </table:table-cell>
          <table:table-cell office:value-type="float" office:value="919.28" calcext:value-type="float">
            <text:p>919.28</text:p>
          </table:table-cell>
        </table:table-row>
        <table:table-row table:style-name="ro1">
          <table:table-cell office:value-type="string" calcext:value-type="string">
            <text:p>J1023+2856</text:p>
          </table:table-cell>
          <table:table-cell office:value-type="float" office:value="155.8502333" calcext:value-type="float">
            <text:p>155.8502333</text:p>
          </table:table-cell>
          <table:table-cell office:value-type="float" office:value="28.94742222" calcext:value-type="float">
            <text:p>28.94742222</text:p>
          </table:table-cell>
          <table:table-cell office:value-type="string" calcext:value-type="string">
            <text:p>WISEA J102324.05+285651.0</text:p>
          </table:table-cell>
          <table:table-cell office:value-type="float" office:value="2.842377" calcext:value-type="float">
            <text:p>2.842377</text:p>
          </table:table-cell>
          <table:table-cell office:value-type="string" calcext:value-type="string">
            <text:p>QSO</text:p>
          </table:table-cell>
          <table:table-cell office:value-type="float" office:value="127.14" calcext:value-type="float">
            <text:p>127.14</text:p>
          </table:table-cell>
        </table:table-row>
        <table:table-row table:style-name="ro1">
          <table:table-cell office:value-type="string" calcext:value-type="string">
            <text:p>J1023+3948</text:p>
          </table:table-cell>
          <table:table-cell office:value-type="float" office:value="155.7983208" calcext:value-type="float">
            <text:p>155.7983208</text:p>
          </table:table-cell>
          <table:table-cell office:value-type="float" office:value="39.80442778" calcext:value-type="float">
            <text:p>39.80442778</text:p>
          </table:table-cell>
          <table:table-cell office:value-type="string" calcext:value-type="string">
            <text:p>FBQS J102311.5+394815</text:p>
          </table:table-cell>
          <table:table-cell office:value-type="float" office:value="1.25445" calcext:value-type="float">
            <text:p>1.25445</text:p>
          </table:table-cell>
          <table:table-cell office:value-type="string" calcext:value-type="string">
            <text:p>QSO</text:p>
          </table:table-cell>
          <table:table-cell office:value-type="float" office:value="1078.67" calcext:value-type="float">
            <text:p>1078.67</text:p>
          </table:table-cell>
        </table:table-row>
        <table:table-row table:style-name="ro1">
          <table:table-cell office:value-type="string" calcext:value-type="string">
            <text:p>J1023+5904</text:p>
          </table:table-cell>
          <table:table-cell office:value-type="float" office:value="155.9116333" calcext:value-type="float">
            <text:p>155.9116333</text:p>
          </table:table-cell>
          <table:table-cell office:value-type="float" office:value="59.08041111" calcext:value-type="float">
            <text:p>59.08041111</text:p>
          </table:table-cell>
          <table:table-cell office:value-type="string" calcext:value-type="string">
            <text:p>4C +59.13</text:p>
          </table:table-cell>
          <table:table-cell office:value-type="float" office:value="1.112986" calcext:value-type="float">
            <text:p>1.112986</text:p>
          </table:table-cell>
          <table:table-cell office:value-type="string" calcext:value-type="string">
            <text:p>QSO</text:p>
          </table:table-cell>
          <table:table-cell office:value-type="float" office:value="1592.34" calcext:value-type="float">
            <text:p>1592.34</text:p>
          </table:table-cell>
        </table:table-row>
        <table:table-row table:style-name="ro1">
          <table:table-cell office:value-type="string" calcext:value-type="string">
            <text:p>J1024+0624</text:p>
          </table:table-cell>
          <table:table-cell office:value-type="float" office:value="156.24775" calcext:value-type="float">
            <text:p>156.24775</text:p>
          </table:table-cell>
          <table:table-cell office:value-type="float" office:value="6.414830556" calcext:value-type="float">
            <text:p>6.414830556</text:p>
          </table:table-cell>
          <table:table-cell office:value-type="string" calcext:value-type="string">
            <text:p>WISEA J102459.79+062453.7</text:p>
          </table:table-cell>
          <table:table-cell office:value-type="float" office:value="1.73842" calcext:value-type="float">
            <text:p>1.73842</text:p>
          </table:table-cell>
          <table:table-cell office:value-type="string" calcext:value-type="string">
            <text:p>*</text:p>
          </table:table-cell>
          <table:table-cell office:value-type="float" office:value="275.74" calcext:value-type="float">
            <text:p>275.74</text:p>
          </table:table-cell>
        </table:table-row>
        <table:table-row table:style-name="ro1">
          <table:table-cell office:value-type="string" calcext:value-type="string">
            <text:p>J1025+0624</text:p>
          </table:table-cell>
          <table:table-cell office:value-type="float" office:value="156.2502917" calcext:value-type="float">
            <text:p>156.2502917</text:p>
          </table:table-cell>
          <table:table-cell office:value-type="float" office:value="6.415138889" calcext:value-type="float">
            <text:p>6.415138889</text:p>
          </table:table-cell>
          <table:table-cell office:value-type="string" calcext:value-type="string">
            <text:p>WISEA J102459.79+062453.7</text:p>
          </table:table-cell>
          <table:table-cell office:value-type="float" office:value="1.73842" calcext:value-type="float">
            <text:p>1.73842</text:p>
          </table:table-cell>
          <table:table-cell office:value-type="string" calcext:value-type="string">
            <text:p>*</text:p>
          </table:table-cell>
          <table:table-cell office:value-type="float" office:value="306.28" calcext:value-type="float">
            <text:p>306.28</text:p>
          </table:table-cell>
        </table:table-row>
        <table:table-row table:style-name="ro1">
          <table:table-cell office:value-type="string" calcext:value-type="string">
            <text:p>J1026+0627</text:p>
          </table:table-cell>
          <table:table-cell office:value-type="float" office:value="156.6339833" calcext:value-type="float">
            <text:p>156.6339833</text:p>
          </table:table-cell>
          <table:table-cell office:value-type="float" office:value="6.4579" calcext:value-type="float">
            <text:p>6.4579</text:p>
          </table:table-cell>
          <table:table-cell office:value-type="string" calcext:value-type="string">
            <text:p>3C 243</text:p>
          </table:table-cell>
          <table:table-cell office:value-type="float" office:value="2.460785" calcext:value-type="float">
            <text:p>2.460785</text:p>
          </table:table-cell>
          <table:table-cell office:value-type="string" calcext:value-type="string">
            <text:p>QSO</text:p>
          </table:table-cell>
          <table:table-cell office:value-type="float" office:value="457.89" calcext:value-type="float">
            <text:p>457.89</text:p>
          </table:table-cell>
        </table:table-row>
        <table:table-row table:style-name="ro1">
          <table:table-cell office:value-type="string" calcext:value-type="string">
            <text:p>J1026+1955</text:p>
          </table:table-cell>
          <table:table-cell office:value-type="float" office:value="156.6903167" calcext:value-type="float">
            <text:p>156.6903167</text:p>
          </table:table-cell>
          <table:table-cell office:value-type="float" office:value="19.91938611" calcext:value-type="float">
            <text:p>19.91938611</text:p>
          </table:table-cell>
          <table:table-cell office:value-type="string" calcext:value-type="string">
            <text:p>WISEA J102645.67+195509.5</text:p>
          </table:table-cell>
          <table:table-cell office:value-type="float" office:value="2.828354" calcext:value-type="float">
            <text:p>2.828354</text:p>
          </table:table-cell>
          <table:table-cell office:value-type="string" calcext:value-type="string">
            <text:p>QSO</text:p>
          </table:table-cell>
          <table:table-cell office:value-type="float" office:value="159.13" calcext:value-type="float">
            <text:p>159.13</text:p>
          </table:table-cell>
        </table:table-row>
        <table:table-row table:style-name="ro1">
          <table:table-cell office:value-type="string" calcext:value-type="string">
            <text:p>J1026+2542</text:p>
          </table:table-cell>
          <table:table-cell office:value-type="float" office:value="156.5984125" calcext:value-type="float">
            <text:p>156.5984125</text:p>
          </table:table-cell>
          <table:table-cell office:value-type="float" office:value="25.71656944" calcext:value-type="float">
            <text:p>25.71656944</text:p>
          </table:table-cell>
          <table:table-cell office:value-type="string" calcext:value-type="string">
            <text:p>B2 1023+25</text:p>
          </table:table-cell>
          <table:table-cell office:value-type="float" office:value="5.277882" calcext:value-type="float">
            <text:p>5.277882</text:p>
          </table:table-cell>
          <table:table-cell office:value-type="string" calcext:value-type="string">
            <text:p>QSO</text:p>
          </table:table-cell>
          <table:table-cell office:value-type="float" office:value="239.44" calcext:value-type="float">
            <text:p>239.44</text:p>
          </table:table-cell>
        </table:table-row>
        <table:table-row table:style-name="ro1">
          <table:table-cell office:value-type="string" calcext:value-type="string">
            <text:p>J1026+3658</text:p>
          </table:table-cell>
          <table:table-cell office:value-type="float" office:value="156.6888167" calcext:value-type="float">
            <text:p>156.6888167</text:p>
          </table:table-cell>
          <table:table-cell office:value-type="float" office:value="36.97385833" calcext:value-type="float">
            <text:p>36.97385833</text:p>
          </table:table-cell>
          <table:table-cell office:value-type="string" calcext:value-type="string">
            <text:p>B2 1023+37</text:p>
          </table:table-cell>
          <table:table-cell office:value-type="float" office:value="3.248231" calcext:value-type="float">
            <text:p>3.248231</text:p>
          </table:table-cell>
          <table:table-cell office:value-type="string" calcext:value-type="string">
            <text:p>QSO</text:p>
          </table:table-cell>
          <table:table-cell office:value-type="float" office:value="205.47" calcext:value-type="float">
            <text:p>205.47</text:p>
          </table:table-cell>
        </table:table-row>
        <table:table-row table:style-name="ro1">
          <table:table-cell office:value-type="string" calcext:value-type="string">
            <text:p>J1028+2401</text:p>
          </table:table-cell>
          <table:table-cell office:value-type="float" office:value="157.0885708" calcext:value-type="float">
            <text:p>157.0885708</text:p>
          </table:table-cell>
          <table:table-cell office:value-type="float" office:value="24.02263333" calcext:value-type="float">
            <text:p>24.02263333</text:p>
          </table:table-cell>
          <table:table-cell office:value-type="string" calcext:value-type="string">
            <text:p>B2 1025+24</text:p>
          </table:table-cell>
          <table:table-cell office:value-type="float" office:value="1.874176" calcext:value-type="float">
            <text:p>1.874176</text:p>
          </table:table-cell>
          <table:table-cell office:value-type="string" calcext:value-type="string">
            <text:p>QSO</text:p>
          </table:table-cell>
          <table:table-cell office:value-type="float" office:value="264.37" calcext:value-type="float">
            <text:p>264.37</text:p>
          </table:table-cell>
        </table:table-row>
        <table:table-row table:style-name="ro1">
          <table:table-cell office:value-type="string" calcext:value-type="string">
            <text:p>J1028+3553</text:p>
          </table:table-cell>
          <table:table-cell office:value-type="float" office:value="157.1203208" calcext:value-type="float">
            <text:p>157.1203208</text:p>
          </table:table-cell>
          <table:table-cell office:value-type="float" office:value="35.88541667" calcext:value-type="float">
            <text:p>35.88541667</text:p>
          </table:table-cell>
          <table:table-cell office:value-type="string" calcext:value-type="string">
            <text:p>B2 1025+36</text:p>
          </table:table-cell>
          <table:table-cell office:value-type="float" office:value="2.595461" calcext:value-type="float">
            <text:p>2.595461</text:p>
          </table:table-cell>
          <table:table-cell office:value-type="string" calcext:value-type="string">
            <text:p>*</text:p>
          </table:table-cell>
          <table:table-cell office:value-type="float" office:value="164.52" calcext:value-type="float">
            <text:p>164.52</text:p>
          </table:table-cell>
        </table:table-row>
        <table:table-row table:style-name="ro1">
          <table:table-cell office:value-type="string" calcext:value-type="string">
            <text:p>J1029+2251</text:p>
          </table:table-cell>
          <table:table-cell office:value-type="float" office:value="157.4159042" calcext:value-type="float">
            <text:p>157.4159042</text:p>
          </table:table-cell>
          <table:table-cell office:value-type="float" office:value="22.86044167" calcext:value-type="float">
            <text:p>22.86044167</text:p>
          </table:table-cell>
          <table:table-cell office:value-type="string" calcext:value-type="string">
            <text:p>B2 1026+23</text:p>
          </table:table-cell>
          <table:table-cell office:value-type="float" office:value="2.07524" calcext:value-type="float">
            <text:p>2.07524</text:p>
          </table:table-cell>
          <table:table-cell office:value-type="string" calcext:value-type="string">
            <text:p>QSO</text:p>
          </table:table-cell>
          <table:table-cell office:value-type="float" office:value="265.1" calcext:value-type="float">
            <text:p>265.1</text:p>
          </table:table-cell>
        </table:table-row>
        <table:table-row table:style-name="ro1">
          <table:table-cell office:value-type="string" calcext:value-type="string">
            <text:p>J1030+0853</text:p>
          </table:table-cell>
          <table:table-cell office:value-type="float" office:value="157.6599167" calcext:value-type="float">
            <text:p>157.6599167</text:p>
          </table:table-cell>
          <table:table-cell office:value-type="float" office:value="8.890088889" calcext:value-type="float">
            <text:p>8.890088889</text:p>
          </table:table-cell>
          <table:table-cell office:value-type="string" calcext:value-type="string">
            <text:p>PKS 1028+09</text:p>
          </table:table-cell>
          <table:table-cell office:value-type="float" office:value="1.748618" calcext:value-type="float">
            <text:p>1.748618</text:p>
          </table:table-cell>
          <table:table-cell office:value-type="string" calcext:value-type="string">
            <text:p>QSO</text:p>
          </table:table-cell>
          <table:table-cell office:value-type="float" office:value="172.26" calcext:value-type="float">
            <text:p>172.26</text:p>
          </table:table-cell>
        </table:table-row>
        <table:table-row table:style-name="ro1">
          <table:table-cell office:value-type="string" calcext:value-type="string">
            <text:p>J1032+3738</text:p>
          </table:table-cell>
          <table:table-cell office:value-type="float" office:value="158.1697375" calcext:value-type="float">
            <text:p>158.1697375</text:p>
          </table:table-cell>
          <table:table-cell office:value-type="float" office:value="37.64084722" calcext:value-type="float">
            <text:p>37.64084722</text:p>
          </table:table-cell>
          <table:table-cell office:value-type="string" calcext:value-type="string">
            <text:p>FBQS J103240.7+373827</text:p>
          </table:table-cell>
          <table:table-cell office:value-type="float" office:value="4.35172" calcext:value-type="float">
            <text:p>4.35172</text:p>
          </table:table-cell>
          <table:table-cell office:value-type="string" calcext:value-type="string">
            <text:p>QSO</text:p>
          </table:table-cell>
          <table:table-cell office:value-type="float" office:value="86.28" calcext:value-type="float">
            <text:p>86.28</text:p>
          </table:table-cell>
        </table:table-row>
        <table:table-row table:style-name="ro1">
          <table:table-cell office:value-type="string" calcext:value-type="string">
            <text:p>J1033+4116</text:p>
          </table:table-cell>
          <table:table-cell office:value-type="float" office:value="158.26555" calcext:value-type="float">
            <text:p>158.26555</text:p>
          </table:table-cell>
          <table:table-cell office:value-type="float" office:value="41.26842222" calcext:value-type="float">
            <text:p>41.26842222</text:p>
          </table:table-cell>
          <table:table-cell office:value-type="string" calcext:value-type="string">
            <text:p>FBQS J103303.7+411606</text:p>
          </table:table-cell>
          <table:table-cell office:value-type="float" office:value="1.118434" calcext:value-type="float">
            <text:p>1.118434</text:p>
          </table:table-cell>
          <table:table-cell office:value-type="string" calcext:value-type="string">
            <text:p>QSO</text:p>
          </table:table-cell>
          <table:table-cell office:value-type="float" office:value="432.65" calcext:value-type="float">
            <text:p>432.65</text:p>
          </table:table-cell>
        </table:table-row>
        <table:table-row table:style-name="ro1">
          <table:table-cell office:value-type="string" calcext:value-type="string">
            <text:p>J1033+6051</text:p>
          </table:table-cell>
          <table:table-cell office:value-type="float" office:value="158.4642" calcext:value-type="float">
            <text:p>158.4642</text:p>
          </table:table-cell>
          <table:table-cell office:value-type="float" office:value="60.85208889" calcext:value-type="float">
            <text:p>60.85208889</text:p>
          </table:table-cell>
          <table:table-cell office:value-type="string" calcext:value-type="string">
            <text:p>WISE J103351.43+605107.3</text:p>
          </table:table-cell>
          <table:table-cell office:value-type="float" office:value="1.408706" calcext:value-type="float">
            <text:p>1.408706</text:p>
          </table:table-cell>
          <table:table-cell office:value-type="string" calcext:value-type="string">
            <text:p>QSO</text:p>
          </table:table-cell>
          <table:table-cell office:value-type="float" office:value="581.51" calcext:value-type="float">
            <text:p>581.51</text:p>
          </table:table-cell>
        </table:table-row>
        <table:table-row table:style-name="ro1">
          <table:table-cell office:value-type="string" calcext:value-type="string">
            <text:p>J1035+2615</text:p>
          </table:table-cell>
          <table:table-cell office:value-type="float" office:value="158.8189458" calcext:value-type="float">
            <text:p>158.8189458</text:p>
          </table:table-cell>
          <table:table-cell office:value-type="float" office:value="26.25457222" calcext:value-type="float">
            <text:p>26.25457222</text:p>
          </table:table-cell>
          <table:table-cell office:value-type="string" calcext:value-type="string">
            <text:p>B2 1032+26A</text:p>
          </table:table-cell>
          <table:table-cell office:value-type="float" office:value="1.607615" calcext:value-type="float">
            <text:p>1.607615</text:p>
          </table:table-cell>
          <table:table-cell office:value-type="string" calcext:value-type="string">
            <text:p>QSO</text:p>
          </table:table-cell>
          <table:table-cell office:value-type="float" office:value="375.93" calcext:value-type="float">
            <text:p>375.93</text:p>
          </table:table-cell>
        </table:table-row>
        <table:table-row table:style-name="ro1">
          <table:table-cell office:value-type="string" calcext:value-type="string">
            <text:p>J1035+5652</text:p>
          </table:table-cell>
          <table:table-cell office:value-type="float" office:value="158.7751375" calcext:value-type="float">
            <text:p>158.7751375</text:p>
          </table:table-cell>
          <table:table-cell office:value-type="float" office:value="56.882725" calcext:value-type="float">
            <text:p>56.882725</text:p>
          </table:table-cell>
          <table:table-cell office:value-type="string" calcext:value-type="string">
            <text:p>WISEA J103506.00+565257.9</text:p>
          </table:table-cell>
          <table:table-cell office:value-type="float" office:value="1.859792" calcext:value-type="float">
            <text:p>1.859792</text:p>
          </table:table-cell>
          <table:table-cell office:value-type="string" calcext:value-type="string">
            <text:p>QSO</text:p>
          </table:table-cell>
          <table:table-cell office:value-type="float" office:value="400.8" calcext:value-type="float">
            <text:p>400.8</text:p>
          </table:table-cell>
        </table:table-row>
        <table:table-row table:style-name="ro1">
          <table:table-cell office:value-type="string" calcext:value-type="string">
            <text:p>J1035+5834</text:p>
          </table:table-cell>
          <table:table-cell office:value-type="float" office:value="158.9983625" calcext:value-type="float">
            <text:p>158.9983625</text:p>
          </table:table-cell>
          <table:table-cell office:value-type="float" office:value="58.56863333" calcext:value-type="float">
            <text:p>58.56863333</text:p>
          </table:table-cell>
          <table:table-cell office:value-type="string" calcext:value-type="string">
            <text:p>WISEA J103559.59+583407.5</text:p>
          </table:table-cell>
          <table:table-cell office:value-type="float" office:value="1.669351" calcext:value-type="float">
            <text:p>1.669351</text:p>
          </table:table-cell>
          <table:table-cell office:value-type="string" calcext:value-type="string">
            <text:p>*</text:p>
          </table:table-cell>
          <table:table-cell office:value-type="float" office:value="395.82" calcext:value-type="float">
            <text:p>395.82</text:p>
          </table:table-cell>
        </table:table-row>
        <table:table-row table:style-name="ro1">
          <table:table-cell office:value-type="string" calcext:value-type="string">
            <text:p>J1036+1326</text:p>
          </table:table-cell>
          <table:table-cell office:value-type="float" office:value="159.1121" calcext:value-type="float">
            <text:p>159.1121</text:p>
          </table:table-cell>
          <table:table-cell office:value-type="float" office:value="13.44769167" calcext:value-type="float">
            <text:p>13.44769167</text:p>
          </table:table-cell>
          <table:table-cell office:value-type="string" calcext:value-type="string">
            <text:p>[HB89] 1033+137</text:p>
          </table:table-cell>
          <table:table-cell office:value-type="float" office:value="3.100793" calcext:value-type="float">
            <text:p>3.100793</text:p>
          </table:table-cell>
          <table:table-cell office:value-type="string" calcext:value-type="string">
            <text:p>QSO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1">
          <table:table-cell office:value-type="string" calcext:value-type="string">
            <text:p>J1036+2502</text:p>
          </table:table-cell>
          <table:table-cell office:value-type="float" office:value="159.1747583" calcext:value-type="float">
            <text:p>159.1747583</text:p>
          </table:table-cell>
          <table:table-cell office:value-type="float" office:value="25.04350833" calcext:value-type="float">
            <text:p>25.04350833</text:p>
          </table:table-cell>
          <table:table-cell office:value-type="string" calcext:value-type="string">
            <text:p>FBQS J103641.9+250236</text:p>
          </table:table-cell>
          <table:table-cell office:value-type="float" office:value="2.016066" calcext:value-type="float">
            <text:p>2.016066</text:p>
          </table:table-cell>
          <table:table-cell office:value-type="string" calcext:value-type="string">
            <text:p>QSO</text:p>
          </table:table-cell>
          <table:table-cell office:value-type="float" office:value="118.51" calcext:value-type="float">
            <text:p>118.51</text:p>
          </table:table-cell>
        </table:table-row>
        <table:table-row table:style-name="ro1">
          <table:table-cell office:value-type="string" calcext:value-type="string">
            <text:p>J1037+0223</text:p>
          </table:table-cell>
          <table:table-cell office:value-type="float" office:value="159.4317083" calcext:value-type="float">
            <text:p>159.4317083</text:p>
          </table:table-cell>
          <table:table-cell office:value-type="float" office:value="2.399236111" calcext:value-type="float">
            <text:p>2.399236111</text:p>
          </table:table-cell>
          <table:table-cell office:value-type="string" calcext:value-type="string">
            <text:p>WISEA J103743.68+022356.3</text:p>
          </table:table-cell>
          <table:table-cell office:value-type="float" office:value="1.86701" calcext:value-type="float">
            <text:p>1.86701</text:p>
          </table:table-cell>
          <table:table-cell office:value-type="string" calcext:value-type="string">
            <text:p>G</text:p>
          </table:table-cell>
          <table:table-cell office:value-type="float" office:value="553.86" calcext:value-type="float">
            <text:p>553.86</text:p>
          </table:table-cell>
        </table:table-row>
        <table:table-row table:style-name="ro1">
          <table:table-cell office:value-type="string" calcext:value-type="string">
            <text:p>J1037+0424</text:p>
          </table:table-cell>
          <table:table-cell office:value-type="float" office:value="159.41395" calcext:value-type="float">
            <text:p>159.41395</text:p>
          </table:table-cell>
          <table:table-cell office:value-type="float" office:value="4.400383333" calcext:value-type="float">
            <text:p>4.400383333</text:p>
          </table:table-cell>
          <table:table-cell office:value-type="string" calcext:value-type="string">
            <text:p>SDSS J103739.33+042401.7</text:p>
          </table:table-cell>
          <table:table-cell office:value-type="float" office:value="2.328343" calcext:value-type="float">
            <text:p>2.328343</text:p>
          </table:table-cell>
          <table:table-cell office:value-type="string" calcext:value-type="string">
            <text:p>*</text:p>
          </table:table-cell>
          <table:table-cell office:value-type="float" office:value="170.78" calcext:value-type="float">
            <text:p>170.78</text:p>
          </table:table-cell>
        </table:table-row>
        <table:table-row table:style-name="ro1">
          <table:table-cell office:value-type="string" calcext:value-type="string">
            <text:p>J1037+5711</text:p>
          </table:table-cell>
          <table:table-cell office:value-type="float" office:value="159.434675" calcext:value-type="float">
            <text:p>159.434675</text:p>
          </table:table-cell>
          <table:table-cell office:value-type="float" office:value="57.19876944" calcext:value-type="float">
            <text:p>57.19876944</text:p>
          </table:table-cell>
          <table:table-cell office:value-type="string" calcext:value-type="string">
            <text:p>WISE J103744.29+571155.5</text:p>
          </table:table-cell>
          <table:table-cell office:value-type="float" office:value="4.211024" calcext:value-type="float">
            <text:p>4.211024</text:p>
          </table:table-cell>
          <table:table-cell office:value-type="string" calcext:value-type="string">
            <text:p>QSO</text:p>
          </table:table-cell>
          <table:table-cell office:value-type="float" office:value="130.02" calcext:value-type="float">
            <text:p>130.02</text:p>
          </table:table-cell>
        </table:table-row>
        <table:table-row table:style-name="ro1">
          <table:table-cell office:value-type="string" calcext:value-type="string">
            <text:p>J1041+0610</text:p>
          </table:table-cell>
          <table:table-cell office:value-type="float" office:value="160.3215625" calcext:value-type="float">
            <text:p>160.3215625</text:p>
          </table:table-cell>
          <table:table-cell office:value-type="float" office:value="6.171269444" calcext:value-type="float">
            <text:p>6.171269444</text:p>
          </table:table-cell>
          <table:table-cell office:value-type="string" calcext:value-type="string">
            <text:p>[HB89] 1038+064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QSO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J1041+5233</text:p>
          </table:table-cell>
          <table:table-cell office:value-type="float" office:value="160.4449542" calcext:value-type="float">
            <text:p>160.4449542</text:p>
          </table:table-cell>
          <table:table-cell office:value-type="float" office:value="52.55789722" calcext:value-type="float">
            <text:p>52.55789722</text:p>
          </table:table-cell>
          <table:table-cell office:value-type="string" calcext:value-type="string">
            <text:p>SBS 1038+528</text:p>
          </table:table-cell>
          <table:table-cell office:value-type="float" office:value="2.298079" calcext:value-type="float">
            <text:p>2.298079</text:p>
          </table:table-cell>
          <table:table-cell office:value-type="string" calcext:value-type="string">
            <text:p>QSO</text:p>
          </table:table-cell>
          <table:table-cell office:value-type="float" office:value="447.95" calcext:value-type="float">
            <text:p>447.95</text:p>
          </table:table-cell>
        </table:table-row>
        <table:table-row table:style-name="ro1">
          <table:table-cell office:value-type="string" calcext:value-type="string">
            <text:p>J1041+5233</text:p>
          </table:table-cell>
          <table:table-cell office:value-type="float" office:value="160.4464292" calcext:value-type="float">
            <text:p>160.4464292</text:p>
          </table:table-cell>
          <table:table-cell office:value-type="float" office:value="52.56325" calcext:value-type="float">
            <text:p>52.56325</text:p>
          </table:table-cell>
          <table:table-cell office:value-type="string" calcext:value-type="string">
            <text:p>SBS 1038+528</text:p>
          </table:table-cell>
          <table:table-cell office:value-type="float" office:value="2.298079" calcext:value-type="float">
            <text:p>2.298079</text:p>
          </table:table-cell>
          <table:table-cell office:value-type="string" calcext:value-type="string">
            <text:p>QSO</text:p>
          </table:table-cell>
          <table:table-cell office:value-type="float" office:value="88.56" calcext:value-type="float">
            <text:p>88.56</text:p>
          </table:table-cell>
        </table:table-row>
        <table:table-row table:style-name="ro1">
          <table:table-cell office:value-type="string" calcext:value-type="string">
            <text:p>J1041+5233</text:p>
          </table:table-cell>
          <table:table-cell office:value-type="float" office:value="160.4537542" calcext:value-type="float">
            <text:p>160.4537542</text:p>
          </table:table-cell>
          <table:table-cell office:value-type="float" office:value="52.56545556" calcext:value-type="float">
            <text:p>52.56545556</text:p>
          </table:table-cell>
          <table:table-cell office:value-type="string" calcext:value-type="string">
            <text:p>[HB89] 1038+528 NED02</text:p>
          </table:table-cell>
          <table:table-cell office:value-type="float" office:value="2.298079" calcext:value-type="float">
            <text:p>2.298079</text:p>
          </table:table-cell>
          <table:table-cell office:value-type="string" calcext:value-type="string">
            <text:p>QSO</text:p>
          </table:table-cell>
          <table:table-cell office:value-type="float" office:value="106.75" calcext:value-type="float">
            <text:p>106.75</text:p>
          </table:table-cell>
        </table:table-row>
        <table:table-row table:style-name="ro1">
          <table:table-cell office:value-type="string" calcext:value-type="string">
            <text:p>J1042+0748</text:p>
          </table:table-cell>
          <table:table-cell office:value-type="float" office:value="160.7399917" calcext:value-type="float">
            <text:p>160.7399917</text:p>
          </table:table-cell>
          <table:table-cell office:value-type="float" office:value="7.814055556" calcext:value-type="float">
            <text:p>7.814055556</text:p>
          </table:table-cell>
          <table:table-cell office:value-type="string" calcext:value-type="string">
            <text:p>SDSS J104257.58+074850.5</text:p>
          </table:table-cell>
          <table:table-cell office:value-type="float" office:value="2.66673" calcext:value-type="float">
            <text:p>2.66673</text:p>
          </table:table-cell>
          <table:table-cell office:value-type="string" calcext:value-type="string">
            <text:p>QSO</text:p>
          </table:table-cell>
          <table:table-cell office:value-type="float" office:value="381.57" calcext:value-type="float">
            <text:p>381.57</text:p>
          </table:table-cell>
        </table:table-row>
        <table:table-row table:style-name="ro1">
          <table:table-cell office:value-type="string" calcext:value-type="string">
            <text:p>J1042+1203</text:p>
          </table:table-cell>
          <table:table-cell office:value-type="float" office:value="160.685775" calcext:value-type="float">
            <text:p>160.685775</text:p>
          </table:table-cell>
          <table:table-cell office:value-type="float" office:value="12.0587" calcext:value-type="float">
            <text:p>12.0587</text:p>
          </table:table-cell>
          <table:table-cell office:value-type="string" calcext:value-type="string">
            <text:p>3C 245</text:p>
          </table:table-cell>
          <table:table-cell office:value-type="float" office:value="1.028597" calcext:value-type="float">
            <text:p>1.028597</text:p>
          </table:table-cell>
          <table:table-cell office:value-type="string" calcext:value-type="string">
            <text:p>QSO</text:p>
          </table:table-cell>
          <table:table-cell office:value-type="float" office:value="3326.87" calcext:value-type="float">
            <text:p>3326.87</text:p>
          </table:table-cell>
        </table:table-row>
        <table:table-row table:style-name="ro1">
          <table:table-cell office:value-type="string" calcext:value-type="string">
            <text:p>J1043+2408</text:p>
          </table:table-cell>
          <table:table-cell office:value-type="float" office:value="160.7876375" calcext:value-type="float">
            <text:p>160.7876375</text:p>
          </table:table-cell>
          <table:table-cell office:value-type="float" office:value="24.14318333" calcext:value-type="float">
            <text:p>24.14318333</text:p>
          </table:table-cell>
          <table:table-cell office:value-type="string" calcext:value-type="string">
            <text:p>FBQS J104309.0+240835</text:p>
          </table:table-cell>
          <table:table-cell office:value-type="float" office:value="1.826215" calcext:value-type="float">
            <text:p>1.826215</text:p>
          </table:table-cell>
          <table:table-cell office:value-type="string" calcext:value-type="string">
            <text:p>QSO</text:p>
          </table:table-cell>
          <table:table-cell office:value-type="float" office:value="369.54" calcext:value-type="float">
            <text:p>369.54</text:p>
          </table:table-cell>
        </table:table-row>
        <table:table-row table:style-name="ro1">
          <table:table-cell office:value-type="string" calcext:value-type="string">
            <text:p>J1044+0655</text:p>
          </table:table-cell>
          <table:table-cell office:value-type="float" office:value="161.2330083" calcext:value-type="float">
            <text:p>161.2330083</text:p>
          </table:table-cell>
          <table:table-cell office:value-type="float" office:value="6.927208333" calcext:value-type="float">
            <text:p>6.927208333</text:p>
          </table:table-cell>
          <table:table-cell office:value-type="string" calcext:value-type="string">
            <text:p>[HB89] 1042+071</text:p>
          </table:table-cell>
          <table:table-cell office:value-type="float" office:value="2.07332" calcext:value-type="float">
            <text:p>2.07332</text:p>
          </table:table-cell>
          <table:table-cell office:value-type="string" calcext:value-type="string">
            <text:p>QSO</text:p>
          </table:table-cell>
          <table:table-cell office:value-type="float" office:value="409.64" calcext:value-type="float">
            <text:p>409.64</text:p>
          </table:table-cell>
        </table:table-row>
        <table:table-row table:style-name="ro1">
          <table:table-cell office:value-type="string" calcext:value-type="string">
            <text:p>J1044+3509</text:p>
          </table:table-cell>
          <table:table-cell office:value-type="float" office:value="161.0440458" calcext:value-type="float">
            <text:p>161.0440458</text:p>
          </table:table-cell>
          <table:table-cell office:value-type="float" office:value="35.15286389" calcext:value-type="float">
            <text:p>35.15286389</text:p>
          </table:table-cell>
          <table:table-cell office:value-type="string" calcext:value-type="string">
            <text:p>B2 1041+35</text:p>
          </table:table-cell>
          <table:table-cell office:value-type="float" office:value="2.216367" calcext:value-type="float">
            <text:p>2.216367</text:p>
          </table:table-cell>
          <table:table-cell office:value-type="string" calcext:value-type="string">
            <text:p>QSO</text:p>
          </table:table-cell>
          <table:table-cell office:value-type="float" office:value="161.59" calcext:value-type="float">
            <text:p>161.59</text:p>
          </table:table-cell>
        </table:table-row>
        <table:table-row table:style-name="ro1">
          <table:table-cell office:value-type="string" calcext:value-type="string">
            <text:p>J1044+5322</text:p>
          </table:table-cell>
          <table:table-cell office:value-type="float" office:value="161.0443333" calcext:value-type="float">
            <text:p>161.0443333</text:p>
          </table:table-cell>
          <table:table-cell office:value-type="float" office:value="53.37238611" calcext:value-type="float">
            <text:p>53.37238611</text:p>
          </table:table-cell>
          <table:table-cell office:value-type="string" calcext:value-type="string">
            <text:p>WISEA J104410.67+532220.7</text:p>
          </table:table-cell>
          <table:table-cell office:value-type="float" office:value="1.902612" calcext:value-type="float">
            <text:p>1.902612</text:p>
          </table:table-cell>
          <table:table-cell office:value-type="string" calcext:value-type="string">
            <text:p>QSO</text:p>
          </table:table-cell>
          <table:table-cell office:value-type="float" office:value="419.1" calcext:value-type="float">
            <text:p>419.1</text:p>
          </table:table-cell>
        </table:table-row>
        <table:table-row table:style-name="ro1">
          <table:table-cell office:value-type="string" calcext:value-type="string">
            <text:p>J1045+3142</text:p>
          </table:table-cell>
          <table:table-cell office:value-type="float" office:value="161.3478375" calcext:value-type="float">
            <text:p>161.3478375</text:p>
          </table:table-cell>
          <table:table-cell office:value-type="float" office:value="31.70879444" calcext:value-type="float">
            <text:p>31.70879444</text:p>
          </table:table-cell>
          <table:table-cell office:value-type="string" calcext:value-type="string">
            <text:p>WISEA J104523.45+314231.6</text:p>
          </table:table-cell>
          <table:table-cell office:value-type="float" office:value="3.244179" calcext:value-type="float">
            <text:p>3.244179</text:p>
          </table:table-cell>
          <table:table-cell office:value-type="string" calcext:value-type="string">
            <text:p>QSO</text:p>
          </table:table-cell>
          <table:table-cell office:value-type="float" office:value="152.06" calcext:value-type="float">
            <text:p>152.06</text:p>
          </table:table-cell>
        </table:table-row>
        <table:table-row table:style-name="ro1">
          <table:table-cell office:value-type="string" calcext:value-type="string">
            <text:p>J1045+4109</text:p>
          </table:table-cell>
          <table:table-cell office:value-type="float" office:value="161.4416292" calcext:value-type="float">
            <text:p>161.4416292</text:p>
          </table:table-cell>
          <table:table-cell office:value-type="float" office:value="41.152375" calcext:value-type="float">
            <text:p>41.152375</text:p>
          </table:table-cell>
          <table:table-cell office:value-type="string" calcext:value-type="string">
            <text:p>B3 1042+414</text:p>
          </table:table-cell>
          <table:table-cell office:value-type="float" office:value="1.752958" calcext:value-type="float">
            <text:p>1.752958</text:p>
          </table:table-cell>
          <table:table-cell office:value-type="string" calcext:value-type="string">
            <text:p>QSO</text:p>
          </table:table-cell>
          <table:table-cell office:value-type="float" office:value="260.18" calcext:value-type="float">
            <text:p>260.18</text:p>
          </table:table-cell>
        </table:table-row>
        <table:table-row table:style-name="ro1">
          <table:table-cell office:value-type="string" calcext:value-type="string">
            <text:p>J1046+5354</text:p>
          </table:table-cell>
          <table:table-cell office:value-type="float" office:value="161.6001708" calcext:value-type="float">
            <text:p>161.6001708</text:p>
          </table:table-cell>
          <table:table-cell office:value-type="float" office:value="53.90731667" calcext:value-type="float">
            <text:p>53.90731667</text:p>
          </table:table-cell>
          <table:table-cell office:value-type="string" calcext:value-type="string">
            <text:p>WISEA J104624.03+535426.3</text:p>
          </table:table-cell>
          <table:table-cell office:value-type="float" office:value="1.707247" calcext:value-type="float">
            <text:p>1.707247</text:p>
          </table:table-cell>
          <table:table-cell office:value-type="string" calcext:value-type="string">
            <text:p>QSO</text:p>
          </table:table-cell>
          <table:table-cell office:value-type="float" office:value="183.19" calcext:value-type="float">
            <text:p>183.19</text:p>
          </table:table-cell>
        </table:table-row>
        <table:table-row table:style-name="ro1">
          <table:table-cell office:value-type="string" calcext:value-type="string">
            <text:p>J1048+2658</text:p>
          </table:table-cell>
          <table:table-cell office:value-type="float" office:value="162.1258792" calcext:value-type="float">
            <text:p>162.1258792</text:p>
          </table:table-cell>
          <table:table-cell office:value-type="float" office:value="26.96888889" calcext:value-type="float">
            <text:p>26.96888889</text:p>
          </table:table-cell>
          <table:table-cell office:value-type="string" calcext:value-type="string">
            <text:p>B2 1045+27</text:p>
          </table:table-cell>
          <table:table-cell office:value-type="float" office:value="2.756356" calcext:value-type="float">
            <text:p>2.756356</text:p>
          </table:table-cell>
          <table:table-cell office:value-type="string" calcext:value-type="string">
            <text:p>QSO</text:p>
          </table:table-cell>
          <table:table-cell office:value-type="float" office:value="337.12" calcext:value-type="float">
            <text:p>337.12</text:p>
          </table:table-cell>
        </table:table-row>
        <table:table-row table:style-name="ro1">
          <table:table-cell office:value-type="string" calcext:value-type="string">
            <text:p>J1048+3457</text:p>
          </table:table-cell>
          <table:table-cell office:value-type="float" office:value="162.1426958" calcext:value-type="float">
            <text:p>162.1426958</text:p>
          </table:table-cell>
          <table:table-cell office:value-type="float" office:value="34.95694167" calcext:value-type="float">
            <text:p>34.95694167</text:p>
          </table:table-cell>
          <table:table-cell office:value-type="string" calcext:value-type="string">
            <text:p>4C +35.23</text:p>
          </table:table-cell>
          <table:table-cell office:value-type="float" office:value="1.594" calcext:value-type="float">
            <text:p>1.594</text:p>
          </table:table-cell>
          <table:table-cell office:value-type="string" calcext:value-type="string">
            <text:p>QSO</text:p>
          </table:table-cell>
          <table:table-cell office:value-type="float" office:value="1050.97" calcext:value-type="float">
            <text:p>1050.97</text:p>
          </table:table-cell>
        </table:table-row>
        <table:table-row table:style-name="ro1">
          <table:table-cell office:value-type="string" calcext:value-type="string">
            <text:p>J1048+6008</text:p>
          </table:table-cell>
          <table:table-cell office:value-type="float" office:value="162.140425" calcext:value-type="float">
            <text:p>162.140425</text:p>
          </table:table-cell>
          <table:table-cell office:value-type="float" office:value="60.14606389" calcext:value-type="float">
            <text:p>60.14606389</text:p>
          </table:table-cell>
          <table:table-cell office:value-type="string" calcext:value-type="string">
            <text:p>SBS 1045+604</text:p>
          </table:table-cell>
          <table:table-cell office:value-type="float" office:value="1.721916" calcext:value-type="float">
            <text:p>1.721916</text:p>
          </table:table-cell>
          <table:table-cell office:value-type="string" calcext:value-type="string">
            <text:p>QSO</text:p>
          </table:table-cell>
          <table:table-cell office:value-type="float" office:value="1034.49" calcext:value-type="float">
            <text:p>1034.49</text:p>
          </table:table-cell>
        </table:table-row>
        <table:table-row table:style-name="ro1">
          <table:table-cell office:value-type="string" calcext:value-type="string">
            <text:p>J1049+1332</text:p>
          </table:table-cell>
          <table:table-cell office:value-type="float" office:value="162.421175" calcext:value-type="float">
            <text:p>162.421175</text:p>
          </table:table-cell>
          <table:table-cell office:value-type="float" office:value="13.54886667" calcext:value-type="float">
            <text:p>13.54886667</text:p>
          </table:table-cell>
          <table:table-cell office:value-type="string" calcext:value-type="string">
            <text:p>SDSS J104941.09+133255.6</text:p>
          </table:table-cell>
          <table:table-cell office:value-type="float" office:value="2.764496" calcext:value-type="float">
            <text:p>2.764496</text:p>
          </table:table-cell>
          <table:table-cell office:value-type="string" calcext:value-type="string">
            <text:p>QSO</text:p>
          </table:table-cell>
          <table:table-cell office:value-type="float" office:value="105.64" calcext:value-type="float">
            <text:p>105.64</text:p>
          </table:table-cell>
        </table:table-row>
        <table:table-row table:style-name="ro1">
          <table:table-cell office:value-type="string" calcext:value-type="string">
            <text:p>J1050+3430</text:p>
          </table:table-cell>
          <table:table-cell office:value-type="float" office:value="162.7422208" calcext:value-type="float">
            <text:p>162.7422208</text:p>
          </table:table-cell>
          <table:table-cell office:value-type="float" office:value="34.50305278" calcext:value-type="float">
            <text:p>34.50305278</text:p>
          </table:table-cell>
          <table:table-cell office:value-type="string" calcext:value-type="string">
            <text:p>[HB89] 1048+347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QSO</text:p>
          </table:table-cell>
          <table:table-cell office:value-type="float" office:value="547.12" calcext:value-type="float">
            <text:p>547.12</text:p>
          </table:table-cell>
        </table:table-row>
        <table:table-row table:style-name="ro1">
          <table:table-cell office:value-type="string" calcext:value-type="string">
            <text:p>J1051+2119</text:p>
          </table:table-cell>
          <table:table-cell office:value-type="float" office:value="162.9533292" calcext:value-type="float">
            <text:p>162.9533292</text:p>
          </table:table-cell>
          <table:table-cell office:value-type="float" office:value="21.33121111" calcext:value-type="float">
            <text:p>21.33121111</text:p>
          </table:table-cell>
          <table:table-cell office:value-type="string" calcext:value-type="string">
            <text:p>[HB89] 1049+215</text:p>
          </table:table-cell>
          <table:table-cell office:value-type="float" office:value="1.300982" calcext:value-type="float">
            <text:p>1.300982</text:p>
          </table:table-cell>
          <table:table-cell office:value-type="string" calcext:value-type="string">
            <text:p>QSO</text:p>
          </table:table-cell>
          <table:table-cell office:value-type="float" office:value="1474.35" calcext:value-type="float">
            <text:p>1474.35</text:p>
          </table:table-cell>
        </table:table-row>
        <table:table-row table:style-name="ro1">
          <table:table-cell office:value-type="string" calcext:value-type="string">
            <text:p>J1052+0135</text:p>
          </table:table-cell>
          <table:table-cell office:value-type="float" office:value="163.1381" calcext:value-type="float">
            <text:p>163.1381</text:p>
          </table:table-cell>
          <table:table-cell office:value-type="float" office:value="1.599705556" calcext:value-type="float">
            <text:p>1.599705556</text:p>
          </table:table-cell>
          <table:table-cell office:value-type="string" calcext:value-type="string">
            <text:p>WISEA J105233.15+013559.3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QSO</text:p>
          </table:table-cell>
          <table:table-cell office:value-type="float" office:value="191.09" calcext:value-type="float">
            <text:p>191.09</text:p>
          </table:table-cell>
        </table:table-row>
        <table:table-row table:style-name="ro1">
          <table:table-cell office:value-type="string" calcext:value-type="string">
            <text:p>J1052+0551</text:p>
          </table:table-cell>
          <table:table-cell office:value-type="float" office:value="163.2317667" calcext:value-type="float">
            <text:p>163.2317667</text:p>
          </table:table-cell>
          <table:table-cell office:value-type="float" office:value="5.853988889" calcext:value-type="float">
            <text:p>5.853988889</text:p>
          </table:table-cell>
          <table:table-cell office:value-type="string" calcext:value-type="string">
            <text:p>WISEA J105255.62+055113.3</text:p>
          </table:table-cell>
          <table:table-cell office:value-type="float" office:value="1.68436" calcext:value-type="float">
            <text:p>1.68436</text:p>
          </table:table-cell>
          <table:table-cell office:value-type="string" calcext:value-type="string">
            <text:p>QSO</text:p>
          </table:table-cell>
          <table:table-cell office:value-type="float" office:value="185.69" calcext:value-type="float">
            <text:p>185.69</text:p>
          </table:table-cell>
        </table:table-row>
        <table:table-row table:style-name="ro1">
          <table:table-cell office:value-type="string" calcext:value-type="string">
            <text:p>J1052+0806</text:p>
          </table:table-cell>
          <table:table-cell office:value-type="float" office:value="163.1325792" calcext:value-type="float">
            <text:p>163.1325792</text:p>
          </table:table-cell>
          <table:table-cell office:value-type="float" office:value="8.102502778" calcext:value-type="float">
            <text:p>8.102502778</text:p>
          </table:table-cell>
          <table:table-cell office:value-type="string" calcext:value-type="string">
            <text:p>WISEA J105231.78+080608.6</text:p>
          </table:table-cell>
          <table:table-cell office:value-type="float" office:value="1.646279" calcext:value-type="float">
            <text:p>1.646279</text:p>
          </table:table-cell>
          <table:table-cell office:value-type="string" calcext:value-type="string">
            <text:p>QSO</text:p>
          </table:table-cell>
          <table:table-cell office:value-type="float" office:value="389.99" calcext:value-type="float">
            <text:p>389.99</text:p>
          </table:table-cell>
        </table:table-row>
        <table:table-row table:style-name="ro1">
          <table:table-cell office:value-type="string" calcext:value-type="string">
            <text:p>J1052+3811</text:p>
          </table:table-cell>
          <table:table-cell office:value-type="float" office:value="163.0491542" calcext:value-type="float">
            <text:p>163.0491542</text:p>
          </table:table-cell>
          <table:table-cell office:value-type="float" office:value="38.19550833" calcext:value-type="float">
            <text:p>38.19550833</text:p>
          </table:table-cell>
          <table:table-cell office:value-type="string" calcext:value-type="string">
            <text:p>B2 1049+38</text:p>
          </table:table-cell>
          <table:table-cell office:value-type="float" office:value="1.018" calcext:value-type="float">
            <text:p>1.018</text:p>
          </table:table-cell>
          <table:table-cell office:value-type="string" calcext:value-type="string">
            <text:p>G</text:p>
          </table:table-cell>
          <table:table-cell office:value-type="float" office:value="712.15" calcext:value-type="float">
            <text:p>712.15</text:p>
          </table:table-cell>
        </table:table-row>
        <table:table-row table:style-name="ro1">
          <table:table-cell office:value-type="string" calcext:value-type="string">
            <text:p>J1054+5512</text:p>
          </table:table-cell>
          <table:table-cell office:value-type="float" office:value="163.6550625" calcext:value-type="float">
            <text:p>163.6550625</text:p>
          </table:table-cell>
          <table:table-cell office:value-type="float" office:value="55.20646667" calcext:value-type="float">
            <text:p>55.20646667</text:p>
          </table:table-cell>
          <table:table-cell office:value-type="string" calcext:value-type="string">
            <text:p>SDSS J105437.23+551223.5</text:p>
          </table:table-cell>
          <table:table-cell office:value-type="float" office:value="3.31425" calcext:value-type="float">
            <text:p>3.31425</text:p>
          </table:table-cell>
          <table:table-cell office:value-type="string" calcext:value-type="string">
            <text:p>QSO</text:p>
          </table:table-cell>
          <table:table-cell office:value-type="float" office:value="75.74" calcext:value-type="float">
            <text:p>75.74</text:p>
          </table:table-cell>
        </table:table-row>
        <table:table-row table:style-name="ro1">
          <table:table-cell office:value-type="string" calcext:value-type="string">
            <text:p>J1056+0531</text:p>
          </table:table-cell>
          <table:table-cell office:value-type="float" office:value="164.0499292" calcext:value-type="float">
            <text:p>164.0499292</text:p>
          </table:table-cell>
          <table:table-cell office:value-type="float" office:value="5.520091667" calcext:value-type="float">
            <text:p>5.520091667</text:p>
          </table:table-cell>
          <table:table-cell office:value-type="string" calcext:value-type="string">
            <text:p>WISEA J105611.87+053111.8</text:p>
          </table:table-cell>
          <table:table-cell office:value-type="float" office:value="1.728678" calcext:value-type="float">
            <text:p>1.728678</text:p>
          </table:table-cell>
          <table:table-cell office:value-type="string" calcext:value-type="string">
            <text:p>QSO</text:p>
          </table:table-cell>
          <table:table-cell office:value-type="float" office:value="222.6" calcext:value-type="float">
            <text:p>222.6</text:p>
          </table:table-cell>
        </table:table-row>
        <table:table-row table:style-name="ro1">
          <table:table-cell office:value-type="string" calcext:value-type="string">
            <text:p>J1057+0324</text:p>
          </table:table-cell>
          <table:table-cell office:value-type="float" office:value="164.3608667" calcext:value-type="float">
            <text:p>164.3608667</text:p>
          </table:table-cell>
          <table:table-cell office:value-type="float" office:value="3.413463889" calcext:value-type="float">
            <text:p>3.413463889</text:p>
          </table:table-cell>
          <table:table-cell office:value-type="string" calcext:value-type="string">
            <text:p>WISEA J105726.60+032448.1</text:p>
          </table:table-cell>
          <table:table-cell office:value-type="float" office:value="2.831881" calcext:value-type="float">
            <text:p>2.831881</text:p>
          </table:table-cell>
          <table:table-cell office:value-type="string" calcext:value-type="string">
            <text:p>QSO</text:p>
          </table:table-cell>
          <table:table-cell office:value-type="float" office:value="157.44" calcext:value-type="float">
            <text:p>157.44</text:p>
          </table:table-cell>
        </table:table-row>
        <table:table-row table:style-name="ro1">
          <table:table-cell office:value-type="string" calcext:value-type="string">
            <text:p>J1058+0133</text:p>
          </table:table-cell>
          <table:table-cell office:value-type="float" office:value="164.6231875" calcext:value-type="float">
            <text:p>164.6231875</text:p>
          </table:table-cell>
          <table:table-cell office:value-type="float" office:value="1.566236111" calcext:value-type="float">
            <text:p>1.566236111</text:p>
          </table:table-cell>
          <table:table-cell office:value-type="string" calcext:value-type="string">
            <text:p>[HB89] 1055+018</text:p>
          </table:table-cell>
          <table:table-cell office:value-type="float" office:value="0.893171" calcext:value-type="float">
            <text:p>0.893171</text:p>
          </table:table-cell>
          <table:table-cell office:value-type="string" calcext:value-type="string">
            <text:p>QSO</text:p>
          </table:table-cell>
          <table:table-cell office:value-type="float" office:value="3347.82" calcext:value-type="float">
            <text:p>3347.82</text:p>
          </table:table-cell>
        </table:table-row>
        <table:table-row table:style-name="ro1">
          <table:table-cell office:value-type="string" calcext:value-type="string">
            <text:p>J1058+1952</text:p>
          </table:table-cell>
          <table:table-cell office:value-type="float" office:value="164.5727542" calcext:value-type="float">
            <text:p>164.5727542</text:p>
          </table:table-cell>
          <table:table-cell office:value-type="float" office:value="19.86983333" calcext:value-type="float">
            <text:p>19.86983333</text:p>
          </table:table-cell>
          <table:table-cell office:value-type="string" calcext:value-type="string">
            <text:p>[HB89] 1055+20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QSO</text:p>
          </table:table-cell>
          <table:table-cell office:value-type="float" office:value="1801.96" calcext:value-type="float">
            <text:p>1801.96</text:p>
          </table:table-cell>
        </table:table-row>
        <table:table-row table:style-name="ro1">
          <table:table-cell office:value-type="string" calcext:value-type="string">
            <text:p>J1058+4304</text:p>
          </table:table-cell>
          <table:table-cell office:value-type="float" office:value="164.5120875" calcext:value-type="float">
            <text:p>164.5120875</text:p>
          </table:table-cell>
          <table:table-cell office:value-type="float" office:value="43.07822778" calcext:value-type="float">
            <text:p>43.07822778</text:p>
          </table:table-cell>
          <table:table-cell office:value-type="string" calcext:value-type="string">
            <text:p>B3 1055+433</text:p>
          </table:table-cell>
          <table:table-cell office:value-type="float" office:value="1.308093" calcext:value-type="float">
            <text:p>1.308093</text:p>
          </table:table-cell>
          <table:table-cell office:value-type="string" calcext:value-type="string">
            <text:p>QSO</text:p>
          </table:table-cell>
          <table:table-cell office:value-type="float" office:value="312.26" calcext:value-type="float">
            <text:p>312.26</text:p>
          </table:table-cell>
        </table:table-row>
        <table:table-row table:style-name="ro1">
          <table:table-cell office:value-type="string" calcext:value-type="string">
            <text:p>J1058+4939</text:p>
          </table:table-cell>
          <table:table-cell office:value-type="float" office:value="164.55435" calcext:value-type="float">
            <text:p>164.55435</text:p>
          </table:table-cell>
          <table:table-cell office:value-type="float" office:value="49.65991944" calcext:value-type="float">
            <text:p>49.65991944</text:p>
          </table:table-cell>
          <table:table-cell office:value-type="string" calcext:value-type="string">
            <text:p>[HB89] 1055+499</text:p>
          </table:table-cell>
          <table:table-cell office:value-type="float" office:value="2.397362" calcext:value-type="float">
            <text:p>2.397362</text:p>
          </table:table-cell>
          <table:table-cell office:value-type="string" calcext:value-type="string">
            <text:p>QSO</text:p>
          </table:table-cell>
          <table:table-cell office:value-type="float" office:value="244.02" calcext:value-type="float">
            <text:p>244.02</text:p>
          </table:table-cell>
        </table:table-row>
        <table:table-row table:style-name="ro1">
          <table:table-cell office:value-type="string" calcext:value-type="string">
            <text:p>J1100+0949</text:p>
          </table:table-cell>
          <table:table-cell office:value-type="float" office:value="165.0841958" calcext:value-type="float">
            <text:p>165.0841958</text:p>
          </table:table-cell>
          <table:table-cell office:value-type="float" office:value="9.826572222" calcext:value-type="float">
            <text:p>9.826572222</text:p>
          </table:table-cell>
          <table:table-cell office:value-type="string" calcext:value-type="string">
            <text:p>[HB89] 1057+100</text:p>
          </table:table-cell>
          <table:table-cell office:value-type="float" office:value="1.319999" calcext:value-type="float">
            <text:p>1.319999</text:p>
          </table:table-cell>
          <table:table-cell office:value-type="string" calcext:value-type="string">
            <text:p>QSO</text:p>
          </table:table-cell>
          <table:table-cell office:value-type="float" office:value="385.53" calcext:value-type="float">
            <text:p>385.53</text:p>
          </table:table-cell>
        </table:table-row>
        <table:table-row table:style-name="ro1">
          <table:table-cell office:value-type="string" calcext:value-type="string">
            <text:p>J1101+0010</text:p>
          </table:table-cell>
          <table:table-cell office:value-type="float" office:value="165.4495167" calcext:value-type="float">
            <text:p>165.4495167</text:p>
          </table:table-cell>
          <table:table-cell office:value-type="float" office:value="0.1775944444" calcext:value-type="float">
            <text:p>0.1775944444</text:p>
          </table:table-cell>
          <table:table-cell office:value-type="string" calcext:value-type="string">
            <text:p>WISEA J110147.86+001039.3</text:p>
          </table:table-cell>
          <table:table-cell office:value-type="float" office:value="3.692847" calcext:value-type="float">
            <text:p>3.692847</text:p>
          </table:table-cell>
          <table:table-cell office:value-type="string" calcext:value-type="string">
            <text:p>QSO</text:p>
          </table:table-cell>
          <table:table-cell office:value-type="float" office:value="197.96" calcext:value-type="float">
            <text:p>197.96</text:p>
          </table:table-cell>
        </table:table-row>
        <table:table-row table:style-name="ro1">
          <table:table-cell office:value-type="string" calcext:value-type="string">
            <text:p>J1102+1121</text:p>
          </table:table-cell>
          <table:table-cell office:value-type="float" office:value="165.5277375" calcext:value-type="float">
            <text:p>165.5277375</text:p>
          </table:table-cell>
          <table:table-cell office:value-type="float" office:value="11.35131667" calcext:value-type="float">
            <text:p>11.35131667</text:p>
          </table:table-cell>
          <table:table-cell office:value-type="string" calcext:value-type="string">
            <text:p>WISEA J110206.66+112104.8</text:p>
          </table:table-cell>
          <table:table-cell office:value-type="float" office:value="2.361287" calcext:value-type="float">
            <text:p>2.361287</text:p>
          </table:table-cell>
          <table:table-cell office:value-type="string" calcext:value-type="string">
            <text:p>QSO</text:p>
          </table:table-cell>
          <table:table-cell office:value-type="float" office:value="83.06" calcext:value-type="float">
            <text:p>83.06</text:p>
          </table:table-cell>
        </table:table-row>
        <table:table-row table:style-name="ro1">
          <table:table-cell office:value-type="string" calcext:value-type="string">
            <text:p>J1102+1614</text:p>
          </table:table-cell>
          <table:table-cell office:value-type="float" office:value="165.5309875" calcext:value-type="float">
            <text:p>165.5309875</text:p>
          </table:table-cell>
          <table:table-cell office:value-type="float" office:value="16.24220833" calcext:value-type="float">
            <text:p>16.24220833</text:p>
          </table:table-cell>
          <table:table-cell office:value-type="string" calcext:value-type="string">
            <text:p>SDSS J110207.43+161431.9</text:p>
          </table:table-cell>
          <table:table-cell office:value-type="float" office:value="2.91182" calcext:value-type="float">
            <text:p>2.91182</text:p>
          </table:table-cell>
          <table:table-cell office:value-type="string" calcext:value-type="string">
            <text:p>*</text:p>
          </table:table-cell>
          <table:table-cell office:value-type="float" office:value="177.81" calcext:value-type="float">
            <text:p>177.81</text:p>
          </table:table-cell>
        </table:table-row>
        <table:table-row table:style-name="ro1">
          <table:table-cell office:value-type="string" calcext:value-type="string">
            <text:p>J1102+2757</text:p>
          </table:table-cell>
          <table:table-cell office:value-type="float" office:value="165.5595375" calcext:value-type="float">
            <text:p>165.5595375</text:p>
          </table:table-cell>
          <table:table-cell office:value-type="float" office:value="27.95241389" calcext:value-type="float">
            <text:p>27.95241389</text:p>
          </table:table-cell>
          <table:table-cell office:value-type="string" calcext:value-type="string">
            <text:p>[HB89] 1059+282</text:p>
          </table:table-cell>
          <table:table-cell office:value-type="float" office:value="1.86848" calcext:value-type="float">
            <text:p>1.86848</text:p>
          </table:table-cell>
          <table:table-cell office:value-type="string" calcext:value-type="string">
            <text:p>QSO</text:p>
          </table:table-cell>
          <table:table-cell office:value-type="float" office:value="247.53" calcext:value-type="float">
            <text:p>247.53</text:p>
          </table:table-cell>
        </table:table-row>
        <table:table-row table:style-name="ro1">
          <table:table-cell office:value-type="string" calcext:value-type="string">
            <text:p>J1102+5941</text:p>
          </table:table-cell>
          <table:table-cell office:value-type="float" office:value="165.678275" calcext:value-type="float">
            <text:p>165.678275</text:p>
          </table:table-cell>
          <table:table-cell office:value-type="float" office:value="59.68876389" calcext:value-type="float">
            <text:p>59.68876389</text:p>
          </table:table-cell>
          <table:table-cell office:value-type="string" calcext:value-type="string">
            <text:p>WISEA J110242.77+594119.5</text:p>
          </table:table-cell>
          <table:table-cell office:value-type="float" office:value="1.829947" calcext:value-type="float">
            <text:p>1.829947</text:p>
          </table:table-cell>
          <table:table-cell office:value-type="string" calcext:value-type="string">
            <text:p>QSO</text:p>
          </table:table-cell>
          <table:table-cell office:value-type="float" office:value="419.19" calcext:value-type="float">
            <text:p>419.19</text:p>
          </table:table-cell>
        </table:table-row>
        <table:table-row table:style-name="ro1">
          <table:table-cell office:value-type="string" calcext:value-type="string">
            <text:p>J1103+0232</text:p>
          </table:table-cell>
          <table:table-cell office:value-type="float" office:value="165.9355667" calcext:value-type="float">
            <text:p>165.9355667</text:p>
          </table:table-cell>
          <table:table-cell office:value-type="float" office:value="2.536038889" calcext:value-type="float">
            <text:p>2.536038889</text:p>
          </table:table-cell>
          <table:table-cell office:value-type="string" calcext:value-type="string">
            <text:p>WISEA J110344.53+023209.9</text:p>
          </table:table-cell>
          <table:table-cell office:value-type="float" office:value="2.509873" calcext:value-type="float">
            <text:p>2.509873</text:p>
          </table:table-cell>
          <table:table-cell office:value-type="string" calcext:value-type="string">
            <text:p>QSO</text:p>
          </table:table-cell>
          <table:table-cell office:value-type="float" office:value="165.96" calcext:value-type="float">
            <text:p>165.96</text:p>
          </table:table-cell>
        </table:table-row>
        <table:table-row table:style-name="ro1">
          <table:table-cell office:value-type="string" calcext:value-type="string">
            <text:p>J1103+1114</text:p>
          </table:table-cell>
          <table:table-cell office:value-type="float" office:value="165.8949833" calcext:value-type="float">
            <text:p>165.8949833</text:p>
          </table:table-cell>
          <table:table-cell office:value-type="float" office:value="11.24510556" calcext:value-type="float">
            <text:p>11.24510556</text:p>
          </table:table-cell>
          <table:table-cell office:value-type="string" calcext:value-type="string">
            <text:p>WISE J110334.79+111443.1</text:p>
          </table:table-cell>
          <table:table-cell office:value-type="float" office:value="1.742736" calcext:value-type="float">
            <text:p>1.742736</text:p>
          </table:table-cell>
          <table:table-cell office:value-type="string" calcext:value-type="string">
            <text:p>QSO</text:p>
          </table:table-cell>
          <table:table-cell office:value-type="float" office:value="174.29" calcext:value-type="float">
            <text:p>174.29</text:p>
          </table:table-cell>
        </table:table-row>
        <table:table-row table:style-name="ro1">
          <table:table-cell office:value-type="string" calcext:value-type="string">
            <text:p>J1103+4113</text:p>
          </table:table-cell>
          <table:table-cell office:value-type="float" office:value="165.9317417" calcext:value-type="float">
            <text:p>165.9317417</text:p>
          </table:table-cell>
          <table:table-cell office:value-type="float" office:value="41.21895556" calcext:value-type="float">
            <text:p>41.21895556</text:p>
          </table:table-cell>
          <table:table-cell office:value-type="string" calcext:value-type="string">
            <text:p>B3 1100+414</text:p>
          </table:table-cell>
          <table:table-cell office:value-type="float" office:value="2.45944" calcext:value-type="float">
            <text:p>2.45944</text:p>
          </table:table-cell>
          <table:table-cell office:value-type="string" calcext:value-type="string">
            <text:p>QSO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string" calcext:value-type="string">
            <text:p>J1106+0900</text:p>
          </table:table-cell>
          <table:table-cell office:value-type="float" office:value="166.7273625" calcext:value-type="float">
            <text:p>166.7273625</text:p>
          </table:table-cell>
          <table:table-cell office:value-type="float" office:value="9.011238889" calcext:value-type="float">
            <text:p>9.011238889</text:p>
          </table:table-cell>
          <table:table-cell office:value-type="string" calcext:value-type="string">
            <text:p>WISEA J110654.55+090040.4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*</text:p>
          </table:table-cell>
          <table:table-cell office:value-type="float" office:value="191.85" calcext:value-type="float">
            <text:p>191.85</text:p>
          </table:table-cell>
        </table:table-row>
        <table:table-row table:style-name="ro1">
          <table:table-cell office:value-type="string" calcext:value-type="string">
            <text:p>J1106+1713</text:p>
          </table:table-cell>
          <table:table-cell office:value-type="float" office:value="166.6087917" calcext:value-type="float">
            <text:p>166.6087917</text:p>
          </table:table-cell>
          <table:table-cell office:value-type="float" office:value="17.22270278" calcext:value-type="float">
            <text:p>17.22270278</text:p>
          </table:table-cell>
          <table:table-cell office:value-type="string" calcext:value-type="string">
            <text:p>SDSS J110626.12+171321.6</text:p>
          </table:table-cell>
          <table:table-cell office:value-type="float" office:value="2.213685" calcext:value-type="float">
            <text:p>2.213685</text:p>
          </table:table-cell>
          <table:table-cell office:value-type="string" calcext:value-type="string">
            <text:p>*</text:p>
          </table:table-cell>
          <table:table-cell office:value-type="float" office:value="173.75" calcext:value-type="float">
            <text:p>173.75</text:p>
          </table:table-cell>
        </table:table-row>
        <table:table-row table:style-name="ro1">
          <table:table-cell office:value-type="string" calcext:value-type="string">
            <text:p>J1108+0711</text:p>
          </table:table-cell>
          <table:table-cell office:value-type="float" office:value="167.2333958" calcext:value-type="float">
            <text:p>167.2333958</text:p>
          </table:table-cell>
          <table:table-cell office:value-type="float" office:value="7.184138889" calcext:value-type="float">
            <text:p>7.184138889</text:p>
          </table:table-cell>
          <table:table-cell office:value-type="string" calcext:value-type="string">
            <text:p>WISEA J110856.00+071102.9</text:p>
          </table:table-cell>
          <table:table-cell office:value-type="float" office:value="2.703025" calcext:value-type="float">
            <text:p>2.703025</text:p>
          </table:table-cell>
          <table:table-cell office:value-type="string" calcext:value-type="string">
            <text:p>*</text:p>
          </table:table-cell>
          <table:table-cell office:value-type="float" office:value="138.78" calcext:value-type="float">
            <text:p>138.78</text:p>
          </table:table-cell>
        </table:table-row>
        <table:table-row table:style-name="ro1">
          <table:table-cell office:value-type="string" calcext:value-type="string">
            <text:p>J1108+4330</text:p>
          </table:table-cell>
          <table:table-cell office:value-type="float" office:value="167.0978458" calcext:value-type="float">
            <text:p>167.0978458</text:p>
          </table:table-cell>
          <table:table-cell office:value-type="float" office:value="43.51492222" calcext:value-type="float">
            <text:p>43.51492222</text:p>
          </table:table-cell>
          <table:table-cell office:value-type="string" calcext:value-type="string">
            <text:p>B3 1105+437</text:p>
          </table:table-cell>
          <table:table-cell office:value-type="float" office:value="1.227805" calcext:value-type="float">
            <text:p>1.227805</text:p>
          </table:table-cell>
          <table:table-cell office:value-type="string" calcext:value-type="string">
            <text:p>QSO</text:p>
          </table:table-cell>
          <table:table-cell office:value-type="float" office:value="379.12" calcext:value-type="float">
            <text:p>379.12</text:p>
          </table:table-cell>
        </table:table-row>
        <table:table-row table:style-name="ro1">
          <table:table-cell office:value-type="string" calcext:value-type="string">
            <text:p>J1109+2028</text:p>
          </table:table-cell>
          <table:table-cell office:value-type="float" office:value="167.266225" calcext:value-type="float">
            <text:p>167.266225</text:p>
          </table:table-cell>
          <table:table-cell office:value-type="float" office:value="20.48264167" calcext:value-type="float">
            <text:p>20.48264167</text:p>
          </table:table-cell>
          <table:table-cell office:value-type="string" calcext:value-type="string">
            <text:p>WISEA J110903.88+202857.3</text:p>
          </table:table-cell>
          <table:table-cell office:value-type="float" office:value="2.584262" calcext:value-type="float">
            <text:p>2.584262</text:p>
          </table:table-cell>
          <table:table-cell office:value-type="string" calcext:value-type="string">
            <text:p>QSO</text:p>
          </table:table-cell>
          <table:table-cell office:value-type="float" office:value="101.71" calcext:value-type="float">
            <text:p>101.71</text:p>
          </table:table-cell>
        </table:table-row>
        <table:table-row table:style-name="ro1">
          <table:table-cell office:value-type="string" calcext:value-type="string">
            <text:p>J1110+0828</text:p>
          </table:table-cell>
          <table:table-cell office:value-type="float" office:value="167.5907417" calcext:value-type="float">
            <text:p>167.5907417</text:p>
          </table:table-cell>
          <table:table-cell office:value-type="float" office:value="8.479622222" calcext:value-type="float">
            <text:p>8.479622222</text:p>
          </table:table-cell>
          <table:table-cell office:value-type="string" calcext:value-type="string">
            <text:p>WISEA J111021.77+082846.7</text:p>
          </table:table-cell>
          <table:table-cell office:value-type="float" office:value="1.965" calcext:value-type="float">
            <text:p>1.965</text:p>
          </table:table-cell>
          <table:table-cell office:value-type="string" calcext:value-type="string">
            <text:p>*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1">
          <table:table-cell office:value-type="string" calcext:value-type="string">
            <text:p>J1110+1217</text:p>
          </table:table-cell>
          <table:table-cell office:value-type="float" office:value="167.5435708" calcext:value-type="float">
            <text:p>167.5435708</text:p>
          </table:table-cell>
          <table:table-cell office:value-type="float" office:value="12.28552778" calcext:value-type="float">
            <text:p>12.28552778</text:p>
          </table:table-cell>
          <table:table-cell office:value-type="string" calcext:value-type="string">
            <text:p>WISEA J111010.45+121708.1</text:p>
          </table:table-cell>
          <table:table-cell office:value-type="float" office:value="1.720555" calcext:value-type="float">
            <text:p>1.720555</text:p>
          </table:table-cell>
          <table:table-cell office:value-type="string" calcext:value-type="string">
            <text:p>QSO</text:p>
          </table:table-cell>
          <table:table-cell office:value-type="float" office:value="229.53" calcext:value-type="float">
            <text:p>229.53</text:p>
          </table:table-cell>
        </table:table-row>
        <table:table-row table:style-name="ro1">
          <table:table-cell office:value-type="string" calcext:value-type="string">
            <text:p>J1110+4403</text:p>
          </table:table-cell>
          <table:table-cell office:value-type="float" office:value="167.6930833" calcext:value-type="float">
            <text:p>167.6930833</text:p>
          </table:table-cell>
          <table:table-cell office:value-type="float" office:value="44.05723056" calcext:value-type="float">
            <text:p>44.05723056</text:p>
          </table:table-cell>
          <table:table-cell office:value-type="string" calcext:value-type="string">
            <text:p>B3 1107+443</text:p>
          </table:table-cell>
          <table:table-cell office:value-type="float" office:value="1.698581" calcext:value-type="float">
            <text:p>1.698581</text:p>
          </table:table-cell>
          <table:table-cell office:value-type="string" calcext:value-type="string">
            <text:p>QSO</text:p>
          </table:table-cell>
          <table:table-cell office:value-type="float" office:value="290.65" calcext:value-type="float">
            <text:p>290.65</text:p>
          </table:table-cell>
        </table:table-row>
        <table:table-row table:style-name="ro1">
          <table:table-cell office:value-type="string" calcext:value-type="string">
            <text:p>J1110+4817</text:p>
          </table:table-cell>
          <table:table-cell office:value-type="float" office:value="167.6512833" calcext:value-type="float">
            <text:p>167.6512833</text:p>
          </table:table-cell>
          <table:table-cell office:value-type="float" office:value="48.29792778" calcext:value-type="float">
            <text:p>48.29792778</text:p>
          </table:table-cell>
          <table:table-cell office:value-type="string" calcext:value-type="string">
            <text:p>WISE J111036.32+481752.3</text:p>
          </table:table-cell>
          <table:table-cell office:value-type="float" office:value="6.168765" calcext:value-type="float">
            <text:p>6.168765</text:p>
          </table:table-cell>
          <table:table-cell office:value-type="string" calcext:value-type="string">
            <text:p>QSO</text:p>
          </table:table-cell>
          <table:table-cell office:value-type="float" office:value="541.27" calcext:value-type="float">
            <text:p>541.27</text:p>
          </table:table-cell>
        </table:table-row>
        <table:table-row table:style-name="ro1">
          <table:table-cell office:value-type="string" calcext:value-type="string">
            <text:p>J1112+3446</text:p>
          </table:table-cell>
          <table:table-cell office:value-type="float" office:value="168.1615125" calcext:value-type="float">
            <text:p>168.1615125</text:p>
          </table:table-cell>
          <table:table-cell office:value-type="float" office:value="34.77751667" calcext:value-type="float">
            <text:p>34.77751667</text:p>
          </table:table-cell>
          <table:table-cell office:value-type="string" calcext:value-type="string">
            <text:p>[HB89] 1109+350</text:p>
          </table:table-cell>
          <table:table-cell office:value-type="float" office:value="1.952979" calcext:value-type="float">
            <text:p>1.952979</text:p>
          </table:table-cell>
          <table:table-cell office:value-type="string" calcext:value-type="string">
            <text:p>QSO</text:p>
          </table:table-cell>
          <table:table-cell office:value-type="float" office:value="187.94" calcext:value-type="float">
            <text:p>187.94</text:p>
          </table:table-cell>
        </table:table-row>
        <table:table-row table:style-name="ro1">
          <table:table-cell office:value-type="string" calcext:value-type="string">
            <text:p>J1112+4325</text:p>
          </table:table-cell>
          <table:table-cell office:value-type="float" office:value="168.1669208" calcext:value-type="float">
            <text:p>168.1669208</text:p>
          </table:table-cell>
          <table:table-cell office:value-type="float" office:value="43.42669167" calcext:value-type="float">
            <text:p>43.42669167</text:p>
          </table:table-cell>
          <table:table-cell office:value-type="string" calcext:value-type="string">
            <text:p>[HB89] 1109+437</text:p>
          </table:table-cell>
          <table:table-cell office:value-type="float" office:value="1.679336" calcext:value-type="float">
            <text:p>1.679336</text:p>
          </table:table-cell>
          <table:table-cell office:value-type="string" calcext:value-type="string">
            <text:p>QSO</text:p>
          </table:table-cell>
          <table:table-cell office:value-type="float" office:value="704.63" calcext:value-type="float">
            <text:p>704.63</text:p>
          </table:table-cell>
        </table:table-row>
        <table:table-row table:style-name="ro1">
          <table:table-cell office:value-type="string" calcext:value-type="string">
            <text:p>J1114+4037</text:p>
          </table:table-cell>
          <table:table-cell office:value-type="float" office:value="168.661725" calcext:value-type="float">
            <text:p>168.661725</text:p>
          </table:table-cell>
          <table:table-cell office:value-type="float" office:value="40.62198056" calcext:value-type="float">
            <text:p>40.62198056</text:p>
          </table:table-cell>
          <table:table-cell office:value-type="string" calcext:value-type="string">
            <text:p>3C 254</text:p>
          </table:table-cell>
          <table:table-cell office:value-type="float" office:value="0.7359259" calcext:value-type="float">
            <text:p>0.7359259</text:p>
          </table:table-cell>
          <table:table-cell office:value-type="string" calcext:value-type="string">
            <text:p>QSO</text:p>
          </table:table-cell>
          <table:table-cell office:value-type="float" office:value="2003.53" calcext:value-type="float">
            <text:p>2003.53</text:p>
          </table:table-cell>
        </table:table-row>
        <table:table-row table:style-name="ro1">
          <table:table-cell office:value-type="string" calcext:value-type="string">
            <text:p>J1117+1504</text:p>
          </table:table-cell>
          <table:table-cell office:value-type="float" office:value="169.3244042" calcext:value-type="float">
            <text:p>169.3244042</text:p>
          </table:table-cell>
          <table:table-cell office:value-type="float" office:value="15.06696944" calcext:value-type="float">
            <text:p>15.06696944</text:p>
          </table:table-cell>
          <table:table-cell office:value-type="string" calcext:value-type="string">
            <text:p>WISEA J111717.83+150401.0</text:p>
          </table:table-cell>
          <table:table-cell office:value-type="float" office:value="2.25394" calcext:value-type="float">
            <text:p>2.25394</text:p>
          </table:table-cell>
          <table:table-cell office:value-type="string" calcext:value-type="string">
            <text:p>*</text:p>
          </table:table-cell>
          <table:table-cell office:value-type="float" office:value="88.59" calcext:value-type="float">
            <text:p>88.59</text:p>
          </table:table-cell>
        </table:table-row>
        <table:table-row table:style-name="ro1">
          <table:table-cell office:value-type="string" calcext:value-type="string">
            <text:p>J1117+4120</text:p>
          </table:table-cell>
          <table:table-cell office:value-type="float" office:value="169.4721583" calcext:value-type="float">
            <text:p>169.4721583</text:p>
          </table:table-cell>
          <table:table-cell office:value-type="float" office:value="41.33781667" calcext:value-type="float">
            <text:p>41.33781667</text:p>
          </table:table-cell>
          <table:table-cell office:value-type="string" calcext:value-type="string">
            <text:p>B3 1115+416</text:p>
          </table:table-cell>
          <table:table-cell office:value-type="float" office:value="2.218722" calcext:value-type="float">
            <text:p>2.218722</text:p>
          </table:table-cell>
          <table:table-cell office:value-type="string" calcext:value-type="string">
            <text:p>QSO</text:p>
          </table:table-cell>
          <table:table-cell office:value-type="float" office:value="297.13" calcext:value-type="float">
            <text:p>297.13</text:p>
          </table:table-cell>
        </table:table-row>
        <table:table-row table:style-name="ro1">
          <table:table-cell office:value-type="string" calcext:value-type="string">
            <text:p>J1118+1234</text:p>
          </table:table-cell>
          <table:table-cell office:value-type="float" office:value="169.7387375" calcext:value-type="float">
            <text:p>169.7387375</text:p>
          </table:table-cell>
          <table:table-cell office:value-type="float" office:value="12.57829444" calcext:value-type="float">
            <text:p>12.57829444</text:p>
          </table:table-cell>
          <table:table-cell office:value-type="string" calcext:value-type="string">
            <text:p>[HB89] 1116+128</text:p>
          </table:table-cell>
          <table:table-cell office:value-type="float" office:value="2.125285" calcext:value-type="float">
            <text:p>2.125285</text:p>
          </table:table-cell>
          <table:table-cell office:value-type="string" calcext:value-type="string">
            <text:p>QSO</text:p>
          </table:table-cell>
          <table:table-cell office:value-type="float" office:value="2322.06" calcext:value-type="float">
            <text:p>2322.06</text:p>
          </table:table-cell>
        </table:table-row>
        <table:table-row table:style-name="ro1">
          <table:table-cell office:value-type="string" calcext:value-type="string">
            <text:p>J1118+5319</text:p>
          </table:table-cell>
          <table:table-cell office:value-type="float" office:value="169.5483792" calcext:value-type="float">
            <text:p>169.5483792</text:p>
          </table:table-cell>
          <table:table-cell office:value-type="float" office:value="53.328725" calcext:value-type="float">
            <text:p>53.328725</text:p>
          </table:table-cell>
          <table:table-cell office:value-type="string" calcext:value-type="string">
            <text:p>[HB89] 1115+536</text:p>
          </table:table-cell>
          <table:table-cell office:value-type="float" office:value="1.241453" calcext:value-type="float">
            <text:p>1.241453</text:p>
          </table:table-cell>
          <table:table-cell office:value-type="string" calcext:value-type="string">
            <text:p>QSO</text:p>
          </table:table-cell>
          <table:table-cell office:value-type="float" office:value="635.92" calcext:value-type="float">
            <text:p>635.92</text:p>
          </table:table-cell>
        </table:table-row>
        <table:table-row table:style-name="ro1">
          <table:table-cell office:value-type="string" calcext:value-type="string">
            <text:p>J1118+5534</text:p>
          </table:table-cell>
          <table:table-cell office:value-type="float" office:value="169.5723" calcext:value-type="float">
            <text:p>169.5723</text:p>
          </table:table-cell>
          <table:table-cell office:value-type="float" office:value="55.571725" calcext:value-type="float">
            <text:p>55.571725</text:p>
          </table:table-cell>
          <table:table-cell office:value-type="string" calcext:value-type="string">
            <text:p>WISEA J111817.31+553418.4</text:p>
          </table:table-cell>
          <table:table-cell office:value-type="float" office:value="2.073078" calcext:value-type="float">
            <text:p>2.073078</text:p>
          </table:table-cell>
          <table:table-cell office:value-type="string" calcext:value-type="string">
            <text:p>*</text:p>
          </table:table-cell>
          <table:table-cell office:value-type="float" office:value="156.37" calcext:value-type="float">
            <text:p>156.37</text:p>
          </table:table-cell>
        </table:table-row>
        <table:table-row table:style-name="ro1">
          <table:table-cell office:value-type="string" calcext:value-type="string">
            <text:p>J1118+6154</text:p>
          </table:table-cell>
          <table:table-cell office:value-type="float" office:value="169.6459708" calcext:value-type="float">
            <text:p>169.6459708</text:p>
          </table:table-cell>
          <table:table-cell office:value-type="float" office:value="61.90716944" calcext:value-type="float">
            <text:p>61.90716944</text:p>
          </table:table-cell>
          <table:table-cell office:value-type="string" calcext:value-type="string">
            <text:p>WISEA J111835.04+615425.8</text:p>
          </table:table-cell>
          <table:table-cell office:value-type="float" office:value="1.355696" calcext:value-type="float">
            <text:p>1.355696</text:p>
          </table:table-cell>
          <table:table-cell office:value-type="string" calcext:value-type="string">
            <text:p>UvES</text:p>
          </table:table-cell>
          <table:table-cell office:value-type="float" office:value="456.92" calcext:value-type="float">
            <text:p>456.92</text:p>
          </table:table-cell>
        </table:table-row>
        <table:table-row table:style-name="ro1">
          <table:table-cell office:value-type="string" calcext:value-type="string">
            <text:p>J1119+5204</text:p>
          </table:table-cell>
          <table:table-cell office:value-type="float" office:value="169.8713" calcext:value-type="float">
            <text:p>169.8713</text:p>
          </table:table-cell>
          <table:table-cell office:value-type="float" office:value="52.06869722" calcext:value-type="float">
            <text:p>52.06869722</text:p>
          </table:table-cell>
          <table:table-cell office:value-type="string" calcext:value-type="string">
            <text:p>87GB 111641.6+522040</text:p>
          </table:table-cell>
          <table:table-cell office:value-type="float" office:value="2.210738" calcext:value-type="float">
            <text:p>2.210738</text:p>
          </table:table-cell>
          <table:table-cell office:value-type="string" calcext:value-type="string">
            <text:p>RadioS</text:p>
          </table:table-cell>
          <table:table-cell office:value-type="float" office:value="141.44" calcext:value-type="float">
            <text:p>141.44</text:p>
          </table:table-cell>
        </table:table-row>
        <table:table-row table:style-name="ro1">
          <table:table-cell office:value-type="string" calcext:value-type="string">
            <text:p>J1119+6004</text:p>
          </table:table-cell>
          <table:table-cell office:value-type="float" office:value="169.8096917" calcext:value-type="float">
            <text:p>169.8096917</text:p>
          </table:table-cell>
          <table:table-cell office:value-type="float" office:value="60.08254444" calcext:value-type="float">
            <text:p>60.08254444</text:p>
          </table:table-cell>
          <table:table-cell office:value-type="string" calcext:value-type="string">
            <text:p>SBS 1116+603</text:p>
          </table:table-cell>
          <table:table-cell office:value-type="float" office:value="2.639478" calcext:value-type="float">
            <text:p>2.639478</text:p>
          </table:table-cell>
          <table:table-cell office:value-type="string" calcext:value-type="string">
            <text:p>QSO</text:p>
          </table:table-cell>
          <table:table-cell office:value-type="float" office:value="191.98" calcext:value-type="float">
            <text:p>191.98</text:p>
          </table:table-cell>
        </table:table-row>
        <table:table-row table:style-name="ro1">
          <table:table-cell office:value-type="string" calcext:value-type="string">
            <text:p>J1122+1805</text:p>
          </table:table-cell>
          <table:table-cell office:value-type="float" office:value="170.6237125" calcext:value-type="float">
            <text:p>170.6237125</text:p>
          </table:table-cell>
          <table:table-cell office:value-type="float" office:value="18.090625" calcext:value-type="float">
            <text:p>18.090625</text:p>
          </table:table-cell>
          <table:table-cell office:value-type="string" calcext:value-type="string">
            <text:p>[HB89] 1119+183</text:p>
          </table:table-cell>
          <table:table-cell office:value-type="float" office:value="1.040936" calcext:value-type="float">
            <text:p>1.040936</text:p>
          </table:table-cell>
          <table:table-cell office:value-type="string" calcext:value-type="string">
            <text:p>QSO</text:p>
          </table:table-cell>
          <table:table-cell office:value-type="float" office:value="643.09" calcext:value-type="float">
            <text:p>643.09</text:p>
          </table:table-cell>
        </table:table-row>
        <table:table-row table:style-name="ro1">
          <table:table-cell office:value-type="string" calcext:value-type="string">
            <text:p>J1123+0520</text:p>
          </table:table-cell>
          <table:table-cell office:value-type="float" office:value="170.909025" calcext:value-type="float">
            <text:p>170.909025</text:p>
          </table:table-cell>
          <table:table-cell office:value-type="float" office:value="5.344013889" calcext:value-type="float">
            <text:p>5.344013889</text:p>
          </table:table-cell>
          <table:table-cell office:value-type="string" calcext:value-type="string">
            <text:p>WISEA J112338.14+052038.7</text:p>
          </table:table-cell>
          <table:table-cell office:value-type="float" office:value="2.183958" calcext:value-type="float">
            <text:p>2.183958</text:p>
          </table:table-cell>
          <table:table-cell office:value-type="string" calcext:value-type="string">
            <text:p>QSO</text:p>
          </table:table-cell>
          <table:table-cell office:value-type="float" office:value="158.61" calcext:value-type="float">
            <text:p>158.61</text:p>
          </table:table-cell>
        </table:table-row>
        <table:table-row table:style-name="ro1">
          <table:table-cell office:value-type="string" calcext:value-type="string">
            <text:p>J1123+1553</text:p>
          </table:table-cell>
          <table:table-cell office:value-type="float" office:value="170.9170292" calcext:value-type="float">
            <text:p>170.9170292</text:p>
          </table:table-cell>
          <table:table-cell office:value-type="float" office:value="15.89822222" calcext:value-type="float">
            <text:p>15.89822222</text:p>
          </table:table-cell>
          <table:table-cell office:value-type="string" calcext:value-type="string">
            <text:p>WISEA J112340.09+155353.6</text:p>
          </table:table-cell>
          <table:table-cell office:value-type="float" office:value="3.420531" calcext:value-type="float">
            <text:p>3.420531</text:p>
          </table:table-cell>
          <table:table-cell office:value-type="string" calcext:value-type="string">
            <text:p>QSO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J1123+4620</text:p>
          </table:table-cell>
          <table:table-cell office:value-type="float" office:value="170.83885" calcext:value-type="float">
            <text:p>170.83885</text:p>
          </table:table-cell>
          <table:table-cell office:value-type="float" office:value="46.33915833" calcext:value-type="float">
            <text:p>46.33915833</text:p>
          </table:table-cell>
          <table:table-cell office:value-type="string" calcext:value-type="string">
            <text:p>WISEA J112321.30+462021.1</text:p>
          </table:table-cell>
          <table:table-cell office:value-type="float" office:value="4.111977" calcext:value-type="float">
            <text:p>4.111977</text:p>
          </table:table-cell>
          <table:table-cell office:value-type="string" calcext:value-type="string">
            <text:p>*</text:p>
          </table:table-cell>
          <table:table-cell office:value-type="float" office:value="76.07" calcext:value-type="float">
            <text:p>76.07</text:p>
          </table:table-cell>
        </table:table-row>
        <table:table-row table:style-name="ro1">
          <table:table-cell office:value-type="string" calcext:value-type="string">
            <text:p>J1123+5045</text:p>
          </table:table-cell>
          <table:table-cell office:value-type="float" office:value="170.9046375" calcext:value-type="float">
            <text:p>170.9046375</text:p>
          </table:table-cell>
          <table:table-cell office:value-type="float" office:value="50.75881944" calcext:value-type="float">
            <text:p>50.75881944</text:p>
          </table:table-cell>
          <table:table-cell office:value-type="string" calcext:value-type="string">
            <text:p>SDSS J112337.11+504531.8</text:p>
          </table:table-cell>
          <table:table-cell office:value-type="float" office:value="2.272249" calcext:value-type="float">
            <text:p>2.272249</text:p>
          </table:table-cell>
          <table:table-cell office:value-type="string" calcext:value-type="string">
            <text:p>QSO</text:p>
          </table:table-cell>
          <table:table-cell office:value-type="float" office:value="88.33" calcext:value-type="float">
            <text:p>88.33</text:p>
          </table:table-cell>
        </table:table-row>
        <table:table-row table:style-name="ro1">
          <table:table-cell office:value-type="string" calcext:value-type="string">
            <text:p>J1124+1836</text:p>
          </table:table-cell>
          <table:table-cell office:value-type="float" office:value="171.0249167" calcext:value-type="float">
            <text:p>171.0249167</text:p>
          </table:table-cell>
          <table:table-cell office:value-type="float" office:value="18.61523611" calcext:value-type="float">
            <text:p>18.61523611</text:p>
          </table:table-cell>
          <table:table-cell office:value-type="string" calcext:value-type="string">
            <text:p>WISEA J112405.96+183654.7</text:p>
          </table:table-cell>
          <table:table-cell office:value-type="float" office:value="2.435" calcext:value-type="float">
            <text:p>2.435</text:p>
          </table:table-cell>
          <table:table-cell office:value-type="string" calcext:value-type="string">
            <text:p>*</text:p>
          </table:table-cell>
          <table:table-cell office:value-type="float" office:value="107.05" calcext:value-type="float">
            <text:p>107.05</text:p>
          </table:table-cell>
        </table:table-row>
        <table:table-row table:style-name="ro1">
          <table:table-cell office:value-type="string" calcext:value-type="string">
            <text:p>J1124+2336</text:p>
          </table:table-cell>
          <table:table-cell office:value-type="float" office:value="171.0112708" calcext:value-type="float">
            <text:p>171.0112708</text:p>
          </table:table-cell>
          <table:table-cell office:value-type="float" office:value="23.61274167" calcext:value-type="float">
            <text:p>23.61274167</text:p>
          </table:table-cell>
          <table:table-cell office:value-type="string" calcext:value-type="string">
            <text:p>WISE J112402.70+233645.9</text:p>
          </table:table-cell>
          <table:table-cell office:value-type="float" office:value="1.554364" calcext:value-type="float">
            <text:p>1.554364</text:p>
          </table:table-cell>
          <table:table-cell office:value-type="string" calcext:value-type="string">
            <text:p>QSO</text:p>
          </table:table-cell>
          <table:table-cell office:value-type="float" office:value="532.66" calcext:value-type="float">
            <text:p>532.66</text:p>
          </table:table-cell>
        </table:table-row>
        <table:table-row table:style-name="ro1">
          <table:table-cell office:value-type="string" calcext:value-type="string">
            <text:p>J1125+2610</text:p>
          </table:table-cell>
          <table:table-cell office:value-type="float" office:value="171.4737583" calcext:value-type="float">
            <text:p>171.4737583</text:p>
          </table:table-cell>
          <table:table-cell office:value-type="float" office:value="26.17220556" calcext:value-type="float">
            <text:p>26.17220556</text:p>
          </table:table-cell>
          <table:table-cell office:value-type="string" calcext:value-type="string">
            <text:p>[HB89] 1123+264</text:p>
          </table:table-cell>
          <table:table-cell office:value-type="float" office:value="2.350085" calcext:value-type="float">
            <text:p>2.350085</text:p>
          </table:table-cell>
          <table:table-cell office:value-type="string" calcext:value-type="string">
            <text:p>QSO</text:p>
          </table:table-cell>
          <table:table-cell office:value-type="float" office:value="923.72" calcext:value-type="float">
            <text:p>923.72</text:p>
          </table:table-cell>
        </table:table-row>
        <table:table-row table:style-name="ro1">
          <table:table-cell office:value-type="string" calcext:value-type="string">
            <text:p>J1125+3338</text:p>
          </table:table-cell>
          <table:table-cell office:value-type="float" office:value="171.2521292" calcext:value-type="float">
            <text:p>171.2521292</text:p>
          </table:table-cell>
          <table:table-cell office:value-type="float" office:value="33.64955556" calcext:value-type="float">
            <text:p>33.64955556</text:p>
          </table:table-cell>
          <table:table-cell office:value-type="string" calcext:value-type="string">
            <text:p>B2 1122+33</text:p>
          </table:table-cell>
          <table:table-cell office:value-type="float" office:value="3.436544" calcext:value-type="float">
            <text:p>3.436544</text:p>
          </table:table-cell>
          <table:table-cell office:value-type="string" calcext:value-type="string">
            <text:p>QSO</text:p>
          </table:table-cell>
          <table:table-cell office:value-type="float" office:value="156.11" calcext:value-type="float">
            <text:p>156.11</text:p>
          </table:table-cell>
        </table:table-row>
        <table:table-row table:style-name="ro1">
          <table:table-cell office:value-type="string" calcext:value-type="string">
            <text:p>J1126+0625</text:p>
          </table:table-cell>
          <table:table-cell office:value-type="float" office:value="171.7214625" calcext:value-type="float">
            <text:p>171.7214625</text:p>
          </table:table-cell>
          <table:table-cell office:value-type="float" office:value="6.432497222" calcext:value-type="float">
            <text:p>6.432497222</text:p>
          </table:table-cell>
          <table:table-cell office:value-type="string" calcext:value-type="string">
            <text:p>WISEA J112653.13+062557.0</text:p>
          </table:table-cell>
          <table:table-cell office:value-type="float" office:value="2.741085" calcext:value-type="float">
            <text:p>2.741085</text:p>
          </table:table-cell>
          <table:table-cell office:value-type="string" calcext:value-type="string">
            <text:p>VisS</text:p>
          </table:table-cell>
          <table:table-cell office:value-type="float" office:value="457.97" calcext:value-type="float">
            <text:p>457.97</text:p>
          </table:table-cell>
        </table:table-row>
        <table:table-row table:style-name="ro1">
          <table:table-cell office:value-type="string" calcext:value-type="string">
            <text:p>J1126+4516</text:p>
          </table:table-cell>
          <table:table-cell office:value-type="float" office:value="171.7402417" calcext:value-type="float">
            <text:p>171.7402417</text:p>
          </table:table-cell>
          <table:table-cell office:value-type="float" office:value="45.26838889" calcext:value-type="float">
            <text:p>45.26838889</text:p>
          </table:table-cell>
          <table:table-cell office:value-type="string" calcext:value-type="string">
            <text:p>B3 1124+455</text:p>
          </table:table-cell>
          <table:table-cell office:value-type="float" office:value="1.813839" calcext:value-type="float">
            <text:p>1.813839</text:p>
          </table:table-cell>
          <table:table-cell office:value-type="string" calcext:value-type="string">
            <text:p>QSO</text:p>
          </table:table-cell>
          <table:table-cell office:value-type="float" office:value="424.22" calcext:value-type="float">
            <text:p>424.22</text:p>
          </table:table-cell>
        </table:table-row>
        <table:table-row table:style-name="ro1">
          <table:table-cell office:value-type="string" calcext:value-type="string">
            <text:p>J1127+0231</text:p>
          </table:table-cell>
          <table:table-cell office:value-type="float" office:value="171.760325" calcext:value-type="float">
            <text:p>171.760325</text:p>
          </table:table-cell>
          <table:table-cell office:value-type="float" office:value="2.519141667" calcext:value-type="float">
            <text:p>2.519141667</text:p>
          </table:table-cell>
          <table:table-cell office:value-type="string" calcext:value-type="string">
            <text:p>SDSS J112702.43+023108.9</text:p>
          </table:table-cell>
          <table:table-cell office:value-type="float" office:value="1.653655" calcext:value-type="float">
            <text:p>1.653655</text:p>
          </table:table-cell>
          <table:table-cell office:value-type="string" calcext:value-type="string">
            <text:p>QSO</text:p>
          </table:table-cell>
          <table:table-cell office:value-type="float" office:value="198.89" calcext:value-type="float">
            <text:p>198.89</text:p>
          </table:table-cell>
        </table:table-row>
        <table:table-row table:style-name="ro1">
          <table:table-cell office:value-type="string" calcext:value-type="string">
            <text:p>J1127+5650</text:p>
          </table:table-cell>
          <table:table-cell office:value-type="float" office:value="171.9172292" calcext:value-type="float">
            <text:p>171.9172292</text:p>
          </table:table-cell>
          <table:table-cell office:value-type="float" office:value="56.83738056" calcext:value-type="float">
            <text:p>56.83738056</text:p>
          </table:table-cell>
          <table:table-cell office:value-type="string" calcext:value-type="string">
            <text:p>[HB89] 1124+571</text:p>
          </table:table-cell>
          <table:table-cell office:value-type="float" office:value="2.892719" calcext:value-type="float">
            <text:p>2.892719</text:p>
          </table:table-cell>
          <table:table-cell office:value-type="string" calcext:value-type="string">
            <text:p>QSO</text:p>
          </table:table-cell>
          <table:table-cell office:value-type="float" office:value="488.83" calcext:value-type="float">
            <text:p>488.83</text:p>
          </table:table-cell>
        </table:table-row>
        <table:table-row table:style-name="ro1">
          <table:table-cell office:value-type="string" calcext:value-type="string">
            <text:p>J1128+2102</text:p>
          </table:table-cell>
          <table:table-cell office:value-type="float" office:value="172.1481292" calcext:value-type="float">
            <text:p>172.1481292</text:p>
          </table:table-cell>
          <table:table-cell office:value-type="float" office:value="21.04371667" calcext:value-type="float">
            <text:p>21.04371667</text:p>
          </table:table-cell>
          <table:table-cell office:value-type="string" calcext:value-type="string">
            <text:p>WISEA J112835.52+210237.0</text:p>
          </table:table-cell>
          <table:table-cell office:value-type="float" office:value="1.51046" calcext:value-type="float">
            <text:p>1.51046</text:p>
          </table:table-cell>
          <table:table-cell office:value-type="string" calcext:value-type="string">
            <text:p>QSO</text:p>
          </table:table-cell>
          <table:table-cell office:value-type="float" office:value="264.32" calcext:value-type="float">
            <text:p>264.32</text:p>
          </table:table-cell>
        </table:table-row>
        <table:table-row table:style-name="ro1">
          <table:table-cell office:value-type="string" calcext:value-type="string">
            <text:p>J1128+2326</text:p>
          </table:table-cell>
          <table:table-cell office:value-type="float" office:value="172.2154042" calcext:value-type="float">
            <text:p>172.2154042</text:p>
          </table:table-cell>
          <table:table-cell office:value-type="float" office:value="23.43812222" calcext:value-type="float">
            <text:p>23.43812222</text:p>
          </table:table-cell>
          <table:table-cell office:value-type="string" calcext:value-type="string">
            <text:p>FBQS J112851.6+232617</text:p>
          </table:table-cell>
          <table:table-cell office:value-type="float" office:value="3.041971" calcext:value-type="float">
            <text:p>3.041971</text:p>
          </table:table-cell>
          <table:table-cell office:value-type="string" calcext:value-type="string">
            <text:p>QSO</text:p>
          </table:table-cell>
          <table:table-cell office:value-type="float" office:value="156.62" calcext:value-type="float">
            <text:p>156.62</text:p>
          </table:table-cell>
        </table:table-row>
        <table:table-row table:style-name="ro1">
          <table:table-cell office:value-type="string" calcext:value-type="string">
            <text:p>J1128+5925</text:p>
          </table:table-cell>
          <table:table-cell office:value-type="float" office:value="172.055525" calcext:value-type="float">
            <text:p>172.055525</text:p>
          </table:table-cell>
          <table:table-cell office:value-type="float" office:value="59.42081667" calcext:value-type="float">
            <text:p>59.42081667</text:p>
          </table:table-cell>
          <table:table-cell office:value-type="string" calcext:value-type="string">
            <text:p>SDSS J112813.32+592515.1</text:p>
          </table:table-cell>
          <table:table-cell office:value-type="float" office:value="1.798816" calcext:value-type="float">
            <text:p>1.798816</text:p>
          </table:table-cell>
          <table:table-cell office:value-type="string" calcext:value-type="string">
            <text:p>QSO</text:p>
          </table:table-cell>
          <table:table-cell office:value-type="float" office:value="367.62" calcext:value-type="float">
            <text:p>367.62</text:p>
          </table:table-cell>
        </table:table-row>
        <table:table-row table:style-name="ro1">
          <table:table-cell office:value-type="string" calcext:value-type="string">
            <text:p>J1129+0951</text:p>
          </table:table-cell>
          <table:table-cell office:value-type="float" office:value="172.3074917" calcext:value-type="float">
            <text:p>172.3074917</text:p>
          </table:table-cell>
          <table:table-cell office:value-type="float" office:value="9.863680556" calcext:value-type="float">
            <text:p>9.863680556</text:p>
          </table:table-cell>
          <table:table-cell office:value-type="string" calcext:value-type="string">
            <text:p>[HB89] 1126+101</text:p>
          </table:table-cell>
          <table:table-cell office:value-type="float" office:value="1.516067" calcext:value-type="float">
            <text:p>1.516067</text:p>
          </table:table-cell>
          <table:table-cell office:value-type="string" calcext:value-type="string">
            <text:p>QSO</text:p>
          </table:table-cell>
          <table:table-cell office:value-type="float" office:value="228.2" calcext:value-type="float">
            <text:p>228.2</text:p>
          </table:table-cell>
        </table:table-row>
        <table:table-row table:style-name="ro1">
          <table:table-cell office:value-type="string" calcext:value-type="string">
            <text:p>J1129+1643</text:p>
          </table:table-cell>
          <table:table-cell office:value-type="float" office:value="172.2820125" calcext:value-type="float">
            <text:p>172.2820125</text:p>
          </table:table-cell>
          <table:table-cell office:value-type="float" office:value="16.72289722" calcext:value-type="float">
            <text:p>16.72289722</text:p>
          </table:table-cell>
          <table:table-cell office:value-type="string" calcext:value-type="string">
            <text:p>WISEA J112907.69+164322.6</text:p>
          </table:table-cell>
          <table:table-cell office:value-type="float" office:value="1.997017" calcext:value-type="float">
            <text:p>1.997017</text:p>
          </table:table-cell>
          <table:table-cell office:value-type="string" calcext:value-type="string">
            <text:p>QSO</text:p>
          </table:table-cell>
          <table:table-cell office:value-type="float" office:value="126.32" calcext:value-type="float">
            <text:p>126.32</text:p>
          </table:table-cell>
        </table:table-row>
        <table:table-row table:style-name="ro1">
          <table:table-cell office:value-type="string" calcext:value-type="string">
            <text:p>J1129+3703</text:p>
          </table:table-cell>
          <table:table-cell office:value-type="float" office:value="172.3096208" calcext:value-type="float">
            <text:p>172.3096208</text:p>
          </table:table-cell>
          <table:table-cell office:value-type="float" office:value="37.054975" calcext:value-type="float">
            <text:p>37.054975</text:p>
          </table:table-cell>
          <table:table-cell office:value-type="string" calcext:value-type="string">
            <text:p>WISE J112914.31+370318.0</text:p>
          </table:table-cell>
          <table:table-cell office:value-type="float" office:value="5.289906" calcext:value-type="float">
            <text:p>5.289906</text:p>
          </table:table-cell>
          <table:table-cell office:value-type="string" calcext:value-type="string">
            <text:p>QS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J1130+3815</text:p>
          </table:table-cell>
          <table:table-cell office:value-type="float" office:value="172.721975" calcext:value-type="float">
            <text:p>172.721975</text:p>
          </table:table-cell>
          <table:table-cell office:value-type="float" office:value="38.25512222" calcext:value-type="float">
            <text:p>38.25512222</text:p>
          </table:table-cell>
          <table:table-cell office:value-type="string" calcext:value-type="string">
            <text:p>B2 1128+38</text:p>
          </table:table-cell>
          <table:table-cell office:value-type="float" office:value="1.740431" calcext:value-type="float">
            <text:p>1.740431</text:p>
          </table:table-cell>
          <table:table-cell office:value-type="string" calcext:value-type="string">
            <text:p>QSO</text:p>
          </table:table-cell>
          <table:table-cell office:value-type="float" office:value="671.2" calcext:value-type="float">
            <text:p>671.2</text:p>
          </table:table-cell>
        </table:table-row>
        <table:table-row table:style-name="ro1">
          <table:table-cell office:value-type="string" calcext:value-type="string">
            <text:p>J1131+1954</text:p>
          </table:table-cell>
          <table:table-cell office:value-type="float" office:value="172.8135792" calcext:value-type="float">
            <text:p>172.8135792</text:p>
          </table:table-cell>
          <table:table-cell office:value-type="float" office:value="19.91541944" calcext:value-type="float">
            <text:p>19.91541944</text:p>
          </table:table-cell>
          <table:table-cell office:value-type="string" calcext:value-type="string">
            <text:p>4C +20.26</text:p>
          </table:table-cell>
          <table:table-cell office:value-type="float" office:value="2.341104" calcext:value-type="float">
            <text:p>2.341104</text:p>
          </table:table-cell>
          <table:table-cell office:value-type="string" calcext:value-type="string">
            <text:p>*</text:p>
          </table:table-cell>
          <table:table-cell office:value-type="float" office:value="456.69" calcext:value-type="float">
            <text:p>456.69</text:p>
          </table:table-cell>
        </table:table-row>
        <table:table-row table:style-name="ro1">
          <table:table-cell office:value-type="string" calcext:value-type="string">
            <text:p>J1132+0034</text:p>
          </table:table-cell>
          <table:table-cell office:value-type="float" office:value="173.1901417" calcext:value-type="float">
            <text:p>173.1901417</text:p>
          </table:table-cell>
          <table:table-cell office:value-type="float" office:value="0.5743638889" calcext:value-type="float">
            <text:p>0.5743638889</text:p>
          </table:table-cell>
          <table:table-cell office:value-type="string" calcext:value-type="string">
            <text:p>WISE J113245.62+003427.7</text:p>
          </table:table-cell>
          <table:table-cell office:value-type="float" office:value="1.138947" calcext:value-type="float">
            <text:p>1.138947</text:p>
          </table:table-cell>
          <table:table-cell office:value-type="string" calcext:value-type="string">
            <text:p>QSO</text:p>
          </table:table-cell>
          <table:table-cell office:value-type="float" office:value="493.15" calcext:value-type="float">
            <text:p>493.15</text:p>
          </table:table-cell>
        </table:table-row>
        <table:table-row table:style-name="ro1">
          <table:table-cell office:value-type="string" calcext:value-type="string">
            <text:p>J1133+0040</text:p>
          </table:table-cell>
          <table:table-cell office:value-type="float" office:value="173.3336292" calcext:value-type="float">
            <text:p>173.3336292</text:p>
          </table:table-cell>
          <table:table-cell office:value-type="float" office:value="0.6813583333" calcext:value-type="float">
            <text:p>0.6813583333</text:p>
          </table:table-cell>
          <table:table-cell office:value-type="string" calcext:value-type="string">
            <text:p>PKS 1130+00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QSO</text:p>
          </table:table-cell>
          <table:table-cell office:value-type="float" office:value="322.3" calcext:value-type="float">
            <text:p>322.3</text:p>
          </table:table-cell>
        </table:table-row>
        <table:table-row table:style-name="ro1">
          <table:table-cell office:value-type="string" calcext:value-type="string">
            <text:p>J1137+2935</text:p>
          </table:table-cell>
          <table:table-cell office:value-type="float" office:value="174.3370542" calcext:value-type="float">
            <text:p>174.3370542</text:p>
          </table:table-cell>
          <table:table-cell office:value-type="float" office:value="29.59415556" calcext:value-type="float">
            <text:p>29.59415556</text:p>
          </table:table-cell>
          <table:table-cell office:value-type="string" calcext:value-type="string">
            <text:p>WISEA J113720.82+293539.0</text:p>
          </table:table-cell>
          <table:table-cell office:value-type="float" office:value="2.649837" calcext:value-type="float">
            <text:p>2.649837</text:p>
          </table:table-cell>
          <table:table-cell office:value-type="string" calcext:value-type="string">
            <text:p>QSO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J1137+5241</text:p>
          </table:table-cell>
          <table:table-cell office:value-type="float" office:value="174.2881375" calcext:value-type="float">
            <text:p>174.2881375</text:p>
          </table:table-cell>
          <table:table-cell office:value-type="float" office:value="52.69180833" calcext:value-type="float">
            <text:p>52.69180833</text:p>
          </table:table-cell>
          <table:table-cell office:value-type="string" calcext:value-type="string">
            <text:p>WISEA J113709.10+524130.8</text:p>
          </table:table-cell>
          <table:table-cell office:value-type="float" office:value="2.045957" calcext:value-type="float">
            <text:p>2.045957</text:p>
          </table:table-cell>
          <table:table-cell office:value-type="string" calcext:value-type="string">
            <text:p>QSO</text:p>
          </table:table-cell>
          <table:table-cell office:value-type="float" office:value="178.05" calcext:value-type="float">
            <text:p>178.05</text:p>
          </table:table-cell>
        </table:table-row>
        <table:table-row table:style-name="ro1">
          <table:table-cell office:value-type="string" calcext:value-type="string">
            <text:p>J1138+0428</text:p>
          </table:table-cell>
          <table:table-cell office:value-type="float" office:value="174.7118125" calcext:value-type="float">
            <text:p>174.7118125</text:p>
          </table:table-cell>
          <table:table-cell office:value-type="float" office:value="4.477727778" calcext:value-type="float">
            <text:p>4.477727778</text:p>
          </table:table-cell>
          <table:table-cell office:value-type="string" calcext:value-type="string">
            <text:p>WISEA J113850.82+042839.4</text:p>
          </table:table-cell>
          <table:table-cell office:value-type="float" office:value="2.38242" calcext:value-type="float">
            <text:p>2.38242</text:p>
          </table:table-cell>
          <table:table-cell office:value-type="string" calcext:value-type="string">
            <text:p>*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J1138+2524</text:p>
          </table:table-cell>
          <table:table-cell office:value-type="float" office:value="174.5099792" calcext:value-type="float">
            <text:p>174.5099792</text:p>
          </table:table-cell>
          <table:table-cell office:value-type="float" office:value="25.40701111" calcext:value-type="float">
            <text:p>25.40701111</text:p>
          </table:table-cell>
          <table:table-cell office:value-type="string" calcext:value-type="string">
            <text:p>WISEA J113802.38+252425.4</text:p>
          </table:table-cell>
          <table:table-cell office:value-type="float" office:value="1.661138" calcext:value-type="float">
            <text:p>1.661138</text:p>
          </table:table-cell>
          <table:table-cell office:value-type="string" calcext:value-type="string">
            <text:p>QSO</text:p>
          </table:table-cell>
          <table:table-cell office:value-type="float" office:value="269.19" calcext:value-type="float">
            <text:p>269.19</text:p>
          </table:table-cell>
        </table:table-row>
        <table:table-row table:style-name="ro1">
          <table:table-cell office:value-type="string" calcext:value-type="string">
            <text:p>J1139+4032</text:p>
          </table:table-cell>
          <table:table-cell office:value-type="float" office:value="174.7614417" calcext:value-type="float">
            <text:p>174.7614417</text:p>
          </table:table-cell>
          <table:table-cell office:value-type="float" office:value="40.54853611" calcext:value-type="float">
            <text:p>40.54853611</text:p>
          </table:table-cell>
          <table:table-cell office:value-type="string" calcext:value-type="string">
            <text:p>B3 1136+408</text:p>
          </table:table-cell>
          <table:table-cell office:value-type="float" office:value="2.361316" calcext:value-type="float">
            <text:p>2.361316</text:p>
          </table:table-cell>
          <table:table-cell office:value-type="string" calcext:value-type="string">
            <text:p>QSO</text:p>
          </table:table-cell>
          <table:table-cell office:value-type="float" office:value="393.02" calcext:value-type="float">
            <text:p>393.02</text:p>
          </table:table-cell>
        </table:table-row>
        <table:table-row table:style-name="ro1">
          <table:table-cell office:value-type="string" calcext:value-type="string">
            <text:p>J1140+4022</text:p>
          </table:table-cell>
          <table:table-cell office:value-type="float" office:value="175.2399375" calcext:value-type="float">
            <text:p>175.2399375</text:p>
          </table:table-cell>
          <table:table-cell office:value-type="float" office:value="40.37176944" calcext:value-type="float">
            <text:p>40.37176944</text:p>
          </table:table-cell>
          <table:table-cell office:value-type="string" calcext:value-type="string">
            <text:p>B3 1138+406</text:p>
          </table:table-cell>
          <table:table-cell office:value-type="float" office:value="1.853948" calcext:value-type="float">
            <text:p>1.853948</text:p>
          </table:table-cell>
          <table:table-cell office:value-type="string" calcext:value-type="string">
            <text:p>*</text:p>
          </table:table-cell>
          <table:table-cell office:value-type="float" office:value="141.89" calcext:value-type="float">
            <text:p>141.89</text:p>
          </table:table-cell>
        </table:table-row>
        <table:table-row table:style-name="ro1">
          <table:table-cell office:value-type="string" calcext:value-type="string">
            <text:p>J1141+0022</text:p>
          </table:table-cell>
          <table:table-cell office:value-type="float" office:value="175.3344125" calcext:value-type="float">
            <text:p>175.3344125</text:p>
          </table:table-cell>
          <table:table-cell office:value-type="float" office:value="0.3824" calcext:value-type="float">
            <text:p>0.3824</text:p>
          </table:table-cell>
          <table:table-cell office:value-type="string" calcext:value-type="string">
            <text:p>WISEA J114120.23+002256.6</text:p>
          </table:table-cell>
          <table:table-cell office:value-type="float" office:value="2.201962" calcext:value-type="float">
            <text:p>2.201962</text:p>
          </table:table-cell>
          <table:table-cell office:value-type="string" calcext:value-type="string">
            <text:p>QSO</text:p>
          </table:table-cell>
          <table:table-cell office:value-type="float" office:value="88.45" calcext:value-type="float">
            <text:p>88.45</text:p>
          </table:table-cell>
        </table:table-row>
        <table:table-row table:style-name="ro1">
          <table:table-cell office:value-type="string" calcext:value-type="string">
            <text:p>J1141+4217</text:p>
          </table:table-cell>
          <table:table-cell office:value-type="float" office:value="175.3506833" calcext:value-type="float">
            <text:p>175.3506833</text:p>
          </table:table-cell>
          <table:table-cell office:value-type="float" office:value="42.29718056" calcext:value-type="float">
            <text:p>42.29718056</text:p>
          </table:table-cell>
          <table:table-cell office:value-type="string" calcext:value-type="string">
            <text:p>B3 1138+425</text:p>
          </table:table-cell>
          <table:table-cell office:value-type="float" office:value="2.044171" calcext:value-type="float">
            <text:p>2.044171</text:p>
          </table:table-cell>
          <table:table-cell office:value-type="string" calcext:value-type="string">
            <text:p>QSO</text:p>
          </table:table-cell>
          <table:table-cell office:value-type="float" office:value="121.35" calcext:value-type="float">
            <text:p>121.35</text:p>
          </table:table-cell>
        </table:table-row>
        <table:table-row table:style-name="ro1">
          <table:table-cell office:value-type="string" calcext:value-type="string">
            <text:p>J1142+2129</text:p>
          </table:table-cell>
          <table:table-cell office:value-type="float" office:value="175.7407" calcext:value-type="float">
            <text:p>175.7407</text:p>
          </table:table-cell>
          <table:table-cell office:value-type="float" office:value="21.48896111" calcext:value-type="float">
            <text:p>21.48896111</text:p>
          </table:table-cell>
          <table:table-cell office:value-type="string" calcext:value-type="string">
            <text:p>WISE J114257.18+212911.6</text:p>
          </table:table-cell>
          <table:table-cell office:value-type="float" office:value="1.373147" calcext:value-type="float">
            <text:p>1.373147</text:p>
          </table:table-cell>
          <table:table-cell office:value-type="string" calcext:value-type="string">
            <text:p>QSO</text:p>
          </table:table-cell>
          <table:table-cell office:value-type="float" office:value="440.42" calcext:value-type="float">
            <text:p>440.42</text:p>
          </table:table-cell>
        </table:table-row>
        <table:table-row table:style-name="ro1">
          <table:table-cell office:value-type="string" calcext:value-type="string">
            <text:p>J1145+0455</text:p>
          </table:table-cell>
          <table:table-cell office:value-type="float" office:value="176.3387625" calcext:value-type="float">
            <text:p>176.3387625</text:p>
          </table:table-cell>
          <table:table-cell office:value-type="float" office:value="4.924072222" calcext:value-type="float">
            <text:p>4.924072222</text:p>
          </table:table-cell>
          <table:table-cell office:value-type="string" calcext:value-type="string">
            <text:p>[HB89] 1142+052</text:p>
          </table:table-cell>
          <table:table-cell office:value-type="float" office:value="1.338667" calcext:value-type="float">
            <text:p>1.338667</text:p>
          </table:table-cell>
          <table:table-cell office:value-type="string" calcext:value-type="string">
            <text:p>QSO</text:p>
          </table:table-cell>
          <table:table-cell office:value-type="float" office:value="597.39" calcext:value-type="float">
            <text:p>597.39</text:p>
          </table:table-cell>
        </table:table-row>
        <table:table-row table:style-name="ro1">
          <table:table-cell office:value-type="string" calcext:value-type="string">
            <text:p>J1146+5356</text:p>
          </table:table-cell>
          <table:table-cell office:value-type="float" office:value="176.6841125" calcext:value-type="float">
            <text:p>176.6841125</text:p>
          </table:table-cell>
          <table:table-cell office:value-type="float" office:value="53.94538056" calcext:value-type="float">
            <text:p>53.94538056</text:p>
          </table:table-cell>
          <table:table-cell office:value-type="string" calcext:value-type="string">
            <text:p>WISEA J114644.20+535643.2</text:p>
          </table:table-cell>
          <table:table-cell office:value-type="float" office:value="2.209692" calcext:value-type="float">
            <text:p>2.209692</text:p>
          </table:table-cell>
          <table:table-cell office:value-type="string" calcext:value-type="string">
            <text:p>QSO</text:p>
          </table:table-cell>
          <table:table-cell office:value-type="float" office:value="361.27" calcext:value-type="float">
            <text:p>361.27</text:p>
          </table:table-cell>
        </table:table-row>
        <table:table-row table:style-name="ro1">
          <table:table-cell office:value-type="string" calcext:value-type="string">
            <text:p>J1146+5848</text:p>
          </table:table-cell>
          <table:table-cell office:value-type="float" office:value="176.6120958" calcext:value-type="float">
            <text:p>176.6120958</text:p>
          </table:table-cell>
          <table:table-cell office:value-type="float" office:value="58.80949167" calcext:value-type="float">
            <text:p>58.80949167</text:p>
          </table:table-cell>
          <table:table-cell office:value-type="string" calcext:value-type="string">
            <text:p>WISEA J114626.92+584834.0</text:p>
          </table:table-cell>
          <table:table-cell office:value-type="float" office:value="1.989114" calcext:value-type="float">
            <text:p>1.989114</text:p>
          </table:table-cell>
          <table:table-cell office:value-type="string" calcext:value-type="string">
            <text:p>QSO</text:p>
          </table:table-cell>
          <table:table-cell office:value-type="float" office:value="331.13" calcext:value-type="float">
            <text:p>331.13</text:p>
          </table:table-cell>
        </table:table-row>
        <table:table-row table:style-name="ro1">
          <table:table-cell office:value-type="string" calcext:value-type="string">
            <text:p>J1147+0839</text:p>
          </table:table-cell>
          <table:table-cell office:value-type="float" office:value="176.7717167" calcext:value-type="float">
            <text:p>176.7717167</text:p>
          </table:table-cell>
          <table:table-cell office:value-type="float" office:value="8.650116667" calcext:value-type="float">
            <text:p>8.650116667</text:p>
          </table:table-cell>
          <table:table-cell office:value-type="string" calcext:value-type="string">
            <text:p>WISE J114705.23+083900.6</text:p>
          </table:table-cell>
          <table:table-cell office:value-type="float" office:value="4.897348" calcext:value-type="float">
            <text:p>4.897348</text:p>
          </table:table-cell>
          <table:table-cell office:value-type="string" calcext:value-type="string">
            <text:p>QSO</text:p>
          </table:table-cell>
          <table:table-cell office:value-type="float" office:value="118.91" calcext:value-type="float">
            <text:p>118.91</text:p>
          </table:table-cell>
        </table:table-row>
        <table:table-row table:style-name="ro1">
          <table:table-cell office:value-type="string" calcext:value-type="string">
            <text:p>J1147+0839</text:p>
          </table:table-cell>
          <table:table-cell office:value-type="float" office:value="176.7749417" calcext:value-type="float">
            <text:p>176.7749417</text:p>
          </table:table-cell>
          <table:table-cell office:value-type="float" office:value="8.650483333" calcext:value-type="float">
            <text:p>8.650483333</text:p>
          </table:table-cell>
          <table:table-cell office:value-type="string" calcext:value-type="string">
            <text:p>WISE J114705.23+083900.6</text:p>
          </table:table-cell>
          <table:table-cell office:value-type="float" office:value="4.897348" calcext:value-type="float">
            <text:p>4.897348</text:p>
          </table:table-cell>
          <table:table-cell office:value-type="string" calcext:value-type="string">
            <text:p>QSO</text:p>
          </table:table-cell>
          <table:table-cell office:value-type="float" office:value="86.21" calcext:value-type="float">
            <text:p>86.21</text:p>
          </table:table-cell>
        </table:table-row>
        <table:table-row table:style-name="ro1">
          <table:table-cell office:value-type="string" calcext:value-type="string">
            <text:p>J1148+1840</text:p>
          </table:table-cell>
          <table:table-cell office:value-type="float" office:value="177.1574292" calcext:value-type="float">
            <text:p>177.1574292</text:p>
          </table:table-cell>
          <table:table-cell office:value-type="float" office:value="18.66913889" calcext:value-type="float">
            <text:p>18.66913889</text:p>
          </table:table-cell>
          <table:table-cell office:value-type="string" calcext:value-type="string">
            <text:p>AT 2017ekb</text:p>
          </table:table-cell>
          <table:table-cell office:value-type="float" office:value="1.256016" calcext:value-type="float">
            <text:p>1.256016</text:p>
          </table:table-cell>
          <table:table-cell office:value-type="string" calcext:value-type="string">
            <text:p>*</text:p>
          </table:table-cell>
          <table:table-cell office:value-type="float" office:value="554.65" calcext:value-type="float">
            <text:p>554.65</text:p>
          </table:table-cell>
        </table:table-row>
        <table:table-row table:style-name="ro1">
          <table:table-cell office:value-type="string" calcext:value-type="string">
            <text:p>J1149+2824</text:p>
          </table:table-cell>
          <table:table-cell office:value-type="float" office:value="177.2871083" calcext:value-type="float">
            <text:p>177.2871083</text:p>
          </table:table-cell>
          <table:table-cell office:value-type="float" office:value="28.40973056" calcext:value-type="float">
            <text:p>28.40973056</text:p>
          </table:table-cell>
          <table:table-cell office:value-type="string" calcext:value-type="string">
            <text:p>WISEA J114908.90+282435.2</text:p>
          </table:table-cell>
          <table:table-cell office:value-type="float" office:value="2.715" calcext:value-type="float">
            <text:p>2.715</text:p>
          </table:table-cell>
          <table:table-cell office:value-type="string" calcext:value-type="string">
            <text:p>VisS</text:p>
          </table:table-cell>
          <table:table-cell office:value-type="float" office:value="249.88" calcext:value-type="float">
            <text:p>249.88</text:p>
          </table:table-cell>
        </table:table-row>
        <table:table-row table:style-name="ro1">
          <table:table-cell office:value-type="string" calcext:value-type="string">
            <text:p>J1149+4316</text:p>
          </table:table-cell>
          <table:table-cell office:value-type="float" office:value="177.3486208" calcext:value-type="float">
            <text:p>177.3486208</text:p>
          </table:table-cell>
          <table:table-cell office:value-type="float" office:value="43.28116667" calcext:value-type="float">
            <text:p>43.28116667</text:p>
          </table:table-cell>
          <table:table-cell office:value-type="string" calcext:value-type="string">
            <text:p>B3 1146+435</text:p>
          </table:table-cell>
          <table:table-cell office:value-type="float" office:value="1.529922" calcext:value-type="float">
            <text:p>1.529922</text:p>
          </table:table-cell>
          <table:table-cell office:value-type="string" calcext:value-type="string">
            <text:p>QSO</text:p>
          </table:table-cell>
          <table:table-cell office:value-type="float" office:value="223.5" calcext:value-type="float">
            <text:p>223.5</text:p>
          </table:table-cell>
        </table:table-row>
        <table:table-row table:style-name="ro1">
          <table:table-cell office:value-type="string" calcext:value-type="string">
            <text:p>J1150+2417</text:p>
          </table:table-cell>
          <table:table-cell office:value-type="float" office:value="177.5800833" calcext:value-type="float">
            <text:p>177.5800833</text:p>
          </table:table-cell>
          <table:table-cell office:value-type="float" office:value="24.29825833" calcext:value-type="float">
            <text:p>24.29825833</text:p>
          </table:table-cell>
          <table:table-cell office:value-type="string" calcext:value-type="string">
            <text:p>FBQS J115019.2+241753</text:p>
          </table:table-cell>
          <table:table-cell office:value-type="float" office:value="1.180126" calcext:value-type="float">
            <text:p>1.180126</text:p>
          </table:table-cell>
          <table:table-cell office:value-type="string" calcext:value-type="string">
            <text:p>QSO</text:p>
          </table:table-cell>
          <table:table-cell office:value-type="float" office:value="751.1" calcext:value-type="float">
            <text:p>751.1</text:p>
          </table:table-cell>
        </table:table-row>
        <table:table-row table:style-name="ro1">
          <table:table-cell office:value-type="string" calcext:value-type="string">
            <text:p>J1150+4332</text:p>
          </table:table-cell>
          <table:table-cell office:value-type="float" office:value="177.5691958" calcext:value-type="float">
            <text:p>177.5691958</text:p>
          </table:table-cell>
          <table:table-cell office:value-type="float" office:value="43.53498056" calcext:value-type="float">
            <text:p>43.53498056</text:p>
          </table:table-cell>
          <table:table-cell office:value-type="string" calcext:value-type="string">
            <text:p>B3 1147+438</text:p>
          </table:table-cell>
          <table:table-cell office:value-type="float" office:value="3.018162" calcext:value-type="float">
            <text:p>3.018162</text:p>
          </table:table-cell>
          <table:table-cell office:value-type="string" calcext:value-type="string">
            <text:p>QSO</text:p>
          </table:table-cell>
          <table:table-cell office:value-type="float" office:value="171.7" calcext:value-type="float">
            <text:p>171.7</text:p>
          </table:table-cell>
        </table:table-row>
        <table:table-row table:style-name="ro1">
          <table:table-cell office:value-type="string" calcext:value-type="string">
            <text:p>J1151+3825</text:p>
          </table:table-cell>
          <table:table-cell office:value-type="float" office:value="177.8724958" calcext:value-type="float">
            <text:p>177.8724958</text:p>
          </table:table-cell>
          <table:table-cell office:value-type="float" office:value="38.43126944" calcext:value-type="float">
            <text:p>38.43126944</text:p>
          </table:table-cell>
          <table:table-cell office:value-type="string" calcext:value-type="string">
            <text:p>FBQS J115129.3+382552</text:p>
          </table:table-cell>
          <table:table-cell office:value-type="float" office:value="1.301604" calcext:value-type="float">
            <text:p>1.301604</text:p>
          </table:table-cell>
          <table:table-cell office:value-type="string" calcext:value-type="string">
            <text:p>QSO</text:p>
          </table:table-cell>
          <table:table-cell office:value-type="float" office:value="656.16" calcext:value-type="float">
            <text:p>656.16</text:p>
          </table:table-cell>
        </table:table-row>
        <table:table-row table:style-name="ro1">
          <table:table-cell office:value-type="string" calcext:value-type="string">
            <text:p>J1151+4008</text:p>
          </table:table-cell>
          <table:table-cell office:value-type="float" office:value="177.8206958" calcext:value-type="float">
            <text:p>177.8206958</text:p>
          </table:table-cell>
          <table:table-cell office:value-type="float" office:value="40.139475" calcext:value-type="float">
            <text:p>40.139475</text:p>
          </table:table-cell>
          <table:table-cell office:value-type="string" calcext:value-type="string">
            <text:p>WISEA J115116.93+400822.7</text:p>
          </table:table-cell>
          <table:table-cell office:value-type="float" office:value="2.749225" calcext:value-type="float">
            <text:p>2.749225</text:p>
          </table:table-cell>
          <table:table-cell office:value-type="string" calcext:value-type="string">
            <text:p>QSO</text:p>
          </table:table-cell>
          <table:table-cell office:value-type="float" office:value="83.99" calcext:value-type="float">
            <text:p>83.99</text:p>
          </table:table-cell>
        </table:table-row>
        <table:table-row table:style-name="ro1">
          <table:table-cell office:value-type="string" calcext:value-type="string">
            <text:p>J1151+5859</text:p>
          </table:table-cell>
          <table:table-cell office:value-type="float" office:value="177.8527167" calcext:value-type="float">
            <text:p>177.8527167</text:p>
          </table:table-cell>
          <table:table-cell office:value-type="float" office:value="58.98817778" calcext:value-type="float">
            <text:p>58.98817778</text:p>
          </table:table-cell>
          <table:table-cell office:value-type="string" calcext:value-type="string">
            <text:p>WISE J115124.65+585917.5</text:p>
          </table:table-cell>
          <table:table-cell office:value-type="float" office:value="4.101411" calcext:value-type="float">
            <text:p>4.101411</text:p>
          </table:table-cell>
          <table:table-cell office:value-type="string" calcext:value-type="string">
            <text:p>QSO</text:p>
          </table:table-cell>
          <table:table-cell office:value-type="float" office:value="169.1" calcext:value-type="float">
            <text:p>169.1</text:p>
          </table:table-cell>
        </table:table-row>
        <table:table-row table:style-name="ro1">
          <table:table-cell office:value-type="string" calcext:value-type="string">
            <text:p>J1152+1023</text:p>
          </table:table-cell>
          <table:table-cell office:value-type="float" office:value="178.0043583" calcext:value-type="float">
            <text:p>178.0043583</text:p>
          </table:table-cell>
          <table:table-cell office:value-type="float" office:value="10.38969722" calcext:value-type="float">
            <text:p>10.38969722</text:p>
          </table:table-cell>
          <table:table-cell office:value-type="string" calcext:value-type="string">
            <text:p>WISEA J115201.11+102322.9</text:p>
          </table:table-cell>
          <table:table-cell office:value-type="float" office:value="2.084389" calcext:value-type="float">
            <text:p>2.084389</text:p>
          </table:table-cell>
          <table:table-cell office:value-type="string" calcext:value-type="string">
            <text:p>QSO</text:p>
          </table:table-cell>
          <table:table-cell office:value-type="float" office:value="194.7" calcext:value-type="float">
            <text:p>194.7</text:p>
          </table:table-cell>
        </table:table-row>
        <table:table-row table:style-name="ro1">
          <table:table-cell office:value-type="string" calcext:value-type="string">
            <text:p>J1152+1818</text:p>
          </table:table-cell>
          <table:table-cell office:value-type="float" office:value="178.2048" calcext:value-type="float">
            <text:p>178.2048</text:p>
          </table:table-cell>
          <table:table-cell office:value-type="float" office:value="18.31301667" calcext:value-type="float">
            <text:p>18.31301667</text:p>
          </table:table-cell>
          <table:table-cell office:value-type="string" calcext:value-type="string">
            <text:p>WISEA J115249.18+181847.2</text:p>
          </table:table-cell>
          <table:table-cell office:value-type="float" office:value="2.724528" calcext:value-type="float">
            <text:p>2.724528</text:p>
          </table:table-cell>
          <table:table-cell office:value-type="string" calcext:value-type="string">
            <text:p>QSO</text:p>
          </table:table-cell>
          <table:table-cell office:value-type="float" office:value="122.48" calcext:value-type="float">
            <text:p>122.48</text:p>
          </table:table-cell>
        </table:table-row>
        <table:table-row table:style-name="ro1">
          <table:table-cell office:value-type="string" calcext:value-type="string">
            <text:p>J1153+4036</text:p>
          </table:table-cell>
          <table:table-cell office:value-type="float" office:value="178.477775" calcext:value-type="float">
            <text:p>178.477775</text:p>
          </table:table-cell>
          <table:table-cell office:value-type="float" office:value="40.61459722" calcext:value-type="float">
            <text:p>40.61459722</text:p>
          </table:table-cell>
          <table:table-cell office:value-type="string" calcext:value-type="string">
            <text:p>B3 1151+408</text:p>
          </table:table-cell>
          <table:table-cell office:value-type="float" office:value="0.9234397" calcext:value-type="float">
            <text:p>0.9234397</text:p>
          </table:table-cell>
          <table:table-cell office:value-type="string" calcext:value-type="string">
            <text:p>QSO</text:p>
          </table:table-cell>
          <table:table-cell office:value-type="float" office:value="1024.09" calcext:value-type="float">
            <text:p>1024.09</text:p>
          </table:table-cell>
        </table:table-row>
        <table:table-row table:style-name="ro1">
          <table:table-cell office:value-type="string" calcext:value-type="string">
            <text:p>J1157+1638</text:p>
          </table:table-cell>
          <table:table-cell office:value-type="float" office:value="179.3952458" calcext:value-type="float">
            <text:p>179.3952458</text:p>
          </table:table-cell>
          <table:table-cell office:value-type="float" office:value="16.64991389" calcext:value-type="float">
            <text:p>16.64991389</text:p>
          </table:table-cell>
          <table:table-cell office:value-type="string" calcext:value-type="string">
            <text:p>[HB89] 1155+169</text:p>
          </table:table-cell>
          <table:table-cell office:value-type="float" office:value="1.060229" calcext:value-type="float">
            <text:p>1.060229</text:p>
          </table:table-cell>
          <table:table-cell office:value-type="string" calcext:value-type="string">
            <text:p>QSO</text:p>
          </table:table-cell>
          <table:table-cell office:value-type="float" office:value="749.42" calcext:value-type="float">
            <text:p>749.42</text:p>
          </table:table-cell>
        </table:table-row>
        <table:table-row table:style-name="ro1">
          <table:table-cell office:value-type="string" calcext:value-type="string">
            <text:p>J1158+4825</text:p>
          </table:table-cell>
          <table:table-cell office:value-type="float" office:value="179.6115583" calcext:value-type="float">
            <text:p>179.6115583</text:p>
          </table:table-cell>
          <table:table-cell office:value-type="float" office:value="48.42118611" calcext:value-type="float">
            <text:p>48.42118611</text:p>
          </table:table-cell>
          <table:table-cell office:value-type="string" calcext:value-type="string">
            <text:p>WISEA J115826.77+482516.1</text:p>
          </table:table-cell>
          <table:table-cell office:value-type="float" office:value="2.035528" calcext:value-type="float">
            <text:p>2.035528</text:p>
          </table:table-cell>
          <table:table-cell office:value-type="string" calcext:value-type="string">
            <text:p>QSO</text:p>
          </table:table-cell>
          <table:table-cell office:value-type="float" office:value="334.17" calcext:value-type="float">
            <text:p>334.17</text:p>
          </table:table-cell>
        </table:table-row>
        <table:table-row table:style-name="ro1">
          <table:table-cell office:value-type="string" calcext:value-type="string">
            <text:p>J1159+0112</text:p>
          </table:table-cell>
          <table:table-cell office:value-type="float" office:value="179.9368" calcext:value-type="float">
            <text:p>179.9368</text:p>
          </table:table-cell>
          <table:table-cell office:value-type="float" office:value="1.201908333" calcext:value-type="float">
            <text:p>1.201908333</text:p>
          </table:table-cell>
          <table:table-cell office:value-type="string" calcext:value-type="string">
            <text:p>[HB89] 1157+014</text:p>
          </table:table-cell>
          <table:table-cell office:value-type="float" office:value="1.988634" calcext:value-type="float">
            <text:p>1.988634</text:p>
          </table:table-cell>
          <table:table-cell office:value-type="string" calcext:value-type="string">
            <text:p>QSO</text:p>
          </table:table-cell>
          <table:table-cell office:value-type="float" office:value="268.48" calcext:value-type="float">
            <text:p>268.48</text:p>
          </table:table-cell>
        </table:table-row>
        <table:table-row table:style-name="ro1">
          <table:table-cell office:value-type="string" calcext:value-type="string">
            <text:p>J1159+0656</text:p>
          </table:table-cell>
          <table:table-cell office:value-type="float" office:value="179.7571375" calcext:value-type="float">
            <text:p>179.7571375</text:p>
          </table:table-cell>
          <table:table-cell office:value-type="float" office:value="6.938586111" calcext:value-type="float">
            <text:p>6.938586111</text:p>
          </table:table-cell>
          <table:table-cell office:value-type="string" calcext:value-type="string">
            <text:p>WISEA J115901.75+065619.0</text:p>
          </table:table-cell>
          <table:table-cell office:value-type="float" office:value="2.138774" calcext:value-type="float">
            <text:p>2.138774</text:p>
          </table:table-cell>
          <table:table-cell office:value-type="string" calcext:value-type="string">
            <text:p>QSO</text:p>
          </table:table-cell>
          <table:table-cell office:value-type="float" office:value="160.12" calcext:value-type="float">
            <text:p>160.12</text:p>
          </table:table-cell>
        </table:table-row>
        <table:table-row table:style-name="ro1">
          <table:table-cell office:value-type="string" calcext:value-type="string">
            <text:p>J1159+2914</text:p>
          </table:table-cell>
          <table:table-cell office:value-type="float" office:value="179.882675" calcext:value-type="float">
            <text:p>179.882675</text:p>
          </table:table-cell>
          <table:table-cell office:value-type="float" office:value="29.24553889" calcext:value-type="float">
            <text:p>29.24553889</text:p>
          </table:table-cell>
          <table:table-cell office:value-type="string" calcext:value-type="string">
            <text:p>FBQS J1159+2914</text:p>
          </table:table-cell>
          <table:table-cell office:value-type="float" office:value="0.7247453" calcext:value-type="float">
            <text:p>0.7247453</text:p>
          </table:table-cell>
          <table:table-cell office:value-type="string" calcext:value-type="string">
            <text:p>QSO</text:p>
          </table:table-cell>
          <table:table-cell office:value-type="float" office:value="1952.59" calcext:value-type="float">
            <text:p>1952.59</text:p>
          </table:table-cell>
        </table:table-row>
        <table:table-row table:style-name="ro1">
          <table:table-cell office:value-type="string" calcext:value-type="string">
            <text:p>J1200+5300</text:p>
          </table:table-cell>
          <table:table-cell office:value-type="float" office:value="180.0473542" calcext:value-type="float">
            <text:p>180.0473542</text:p>
          </table:table-cell>
          <table:table-cell office:value-type="float" office:value="53.01301111" calcext:value-type="float">
            <text:p>53.01301111</text:p>
          </table:table-cell>
          <table:table-cell office:value-type="string" calcext:value-type="string">
            <text:p>[HB89] 1157+532</text:p>
          </table:table-cell>
          <table:table-cell office:value-type="float" office:value="1.995756" calcext:value-type="float">
            <text:p>1.995756</text:p>
          </table:table-cell>
          <table:table-cell office:value-type="string" calcext:value-type="string">
            <text:p>QSO</text:p>
          </table:table-cell>
          <table:table-cell office:value-type="float" office:value="135.32" calcext:value-type="float">
            <text:p>135.32</text:p>
          </table:table-cell>
        </table:table-row>
        <table:table-row table:style-name="ro1">
          <table:table-cell office:value-type="string" calcext:value-type="string">
            <text:p>J1201+0028</text:p>
          </table:table-cell>
          <table:table-cell office:value-type="float" office:value="180.3466542" calcext:value-type="float">
            <text:p>180.3466542</text:p>
          </table:table-cell>
          <table:table-cell office:value-type="float" office:value="0.474725" calcext:value-type="float">
            <text:p>0.474725</text:p>
          </table:table-cell>
          <table:table-cell office:value-type="string" calcext:value-type="string">
            <text:p>[HB89] 1158+007</text:p>
          </table:table-cell>
          <table:table-cell office:value-type="float" office:value="1.368272" calcext:value-type="float">
            <text:p>1.368272</text:p>
          </table:table-cell>
          <table:table-cell office:value-type="string" calcext:value-type="string">
            <text:p>QSO</text:p>
          </table:table-cell>
          <table:table-cell office:value-type="float" office:value="349.82" calcext:value-type="float">
            <text:p>349.82</text:p>
          </table:table-cell>
        </table:table-row>
        <table:table-row table:style-name="ro1">
          <table:table-cell office:value-type="string" calcext:value-type="string">
            <text:p>J1203+0414</text:p>
          </table:table-cell>
          <table:table-cell office:value-type="float" office:value="180.8414042" calcext:value-type="float">
            <text:p>180.8414042</text:p>
          </table:table-cell>
          <table:table-cell office:value-type="float" office:value="4.238644444" calcext:value-type="float">
            <text:p>4.238644444</text:p>
          </table:table-cell>
          <table:table-cell office:value-type="string" calcext:value-type="string">
            <text:p>PKS 1200+045</text:p>
          </table:table-cell>
          <table:table-cell office:value-type="float" office:value="1.224294" calcext:value-type="float">
            <text:p>1.224294</text:p>
          </table:table-cell>
          <table:table-cell office:value-type="string" calcext:value-type="string">
            <text:p>QSO</text:p>
          </table:table-cell>
          <table:table-cell office:value-type="float" office:value="1137.91" calcext:value-type="float">
            <text:p>1137.91</text:p>
          </table:table-cell>
        </table:table-row>
        <table:table-row table:style-name="ro1">
          <table:table-cell office:value-type="string" calcext:value-type="string">
            <text:p>J1203+0634</text:p>
          </table:table-cell>
          <table:table-cell office:value-type="float" office:value="180.7542" calcext:value-type="float">
            <text:p>180.7542</text:p>
          </table:table-cell>
          <table:table-cell office:value-type="float" office:value="6.578163889" calcext:value-type="float">
            <text:p>6.578163889</text:p>
          </table:table-cell>
          <table:table-cell office:value-type="string" calcext:value-type="string">
            <text:p>WISEA J120301.01+063441.1</text:p>
          </table:table-cell>
          <table:table-cell office:value-type="float" office:value="2.180341" calcext:value-type="float">
            <text:p>2.180341</text:p>
          </table:table-cell>
          <table:table-cell office:value-type="string" calcext:value-type="string">
            <text:p>QSO</text:p>
          </table:table-cell>
          <table:table-cell office:value-type="float" office:value="340.27" calcext:value-type="float">
            <text:p>340.27</text:p>
          </table:table-cell>
        </table:table-row>
        <table:table-row table:style-name="ro1">
          <table:table-cell office:value-type="string" calcext:value-type="string">
            <text:p>J1204+0408</text:p>
          </table:table-cell>
          <table:table-cell office:value-type="float" office:value="181.2153708" calcext:value-type="float">
            <text:p>181.2153708</text:p>
          </table:table-cell>
          <table:table-cell office:value-type="float" office:value="4.137272222" calcext:value-type="float">
            <text:p>4.137272222</text:p>
          </table:table-cell>
          <table:table-cell office:value-type="string" calcext:value-type="string">
            <text:p>WISEA J120451.68+040814.0</text:p>
          </table:table-cell>
          <table:table-cell office:value-type="float" office:value="1.947878" calcext:value-type="float">
            <text:p>1.947878</text:p>
          </table:table-cell>
          <table:table-cell office:value-type="string" calcext:value-type="string">
            <text:p>UvES</text:p>
          </table:table-cell>
          <table:table-cell office:value-type="float" office:value="160.52" calcext:value-type="float">
            <text:p>160.52</text:p>
          </table:table-cell>
        </table:table-row>
        <table:table-row table:style-name="ro1">
          <table:table-cell office:value-type="string" calcext:value-type="string">
            <text:p>J1204+5228</text:p>
          </table:table-cell>
          <table:table-cell office:value-type="float" office:value="181.1535458" calcext:value-type="float">
            <text:p>181.1535458</text:p>
          </table:table-cell>
          <table:table-cell office:value-type="float" office:value="52.47817778" calcext:value-type="float">
            <text:p>52.47817778</text:p>
          </table:table-cell>
          <table:table-cell office:value-type="string" calcext:value-type="string">
            <text:p>4C +52.25</text:p>
          </table:table-cell>
          <table:table-cell office:value-type="float" office:value="2.731884" calcext:value-type="float">
            <text:p>2.731884</text:p>
          </table:table-cell>
          <table:table-cell office:value-type="string" calcext:value-type="string">
            <text:p>QSO</text:p>
          </table:table-cell>
          <table:table-cell office:value-type="float" office:value="309.85" calcext:value-type="float">
            <text:p>309.85</text:p>
          </table:table-cell>
        </table:table-row>
        <table:table-row table:style-name="ro1">
          <table:table-cell office:value-type="string" calcext:value-type="string">
            <text:p>J1205+3041</text:p>
          </table:table-cell>
          <table:table-cell office:value-type="float" office:value="181.2700542" calcext:value-type="float">
            <text:p>181.2700542</text:p>
          </table:table-cell>
          <table:table-cell office:value-type="float" office:value="30.68485" calcext:value-type="float">
            <text:p>30.68485</text:p>
          </table:table-cell>
          <table:table-cell office:value-type="string" calcext:value-type="string">
            <text:p>WISEA J120504.78+304105.3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*</text:p>
          </table:table-cell>
          <table:table-cell office:value-type="float" office:value="201.38" calcext:value-type="float">
            <text:p>201.38</text:p>
          </table:table-cell>
        </table:table-row>
        <table:table-row table:style-name="ro1">
          <table:table-cell office:value-type="string" calcext:value-type="string">
            <text:p>J1205+4259</text:p>
          </table:table-cell>
          <table:table-cell office:value-type="float" office:value="181.2630625" calcext:value-type="float">
            <text:p>181.2630625</text:p>
          </table:table-cell>
          <table:table-cell office:value-type="float" office:value="42.9994" calcext:value-type="float">
            <text:p>42.9994</text:p>
          </table:table-cell>
          <table:table-cell office:value-type="string" calcext:value-type="string">
            <text:p>WISEA J120503.17+425957.9</text:p>
          </table:table-cell>
          <table:table-cell office:value-type="float" office:value="2.956937" calcext:value-type="float">
            <text:p>2.956937</text:p>
          </table:table-cell>
          <table:table-cell office:value-type="string" calcext:value-type="string">
            <text:p>QSO</text:p>
          </table:table-cell>
          <table:table-cell office:value-type="float" office:value="71.18" calcext:value-type="float">
            <text:p>71.18</text:p>
          </table:table-cell>
        </table:table-row>
        <table:table-row table:style-name="ro1">
          <table:table-cell office:value-type="string" calcext:value-type="string">
            <text:p>J1206+0529</text:p>
          </table:table-cell>
          <table:table-cell office:value-type="float" office:value="181.7417625" calcext:value-type="float">
            <text:p>181.7417625</text:p>
          </table:table-cell>
          <table:table-cell office:value-type="float" office:value="5.497936111" calcext:value-type="float">
            <text:p>5.497936111</text:p>
          </table:table-cell>
          <table:table-cell office:value-type="string" calcext:value-type="string">
            <text:p>WISEA J120658.04+052952.2</text:p>
          </table:table-cell>
          <table:table-cell office:value-type="float" office:value="3.118054" calcext:value-type="float">
            <text:p>3.118054</text:p>
          </table:table-cell>
          <table:table-cell office:value-type="string" calcext:value-type="string">
            <text:p>G</text:p>
          </table:table-cell>
          <table:table-cell office:value-type="float" office:value="477.73" calcext:value-type="float">
            <text:p>477.73</text:p>
          </table:table-cell>
        </table:table-row>
        <table:table-row table:style-name="ro1">
          <table:table-cell office:value-type="string" calcext:value-type="string">
            <text:p>J1206+3941</text:p>
          </table:table-cell>
          <table:table-cell office:value-type="float" office:value="181.6544458" calcext:value-type="float">
            <text:p>181.6544458</text:p>
          </table:table-cell>
          <table:table-cell office:value-type="float" office:value="39.68445" calcext:value-type="float">
            <text:p>39.68445</text:p>
          </table:table-cell>
          <table:table-cell office:value-type="string" calcext:value-type="string">
            <text:p>[HB89] 1204+399</text:p>
          </table:table-cell>
          <table:table-cell office:value-type="float" office:value="1.517215" calcext:value-type="float">
            <text:p>1.517215</text:p>
          </table:table-cell>
          <table:table-cell office:value-type="string" calcext:value-type="string">
            <text:p>QSO</text:p>
          </table:table-cell>
          <table:table-cell office:value-type="float" office:value="238.97" calcext:value-type="float">
            <text:p>238.97</text:p>
          </table:table-cell>
        </table:table-row>
        <table:table-row table:style-name="ro1">
          <table:table-cell office:value-type="string" calcext:value-type="string">
            <text:p>J1207+1127</text:p>
          </table:table-cell>
          <table:table-cell office:value-type="float" office:value="181.9427042" calcext:value-type="float">
            <text:p>181.9427042</text:p>
          </table:table-cell>
          <table:table-cell office:value-type="float" office:value="11.46400556" calcext:value-type="float">
            <text:p>11.46400556</text:p>
          </table:table-cell>
          <table:table-cell office:value-type="string" calcext:value-type="string">
            <text:p>WISEA J120745.99+112749.8</text:p>
          </table:table-cell>
          <table:table-cell office:value-type="float" office:value="1.872372" calcext:value-type="float">
            <text:p>1.872372</text:p>
          </table:table-cell>
          <table:table-cell office:value-type="string" calcext:value-type="string">
            <text:p>*</text:p>
          </table:table-cell>
          <table:table-cell office:value-type="float" office:value="205.32" calcext:value-type="float">
            <text:p>205.32</text:p>
          </table:table-cell>
        </table:table-row>
        <table:table-row table:style-name="ro1">
          <table:table-cell office:value-type="string" calcext:value-type="string">
            <text:p>J1207+2754</text:p>
          </table:table-cell>
          <table:table-cell office:value-type="float" office:value="181.8662208" calcext:value-type="float">
            <text:p>181.8662208</text:p>
          </table:table-cell>
          <table:table-cell office:value-type="float" office:value="27.91631111" calcext:value-type="float">
            <text:p>27.91631111</text:p>
          </table:table-cell>
          <table:table-cell office:value-type="string" calcext:value-type="string">
            <text:p>[HB89] 1204+281</text:p>
          </table:table-cell>
          <table:table-cell office:value-type="float" office:value="2.181422" calcext:value-type="float">
            <text:p>2.181422</text:p>
          </table:table-cell>
          <table:table-cell office:value-type="string" calcext:value-type="string">
            <text:p>QSO</text:p>
          </table:table-cell>
          <table:table-cell office:value-type="float" office:value="611.24" calcext:value-type="float">
            <text:p>611.24</text:p>
          </table:table-cell>
        </table:table-row>
        <table:table-row table:style-name="ro1">
          <table:table-cell office:value-type="string" calcext:value-type="string">
            <text:p>J1209+2547</text:p>
          </table:table-cell>
          <table:table-cell office:value-type="float" office:value="182.4379083" calcext:value-type="float">
            <text:p>182.4379083</text:p>
          </table:table-cell>
          <table:table-cell office:value-type="float" office:value="25.78432778" calcext:value-type="float">
            <text:p>25.78432778</text:p>
          </table:table-cell>
          <table:table-cell office:value-type="string" calcext:value-type="string">
            <text:p>B2 1207+26</text:p>
          </table:table-cell>
          <table:table-cell office:value-type="float" office:value="1.435819" calcext:value-type="float">
            <text:p>1.435819</text:p>
          </table:table-cell>
          <table:table-cell office:value-type="string" calcext:value-type="string">
            <text:p>QSO</text:p>
          </table:table-cell>
          <table:table-cell office:value-type="float" office:value="404.93" calcext:value-type="float">
            <text:p>404.93</text:p>
          </table:table-cell>
        </table:table-row>
        <table:table-row table:style-name="ro1">
          <table:table-cell office:value-type="string" calcext:value-type="string">
            <text:p>J1209+4119</text:p>
          </table:table-cell>
          <table:table-cell office:value-type="float" office:value="182.3449917" calcext:value-type="float">
            <text:p>182.3449917</text:p>
          </table:table-cell>
          <table:table-cell office:value-type="float" office:value="41.32818056" calcext:value-type="float">
            <text:p>41.32818056</text:p>
          </table:table-cell>
          <table:table-cell office:value-type="string" calcext:value-type="string">
            <text:p>FBQS J120922.7+411941</text:p>
          </table:table-cell>
          <table:table-cell office:value-type="float" office:value="4.10035" calcext:value-type="float">
            <text:p>4.10035</text:p>
          </table:table-cell>
          <table:table-cell office:value-type="string" calcext:value-type="string">
            <text:p>QSO</text:p>
          </table:table-cell>
          <table:table-cell office:value-type="float" office:value="398.39" calcext:value-type="float">
            <text:p>398.39</text:p>
          </table:table-cell>
        </table:table-row>
        <table:table-row table:style-name="ro1">
          <table:table-cell office:value-type="string" calcext:value-type="string">
            <text:p>J1209+4339</text:p>
          </table:table-cell>
          <table:table-cell office:value-type="float" office:value="182.3058375" calcext:value-type="float">
            <text:p>182.3058375</text:p>
          </table:table-cell>
          <table:table-cell office:value-type="float" office:value="43.65469167" calcext:value-type="float">
            <text:p>43.65469167</text:p>
          </table:table-cell>
          <table:table-cell office:value-type="string" calcext:value-type="string">
            <text:p>3C 268.4</text:p>
          </table:table-cell>
          <table:table-cell office:value-type="float" office:value="1.399134" calcext:value-type="float">
            <text:p>1.399134</text:p>
          </table:table-cell>
          <table:table-cell office:value-type="string" calcext:value-type="string">
            <text:p>QSO</text:p>
          </table:table-cell>
          <table:table-cell office:value-type="float" office:value="1565.28" calcext:value-type="float">
            <text:p>1565.28</text:p>
          </table:table-cell>
        </table:table-row>
        <table:table-row table:style-name="ro1">
          <table:table-cell office:value-type="string" calcext:value-type="string">
            <text:p>J1211+1820</text:p>
          </table:table-cell>
          <table:table-cell office:value-type="float" office:value="182.7779" calcext:value-type="float">
            <text:p>182.7779</text:p>
          </table:table-cell>
          <table:table-cell office:value-type="float" office:value="18.34285278" calcext:value-type="float">
            <text:p>18.34285278</text:p>
          </table:table-cell>
          <table:table-cell office:value-type="string" calcext:value-type="string">
            <text:p>2MASS J12110671+1820340</text:p>
          </table:table-cell>
          <table:table-cell office:value-type="float" office:value="1.501511" calcext:value-type="float">
            <text:p>1.501511</text:p>
          </table:table-cell>
          <table:table-cell office:value-type="string" calcext:value-type="string">
            <text:p>QSO</text:p>
          </table:table-cell>
          <table:table-cell office:value-type="float" office:value="314.79" calcext:value-type="float">
            <text:p>314.79</text:p>
          </table:table-cell>
        </table:table-row>
        <table:table-row table:style-name="ro1">
          <table:table-cell office:value-type="string" calcext:value-type="string">
            <text:p>J1211+4234</text:p>
          </table:table-cell>
          <table:table-cell office:value-type="float" office:value="182.8271042" calcext:value-type="float">
            <text:p>182.8271042</text:p>
          </table:table-cell>
          <table:table-cell office:value-type="float" office:value="42.57384722" calcext:value-type="float">
            <text:p>42.57384722</text:p>
          </table:table-cell>
          <table:table-cell office:value-type="string" calcext:value-type="string">
            <text:p>B3 1208+428B</text:p>
          </table:table-cell>
          <table:table-cell office:value-type="float" office:value="2.018317" calcext:value-type="float">
            <text:p>2.018317</text:p>
          </table:table-cell>
          <table:table-cell office:value-type="string" calcext:value-type="string">
            <text:p>QSO</text:p>
          </table:table-cell>
          <table:table-cell office:value-type="float" office:value="325.76" calcext:value-type="float">
            <text:p>325.76</text:p>
          </table:table-cell>
        </table:table-row>
        <table:table-row table:style-name="ro1">
          <table:table-cell office:value-type="string" calcext:value-type="string">
            <text:p>J1212+2453</text:p>
          </table:table-cell>
          <table:table-cell office:value-type="float" office:value="183.232575" calcext:value-type="float">
            <text:p>183.232575</text:p>
          </table:table-cell>
          <table:table-cell office:value-type="float" office:value="24.89229167" calcext:value-type="float">
            <text:p>24.89229167</text:p>
          </table:table-cell>
          <table:table-cell office:value-type="string" calcext:value-type="string">
            <text:p>WISEA J121255.79+245332.2</text:p>
          </table:table-cell>
          <table:table-cell office:value-type="float" office:value="2.391238" calcext:value-type="float">
            <text:p>2.391238</text:p>
          </table:table-cell>
          <table:table-cell office:value-type="string" calcext:value-type="string">
            <text:p>QSO</text:p>
          </table:table-cell>
          <table:table-cell office:value-type="float" office:value="131.05" calcext:value-type="float">
            <text:p>131.05</text:p>
          </table:table-cell>
        </table:table-row>
        <table:table-row table:style-name="ro1">
          <table:table-cell office:value-type="string" calcext:value-type="string">
            <text:p>J1212+2513</text:p>
          </table:table-cell>
          <table:table-cell office:value-type="float" office:value="183.1256667" calcext:value-type="float">
            <text:p>183.1256667</text:p>
          </table:table-cell>
          <table:table-cell office:value-type="float" office:value="25.22255278" calcext:value-type="float">
            <text:p>25.22255278</text:p>
          </table:table-cell>
          <table:table-cell office:value-type="string" calcext:value-type="string">
            <text:p>B2 1209+25B</text:p>
          </table:table-cell>
          <table:table-cell office:value-type="float" office:value="2.869608" calcext:value-type="float">
            <text:p>2.869608</text:p>
          </table:table-cell>
          <table:table-cell office:value-type="string" calcext:value-type="string">
            <text:p>RadioS</text:p>
          </table:table-cell>
          <table:table-cell office:value-type="float" office:value="217.65" calcext:value-type="float">
            <text:p>217.65</text:p>
          </table:table-cell>
        </table:table-row>
        <table:table-row table:style-name="ro1">
          <table:table-cell office:value-type="string" calcext:value-type="string">
            <text:p>J1213+1307</text:p>
          </table:table-cell>
          <table:table-cell office:value-type="float" office:value="183.3839458" calcext:value-type="float">
            <text:p>183.3839458</text:p>
          </table:table-cell>
          <table:table-cell office:value-type="float" office:value="13.12234444" calcext:value-type="float">
            <text:p>13.12234444</text:p>
          </table:table-cell>
          <table:table-cell office:value-type="string" calcext:value-type="string">
            <text:p>LBQS 1210+1324</text:p>
          </table:table-cell>
          <table:table-cell office:value-type="float" office:value="1.140461" calcext:value-type="float">
            <text:p>1.140461</text:p>
          </table:table-cell>
          <table:table-cell office:value-type="string" calcext:value-type="string">
            <text:p>QSO</text:p>
          </table:table-cell>
          <table:table-cell office:value-type="float" office:value="1356.25" calcext:value-type="float">
            <text:p>1356.25</text:p>
          </table:table-cell>
        </table:table-row>
        <table:table-row table:style-name="ro1">
          <table:table-cell office:value-type="string" calcext:value-type="string">
            <text:p>J1213+3247</text:p>
          </table:table-cell>
          <table:table-cell office:value-type="float" office:value="183.2659458" calcext:value-type="float">
            <text:p>183.2659458</text:p>
          </table:table-cell>
          <table:table-cell office:value-type="float" office:value="32.79360278" calcext:value-type="float">
            <text:p>32.79360278</text:p>
          </table:table-cell>
          <table:table-cell office:value-type="string" calcext:value-type="string">
            <text:p>B2 1210+33</text:p>
          </table:table-cell>
          <table:table-cell office:value-type="float" office:value="2.500461" calcext:value-type="float">
            <text:p>2.500461</text:p>
          </table:table-cell>
          <table:table-cell office:value-type="string" calcext:value-type="string">
            <text:p>QSO</text:p>
          </table:table-cell>
          <table:table-cell office:value-type="float" office:value="133.62" calcext:value-type="float">
            <text:p>133.62</text:p>
          </table:table-cell>
        </table:table-row>
        <table:table-row table:style-name="ro1">
          <table:table-cell office:value-type="string" calcext:value-type="string">
            <text:p>J1214+0829</text:p>
          </table:table-cell>
          <table:table-cell office:value-type="float" office:value="183.7496875" calcext:value-type="float">
            <text:p>183.7496875</text:p>
          </table:table-cell>
          <table:table-cell office:value-type="float" office:value="8.489555556" calcext:value-type="float">
            <text:p>8.489555556</text:p>
          </table:table-cell>
          <table:table-cell office:value-type="string" calcext:value-type="string">
            <text:p>WISEA J121459.93+082922.5</text:p>
          </table:table-cell>
          <table:table-cell office:value-type="float" office:value="2.366051" calcext:value-type="float">
            <text:p>2.366051</text:p>
          </table:table-cell>
          <table:table-cell office:value-type="string" calcext:value-type="string">
            <text:p>QSO</text:p>
          </table:table-cell>
          <table:table-cell office:value-type="float" office:value="215.14" calcext:value-type="float">
            <text:p>215.14</text:p>
          </table:table-cell>
        </table:table-row>
        <table:table-row table:style-name="ro1">
          <table:table-cell office:value-type="string" calcext:value-type="string">
            <text:p>J1214+1402</text:p>
          </table:table-cell>
          <table:table-cell office:value-type="float" office:value="183.610475" calcext:value-type="float">
            <text:p>183.610475</text:p>
          </table:table-cell>
          <table:table-cell office:value-type="float" office:value="14.04965" calcext:value-type="float">
            <text:p>14.04965</text:p>
          </table:table-cell>
          <table:table-cell office:value-type="string" calcext:value-type="string">
            <text:p>4C +14.46</text:p>
          </table:table-cell>
          <table:table-cell office:value-type="float" office:value="1.277103" calcext:value-type="float">
            <text:p>1.277103</text:p>
          </table:table-cell>
          <table:table-cell office:value-type="string" calcext:value-type="string">
            <text:p>QSO</text:p>
          </table:table-cell>
          <table:table-cell office:value-type="float" office:value="684.66" calcext:value-type="float">
            <text:p>684.66</text:p>
          </table:table-cell>
        </table:table-row>
        <table:table-row table:style-name="ro1">
          <table:table-cell office:value-type="string" calcext:value-type="string">
            <text:p>J1214+1631</text:p>
          </table:table-cell>
          <table:table-cell office:value-type="float" office:value="183.5609708" calcext:value-type="float">
            <text:p>183.5609708</text:p>
          </table:table-cell>
          <table:table-cell office:value-type="float" office:value="16.53206389" calcext:value-type="float">
            <text:p>16.53206389</text:p>
          </table:table-cell>
          <table:table-cell office:value-type="string" calcext:value-type="string">
            <text:p>WISEA J121414.58+163154.4</text:p>
          </table:table-cell>
          <table:table-cell office:value-type="float" office:value="2.439653" calcext:value-type="float">
            <text:p>2.439653</text:p>
          </table:table-cell>
          <table:table-cell office:value-type="string" calcext:value-type="string">
            <text:p>*</text:p>
          </table:table-cell>
          <table:table-cell office:value-type="float" office:value="111.48" calcext:value-type="float">
            <text:p>111.48</text:p>
          </table:table-cell>
        </table:table-row>
        <table:table-row table:style-name="ro1">
          <table:table-cell office:value-type="string" calcext:value-type="string">
            <text:p>J1214+1640</text:p>
          </table:table-cell>
          <table:table-cell office:value-type="float" office:value="183.7246458" calcext:value-type="float">
            <text:p>183.7246458</text:p>
          </table:table-cell>
          <table:table-cell office:value-type="float" office:value="16.67747778" calcext:value-type="float">
            <text:p>16.67747778</text:p>
          </table:table-cell>
          <table:table-cell office:value-type="string" calcext:value-type="string">
            <text:p>WISEA J121453.86+164039.6</text:p>
          </table:table-cell>
          <table:table-cell office:value-type="float" office:value="1.845" calcext:value-type="float">
            <text:p>1.845</text:p>
          </table:table-cell>
          <table:table-cell office:value-type="string" calcext:value-type="string">
            <text:p>*</text:p>
          </table:table-cell>
          <table:table-cell office:value-type="float" office:value="390.43" calcext:value-type="float">
            <text:p>390.43</text:p>
          </table:table-cell>
        </table:table-row>
        <table:table-row table:style-name="ro1">
          <table:table-cell office:value-type="string" calcext:value-type="string">
            <text:p>J1214+3309</text:p>
          </table:table-cell>
          <table:table-cell office:value-type="float" office:value="183.5171458" calcext:value-type="float">
            <text:p>183.5171458</text:p>
          </table:table-cell>
          <table:table-cell office:value-type="float" office:value="33.16270556" calcext:value-type="float">
            <text:p>33.16270556</text:p>
          </table:table-cell>
          <table:table-cell office:value-type="string" calcext:value-type="string">
            <text:p>FBQS J121404.1+330945</text:p>
          </table:table-cell>
          <table:table-cell office:value-type="float" office:value="1.596331" calcext:value-type="float">
            <text:p>1.596331</text:p>
          </table:table-cell>
          <table:table-cell office:value-type="string" calcext:value-type="string">
            <text:p>QSO</text:p>
          </table:table-cell>
          <table:table-cell office:value-type="float" office:value="1417.99" calcext:value-type="float">
            <text:p>1417.99</text:p>
          </table:table-cell>
        </table:table-row>
        <table:table-row table:style-name="ro1">
          <table:table-cell office:value-type="string" calcext:value-type="string">
            <text:p>J1215+3151</text:p>
          </table:table-cell>
          <table:table-cell office:value-type="float" office:value="183.9540875" calcext:value-type="float">
            <text:p>183.9540875</text:p>
          </table:table-cell>
          <table:table-cell office:value-type="float" office:value="31.85962778" calcext:value-type="float">
            <text:p>31.85962778</text:p>
          </table:table-cell>
          <table:table-cell office:value-type="string" calcext:value-type="string">
            <text:p>B2 1213+32A</text:p>
          </table:table-cell>
          <table:table-cell office:value-type="float" office:value="2.259942" calcext:value-type="float">
            <text:p>2.259942</text:p>
          </table:table-cell>
          <table:table-cell office:value-type="string" calcext:value-type="string">
            <text:p>QSO</text:p>
          </table:table-cell>
          <table:table-cell office:value-type="float" office:value="215.59" calcext:value-type="float">
            <text:p>215.59</text:p>
          </table:table-cell>
        </table:table-row>
        <table:table-row table:style-name="ro1">
          <table:table-cell office:value-type="string" calcext:value-type="string">
            <text:p>J1215+3448</text:p>
          </table:table-cell>
          <table:table-cell office:value-type="float" office:value="183.9817208" calcext:value-type="float">
            <text:p>183.9817208</text:p>
          </table:table-cell>
          <table:table-cell office:value-type="float" office:value="34.80417222" calcext:value-type="float">
            <text:p>34.80417222</text:p>
          </table:table-cell>
          <table:table-cell office:value-type="string" calcext:value-type="string">
            <text:p>[HB89] 1213+350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QSO</text:p>
          </table:table-cell>
          <table:table-cell office:value-type="float" office:value="1407.88" calcext:value-type="float">
            <text:p>1407.88</text:p>
          </table:table-cell>
        </table:table-row>
        <table:table-row table:style-name="ro1">
          <table:table-cell office:value-type="string" calcext:value-type="string">
            <text:p>J1215+3839</text:p>
          </table:table-cell>
          <table:table-cell office:value-type="float" office:value="183.8073083" calcext:value-type="float">
            <text:p>183.8073083</text:p>
          </table:table-cell>
          <table:table-cell office:value-type="float" office:value="38.65642222" calcext:value-type="float">
            <text:p>38.65642222</text:p>
          </table:table-cell>
          <table:table-cell office:value-type="string" calcext:value-type="string">
            <text:p>B2 1212+38B</text:p>
          </table:table-cell>
          <table:table-cell office:value-type="float" office:value="2.356" calcext:value-type="float">
            <text:p>2.356</text:p>
          </table:table-cell>
          <table:table-cell office:value-type="string" calcext:value-type="string">
            <text:p>QSO</text:p>
          </table:table-cell>
          <table:table-cell office:value-type="float" office:value="87.74" calcext:value-type="float">
            <text:p>87.74</text:p>
          </table:table-cell>
        </table:table-row>
        <table:table-row table:style-name="ro1">
          <table:table-cell office:value-type="string" calcext:value-type="string">
            <text:p>J1215+5335</text:p>
          </table:table-cell>
          <table:table-cell office:value-type="float" office:value="183.8781208" calcext:value-type="float">
            <text:p>183.8781208</text:p>
          </table:table-cell>
          <table:table-cell office:value-type="float" office:value="53.59403889" calcext:value-type="float">
            <text:p>53.59403889</text:p>
          </table:table-cell>
          <table:table-cell office:value-type="string" calcext:value-type="string">
            <text:p>[HB89] 1213+538</text:p>
          </table:table-cell>
          <table:table-cell office:value-type="float" office:value="1.069158" calcext:value-type="float">
            <text:p>1.069158</text:p>
          </table:table-cell>
          <table:table-cell office:value-type="string" calcext:value-type="string">
            <text:p>QSO</text:p>
          </table:table-cell>
          <table:table-cell office:value-type="float" office:value="1188.66" calcext:value-type="float">
            <text:p>1188.66</text:p>
          </table:table-cell>
        </table:table-row>
        <table:table-row table:style-name="ro1">
          <table:table-cell office:value-type="string" calcext:value-type="string">
            <text:p>J1216+5843</text:p>
          </table:table-cell>
          <table:table-cell office:value-type="float" office:value="184.0196167" calcext:value-type="float">
            <text:p>184.0196167</text:p>
          </table:table-cell>
          <table:table-cell office:value-type="float" office:value="58.72587778" calcext:value-type="float">
            <text:p>58.72587778</text:p>
          </table:table-cell>
          <table:table-cell office:value-type="string" calcext:value-type="string">
            <text:p>WISEA J121604.71+584332.9</text:p>
          </table:table-cell>
          <table:table-cell office:value-type="float" office:value="1.452719" calcext:value-type="float">
            <text:p>1.452719</text:p>
          </table:table-cell>
          <table:table-cell office:value-type="string" calcext:value-type="string">
            <text:p>QSO</text:p>
          </table:table-cell>
          <table:table-cell office:value-type="float" office:value="431.42" calcext:value-type="float">
            <text:p>431.42</text:p>
          </table:table-cell>
        </table:table-row>
        <table:table-row table:style-name="ro1">
          <table:table-cell office:value-type="string" calcext:value-type="string">
            <text:p>J1217+3305</text:p>
          </table:table-cell>
          <table:table-cell office:value-type="float" office:value="184.3856042" calcext:value-type="float">
            <text:p>184.3856042</text:p>
          </table:table-cell>
          <table:table-cell office:value-type="float" office:value="33.09395" calcext:value-type="float">
            <text:p>33.09395</text:p>
          </table:table-cell>
          <table:table-cell office:value-type="string" calcext:value-type="string">
            <text:p>FBQS J121732.5+330538</text:p>
          </table:table-cell>
          <table:table-cell office:value-type="float" office:value="2.606" calcext:value-type="float">
            <text:p>2.606</text:p>
          </table:table-cell>
          <table:table-cell office:value-type="string" calcext:value-type="string">
            <text:p>QSO</text:p>
          </table:table-cell>
          <table:table-cell office:value-type="float" office:value="188.85" calcext:value-type="float">
            <text:p>188.85</text:p>
          </table:table-cell>
        </table:table-row>
        <table:table-row table:style-name="ro1">
          <table:table-cell office:value-type="string" calcext:value-type="string">
            <text:p>J1217+3435</text:p>
          </table:table-cell>
          <table:table-cell office:value-type="float" office:value="184.3133667" calcext:value-type="float">
            <text:p>184.3133667</text:p>
          </table:table-cell>
          <table:table-cell office:value-type="float" office:value="34.59385" calcext:value-type="float">
            <text:p>34.59385</text:p>
          </table:table-cell>
          <table:table-cell office:value-type="string" calcext:value-type="string">
            <text:p>[HB89] 1214+348</text:p>
          </table:table-cell>
          <table:table-cell office:value-type="float" office:value="2.643515" calcext:value-type="float">
            <text:p>2.643515</text:p>
          </table:table-cell>
          <table:table-cell office:value-type="string" calcext:value-type="string">
            <text:p>QSO</text:p>
          </table:table-cell>
          <table:table-cell office:value-type="float" office:value="184.13" calcext:value-type="float">
            <text:p>184.13</text:p>
          </table:table-cell>
        </table:table-row>
        <table:table-row table:style-name="ro1">
          <table:table-cell office:value-type="string" calcext:value-type="string">
            <text:p>J1217+4519</text:p>
          </table:table-cell>
          <table:table-cell office:value-type="float" office:value="184.337575" calcext:value-type="float">
            <text:p>184.337575</text:p>
          </table:table-cell>
          <table:table-cell office:value-type="float" office:value="45.32998611" calcext:value-type="float">
            <text:p>45.32998611</text:p>
          </table:table-cell>
          <table:table-cell office:value-type="string" calcext:value-type="string">
            <text:p>B3 1214+456</text:p>
          </table:table-cell>
          <table:table-cell office:value-type="float" office:value="1.65431" calcext:value-type="float">
            <text:p>1.65431</text:p>
          </table:table-cell>
          <table:table-cell office:value-type="string" calcext:value-type="string">
            <text:p>*</text:p>
          </table:table-cell>
          <table:table-cell office:value-type="float" office:value="245.01" calcext:value-type="float">
            <text:p>245.01</text:p>
          </table:table-cell>
        </table:table-row>
        <table:table-row table:style-name="ro1">
          <table:table-cell office:value-type="string" calcext:value-type="string">
            <text:p>J1217+5835</text:p>
          </table:table-cell>
          <table:table-cell office:value-type="float" office:value="184.2959792" calcext:value-type="float">
            <text:p>184.2959792</text:p>
          </table:table-cell>
          <table:table-cell office:value-type="float" office:value="58.59064722" calcext:value-type="float">
            <text:p>58.59064722</text:p>
          </table:table-cell>
          <table:table-cell office:value-type="string" calcext:value-type="string">
            <text:p>WISE J121711.01+583526.2</text:p>
          </table:table-cell>
          <table:table-cell office:value-type="float" office:value="2.552628" calcext:value-type="float">
            <text:p>2.552628</text:p>
          </table:table-cell>
          <table:table-cell office:value-type="string" calcext:value-type="string">
            <text:p>QSO</text:p>
          </table:table-cell>
          <table:table-cell office:value-type="float" office:value="559.28" calcext:value-type="float">
            <text:p>559.28</text:p>
          </table:table-cell>
        </table:table-row>
        <table:table-row table:style-name="ro1">
          <table:table-cell office:value-type="string" calcext:value-type="string">
            <text:p>J1217+6407</text:p>
          </table:table-cell>
          <table:table-cell office:value-type="float" office:value="184.4232792" calcext:value-type="float">
            <text:p>184.4232792</text:p>
          </table:table-cell>
          <table:table-cell office:value-type="float" office:value="64.11921389" calcext:value-type="float">
            <text:p>64.11921389</text:p>
          </table:table-cell>
          <table:table-cell office:value-type="string" calcext:value-type="string">
            <text:p>[HB89] 1215+643</text:p>
          </table:table-cell>
          <table:table-cell office:value-type="float" office:value="1.29737" calcext:value-type="float">
            <text:p>1.29737</text:p>
          </table:table-cell>
          <table:table-cell office:value-type="string" calcext:value-type="string">
            <text:p>QSO</text:p>
          </table:table-cell>
          <table:table-cell office:value-type="float" office:value="662.33" calcext:value-type="float">
            <text:p>662.33</text:p>
          </table:table-cell>
        </table:table-row>
        <table:table-row table:style-name="ro1">
          <table:table-cell office:value-type="string" calcext:value-type="string">
            <text:p>J1218+1738</text:p>
          </table:table-cell>
          <table:table-cell office:value-type="float" office:value="184.6942208" calcext:value-type="float">
            <text:p>184.6942208</text:p>
          </table:table-cell>
          <table:table-cell office:value-type="float" office:value="17.63815833" calcext:value-type="float">
            <text:p>17.63815833</text:p>
          </table:table-cell>
          <table:table-cell office:value-type="string" calcext:value-type="string">
            <text:p>LBQS 1216+1754</text:p>
          </table:table-cell>
          <table:table-cell office:value-type="float" office:value="1.80926" calcext:value-type="float">
            <text:p>1.80926</text:p>
          </table:table-cell>
          <table:table-cell office:value-type="string" calcext:value-type="string">
            <text:p>QSO</text:p>
          </table:table-cell>
          <table:table-cell office:value-type="float" office:value="182.7" calcext:value-type="float">
            <text:p>182.7</text:p>
          </table:table-cell>
        </table:table-row>
        <table:table-row table:style-name="ro1">
          <table:table-cell office:value-type="string" calcext:value-type="string">
            <text:p>J1219+4829</text:p>
          </table:table-cell>
          <table:table-cell office:value-type="float" office:value="184.7766875" calcext:value-type="float">
            <text:p>184.7766875</text:p>
          </table:table-cell>
          <table:table-cell office:value-type="float" office:value="48.49894444" calcext:value-type="float">
            <text:p>48.49894444</text:p>
          </table:table-cell>
          <table:table-cell office:value-type="string" calcext:value-type="string">
            <text:p>[HB89] 1216+487</text:p>
          </table:table-cell>
          <table:table-cell office:value-type="float" office:value="1.07093" calcext:value-type="float">
            <text:p>1.07093</text:p>
          </table:table-cell>
          <table:table-cell office:value-type="string" calcext:value-type="string">
            <text:p>QSO</text:p>
          </table:table-cell>
          <table:table-cell office:value-type="float" office:value="677.23" calcext:value-type="float">
            <text:p>677.23</text:p>
          </table:table-cell>
        </table:table-row>
        <table:table-row table:style-name="ro1">
          <table:table-cell office:value-type="string" calcext:value-type="string">
            <text:p>J1220+0928</text:p>
          </table:table-cell>
          <table:table-cell office:value-type="float" office:value="185.1188125" calcext:value-type="float">
            <text:p>185.1188125</text:p>
          </table:table-cell>
          <table:table-cell office:value-type="float" office:value="9.473586111" calcext:value-type="float">
            <text:p>9.473586111</text:p>
          </table:table-cell>
          <table:table-cell office:value-type="string" calcext:value-type="string">
            <text:p>LBQS 1217+0945</text:p>
          </table:table-cell>
          <table:table-cell office:value-type="float" office:value="1.081032" calcext:value-type="float">
            <text:p>1.081032</text:p>
          </table:table-cell>
          <table:table-cell office:value-type="string" calcext:value-type="string">
            <text:p>QSO</text:p>
          </table:table-cell>
          <table:table-cell office:value-type="float" office:value="664.94" calcext:value-type="float">
            <text:p>664.94</text:p>
          </table:table-cell>
        </table:table-row>
        <table:table-row table:style-name="ro1">
          <table:table-cell office:value-type="string" calcext:value-type="string">
            <text:p>J1220+2234</text:p>
          </table:table-cell>
          <table:table-cell office:value-type="float" office:value="185.1871958" calcext:value-type="float">
            <text:p>185.1871958</text:p>
          </table:table-cell>
          <table:table-cell office:value-type="float" office:value="22.56811389" calcext:value-type="float">
            <text:p>22.56811389</text:p>
          </table:table-cell>
          <table:table-cell office:value-type="string" calcext:value-type="string">
            <text:p>4C +22.35</text:p>
          </table:table-cell>
          <table:table-cell office:value-type="float" office:value="1.876481" calcext:value-type="float">
            <text:p>1.876481</text:p>
          </table:table-cell>
          <table:table-cell office:value-type="string" calcext:value-type="string">
            <text:p>QSO</text:p>
          </table:table-cell>
          <table:table-cell office:value-type="float" office:value="718.59" calcext:value-type="float">
            <text:p>718.59</text:p>
          </table:table-cell>
        </table:table-row>
        <table:table-row table:style-name="ro1">
          <table:table-cell office:value-type="string" calcext:value-type="string">
            <text:p>J1220+3343</text:p>
          </table:table-cell>
          <table:table-cell office:value-type="float" office:value="185.1411875" calcext:value-type="float">
            <text:p>185.1411875</text:p>
          </table:table-cell>
          <table:table-cell office:value-type="float" office:value="33.71888056" calcext:value-type="float">
            <text:p>33.71888056</text:p>
          </table:table-cell>
          <table:table-cell office:value-type="string" calcext:value-type="string">
            <text:p>3C 270.1</text:p>
          </table:table-cell>
          <table:table-cell office:value-type="float" office:value="1.528731" calcext:value-type="float">
            <text:p>1.528731</text:p>
          </table:table-cell>
          <table:table-cell office:value-type="string" calcext:value-type="string">
            <text:p>QSO</text:p>
          </table:table-cell>
          <table:table-cell office:value-type="float" office:value="2096.92" calcext:value-type="float">
            <text:p>2096.92</text:p>
          </table:table-cell>
        </table:table-row>
        <table:table-row table:style-name="ro1">
          <table:table-cell office:value-type="string" calcext:value-type="string">
            <text:p>J1220+3343</text:p>
          </table:table-cell>
          <table:table-cell office:value-type="float" office:value="185.1403125" calcext:value-type="float">
            <text:p>185.1403125</text:p>
          </table:table-cell>
          <table:table-cell office:value-type="float" office:value="33.721" calcext:value-type="float">
            <text:p>33.721</text:p>
          </table:table-cell>
          <table:table-cell office:value-type="string" calcext:value-type="string">
            <text:p>3C 270.1</text:p>
          </table:table-cell>
          <table:table-cell office:value-type="float" office:value="1.528731" calcext:value-type="float">
            <text:p>1.528731</text:p>
          </table:table-cell>
          <table:table-cell office:value-type="string" calcext:value-type="string">
            <text:p>QSO</text:p>
          </table:table-cell>
          <table:table-cell office:value-type="float" office:value="722.05" calcext:value-type="float">
            <text:p>722.05</text:p>
          </table:table-cell>
        </table:table-row>
        <table:table-row table:style-name="ro1">
          <table:table-cell office:value-type="string" calcext:value-type="string">
            <text:p>J1221+2813</text:p>
          </table:table-cell>
          <table:table-cell office:value-type="float" office:value="185.382075" calcext:value-type="float">
            <text:p>185.382075</text:p>
          </table:table-cell>
          <table:table-cell office:value-type="float" office:value="28.23290556" calcext:value-type="float">
            <text:p>28.23290556</text:p>
          </table:table-cell>
          <table:table-cell office:value-type="string" calcext:value-type="string">
            <text:p>W Com</text:p>
          </table:table-cell>
          <table:table-cell office:value-type="float" office:value="1.258126" calcext:value-type="float">
            <text:p>1.258126</text:p>
          </table:table-cell>
          <table:table-cell office:value-type="string" calcext:value-type="string">
            <text:p>QSO</text:p>
          </table:table-cell>
          <table:table-cell office:value-type="float" office:value="922.13" calcext:value-type="float">
            <text:p>922.13</text:p>
          </table:table-cell>
        </table:table-row>
        <table:table-row table:style-name="ro1">
          <table:table-cell office:value-type="string" calcext:value-type="string">
            <text:p>J1221+4411</text:p>
          </table:table-cell>
          <table:table-cell office:value-type="float" office:value="185.362675" calcext:value-type="float">
            <text:p>185.362675</text:p>
          </table:table-cell>
          <table:table-cell office:value-type="float" office:value="44.19161667" calcext:value-type="float">
            <text:p>44.19161667</text:p>
          </table:table-cell>
          <table:table-cell office:value-type="string" calcext:value-type="string">
            <text:p>B3 1218+444B</text:p>
          </table:table-cell>
          <table:table-cell office:value-type="float" office:value="1.346526" calcext:value-type="float">
            <text:p>1.346526</text:p>
          </table:table-cell>
          <table:table-cell office:value-type="string" calcext:value-type="string">
            <text:p>QSO</text:p>
          </table:table-cell>
          <table:table-cell office:value-type="float" office:value="478.77" calcext:value-type="float">
            <text:p>478.77</text:p>
          </table:table-cell>
        </table:table-row>
        <table:table-row table:style-name="ro1">
          <table:table-cell office:value-type="string" calcext:value-type="string">
            <text:p>J1222+0413</text:p>
          </table:table-cell>
          <table:table-cell office:value-type="float" office:value="185.5940167" calcext:value-type="float">
            <text:p>185.5940167</text:p>
          </table:table-cell>
          <table:table-cell office:value-type="float" office:value="4.221163889" calcext:value-type="float">
            <text:p>4.221163889</text:p>
          </table:table-cell>
          <table:table-cell office:value-type="string" calcext:value-type="string">
            <text:p>[HB89] 1219+044</text:p>
          </table:table-cell>
          <table:table-cell office:value-type="float" office:value="0.9663419" calcext:value-type="float">
            <text:p>0.9663419</text:p>
          </table:table-cell>
          <table:table-cell office:value-type="string" calcext:value-type="string">
            <text:p>QSO</text:p>
          </table:table-cell>
          <table:table-cell office:value-type="float" office:value="800.63" calcext:value-type="float">
            <text:p>800.63</text:p>
          </table:table-cell>
        </table:table-row>
        <table:table-row table:style-name="ro1">
          <table:table-cell office:value-type="string" calcext:value-type="string">
            <text:p>J1223+5037</text:p>
          </table:table-cell>
          <table:table-cell office:value-type="float" office:value="185.9298542" calcext:value-type="float">
            <text:p>185.9298542</text:p>
          </table:table-cell>
          <table:table-cell office:value-type="float" office:value="50.631525" calcext:value-type="float">
            <text:p>50.631525</text:p>
          </table:table-cell>
          <table:table-cell office:value-type="string" calcext:value-type="string">
            <text:p>WISE J122343.10+503753.0</text:p>
          </table:table-cell>
          <table:table-cell office:value-type="float" office:value="3.491226" calcext:value-type="float">
            <text:p>3.491226</text:p>
          </table:table-cell>
          <table:table-cell office:value-type="string" calcext:value-type="string">
            <text:p>QSO</text:p>
          </table:table-cell>
          <table:table-cell office:value-type="float" office:value="228.79" calcext:value-type="float">
            <text:p>228.79</text:p>
          </table:table-cell>
        </table:table-row>
        <table:table-row table:style-name="ro1">
          <table:table-cell office:value-type="string" calcext:value-type="string">
            <text:p>J1224+0330</text:p>
          </table:table-cell>
          <table:table-cell office:value-type="float" office:value="186.2184458" calcext:value-type="float">
            <text:p>186.2184458</text:p>
          </table:table-cell>
          <table:table-cell office:value-type="float" office:value="3.513986111" calcext:value-type="float">
            <text:p>3.513986111</text:p>
          </table:table-cell>
          <table:table-cell office:value-type="string" calcext:value-type="string">
            <text:p>[HB89] 1222+037</text:p>
          </table:table-cell>
          <table:table-cell office:value-type="float" office:value="0.9562608" calcext:value-type="float">
            <text:p>0.9562608</text:p>
          </table:table-cell>
          <table:table-cell office:value-type="string" calcext:value-type="string">
            <text:p>QSO</text:p>
          </table:table-cell>
          <table:table-cell office:value-type="float" office:value="1348.77" calcext:value-type="float">
            <text:p>1348.77</text:p>
          </table:table-cell>
        </table:table-row>
        <table:table-row table:style-name="ro1">
          <table:table-cell office:value-type="string" calcext:value-type="string">
            <text:p>J1224+1107</text:p>
          </table:table-cell>
          <table:table-cell office:value-type="float" office:value="186.08255" calcext:value-type="float">
            <text:p>186.08255</text:p>
          </table:table-cell>
          <table:table-cell office:value-type="float" office:value="11.12309722" calcext:value-type="float">
            <text:p>11.12309722</text:p>
          </table:table-cell>
          <table:table-cell office:value-type="string" calcext:value-type="string">
            <text:p>[HB89] 1221+113</text:p>
          </table:table-cell>
          <table:table-cell office:value-type="float" office:value="1.760263" calcext:value-type="float">
            <text:p>1.760263</text:p>
          </table:table-cell>
          <table:table-cell office:value-type="string" calcext:value-type="string">
            <text:p>QSO</text:p>
          </table:table-cell>
          <table:table-cell office:value-type="float" office:value="343.82" calcext:value-type="float">
            <text:p>343.82</text:p>
          </table:table-cell>
        </table:table-row>
        <table:table-row table:style-name="ro1">
          <table:table-cell office:value-type="string" calcext:value-type="string">
            <text:p>J1226+4340</text:p>
          </table:table-cell>
          <table:table-cell office:value-type="float" office:value="186.741325" calcext:value-type="float">
            <text:p>186.741325</text:p>
          </table:table-cell>
          <table:table-cell office:value-type="float" office:value="43.68287222" calcext:value-type="float">
            <text:p>43.68287222</text:p>
          </table:table-cell>
          <table:table-cell office:value-type="string" calcext:value-type="string">
            <text:p>B3 1224+439</text:p>
          </table:table-cell>
          <table:table-cell office:value-type="float" office:value="2.008535" calcext:value-type="float">
            <text:p>2.008535</text:p>
          </table:table-cell>
          <table:table-cell office:value-type="string" calcext:value-type="string">
            <text:p>QSO</text:p>
          </table:table-cell>
          <table:table-cell office:value-type="float" office:value="165.23" calcext:value-type="float">
            <text:p>165.23</text:p>
          </table:table-cell>
        </table:table-row>
        <table:table-row table:style-name="ro1">
          <table:table-cell office:value-type="string" calcext:value-type="string">
            <text:p>J1227+3635</text:p>
          </table:table-cell>
          <table:table-cell office:value-type="float" office:value="186.9946958" calcext:value-type="float">
            <text:p>186.9946958</text:p>
          </table:table-cell>
          <table:table-cell office:value-type="float" office:value="36.58665556" calcext:value-type="float">
            <text:p>36.58665556</text:p>
          </table:table-cell>
          <table:table-cell office:value-type="string" calcext:value-type="string">
            <text:p>B2 1225+36</text:p>
          </table:table-cell>
          <table:table-cell office:value-type="float" office:value="1.974962" calcext:value-type="float">
            <text:p>1.974962</text:p>
          </table:table-cell>
          <table:table-cell office:value-type="string" calcext:value-type="string">
            <text:p>QSO</text:p>
          </table:table-cell>
          <table:table-cell office:value-type="float" office:value="2074.5" calcext:value-type="float">
            <text:p>2074.5</text:p>
          </table:table-cell>
        </table:table-row>
        <table:table-row table:style-name="ro1">
          <table:table-cell office:value-type="string" calcext:value-type="string">
            <text:p>J1228+1018</text:p>
          </table:table-cell>
          <table:table-cell office:value-type="float" office:value="187.153225" calcext:value-type="float">
            <text:p>187.153225</text:p>
          </table:table-cell>
          <table:table-cell office:value-type="float" office:value="10.31158056" calcext:value-type="float">
            <text:p>10.31158056</text:p>
          </table:table-cell>
          <table:table-cell office:value-type="string" calcext:value-type="string">
            <text:p>LBQS 1226+1035</text:p>
          </table:table-cell>
          <table:table-cell office:value-type="float" office:value="2.305317" calcext:value-type="float">
            <text:p>2.305317</text:p>
          </table:table-cell>
          <table:table-cell office:value-type="string" calcext:value-type="string">
            <text:p>QSO</text:p>
          </table:table-cell>
          <table:table-cell office:value-type="float" office:value="663.77" calcext:value-type="float">
            <text:p>663.77</text:p>
          </table:table-cell>
        </table:table-row>
        <table:table-row table:style-name="ro1">
          <table:table-cell office:value-type="string" calcext:value-type="string">
            <text:p>J1228+3128</text:p>
          </table:table-cell>
          <table:table-cell office:value-type="float" office:value="187.1041167" calcext:value-type="float">
            <text:p>187.1041167</text:p>
          </table:table-cell>
          <table:table-cell office:value-type="float" office:value="31.47715" calcext:value-type="float">
            <text:p>31.47715</text:p>
          </table:table-cell>
          <table:table-cell office:value-type="string" calcext:value-type="string">
            <text:p>FBQS J122824.9+312837</text:p>
          </table:table-cell>
          <table:table-cell office:value-type="float" office:value="2.201303" calcext:value-type="float">
            <text:p>2.201303</text:p>
          </table:table-cell>
          <table:table-cell office:value-type="string" calcext:value-type="string">
            <text:p>QSO</text:p>
          </table:table-cell>
          <table:table-cell office:value-type="float" office:value="323.78" calcext:value-type="float">
            <text:p>323.78</text:p>
          </table:table-cell>
        </table:table-row>
        <table:table-row table:style-name="ro1">
          <table:table-cell office:value-type="string" calcext:value-type="string">
            <text:p>J1228+3706</text:p>
          </table:table-cell>
          <table:table-cell office:value-type="float" office:value="187.1975917" calcext:value-type="float">
            <text:p>187.1975917</text:p>
          </table:table-cell>
          <table:table-cell office:value-type="float" office:value="37.10342222" calcext:value-type="float">
            <text:p>37.10342222</text:p>
          </table:table-cell>
          <table:table-cell office:value-type="string" calcext:value-type="string">
            <text:p>WISEA J122847.42+370611.9</text:p>
          </table:table-cell>
          <table:table-cell office:value-type="float" office:value="1.516785" calcext:value-type="float">
            <text:p>1.516785</text:p>
          </table:table-cell>
          <table:table-cell office:value-type="string" calcext:value-type="string">
            <text:p>QSO</text:p>
          </table:table-cell>
          <table:table-cell office:value-type="float" office:value="388.91" calcext:value-type="float">
            <text:p>388.91</text:p>
          </table:table-cell>
        </table:table-row>
        <table:table-row table:style-name="ro1">
          <table:table-cell office:value-type="string" calcext:value-type="string">
            <text:p>J1228+4858</text:p>
          </table:table-cell>
          <table:table-cell office:value-type="float" office:value="187.2157083" calcext:value-type="float">
            <text:p>187.2157083</text:p>
          </table:table-cell>
          <table:table-cell office:value-type="float" office:value="48.96706389" calcext:value-type="float">
            <text:p>48.96706389</text:p>
          </table:table-cell>
          <table:table-cell office:value-type="string" calcext:value-type="string">
            <text:p>WISE J122851.76+485801.4</text:p>
          </table:table-cell>
          <table:table-cell office:value-type="float" office:value="1.718506" calcext:value-type="float">
            <text:p>1.718506</text:p>
          </table:table-cell>
          <table:table-cell office:value-type="string" calcext:value-type="string">
            <text:p>QSO</text:p>
          </table:table-cell>
          <table:table-cell office:value-type="float" office:value="339.53" calcext:value-type="float">
            <text:p>339.53</text:p>
          </table:table-cell>
        </table:table-row>
        <table:table-row table:style-name="ro1">
          <table:table-cell office:value-type="string" calcext:value-type="string">
            <text:p>J1229+0203</text:p>
          </table:table-cell>
          <table:table-cell office:value-type="float" office:value="187.2780667" calcext:value-type="float">
            <text:p>187.2780667</text:p>
          </table:table-cell>
          <table:table-cell office:value-type="float" office:value="2.052480556" calcext:value-type="float">
            <text:p>2.052480556</text:p>
          </table:table-cell>
          <table:table-cell office:value-type="string" calcext:value-type="string">
            <text:p>3C 273</text:p>
          </table:table-cell>
          <table:table-cell office:value-type="float" office:value="0.158339" calcext:value-type="float">
            <text:p>0.158339</text:p>
          </table:table-cell>
          <table:table-cell office:value-type="string" calcext:value-type="string">
            <text:p>QSO</text:p>
          </table:table-cell>
          <table:table-cell office:value-type="float" office:value="36983.34" calcext:value-type="float">
            <text:p>36983.34</text:p>
          </table:table-cell>
        </table:table-row>
        <table:table-row table:style-name="ro1">
          <table:table-cell office:value-type="string" calcext:value-type="string">
            <text:p>J1229+0938</text:p>
          </table:table-cell>
          <table:table-cell office:value-type="float" office:value="187.2899792" calcext:value-type="float">
            <text:p>187.2899792</text:p>
          </table:table-cell>
          <table:table-cell office:value-type="float" office:value="9.636327778" calcext:value-type="float">
            <text:p>9.636327778</text:p>
          </table:table-cell>
          <table:table-cell office:value-type="string" calcext:value-type="string">
            <text:p>WISEA J122909.65+093810.0</text:p>
          </table:table-cell>
          <table:table-cell office:value-type="float" office:value="2.654564" calcext:value-type="float">
            <text:p>2.654564</text:p>
          </table:table-cell>
          <table:table-cell office:value-type="string" calcext:value-type="string">
            <text:p>QSO</text:p>
          </table:table-cell>
          <table:table-cell office:value-type="float" office:value="76.64" calcext:value-type="float">
            <text:p>76.64</text:p>
          </table:table-cell>
        </table:table-row>
        <table:table-row table:style-name="ro1">
          <table:table-cell office:value-type="string" calcext:value-type="string">
            <text:p>J1232+1809</text:p>
          </table:table-cell>
          <table:table-cell office:value-type="float" office:value="188.0576083" calcext:value-type="float">
            <text:p>188.0576083</text:p>
          </table:table-cell>
          <table:table-cell office:value-type="float" office:value="18.15728333" calcext:value-type="float">
            <text:p>18.15728333</text:p>
          </table:table-cell>
          <table:table-cell office:value-type="string" calcext:value-type="string">
            <text:p>WISEA J123213.80+180926.5</text:p>
          </table:table-cell>
          <table:table-cell office:value-type="float" office:value="1.807154" calcext:value-type="float">
            <text:p>1.807154</text:p>
          </table:table-cell>
          <table:table-cell office:value-type="string" calcext:value-type="string">
            <text:p>QSO</text:p>
          </table:table-cell>
          <table:table-cell office:value-type="float" office:value="317.63" calcext:value-type="float">
            <text:p>317.63</text:p>
          </table:table-cell>
        </table:table-row>
        <table:table-row table:style-name="ro1">
          <table:table-cell office:value-type="string" calcext:value-type="string">
            <text:p>J1232+1959</text:p>
          </table:table-cell>
          <table:table-cell office:value-type="float" office:value="188.0965167" calcext:value-type="float">
            <text:p>188.0965167</text:p>
          </table:table-cell>
          <table:table-cell office:value-type="float" office:value="19.99610833" calcext:value-type="float">
            <text:p>19.99610833</text:p>
          </table:table-cell>
          <table:table-cell office:value-type="string" calcext:value-type="string">
            <text:p>WISEA J123223.16+195946.1</text:p>
          </table:table-cell>
          <table:table-cell office:value-type="float" office:value="2.609949" calcext:value-type="float">
            <text:p>2.609949</text:p>
          </table:table-cell>
          <table:table-cell office:value-type="string" calcext:value-type="string">
            <text:p>QSO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string" calcext:value-type="string">
            <text:p>J1232+3355</text:p>
          </table:table-cell>
          <table:table-cell office:value-type="float" office:value="188.0531042" calcext:value-type="float">
            <text:p>188.0531042</text:p>
          </table:table-cell>
          <table:table-cell office:value-type="float" office:value="33.92818611" calcext:value-type="float">
            <text:p>33.92818611</text:p>
          </table:table-cell>
          <table:table-cell office:value-type="string" calcext:value-type="string">
            <text:p>B2 1229+34</text:p>
          </table:table-cell>
          <table:table-cell office:value-type="float" office:value="2.484661" calcext:value-type="float">
            <text:p>2.484661</text:p>
          </table:table-cell>
          <table:table-cell office:value-type="string" calcext:value-type="string">
            <text:p>QSO</text:p>
          </table:table-cell>
          <table:table-cell office:value-type="float" office:value="236.13" calcext:value-type="float">
            <text:p>236.13</text:p>
          </table:table-cell>
        </table:table-row>
        <table:table-row table:style-name="ro1">
          <table:table-cell office:value-type="string" calcext:value-type="string">
            <text:p>J1232+4821</text:p>
          </table:table-cell>
          <table:table-cell office:value-type="float" office:value="188.1449292" calcext:value-type="float">
            <text:p>188.1449292</text:p>
          </table:table-cell>
          <table:table-cell office:value-type="float" office:value="48.35916389" calcext:value-type="float">
            <text:p>48.35916389</text:p>
          </table:table-cell>
          <table:table-cell office:value-type="string" calcext:value-type="string">
            <text:p>WISEA J123234.80+482132.9</text:p>
          </table:table-cell>
          <table:table-cell office:value-type="float" office:value="1.588" calcext:value-type="float">
            <text:p>1.588</text:p>
          </table:table-cell>
          <table:table-cell office:value-type="string" calcext:value-type="string">
            <text:p>QSO</text:p>
          </table:table-cell>
          <table:table-cell office:value-type="float" office:value="344.62" calcext:value-type="float">
            <text:p>344.62</text:p>
          </table:table-cell>
        </table:table-row>
        <table:table-row table:style-name="ro1">
          <table:table-cell office:value-type="string" calcext:value-type="string">
            <text:p>J1232+5722</text:p>
          </table:table-cell>
          <table:table-cell office:value-type="float" office:value="188.2356333" calcext:value-type="float">
            <text:p>188.2356333</text:p>
          </table:table-cell>
          <table:table-cell office:value-type="float" office:value="57.370475" calcext:value-type="float">
            <text:p>57.370475</text:p>
          </table:table-cell>
          <table:table-cell office:value-type="string" calcext:value-type="string">
            <text:p>WISEA J123256.61+572214.2</text:p>
          </table:table-cell>
          <table:table-cell office:value-type="float" office:value="2.117057" calcext:value-type="float">
            <text:p>2.117057</text:p>
          </table:table-cell>
          <table:table-cell office:value-type="string" calcext:value-type="string">
            <text:p>QSO</text:p>
          </table:table-cell>
          <table:table-cell office:value-type="float" office:value="114.48" calcext:value-type="float">
            <text:p>114.48</text:p>
          </table:table-cell>
        </table:table-row>
        <table:table-row table:style-name="ro1">
          <table:table-cell office:value-type="string" calcext:value-type="string">
            <text:p>J1234+2431</text:p>
          </table:table-cell>
          <table:table-cell office:value-type="float" office:value="188.6069083" calcext:value-type="float">
            <text:p>188.6069083</text:p>
          </table:table-cell>
          <table:table-cell office:value-type="float" office:value="24.52886667" calcext:value-type="float">
            <text:p>24.52886667</text:p>
          </table:table-cell>
          <table:table-cell office:value-type="string" calcext:value-type="string">
            <text:p>FBQS J123425.6+243143</text:p>
          </table:table-cell>
          <table:table-cell office:value-type="float" office:value="1.339104" calcext:value-type="float">
            <text:p>1.339104</text:p>
          </table:table-cell>
          <table:table-cell office:value-type="string" calcext:value-type="string">
            <text:p>QSO</text:p>
          </table:table-cell>
          <table:table-cell office:value-type="float" office:value="547.28" calcext:value-type="float">
            <text:p>547.28</text:p>
          </table:table-cell>
        </table:table-row>
        <table:table-row table:style-name="ro1">
          <table:table-cell office:value-type="string" calcext:value-type="string">
            <text:p>J1235+5340</text:p>
          </table:table-cell>
          <table:table-cell office:value-type="float" office:value="188.9509833" calcext:value-type="float">
            <text:p>188.9509833</text:p>
          </table:table-cell>
          <table:table-cell office:value-type="float" office:value="53.66800278" calcext:value-type="float">
            <text:p>53.66800278</text:p>
          </table:table-cell>
          <table:table-cell office:value-type="string" calcext:value-type="string">
            <text:p>SDSS J123548.22+534004.8</text:p>
          </table:table-cell>
          <table:table-cell office:value-type="float" office:value="1.975573" calcext:value-type="float">
            <text:p>1.975573</text:p>
          </table:table-cell>
          <table:table-cell office:value-type="string" calcext:value-type="string">
            <text:p>QSO</text:p>
          </table:table-cell>
          <table:table-cell office:value-type="float" office:value="432.55" calcext:value-type="float">
            <text:p>432.55</text:p>
          </table:table-cell>
        </table:table-row>
        <table:table-row table:style-name="ro1">
          <table:table-cell office:value-type="string" calcext:value-type="string">
            <text:p>J1236+2424</text:p>
          </table:table-cell>
          <table:table-cell office:value-type="float" office:value="189.0162833" calcext:value-type="float">
            <text:p>189.0162833</text:p>
          </table:table-cell>
          <table:table-cell office:value-type="float" office:value="24.41192778" calcext:value-type="float">
            <text:p>24.41192778</text:p>
          </table:table-cell>
          <table:table-cell office:value-type="string" calcext:value-type="string">
            <text:p>B2 1233+24</text:p>
          </table:table-cell>
          <table:table-cell office:value-type="float" office:value="2.944165" calcext:value-type="float">
            <text:p>2.944165</text:p>
          </table:table-cell>
          <table:table-cell office:value-type="string" calcext:value-type="string">
            <text:p>QSO</text:p>
          </table:table-cell>
          <table:table-cell office:value-type="float" office:value="101.98" calcext:value-type="float">
            <text:p>101.98</text:p>
          </table:table-cell>
        </table:table-row>
        <table:table-row table:style-name="ro1">
          <table:table-cell office:value-type="string" calcext:value-type="string">
            <text:p>J1236+2635</text:p>
          </table:table-cell>
          <table:table-cell office:value-type="float" office:value="189.131875" calcext:value-type="float">
            <text:p>189.131875</text:p>
          </table:table-cell>
          <table:table-cell office:value-type="float" office:value="26.58450833" calcext:value-type="float">
            <text:p>26.58450833</text:p>
          </table:table-cell>
          <table:table-cell office:value-type="string" calcext:value-type="string">
            <text:p>[HB89] 1234+268</text:p>
          </table:table-cell>
          <table:table-cell office:value-type="float" office:value="1.398475" calcext:value-type="float">
            <text:p>1.398475</text:p>
          </table:table-cell>
          <table:table-cell office:value-type="string" calcext:value-type="string">
            <text:p>QSO</text:p>
          </table:table-cell>
          <table:table-cell office:value-type="float" office:value="305.03" calcext:value-type="float">
            <text:p>305.03</text:p>
          </table:table-cell>
        </table:table-row>
        <table:table-row table:style-name="ro1">
          <table:table-cell office:value-type="string" calcext:value-type="string">
            <text:p>J1237+1924</text:p>
          </table:table-cell>
          <table:table-cell office:value-type="float" office:value="189.4017917" calcext:value-type="float">
            <text:p>189.4017917</text:p>
          </table:table-cell>
          <table:table-cell office:value-type="float" office:value="19.41128333" calcext:value-type="float">
            <text:p>19.41128333</text:p>
          </table:table-cell>
          <table:table-cell office:value-type="string" calcext:value-type="string">
            <text:p>PKS 1235+196</text:p>
          </table:table-cell>
          <table:table-cell office:value-type="float" office:value="1.52753" calcext:value-type="float">
            <text:p>1.52753</text:p>
          </table:table-cell>
          <table:table-cell office:value-type="string" calcext:value-type="string">
            <text:p>QSO</text:p>
          </table:table-cell>
          <table:table-cell office:value-type="float" office:value="592.14" calcext:value-type="float">
            <text:p>592.14</text:p>
          </table:table-cell>
        </table:table-row>
        <table:table-row table:style-name="ro1">
          <table:table-cell office:value-type="string" calcext:value-type="string">
            <text:p>J1238+5249</text:p>
          </table:table-cell>
          <table:table-cell office:value-type="float" office:value="189.7080833" calcext:value-type="float">
            <text:p>189.7080833</text:p>
          </table:table-cell>
          <table:table-cell office:value-type="float" office:value="52.82609444" calcext:value-type="float">
            <text:p>52.82609444</text:p>
          </table:table-cell>
          <table:table-cell office:value-type="string" calcext:value-type="string">
            <text:p>WISEA J123849.87+524933.9</text:p>
          </table:table-cell>
          <table:table-cell office:value-type="float" office:value="2.065107" calcext:value-type="float">
            <text:p>2.065107</text:p>
          </table:table-cell>
          <table:table-cell office:value-type="string" calcext:value-type="string">
            <text:p>*</text:p>
          </table:table-cell>
          <table:table-cell office:value-type="float" office:value="299.93" calcext:value-type="float">
            <text:p>299.93</text:p>
          </table:table-cell>
        </table:table-row>
        <table:table-row table:style-name="ro1">
          <table:table-cell office:value-type="string" calcext:value-type="string">
            <text:p>J1239+0443</text:p>
          </table:table-cell>
          <table:table-cell office:value-type="float" office:value="189.8864875" calcext:value-type="float">
            <text:p>189.8864875</text:p>
          </table:table-cell>
          <table:table-cell office:value-type="float" office:value="4.718175" calcext:value-type="float">
            <text:p>4.718175</text:p>
          </table:table-cell>
          <table:table-cell office:value-type="string" calcext:value-type="string">
            <text:p>WISE J123932.76+044305.3</text:p>
          </table:table-cell>
          <table:table-cell office:value-type="float" office:value="1.760639" calcext:value-type="float">
            <text:p>1.760639</text:p>
          </table:table-cell>
          <table:table-cell office:value-type="string" calcext:value-type="string">
            <text:p>QSO</text:p>
          </table:table-cell>
          <table:table-cell office:value-type="float" office:value="440.95" calcext:value-type="float">
            <text:p>440.95</text:p>
          </table:table-cell>
        </table:table-row>
        <table:table-row table:style-name="ro1">
          <table:table-cell office:value-type="string" calcext:value-type="string">
            <text:p>J1239+0730</text:p>
          </table:table-cell>
          <table:table-cell office:value-type="float" office:value="189.8524333" calcext:value-type="float">
            <text:p>189.8524333</text:p>
          </table:table-cell>
          <table:table-cell office:value-type="float" office:value="7.504825" calcext:value-type="float">
            <text:p>7.504825</text:p>
          </table:table-cell>
          <table:table-cell office:value-type="string" calcext:value-type="string">
            <text:p>[HB89] 1236+077</text:p>
          </table:table-cell>
          <table:table-cell office:value-type="float" office:value="1.377677" calcext:value-type="float">
            <text:p>1.377677</text:p>
          </table:table-cell>
          <table:table-cell office:value-type="string" calcext:value-type="string">
            <text:p>QSO</text:p>
          </table:table-cell>
          <table:table-cell office:value-type="float" office:value="528.41" calcext:value-type="float">
            <text:p>528.41</text:p>
          </table:table-cell>
        </table:table-row>
        <table:table-row table:style-name="ro1">
          <table:table-cell office:value-type="string" calcext:value-type="string">
            <text:p>J1241+2946</text:p>
          </table:table-cell>
          <table:table-cell office:value-type="float" office:value="190.3418708" calcext:value-type="float">
            <text:p>190.3418708</text:p>
          </table:table-cell>
          <table:table-cell office:value-type="float" office:value="29.77245" calcext:value-type="float">
            <text:p>29.77245</text:p>
          </table:table-cell>
          <table:table-cell office:value-type="string" calcext:value-type="string">
            <text:p>B2 1238+30A</text:p>
          </table:table-cell>
          <table:table-cell office:value-type="float" office:value="3.295238" calcext:value-type="float">
            <text:p>3.295238</text:p>
          </table:table-cell>
          <table:table-cell office:value-type="string" calcext:value-type="string">
            <text:p>QSO</text:p>
          </table:table-cell>
          <table:table-cell office:value-type="float" office:value="77.51" calcext:value-type="float">
            <text:p>77.51</text:p>
          </table:table-cell>
        </table:table-row>
        <table:table-row table:style-name="ro1">
          <table:table-cell office:value-type="string" calcext:value-type="string">
            <text:p>J1241+6020</text:p>
          </table:table-cell>
          <table:table-cell office:value-type="float" office:value="190.3733292" calcext:value-type="float">
            <text:p>190.3733292</text:p>
          </table:table-cell>
          <table:table-cell office:value-type="float" office:value="60.34483056" calcext:value-type="float">
            <text:p>60.34483056</text:p>
          </table:table-cell>
          <table:table-cell office:value-type="string" calcext:value-type="string">
            <text:p>2MASS J12412957+6020415</text:p>
          </table:table-cell>
          <table:table-cell office:value-type="float" office:value="2.069606" calcext:value-type="float">
            <text:p>2.069606</text:p>
          </table:table-cell>
          <table:table-cell office:value-type="string" calcext:value-type="string">
            <text:p>QSO</text:p>
          </table:table-cell>
          <table:table-cell office:value-type="float" office:value="432.94" calcext:value-type="float">
            <text:p>432.94</text:p>
          </table:table-cell>
        </table:table-row>
        <table:table-row table:style-name="ro1">
          <table:table-cell office:value-type="string" calcext:value-type="string">
            <text:p>J1242+0941</text:p>
          </table:table-cell>
          <table:table-cell office:value-type="float" office:value="190.6595833" calcext:value-type="float">
            <text:p>190.6595833</text:p>
          </table:table-cell>
          <table:table-cell office:value-type="float" office:value="9.684363889" calcext:value-type="float">
            <text:p>9.684363889</text:p>
          </table:table-cell>
          <table:table-cell office:value-type="string" calcext:value-type="string">
            <text:p>WISE J124238.28+094104.0</text:p>
          </table:table-cell>
          <table:table-cell office:value-type="float" office:value="1.326447" calcext:value-type="float">
            <text:p>1.326447</text:p>
          </table:table-cell>
          <table:table-cell office:value-type="string" calcext:value-type="string">
            <text:p>QSO</text:p>
          </table:table-cell>
          <table:table-cell office:value-type="float" office:value="346.07" calcext:value-type="float">
            <text:p>346.07</text:p>
          </table:table-cell>
        </table:table-row>
        <table:table-row table:style-name="ro1">
          <table:table-cell office:value-type="string" calcext:value-type="string">
            <text:p>J1242+3720</text:p>
          </table:table-cell>
          <table:table-cell office:value-type="float" office:value="190.54085" calcext:value-type="float">
            <text:p>190.54085</text:p>
          </table:table-cell>
          <table:table-cell office:value-type="float" office:value="37.33494722" calcext:value-type="float">
            <text:p>37.33494722</text:p>
          </table:table-cell>
          <table:table-cell office:value-type="string" calcext:value-type="string">
            <text:p>B2 1239+37</text:p>
          </table:table-cell>
          <table:table-cell office:value-type="float" office:value="3.823936" calcext:value-type="float">
            <text:p>3.823936</text:p>
          </table:table-cell>
          <table:table-cell office:value-type="string" calcext:value-type="string">
            <text:p>QSO</text:p>
          </table:table-cell>
          <table:table-cell office:value-type="float" office:value="662.38" calcext:value-type="float">
            <text:p>662.38</text:p>
          </table:table-cell>
        </table:table-row>
        <table:table-row table:style-name="ro1">
          <table:table-cell office:value-type="string" calcext:value-type="string">
            <text:p>J1242+3751</text:p>
          </table:table-cell>
          <table:table-cell office:value-type="float" office:value="190.7140083" calcext:value-type="float">
            <text:p>190.7140083</text:p>
          </table:table-cell>
          <table:table-cell office:value-type="float" office:value="37.85001111" calcext:value-type="float">
            <text:p>37.85001111</text:p>
          </table:table-cell>
          <table:table-cell office:value-type="string" calcext:value-type="string">
            <text:p>[HB89] 1240+381</text:p>
          </table:table-cell>
          <table:table-cell office:value-type="float" office:value="1.317119" calcext:value-type="float">
            <text:p>1.317119</text:p>
          </table:table-cell>
          <table:table-cell office:value-type="string" calcext:value-type="string">
            <text:p>QSO</text:p>
          </table:table-cell>
          <table:table-cell office:value-type="float" office:value="549.03" calcext:value-type="float">
            <text:p>549.03</text:p>
          </table:table-cell>
        </table:table-row>
        <table:table-row table:style-name="ro1">
          <table:table-cell office:value-type="string" calcext:value-type="string">
            <text:p>J1242+4402</text:p>
          </table:table-cell>
          <table:table-cell office:value-type="float" office:value="190.6286833" calcext:value-type="float">
            <text:p>190.6286833</text:p>
          </table:table-cell>
          <table:table-cell office:value-type="float" office:value="44.03765278" calcext:value-type="float">
            <text:p>44.03765278</text:p>
          </table:table-cell>
          <table:table-cell office:value-type="string" calcext:value-type="string">
            <text:p>WISEA J124230.88+440215.7</text:p>
          </table:table-cell>
          <table:table-cell office:value-type="float" office:value="1.691046" calcext:value-type="float">
            <text:p>1.691046</text:p>
          </table:table-cell>
          <table:table-cell office:value-type="string" calcext:value-type="string">
            <text:p>QSO</text:p>
          </table:table-cell>
          <table:table-cell office:value-type="float" office:value="243.67" calcext:value-type="float">
            <text:p>243.67</text:p>
          </table:table-cell>
        </table:table-row>
        <table:table-row table:style-name="ro1">
          <table:table-cell office:value-type="string" calcext:value-type="string">
            <text:p>J1244+1721</text:p>
          </table:table-cell>
          <table:table-cell office:value-type="float" office:value="191.0451083" calcext:value-type="float">
            <text:p>191.0451083</text:p>
          </table:table-cell>
          <table:table-cell office:value-type="float" office:value="17.35121389" calcext:value-type="float">
            <text:p>17.35121389</text:p>
          </table:table-cell>
          <table:table-cell office:value-type="string" calcext:value-type="string">
            <text:p>PG 1241+176</text:p>
          </table:table-cell>
          <table:table-cell office:value-type="float" office:value="1.282231" calcext:value-type="float">
            <text:p>1.282231</text:p>
          </table:table-cell>
          <table:table-cell office:value-type="string" calcext:value-type="string">
            <text:p>QSO</text:p>
          </table:table-cell>
          <table:table-cell office:value-type="float" office:value="361.67" calcext:value-type="float">
            <text:p>361.67</text:p>
          </table:table-cell>
        </table:table-row>
        <table:table-row table:style-name="ro1">
          <table:table-cell office:value-type="string" calcext:value-type="string">
            <text:p>J1244+4048</text:p>
          </table:table-cell>
          <table:table-cell office:value-type="float" office:value="191.2050042" calcext:value-type="float">
            <text:p>191.2050042</text:p>
          </table:table-cell>
          <table:table-cell office:value-type="float" office:value="40.80176389" calcext:value-type="float">
            <text:p>40.80176389</text:p>
          </table:table-cell>
          <table:table-cell office:value-type="string" calcext:value-type="string">
            <text:p>B3 1242+410</text:p>
          </table:table-cell>
          <table:table-cell office:value-type="float" office:value="0.8135514" calcext:value-type="float">
            <text:p>0.8135514</text:p>
          </table:table-cell>
          <table:table-cell office:value-type="string" calcext:value-type="string">
            <text:p>QSO</text:p>
          </table:table-cell>
          <table:table-cell office:value-type="float" office:value="1369.07" calcext:value-type="float">
            <text:p>1369.07</text:p>
          </table:table-cell>
        </table:table-row>
        <table:table-row table:style-name="ro1">
          <table:table-cell office:value-type="string" calcext:value-type="string">
            <text:p>J1246+0104</text:p>
          </table:table-cell>
          <table:table-cell office:value-type="float" office:value="191.59745" calcext:value-type="float">
            <text:p>191.59745</text:p>
          </table:table-cell>
          <table:table-cell office:value-type="float" office:value="1.067783333" calcext:value-type="float">
            <text:p>1.067783333</text:p>
          </table:table-cell>
          <table:table-cell office:value-type="string" calcext:value-type="string">
            <text:p>WISEA J124623.71+010402.4</text:p>
          </table:table-cell>
          <table:table-cell office:value-type="float" office:value="2.50946" calcext:value-type="float">
            <text:p>2.50946</text:p>
          </table:table-cell>
          <table:table-cell office:value-type="string" calcext:value-type="string">
            <text:p>QSO</text:p>
          </table:table-cell>
          <table:table-cell office:value-type="float" office:value="121.17" calcext:value-type="float">
            <text:p>121.17</text:p>
          </table:table-cell>
        </table:table-row>
        <table:table-row table:style-name="ro1">
          <table:table-cell office:value-type="string" calcext:value-type="string">
            <text:p>J1247+2741</text:p>
          </table:table-cell>
          <table:table-cell office:value-type="float" office:value="191.7875625" calcext:value-type="float">
            <text:p>191.7875625</text:p>
          </table:table-cell>
          <table:table-cell office:value-type="float" office:value="27.68965833" calcext:value-type="float">
            <text:p>27.68965833</text:p>
          </table:table-cell>
          <table:table-cell office:value-type="string" calcext:value-type="string">
            <text:p>B2 1244+27B</text:p>
          </table:table-cell>
          <table:table-cell office:value-type="float" office:value="2.436316" calcext:value-type="float">
            <text:p>2.436316</text:p>
          </table:table-cell>
          <table:table-cell office:value-type="string" calcext:value-type="string">
            <text:p>*</text:p>
          </table:table-cell>
          <table:table-cell office:value-type="float" office:value="177.78" calcext:value-type="float">
            <text:p>177.78</text:p>
          </table:table-cell>
        </table:table-row>
        <table:table-row table:style-name="ro1">
          <table:table-cell office:value-type="string" calcext:value-type="string">
            <text:p>J1248+4703</text:p>
          </table:table-cell>
          <table:table-cell office:value-type="float" office:value="192.2385208" calcext:value-type="float">
            <text:p>192.2385208</text:p>
          </table:table-cell>
          <table:table-cell office:value-type="float" office:value="47.06231667" calcext:value-type="float">
            <text:p>47.06231667</text:p>
          </table:table-cell>
          <table:table-cell office:value-type="string" calcext:value-type="string">
            <text:p>B3 1246+473</text:p>
          </table:table-cell>
          <table:table-cell office:value-type="float" office:value="2.043999" calcext:value-type="float">
            <text:p>2.043999</text:p>
          </table:table-cell>
          <table:table-cell office:value-type="string" calcext:value-type="string">
            <text:p>QSO</text:p>
          </table:table-cell>
          <table:table-cell office:value-type="float" office:value="337.91" calcext:value-type="float">
            <text:p>337.91</text:p>
          </table:table-cell>
        </table:table-row>
        <table:table-row table:style-name="ro1">
          <table:table-cell office:value-type="string" calcext:value-type="string">
            <text:p>J1253+3036</text:p>
          </table:table-cell>
          <table:table-cell office:value-type="float" office:value="193.3572917" calcext:value-type="float">
            <text:p>193.3572917</text:p>
          </table:table-cell>
          <table:table-cell office:value-type="float" office:value="30.60973056" calcext:value-type="float">
            <text:p>30.60973056</text:p>
          </table:table-cell>
          <table:table-cell office:value-type="string" calcext:value-type="string">
            <text:p>B2 1251+30</text:p>
          </table:table-cell>
          <table:table-cell office:value-type="float" office:value="1.313557" calcext:value-type="float">
            <text:p>1.313557</text:p>
          </table:table-cell>
          <table:table-cell office:value-type="string" calcext:value-type="string">
            <text:p>QSO</text:p>
          </table:table-cell>
          <table:table-cell office:value-type="float" office:value="453.52" calcext:value-type="float">
            <text:p>453.52</text:p>
          </table:table-cell>
        </table:table-row>
        <table:table-row table:style-name="ro1">
          <table:table-cell office:value-type="string" calcext:value-type="string">
            <text:p>J1253+4633</text:p>
          </table:table-cell>
          <table:table-cell office:value-type="float" office:value="193.3361167" calcext:value-type="float">
            <text:p>193.3361167</text:p>
          </table:table-cell>
          <table:table-cell office:value-type="float" office:value="46.56503889" calcext:value-type="float">
            <text:p>46.56503889</text:p>
          </table:table-cell>
          <table:table-cell office:value-type="string" calcext:value-type="string">
            <text:p>B3 1251+468</text:p>
          </table:table-cell>
          <table:table-cell office:value-type="float" office:value="2.463236" calcext:value-type="float">
            <text:p>2.463236</text:p>
          </table:table-cell>
          <table:table-cell office:value-type="string" calcext:value-type="string">
            <text:p>QSO</text:p>
          </table:table-cell>
          <table:table-cell office:value-type="float" office:value="71.86" calcext:value-type="float">
            <text:p>71.86</text:p>
          </table:table-cell>
        </table:table-row>
        <table:table-row table:style-name="ro1">
          <table:table-cell office:value-type="string" calcext:value-type="string">
            <text:p>J1253+5301</text:p>
          </table:table-cell>
          <table:table-cell office:value-type="float" office:value="193.2996708" calcext:value-type="float">
            <text:p>193.2996708</text:p>
          </table:table-cell>
          <table:table-cell office:value-type="float" office:value="53.01995833" calcext:value-type="float">
            <text:p>53.01995833</text:p>
          </table:table-cell>
          <table:table-cell office:value-type="string" calcext:value-type="string">
            <text:p>WISE J125311.91+530111.6</text:p>
          </table:table-cell>
          <table:table-cell office:value-type="float" office:value="4.453013" calcext:value-type="float">
            <text:p>4.453013</text:p>
          </table:table-cell>
          <table:table-cell office:value-type="string" calcext:value-type="string">
            <text:p>QSO</text:p>
          </table:table-cell>
          <table:table-cell office:value-type="float" office:value="420.34" calcext:value-type="float">
            <text:p>420.34</text:p>
          </table:table-cell>
        </table:table-row>
        <table:table-row table:style-name="ro1">
          <table:table-cell office:value-type="string" calcext:value-type="string">
            <text:p>J1254+2211</text:p>
          </table:table-cell>
          <table:table-cell office:value-type="float" office:value="193.6386417" calcext:value-type="float">
            <text:p>193.6386417</text:p>
          </table:table-cell>
          <table:table-cell office:value-type="float" office:value="22.18422222" calcext:value-type="float">
            <text:p>22.18422222</text:p>
          </table:table-cell>
          <table:table-cell office:value-type="string" calcext:value-type="string">
            <text:p>WISE J125433.28+221103.9</text:p>
          </table:table-cell>
          <table:table-cell office:value-type="float" office:value="6.207582" calcext:value-type="float">
            <text:p>6.207582</text:p>
          </table:table-cell>
          <table:table-cell office:value-type="string" calcext:value-type="string">
            <text:p>VisS</text:p>
          </table:table-cell>
          <table:table-cell office:value-type="float" office:value="83.43" calcext:value-type="float">
            <text:p>83.43</text:p>
          </table:table-cell>
        </table:table-row>
        <table:table-row table:style-name="ro1">
          <table:table-cell office:value-type="string" calcext:value-type="string">
            <text:p>J1255+1817</text:p>
          </table:table-cell>
          <table:table-cell office:value-type="float" office:value="193.8823833" calcext:value-type="float">
            <text:p>193.8823833</text:p>
          </table:table-cell>
          <table:table-cell office:value-type="float" office:value="18.2975" calcext:value-type="float">
            <text:p>18.2975</text:p>
          </table:table-cell>
          <table:table-cell office:value-type="string" calcext:value-type="string">
            <text:p>WISEA J125531.72+181750.9</text:p>
          </table:table-cell>
          <table:table-cell office:value-type="float" office:value="1.371145" calcext:value-type="float">
            <text:p>1.371145</text:p>
          </table:table-cell>
          <table:table-cell office:value-type="string" calcext:value-type="string">
            <text:p>QSO</text:p>
          </table:table-cell>
          <table:table-cell office:value-type="float" office:value="402.82" calcext:value-type="float">
            <text:p>402.82</text:p>
          </table:table-cell>
        </table:table-row>
        <table:table-row table:style-name="ro1">
          <table:table-cell office:value-type="string" calcext:value-type="string">
            <text:p>J1258+3257</text:p>
          </table:table-cell>
          <table:table-cell office:value-type="float" office:value="194.7441875" calcext:value-type="float">
            <text:p>194.7441875</text:p>
          </table:table-cell>
          <table:table-cell office:value-type="float" office:value="32.96059167" calcext:value-type="float">
            <text:p>32.96059167</text:p>
          </table:table-cell>
          <table:table-cell office:value-type="string" calcext:value-type="string">
            <text:p>WISEA J125858.61+325738.4</text:p>
          </table:table-cell>
          <table:table-cell office:value-type="float" office:value="2.752541" calcext:value-type="float">
            <text:p>2.752541</text:p>
          </table:table-cell>
          <table:table-cell office:value-type="string" calcext:value-type="string">
            <text:p>VisS</text:p>
          </table:table-cell>
          <table:table-cell office:value-type="float" office:value="91.48" calcext:value-type="float">
            <text:p>91.48</text:p>
          </table:table-cell>
        </table:table-row>
        <table:table-row table:style-name="ro1">
          <table:table-cell office:value-type="string" calcext:value-type="string">
            <text:p>J1258+6126</text:p>
          </table:table-cell>
          <table:table-cell office:value-type="float" office:value="194.6294833" calcext:value-type="float">
            <text:p>194.6294833</text:p>
          </table:table-cell>
          <table:table-cell office:value-type="float" office:value="61.44515278" calcext:value-type="float">
            <text:p>61.44515278</text:p>
          </table:table-cell>
          <table:table-cell office:value-type="string" calcext:value-type="string">
            <text:p>WISE J125831.17+612643.7</text:p>
          </table:table-cell>
          <table:table-cell office:value-type="float" office:value="1.225" calcext:value-type="float">
            <text:p>1.225</text:p>
          </table:table-cell>
          <table:table-cell office:value-type="string" calcext:value-type="string">
            <text:p>UvES</text:p>
          </table:table-cell>
          <table:table-cell office:value-type="float" office:value="542.16" calcext:value-type="float">
            <text:p>542.16</text:p>
          </table:table-cell>
        </table:table-row>
        <table:table-row table:style-name="ro1">
          <table:table-cell office:value-type="string" calcext:value-type="string">
            <text:p>J1300+1417</text:p>
          </table:table-cell>
          <table:table-cell office:value-type="float" office:value="195.0871583" calcext:value-type="float">
            <text:p>195.0871583</text:p>
          </table:table-cell>
          <table:table-cell office:value-type="float" office:value="14.28846667" calcext:value-type="float">
            <text:p>14.28846667</text:p>
          </table:table-cell>
          <table:table-cell office:value-type="string" calcext:value-type="string">
            <text:p>PKS 1257+145</text:p>
          </table:table-cell>
          <table:table-cell office:value-type="float" office:value="1.114463" calcext:value-type="float">
            <text:p>1.114463</text:p>
          </table:table-cell>
          <table:table-cell office:value-type="string" calcext:value-type="string">
            <text:p>QSO</text:p>
          </table:table-cell>
          <table:table-cell office:value-type="float" office:value="627.19" calcext:value-type="float">
            <text:p>627.19</text:p>
          </table:table-cell>
        </table:table-row>
        <table:table-row table:style-name="ro1">
          <table:table-cell office:value-type="string" calcext:value-type="string">
            <text:p>J1300+4009</text:p>
          </table:table-cell>
          <table:table-cell office:value-type="float" office:value="195.1346958" calcext:value-type="float">
            <text:p>195.1346958</text:p>
          </table:table-cell>
          <table:table-cell office:value-type="float" office:value="40.15304722" calcext:value-type="float">
            <text:p>40.15304722</text:p>
          </table:table-cell>
          <table:table-cell office:value-type="string" calcext:value-type="string">
            <text:p>3C 280.1</text:p>
          </table:table-cell>
          <table:table-cell office:value-type="float" office:value="1.670797" calcext:value-type="float">
            <text:p>1.670797</text:p>
          </table:table-cell>
          <table:table-cell office:value-type="string" calcext:value-type="string">
            <text:p>QSO</text:p>
          </table:table-cell>
          <table:table-cell office:value-type="float" office:value="829.39" calcext:value-type="float">
            <text:p>829.39</text:p>
          </table:table-cell>
        </table:table-row>
        <table:table-row table:style-name="ro1">
          <table:table-cell office:value-type="string" calcext:value-type="string">
            <text:p>J1300+5029</text:p>
          </table:table-cell>
          <table:table-cell office:value-type="float" office:value="195.1719333" calcext:value-type="float">
            <text:p>195.1719333</text:p>
          </table:table-cell>
          <table:table-cell office:value-type="float" office:value="50.49348056" calcext:value-type="float">
            <text:p>50.49348056</text:p>
          </table:table-cell>
          <table:table-cell office:value-type="string" calcext:value-type="string">
            <text:p>WISEA J130041.23+502937.1</text:p>
          </table:table-cell>
          <table:table-cell office:value-type="float" office:value="1.564049" calcext:value-type="float">
            <text:p>1.564049</text:p>
          </table:table-cell>
          <table:table-cell office:value-type="string" calcext:value-type="string">
            <text:p>QSO</text:p>
          </table:table-cell>
          <table:table-cell office:value-type="float" office:value="375.48" calcext:value-type="float">
            <text:p>375.48</text:p>
          </table:table-cell>
        </table:table-row>
        <table:table-row table:style-name="ro1">
          <table:table-cell office:value-type="string" calcext:value-type="string">
            <text:p>J1301+1904</text:p>
          </table:table-cell>
          <table:table-cell office:value-type="float" office:value="195.337525" calcext:value-type="float">
            <text:p>195.337525</text:p>
          </table:table-cell>
          <table:table-cell office:value-type="float" office:value="19.07273889" calcext:value-type="float">
            <text:p>19.07273889</text:p>
          </table:table-cell>
          <table:table-cell office:value-type="string" calcext:value-type="string">
            <text:p>MG1 J130116+1904</text:p>
          </table:table-cell>
          <table:table-cell office:value-type="float" office:value="3.069155" calcext:value-type="float">
            <text:p>3.069155</text:p>
          </table:table-cell>
          <table:table-cell office:value-type="string" calcext:value-type="string">
            <text:p>QSO</text:p>
          </table:table-cell>
          <table:table-cell office:value-type="float" office:value="139.18" calcext:value-type="float">
            <text:p>139.18</text:p>
          </table:table-cell>
        </table:table-row>
        <table:table-row table:style-name="ro1">
          <table:table-cell office:value-type="string" calcext:value-type="string">
            <text:p>J1301+2904</text:p>
          </table:table-cell>
          <table:table-cell office:value-type="float" office:value="195.4855625" calcext:value-type="float">
            <text:p>195.4855625</text:p>
          </table:table-cell>
          <table:table-cell office:value-type="float" office:value="29.08213056" calcext:value-type="float">
            <text:p>29.08213056</text:p>
          </table:table-cell>
          <table:table-cell office:value-type="string" calcext:value-type="string">
            <text:p>WISEA J130156.47+290454.9</text:p>
          </table:table-cell>
          <table:table-cell office:value-type="float" office:value="2.295653" calcext:value-type="float">
            <text:p>2.295653</text:p>
          </table:table-cell>
          <table:table-cell office:value-type="string" calcext:value-type="string">
            <text:p>QSO</text:p>
          </table:table-cell>
          <table:table-cell office:value-type="float" office:value="97.31" calcext:value-type="float">
            <text:p>97.31</text:p>
          </table:table-cell>
        </table:table-row>
        <table:table-row table:style-name="ro1">
          <table:table-cell office:value-type="string" calcext:value-type="string">
            <text:p>J1302+2039</text:p>
          </table:table-cell>
          <table:table-cell office:value-type="float" office:value="195.56105" calcext:value-type="float">
            <text:p>195.56105</text:p>
          </table:table-cell>
          <table:table-cell office:value-type="float" office:value="20.65519722" calcext:value-type="float">
            <text:p>20.65519722</text:p>
          </table:table-cell>
          <table:table-cell office:value-type="string" calcext:value-type="string">
            <text:p>WISEA J130214.65+203918.6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*</text:p>
          </table:table-cell>
          <table:table-cell office:value-type="float" office:value="197.49" calcext:value-type="float">
            <text:p>197.49</text:p>
          </table:table-cell>
        </table:table-row>
        <table:table-row table:style-name="ro1">
          <table:table-cell office:value-type="string" calcext:value-type="string">
            <text:p>J1302+2323</text:p>
          </table:table-cell>
          <table:table-cell office:value-type="float" office:value="195.7241542" calcext:value-type="float">
            <text:p>195.7241542</text:p>
          </table:table-cell>
          <table:table-cell office:value-type="float" office:value="23.38869722" calcext:value-type="float">
            <text:p>23.38869722</text:p>
          </table:table-cell>
          <table:table-cell office:value-type="string" calcext:value-type="string">
            <text:p>WISEA J130253.79+232319.0</text:p>
          </table:table-cell>
          <table:table-cell office:value-type="float" office:value="3.188088" calcext:value-type="float">
            <text:p>3.188088</text:p>
          </table:table-cell>
          <table:table-cell office:value-type="string" calcext:value-type="string">
            <text:p>QSO</text:p>
          </table:table-cell>
          <table:table-cell office:value-type="float" office:value="77.39" calcext:value-type="float">
            <text:p>77.39</text:p>
          </table:table-cell>
        </table:table-row>
        <table:table-row table:style-name="ro1">
          <table:table-cell office:value-type="string" calcext:value-type="string">
            <text:p>J1302+2709</text:p>
          </table:table-cell>
          <table:table-cell office:value-type="float" office:value="195.5863625" calcext:value-type="float">
            <text:p>195.5863625</text:p>
          </table:table-cell>
          <table:table-cell office:value-type="float" office:value="27.16158333" calcext:value-type="float">
            <text:p>27.16158333</text:p>
          </table:table-cell>
          <table:table-cell office:value-type="string" calcext:value-type="string">
            <text:p>WISEA J130220.72+270941.6</text:p>
          </table:table-cell>
          <table:table-cell office:value-type="float" office:value="3.429155" calcext:value-type="float">
            <text:p>3.429155</text:p>
          </table:table-cell>
          <table:table-cell office:value-type="string" calcext:value-type="string">
            <text:p>QSO</text:p>
          </table:table-cell>
          <table:table-cell office:value-type="float" office:value="76.67" calcext:value-type="float">
            <text:p>76.67</text:p>
          </table:table-cell>
        </table:table-row>
        <table:table-row table:style-name="ro1">
          <table:table-cell office:value-type="string" calcext:value-type="string">
            <text:p>J1302+3929</text:p>
          </table:table-cell>
          <table:table-cell office:value-type="float" office:value="195.6998958" calcext:value-type="float">
            <text:p>195.6998958</text:p>
          </table:table-cell>
          <table:table-cell office:value-type="float" office:value="39.49813333" calcext:value-type="float">
            <text:p>39.49813333</text:p>
          </table:table-cell>
          <table:table-cell office:value-type="string" calcext:value-type="string">
            <text:p>B2 1300+39</text:p>
          </table:table-cell>
          <table:table-cell office:value-type="float" office:value="2.44209" calcext:value-type="float">
            <text:p>2.44209</text:p>
          </table:table-cell>
          <table:table-cell office:value-type="string" calcext:value-type="string">
            <text:p>QSO</text:p>
          </table:table-cell>
          <table:table-cell office:value-type="float" office:value="71.53" calcext:value-type="float">
            <text:p>71.53</text:p>
          </table:table-cell>
        </table:table-row>
        <table:table-row table:style-name="ro1">
          <table:table-cell office:value-type="string" calcext:value-type="string">
            <text:p>J1305+1901</text:p>
          </table:table-cell>
          <table:table-cell office:value-type="float" office:value="196.4466417" calcext:value-type="float">
            <text:p>196.4466417</text:p>
          </table:table-cell>
          <table:table-cell office:value-type="float" office:value="19.02943889" calcext:value-type="float">
            <text:p>19.02943889</text:p>
          </table:table-cell>
          <table:table-cell office:value-type="string" calcext:value-type="string">
            <text:p>4C +19.43</text:p>
          </table:table-cell>
          <table:table-cell office:value-type="float" office:value="1.651719" calcext:value-type="float">
            <text:p>1.651719</text:p>
          </table:table-cell>
          <table:table-cell office:value-type="string" calcext:value-type="string">
            <text:p>QSO</text:p>
          </table:table-cell>
          <table:table-cell office:value-type="float" office:value="346.68" calcext:value-type="float">
            <text:p>346.68</text:p>
          </table:table-cell>
        </table:table-row>
        <table:table-row table:style-name="ro1">
          <table:table-cell office:value-type="string" calcext:value-type="string">
            <text:p>J1308+3546</text:p>
          </table:table-cell>
          <table:table-cell office:value-type="float" office:value="197.0988125" calcext:value-type="float">
            <text:p>197.0988125</text:p>
          </table:table-cell>
          <table:table-cell office:value-type="float" office:value="35.77701111" calcext:value-type="float">
            <text:p>35.77701111</text:p>
          </table:table-cell>
          <table:table-cell office:value-type="string" calcext:value-type="string">
            <text:p>WISE J130823.73+354637.1</text:p>
          </table:table-cell>
          <table:table-cell office:value-type="float" office:value="2.847532" calcext:value-type="float">
            <text:p>2.847532</text:p>
          </table:table-cell>
          <table:table-cell office:value-type="string" calcext:value-type="string">
            <text:p>QSO</text:p>
          </table:table-cell>
          <table:table-cell office:value-type="float" office:value="220.67" calcext:value-type="float">
            <text:p>220.67</text:p>
          </table:table-cell>
        </table:table-row>
        <table:table-row table:style-name="ro1">
          <table:table-cell office:value-type="string" calcext:value-type="string">
            <text:p>J1309+1154</text:p>
          </table:table-cell>
          <table:table-cell office:value-type="float" office:value="197.39135" calcext:value-type="float">
            <text:p>197.39135</text:p>
          </table:table-cell>
          <table:table-cell office:value-type="float" office:value="11.90683333" calcext:value-type="float">
            <text:p>11.90683333</text:p>
          </table:table-cell>
          <table:table-cell office:value-type="string" calcext:value-type="string">
            <text:p>[HB89] 1307+121</text:p>
          </table:table-cell>
          <table:table-cell office:value-type="float" office:value="2.600546" calcext:value-type="float">
            <text:p>2.600546</text:p>
          </table:table-cell>
          <table:table-cell office:value-type="string" calcext:value-type="string">
            <text:p>QSO</text:p>
          </table:table-cell>
          <table:table-cell office:value-type="float" office:value="858.62" calcext:value-type="float">
            <text:p>858.62</text:p>
          </table:table-cell>
        </table:table-row>
        <table:table-row table:style-name="ro1">
          <table:table-cell office:value-type="string" calcext:value-type="string">
            <text:p>J1309+5557</text:p>
          </table:table-cell>
          <table:table-cell office:value-type="float" office:value="197.2907" calcext:value-type="float">
            <text:p>197.2907</text:p>
          </table:table-cell>
          <table:table-cell office:value-type="float" office:value="55.96068333" calcext:value-type="float">
            <text:p>55.96068333</text:p>
          </table:table-cell>
          <table:table-cell office:value-type="string" calcext:value-type="string">
            <text:p>SBS 1307+562</text:p>
          </table:table-cell>
          <table:table-cell office:value-type="float" office:value="1.630952" calcext:value-type="float">
            <text:p>1.630952</text:p>
          </table:table-cell>
          <table:table-cell office:value-type="string" calcext:value-type="string">
            <text:p>QSO</text:p>
          </table:table-cell>
          <table:table-cell office:value-type="float" office:value="279.27" calcext:value-type="float">
            <text:p>279.27</text:p>
          </table:table-cell>
        </table:table-row>
        <table:table-row table:style-name="ro1">
          <table:table-cell office:value-type="string" calcext:value-type="string">
            <text:p>J1310+0044</text:p>
          </table:table-cell>
          <table:table-cell office:value-type="float" office:value="197.6187667" calcext:value-type="float">
            <text:p>197.6187667</text:p>
          </table:table-cell>
          <table:table-cell office:value-type="float" office:value="0.7358444444" calcext:value-type="float">
            <text:p>0.7358444444</text:p>
          </table:table-cell>
          <table:table-cell office:value-type="string" calcext:value-type="string">
            <text:p>WISEA J131028.49+004408.5</text:p>
          </table:table-cell>
          <table:table-cell office:value-type="float" office:value="1.600518" calcext:value-type="float">
            <text:p>1.600518</text:p>
          </table:table-cell>
          <table:table-cell office:value-type="string" calcext:value-type="string">
            <text:p>QSO</text:p>
          </table:table-cell>
          <table:table-cell office:value-type="float" office:value="189.6" calcext:value-type="float">
            <text:p>189.6</text:p>
          </table:table-cell>
        </table:table-row>
        <table:table-row table:style-name="ro1">
          <table:table-cell office:value-type="string" calcext:value-type="string">
            <text:p>J1310+1759</text:p>
          </table:table-cell>
          <table:table-cell office:value-type="float" office:value="197.7354292" calcext:value-type="float">
            <text:p>197.7354292</text:p>
          </table:table-cell>
          <table:table-cell office:value-type="float" office:value="17.99532222" calcext:value-type="float">
            <text:p>17.99532222</text:p>
          </table:table-cell>
          <table:table-cell office:value-type="string" calcext:value-type="string">
            <text:p>[HB89] 1308+182</text:p>
          </table:table-cell>
          <table:table-cell office:value-type="float" office:value="1.68084" calcext:value-type="float">
            <text:p>1.68084</text:p>
          </table:table-cell>
          <table:table-cell office:value-type="string" calcext:value-type="string">
            <text:p>QSO</text:p>
          </table:table-cell>
          <table:table-cell office:value-type="float" office:value="230.83" calcext:value-type="float">
            <text:p>230.83</text:p>
          </table:table-cell>
        </table:table-row>
        <table:table-row table:style-name="ro1">
          <table:table-cell office:value-type="string" calcext:value-type="string">
            <text:p>J1310+3220</text:p>
          </table:table-cell>
          <table:table-cell office:value-type="float" office:value="197.61945" calcext:value-type="float">
            <text:p>197.61945</text:p>
          </table:table-cell>
          <table:table-cell office:value-type="float" office:value="32.34554167" calcext:value-type="float">
            <text:p>32.34554167</text:p>
          </table:table-cell>
          <table:table-cell office:value-type="string" calcext:value-type="string">
            <text:p>[HB89] 1308+326</text:p>
          </table:table-cell>
          <table:table-cell office:value-type="float" office:value="0.9959092" calcext:value-type="float">
            <text:p>0.9959092</text:p>
          </table:table-cell>
          <table:table-cell office:value-type="string" calcext:value-type="string">
            <text:p>QSO</text:p>
          </table:table-cell>
          <table:table-cell office:value-type="float" office:value="1506.33" calcext:value-type="float">
            <text:p>1506.33</text:p>
          </table:table-cell>
        </table:table-row>
        <table:table-row table:style-name="ro1">
          <table:table-cell office:value-type="string" calcext:value-type="string">
            <text:p>J1310+3233</text:p>
          </table:table-cell>
          <table:table-cell office:value-type="float" office:value="197.7475167" calcext:value-type="float">
            <text:p>197.7475167</text:p>
          </table:table-cell>
          <table:table-cell office:value-type="float" office:value="32.55960833" calcext:value-type="float">
            <text:p>32.55960833</text:p>
          </table:table-cell>
          <table:table-cell office:value-type="string" calcext:value-type="string">
            <text:p>FBQS J131059.4+323334</text:p>
          </table:table-cell>
          <table:table-cell office:value-type="float" office:value="1.639114" calcext:value-type="float">
            <text:p>1.639114</text:p>
          </table:table-cell>
          <table:table-cell office:value-type="string" calcext:value-type="string">
            <text:p>QSO</text:p>
          </table:table-cell>
          <table:table-cell office:value-type="float" office:value="245.97" calcext:value-type="float">
            <text:p>245.97</text:p>
          </table:table-cell>
        </table:table-row>
        <table:table-row table:style-name="ro1">
          <table:table-cell office:value-type="string" calcext:value-type="string">
            <text:p>J1310+6229</text:p>
          </table:table-cell>
          <table:table-cell office:value-type="float" office:value="197.6941875" calcext:value-type="float">
            <text:p>197.6941875</text:p>
          </table:table-cell>
          <table:table-cell office:value-type="float" office:value="62.48581389" calcext:value-type="float">
            <text:p>62.48581389</text:p>
          </table:table-cell>
          <table:table-cell office:value-type="string" calcext:value-type="string">
            <text:p>WISEA J131046.57+622909.1</text:p>
          </table:table-cell>
          <table:table-cell office:value-type="float" office:value="2.615438" calcext:value-type="float">
            <text:p>2.615438</text:p>
          </table:table-cell>
          <table:table-cell office:value-type="string" calcext:value-type="string">
            <text:p>QSO</text:p>
          </table:table-cell>
          <table:table-cell office:value-type="float" office:value="311.09" calcext:value-type="float">
            <text:p>311.09</text:p>
          </table:table-cell>
        </table:table-row>
        <table:table-row table:style-name="ro1">
          <table:table-cell office:value-type="string" calcext:value-type="string">
            <text:p>J1311+1417</text:p>
          </table:table-cell>
          <table:table-cell office:value-type="float" office:value="197.78265" calcext:value-type="float">
            <text:p>197.78265</text:p>
          </table:table-cell>
          <table:table-cell office:value-type="float" office:value="14.29630278" calcext:value-type="float">
            <text:p>14.29630278</text:p>
          </table:table-cell>
          <table:table-cell office:value-type="string" calcext:value-type="string">
            <text:p>PKS 1308+145</text:p>
          </table:table-cell>
          <table:table-cell office:value-type="float" office:value="1.955213" calcext:value-type="float">
            <text:p>1.955213</text:p>
          </table:table-cell>
          <table:table-cell office:value-type="string" calcext:value-type="string">
            <text:p>QSO</text:p>
          </table:table-cell>
          <table:table-cell office:value-type="float" office:value="763.31" calcext:value-type="float">
            <text:p>763.31</text:p>
          </table:table-cell>
        </table:table-row>
        <table:table-row table:style-name="ro1">
          <table:table-cell office:value-type="string" calcext:value-type="string">
            <text:p>J1311+3115</text:p>
          </table:table-cell>
          <table:table-cell office:value-type="float" office:value="197.8823333" calcext:value-type="float">
            <text:p>197.8823333</text:p>
          </table:table-cell>
          <table:table-cell office:value-type="float" office:value="31.265725" calcext:value-type="float">
            <text:p>31.265725</text:p>
          </table:table-cell>
          <table:table-cell office:value-type="string" calcext:value-type="string">
            <text:p>WISEA J131130.18+311606.9</text:p>
          </table:table-cell>
          <table:table-cell office:value-type="float" office:value="1.837602" calcext:value-type="float">
            <text:p>1.837602</text:p>
          </table:table-cell>
          <table:table-cell office:value-type="string" calcext:value-type="string">
            <text:p>QSO</text:p>
          </table:table-cell>
          <table:table-cell office:value-type="float" office:value="249.73" calcext:value-type="float">
            <text:p>249.73</text:p>
          </table:table-cell>
        </table:table-row>
        <table:table-row table:style-name="ro1">
          <table:table-cell office:value-type="string" calcext:value-type="string">
            <text:p>J1313+1027</text:p>
          </table:table-cell>
          <table:table-cell office:value-type="float" office:value="198.4234042" calcext:value-type="float">
            <text:p>198.4234042</text:p>
          </table:table-cell>
          <table:table-cell office:value-type="float" office:value="10.45402222" calcext:value-type="float">
            <text:p>10.45402222</text:p>
          </table:table-cell>
          <table:table-cell office:value-type="string" calcext:value-type="string">
            <text:p>WISEA J131341.66+102714.2</text:p>
          </table:table-cell>
          <table:table-cell office:value-type="float" office:value="2.91508" calcext:value-type="float">
            <text:p>2.91508</text:p>
          </table:table-cell>
          <table:table-cell office:value-type="string" calcext:value-type="string">
            <text:p>QSO</text:p>
          </table:table-cell>
          <table:table-cell office:value-type="float" office:value="75.52" calcext:value-type="float">
            <text:p>75.52</text:p>
          </table:table-cell>
        </table:table-row>
        <table:table-row table:style-name="ro1">
          <table:table-cell office:value-type="string" calcext:value-type="string">
            <text:p>J1313+3452</text:p>
          </table:table-cell>
          <table:table-cell office:value-type="float" office:value="198.3928875" calcext:value-type="float">
            <text:p>198.3928875</text:p>
          </table:table-cell>
          <table:table-cell office:value-type="float" office:value="34.87625278" calcext:value-type="float">
            <text:p>34.87625278</text:p>
          </table:table-cell>
          <table:table-cell office:value-type="string" calcext:value-type="string">
            <text:p>B2 1311+35</text:p>
          </table:table-cell>
          <table:table-cell office:value-type="float" office:value="2.498739" calcext:value-type="float">
            <text:p>2.498739</text:p>
          </table:table-cell>
          <table:table-cell office:value-type="string" calcext:value-type="string">
            <text:p>*</text:p>
          </table:table-cell>
          <table:table-cell office:value-type="float" office:value="118.36" calcext:value-type="float">
            <text:p>118.36</text:p>
          </table:table-cell>
        </table:table-row>
        <table:table-row table:style-name="ro1">
          <table:table-cell office:value-type="string" calcext:value-type="string">
            <text:p>J1313+3601</text:p>
          </table:table-cell>
          <table:table-cell office:value-type="float" office:value="198.3229208" calcext:value-type="float">
            <text:p>198.3229208</text:p>
          </table:table-cell>
          <table:table-cell office:value-type="float" office:value="36.02360833" calcext:value-type="float">
            <text:p>36.02360833</text:p>
          </table:table-cell>
          <table:table-cell office:value-type="string" calcext:value-type="string">
            <text:p>B2 1310+36</text:p>
          </table:table-cell>
          <table:table-cell office:value-type="float" office:value="2.269145" calcext:value-type="float">
            <text:p>2.269145</text:p>
          </table:table-cell>
          <table:table-cell office:value-type="string" calcext:value-type="string">
            <text:p>*</text:p>
          </table:table-cell>
          <table:table-cell office:value-type="float" office:value="90.83" calcext:value-type="float">
            <text:p>90.83</text:p>
          </table:table-cell>
        </table:table-row>
        <table:table-row table:style-name="ro1">
          <table:table-cell office:value-type="string" calcext:value-type="string">
            <text:p>J1314+2348</text:p>
          </table:table-cell>
          <table:table-cell office:value-type="float" office:value="198.6825167" calcext:value-type="float">
            <text:p>198.6825167</text:p>
          </table:table-cell>
          <table:table-cell office:value-type="float" office:value="23.80745" calcext:value-type="float">
            <text:p>23.80745</text:p>
          </table:table-cell>
          <table:table-cell office:value-type="string" calcext:value-type="string">
            <text:p>FBQS J131443.8+234826</text:p>
          </table:table-cell>
          <table:table-cell office:value-type="float" office:value="2.055377" calcext:value-type="float">
            <text:p>2.055377</text:p>
          </table:table-cell>
          <table:table-cell office:value-type="string" calcext:value-type="string">
            <text:p>QSO</text:p>
          </table:table-cell>
          <table:table-cell office:value-type="float" office:value="174.76" calcext:value-type="float">
            <text:p>174.76</text:p>
          </table:table-cell>
        </table:table-row>
        <table:table-row table:style-name="ro1">
          <table:table-cell office:value-type="string" calcext:value-type="string">
            <text:p>J1314+5603</text:p>
          </table:table-cell>
          <table:table-cell office:value-type="float" office:value="198.7434" calcext:value-type="float">
            <text:p>198.7434</text:p>
          </table:table-cell>
          <table:table-cell office:value-type="float" office:value="56.061675" calcext:value-type="float">
            <text:p>56.061675</text:p>
          </table:table-cell>
          <table:table-cell office:value-type="string" calcext:value-type="string">
            <text:p>WISE J131458.42+560342.4</text:p>
          </table:table-cell>
          <table:table-cell office:value-type="float" office:value="1.749921" calcext:value-type="float">
            <text:p>1.749921</text:p>
          </table:table-cell>
          <table:table-cell office:value-type="string" calcext:value-type="string">
            <text:p>QSO</text:p>
          </table:table-cell>
          <table:table-cell office:value-type="float" office:value="277.79" calcext:value-type="float">
            <text:p>277.79</text:p>
          </table:table-cell>
        </table:table-row>
        <table:table-row table:style-name="ro1">
          <table:table-cell office:value-type="string" calcext:value-type="string">
            <text:p>J1315+1736</text:p>
          </table:table-cell>
          <table:table-cell office:value-type="float" office:value="198.9847792" calcext:value-type="float">
            <text:p>198.9847792</text:p>
          </table:table-cell>
          <table:table-cell office:value-type="float" office:value="17.61223611" calcext:value-type="float">
            <text:p>17.61223611</text:p>
          </table:table-cell>
          <table:table-cell office:value-type="string" calcext:value-type="string">
            <text:p>WISEA J131556.29+173644.7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QSO</text:p>
          </table:table-cell>
          <table:table-cell office:value-type="float" office:value="195.86" calcext:value-type="float">
            <text:p>195.86</text:p>
          </table:table-cell>
        </table:table-row>
        <table:table-row table:style-name="ro1">
          <table:table-cell office:value-type="string" calcext:value-type="string">
            <text:p>J1316+1947</text:p>
          </table:table-cell>
          <table:table-cell office:value-type="float" office:value="199.1023667" calcext:value-type="float">
            <text:p>199.1023667</text:p>
          </table:table-cell>
          <table:table-cell office:value-type="float" office:value="19.78459444" calcext:value-type="float">
            <text:p>19.78459444</text:p>
          </table:table-cell>
          <table:table-cell office:value-type="string" calcext:value-type="string">
            <text:p>[HB89] 1313+200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QSO</text:p>
          </table:table-cell>
          <table:table-cell office:value-type="float" office:value="433.13" calcext:value-type="float">
            <text:p>433.13</text:p>
          </table:table-cell>
        </table:table-row>
        <table:table-row table:style-name="ro1">
          <table:table-cell office:value-type="string" calcext:value-type="string">
            <text:p>J1317+3925</text:p>
          </table:table-cell>
          <table:table-cell office:value-type="float" office:value="199.3277208" calcext:value-type="float">
            <text:p>199.3277208</text:p>
          </table:table-cell>
          <table:table-cell office:value-type="float" office:value="39.42445" calcext:value-type="float">
            <text:p>39.42445</text:p>
          </table:table-cell>
          <table:table-cell office:value-type="string" calcext:value-type="string">
            <text:p>FBQS J131718.6+392528</text:p>
          </table:table-cell>
          <table:table-cell office:value-type="float" office:value="1.563338" calcext:value-type="float">
            <text:p>1.563338</text:p>
          </table:table-cell>
          <table:table-cell office:value-type="string" calcext:value-type="string">
            <text:p>QSO</text:p>
          </table:table-cell>
          <table:table-cell office:value-type="float" office:value="614.98" calcext:value-type="float">
            <text:p>614.98</text:p>
          </table:table-cell>
        </table:table-row>
        <table:table-row table:style-name="ro1">
          <table:table-cell office:value-type="string" calcext:value-type="string">
            <text:p>J1318+1807</text:p>
          </table:table-cell>
          <table:table-cell office:value-type="float" office:value="199.5595375" calcext:value-type="float">
            <text:p>199.5595375</text:p>
          </table:table-cell>
          <table:table-cell office:value-type="float" office:value="18.12078611" calcext:value-type="float">
            <text:p>18.12078611</text:p>
          </table:table-cell>
          <table:table-cell office:value-type="string" calcext:value-type="string">
            <text:p>WISEA J131814.28+180714.9</text:p>
          </table:table-cell>
          <table:table-cell office:value-type="float" office:value="2.076476" calcext:value-type="float">
            <text:p>2.076476</text:p>
          </table:table-cell>
          <table:table-cell office:value-type="string" calcext:value-type="string">
            <text:p>QSO</text:p>
          </table:table-cell>
          <table:table-cell office:value-type="float" office:value="131.48" calcext:value-type="float">
            <text:p>131.48</text:p>
          </table:table-cell>
        </table:table-row>
        <table:table-row table:style-name="ro1">
          <table:table-cell office:value-type="string" calcext:value-type="string">
            <text:p>J1319+6217</text:p>
          </table:table-cell>
          <table:table-cell office:value-type="float" office:value="199.7812875" calcext:value-type="float">
            <text:p>199.7812875</text:p>
          </table:table-cell>
          <table:table-cell office:value-type="float" office:value="62.28923611" calcext:value-type="float">
            <text:p>62.28923611</text:p>
          </table:table-cell>
          <table:table-cell office:value-type="string" calcext:value-type="string">
            <text:p>WISEA J131907.47+621721.1</text:p>
          </table:table-cell>
          <table:table-cell office:value-type="float" office:value="3.070755" calcext:value-type="float">
            <text:p>3.070755</text:p>
          </table:table-cell>
          <table:table-cell office:value-type="string" calcext:value-type="string">
            <text:p>QSO</text:p>
          </table:table-cell>
          <table:table-cell office:value-type="float" office:value="214.36" calcext:value-type="float">
            <text:p>214.36</text:p>
          </table:table-cell>
        </table:table-row>
        <table:table-row table:style-name="ro1">
          <table:table-cell office:value-type="string" calcext:value-type="string">
            <text:p>J1320+0140</text:p>
          </table:table-cell>
          <table:table-cell office:value-type="float" office:value="200.1115417" calcext:value-type="float">
            <text:p>200.1115417</text:p>
          </table:table-cell>
          <table:table-cell office:value-type="float" office:value="1.676833333" calcext:value-type="float">
            <text:p>1.676833333</text:p>
          </table:table-cell>
          <table:table-cell office:value-type="string" calcext:value-type="string">
            <text:p>PKS 1317+019</text:p>
          </table:table-cell>
          <table:table-cell office:value-type="float" office:value="1.234961" calcext:value-type="float">
            <text:p>1.234961</text:p>
          </table:table-cell>
          <table:table-cell office:value-type="string" calcext:value-type="string">
            <text:p>G</text:p>
          </table:table-cell>
          <table:table-cell office:value-type="float" office:value="677.57" calcext:value-type="float">
            <text:p>677.57</text:p>
          </table:table-cell>
        </table:table-row>
        <table:table-row table:style-name="ro1">
          <table:table-cell office:value-type="string" calcext:value-type="string">
            <text:p>J1320+4541</text:p>
          </table:table-cell>
          <table:table-cell office:value-type="float" office:value="200.2153625" calcext:value-type="float">
            <text:p>200.2153625</text:p>
          </table:table-cell>
          <table:table-cell office:value-type="float" office:value="45.68616111" calcext:value-type="float">
            <text:p>45.68616111</text:p>
          </table:table-cell>
          <table:table-cell office:value-type="string" calcext:value-type="string">
            <text:p>B3 1318+459</text:p>
          </table:table-cell>
          <table:table-cell office:value-type="float" office:value="2.350152" calcext:value-type="float">
            <text:p>2.350152</text:p>
          </table:table-cell>
          <table:table-cell office:value-type="string" calcext:value-type="string">
            <text:p>*</text:p>
          </table:table-cell>
          <table:table-cell office:value-type="float" office:value="154.64" calcext:value-type="float">
            <text:p>154.64</text:p>
          </table:table-cell>
        </table:table-row>
        <table:table-row table:style-name="ro1">
          <table:table-cell office:value-type="string" calcext:value-type="string">
            <text:p>J1321+1106</text:p>
          </table:table-cell>
          <table:table-cell office:value-type="float" office:value="200.3283458" calcext:value-type="float">
            <text:p>200.3283458</text:p>
          </table:table-cell>
          <table:table-cell office:value-type="float" office:value="11.11355278" calcext:value-type="float">
            <text:p>11.11355278</text:p>
          </table:table-cell>
          <table:table-cell office:value-type="string" calcext:value-type="string">
            <text:p>[HB89] 1318+113</text:p>
          </table:table-cell>
          <table:table-cell office:value-type="float" office:value="2.177919" calcext:value-type="float">
            <text:p>2.177919</text:p>
          </table:table-cell>
          <table:table-cell office:value-type="string" calcext:value-type="string">
            <text:p>QSO</text:p>
          </table:table-cell>
          <table:table-cell office:value-type="float" office:value="2233.51" calcext:value-type="float">
            <text:p>2233.51</text:p>
          </table:table-cell>
        </table:table-row>
        <table:table-row table:style-name="ro1">
          <table:table-cell office:value-type="string" calcext:value-type="string">
            <text:p>J1321+3510</text:p>
          </table:table-cell>
          <table:table-cell office:value-type="float" office:value="200.4820125" calcext:value-type="float">
            <text:p>200.4820125</text:p>
          </table:table-cell>
          <table:table-cell office:value-type="float" office:value="35.17701111" calcext:value-type="float">
            <text:p>35.17701111</text:p>
          </table:table-cell>
          <table:table-cell office:value-type="string" calcext:value-type="string">
            <text:p>SDSS J132155.68+351037.2</text:p>
          </table:table-cell>
          <table:table-cell office:value-type="float" office:value="1.918643" calcext:value-type="float">
            <text:p>1.918643</text:p>
          </table:table-cell>
          <table:table-cell office:value-type="string" calcext:value-type="string">
            <text:p>*</text:p>
          </table:table-cell>
          <table:table-cell office:value-type="float" office:value="147.37" calcext:value-type="float">
            <text:p>147.37</text:p>
          </table:table-cell>
        </table:table-row>
        <table:table-row table:style-name="ro1">
          <table:table-cell office:value-type="string" calcext:value-type="string">
            <text:p>J1322+2148</text:p>
          </table:table-cell>
          <table:table-cell office:value-type="float" office:value="200.5475417" calcext:value-type="float">
            <text:p>200.5475417</text:p>
          </table:table-cell>
          <table:table-cell office:value-type="float" office:value="21.80337778" calcext:value-type="float">
            <text:p>21.80337778</text:p>
          </table:table-cell>
          <table:table-cell office:value-type="string" calcext:value-type="string">
            <text:p>WISEA J132211.40+214812.1</text:p>
          </table:table-cell>
          <table:table-cell office:value-type="float" office:value="1.683916" calcext:value-type="float">
            <text:p>1.683916</text:p>
          </table:table-cell>
          <table:table-cell office:value-type="string" calcext:value-type="string">
            <text:p>QSO</text:p>
          </table:table-cell>
          <table:table-cell office:value-type="float" office:value="257.67" calcext:value-type="float">
            <text:p>257.67</text:p>
          </table:table-cell>
        </table:table-row>
        <table:table-row table:style-name="ro1">
          <table:table-cell office:value-type="string" calcext:value-type="string">
            <text:p>J1322+3216</text:p>
          </table:table-cell>
          <table:table-cell office:value-type="float" office:value="200.6964667" calcext:value-type="float">
            <text:p>200.6964667</text:p>
          </table:table-cell>
          <table:table-cell office:value-type="float" office:value="32.26971389" calcext:value-type="float">
            <text:p>32.26971389</text:p>
          </table:table-cell>
          <table:table-cell office:value-type="string" calcext:value-type="string">
            <text:p>4C +32.43</text:p>
          </table:table-cell>
          <table:table-cell office:value-type="float" office:value="1.387555" calcext:value-type="float">
            <text:p>1.387555</text:p>
          </table:table-cell>
          <table:table-cell office:value-type="string" calcext:value-type="string">
            <text:p>QSO</text:p>
          </table:table-cell>
          <table:table-cell office:value-type="float" office:value="859.79" calcext:value-type="float">
            <text:p>859.79</text:p>
          </table:table-cell>
        </table:table-row>
        <table:table-row table:style-name="ro1">
          <table:table-cell office:value-type="string" calcext:value-type="string">
            <text:p>J1322+3912</text:p>
          </table:table-cell>
          <table:table-cell office:value-type="float" office:value="200.7319667" calcext:value-type="float">
            <text:p>200.7319667</text:p>
          </table:table-cell>
          <table:table-cell office:value-type="float" office:value="39.20219722" calcext:value-type="float">
            <text:p>39.20219722</text:p>
          </table:table-cell>
          <table:table-cell office:value-type="string" calcext:value-type="string">
            <text:p>FBQS J132255.6+391207</text:p>
          </table:table-cell>
          <table:table-cell office:value-type="float" office:value="2.98997" calcext:value-type="float">
            <text:p>2.98997</text:p>
          </table:table-cell>
          <table:table-cell office:value-type="string" calcext:value-type="string">
            <text:p>QSO</text:p>
          </table:table-cell>
          <table:table-cell office:value-type="float" office:value="102.01" calcext:value-type="float">
            <text:p>102.01</text:p>
          </table:table-cell>
        </table:table-row>
        <table:table-row table:style-name="ro1">
          <table:table-cell office:value-type="string" calcext:value-type="string">
            <text:p>J1323+2941</text:p>
          </table:table-cell>
          <table:table-cell office:value-type="float" office:value="200.7607792" calcext:value-type="float">
            <text:p>200.7607792</text:p>
          </table:table-cell>
          <table:table-cell office:value-type="float" office:value="29.6926" calcext:value-type="float">
            <text:p>29.6926</text:p>
          </table:table-cell>
          <table:table-cell office:value-type="string" calcext:value-type="string">
            <text:p>WISEA J132300.86+294144.7</text:p>
          </table:table-cell>
          <table:table-cell office:value-type="float" office:value="1.141464" calcext:value-type="float">
            <text:p>1.141464</text:p>
          </table:table-cell>
          <table:table-cell office:value-type="string" calcext:value-type="string">
            <text:p>*</text:p>
          </table:table-cell>
          <table:table-cell office:value-type="float" office:value="714.3" calcext:value-type="float">
            <text:p>714.3</text:p>
          </table:table-cell>
        </table:table-row>
        <table:table-row table:style-name="ro1">
          <table:table-cell office:value-type="string" calcext:value-type="string">
            <text:p>J1324+4743</text:p>
          </table:table-cell>
          <table:table-cell office:value-type="float" office:value="201.1222583" calcext:value-type="float">
            <text:p>201.1222583</text:p>
          </table:table-cell>
          <table:table-cell office:value-type="float" office:value="47.72238611" calcext:value-type="float">
            <text:p>47.72238611</text:p>
          </table:table-cell>
          <table:table-cell office:value-type="string" calcext:value-type="string">
            <text:p>WISEA J132429.33+474320.4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QSO</text:p>
          </table:table-cell>
          <table:table-cell office:value-type="float" office:value="192.69" calcext:value-type="float">
            <text:p>192.69</text:p>
          </table:table-cell>
        </table:table-row>
        <table:table-row table:style-name="ro1">
          <table:table-cell office:value-type="string" calcext:value-type="string">
            <text:p>J1325+1123</text:p>
          </table:table-cell>
          <table:table-cell office:value-type="float" office:value="201.3020167" calcext:value-type="float">
            <text:p>201.3020167</text:p>
          </table:table-cell>
          <table:table-cell office:value-type="float" office:value="11.39166667" calcext:value-type="float">
            <text:p>11.39166667</text:p>
          </table:table-cell>
          <table:table-cell office:value-type="string" calcext:value-type="string">
            <text:p>WISEA J132512.48+112329.7</text:p>
          </table:table-cell>
          <table:table-cell office:value-type="float" office:value="4.417832" calcext:value-type="float">
            <text:p>4.417832</text:p>
          </table:table-cell>
          <table:table-cell office:value-type="string" calcext:value-type="string">
            <text:p>QSO</text:p>
          </table:table-cell>
          <table:table-cell office:value-type="float" office:value="71.05" calcext:value-type="float">
            <text:p>71.05</text:p>
          </table:table-cell>
        </table:table-row>
        <table:table-row table:style-name="ro1">
          <table:table-cell office:value-type="string" calcext:value-type="string">
            <text:p>J1327+2210</text:p>
          </table:table-cell>
          <table:table-cell office:value-type="float" office:value="201.7535333" calcext:value-type="float">
            <text:p>201.7535333</text:p>
          </table:table-cell>
          <table:table-cell office:value-type="float" office:value="22.18063611" calcext:value-type="float">
            <text:p>22.18063611</text:p>
          </table:table-cell>
          <table:table-cell office:value-type="string" calcext:value-type="string">
            <text:p>B2 1324+22</text:p>
          </table:table-cell>
          <table:table-cell office:value-type="float" office:value="1.398329" calcext:value-type="float">
            <text:p>1.398329</text:p>
          </table:table-cell>
          <table:table-cell office:value-type="string" calcext:value-type="string">
            <text:p>QSO</text:p>
          </table:table-cell>
          <table:table-cell office:value-type="float" office:value="1227.3" calcext:value-type="float">
            <text:p>1227.3</text:p>
          </table:table-cell>
        </table:table-row>
        <table:table-row table:style-name="ro1">
          <table:table-cell office:value-type="string" calcext:value-type="string">
            <text:p>J1327+4326</text:p>
          </table:table-cell>
          <table:table-cell office:value-type="float" office:value="201.8373542" calcext:value-type="float">
            <text:p>201.8373542</text:p>
          </table:table-cell>
          <table:table-cell office:value-type="float" office:value="43.44108333" calcext:value-type="float">
            <text:p>43.44108333</text:p>
          </table:table-cell>
          <table:table-cell office:value-type="string" calcext:value-type="string">
            <text:p>B3 1325+436</text:p>
          </table:table-cell>
          <table:table-cell office:value-type="float" office:value="2.086672" calcext:value-type="float">
            <text:p>2.086672</text:p>
          </table:table-cell>
          <table:table-cell office:value-type="string" calcext:value-type="string">
            <text:p>QSO</text:p>
          </table:table-cell>
          <table:table-cell office:value-type="float" office:value="598.42" calcext:value-type="float">
            <text:p>598.42</text:p>
          </table:table-cell>
        </table:table-row>
        <table:table-row table:style-name="ro1">
          <table:table-cell office:value-type="string" calcext:value-type="string">
            <text:p>J1329+1053</text:p>
          </table:table-cell>
          <table:table-cell office:value-type="float" office:value="202.2559875" calcext:value-type="float">
            <text:p>202.2559875</text:p>
          </table:table-cell>
          <table:table-cell office:value-type="float" office:value="10.88469722" calcext:value-type="float">
            <text:p>10.88469722</text:p>
          </table:table-cell>
          <table:table-cell office:value-type="string" calcext:value-type="string">
            <text:p>SDSS J132901.41+105304.7</text:p>
          </table:table-cell>
          <table:table-cell office:value-type="float" office:value="1.937739" calcext:value-type="float">
            <text:p>1.937739</text:p>
          </table:table-cell>
          <table:table-cell office:value-type="string" calcext:value-type="string">
            <text:p>QSO</text:p>
          </table:table-cell>
          <table:table-cell office:value-type="float" office:value="121.16" calcext:value-type="float">
            <text:p>121.16</text:p>
          </table:table-cell>
        </table:table-row>
        <table:table-row table:style-name="ro1">
          <table:table-cell office:value-type="string" calcext:value-type="string">
            <text:p>J1329+3154</text:p>
          </table:table-cell>
          <table:table-cell office:value-type="float" office:value="202.4702792" calcext:value-type="float">
            <text:p>202.4702792</text:p>
          </table:table-cell>
          <table:table-cell office:value-type="float" office:value="31.903125" calcext:value-type="float">
            <text:p>31.903125</text:p>
          </table:table-cell>
          <table:table-cell office:value-type="string" calcext:value-type="string">
            <text:p>WISE J132952.86+315411.0</text:p>
          </table:table-cell>
          <table:table-cell office:value-type="float" office:value="3.78887" calcext:value-type="float">
            <text:p>3.78887</text:p>
          </table:table-cell>
          <table:table-cell office:value-type="string" calcext:value-type="string">
            <text:p>QSO</text:p>
          </table:table-cell>
          <table:table-cell office:value-type="float" office:value="799.53" calcext:value-type="float">
            <text:p>799.53</text:p>
          </table:table-cell>
        </table:table-row>
        <table:table-row table:style-name="ro1">
          <table:table-cell office:value-type="string" calcext:value-type="string">
            <text:p>J1329+3949</text:p>
          </table:table-cell>
          <table:table-cell office:value-type="float" office:value="202.454775" calcext:value-type="float">
            <text:p>202.454775</text:p>
          </table:table-cell>
          <table:table-cell office:value-type="float" office:value="39.82581667" calcext:value-type="float">
            <text:p>39.82581667</text:p>
          </table:table-cell>
          <table:table-cell office:value-type="string" calcext:value-type="string">
            <text:p>WISEA J132949.14+394933.0</text:p>
          </table:table-cell>
          <table:table-cell office:value-type="float" office:value="2.406171" calcext:value-type="float">
            <text:p>2.406171</text:p>
          </table:table-cell>
          <table:table-cell office:value-type="string" calcext:value-type="string">
            <text:p>*</text:p>
          </table:table-cell>
          <table:table-cell office:value-type="float" office:value="71.41" calcext:value-type="float">
            <text:p>71.41</text:p>
          </table:table-cell>
        </table:table-row>
        <table:table-row table:style-name="ro1">
          <table:table-cell office:value-type="string" calcext:value-type="string">
            <text:p>J1329+5009</text:p>
          </table:table-cell>
          <table:table-cell office:value-type="float" office:value="202.2742667" calcext:value-type="float">
            <text:p>202.2742667</text:p>
          </table:table-cell>
          <table:table-cell office:value-type="float" office:value="50.15737222" calcext:value-type="float">
            <text:p>50.15737222</text:p>
          </table:table-cell>
          <table:table-cell office:value-type="string" calcext:value-type="string">
            <text:p>WISEA J132905.78+500926.4</text:p>
          </table:table-cell>
          <table:table-cell office:value-type="float" office:value="2.652727" calcext:value-type="float">
            <text:p>2.652727</text:p>
          </table:table-cell>
          <table:table-cell office:value-type="string" calcext:value-type="string">
            <text:p>QSO</text:p>
          </table:table-cell>
          <table:table-cell office:value-type="float" office:value="289.17" calcext:value-type="float">
            <text:p>289.17</text:p>
          </table:table-cell>
        </table:table-row>
        <table:table-row table:style-name="ro1">
          <table:table-cell office:value-type="string" calcext:value-type="string">
            <text:p>J1330+2509</text:p>
          </table:table-cell>
          <table:table-cell office:value-type="float" office:value="202.6570583" calcext:value-type="float">
            <text:p>202.6570583</text:p>
          </table:table-cell>
          <table:table-cell office:value-type="float" office:value="25.15301944" calcext:value-type="float">
            <text:p>25.15301944</text:p>
          </table:table-cell>
          <table:table-cell office:value-type="string" calcext:value-type="string">
            <text:p>FBQS J133037.6+250910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QSO</text:p>
          </table:table-cell>
          <table:table-cell office:value-type="float" office:value="6999.02" calcext:value-type="float">
            <text:p>6999.02</text:p>
          </table:table-cell>
        </table:table-row>
        <table:table-row table:style-name="ro1">
          <table:table-cell office:value-type="string" calcext:value-type="string">
            <text:p>J1331+0002</text:p>
          </table:table-cell>
          <table:table-cell office:value-type="float" office:value="202.8409417" calcext:value-type="float">
            <text:p>202.8409417</text:p>
          </table:table-cell>
          <table:table-cell office:value-type="float" office:value="0.04684166667" calcext:value-type="float">
            <text:p>0.04684166667</text:p>
          </table:table-cell>
          <table:table-cell office:value-type="string" calcext:value-type="string">
            <text:p>WISEA J133121.80+000248.3</text:p>
          </table:table-cell>
          <table:table-cell office:value-type="float" office:value="3.242696" calcext:value-type="float">
            <text:p>3.242696</text:p>
          </table:table-cell>
          <table:table-cell office:value-type="string" calcext:value-type="string">
            <text:p>QSO</text:p>
          </table:table-cell>
          <table:table-cell office:value-type="float" office:value="93.96" calcext:value-type="float">
            <text:p>93.96</text:p>
          </table:table-cell>
        </table:table-row>
        <table:table-row table:style-name="ro1">
          <table:table-cell office:value-type="string" calcext:value-type="string">
            <text:p>J1331+0608</text:p>
          </table:table-cell>
          <table:table-cell office:value-type="float" office:value="202.9745667" calcext:value-type="float">
            <text:p>202.9745667</text:p>
          </table:table-cell>
          <table:table-cell office:value-type="float" office:value="6.139916667" calcext:value-type="float">
            <text:p>6.139916667</text:p>
          </table:table-cell>
          <table:table-cell office:value-type="string" calcext:value-type="string">
            <text:p>WISEA J133153.90+060823.1</text:p>
          </table:table-cell>
          <table:table-cell office:value-type="float" office:value="2.533271" calcext:value-type="float">
            <text:p>2.533271</text:p>
          </table:table-cell>
          <table:table-cell office:value-type="string" calcext:value-type="string">
            <text:p>VisS</text:p>
          </table:table-cell>
          <table:table-cell office:value-type="float" office:value="312.98" calcext:value-type="float">
            <text:p>312.98</text:p>
          </table:table-cell>
        </table:table-row>
        <table:table-row table:style-name="ro1">
          <table:table-cell office:value-type="string" calcext:value-type="string">
            <text:p>J1331+1712</text:p>
          </table:table-cell>
          <table:table-cell office:value-type="float" office:value="202.8892958" calcext:value-type="float">
            <text:p>202.8892958</text:p>
          </table:table-cell>
          <table:table-cell office:value-type="float" office:value="17.21404444" calcext:value-type="float">
            <text:p>17.21404444</text:p>
          </table:table-cell>
          <table:table-cell office:value-type="string" calcext:value-type="string">
            <text:p>WISE J133133.44+171250.5</text:p>
          </table:table-cell>
          <table:table-cell office:value-type="float" office:value="4.30651" calcext:value-type="float">
            <text:p>4.30651</text:p>
          </table:table-cell>
          <table:table-cell office:value-type="string" calcext:value-type="string">
            <text:p>QSO</text:p>
          </table:table-cell>
          <table:table-cell office:value-type="float" office:value="186.98" calcext:value-type="float">
            <text:p>186.98</text:p>
          </table:table-cell>
        </table:table-row>
        <table:table-row table:style-name="ro1">
          <table:table-cell office:value-type="string" calcext:value-type="string">
            <text:p>J1331+3030</text:p>
          </table:table-cell>
          <table:table-cell office:value-type="float" office:value="202.7845208" calcext:value-type="float">
            <text:p>202.7845208</text:p>
          </table:table-cell>
          <table:table-cell office:value-type="float" office:value="30.50915278" calcext:value-type="float">
            <text:p>30.50915278</text:p>
          </table:table-cell>
          <table:table-cell office:value-type="string" calcext:value-type="string">
            <text:p>3C 286</text:p>
          </table:table-cell>
          <table:table-cell office:value-type="float" office:value="0.8498748" calcext:value-type="float">
            <text:p>0.8498748</text:p>
          </table:table-cell>
          <table:table-cell office:value-type="string" calcext:value-type="string">
            <text:p>QSO</text:p>
          </table:table-cell>
          <table:table-cell office:value-type="float" office:value="15025.79" calcext:value-type="float">
            <text:p>15025.79</text:p>
          </table:table-cell>
        </table:table-row>
        <table:table-row table:style-name="ro1">
          <table:table-cell office:value-type="string" calcext:value-type="string">
            <text:p>J1333+1649</text:p>
          </table:table-cell>
          <table:table-cell office:value-type="float" office:value="203.39905" calcext:value-type="float">
            <text:p>203.39905</text:p>
          </table:table-cell>
          <table:table-cell office:value-type="float" office:value="16.81782778" calcext:value-type="float">
            <text:p>16.81782778</text:p>
          </table:table-cell>
          <table:table-cell office:value-type="string" calcext:value-type="string">
            <text:p>[HB89] 1331+170</text:p>
          </table:table-cell>
          <table:table-cell office:value-type="float" office:value="2.088954" calcext:value-type="float">
            <text:p>2.088954</text:p>
          </table:table-cell>
          <table:table-cell office:value-type="string" calcext:value-type="string">
            <text:p>QSO</text:p>
          </table:table-cell>
          <table:table-cell office:value-type="float" office:value="420.6" calcext:value-type="float">
            <text:p>420.6</text:p>
          </table:table-cell>
        </table:table-row>
        <table:table-row table:style-name="ro1">
          <table:table-cell office:value-type="string" calcext:value-type="string">
            <text:p>J1335+4542</text:p>
          </table:table-cell>
          <table:table-cell office:value-type="float" office:value="203.8415333" calcext:value-type="float">
            <text:p>203.8415333</text:p>
          </table:table-cell>
          <table:table-cell office:value-type="float" office:value="45.71063333" calcext:value-type="float">
            <text:p>45.71063333</text:p>
          </table:table-cell>
          <table:table-cell office:value-type="string" calcext:value-type="string">
            <text:p>[HB89] 1333+459</text:p>
          </table:table-cell>
          <table:table-cell office:value-type="float" office:value="2.45483" calcext:value-type="float">
            <text:p>2.45483</text:p>
          </table:table-cell>
          <table:table-cell office:value-type="string" calcext:value-type="string">
            <text:p>QSO</text:p>
          </table:table-cell>
          <table:table-cell office:value-type="float" office:value="269.05" calcext:value-type="float">
            <text:p>269.05</text:p>
          </table:table-cell>
        </table:table-row>
        <table:table-row table:style-name="ro1">
          <table:table-cell office:value-type="string" calcext:value-type="string">
            <text:p>J1337+1140</text:p>
          </table:table-cell>
          <table:table-cell office:value-type="float" office:value="204.286575" calcext:value-type="float">
            <text:p>204.286575</text:p>
          </table:table-cell>
          <table:table-cell office:value-type="float" office:value="11.66833889" calcext:value-type="float">
            <text:p>11.66833889</text:p>
          </table:table-cell>
          <table:table-cell office:value-type="string" calcext:value-type="string">
            <text:p>[HB89] 1334+119</text:p>
          </table:table-cell>
          <table:table-cell office:value-type="float" office:value="1.759782" calcext:value-type="float">
            <text:p>1.759782</text:p>
          </table:table-cell>
          <table:table-cell office:value-type="string" calcext:value-type="string">
            <text:p>QSO</text:p>
          </table:table-cell>
          <table:table-cell office:value-type="float" office:value="195.89" calcext:value-type="float">
            <text:p>195.89</text:p>
          </table:table-cell>
        </table:table-row>
        <table:table-row table:style-name="ro1">
          <table:table-cell office:value-type="string" calcext:value-type="string">
            <text:p>J1337+3152</text:p>
          </table:table-cell>
          <table:table-cell office:value-type="float" office:value="204.352925" calcext:value-type="float">
            <text:p>204.352925</text:p>
          </table:table-cell>
          <table:table-cell office:value-type="float" office:value="31.88180278" calcext:value-type="float">
            <text:p>31.88180278</text:p>
          </table:table-cell>
          <table:table-cell office:value-type="string" calcext:value-type="string">
            <text:p>WISEA J133724.70+315254.5</text:p>
          </table:table-cell>
          <table:table-cell office:value-type="float" office:value="3.178921" calcext:value-type="float">
            <text:p>3.178921</text:p>
          </table:table-cell>
          <table:table-cell office:value-type="string" calcext:value-type="string">
            <text:p>QSO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J1337+5501</text:p>
          </table:table-cell>
          <table:table-cell office:value-type="float" office:value="204.4568417" calcext:value-type="float">
            <text:p>204.4568417</text:p>
          </table:table-cell>
          <table:table-cell office:value-type="float" office:value="55.0173" calcext:value-type="float">
            <text:p>55.0173</text:p>
          </table:table-cell>
          <table:table-cell office:value-type="string" calcext:value-type="string">
            <text:p>WISEA J133749.64+550102.1</text:p>
          </table:table-cell>
          <table:table-cell office:value-type="float" office:value="1.097356" calcext:value-type="float">
            <text:p>1.097356</text:p>
          </table:table-cell>
          <table:table-cell office:value-type="string" calcext:value-type="string">
            <text:p>QSO</text:p>
          </table:table-cell>
          <table:table-cell office:value-type="float" office:value="702.84" calcext:value-type="float">
            <text:p>702.84</text:p>
          </table:table-cell>
        </table:table-row>
        <table:table-row table:style-name="ro1">
          <table:table-cell office:value-type="string" calcext:value-type="string">
            <text:p>J1338+2501</text:p>
          </table:table-cell>
          <table:table-cell office:value-type="float" office:value="204.6052333" calcext:value-type="float">
            <text:p>204.6052333</text:p>
          </table:table-cell>
          <table:table-cell office:value-type="float" office:value="25.02391111" calcext:value-type="float">
            <text:p>25.02391111</text:p>
          </table:table-cell>
          <table:table-cell office:value-type="string" calcext:value-type="string">
            <text:p>SDSS J133825.25+250125.9</text:p>
          </table:table-cell>
          <table:table-cell office:value-type="float" office:value="2.818116" calcext:value-type="float">
            <text:p>2.818116</text:p>
          </table:table-cell>
          <table:table-cell office:value-type="string" calcext:value-type="string">
            <text:p>*</text:p>
          </table:table-cell>
          <table:table-cell office:value-type="float" office:value="128.72" calcext:value-type="float">
            <text:p>128.72</text:p>
          </table:table-cell>
        </table:table-row>
        <table:table-row table:style-name="ro1">
          <table:table-cell office:value-type="string" calcext:value-type="string">
            <text:p>J1338+3928</text:p>
          </table:table-cell>
          <table:table-cell office:value-type="float" office:value="204.5685833" calcext:value-type="float">
            <text:p>204.5685833</text:p>
          </table:table-cell>
          <table:table-cell office:value-type="float" office:value="39.47498333" calcext:value-type="float">
            <text:p>39.47498333</text:p>
          </table:table-cell>
          <table:table-cell office:value-type="string" calcext:value-type="string">
            <text:p>B3 1336+397A</text:p>
          </table:table-cell>
          <table:table-cell office:value-type="float" office:value="2.458364" calcext:value-type="float">
            <text:p>2.458364</text:p>
          </table:table-cell>
          <table:table-cell office:value-type="string" calcext:value-type="string">
            <text:p>*</text:p>
          </table:table-cell>
          <table:table-cell office:value-type="float" office:value="95.94" calcext:value-type="float">
            <text:p>95.94</text:p>
          </table:table-cell>
        </table:table-row>
        <table:table-row table:style-name="ro1">
          <table:table-cell office:value-type="string" calcext:value-type="string">
            <text:p>J1339+6328</text:p>
          </table:table-cell>
          <table:table-cell office:value-type="float" office:value="204.8490292" calcext:value-type="float">
            <text:p>204.8490292</text:p>
          </table:table-cell>
          <table:table-cell office:value-type="float" office:value="63.48281667" calcext:value-type="float">
            <text:p>63.48281667</text:p>
          </table:table-cell>
          <table:table-cell office:value-type="string" calcext:value-type="string">
            <text:p>WISEA J133923.77+632858.4</text:p>
          </table:table-cell>
          <table:table-cell office:value-type="float" office:value="2.559888" calcext:value-type="float">
            <text:p>2.559888</text:p>
          </table:table-cell>
          <table:table-cell office:value-type="string" calcext:value-type="string">
            <text:p>QSO</text:p>
          </table:table-cell>
          <table:table-cell office:value-type="float" office:value="512.92" calcext:value-type="float">
            <text:p>512.92</text:p>
          </table:table-cell>
        </table:table-row>
        <table:table-row table:style-name="ro1">
          <table:table-cell office:value-type="string" calcext:value-type="string">
            <text:p>J1340+3008</text:p>
          </table:table-cell>
          <table:table-cell office:value-type="float" office:value="205.1749542" calcext:value-type="float">
            <text:p>205.1749542</text:p>
          </table:table-cell>
          <table:table-cell office:value-type="float" office:value="30.14303889" calcext:value-type="float">
            <text:p>30.14303889</text:p>
          </table:table-cell>
          <table:table-cell office:value-type="string" calcext:value-type="string">
            <text:p>WISEA J134042.00+300834.7</text:p>
          </table:table-cell>
          <table:table-cell office:value-type="float" office:value="2.20668" calcext:value-type="float">
            <text:p>2.20668</text:p>
          </table:table-cell>
          <table:table-cell office:value-type="string" calcext:value-type="string">
            <text:p>QSO</text:p>
          </table:table-cell>
          <table:table-cell office:value-type="float" office:value="126.37" calcext:value-type="float">
            <text:p>126.37</text:p>
          </table:table-cell>
        </table:table-row>
        <table:table-row table:style-name="ro1">
          <table:table-cell office:value-type="string" calcext:value-type="string">
            <text:p>J1340+3754</text:p>
          </table:table-cell>
          <table:table-cell office:value-type="float" office:value="205.0955458" calcext:value-type="float">
            <text:p>205.0955458</text:p>
          </table:table-cell>
          <table:table-cell office:value-type="float" office:value="37.9121" calcext:value-type="float">
            <text:p>37.9121</text:p>
          </table:table-cell>
          <table:table-cell office:value-type="string" calcext:value-type="string">
            <text:p>WISEA J134022.94+375444.0</text:p>
          </table:table-cell>
          <table:table-cell office:value-type="float" office:value="3.112918" calcext:value-type="float">
            <text:p>3.112918</text:p>
          </table:table-cell>
          <table:table-cell office:value-type="string" calcext:value-type="string">
            <text:p>QSO</text:p>
          </table:table-cell>
          <table:table-cell office:value-type="float" office:value="275.91" calcext:value-type="float">
            <text:p>275.91</text:p>
          </table:table-cell>
        </table:table-row>
        <table:table-row table:style-name="ro1">
          <table:table-cell office:value-type="string" calcext:value-type="string">
            <text:p>J1342+5110</text:p>
          </table:table-cell>
          <table:table-cell office:value-type="float" office:value="205.6013208" calcext:value-type="float">
            <text:p>205.6013208</text:p>
          </table:table-cell>
          <table:table-cell office:value-type="float" office:value="51.17006944" calcext:value-type="float">
            <text:p>51.17006944</text:p>
          </table:table-cell>
          <table:table-cell office:value-type="string" calcext:value-type="string">
            <text:p>WISEA J134224.30+511012.5</text:p>
          </table:table-cell>
          <table:table-cell office:value-type="float" office:value="2.598546" calcext:value-type="float">
            <text:p>2.598546</text:p>
          </table:table-cell>
          <table:table-cell office:value-type="string" calcext:value-type="string">
            <text:p>QSO</text:p>
          </table:table-cell>
          <table:table-cell office:value-type="float" office:value="146.77" calcext:value-type="float">
            <text:p>146.77</text:p>
          </table:table-cell>
        </table:table-row>
        <table:table-row table:style-name="ro1">
          <table:table-cell office:value-type="string" calcext:value-type="string">
            <text:p>J1342+6021</text:p>
          </table:table-cell>
          <table:table-cell office:value-type="float" office:value="205.5545208" calcext:value-type="float">
            <text:p>205.5545208</text:p>
          </table:table-cell>
          <table:table-cell office:value-type="float" office:value="60.361775" calcext:value-type="float">
            <text:p>60.361775</text:p>
          </table:table-cell>
          <table:table-cell office:value-type="string" calcext:value-type="string">
            <text:p>SBS 1340+606</text:p>
          </table:table-cell>
          <table:table-cell office:value-type="float" office:value="0.963133" calcext:value-type="float">
            <text:p>0.963133</text:p>
          </table:table-cell>
          <table:table-cell office:value-type="string" calcext:value-type="string">
            <text:p>QSO</text:p>
          </table:table-cell>
          <table:table-cell office:value-type="float" office:value="1548.94" calcext:value-type="float">
            <text:p>1548.94</text:p>
          </table:table-cell>
        </table:table-row>
        <table:table-row table:style-name="ro1">
          <table:table-cell office:value-type="string" calcext:value-type="string">
            <text:p>J1343+4532</text:p>
          </table:table-cell>
          <table:table-cell office:value-type="float" office:value="205.7746167" calcext:value-type="float">
            <text:p>205.7746167</text:p>
          </table:table-cell>
          <table:table-cell office:value-type="float" office:value="45.54765" calcext:value-type="float">
            <text:p>45.54765</text:p>
          </table:table-cell>
          <table:table-cell office:value-type="string" calcext:value-type="string">
            <text:p>B3 1341+457</text:p>
          </table:table-cell>
          <table:table-cell office:value-type="float" office:value="1.485" calcext:value-type="float">
            <text:p>1.485</text:p>
          </table:table-cell>
          <table:table-cell office:value-type="string" calcext:value-type="string">
            <text:p>*</text:p>
          </table:table-cell>
          <table:table-cell office:value-type="float" office:value="342.64" calcext:value-type="float">
            <text:p>342.64</text:p>
          </table:table-cell>
        </table:table-row>
        <table:table-row table:style-name="ro1">
          <table:table-cell office:value-type="string" calcext:value-type="string">
            <text:p>J1344+2852</text:p>
          </table:table-cell>
          <table:table-cell office:value-type="float" office:value="206.0600333" calcext:value-type="float">
            <text:p>206.0600333</text:p>
          </table:table-cell>
          <table:table-cell office:value-type="float" office:value="28.87654167" calcext:value-type="float">
            <text:p>28.87654167</text:p>
          </table:table-cell>
          <table:table-cell office:value-type="string" calcext:value-type="string">
            <text:p>B2 1341+29 NED02</text:p>
          </table:table-cell>
          <table:table-cell office:value-type="float" office:value="2.215" calcext:value-type="float">
            <text:p>2.215</text:p>
          </table:table-cell>
          <table:table-cell office:value-type="string" calcext:value-type="string">
            <text:p>VisS</text:p>
          </table:table-cell>
          <table:table-cell office:value-type="float" office:value="193.48" calcext:value-type="float">
            <text:p>193.48</text:p>
          </table:table-cell>
        </table:table-row>
        <table:table-row table:style-name="ro1">
          <table:table-cell office:value-type="string" calcext:value-type="string">
            <text:p>J1344+3355</text:p>
          </table:table-cell>
          <table:table-cell office:value-type="float" office:value="206.15455" calcext:value-type="float">
            <text:p>206.15455</text:p>
          </table:table-cell>
          <table:table-cell office:value-type="float" office:value="33.92951111" calcext:value-type="float">
            <text:p>33.92951111</text:p>
          </table:table-cell>
          <table:table-cell office:value-type="string" calcext:value-type="string">
            <text:p>B2 1342+34</text:p>
          </table:table-cell>
          <table:table-cell office:value-type="float" office:value="1.484263" calcext:value-type="float">
            <text:p>1.484263</text:p>
          </table:table-cell>
          <table:table-cell office:value-type="string" calcext:value-type="string">
            <text:p>QSO</text:p>
          </table:table-cell>
          <table:table-cell office:value-type="float" office:value="267.73" calcext:value-type="float">
            <text:p>267.73</text:p>
          </table:table-cell>
        </table:table-row>
        <table:table-row table:style-name="ro1">
          <table:table-cell office:value-type="string" calcext:value-type="string">
            <text:p>J1345+3823</text:p>
          </table:table-cell>
          <table:table-cell office:value-type="float" office:value="206.40395" calcext:value-type="float">
            <text:p>206.40395</text:p>
          </table:table-cell>
          <table:table-cell office:value-type="float" office:value="38.38683889" calcext:value-type="float">
            <text:p>38.38683889</text:p>
          </table:table-cell>
          <table:table-cell office:value-type="string" calcext:value-type="string">
            <text:p>FBQS J134536.9+382312</text:p>
          </table:table-cell>
          <table:table-cell office:value-type="float" office:value="1.852158" calcext:value-type="float">
            <text:p>1.852158</text:p>
          </table:table-cell>
          <table:table-cell office:value-type="string" calcext:value-type="string">
            <text:p>QSO</text:p>
          </table:table-cell>
          <table:table-cell office:value-type="float" office:value="853.81" calcext:value-type="float">
            <text:p>853.81</text:p>
          </table:table-cell>
        </table:table-row>
        <table:table-row table:style-name="ro1">
          <table:table-cell office:value-type="string" calcext:value-type="string">
            <text:p>J1345+4452</text:p>
          </table:table-cell>
          <table:table-cell office:value-type="float" office:value="206.3882542" calcext:value-type="float">
            <text:p>206.3882542</text:p>
          </table:table-cell>
          <table:table-cell office:value-type="float" office:value="44.88321944" calcext:value-type="float">
            <text:p>44.88321944</text:p>
          </table:table-cell>
          <table:table-cell office:value-type="string" calcext:value-type="string">
            <text:p>B3 1343+451</text:p>
          </table:table-cell>
          <table:table-cell office:value-type="float" office:value="2.542012" calcext:value-type="float">
            <text:p>2.542012</text:p>
          </table:table-cell>
          <table:table-cell office:value-type="string" calcext:value-type="string">
            <text:p>QSO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J1345+5733</text:p>
          </table:table-cell>
          <table:table-cell office:value-type="float" office:value="206.3306625" calcext:value-type="float">
            <text:p>206.3306625</text:p>
          </table:table-cell>
          <table:table-cell office:value-type="float" office:value="57.55506667" calcext:value-type="float">
            <text:p>57.55506667</text:p>
          </table:table-cell>
          <table:table-cell office:value-type="string" calcext:value-type="string">
            <text:p>WISEA J134519.81+573319.8</text:p>
          </table:table-cell>
          <table:table-cell office:value-type="float" office:value="2.494484" calcext:value-type="float">
            <text:p>2.494484</text:p>
          </table:table-cell>
          <table:table-cell office:value-type="string" calcext:value-type="string">
            <text:p>*</text:p>
          </table:table-cell>
          <table:table-cell office:value-type="float" office:value="160.18" calcext:value-type="float">
            <text:p>160.18</text:p>
          </table:table-cell>
        </table:table-row>
        <table:table-row table:style-name="ro1">
          <table:table-cell office:value-type="string" calcext:value-type="string">
            <text:p>J1346+2900</text:p>
          </table:table-cell>
          <table:table-cell office:value-type="float" office:value="206.6559708" calcext:value-type="float">
            <text:p>206.6559708</text:p>
          </table:table-cell>
          <table:table-cell office:value-type="float" office:value="29.01180833" calcext:value-type="float">
            <text:p>29.01180833</text:p>
          </table:table-cell>
          <table:table-cell office:value-type="string" calcext:value-type="string">
            <text:p>WISEA J134637.45+290043.3</text:p>
          </table:table-cell>
          <table:table-cell office:value-type="float" office:value="2.725621" calcext:value-type="float">
            <text:p>2.725621</text:p>
          </table:table-cell>
          <table:table-cell office:value-type="string" calcext:value-type="string">
            <text:p>QSO</text:p>
          </table:table-cell>
          <table:table-cell office:value-type="float" office:value="79.49" calcext:value-type="float">
            <text:p>79.49</text:p>
          </table:table-cell>
        </table:table-row>
        <table:table-row table:style-name="ro1">
          <table:table-cell office:value-type="string" calcext:value-type="string">
            <text:p>J1347+1835</text:p>
          </table:table-cell>
          <table:table-cell office:value-type="float" office:value="206.8478583" calcext:value-type="float">
            <text:p>206.8478583</text:p>
          </table:table-cell>
          <table:table-cell office:value-type="float" office:value="18.59383889" calcext:value-type="float">
            <text:p>18.59383889</text:p>
          </table:table-cell>
          <table:table-cell office:value-type="string" calcext:value-type="string">
            <text:p>WISEA J134723.49+183537.5</text:p>
          </table:table-cell>
          <table:table-cell office:value-type="float" office:value="2.178882" calcext:value-type="float">
            <text:p>2.178882</text:p>
          </table:table-cell>
          <table:table-cell office:value-type="string" calcext:value-type="string">
            <text:p>QSO</text:p>
          </table:table-cell>
          <table:table-cell office:value-type="float" office:value="373.26" calcext:value-type="float">
            <text:p>373.26</text:p>
          </table:table-cell>
        </table:table-row>
        <table:table-row table:style-name="ro1">
          <table:table-cell office:value-type="string" calcext:value-type="string">
            <text:p>J1347+5812</text:p>
          </table:table-cell>
          <table:table-cell office:value-type="float" office:value="206.9196833" calcext:value-type="float">
            <text:p>206.9196833</text:p>
          </table:table-cell>
          <table:table-cell office:value-type="float" office:value="58.21190556" calcext:value-type="float">
            <text:p>58.21190556</text:p>
          </table:table-cell>
          <table:table-cell office:value-type="string" calcext:value-type="string">
            <text:p>SBS 1345+584</text:p>
          </table:table-cell>
          <table:table-cell office:value-type="float" office:value="2.04448" calcext:value-type="float">
            <text:p>2.04448</text:p>
          </table:table-cell>
          <table:table-cell office:value-type="string" calcext:value-type="string">
            <text:p>QSO</text:p>
          </table:table-cell>
          <table:table-cell office:value-type="float" office:value="547.55" calcext:value-type="float">
            <text:p>547.55</text:p>
          </table:table-cell>
        </table:table-row>
        <table:table-row table:style-name="ro1">
          <table:table-cell office:value-type="string" calcext:value-type="string">
            <text:p>J1348+2840</text:p>
          </table:table-cell>
          <table:table-cell office:value-type="float" office:value="207.0179708" calcext:value-type="float">
            <text:p>207.0179708</text:p>
          </table:table-cell>
          <table:table-cell office:value-type="float" office:value="28.67373056" calcext:value-type="float">
            <text:p>28.67373056</text:p>
          </table:table-cell>
          <table:table-cell office:value-type="string" calcext:value-type="string">
            <text:p>FBQS J1348+2840</text:p>
          </table:table-cell>
          <table:table-cell office:value-type="float" office:value="2.472879" calcext:value-type="float">
            <text:p>2.472879</text:p>
          </table:table-cell>
          <table:table-cell office:value-type="string" calcext:value-type="string">
            <text:p>QSO</text:p>
          </table:table-cell>
          <table:table-cell office:value-type="float" office:value="78.07" calcext:value-type="float">
            <text:p>78.07</text:p>
          </table:table-cell>
        </table:table-row>
        <table:table-row table:style-name="ro1">
          <table:table-cell office:value-type="string" calcext:value-type="string">
            <text:p>J1349+5341</text:p>
          </table:table-cell>
          <table:table-cell office:value-type="float" office:value="207.3946" calcext:value-type="float">
            <text:p>207.3946</text:p>
          </table:table-cell>
          <table:table-cell office:value-type="float" office:value="53.68799167" calcext:value-type="float">
            <text:p>53.68799167</text:p>
          </table:table-cell>
          <table:table-cell office:value-type="string" calcext:value-type="string">
            <text:p>SBS 1347+539B</text:p>
          </table:table-cell>
          <table:table-cell office:value-type="float" office:value="0.9786144" calcext:value-type="float">
            <text:p>0.9786144</text:p>
          </table:table-cell>
          <table:table-cell office:value-type="string" calcext:value-type="string">
            <text:p>QSO</text:p>
          </table:table-cell>
          <table:table-cell office:value-type="float" office:value="1048.37" calcext:value-type="float">
            <text:p>1048.37</text:p>
          </table:table-cell>
        </table:table-row>
        <table:table-row table:style-name="ro1">
          <table:table-cell office:value-type="string" calcext:value-type="string">
            <text:p>J1350+1740</text:p>
          </table:table-cell>
          <table:table-cell office:value-type="float" office:value="207.6428625" calcext:value-type="float">
            <text:p>207.6428625</text:p>
          </table:table-cell>
          <table:table-cell office:value-type="float" office:value="17.67251389" calcext:value-type="float">
            <text:p>17.67251389</text:p>
          </table:table-cell>
          <table:table-cell office:value-type="string" calcext:value-type="string">
            <text:p>87GB 134810.6+175513</text:p>
          </table:table-cell>
          <table:table-cell office:value-type="float" office:value="2.182039" calcext:value-type="float">
            <text:p>2.182039</text:p>
          </table:table-cell>
          <table:table-cell office:value-type="string" calcext:value-type="string">
            <text:p>RadioS</text:p>
          </table:table-cell>
          <table:table-cell office:value-type="float" office:value="137.05" calcext:value-type="float">
            <text:p>137.05</text:p>
          </table:table-cell>
        </table:table-row>
        <table:table-row table:style-name="ro1">
          <table:table-cell office:value-type="string" calcext:value-type="string">
            <text:p>J1350+6132</text:p>
          </table:table-cell>
          <table:table-cell office:value-type="float" office:value="207.6594042" calcext:value-type="float">
            <text:p>207.6594042</text:p>
          </table:table-cell>
          <table:table-cell office:value-type="float" office:value="61.54667778" calcext:value-type="float">
            <text:p>61.54667778</text:p>
          </table:table-cell>
          <table:table-cell office:value-type="string" calcext:value-type="string">
            <text:p>WISEA J135038.24+613248.5</text:p>
          </table:table-cell>
          <table:table-cell office:value-type="float" office:value="1.834" calcext:value-type="float">
            <text:p>1.834</text:p>
          </table:table-cell>
          <table:table-cell office:value-type="string" calcext:value-type="string">
            <text:p>QSO</text:p>
          </table:table-cell>
          <table:table-cell office:value-type="float" office:value="243.22" calcext:value-type="float">
            <text:p>243.22</text:p>
          </table:table-cell>
        </table:table-row>
        <table:table-row table:style-name="ro1">
          <table:table-cell office:value-type="string" calcext:value-type="string">
            <text:p>J1351+0031</text:p>
          </table:table-cell>
          <table:table-cell office:value-type="float" office:value="207.7686333" calcext:value-type="float">
            <text:p>207.7686333</text:p>
          </table:table-cell>
          <table:table-cell office:value-type="float" office:value="0.5220666667" calcext:value-type="float">
            <text:p>0.5220666667</text:p>
          </table:table-cell>
          <table:table-cell office:value-type="string" calcext:value-type="string">
            <text:p>PKS 1348+007</text:p>
          </table:table-cell>
          <table:table-cell office:value-type="float" office:value="2.084" calcext:value-type="float">
            <text:p>2.084</text:p>
          </table:table-cell>
          <table:table-cell office:value-type="string" calcext:value-type="string">
            <text:p>QSO</text:p>
          </table:table-cell>
          <table:table-cell office:value-type="float" office:value="314.4" calcext:value-type="float">
            <text:p>314.4</text:p>
          </table:table-cell>
        </table:table-row>
        <table:table-row table:style-name="ro1">
          <table:table-cell office:value-type="string" calcext:value-type="string">
            <text:p>J1351+0830</text:p>
          </table:table-cell>
          <table:table-cell office:value-type="float" office:value="207.8205292" calcext:value-type="float">
            <text:p>207.8205292</text:p>
          </table:table-cell>
          <table:table-cell office:value-type="float" office:value="8.511061111" calcext:value-type="float">
            <text:p>8.511061111</text:p>
          </table:table-cell>
          <table:table-cell office:value-type="string" calcext:value-type="string">
            <text:p>WISEA J135116.91+083039.8</text:p>
          </table:table-cell>
          <table:table-cell office:value-type="float" office:value="1.443633" calcext:value-type="float">
            <text:p>1.443633</text:p>
          </table:table-cell>
          <table:table-cell office:value-type="string" calcext:value-type="string">
            <text:p>QSO</text:p>
          </table:table-cell>
          <table:table-cell office:value-type="float" office:value="348.5" calcext:value-type="float">
            <text:p>348.5</text:p>
          </table:table-cell>
        </table:table-row>
        <table:table-row table:style-name="ro1">
          <table:table-cell office:value-type="string" calcext:value-type="string">
            <text:p>J1351+3838</text:p>
          </table:table-cell>
          <table:table-cell office:value-type="float" office:value="207.8327" calcext:value-type="float">
            <text:p>207.8327</text:p>
          </table:table-cell>
          <table:table-cell office:value-type="float" office:value="38.63725556" calcext:value-type="float">
            <text:p>38.63725556</text:p>
          </table:table-cell>
          <table:table-cell office:value-type="string" calcext:value-type="string">
            <text:p>B3 1349+388</text:p>
          </table:table-cell>
          <table:table-cell office:value-type="float" office:value="1.905077" calcext:value-type="float">
            <text:p>1.905077</text:p>
          </table:table-cell>
          <table:table-cell office:value-type="string" calcext:value-type="string">
            <text:p>QSO</text:p>
          </table:table-cell>
          <table:table-cell office:value-type="float" office:value="243.57" calcext:value-type="float">
            <text:p>243.57</text:p>
          </table:table-cell>
        </table:table-row>
        <table:table-row table:style-name="ro1">
          <table:table-cell office:value-type="string" calcext:value-type="string">
            <text:p>J1351+5542</text:p>
          </table:table-cell>
          <table:table-cell office:value-type="float" office:value="207.9925958" calcext:value-type="float">
            <text:p>207.9925958</text:p>
          </table:table-cell>
          <table:table-cell office:value-type="float" office:value="55.70300556" calcext:value-type="float">
            <text:p>55.70300556</text:p>
          </table:table-cell>
          <table:table-cell office:value-type="string" calcext:value-type="string">
            <text:p>WISE J135158.19+554211.1</text:p>
          </table:table-cell>
          <table:table-cell office:value-type="float" office:value="4.140063" calcext:value-type="float">
            <text:p>4.140063</text:p>
          </table:table-cell>
          <table:table-cell office:value-type="string" calcext:value-type="string">
            <text:p>QSO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string" calcext:value-type="string">
            <text:p>J1353+0151</text:p>
          </table:table-cell>
          <table:table-cell office:value-type="float" office:value="208.4649583" calcext:value-type="float">
            <text:p>208.4649583</text:p>
          </table:table-cell>
          <table:table-cell office:value-type="float" office:value="1.864802778" calcext:value-type="float">
            <text:p>1.864802778</text:p>
          </table:table-cell>
          <table:table-cell office:value-type="string" calcext:value-type="string">
            <text:p>[HB89] 1351+021</text:p>
          </table:table-cell>
          <table:table-cell office:value-type="float" office:value="1.606775" calcext:value-type="float">
            <text:p>1.606775</text:p>
          </table:table-cell>
          <table:table-cell office:value-type="string" calcext:value-type="string">
            <text:p>QSO</text:p>
          </table:table-cell>
          <table:table-cell office:value-type="float" office:value="315.85" calcext:value-type="float">
            <text:p>315.85</text:p>
          </table:table-cell>
        </table:table-row>
        <table:table-row table:style-name="ro1">
          <table:table-cell office:value-type="string" calcext:value-type="string">
            <text:p>J1353+1435</text:p>
          </table:table-cell>
          <table:table-cell office:value-type="float" office:value="208.3451042" calcext:value-type="float">
            <text:p>208.3451042</text:p>
          </table:table-cell>
          <table:table-cell office:value-type="float" office:value="14.59421111" calcext:value-type="float">
            <text:p>14.59421111</text:p>
          </table:table-cell>
          <table:table-cell office:value-type="string" calcext:value-type="string">
            <text:p>PKS 1350+148</text:p>
          </table:table-cell>
          <table:table-cell office:value-type="float" office:value="1.382868" calcext:value-type="float">
            <text:p>1.382868</text:p>
          </table:table-cell>
          <table:table-cell office:value-type="string" calcext:value-type="string">
            <text:p>QSO</text:p>
          </table:table-cell>
          <table:table-cell office:value-type="float" office:value="420.32" calcext:value-type="float">
            <text:p>420.32</text:p>
          </table:table-cell>
        </table:table-row>
        <table:table-row table:style-name="ro1">
          <table:table-cell office:value-type="string" calcext:value-type="string">
            <text:p>J1353+3205</text:p>
          </table:table-cell>
          <table:table-cell office:value-type="float" office:value="208.298425" calcext:value-type="float">
            <text:p>208.298425</text:p>
          </table:table-cell>
          <table:table-cell office:value-type="float" office:value="32.09505556" calcext:value-type="float">
            <text:p>32.09505556</text:p>
          </table:table-cell>
          <table:table-cell office:value-type="string" calcext:value-type="string">
            <text:p>B2 1350+32</text:p>
          </table:table-cell>
          <table:table-cell office:value-type="float" office:value="1.559457" calcext:value-type="float">
            <text:p>1.559457</text:p>
          </table:table-cell>
          <table:table-cell office:value-type="string" calcext:value-type="string">
            <text:p>*</text:p>
          </table:table-cell>
          <table:table-cell office:value-type="float" office:value="228.77" calcext:value-type="float">
            <text:p>228.77</text:p>
          </table:table-cell>
        </table:table-row>
        <table:table-row table:style-name="ro1">
          <table:table-cell office:value-type="string" calcext:value-type="string">
            <text:p>J1353+5725</text:p>
          </table:table-cell>
          <table:table-cell office:value-type="float" office:value="208.3583958" calcext:value-type="float">
            <text:p>208.3583958</text:p>
          </table:table-cell>
          <table:table-cell office:value-type="float" office:value="57.43130278" calcext:value-type="float">
            <text:p>57.43130278</text:p>
          </table:table-cell>
          <table:table-cell office:value-type="string" calcext:value-type="string">
            <text:p>WISEA J135326.06+572552.8</text:p>
          </table:table-cell>
          <table:table-cell office:value-type="float" office:value="3.476768" calcext:value-type="float">
            <text:p>3.476768</text:p>
          </table:table-cell>
          <table:table-cell office:value-type="string" calcext:value-type="string">
            <text:p>QSO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>
          <table:table-cell office:value-type="string" calcext:value-type="string">
            <text:p>J1353+6324</text:p>
          </table:table-cell>
          <table:table-cell office:value-type="float" office:value="208.4952042" calcext:value-type="float">
            <text:p>208.4952042</text:p>
          </table:table-cell>
          <table:table-cell office:value-type="float" office:value="63.40893611" calcext:value-type="float">
            <text:p>63.40893611</text:p>
          </table:table-cell>
          <table:table-cell office:value-type="string" calcext:value-type="string">
            <text:p>WISEA J135358.80+632432.5</text:p>
          </table:table-cell>
          <table:table-cell office:value-type="float" office:value="2.306055" calcext:value-type="float">
            <text:p>2.306055</text:p>
          </table:table-cell>
          <table:table-cell office:value-type="string" calcext:value-type="string">
            <text:p>QSO</text:p>
          </table:table-cell>
          <table:table-cell office:value-type="float" office:value="370.52" calcext:value-type="float">
            <text:p>370.52</text:p>
          </table:table-cell>
        </table:table-row>
        <table:table-row table:style-name="ro1">
          <table:table-cell office:value-type="string" calcext:value-type="string">
            <text:p>J1356+2918</text:p>
          </table:table-cell>
          <table:table-cell office:value-type="float" office:value="209.218875" calcext:value-type="float">
            <text:p>209.218875</text:p>
          </table:table-cell>
          <table:table-cell office:value-type="float" office:value="29.30506389" calcext:value-type="float">
            <text:p>29.30506389</text:p>
          </table:table-cell>
          <table:table-cell office:value-type="string" calcext:value-type="string">
            <text:p>B2 1354+29B</text:p>
          </table:table-cell>
          <table:table-cell office:value-type="float" office:value="3.242605" calcext:value-type="float">
            <text:p>3.242605</text:p>
          </table:table-cell>
          <table:table-cell office:value-type="string" calcext:value-type="string">
            <text:p>QSO</text:p>
          </table:table-cell>
          <table:table-cell office:value-type="float" office:value="154.21" calcext:value-type="float">
            <text:p>154.21</text:p>
          </table:table-cell>
        </table:table-row>
        <table:table-row table:style-name="ro1">
          <table:table-cell office:value-type="string" calcext:value-type="string">
            <text:p>J1357+1919</text:p>
          </table:table-cell>
          <table:table-cell office:value-type="float" office:value="209.2684875" calcext:value-type="float">
            <text:p>209.2684875</text:p>
          </table:table-cell>
          <table:table-cell office:value-type="float" office:value="19.318675" calcext:value-type="float">
            <text:p>19.318675</text:p>
          </table:table-cell>
          <table:table-cell office:value-type="string" calcext:value-type="string">
            <text:p>[HB89] 1354+195</text:p>
          </table:table-cell>
          <table:table-cell office:value-type="float" office:value="0.7196677" calcext:value-type="float">
            <text:p>0.7196677</text:p>
          </table:table-cell>
          <table:table-cell office:value-type="string" calcext:value-type="string">
            <text:p>QSO</text:p>
          </table:table-cell>
          <table:table-cell office:value-type="float" office:value="1564.86" calcext:value-type="float">
            <text:p>1564.86</text:p>
          </table:table-cell>
        </table:table-row>
        <table:table-row table:style-name="ro1">
          <table:table-cell office:value-type="string" calcext:value-type="string">
            <text:p>J1357+2537</text:p>
          </table:table-cell>
          <table:table-cell office:value-type="float" office:value="209.276725" calcext:value-type="float">
            <text:p>209.276725</text:p>
          </table:table-cell>
          <table:table-cell office:value-type="float" office:value="25.62388056" calcext:value-type="float">
            <text:p>25.62388056</text:p>
          </table:table-cell>
          <table:table-cell office:value-type="string" calcext:value-type="string">
            <text:p>[HB89] 1354+258</text:p>
          </table:table-cell>
          <table:table-cell office:value-type="float" office:value="2.011966" calcext:value-type="float">
            <text:p>2.011966</text:p>
          </table:table-cell>
          <table:table-cell office:value-type="string" calcext:value-type="string">
            <text:p>QSO</text:p>
          </table:table-cell>
          <table:table-cell office:value-type="float" office:value="371.56" calcext:value-type="float">
            <text:p>371.56</text:p>
          </table:table-cell>
        </table:table-row>
        <table:table-row table:style-name="ro1">
          <table:table-cell office:value-type="string" calcext:value-type="string">
            <text:p>J1359+0159</text:p>
          </table:table-cell>
          <table:table-cell office:value-type="float" office:value="209.8631375" calcext:value-type="float">
            <text:p>209.8631375</text:p>
          </table:table-cell>
          <table:table-cell office:value-type="float" office:value="1.998452778" calcext:value-type="float">
            <text:p>1.998452778</text:p>
          </table:table-cell>
          <table:table-cell office:value-type="string" calcext:value-type="string">
            <text:p>[HB89] 1356+022</text:p>
          </table:table-cell>
          <table:table-cell office:value-type="float" office:value="1.328618" calcext:value-type="float">
            <text:p>1.328618</text:p>
          </table:table-cell>
          <table:table-cell office:value-type="string" calcext:value-type="string">
            <text:p>QSO</text:p>
          </table:table-cell>
          <table:table-cell office:value-type="float" office:value="884.19" calcext:value-type="float">
            <text:p>884.19</text:p>
          </table:table-cell>
        </table:table-row>
        <table:table-row table:style-name="ro1">
          <table:table-cell office:value-type="string" calcext:value-type="string">
            <text:p>J1400+0425</text:p>
          </table:table-cell>
          <table:table-cell office:value-type="float" office:value="210.2017667" calcext:value-type="float">
            <text:p>210.2017667</text:p>
          </table:table-cell>
          <table:table-cell office:value-type="float" office:value="4.425291667" calcext:value-type="float">
            <text:p>4.425291667</text:p>
          </table:table-cell>
          <table:table-cell office:value-type="string" calcext:value-type="string">
            <text:p>WISEA J140048.45+042530.9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QSO</text:p>
          </table:table-cell>
          <table:table-cell office:value-type="float" office:value="296.53" calcext:value-type="float">
            <text:p>296.53</text:p>
          </table:table-cell>
        </table:table-row>
        <table:table-row table:style-name="ro1">
          <table:table-cell office:value-type="string" calcext:value-type="string">
            <text:p>J1401+1513</text:p>
          </table:table-cell>
          <table:table-cell office:value-type="float" office:value="210.3980917" calcext:value-type="float">
            <text:p>210.3980917</text:p>
          </table:table-cell>
          <table:table-cell office:value-type="float" office:value="15.22356944" calcext:value-type="float">
            <text:p>15.22356944</text:p>
          </table:table-cell>
          <table:table-cell office:value-type="string" calcext:value-type="string">
            <text:p>87GB 135911.5+152747</text:p>
          </table:table-cell>
          <table:table-cell office:value-type="float" office:value="3.235" calcext:value-type="float">
            <text:p>3.235</text:p>
          </table:table-cell>
          <table:table-cell office:value-type="string" calcext:value-type="string">
            <text:p>QSO</text:p>
          </table:table-cell>
          <table:table-cell office:value-type="float" office:value="113.66" calcext:value-type="float">
            <text:p>113.66</text:p>
          </table:table-cell>
        </table:table-row>
        <table:table-row table:style-name="ro1">
          <table:table-cell office:value-type="string" calcext:value-type="string">
            <text:p>J1401+4355</text:p>
          </table:table-cell>
          <table:table-cell office:value-type="float" office:value="210.3250792" calcext:value-type="float">
            <text:p>210.3250792</text:p>
          </table:table-cell>
          <table:table-cell office:value-type="float" office:value="43.92756667" calcext:value-type="float">
            <text:p>43.92756667</text:p>
          </table:table-cell>
          <table:table-cell office:value-type="string" calcext:value-type="string">
            <text:p>B3 1359+441</text:p>
          </table:table-cell>
          <table:table-cell office:value-type="float" office:value="2.845304" calcext:value-type="float">
            <text:p>2.845304</text:p>
          </table:table-cell>
          <table:table-cell office:value-type="string" calcext:value-type="string">
            <text:p>RadioS</text:p>
          </table:table-cell>
          <table:table-cell office:value-type="float" office:value="162.07" calcext:value-type="float">
            <text:p>162.07</text:p>
          </table:table-cell>
        </table:table-row>
        <table:table-row table:style-name="ro1">
          <table:table-cell office:value-type="string" calcext:value-type="string">
            <text:p>J1401+5835</text:p>
          </table:table-cell>
          <table:table-cell office:value-type="float" office:value="210.440425" calcext:value-type="float">
            <text:p>210.440425</text:p>
          </table:table-cell>
          <table:table-cell office:value-type="float" office:value="58.59513333" calcext:value-type="float">
            <text:p>58.59513333</text:p>
          </table:table-cell>
          <table:table-cell office:value-type="string" calcext:value-type="string">
            <text:p>WISEA J140145.72+583542.2</text:p>
          </table:table-cell>
          <table:table-cell office:value-type="float" office:value="1.923" calcext:value-type="float">
            <text:p>1.923</text:p>
          </table:table-cell>
          <table:table-cell office:value-type="string" calcext:value-type="string">
            <text:p>QSO</text:p>
          </table:table-cell>
          <table:table-cell office:value-type="float" office:value="179.99" calcext:value-type="float">
            <text:p>179.99</text:p>
          </table:table-cell>
        </table:table-row>
        <table:table-row table:style-name="ro1">
          <table:table-cell office:value-type="string" calcext:value-type="string">
            <text:p>J1403+3508</text:p>
          </table:table-cell>
          <table:table-cell office:value-type="float" office:value="210.8301583" calcext:value-type="float">
            <text:p>210.8301583</text:p>
          </table:table-cell>
          <table:table-cell office:value-type="float" office:value="35.13663333" calcext:value-type="float">
            <text:p>35.13663333</text:p>
          </table:table-cell>
          <table:table-cell office:value-type="string" calcext:value-type="string">
            <text:p>4C +35.32</text:p>
          </table:table-cell>
          <table:table-cell office:value-type="float" office:value="2.290031" calcext:value-type="float">
            <text:p>2.290031</text:p>
          </table:table-cell>
          <table:table-cell office:value-type="string" calcext:value-type="string">
            <text:p>G</text:p>
          </table:table-cell>
          <table:table-cell office:value-type="float" office:value="627.14" calcext:value-type="float">
            <text:p>627.14</text:p>
          </table:table-cell>
        </table:table-row>
        <table:table-row table:style-name="ro1">
          <table:table-cell office:value-type="string" calcext:value-type="string">
            <text:p>J1404+0728</text:p>
          </table:table-cell>
          <table:table-cell office:value-type="float" office:value="211.1375708" calcext:value-type="float">
            <text:p>211.1375708</text:p>
          </table:table-cell>
          <table:table-cell office:value-type="float" office:value="7.479780556" calcext:value-type="float">
            <text:p>7.479780556</text:p>
          </table:table-cell>
          <table:table-cell office:value-type="string" calcext:value-type="string">
            <text:p>WISEA J140432.99+072847.1</text:p>
          </table:table-cell>
          <table:table-cell office:value-type="float" office:value="2.877589" calcext:value-type="float">
            <text:p>2.877589</text:p>
          </table:table-cell>
          <table:table-cell office:value-type="string" calcext:value-type="string">
            <text:p>QSO</text:p>
          </table:table-cell>
          <table:table-cell office:value-type="float" office:value="136.88" calcext:value-type="float">
            <text:p>136.88</text:p>
          </table:table-cell>
        </table:table-row>
        <table:table-row table:style-name="ro1">
          <table:table-cell office:value-type="string" calcext:value-type="string">
            <text:p>J1405+0415</text:p>
          </table:table-cell>
          <table:table-cell office:value-type="float" office:value="211.2546417" calcext:value-type="float">
            <text:p>211.2546417</text:p>
          </table:table-cell>
          <table:table-cell office:value-type="float" office:value="4.259963889" calcext:value-type="float">
            <text:p>4.259963889</text:p>
          </table:table-cell>
          <table:table-cell office:value-type="string" calcext:value-type="string">
            <text:p>[HB89] 1402+044</text:p>
          </table:table-cell>
          <table:table-cell office:value-type="float" office:value="3.207977" calcext:value-type="float">
            <text:p>3.207977</text:p>
          </table:table-cell>
          <table:table-cell office:value-type="string" calcext:value-type="string">
            <text:p>QSO</text:p>
          </table:table-cell>
          <table:table-cell office:value-type="float" office:value="1055.9" calcext:value-type="float">
            <text:p>1055.9</text:p>
          </table:table-cell>
        </table:table-row>
        <table:table-row table:style-name="ro1">
          <table:table-cell office:value-type="string" calcext:value-type="string">
            <text:p>J1405+4056</text:p>
          </table:table-cell>
          <table:table-cell office:value-type="float" office:value="211.2824792" calcext:value-type="float">
            <text:p>211.2824792</text:p>
          </table:table-cell>
          <table:table-cell office:value-type="float" office:value="40.94946111" calcext:value-type="float">
            <text:p>40.94946111</text:p>
          </table:table-cell>
          <table:table-cell office:value-type="string" calcext:value-type="string">
            <text:p>B3 1403+411</text:p>
          </table:table-cell>
          <table:table-cell office:value-type="float" office:value="2.008389" calcext:value-type="float">
            <text:p>2.008389</text:p>
          </table:table-cell>
          <table:table-cell office:value-type="string" calcext:value-type="string">
            <text:p>QSO</text:p>
          </table:table-cell>
          <table:table-cell office:value-type="float" office:value="214.04" calcext:value-type="float">
            <text:p>214.04</text:p>
          </table:table-cell>
        </table:table-row>
        <table:table-row table:style-name="ro1">
          <table:table-cell office:value-type="string" calcext:value-type="string">
            <text:p>J1406+3433</text:p>
          </table:table-cell>
          <table:table-cell office:value-type="float" office:value="211.7244083" calcext:value-type="float">
            <text:p>211.7244083</text:p>
          </table:table-cell>
          <table:table-cell office:value-type="float" office:value="34.56035833" calcext:value-type="float">
            <text:p>34.56035833</text:p>
          </table:table-cell>
          <table:table-cell office:value-type="string" calcext:value-type="string">
            <text:p>WISEA J140653.85+343337.4</text:p>
          </table:table-cell>
          <table:table-cell office:value-type="float" office:value="2.564203" calcext:value-type="float">
            <text:p>2.564203</text:p>
          </table:table-cell>
          <table:table-cell office:value-type="string" calcext:value-type="string">
            <text:p>QSO</text:p>
          </table:table-cell>
          <table:table-cell office:value-type="float" office:value="166.84" calcext:value-type="float">
            <text:p>166.84</text:p>
          </table:table-cell>
        </table:table-row>
        <table:table-row table:style-name="ro1">
          <table:table-cell office:value-type="string" calcext:value-type="string">
            <text:p>J1406+3539</text:p>
          </table:table-cell>
          <table:table-cell office:value-type="float" office:value="211.5754833" calcext:value-type="float">
            <text:p>211.5754833</text:p>
          </table:table-cell>
          <table:table-cell office:value-type="float" office:value="35.6562" calcext:value-type="float">
            <text:p>35.6562</text:p>
          </table:table-cell>
          <table:table-cell office:value-type="string" calcext:value-type="string">
            <text:p>B2 1404+35</text:p>
          </table:table-cell>
          <table:table-cell office:value-type="float" office:value="2.551984" calcext:value-type="float">
            <text:p>2.551984</text:p>
          </table:table-cell>
          <table:table-cell office:value-type="string" calcext:value-type="string">
            <text:p>*</text:p>
          </table:table-cell>
          <table:table-cell office:value-type="float" office:value="239.03" calcext:value-type="float">
            <text:p>239.03</text:p>
          </table:table-cell>
        </table:table-row>
        <table:table-row table:style-name="ro1">
          <table:table-cell office:value-type="string" calcext:value-type="string">
            <text:p>J1407+0449</text:p>
          </table:table-cell>
          <table:table-cell office:value-type="float" office:value="211.8778958" calcext:value-type="float">
            <text:p>211.8778958</text:p>
          </table:table-cell>
          <table:table-cell office:value-type="float" office:value="4.826252778" calcext:value-type="float">
            <text:p>4.826252778</text:p>
          </table:table-cell>
          <table:table-cell office:value-type="string" calcext:value-type="string">
            <text:p>WISEA J140730.67+044935.1</text:p>
          </table:table-cell>
          <table:table-cell office:value-type="float" office:value="1.756266" calcext:value-type="float">
            <text:p>1.756266</text:p>
          </table:table-cell>
          <table:table-cell office:value-type="string" calcext:value-type="string">
            <text:p>UvES</text:p>
          </table:table-cell>
          <table:table-cell office:value-type="float" office:value="172.32" calcext:value-type="float">
            <text:p>172.32</text:p>
          </table:table-cell>
        </table:table-row>
        <table:table-row table:style-name="ro1">
          <table:table-cell office:value-type="string" calcext:value-type="string">
            <text:p>J1407+1406</text:p>
          </table:table-cell>
          <table:table-cell office:value-type="float" office:value="211.934175" calcext:value-type="float">
            <text:p>211.934175</text:p>
          </table:table-cell>
          <table:table-cell office:value-type="float" office:value="14.10591389" calcext:value-type="float">
            <text:p>14.10591389</text:p>
          </table:table-cell>
          <table:table-cell office:value-type="string" calcext:value-type="string">
            <text:p>WISEA J140744.20+140620.7</text:p>
          </table:table-cell>
          <table:table-cell office:value-type="float" office:value="2.177952" calcext:value-type="float">
            <text:p>2.177952</text:p>
          </table:table-cell>
          <table:table-cell office:value-type="string" calcext:value-type="string">
            <text:p>QSO</text:p>
          </table:table-cell>
          <table:table-cell office:value-type="float" office:value="101.25" calcext:value-type="float">
            <text:p>101.25</text:p>
          </table:table-cell>
        </table:table-row>
        <table:table-row table:style-name="ro1">
          <table:table-cell office:value-type="string" calcext:value-type="string">
            <text:p>J1408+5613</text:p>
          </table:table-cell>
          <table:table-cell office:value-type="float" office:value="212.0541833" calcext:value-type="float">
            <text:p>212.0541833</text:p>
          </table:table-cell>
          <table:table-cell office:value-type="float" office:value="56.22568333" calcext:value-type="float">
            <text:p>56.22568333</text:p>
          </table:table-cell>
          <table:table-cell office:value-type="string" calcext:value-type="string">
            <text:p>SBS 1406+564</text:p>
          </table:table-cell>
          <table:table-cell office:value-type="float" office:value="2.016659" calcext:value-type="float">
            <text:p>2.016659</text:p>
          </table:table-cell>
          <table:table-cell office:value-type="string" calcext:value-type="string">
            <text:p>QSO</text:p>
          </table:table-cell>
          <table:table-cell office:value-type="float" office:value="293.11" calcext:value-type="float">
            <text:p>293.11</text:p>
          </table:table-cell>
        </table:table-row>
        <table:table-row table:style-name="ro1">
          <table:table-cell office:value-type="string" calcext:value-type="string">
            <text:p>J1410+0203</text:p>
          </table:table-cell>
          <table:table-cell office:value-type="float" office:value="212.5193583" calcext:value-type="float">
            <text:p>212.5193583</text:p>
          </table:table-cell>
          <table:table-cell office:value-type="float" office:value="2.051705556" calcext:value-type="float">
            <text:p>2.051705556</text:p>
          </table:table-cell>
          <table:table-cell office:value-type="string" calcext:value-type="string">
            <text:p>[HB89] 1407+022</text:p>
          </table:table-cell>
          <table:table-cell office:value-type="float" office:value="1.629846" calcext:value-type="float">
            <text:p>1.629846</text:p>
          </table:table-cell>
          <table:table-cell office:value-type="string" calcext:value-type="string">
            <text:p>QSO</text:p>
          </table:table-cell>
          <table:table-cell office:value-type="float" office:value="319.99" calcext:value-type="float">
            <text:p>319.99</text:p>
          </table:table-cell>
        </table:table-row>
        <table:table-row table:style-name="ro1">
          <table:table-cell office:value-type="string" calcext:value-type="string">
            <text:p>J1410+6141</text:p>
          </table:table-cell>
          <table:table-cell office:value-type="float" office:value="212.6291333" calcext:value-type="float">
            <text:p>212.6291333</text:p>
          </table:table-cell>
          <table:table-cell office:value-type="float" office:value="61.69358056" calcext:value-type="float">
            <text:p>61.69358056</text:p>
          </table:table-cell>
          <table:table-cell office:value-type="string" calcext:value-type="string">
            <text:p>WISE J141030.96+614136.9</text:p>
          </table:table-cell>
          <table:table-cell office:value-type="float" office:value="2.247798" calcext:value-type="float">
            <text:p>2.247798</text:p>
          </table:table-cell>
          <table:table-cell office:value-type="string" calcext:value-type="string">
            <text:p>QSO</text:p>
          </table:table-cell>
          <table:table-cell office:value-type="float" office:value="118.36" calcext:value-type="float">
            <text:p>118.36</text:p>
          </table:table-cell>
        </table:table-row>
        <table:table-row table:style-name="ro1">
          <table:table-cell office:value-type="string" calcext:value-type="string">
            <text:p>J1411+0036</text:p>
          </table:table-cell>
          <table:table-cell office:value-type="float" office:value="212.7825958" calcext:value-type="float">
            <text:p>212.7825958</text:p>
          </table:table-cell>
          <table:table-cell office:value-type="float" office:value="0.6022722222" calcext:value-type="float">
            <text:p>0.6022722222</text:p>
          </table:table-cell>
          <table:table-cell office:value-type="string" calcext:value-type="string">
            <text:p>SDSS J141107.82+003606.6</text:p>
          </table:table-cell>
          <table:table-cell office:value-type="float" office:value="1.722269" calcext:value-type="float">
            <text:p>1.722269</text:p>
          </table:table-cell>
          <table:table-cell office:value-type="string" calcext:value-type="string">
            <text:p>QSO</text:p>
          </table:table-cell>
          <table:table-cell office:value-type="float" office:value="231.12" calcext:value-type="float">
            <text:p>231.12</text:p>
          </table:table-cell>
        </table:table-row>
        <table:table-row table:style-name="ro1">
          <table:table-cell office:value-type="string" calcext:value-type="string">
            <text:p>J1411+0042</text:p>
          </table:table-cell>
          <table:table-cell office:value-type="float" office:value="212.848125" calcext:value-type="float">
            <text:p>212.848125</text:p>
          </table:table-cell>
          <table:table-cell office:value-type="float" office:value="0.7101388889" calcext:value-type="float">
            <text:p>0.7101388889</text:p>
          </table:table-cell>
          <table:table-cell office:value-type="string" calcext:value-type="string">
            <text:p>UM 645</text:p>
          </table:table-cell>
          <table:table-cell office:value-type="float" office:value="2.267592" calcext:value-type="float">
            <text:p>2.267592</text:p>
          </table:table-cell>
          <table:table-cell office:value-type="string" calcext:value-type="string">
            <text:p>QSO</text:p>
          </table:table-cell>
          <table:table-cell office:value-type="float" office:value="143.72" calcext:value-type="float">
            <text:p>143.72</text:p>
          </table:table-cell>
        </table:table-row>
        <table:table-row table:style-name="ro1">
          <table:table-cell office:value-type="string" calcext:value-type="string">
            <text:p>J1411+4300</text:p>
          </table:table-cell>
          <table:table-cell office:value-type="float" office:value="212.9699042" calcext:value-type="float">
            <text:p>212.9699042</text:p>
          </table:table-cell>
          <table:table-cell office:value-type="float" office:value="43.00664722" calcext:value-type="float">
            <text:p>43.00664722</text:p>
          </table:table-cell>
          <table:table-cell office:value-type="string" calcext:value-type="string">
            <text:p>B3 1409+432</text:p>
          </table:table-cell>
          <table:table-cell office:value-type="float" office:value="3.224117" calcext:value-type="float">
            <text:p>3.224117</text:p>
          </table:table-cell>
          <table:table-cell office:value-type="string" calcext:value-type="string">
            <text:p>QSO</text:p>
          </table:table-cell>
          <table:table-cell office:value-type="float" office:value="126.08" calcext:value-type="float">
            <text:p>126.08</text:p>
          </table:table-cell>
        </table:table-row>
        <table:table-row table:style-name="ro1">
          <table:table-cell office:value-type="string" calcext:value-type="string">
            <text:p>J1411+5212</text:p>
          </table:table-cell>
          <table:table-cell office:value-type="float" office:value="212.8358" calcext:value-type="float">
            <text:p>212.8358</text:p>
          </table:table-cell>
          <table:table-cell office:value-type="float" office:value="52.20263611" calcext:value-type="float">
            <text:p>52.20263611</text:p>
          </table:table-cell>
          <table:table-cell office:value-type="string" calcext:value-type="string">
            <text:p>SARCS 098</text:p>
          </table:table-cell>
          <table:table-cell office:value-type="float" office:value="0.4616873" calcext:value-type="float">
            <text:p>0.4616873</text:p>
          </table:table-cell>
          <table:table-cell office:value-type="string" calcext:value-type="string">
            <text:p>G</text:p>
          </table:table-cell>
          <table:table-cell office:value-type="float" office:value="22176.86" calcext:value-type="float">
            <text:p>22176.86</text:p>
          </table:table-cell>
        </table:table-row>
        <table:table-row table:style-name="ro1">
          <table:table-cell office:value-type="string" calcext:value-type="string">
            <text:p>J1411+5917</text:p>
          </table:table-cell>
          <table:table-cell office:value-type="float" office:value="212.8418" calcext:value-type="float">
            <text:p>212.8418</text:p>
          </table:table-cell>
          <table:table-cell office:value-type="float" office:value="59.28451944" calcext:value-type="float">
            <text:p>59.28451944</text:p>
          </table:table-cell>
          <table:table-cell office:value-type="string" calcext:value-type="string">
            <text:p>WISEA J141121.95+591704.3</text:p>
          </table:table-cell>
          <table:table-cell office:value-type="float" office:value="1.725" calcext:value-type="float">
            <text:p>1.725</text:p>
          </table:table-cell>
          <table:table-cell office:value-type="string" calcext:value-type="string">
            <text:p>QSO</text:p>
          </table:table-cell>
          <table:table-cell office:value-type="float" office:value="336.06" calcext:value-type="float">
            <text:p>336.06</text:p>
          </table:table-cell>
        </table:table-row>
        <table:table-row table:style-name="ro1">
          <table:table-cell office:value-type="string" calcext:value-type="string">
            <text:p>J1412+1257</text:p>
          </table:table-cell>
          <table:table-cell office:value-type="float" office:value="213.0143167" calcext:value-type="float">
            <text:p>213.0143167</text:p>
          </table:table-cell>
          <table:table-cell office:value-type="float" office:value="12.95713889" calcext:value-type="float">
            <text:p>12.95713889</text:p>
          </table:table-cell>
          <table:table-cell office:value-type="string" calcext:value-type="string">
            <text:p>WISEA J141203.42+125725.7</text:p>
          </table:table-cell>
          <table:table-cell office:value-type="float" office:value="2.427556" calcext:value-type="float">
            <text:p>2.427556</text:p>
          </table:table-cell>
          <table:table-cell office:value-type="string" calcext:value-type="string">
            <text:p>*</text:p>
          </table:table-cell>
          <table:table-cell office:value-type="float" office:value="112.17" calcext:value-type="float">
            <text:p>112.17</text:p>
          </table:table-cell>
        </table:table-row>
        <table:table-row table:style-name="ro1">
          <table:table-cell office:value-type="string" calcext:value-type="string">
            <text:p>J1413+3947</text:p>
          </table:table-cell>
          <table:table-cell office:value-type="float" office:value="213.251625" calcext:value-type="float">
            <text:p>213.251625</text:p>
          </table:table-cell>
          <table:table-cell office:value-type="float" office:value="39.795875" calcext:value-type="float">
            <text:p>39.795875</text:p>
          </table:table-cell>
          <table:table-cell office:value-type="string" calcext:value-type="string">
            <text:p>B3 1410+400B</text:p>
          </table:table-cell>
          <table:table-cell office:value-type="float" office:value="3.724309" calcext:value-type="float">
            <text:p>3.724309</text:p>
          </table:table-cell>
          <table:table-cell office:value-type="string" calcext:value-type="string">
            <text:p>*</text:p>
          </table:table-cell>
          <table:table-cell office:value-type="float" office:value="105.45" calcext:value-type="float">
            <text:p>105.45</text:p>
          </table:table-cell>
        </table:table-row>
        <table:table-row table:style-name="ro1">
          <table:table-cell office:value-type="string" calcext:value-type="string">
            <text:p>J1413+4505</text:p>
          </table:table-cell>
          <table:table-cell office:value-type="float" office:value="213.3286542" calcext:value-type="float">
            <text:p>213.3286542</text:p>
          </table:table-cell>
          <table:table-cell office:value-type="float" office:value="45.08971667" calcext:value-type="float">
            <text:p>45.08971667</text:p>
          </table:table-cell>
          <table:table-cell office:value-type="string" calcext:value-type="string">
            <text:p>SDSS J141318.86+450522.9</text:p>
          </table:table-cell>
          <table:table-cell office:value-type="float" office:value="3.104316" calcext:value-type="float">
            <text:p>3.104316</text:p>
          </table:table-cell>
          <table:table-cell office:value-type="string" calcext:value-type="string">
            <text:p>QSO</text:p>
          </table:table-cell>
          <table:table-cell office:value-type="float" office:value="140.31" calcext:value-type="float">
            <text:p>140.31</text:p>
          </table:table-cell>
        </table:table-row>
        <table:table-row table:style-name="ro1">
          <table:table-cell office:value-type="string" calcext:value-type="string">
            <text:p>J1415+3706</text:p>
          </table:table-cell>
          <table:table-cell office:value-type="float" office:value="213.8686375" calcext:value-type="float">
            <text:p>213.8686375</text:p>
          </table:table-cell>
          <table:table-cell office:value-type="float" office:value="37.10596944" calcext:value-type="float">
            <text:p>37.10596944</text:p>
          </table:table-cell>
          <table:table-cell office:value-type="string" calcext:value-type="string">
            <text:p>FBQS J141528.4+370621</text:p>
          </table:table-cell>
          <table:table-cell office:value-type="float" office:value="2.369443" calcext:value-type="float">
            <text:p>2.369443</text:p>
          </table:table-cell>
          <table:table-cell office:value-type="string" calcext:value-type="string">
            <text:p>QSO</text:p>
          </table:table-cell>
          <table:table-cell office:value-type="float" office:value="409.69" calcext:value-type="float">
            <text:p>409.69</text:p>
          </table:table-cell>
        </table:table-row>
        <table:table-row table:style-name="ro1">
          <table:table-cell office:value-type="string" calcext:value-type="string">
            <text:p>J1416+6205</text:p>
          </table:table-cell>
          <table:table-cell office:value-type="float" office:value="214.0133667" calcext:value-type="float">
            <text:p>214.0133667</text:p>
          </table:table-cell>
          <table:table-cell office:value-type="float" office:value="62.08891944" calcext:value-type="float">
            <text:p>62.08891944</text:p>
          </table:table-cell>
          <table:table-cell office:value-type="string" calcext:value-type="string">
            <text:p>WISEA J141603.24+620520.1</text:p>
          </table:table-cell>
          <table:table-cell office:value-type="float" office:value="3.22373" calcext:value-type="float">
            <text:p>3.22373</text:p>
          </table:table-cell>
          <table:table-cell office:value-type="string" calcext:value-type="string">
            <text:p>*</text:p>
          </table:table-cell>
          <table:table-cell office:value-type="float" office:value="351.58" calcext:value-type="float">
            <text:p>351.58</text:p>
          </table:table-cell>
        </table:table-row>
        <table:table-row table:style-name="ro1">
          <table:table-cell office:value-type="string" calcext:value-type="string">
            <text:p>J1417+4607</text:p>
          </table:table-cell>
          <table:table-cell office:value-type="float" office:value="214.2840458" calcext:value-type="float">
            <text:p>214.2840458</text:p>
          </table:table-cell>
          <table:table-cell office:value-type="float" office:value="46.11822222" calcext:value-type="float">
            <text:p>46.11822222</text:p>
          </table:table-cell>
          <table:table-cell office:value-type="string" calcext:value-type="string">
            <text:p>[HB89] 1415+463</text:p>
          </table:table-cell>
          <table:table-cell office:value-type="float" office:value="1.555041" calcext:value-type="float">
            <text:p>1.555041</text:p>
          </table:table-cell>
          <table:table-cell office:value-type="string" calcext:value-type="string">
            <text:p>QSO</text:p>
          </table:table-cell>
          <table:table-cell office:value-type="float" office:value="717.02" calcext:value-type="float">
            <text:p>717.02</text:p>
          </table:table-cell>
        </table:table-row>
        <table:table-row table:style-name="ro1">
          <table:table-cell office:value-type="string" calcext:value-type="string">
            <text:p>J1418+4250</text:p>
          </table:table-cell>
          <table:table-cell office:value-type="float" office:value="214.5887958" calcext:value-type="float">
            <text:p>214.5887958</text:p>
          </table:table-cell>
          <table:table-cell office:value-type="float" office:value="42.83896667" calcext:value-type="float">
            <text:p>42.83896667</text:p>
          </table:table-cell>
          <table:table-cell office:value-type="string" calcext:value-type="string">
            <text:p>B3 1416+430</text:p>
          </table:table-cell>
          <table:table-cell office:value-type="float" office:value="3.46863" calcext:value-type="float">
            <text:p>3.46863</text:p>
          </table:table-cell>
          <table:table-cell office:value-type="string" calcext:value-type="string">
            <text:p>QSO</text:p>
          </table:table-cell>
          <table:table-cell office:value-type="float" office:value="214.27" calcext:value-type="float">
            <text:p>214.27</text:p>
          </table:table-cell>
        </table:table-row>
        <table:table-row table:style-name="ro1">
          <table:table-cell office:value-type="string" calcext:value-type="string">
            <text:p>J1419+0555</text:p>
          </table:table-cell>
          <table:table-cell office:value-type="float" office:value="214.7784833" calcext:value-type="float">
            <text:p>214.7784833</text:p>
          </table:table-cell>
          <table:table-cell office:value-type="float" office:value="5.917413889" calcext:value-type="float">
            <text:p>5.917413889</text:p>
          </table:table-cell>
          <table:table-cell office:value-type="string" calcext:value-type="string">
            <text:p>WISE J141906.84+055501.7</text:p>
          </table:table-cell>
          <table:table-cell office:value-type="float" office:value="2.284104" calcext:value-type="float">
            <text:p>2.284104</text:p>
          </table:table-cell>
          <table:table-cell office:value-type="string" calcext:value-type="string">
            <text:p>QSO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J1419+0603</text:p>
          </table:table-cell>
          <table:table-cell office:value-type="float" office:value="214.7885917" calcext:value-type="float">
            <text:p>214.7885917</text:p>
          </table:table-cell>
          <table:table-cell office:value-type="float" office:value="6.057975" calcext:value-type="float">
            <text:p>6.057975</text:p>
          </table:table-cell>
          <table:table-cell office:value-type="string" calcext:value-type="string">
            <text:p>AT 2017ivi</text:p>
          </table:table-cell>
          <table:table-cell office:value-type="float" office:value="2.395429" calcext:value-type="float">
            <text:p>2.395429</text:p>
          </table:table-cell>
          <table:table-cell office:value-type="string" calcext:value-type="string">
            <text:p>QSO</text:p>
          </table:table-cell>
          <table:table-cell office:value-type="float" office:value="379.66" calcext:value-type="float">
            <text:p>379.66</text:p>
          </table:table-cell>
        </table:table-row>
        <table:table-row table:style-name="ro1">
          <table:table-cell office:value-type="string" calcext:value-type="string">
            <text:p>J1419+0628</text:p>
          </table:table-cell>
          <table:table-cell office:value-type="float" office:value="214.7841667" calcext:value-type="float">
            <text:p>214.7841667</text:p>
          </table:table-cell>
          <table:table-cell office:value-type="float" office:value="6.476316667" calcext:value-type="float">
            <text:p>6.476316667</text:p>
          </table:table-cell>
          <table:table-cell office:value-type="string" calcext:value-type="string">
            <text:p>3C 298</text:p>
          </table:table-cell>
          <table:table-cell office:value-type="float" office:value="1.436208" calcext:value-type="float">
            <text:p>1.436208</text:p>
          </table:table-cell>
          <table:table-cell office:value-type="string" calcext:value-type="string">
            <text:p>QSO</text:p>
          </table:table-cell>
          <table:table-cell office:value-type="float" office:value="6155.55" calcext:value-type="float">
            <text:p>6155.55</text:p>
          </table:table-cell>
        </table:table-row>
        <table:table-row table:style-name="ro1">
          <table:table-cell office:value-type="string" calcext:value-type="string">
            <text:p>J1419+0759</text:p>
          </table:table-cell>
          <table:table-cell office:value-type="float" office:value="214.8316792" calcext:value-type="float">
            <text:p>214.8316792</text:p>
          </table:table-cell>
          <table:table-cell office:value-type="float" office:value="7.9918" calcext:value-type="float">
            <text:p>7.9918</text:p>
          </table:table-cell>
          <table:table-cell office:value-type="string" calcext:value-type="string">
            <text:p>WISEA J141919.56+075930.4</text:p>
          </table:table-cell>
          <table:table-cell office:value-type="float" office:value="3.0488" calcext:value-type="float">
            <text:p>3.0488</text:p>
          </table:table-cell>
          <table:table-cell office:value-type="string" calcext:value-type="string">
            <text:p>*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string" calcext:value-type="string">
            <text:p>J1419+3821</text:p>
          </table:table-cell>
          <table:table-cell office:value-type="float" office:value="214.944225" calcext:value-type="float">
            <text:p>214.944225</text:p>
          </table:table-cell>
          <table:table-cell office:value-type="float" office:value="38.36350556" calcext:value-type="float">
            <text:p>38.36350556</text:p>
          </table:table-cell>
          <table:table-cell office:value-type="string" calcext:value-type="string">
            <text:p>[HB89] 1417+385</text:p>
          </table:table-cell>
          <table:table-cell office:value-type="float" office:value="1.832304" calcext:value-type="float">
            <text:p>1.832304</text:p>
          </table:table-cell>
          <table:table-cell office:value-type="string" calcext:value-type="string">
            <text:p>QSO</text:p>
          </table:table-cell>
          <table:table-cell office:value-type="float" office:value="656.45" calcext:value-type="float">
            <text:p>656.45</text:p>
          </table:table-cell>
        </table:table-row>
        <table:table-row table:style-name="ro1">
          <table:table-cell office:value-type="string" calcext:value-type="string">
            <text:p>J1420+4714</text:p>
          </table:table-cell>
          <table:table-cell office:value-type="float" office:value="215.1503083" calcext:value-type="float">
            <text:p>215.1503083</text:p>
          </table:table-cell>
          <table:table-cell office:value-type="float" office:value="47.24235278" calcext:value-type="float">
            <text:p>47.24235278</text:p>
          </table:table-cell>
          <table:table-cell office:value-type="string" calcext:value-type="string">
            <text:p>WISEA J142036.06+471432.4</text:p>
          </table:table-cell>
          <table:table-cell office:value-type="float" office:value="3.238662" calcext:value-type="float">
            <text:p>3.238662</text:p>
          </table:table-cell>
          <table:table-cell office:value-type="string" calcext:value-type="string">
            <text:p>QSO</text:p>
          </table:table-cell>
          <table:table-cell office:value-type="float" office:value="73.17" calcext:value-type="float">
            <text:p>73.17</text:p>
          </table:table-cell>
        </table:table-row>
        <table:table-row table:style-name="ro1">
          <table:table-cell office:value-type="string" calcext:value-type="string">
            <text:p>J1421+1315</text:p>
          </table:table-cell>
          <table:table-cell office:value-type="float" office:value="215.294875" calcext:value-type="float">
            <text:p>215.294875</text:p>
          </table:table-cell>
          <table:table-cell office:value-type="float" office:value="13.25886944" calcext:value-type="float">
            <text:p>13.25886944</text:p>
          </table:table-cell>
          <table:table-cell office:value-type="string" calcext:value-type="string">
            <text:p>MG1 J142110+1315</text:p>
          </table:table-cell>
          <table:table-cell office:value-type="float" office:value="2.722304" calcext:value-type="float">
            <text:p>2.722304</text:p>
          </table:table-cell>
          <table:table-cell office:value-type="string" calcext:value-type="string">
            <text:p>RadioS</text:p>
          </table:table-cell>
          <table:table-cell office:value-type="float" office:value="295.75" calcext:value-type="float">
            <text:p>295.75</text:p>
          </table:table-cell>
        </table:table-row>
        <table:table-row table:style-name="ro1">
          <table:table-cell office:value-type="string" calcext:value-type="string">
            <text:p>J1422+2442</text:p>
          </table:table-cell>
          <table:table-cell office:value-type="float" office:value="215.6919958" calcext:value-type="float">
            <text:p>215.6919958</text:p>
          </table:table-cell>
          <table:table-cell office:value-type="float" office:value="24.71588333" calcext:value-type="float">
            <text:p>24.71588333</text:p>
          </table:table-cell>
          <table:table-cell office:value-type="string" calcext:value-type="string">
            <text:p>B2 1420+24B</text:p>
          </table:table-cell>
          <table:table-cell office:value-type="float" office:value="1.704545" calcext:value-type="float">
            <text:p>1.704545</text:p>
          </table:table-cell>
          <table:table-cell office:value-type="string" calcext:value-type="string">
            <text:p>QSO</text:p>
          </table:table-cell>
          <table:table-cell office:value-type="float" office:value="234.69" calcext:value-type="float">
            <text:p>234.69</text:p>
          </table:table-cell>
        </table:table-row>
        <table:table-row table:style-name="ro1">
          <table:table-cell office:value-type="string" calcext:value-type="string">
            <text:p>J1423+1159</text:p>
          </table:table-cell>
          <table:table-cell office:value-type="float" office:value="215.8754417" calcext:value-type="float">
            <text:p>215.8754417</text:p>
          </table:table-cell>
          <table:table-cell office:value-type="float" office:value="11.99753889" calcext:value-type="float">
            <text:p>11.99753889</text:p>
          </table:table-cell>
          <table:table-cell office:value-type="string" calcext:value-type="string">
            <text:p>[HB89] 1421+122</text:p>
          </table:table-cell>
          <table:table-cell office:value-type="float" office:value="1.61327" calcext:value-type="float">
            <text:p>1.61327</text:p>
          </table:table-cell>
          <table:table-cell office:value-type="string" calcext:value-type="string">
            <text:p>QSO</text:p>
          </table:table-cell>
          <table:table-cell office:value-type="float" office:value="1033.95" calcext:value-type="float">
            <text:p>1033.95</text:p>
          </table:table-cell>
        </table:table-row>
        <table:table-row table:style-name="ro1">
          <table:table-cell office:value-type="string" calcext:value-type="string">
            <text:p>J1423+4802</text:p>
          </table:table-cell>
          <table:table-cell office:value-type="float" office:value="215.7756667" calcext:value-type="float">
            <text:p>215.7756667</text:p>
          </table:table-cell>
          <table:table-cell office:value-type="float" office:value="48.03639722" calcext:value-type="float">
            <text:p>48.03639722</text:p>
          </table:table-cell>
          <table:table-cell office:value-type="string" calcext:value-type="string">
            <text:p>WISEA J142306.17+480211.0</text:p>
          </table:table-cell>
          <table:table-cell office:value-type="float" office:value="2.232256" calcext:value-type="float">
            <text:p>2.232256</text:p>
          </table:table-cell>
          <table:table-cell office:value-type="string" calcext:value-type="string">
            <text:p>QSO</text:p>
          </table:table-cell>
          <table:table-cell office:value-type="float" office:value="368.93" calcext:value-type="float">
            <text:p>368.93</text:p>
          </table:table-cell>
        </table:table-row>
        <table:table-row table:style-name="ro1">
          <table:table-cell office:value-type="string" calcext:value-type="string">
            <text:p>J1424+2000</text:p>
          </table:table-cell>
          <table:table-cell office:value-type="float" office:value="216.2372083" calcext:value-type="float">
            <text:p>216.2372083</text:p>
          </table:table-cell>
          <table:table-cell office:value-type="float" office:value="20.00512222" calcext:value-type="float">
            <text:p>20.00512222</text:p>
          </table:table-cell>
          <table:table-cell office:value-type="string" calcext:value-type="string">
            <text:p>[HB89] 1422+202</text:p>
          </table:table-cell>
          <table:table-cell office:value-type="float" office:value="0.8724511" calcext:value-type="float">
            <text:p>0.8724511</text:p>
          </table:table-cell>
          <table:table-cell office:value-type="string" calcext:value-type="string">
            <text:p>QSO</text:p>
          </table:table-cell>
          <table:table-cell office:value-type="float" office:value="1105.97" calcext:value-type="float">
            <text:p>1105.97</text:p>
          </table:table-cell>
        </table:table-row>
        <table:table-row table:style-name="ro1">
          <table:table-cell office:value-type="string" calcext:value-type="string">
            <text:p>J1424+2256</text:p>
          </table:table-cell>
          <table:table-cell office:value-type="float" office:value="216.1587583" calcext:value-type="float">
            <text:p>216.1587583</text:p>
          </table:table-cell>
          <table:table-cell office:value-type="float" office:value="22.93348611" calcext:value-type="float">
            <text:p>22.93348611</text:p>
          </table:table-cell>
          <table:table-cell office:value-type="string" calcext:value-type="string">
            <text:p>KODIAQ J142438+225600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QSO</text:p>
          </table:table-cell>
          <table:table-cell office:value-type="float" office:value="284.67" calcext:value-type="float">
            <text:p>284.67</text:p>
          </table:table-cell>
        </table:table-row>
        <table:table-row table:style-name="ro1">
          <table:table-cell office:value-type="string" calcext:value-type="string">
            <text:p>J1424+3615</text:p>
          </table:table-cell>
          <table:table-cell office:value-type="float" office:value="216.2313208" calcext:value-type="float">
            <text:p>216.2313208</text:p>
          </table:table-cell>
          <table:table-cell office:value-type="float" office:value="36.26006944" calcext:value-type="float">
            <text:p>36.26006944</text:p>
          </table:table-cell>
          <table:table-cell office:value-type="string" calcext:value-type="string">
            <text:p>FBQS J142455.5+361536</text:p>
          </table:table-cell>
          <table:table-cell office:value-type="float" office:value="6.041818" calcext:value-type="float">
            <text:p>6.041818</text:p>
          </table:table-cell>
          <table:table-cell office:value-type="string" calcext:value-type="string">
            <text:p>QSO</text:p>
          </table:table-cell>
          <table:table-cell office:value-type="float" office:value="87.77" calcext:value-type="float">
            <text:p>87.77</text:p>
          </table:table-cell>
        </table:table-row>
        <table:table-row table:style-name="ro1">
          <table:table-cell office:value-type="string" calcext:value-type="string">
            <text:p>J1424+4214</text:p>
          </table:table-cell>
          <table:table-cell office:value-type="float" office:value="216.06065" calcext:value-type="float">
            <text:p>216.06065</text:p>
          </table:table-cell>
          <table:table-cell office:value-type="float" office:value="42.23377222" calcext:value-type="float">
            <text:p>42.23377222</text:p>
          </table:table-cell>
          <table:table-cell office:value-type="string" calcext:value-type="string">
            <text:p>B3 1422+424</text:p>
          </table:table-cell>
          <table:table-cell office:value-type="float" office:value="1.605944" calcext:value-type="float">
            <text:p>1.605944</text:p>
          </table:table-cell>
          <table:table-cell office:value-type="string" calcext:value-type="string">
            <text:p>QSO</text:p>
          </table:table-cell>
          <table:table-cell office:value-type="float" office:value="242.93" calcext:value-type="float">
            <text:p>242.93</text:p>
          </table:table-cell>
        </table:table-row>
        <table:table-row table:style-name="ro1">
          <table:table-cell office:value-type="string" calcext:value-type="string">
            <text:p>J1424+4705</text:p>
          </table:table-cell>
          <table:table-cell office:value-type="float" office:value="216.1545083" calcext:value-type="float">
            <text:p>216.1545083</text:p>
          </table:table-cell>
          <table:table-cell office:value-type="float" office:value="47.09905278" calcext:value-type="float">
            <text:p>47.09905278</text:p>
          </table:table-cell>
          <table:table-cell office:value-type="string" calcext:value-type="string">
            <text:p>B3 1422+473</text:p>
          </table:table-cell>
          <table:table-cell office:value-type="float" office:value="1.71991" calcext:value-type="float">
            <text:p>1.71991</text:p>
          </table:table-cell>
          <table:table-cell office:value-type="string" calcext:value-type="string">
            <text:p>QSO</text:p>
          </table:table-cell>
          <table:table-cell office:value-type="float" office:value="220.37" calcext:value-type="float">
            <text:p>220.37</text:p>
          </table:table-cell>
        </table:table-row>
        <table:table-row table:style-name="ro1">
          <table:table-cell office:value-type="string" calcext:value-type="string">
            <text:p>J1425+1239</text:p>
          </table:table-cell>
          <table:table-cell office:value-type="float" office:value="216.3275292" calcext:value-type="float">
            <text:p>216.3275292</text:p>
          </table:table-cell>
          <table:table-cell office:value-type="float" office:value="12.65748056" calcext:value-type="float">
            <text:p>12.65748056</text:p>
          </table:table-cell>
          <table:table-cell office:value-type="string" calcext:value-type="string">
            <text:p>WISE J142518.61+123927.1</text:p>
          </table:table-cell>
          <table:table-cell office:value-type="float" office:value="1.511941" calcext:value-type="float">
            <text:p>1.511941</text:p>
          </table:table-cell>
          <table:table-cell office:value-type="string" calcext:value-type="string">
            <text:p>QSO</text:p>
          </table:table-cell>
          <table:table-cell office:value-type="float" office:value="294.78" calcext:value-type="float">
            <text:p>294.78</text:p>
          </table:table-cell>
        </table:table-row>
        <table:table-row table:style-name="ro1">
          <table:table-cell office:value-type="string" calcext:value-type="string">
            <text:p>J1428+2919</text:p>
          </table:table-cell>
          <table:table-cell office:value-type="float" office:value="217.1824375" calcext:value-type="float">
            <text:p>217.1824375</text:p>
          </table:table-cell>
          <table:table-cell office:value-type="float" office:value="29.31852778" calcext:value-type="float">
            <text:p>29.31852778</text:p>
          </table:table-cell>
          <table:table-cell office:value-type="string" calcext:value-type="string">
            <text:p>[HB89] 1426+295</text:p>
          </table:table-cell>
          <table:table-cell office:value-type="float" office:value="1.429107" calcext:value-type="float">
            <text:p>1.429107</text:p>
          </table:table-cell>
          <table:table-cell office:value-type="string" calcext:value-type="string">
            <text:p>QSO</text:p>
          </table:table-cell>
          <table:table-cell office:value-type="float" office:value="435.26" calcext:value-type="float">
            <text:p>435.26</text:p>
          </table:table-cell>
        </table:table-row>
        <table:table-row table:style-name="ro1">
          <table:table-cell office:value-type="string" calcext:value-type="string">
            <text:p>J1428+5636</text:p>
          </table:table-cell>
          <table:table-cell office:value-type="float" office:value="217.1030708" calcext:value-type="float">
            <text:p>217.1030708</text:p>
          </table:table-cell>
          <table:table-cell office:value-type="float" office:value="56.60307222" calcext:value-type="float">
            <text:p>56.60307222</text:p>
          </table:table-cell>
          <table:table-cell office:value-type="string" calcext:value-type="string">
            <text:p>SDSS J142824.75+563611.1</text:p>
          </table:table-cell>
          <table:table-cell office:value-type="float" office:value="2.129552" calcext:value-type="float">
            <text:p>2.129552</text:p>
          </table:table-cell>
          <table:table-cell office:value-type="string" calcext:value-type="string">
            <text:p>QSO</text:p>
          </table:table-cell>
          <table:table-cell office:value-type="float" office:value="109.33" calcext:value-type="float">
            <text:p>109.33</text:p>
          </table:table-cell>
        </table:table-row>
        <table:table-row table:style-name="ro1">
          <table:table-cell office:value-type="string" calcext:value-type="string">
            <text:p>J1429+2607</text:p>
          </table:table-cell>
          <table:table-cell office:value-type="float" office:value="217.4620375" calcext:value-type="float">
            <text:p>217.4620375</text:p>
          </table:table-cell>
          <table:table-cell office:value-type="float" office:value="26.13070556" calcext:value-type="float">
            <text:p>26.13070556</text:p>
          </table:table-cell>
          <table:table-cell office:value-type="string" calcext:value-type="string">
            <text:p>FBQS J142950.8+260750</text:p>
          </table:table-cell>
          <table:table-cell office:value-type="float" office:value="2.91568" calcext:value-type="float">
            <text:p>2.91568</text:p>
          </table:table-cell>
          <table:table-cell office:value-type="string" calcext:value-type="string">
            <text:p>QSO</text:p>
          </table:table-cell>
          <table:table-cell office:value-type="float" office:value="382.67" calcext:value-type="float">
            <text:p>382.67</text:p>
          </table:table-cell>
        </table:table-row>
        <table:table-row table:style-name="ro1">
          <table:table-cell office:value-type="string" calcext:value-type="string">
            <text:p>J1429+5406</text:p>
          </table:table-cell>
          <table:table-cell office:value-type="float" office:value="217.3412125" calcext:value-type="float">
            <text:p>217.3412125</text:p>
          </table:table-cell>
          <table:table-cell office:value-type="float" office:value="54.10304167" calcext:value-type="float">
            <text:p>54.10304167</text:p>
          </table:table-cell>
          <table:table-cell office:value-type="string" calcext:value-type="string">
            <text:p>WISEA J142921.87+540611.2</text:p>
          </table:table-cell>
          <table:table-cell office:value-type="float" office:value="3.011972" calcext:value-type="float">
            <text:p>3.011972</text:p>
          </table:table-cell>
          <table:table-cell office:value-type="string" calcext:value-type="string">
            <text:p>QSO</text:p>
          </table:table-cell>
          <table:table-cell office:value-type="float" office:value="1165.36" calcext:value-type="float">
            <text:p>1165.36</text:p>
          </table:table-cell>
        </table:table-row>
        <table:table-row table:style-name="ro1">
          <table:table-cell office:value-type="string" calcext:value-type="string">
            <text:p>J1430+1043</text:p>
          </table:table-cell>
          <table:table-cell office:value-type="float" office:value="217.5405167" calcext:value-type="float">
            <text:p>217.5405167</text:p>
          </table:table-cell>
          <table:table-cell office:value-type="float" office:value="10.72412222" calcext:value-type="float">
            <text:p>10.72412222</text:p>
          </table:table-cell>
          <table:table-cell office:value-type="string" calcext:value-type="string">
            <text:p>PKS 1427+109</text:p>
          </table:table-cell>
          <table:table-cell office:value-type="float" office:value="1.705116" calcext:value-type="float">
            <text:p>1.705116</text:p>
          </table:table-cell>
          <table:table-cell office:value-type="string" calcext:value-type="string">
            <text:p>QSO</text:p>
          </table:table-cell>
          <table:table-cell office:value-type="float" office:value="311.01" calcext:value-type="float">
            <text:p>311.01</text:p>
          </table:table-cell>
        </table:table-row>
        <table:table-row table:style-name="ro1">
          <table:table-cell office:value-type="string" calcext:value-type="string">
            <text:p>J1430+3649</text:p>
          </table:table-cell>
          <table:table-cell office:value-type="float" office:value="217.6691458" calcext:value-type="float">
            <text:p>217.6691458</text:p>
          </table:table-cell>
          <table:table-cell office:value-type="float" office:value="36.81781667" calcext:value-type="float">
            <text:p>36.81781667</text:p>
          </table:table-cell>
          <table:table-cell office:value-type="string" calcext:value-type="string">
            <text:p>FBQS J143040.5+364904</text:p>
          </table:table-cell>
          <table:table-cell office:value-type="float" office:value="2.608857" calcext:value-type="float">
            <text:p>2.608857</text:p>
          </table:table-cell>
          <table:table-cell office:value-type="string" calcext:value-type="string">
            <text:p>QSO</text:p>
          </table:table-cell>
          <table:table-cell office:value-type="float" office:value="162.01" calcext:value-type="float">
            <text:p>162.01</text:p>
          </table:table-cell>
        </table:table-row>
        <table:table-row table:style-name="ro1">
          <table:table-cell office:value-type="string" calcext:value-type="string">
            <text:p>J1432+4103</text:p>
          </table:table-cell>
          <table:table-cell office:value-type="float" office:value="218.1805083" calcext:value-type="float">
            <text:p>218.1805083</text:p>
          </table:table-cell>
          <table:table-cell office:value-type="float" office:value="41.05778889" calcext:value-type="float">
            <text:p>41.05778889</text:p>
          </table:table-cell>
          <table:table-cell office:value-type="string" calcext:value-type="string">
            <text:p>FBQS J143243.3+410328</text:p>
          </table:table-cell>
          <table:table-cell office:value-type="float" office:value="1.972667" calcext:value-type="float">
            <text:p>1.972667</text:p>
          </table:table-cell>
          <table:table-cell office:value-type="string" calcext:value-type="string">
            <text:p>QSO</text:p>
          </table:table-cell>
          <table:table-cell office:value-type="float" office:value="261.66" calcext:value-type="float">
            <text:p>261.66</text:p>
          </table:table-cell>
        </table:table-row>
        <table:table-row table:style-name="ro1">
          <table:table-cell office:value-type="string" calcext:value-type="string">
            <text:p>J1433+1018</text:p>
          </table:table-cell>
          <table:table-cell office:value-type="float" office:value="218.2585625" calcext:value-type="float">
            <text:p>218.2585625</text:p>
          </table:table-cell>
          <table:table-cell office:value-type="float" office:value="10.30247778" calcext:value-type="float">
            <text:p>10.30247778</text:p>
          </table:table-cell>
          <table:table-cell office:value-type="string" calcext:value-type="string">
            <text:p>WISEA J143302.04+101808.8</text:p>
          </table:table-cell>
          <table:table-cell office:value-type="float" office:value="2.165" calcext:value-type="float">
            <text:p>2.165</text:p>
          </table:table-cell>
          <table:table-cell office:value-type="string" calcext:value-type="string">
            <text:p>*</text:p>
          </table:table-cell>
          <table:table-cell office:value-type="float" office:value="116.74" calcext:value-type="float">
            <text:p>116.74</text:p>
          </table:table-cell>
        </table:table-row>
        <table:table-row table:style-name="ro1">
          <table:table-cell office:value-type="string" calcext:value-type="string">
            <text:p>J1434+4203</text:p>
          </table:table-cell>
          <table:table-cell office:value-type="float" office:value="218.5236708" calcext:value-type="float">
            <text:p>218.5236708</text:p>
          </table:table-cell>
          <table:table-cell office:value-type="float" office:value="42.05446389" calcext:value-type="float">
            <text:p>42.05446389</text:p>
          </table:table-cell>
          <table:table-cell office:value-type="string" calcext:value-type="string">
            <text:p>B3 1432+422</text:p>
          </table:table-cell>
          <table:table-cell office:value-type="float" office:value="1.465167" calcext:value-type="float">
            <text:p>1.465167</text:p>
          </table:table-cell>
          <table:table-cell office:value-type="string" calcext:value-type="string">
            <text:p>QSO</text:p>
          </table:table-cell>
          <table:table-cell office:value-type="float" office:value="361.72" calcext:value-type="float">
            <text:p>361.72</text:p>
          </table:table-cell>
        </table:table-row>
        <table:table-row table:style-name="ro1">
          <table:table-cell office:value-type="string" calcext:value-type="string">
            <text:p>J1435+1729</text:p>
          </table:table-cell>
          <table:table-cell office:value-type="float" office:value="218.9862083" calcext:value-type="float">
            <text:p>218.9862083</text:p>
          </table:table-cell>
          <table:table-cell office:value-type="float" office:value="17.49216667" calcext:value-type="float">
            <text:p>17.49216667</text:p>
          </table:table-cell>
          <table:table-cell office:value-type="string" calcext:value-type="string">
            <text:p>[HB89] 1433+177</text:p>
          </table:table-cell>
          <table:table-cell office:value-type="float" office:value="1.202119" calcext:value-type="float">
            <text:p>1.202119</text:p>
          </table:table-cell>
          <table:table-cell office:value-type="string" calcext:value-type="string">
            <text:p>QSO</text:p>
          </table:table-cell>
          <table:table-cell office:value-type="float" office:value="992.87" calcext:value-type="float">
            <text:p>992.87</text:p>
          </table:table-cell>
        </table:table-row>
        <table:table-row table:style-name="ro1">
          <table:table-cell office:value-type="string" calcext:value-type="string">
            <text:p>J1435+5435</text:p>
          </table:table-cell>
          <table:table-cell office:value-type="float" office:value="218.89075" calcext:value-type="float">
            <text:p>218.89075</text:p>
          </table:table-cell>
          <table:table-cell office:value-type="float" office:value="54.59979722" calcext:value-type="float">
            <text:p>54.59979722</text:p>
          </table:table-cell>
          <table:table-cell office:value-type="string" calcext:value-type="string">
            <text:p>WISEA J143533.76+543559.1</text:p>
          </table:table-cell>
          <table:table-cell office:value-type="float" office:value="3.811811" calcext:value-type="float">
            <text:p>3.811811</text:p>
          </table:table-cell>
          <table:table-cell office:value-type="string" calcext:value-type="string">
            <text:p>QSO</text:p>
          </table:table-cell>
          <table:table-cell office:value-type="float" office:value="95.78" calcext:value-type="float">
            <text:p>95.78</text:p>
          </table:table-cell>
        </table:table-row>
        <table:table-row table:style-name="ro1">
          <table:table-cell office:value-type="string" calcext:value-type="string">
            <text:p>J1436+0324</text:p>
          </table:table-cell>
          <table:table-cell office:value-type="float" office:value="219.2376" calcext:value-type="float">
            <text:p>219.2376</text:p>
          </table:table-cell>
          <table:table-cell office:value-type="float" office:value="3.403094444" calcext:value-type="float">
            <text:p>3.403094444</text:p>
          </table:table-cell>
          <table:table-cell office:value-type="string" calcext:value-type="string">
            <text:p>4C +03.30</text:p>
          </table:table-cell>
          <table:table-cell office:value-type="float" office:value="1.438" calcext:value-type="float">
            <text:p>1.438</text:p>
          </table:table-cell>
          <table:table-cell office:value-type="string" calcext:value-type="string">
            <text:p>QSO</text:p>
          </table:table-cell>
          <table:table-cell office:value-type="float" office:value="2523.32" calcext:value-type="float">
            <text:p>2523.32</text:p>
          </table:table-cell>
        </table:table-row>
        <table:table-row table:style-name="ro1">
          <table:table-cell office:value-type="string" calcext:value-type="string">
            <text:p>J1436+0324</text:p>
          </table:table-cell>
          <table:table-cell office:value-type="float" office:value="219.2397042" calcext:value-type="float">
            <text:p>219.2397042</text:p>
          </table:table-cell>
          <table:table-cell office:value-type="float" office:value="3.404638889" calcext:value-type="float">
            <text:p>3.404638889</text:p>
          </table:table-cell>
          <table:table-cell office:value-type="string" calcext:value-type="string">
            <text:p>4C +03.30</text:p>
          </table:table-cell>
          <table:table-cell office:value-type="float" office:value="1.438" calcext:value-type="float">
            <text:p>1.438</text:p>
          </table:table-cell>
          <table:table-cell office:value-type="string" calcext:value-type="string">
            <text:p>QSO</text:p>
          </table:table-cell>
          <table:table-cell office:value-type="float" office:value="351.28" calcext:value-type="float">
            <text:p>351.28</text:p>
          </table:table-cell>
        </table:table-row>
        <table:table-row table:style-name="ro1">
          <table:table-cell office:value-type="string" calcext:value-type="string">
            <text:p>J1436+2321</text:p>
          </table:table-cell>
          <table:table-cell office:value-type="float" office:value="219.1707625" calcext:value-type="float">
            <text:p>219.1707625</text:p>
          </table:table-cell>
          <table:table-cell office:value-type="float" office:value="23.350925" calcext:value-type="float">
            <text:p>23.350925</text:p>
          </table:table-cell>
          <table:table-cell office:value-type="string" calcext:value-type="string">
            <text:p>PKS 1434+235</text:p>
          </table:table-cell>
          <table:table-cell office:value-type="float" office:value="1.547691" calcext:value-type="float">
            <text:p>1.547691</text:p>
          </table:table-cell>
          <table:table-cell office:value-type="string" calcext:value-type="string">
            <text:p>QSO</text:p>
          </table:table-cell>
          <table:table-cell office:value-type="float" office:value="723.19" calcext:value-type="float">
            <text:p>723.19</text:p>
          </table:table-cell>
        </table:table-row>
        <table:table-row table:style-name="ro1">
          <table:table-cell office:value-type="string" calcext:value-type="string">
            <text:p>J1436+6319</text:p>
          </table:table-cell>
          <table:table-cell office:value-type="float" office:value="219.1556917" calcext:value-type="float">
            <text:p>219.1556917</text:p>
          </table:table-cell>
          <table:table-cell office:value-type="float" office:value="63.32028611" calcext:value-type="float">
            <text:p>63.32028611</text:p>
          </table:table-cell>
          <table:table-cell office:value-type="string" calcext:value-type="string">
            <text:p>4C +63.20</text:p>
          </table:table-cell>
          <table:table-cell office:value-type="float" office:value="4.261" calcext:value-type="float">
            <text:p>4.261</text:p>
          </table:table-cell>
          <table:table-cell office:value-type="string" calcext:value-type="string">
            <text:p>G</text:p>
          </table:table-cell>
          <table:table-cell office:value-type="float" office:value="512.7" calcext:value-type="float">
            <text:p>512.7</text:p>
          </table:table-cell>
        </table:table-row>
        <table:table-row table:style-name="ro1">
          <table:table-cell office:value-type="string" calcext:value-type="string">
            <text:p>J1436+6336</text:p>
          </table:table-cell>
          <table:table-cell office:value-type="float" office:value="219.19095" calcext:value-type="float">
            <text:p>219.19095</text:p>
          </table:table-cell>
          <table:table-cell office:value-type="float" office:value="63.61056944" calcext:value-type="float">
            <text:p>63.61056944</text:p>
          </table:table-cell>
          <table:table-cell office:value-type="string" calcext:value-type="string">
            <text:p>[HB89] 1435+638</text:p>
          </table:table-cell>
          <table:table-cell office:value-type="float" office:value="2.065979" calcext:value-type="float">
            <text:p>2.065979</text:p>
          </table:table-cell>
          <table:table-cell office:value-type="string" calcext:value-type="string">
            <text:p>QSO</text:p>
          </table:table-cell>
          <table:table-cell office:value-type="float" office:value="877.84" calcext:value-type="float">
            <text:p>877.84</text:p>
          </table:table-cell>
        </table:table-row>
        <table:table-row table:style-name="ro1">
          <table:table-cell office:value-type="string" calcext:value-type="string">
            <text:p>J1437+0948</text:p>
          </table:table-cell>
          <table:table-cell office:value-type="float" office:value="219.4043417" calcext:value-type="float">
            <text:p>219.4043417</text:p>
          </table:table-cell>
          <table:table-cell office:value-type="float" office:value="9.813280556" calcext:value-type="float">
            <text:p>9.813280556</text:p>
          </table:table-cell>
          <table:table-cell office:value-type="string" calcext:value-type="string">
            <text:p>WISEA J143737.04+094847.0</text:p>
          </table:table-cell>
          <table:table-cell office:value-type="float" office:value="2.155425" calcext:value-type="float">
            <text:p>2.155425</text:p>
          </table:table-cell>
          <table:table-cell office:value-type="string" calcext:value-type="string">
            <text:p>QSO</text:p>
          </table:table-cell>
          <table:table-cell office:value-type="float" office:value="181.15" calcext:value-type="float">
            <text:p>181.15</text:p>
          </table:table-cell>
        </table:table-row>
        <table:table-row table:style-name="ro1">
          <table:table-cell office:value-type="string" calcext:value-type="string">
            <text:p>J1437+3807</text:p>
          </table:table-cell>
          <table:table-cell office:value-type="float" office:value="219.3893" calcext:value-type="float">
            <text:p>219.3893</text:p>
          </table:table-cell>
          <table:table-cell office:value-type="float" office:value="38.12922778" calcext:value-type="float">
            <text:p>38.12922778</text:p>
          </table:table-cell>
          <table:table-cell office:value-type="string" calcext:value-type="string">
            <text:p>[HB89] 1435+383</text:p>
          </table:table-cell>
          <table:table-cell office:value-type="float" office:value="1.612732" calcext:value-type="float">
            <text:p>1.612732</text:p>
          </table:table-cell>
          <table:table-cell office:value-type="string" calcext:value-type="string">
            <text:p>QSO</text:p>
          </table:table-cell>
          <table:table-cell office:value-type="float" office:value="202.45" calcext:value-type="float">
            <text:p>202.45</text:p>
          </table:table-cell>
        </table:table-row>
        <table:table-row table:style-name="ro1">
          <table:table-cell office:value-type="string" calcext:value-type="string">
            <text:p>J1438+3710</text:p>
          </table:table-cell>
          <table:table-cell office:value-type="float" office:value="219.7234042" calcext:value-type="float">
            <text:p>219.7234042</text:p>
          </table:table-cell>
          <table:table-cell office:value-type="float" office:value="37.17652778" calcext:value-type="float">
            <text:p>37.17652778</text:p>
          </table:table-cell>
          <table:table-cell office:value-type="string" calcext:value-type="string">
            <text:p>B2 1436+37B</text:p>
          </table:table-cell>
          <table:table-cell office:value-type="float" office:value="2.400413" calcext:value-type="float">
            <text:p>2.400413</text:p>
          </table:table-cell>
          <table:table-cell office:value-type="string" calcext:value-type="string">
            <text:p>QSO</text:p>
          </table:table-cell>
          <table:table-cell office:value-type="float" office:value="361.97" calcext:value-type="float">
            <text:p>361.97</text:p>
          </table:table-cell>
        </table:table-row>
        <table:table-row table:style-name="ro1">
          <table:table-cell office:value-type="string" calcext:value-type="string">
            <text:p>J1438+4418</text:p>
          </table:table-cell>
          <table:table-cell office:value-type="float" office:value="219.6187375" calcext:value-type="float">
            <text:p>219.6187375</text:p>
          </table:table-cell>
          <table:table-cell office:value-type="float" office:value="44.30333889" calcext:value-type="float">
            <text:p>44.30333889</text:p>
          </table:table-cell>
          <table:table-cell office:value-type="string" calcext:value-type="string">
            <text:p>WISEA J143828.50+441812.0</text:p>
          </table:table-cell>
          <table:table-cell office:value-type="float" office:value="2.103002" calcext:value-type="float">
            <text:p>2.103002</text:p>
          </table:table-cell>
          <table:table-cell office:value-type="string" calcext:value-type="string">
            <text:p>QSO</text:p>
          </table:table-cell>
          <table:table-cell office:value-type="float" office:value="215.63" calcext:value-type="float">
            <text:p>215.63</text:p>
          </table:table-cell>
        </table:table-row>
        <table:table-row table:style-name="ro1">
          <table:table-cell office:value-type="string" calcext:value-type="string">
            <text:p>J1438+6211</text:p>
          </table:table-cell>
          <table:table-cell office:value-type="float" office:value="219.6865083" calcext:value-type="float">
            <text:p>219.6865083</text:p>
          </table:table-cell>
          <table:table-cell office:value-type="float" office:value="62.19836667" calcext:value-type="float">
            <text:p>62.19836667</text:p>
          </table:table-cell>
          <table:table-cell office:value-type="string" calcext:value-type="string">
            <text:p>[HB89] 1437+624</text:p>
          </table:table-cell>
          <table:table-cell office:value-type="float" office:value="1.09388" calcext:value-type="float">
            <text:p>1.09388</text:p>
          </table:table-cell>
          <table:table-cell office:value-type="string" calcext:value-type="string">
            <text:p>QSO</text:p>
          </table:table-cell>
          <table:table-cell office:value-type="float" office:value="2392.91" calcext:value-type="float">
            <text:p>2392.91</text:p>
          </table:table-cell>
        </table:table-row>
        <table:table-row table:style-name="ro1">
          <table:table-cell office:value-type="string" calcext:value-type="string">
            <text:p>J1439+0428</text:p>
          </table:table-cell>
          <table:table-cell office:value-type="float" office:value="219.7685375" calcext:value-type="float">
            <text:p>219.7685375</text:p>
          </table:table-cell>
          <table:table-cell office:value-type="float" office:value="4.474480556" calcext:value-type="float">
            <text:p>4.474480556</text:p>
          </table:table-cell>
          <table:table-cell office:value-type="string" calcext:value-type="string">
            <text:p>PKS 1436+046</text:p>
          </table:table-cell>
          <table:table-cell office:value-type="float" office:value="1.208134" calcext:value-type="float">
            <text:p>1.208134</text:p>
          </table:table-cell>
          <table:table-cell office:value-type="string" calcext:value-type="string">
            <text:p>UvES</text:p>
          </table:table-cell>
          <table:table-cell office:value-type="float" office:value="484.22" calcext:value-type="float">
            <text:p>484.22</text:p>
          </table:table-cell>
        </table:table-row>
        <table:table-row table:style-name="ro1">
          <table:table-cell office:value-type="string" calcext:value-type="string">
            <text:p>J1439+3253</text:p>
          </table:table-cell>
          <table:table-cell office:value-type="float" office:value="219.848575" calcext:value-type="float">
            <text:p>219.848575</text:p>
          </table:table-cell>
          <table:table-cell office:value-type="float" office:value="32.89859722" calcext:value-type="float">
            <text:p>32.89859722</text:p>
          </table:table-cell>
          <table:table-cell office:value-type="string" calcext:value-type="string">
            <text:p>WISEA J143923.65+325354.8</text:p>
          </table:table-cell>
          <table:table-cell office:value-type="float" office:value="2.305" calcext:value-type="float">
            <text:p>2.305</text:p>
          </table:table-cell>
          <table:table-cell office:value-type="string" calcext:value-type="string">
            <text:p>QSO</text:p>
          </table:table-cell>
          <table:table-cell office:value-type="float" office:value="97.24" calcext:value-type="float">
            <text:p>97.24</text:p>
          </table:table-cell>
        </table:table-row>
        <table:table-row table:style-name="ro1">
          <table:table-cell office:value-type="string" calcext:value-type="string">
            <text:p>J1440+3820</text:p>
          </table:table-cell>
          <table:table-cell office:value-type="float" office:value="220.0932458" calcext:value-type="float">
            <text:p>220.0932458</text:p>
          </table:table-cell>
          <table:table-cell office:value-type="float" office:value="38.33716111" calcext:value-type="float">
            <text:p>38.33716111</text:p>
          </table:table-cell>
          <table:table-cell office:value-type="string" calcext:value-type="string">
            <text:p>B2 1438+38B</text:p>
          </table:table-cell>
          <table:table-cell office:value-type="float" office:value="1.775" calcext:value-type="float">
            <text:p>1.775</text:p>
          </table:table-cell>
          <table:table-cell office:value-type="string" calcext:value-type="string">
            <text:p>QSO</text:p>
          </table:table-cell>
          <table:table-cell office:value-type="float" office:value="584.14" calcext:value-type="float">
            <text:p>584.14</text:p>
          </table:table-cell>
        </table:table-row>
        <table:table-row table:style-name="ro1">
          <table:table-cell office:value-type="string" calcext:value-type="string">
            <text:p>J1442+3234</text:p>
          </table:table-cell>
          <table:table-cell office:value-type="float" office:value="220.5006958" calcext:value-type="float">
            <text:p>220.5006958</text:p>
          </table:table-cell>
          <table:table-cell office:value-type="float" office:value="32.57231389" calcext:value-type="float">
            <text:p>32.57231389</text:p>
          </table:table-cell>
          <table:table-cell office:value-type="string" calcext:value-type="string">
            <text:p>B2 1439+32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QSO</text:p>
          </table:table-cell>
          <table:table-cell office:value-type="float" office:value="398.08" calcext:value-type="float">
            <text:p>398.08</text:p>
          </table:table-cell>
        </table:table-row>
        <table:table-row table:style-name="ro1">
          <table:table-cell office:value-type="string" calcext:value-type="string">
            <text:p>J1442+5236</text:p>
          </table:table-cell>
          <table:table-cell office:value-type="float" office:value="220.58155" calcext:value-type="float">
            <text:p>220.58155</text:p>
          </table:table-cell>
          <table:table-cell office:value-type="float" office:value="52.60585278" calcext:value-type="float">
            <text:p>52.60585278</text:p>
          </table:table-cell>
          <table:table-cell office:value-type="string" calcext:value-type="string">
            <text:p>WISEA J144219.49+523621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QSO</text:p>
          </table:table-cell>
          <table:table-cell office:value-type="float" office:value="183.01" calcext:value-type="float">
            <text:p>183.01</text:p>
          </table:table-cell>
        </table:table-row>
        <table:table-row table:style-name="ro1">
          <table:table-cell office:value-type="string" calcext:value-type="string">
            <text:p>J1443+1436</text:p>
          </table:table-cell>
          <table:table-cell office:value-type="float" office:value="220.9464875" calcext:value-type="float">
            <text:p>220.9464875</text:p>
          </table:table-cell>
          <table:table-cell office:value-type="float" office:value="14.60186667" calcext:value-type="float">
            <text:p>14.60186667</text:p>
          </table:table-cell>
          <table:table-cell office:value-type="string" calcext:value-type="string">
            <text:p>[HB89] 1441+148</text:p>
          </table:table-cell>
          <table:table-cell office:value-type="float" office:value="1.431033" calcext:value-type="float">
            <text:p>1.431033</text:p>
          </table:table-cell>
          <table:table-cell office:value-type="string" calcext:value-type="string">
            <text:p>QSO</text:p>
          </table:table-cell>
          <table:table-cell office:value-type="float" office:value="304.42" calcext:value-type="float">
            <text:p>304.42</text:p>
          </table:table-cell>
        </table:table-row>
        <table:table-row table:style-name="ro1">
          <table:table-cell office:value-type="string" calcext:value-type="string">
            <text:p>J1443+6332</text:p>
          </table:table-cell>
          <table:table-cell office:value-type="float" office:value="220.9942458" calcext:value-type="float">
            <text:p>220.9942458</text:p>
          </table:table-cell>
          <table:table-cell office:value-type="float" office:value="63.54068889" calcext:value-type="float">
            <text:p>63.54068889</text:p>
          </table:table-cell>
          <table:table-cell office:value-type="string" calcext:value-type="string">
            <text:p>WISEA J144358.60+633226.4</text:p>
          </table:table-cell>
          <table:table-cell office:value-type="float" office:value="1.40101" calcext:value-type="float">
            <text:p>1.40101</text:p>
          </table:table-cell>
          <table:table-cell office:value-type="string" calcext:value-type="string">
            <text:p>QSO</text:p>
          </table:table-cell>
          <table:table-cell office:value-type="float" office:value="685.99" calcext:value-type="float">
            <text:p>685.99</text:p>
          </table:table-cell>
        </table:table-row>
        <table:table-row table:style-name="ro1">
          <table:table-cell office:value-type="string" calcext:value-type="string">
            <text:p>J1444+0257</text:p>
          </table:table-cell>
          <table:table-cell office:value-type="float" office:value="221.13235" calcext:value-type="float">
            <text:p>221.13235</text:p>
          </table:table-cell>
          <table:table-cell office:value-type="float" office:value="2.964863889" calcext:value-type="float">
            <text:p>2.964863889</text:p>
          </table:table-cell>
          <table:table-cell office:value-type="string" calcext:value-type="string">
            <text:p>WISE J144431.77+025753.6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*</text:p>
          </table:table-cell>
          <table:table-cell office:value-type="float" office:value="74.69" calcext:value-type="float">
            <text:p>74.69</text:p>
          </table:table-cell>
        </table:table-row>
        <table:table-row table:style-name="ro1">
          <table:table-cell office:value-type="string" calcext:value-type="string">
            <text:p>J1444+5635</text:p>
          </table:table-cell>
          <table:table-cell office:value-type="float" office:value="221.1409958" calcext:value-type="float">
            <text:p>221.1409958</text:p>
          </table:table-cell>
          <table:table-cell office:value-type="float" office:value="56.59913889" calcext:value-type="float">
            <text:p>56.59913889</text:p>
          </table:table-cell>
          <table:table-cell office:value-type="string" calcext:value-type="string">
            <text:p>4C +56.22</text:p>
          </table:table-cell>
          <table:table-cell office:value-type="float" office:value="1.477154" calcext:value-type="float">
            <text:p>1.477154</text:p>
          </table:table-cell>
          <table:table-cell office:value-type="string" calcext:value-type="string">
            <text:p>UvES</text:p>
          </table:table-cell>
          <table:table-cell office:value-type="float" office:value="448.21" calcext:value-type="float">
            <text:p>448.21</text:p>
          </table:table-cell>
        </table:table-row>
        <table:table-row table:style-name="ro1">
          <table:table-cell office:value-type="string" calcext:value-type="string">
            <text:p>J1445+0958</text:p>
          </table:table-cell>
          <table:table-cell office:value-type="float" office:value="221.3186792" calcext:value-type="float">
            <text:p>221.3186792</text:p>
          </table:table-cell>
          <table:table-cell office:value-type="float" office:value="9.976747222" calcext:value-type="float">
            <text:p>9.976747222</text:p>
          </table:table-cell>
          <table:table-cell office:value-type="string" calcext:value-type="string">
            <text:p>[HB89] 1442+101</text:p>
          </table:table-cell>
          <table:table-cell office:value-type="float" office:value="3.540609" calcext:value-type="float">
            <text:p>3.540609</text:p>
          </table:table-cell>
          <table:table-cell office:value-type="string" calcext:value-type="string">
            <text:p>QSO</text:p>
          </table:table-cell>
          <table:table-cell office:value-type="float" office:value="2430.88" calcext:value-type="float">
            <text:p>2430.88</text:p>
          </table:table-cell>
        </table:table-row>
        <table:table-row table:style-name="ro1">
          <table:table-cell office:value-type="string" calcext:value-type="string">
            <text:p>J1445+1844</text:p>
          </table:table-cell>
          <table:table-cell office:value-type="float" office:value="221.4062542" calcext:value-type="float">
            <text:p>221.4062542</text:p>
          </table:table-cell>
          <table:table-cell office:value-type="float" office:value="18.74545278" calcext:value-type="float">
            <text:p>18.74545278</text:p>
          </table:table-cell>
          <table:table-cell office:value-type="string" calcext:value-type="string">
            <text:p>WISEA J144537.50+184443.3</text:p>
          </table:table-cell>
          <table:table-cell office:value-type="float" office:value="2.733466" calcext:value-type="float">
            <text:p>2.733466</text:p>
          </table:table-cell>
          <table:table-cell office:value-type="string" calcext:value-type="string">
            <text:p>*</text:p>
          </table:table-cell>
          <table:table-cell office:value-type="float" office:value="170.33" calcext:value-type="float">
            <text:p>170.33</text:p>
          </table:table-cell>
        </table:table-row>
        <table:table-row table:style-name="ro1">
          <table:table-cell office:value-type="string" calcext:value-type="string">
            <text:p>J1445+2438</text:p>
          </table:table-cell>
          <table:table-cell office:value-type="float" office:value="221.36265" calcext:value-type="float">
            <text:p>221.36265</text:p>
          </table:table-cell>
          <table:table-cell office:value-type="float" office:value="24.63443889" calcext:value-type="float">
            <text:p>24.63443889</text:p>
          </table:table-cell>
          <table:table-cell office:value-type="string" calcext:value-type="string">
            <text:p>WISE J144527.04+243804.2</text:p>
          </table:table-cell>
          <table:table-cell office:value-type="float" office:value="1.555" calcext:value-type="float">
            <text:p>1.555</text:p>
          </table:table-cell>
          <table:table-cell office:value-type="string" calcext:value-type="string">
            <text:p>VisS</text:p>
          </table:table-cell>
          <table:table-cell office:value-type="float" office:value="213.28" calcext:value-type="float">
            <text:p>213.28</text:p>
          </table:table-cell>
        </table:table-row>
        <table:table-row table:style-name="ro1">
          <table:table-cell office:value-type="string" calcext:value-type="string">
            <text:p>J1446+1721</text:p>
          </table:table-cell>
          <table:table-cell office:value-type="float" office:value="221.6473208" calcext:value-type="float">
            <text:p>221.6473208</text:p>
          </table:table-cell>
          <table:table-cell office:value-type="float" office:value="17.35204167" calcext:value-type="float">
            <text:p>17.35204167</text:p>
          </table:table-cell>
          <table:table-cell office:value-type="string" calcext:value-type="string">
            <text:p>WISEA J144635.35+172107.6</text:p>
          </table:table-cell>
          <table:table-cell office:value-type="float" office:value="1.024282" calcext:value-type="float">
            <text:p>1.024282</text:p>
          </table:table-cell>
          <table:table-cell office:value-type="string" calcext:value-type="string">
            <text:p>QSO</text:p>
          </table:table-cell>
          <table:table-cell office:value-type="float" office:value="552.32" calcext:value-type="float">
            <text:p>552.32</text:p>
          </table:table-cell>
        </table:table-row>
        <table:table-row table:style-name="ro1">
          <table:table-cell office:value-type="string" calcext:value-type="string">
            <text:p>J1448+5014</text:p>
          </table:table-cell>
          <table:table-cell office:value-type="float" office:value="222.1560875" calcext:value-type="float">
            <text:p>222.1560875</text:p>
          </table:table-cell>
          <table:table-cell office:value-type="float" office:value="50.24683056" calcext:value-type="float">
            <text:p>50.24683056</text:p>
          </table:table-cell>
          <table:table-cell office:value-type="string" calcext:value-type="string">
            <text:p>4C +50.39</text:p>
          </table:table-cell>
          <table:table-cell office:value-type="float" office:value="1.072457" calcext:value-type="float">
            <text:p>1.072457</text:p>
          </table:table-cell>
          <table:table-cell office:value-type="string" calcext:value-type="string">
            <text:p>QSO</text:p>
          </table:table-cell>
          <table:table-cell office:value-type="float" office:value="670.64" calcext:value-type="float">
            <text:p>670.64</text:p>
          </table:table-cell>
        </table:table-row>
        <table:table-row table:style-name="ro1">
          <table:table-cell office:value-type="string" calcext:value-type="string">
            <text:p>J1450+0910</text:p>
          </table:table-cell>
          <table:table-cell office:value-type="float" office:value="222.6299375" calcext:value-type="float">
            <text:p>222.6299375</text:p>
          </table:table-cell>
          <table:table-cell office:value-type="float" office:value="9.174452778" calcext:value-type="float">
            <text:p>9.174452778</text:p>
          </table:table-cell>
          <table:table-cell office:value-type="string" calcext:value-type="string">
            <text:p>WISEA J145031.16+091028.1</text:p>
          </table:table-cell>
          <table:table-cell office:value-type="float" office:value="2.628433" calcext:value-type="float">
            <text:p>2.628433</text:p>
          </table:table-cell>
          <table:table-cell office:value-type="string" calcext:value-type="string">
            <text:p>QSO</text:p>
          </table:table-cell>
          <table:table-cell office:value-type="float" office:value="260.11" calcext:value-type="float">
            <text:p>260.11</text:p>
          </table:table-cell>
        </table:table-row>
        <table:table-row table:style-name="ro1">
          <table:table-cell office:value-type="string" calcext:value-type="string">
            <text:p>J1450+3653</text:p>
          </table:table-cell>
          <table:table-cell office:value-type="float" office:value="222.6653875" calcext:value-type="float">
            <text:p>222.6653875</text:p>
          </table:table-cell>
          <table:table-cell office:value-type="float" office:value="36.88605833" calcext:value-type="float">
            <text:p>36.88605833</text:p>
          </table:table-cell>
          <table:table-cell office:value-type="string" calcext:value-type="string">
            <text:p>WISEA J145039.66+365309.7</text:p>
          </table:table-cell>
          <table:table-cell office:value-type="float" office:value="2.524453" calcext:value-type="float">
            <text:p>2.524453</text:p>
          </table:table-cell>
          <table:table-cell office:value-type="string" calcext:value-type="string">
            <text:p>*</text:p>
          </table:table-cell>
          <table:table-cell office:value-type="float" office:value="74.49" calcext:value-type="float">
            <text:p>74.49</text:p>
          </table:table-cell>
        </table:table-row>
        <table:table-row table:style-name="ro1">
          <table:table-cell office:value-type="string" calcext:value-type="string">
            <text:p>J1452+5239</text:p>
          </table:table-cell>
          <table:table-cell office:value-type="float" office:value="223.2154333" calcext:value-type="float">
            <text:p>223.2154333</text:p>
          </table:table-cell>
          <table:table-cell office:value-type="float" office:value="52.66554722" calcext:value-type="float">
            <text:p>52.66554722</text:p>
          </table:table-cell>
          <table:table-cell office:value-type="string" calcext:value-type="string">
            <text:p>WISE J145251.74+523956.1</text:p>
          </table:table-cell>
          <table:table-cell office:value-type="float" office:value="2.340696" calcext:value-type="float">
            <text:p>2.340696</text:p>
          </table:table-cell>
          <table:table-cell office:value-type="string" calcext:value-type="string">
            <text:p>QSO</text:p>
          </table:table-cell>
          <table:table-cell office:value-type="float" office:value="122.32" calcext:value-type="float">
            <text:p>122.32</text:p>
          </table:table-cell>
        </table:table-row>
        <table:table-row table:style-name="ro1">
          <table:table-cell office:value-type="string" calcext:value-type="string">
            <text:p>J1453+1025</text:p>
          </table:table-cell>
          <table:table-cell office:value-type="float" office:value="223.4343292" calcext:value-type="float">
            <text:p>223.4343292</text:p>
          </table:table-cell>
          <table:table-cell office:value-type="float" office:value="10.432625" calcext:value-type="float">
            <text:p>10.432625</text:p>
          </table:table-cell>
          <table:table-cell office:value-type="string" calcext:value-type="string">
            <text:p>WISEA J145344.24+102557.2</text:p>
          </table:table-cell>
          <table:table-cell office:value-type="float" office:value="1.768675" calcext:value-type="float">
            <text:p>1.768675</text:p>
          </table:table-cell>
          <table:table-cell office:value-type="string" calcext:value-type="string">
            <text:p>QSO</text:p>
          </table:table-cell>
          <table:table-cell office:value-type="float" office:value="298.6" calcext:value-type="float">
            <text:p>298.6</text:p>
          </table:table-cell>
        </table:table-row>
        <table:table-row table:style-name="ro1">
          <table:table-cell office:value-type="string" calcext:value-type="string">
            <text:p>J1453+1036</text:p>
          </table:table-cell>
          <table:table-cell office:value-type="float" office:value="223.2562542" calcext:value-type="float">
            <text:p>223.2562542</text:p>
          </table:table-cell>
          <table:table-cell office:value-type="float" office:value="10.60480833" calcext:value-type="float">
            <text:p>10.60480833</text:p>
          </table:table-cell>
          <table:table-cell office:value-type="string" calcext:value-type="string">
            <text:p>WISEA J145301.48+103617.2</text:p>
          </table:table-cell>
          <table:table-cell office:value-type="float" office:value="2.277492" calcext:value-type="float">
            <text:p>2.277492</text:p>
          </table:table-cell>
          <table:table-cell office:value-type="string" calcext:value-type="string">
            <text:p>QSO</text:p>
          </table:table-cell>
          <table:table-cell office:value-type="float" office:value="211.4" calcext:value-type="float">
            <text:p>211.4</text:p>
          </table:table-cell>
        </table:table-row>
        <table:table-row table:style-name="ro1">
          <table:table-cell office:value-type="string" calcext:value-type="string">
            <text:p>J1454+5003</text:p>
          </table:table-cell>
          <table:table-cell office:value-type="float" office:value="223.53465" calcext:value-type="float">
            <text:p>223.53465</text:p>
          </table:table-cell>
          <table:table-cell office:value-type="float" office:value="50.05862778" calcext:value-type="float">
            <text:p>50.05862778</text:p>
          </table:table-cell>
          <table:table-cell office:value-type="string" calcext:value-type="string">
            <text:p>3C 308</text:p>
          </table:table-cell>
          <table:table-cell office:value-type="float" office:value="2.85886" calcext:value-type="float">
            <text:p>2.85886</text:p>
          </table:table-cell>
          <table:table-cell office:value-type="string" calcext:value-type="string">
            <text:p>QSO</text:p>
          </table:table-cell>
          <table:table-cell office:value-type="float" office:value="900.87" calcext:value-type="float">
            <text:p>900.87</text:p>
          </table:table-cell>
        </table:table-row>
        <table:table-row table:style-name="ro1">
          <table:table-cell office:value-type="string" calcext:value-type="string">
            <text:p>J1454+5124</text:p>
          </table:table-cell>
          <table:table-cell office:value-type="float" office:value="223.612775" calcext:value-type="float">
            <text:p>223.612775</text:p>
          </table:table-cell>
          <table:table-cell office:value-type="float" office:value="51.40937778" calcext:value-type="float">
            <text:p>51.40937778</text:p>
          </table:table-cell>
          <table:table-cell office:value-type="string" calcext:value-type="string">
            <text:p>SBS 1452+516</text:p>
          </table:table-cell>
          <table:table-cell office:value-type="float" office:value="2.225315" calcext:value-type="float">
            <text:p>2.225315</text:p>
          </table:table-cell>
          <table:table-cell office:value-type="string" calcext:value-type="string">
            <text:p>QSO</text:p>
          </table:table-cell>
          <table:table-cell office:value-type="float" office:value="125.26" calcext:value-type="float">
            <text:p>125.26</text:p>
          </table:table-cell>
        </table:table-row>
        <table:table-row table:style-name="ro1">
          <table:table-cell office:value-type="string" calcext:value-type="string">
            <text:p>J1455+4431</text:p>
          </table:table-cell>
          <table:table-cell office:value-type="float" office:value="223.9755542" calcext:value-type="float">
            <text:p>223.9755542</text:p>
          </table:table-cell>
          <table:table-cell office:value-type="float" office:value="44.52711389" calcext:value-type="float">
            <text:p>44.52711389</text:p>
          </table:table-cell>
          <table:table-cell office:value-type="string" calcext:value-type="string">
            <text:p>WISEA J145554.12+443137.5</text:p>
          </table:table-cell>
          <table:table-cell office:value-type="float" office:value="2.686962" calcext:value-type="float">
            <text:p>2.686962</text:p>
          </table:table-cell>
          <table:table-cell office:value-type="string" calcext:value-type="string">
            <text:p>QSO</text:p>
          </table:table-cell>
          <table:table-cell office:value-type="float" office:value="217.43" calcext:value-type="float">
            <text:p>217.43</text:p>
          </table:table-cell>
        </table:table-row>
        <table:table-row table:style-name="ro1">
          <table:table-cell office:value-type="string" calcext:value-type="string">
            <text:p>J1455+5906</text:p>
          </table:table-cell>
          <table:table-cell office:value-type="float" office:value="223.94005" calcext:value-type="float">
            <text:p>223.94005</text:p>
          </table:table-cell>
          <table:table-cell office:value-type="float" office:value="59.11368333" calcext:value-type="float">
            <text:p>59.11368333</text:p>
          </table:table-cell>
          <table:table-cell office:value-type="string" calcext:value-type="string">
            <text:p>4C +59.21</text:p>
          </table:table-cell>
          <table:table-cell office:value-type="float" office:value="1.575" calcext:value-type="float">
            <text:p>1.575</text:p>
          </table:table-cell>
          <table:table-cell office:value-type="string" calcext:value-type="string">
            <text:p>UvES</text:p>
          </table:table-cell>
          <table:table-cell office:value-type="float" office:value="742.32" calcext:value-type="float">
            <text:p>742.32</text:p>
          </table:table-cell>
        </table:table-row>
        <table:table-row table:style-name="ro1">
          <table:table-cell office:value-type="string" calcext:value-type="string">
            <text:p>J1456+5439</text:p>
          </table:table-cell>
          <table:table-cell office:value-type="float" office:value="224.1222917" calcext:value-type="float">
            <text:p>224.1222917</text:p>
          </table:table-cell>
          <table:table-cell office:value-type="float" office:value="54.65466111" calcext:value-type="float">
            <text:p>54.65466111</text:p>
          </table:table-cell>
          <table:table-cell office:value-type="string" calcext:value-type="string">
            <text:p>WISEA J145629.17+543915.6</text:p>
          </table:table-cell>
          <table:table-cell office:value-type="float" office:value="2.251242" calcext:value-type="float">
            <text:p>2.251242</text:p>
          </table:table-cell>
          <table:table-cell office:value-type="string" calcext:value-type="string">
            <text:p>QSO</text:p>
          </table:table-cell>
          <table:table-cell office:value-type="float" office:value="182.06" calcext:value-type="float">
            <text:p>182.06</text:p>
          </table:table-cell>
        </table:table-row>
        <table:table-row table:style-name="ro1">
          <table:table-cell office:value-type="string" calcext:value-type="string">
            <text:p>J1457+0519</text:p>
          </table:table-cell>
          <table:table-cell office:value-type="float" office:value="224.3439042" calcext:value-type="float">
            <text:p>224.3439042</text:p>
          </table:table-cell>
          <table:table-cell office:value-type="float" office:value="5.322736111" calcext:value-type="float">
            <text:p>5.322736111</text:p>
          </table:table-cell>
          <table:table-cell office:value-type="string" calcext:value-type="string">
            <text:p>WISEA J145722.52+051921.5</text:p>
          </table:table-cell>
          <table:table-cell office:value-type="float" office:value="3.177933" calcext:value-type="float">
            <text:p>3.177933</text:p>
          </table:table-cell>
          <table:table-cell office:value-type="string" calcext:value-type="string">
            <text:p>QSO</text:p>
          </table:table-cell>
          <table:table-cell office:value-type="float" office:value="121.06" calcext:value-type="float">
            <text:p>121.06</text:p>
          </table:table-cell>
        </table:table-row>
        <table:table-row table:style-name="ro1">
          <table:table-cell office:value-type="string" calcext:value-type="string">
            <text:p>J1457+3439</text:p>
          </table:table-cell>
          <table:table-cell office:value-type="float" office:value="224.4887333" calcext:value-type="float">
            <text:p>224.4887333</text:p>
          </table:table-cell>
          <table:table-cell office:value-type="float" office:value="34.66399167" calcext:value-type="float">
            <text:p>34.66399167</text:p>
          </table:table-cell>
          <table:table-cell office:value-type="string" calcext:value-type="string">
            <text:p>[HB89] 1455+348</text:p>
          </table:table-cell>
          <table:table-cell office:value-type="float" office:value="2.734194" calcext:value-type="float">
            <text:p>2.734194</text:p>
          </table:table-cell>
          <table:table-cell office:value-type="string" calcext:value-type="string">
            <text:p>QSO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J1458+0855</text:p>
          </table:table-cell>
          <table:table-cell office:value-type="float" office:value="224.5248917" calcext:value-type="float">
            <text:p>224.5248917</text:p>
          </table:table-cell>
          <table:table-cell office:value-type="float" office:value="8.924966667" calcext:value-type="float">
            <text:p>8.924966667</text:p>
          </table:table-cell>
          <table:table-cell office:value-type="string" calcext:value-type="string">
            <text:p>WISEA J145805.96+085530.0</text:p>
          </table:table-cell>
          <table:table-cell office:value-type="float" office:value="3.122716" calcext:value-type="float">
            <text:p>3.122716</text:p>
          </table:table-cell>
          <table:table-cell office:value-type="string" calcext:value-type="string">
            <text:p>QSO</text:p>
          </table:table-cell>
          <table:table-cell office:value-type="float" office:value="218.64" calcext:value-type="float">
            <text:p>218.64</text:p>
          </table:table-cell>
        </table:table-row>
        <table:table-row table:style-name="ro1">
          <table:table-cell office:value-type="string" calcext:value-type="string">
            <text:p>J1459+0904</text:p>
          </table:table-cell>
          <table:table-cell office:value-type="float" office:value="224.8466083" calcext:value-type="float">
            <text:p>224.8466083</text:p>
          </table:table-cell>
          <table:table-cell office:value-type="float" office:value="9.068822222" calcext:value-type="float">
            <text:p>9.068822222</text:p>
          </table:table-cell>
          <table:table-cell office:value-type="string" calcext:value-type="string">
            <text:p>[HB89] 1456+092</text:p>
          </table:table-cell>
          <table:table-cell office:value-type="float" office:value="1.981961" calcext:value-type="float">
            <text:p>1.981961</text:p>
          </table:table-cell>
          <table:table-cell office:value-type="string" calcext:value-type="string">
            <text:p>QSO</text:p>
          </table:table-cell>
          <table:table-cell office:value-type="float" office:value="697.83" calcext:value-type="float">
            <text:p>697.83</text:p>
          </table:table-cell>
        </table:table-row>
        <table:table-row table:style-name="ro1">
          <table:table-cell office:value-type="string" calcext:value-type="string">
            <text:p>J1459+3253</text:p>
          </table:table-cell>
          <table:table-cell office:value-type="float" office:value="224.8627" calcext:value-type="float">
            <text:p>224.8627</text:p>
          </table:table-cell>
          <table:table-cell office:value-type="float" office:value="32.899625" calcext:value-type="float">
            <text:p>32.899625</text:p>
          </table:table-cell>
          <table:table-cell office:value-type="string" calcext:value-type="string">
            <text:p>WISEA J145927.04+325357.9</text:p>
          </table:table-cell>
          <table:table-cell office:value-type="float" office:value="3.3321" calcext:value-type="float">
            <text:p>3.3321</text:p>
          </table:table-cell>
          <table:table-cell office:value-type="string" calcext:value-type="string">
            <text:p>QSO</text:p>
          </table:table-cell>
          <table:table-cell office:value-type="float" office:value="120.15" calcext:value-type="float">
            <text:p>120.15</text:p>
          </table:table-cell>
        </table:table-row>
        <table:table-row table:style-name="ro1">
          <table:table-cell office:value-type="string" calcext:value-type="string">
            <text:p>J1459+4442</text:p>
          </table:table-cell>
          <table:table-cell office:value-type="float" office:value="224.8976958" calcext:value-type="float">
            <text:p>224.8976958</text:p>
          </table:table-cell>
          <table:table-cell office:value-type="float" office:value="44.70218333" calcext:value-type="float">
            <text:p>44.70218333</text:p>
          </table:table-cell>
          <table:table-cell office:value-type="string" calcext:value-type="string">
            <text:p>WISEA J145935.47+444208.5</text:p>
          </table:table-cell>
          <table:table-cell office:value-type="float" office:value="3.428504" calcext:value-type="float">
            <text:p>3.428504</text:p>
          </table:table-cell>
          <table:table-cell office:value-type="string" calcext:value-type="string">
            <text:p>G</text:p>
          </table:table-cell>
          <table:table-cell office:value-type="float" office:value="108.55" calcext:value-type="float">
            <text:p>108.55</text:p>
          </table:table-cell>
        </table:table-row>
        <table:table-row table:style-name="ro1">
          <table:table-cell office:value-type="string" calcext:value-type="string">
            <text:p>J1500+4751</text:p>
          </table:table-cell>
          <table:table-cell office:value-type="float" office:value="225.2027875" calcext:value-type="float">
            <text:p>225.2027875</text:p>
          </table:table-cell>
          <table:table-cell office:value-type="float" office:value="47.85433333" calcext:value-type="float">
            <text:p>47.85433333</text:p>
          </table:table-cell>
          <table:table-cell office:value-type="string" calcext:value-type="string">
            <text:p>WISE J150048.65+475115.5</text:p>
          </table:table-cell>
          <table:table-cell office:value-type="float" office:value="1.497176" calcext:value-type="float">
            <text:p>1.497176</text:p>
          </table:table-cell>
          <table:table-cell office:value-type="string" calcext:value-type="string">
            <text:p>QSO</text:p>
          </table:table-cell>
          <table:table-cell office:value-type="float" office:value="419.97" calcext:value-type="float">
            <text:p>419.97</text:p>
          </table:table-cell>
        </table:table-row>
        <table:table-row table:style-name="ro1">
          <table:table-cell office:value-type="string" calcext:value-type="string">
            <text:p>J1502+5521</text:p>
          </table:table-cell>
          <table:table-cell office:value-type="float" office:value="225.5272208" calcext:value-type="float">
            <text:p>225.5272208</text:p>
          </table:table-cell>
          <table:table-cell office:value-type="float" office:value="55.36279722" calcext:value-type="float">
            <text:p>55.36279722</text:p>
          </table:table-cell>
          <table:table-cell office:value-type="string" calcext:value-type="string">
            <text:p>WISEA J150206.49+552146.4</text:p>
          </table:table-cell>
          <table:table-cell office:value-type="float" office:value="3.329615" calcext:value-type="float">
            <text:p>3.329615</text:p>
          </table:table-cell>
          <table:table-cell office:value-type="string" calcext:value-type="string">
            <text:p>QSO</text:p>
          </table:table-cell>
          <table:table-cell office:value-type="float" office:value="91.94" calcext:value-type="float">
            <text:p>91.94</text:p>
          </table:table-cell>
        </table:table-row>
        <table:table-row table:style-name="ro1">
          <table:table-cell office:value-type="string" calcext:value-type="string">
            <text:p>J1503+0419</text:p>
          </table:table-cell>
          <table:table-cell office:value-type="float" office:value="225.8704125" calcext:value-type="float">
            <text:p>225.8704125</text:p>
          </table:table-cell>
          <table:table-cell office:value-type="float" office:value="4.330288889" calcext:value-type="float">
            <text:p>4.330288889</text:p>
          </table:table-cell>
          <table:table-cell office:value-type="string" calcext:value-type="string">
            <text:p>WISEA J150328.88+041948.9</text:p>
          </table:table-cell>
          <table:table-cell office:value-type="float" office:value="3.664101" calcext:value-type="float">
            <text:p>3.664101</text:p>
          </table:table-cell>
          <table:table-cell office:value-type="string" calcext:value-type="string">
            <text:p>QSO</text:p>
          </table:table-cell>
          <table:table-cell office:value-type="float" office:value="124.97" calcext:value-type="float">
            <text:p>124.97</text:p>
          </table:table-cell>
        </table:table-row>
        <table:table-row table:style-name="ro1">
          <table:table-cell office:value-type="string" calcext:value-type="string">
            <text:p>J1504+1029</text:p>
          </table:table-cell>
          <table:table-cell office:value-type="float" office:value="226.1040708" calcext:value-type="float">
            <text:p>226.1040708</text:p>
          </table:table-cell>
          <table:table-cell office:value-type="float" office:value="10.49411667" calcext:value-type="float">
            <text:p>10.49411667</text:p>
          </table:table-cell>
          <table:table-cell office:value-type="string" calcext:value-type="string">
            <text:p>[HB89] 1502+106</text:p>
          </table:table-cell>
          <table:table-cell office:value-type="float" office:value="1.839348" calcext:value-type="float">
            <text:p>1.839348</text:p>
          </table:table-cell>
          <table:table-cell office:value-type="string" calcext:value-type="string">
            <text:p>QSO</text:p>
          </table:table-cell>
          <table:table-cell office:value-type="float" office:value="1753.33" calcext:value-type="float">
            <text:p>1753.33</text:p>
          </table:table-cell>
        </table:table-row>
        <table:table-row table:style-name="ro1">
          <table:table-cell office:value-type="string" calcext:value-type="string">
            <text:p>J1504+2854</text:p>
          </table:table-cell>
          <table:table-cell office:value-type="float" office:value="226.1113125" calcext:value-type="float">
            <text:p>226.1113125</text:p>
          </table:table-cell>
          <table:table-cell office:value-type="float" office:value="28.90848611" calcext:value-type="float">
            <text:p>28.90848611</text:p>
          </table:table-cell>
          <table:table-cell office:value-type="string" calcext:value-type="string">
            <text:p>B2 1502+29</text:p>
          </table:table-cell>
          <table:table-cell office:value-type="float" office:value="2.285021" calcext:value-type="float">
            <text:p>2.285021</text:p>
          </table:table-cell>
          <table:table-cell office:value-type="string" calcext:value-type="string">
            <text:p>QSO</text:p>
          </table:table-cell>
          <table:table-cell office:value-type="float" office:value="566.24" calcext:value-type="float">
            <text:p>566.24</text:p>
          </table:table-cell>
        </table:table-row>
        <table:table-row table:style-name="ro1">
          <table:table-cell office:value-type="string" calcext:value-type="string">
            <text:p>J1504+6000</text:p>
          </table:table-cell>
          <table:table-cell office:value-type="float" office:value="226.0384625" calcext:value-type="float">
            <text:p>226.0384625</text:p>
          </table:table-cell>
          <table:table-cell office:value-type="float" office:value="60.015425" calcext:value-type="float">
            <text:p>60.015425</text:p>
          </table:table-cell>
          <table:table-cell office:value-type="string" calcext:value-type="string">
            <text:p>SBS 1502+602</text:p>
          </table:table-cell>
          <table:table-cell office:value-type="float" office:value="1.022" calcext:value-type="float">
            <text:p>1.022</text:p>
          </table:table-cell>
          <table:table-cell office:value-type="string" calcext:value-type="string">
            <text:p>QSO</text:p>
          </table:table-cell>
          <table:table-cell office:value-type="float" office:value="1552.94" calcext:value-type="float">
            <text:p>1552.94</text:p>
          </table:table-cell>
        </table:table-row>
        <table:table-row table:style-name="ro1">
          <table:table-cell office:value-type="string" calcext:value-type="string">
            <text:p>J1505+0654</text:p>
          </table:table-cell>
          <table:table-cell office:value-type="float" office:value="226.3049083" calcext:value-type="float">
            <text:p>226.3049083</text:p>
          </table:table-cell>
          <table:table-cell office:value-type="float" office:value="6.909430556" calcext:value-type="float">
            <text:p>6.909430556</text:p>
          </table:table-cell>
          <table:table-cell office:value-type="string" calcext:value-type="string">
            <text:p>WISEA J150513.14+065433.7</text:p>
          </table:table-cell>
          <table:table-cell office:value-type="float" office:value="2.70997" calcext:value-type="float">
            <text:p>2.70997</text:p>
          </table:table-cell>
          <table:table-cell office:value-type="string" calcext:value-type="string">
            <text:p>*</text:p>
          </table:table-cell>
          <table:table-cell office:value-type="float" office:value="246.75" calcext:value-type="float">
            <text:p>246.75</text:p>
          </table:table-cell>
        </table:table-row>
        <table:table-row table:style-name="ro1">
          <table:table-cell office:value-type="string" calcext:value-type="string">
            <text:p>J1507+0415</text:p>
          </table:table-cell>
          <table:table-cell office:value-type="float" office:value="226.9988958" calcext:value-type="float">
            <text:p>226.9988958</text:p>
          </table:table-cell>
          <table:table-cell office:value-type="float" office:value="4.253355556" calcext:value-type="float">
            <text:p>4.253355556</text:p>
          </table:table-cell>
          <table:table-cell office:value-type="string" calcext:value-type="string">
            <text:p>SDSS J150759.72+041512.1</text:p>
          </table:table-cell>
          <table:table-cell office:value-type="float" office:value="1.702639" calcext:value-type="float">
            <text:p>1.702639</text:p>
          </table:table-cell>
          <table:table-cell office:value-type="string" calcext:value-type="string">
            <text:p>QSO</text:p>
          </table:table-cell>
          <table:table-cell office:value-type="float" office:value="185.02" calcext:value-type="float">
            <text:p>185.02</text:p>
          </table:table-cell>
        </table:table-row>
        <table:table-row table:style-name="ro1">
          <table:table-cell office:value-type="string" calcext:value-type="string">
            <text:p>J1507+2434</text:p>
          </table:table-cell>
          <table:table-cell office:value-type="float" office:value="226.9456208" calcext:value-type="float">
            <text:p>226.9456208</text:p>
          </table:table-cell>
          <table:table-cell office:value-type="float" office:value="24.57571389" calcext:value-type="float">
            <text:p>24.57571389</text:p>
          </table:table-cell>
          <table:table-cell office:value-type="string" calcext:value-type="string">
            <text:p>B2 1505+24</text:p>
          </table:table-cell>
          <table:table-cell office:value-type="float" office:value="2.406093" calcext:value-type="float">
            <text:p>2.406093</text:p>
          </table:table-cell>
          <table:table-cell office:value-type="string" calcext:value-type="string">
            <text:p>QSO</text:p>
          </table:table-cell>
          <table:table-cell office:value-type="float" office:value="202.43" calcext:value-type="float">
            <text:p>202.43</text:p>
          </table:table-cell>
        </table:table-row>
        <table:table-row table:style-name="ro1">
          <table:table-cell office:value-type="string" calcext:value-type="string">
            <text:p>J1507+6213</text:p>
          </table:table-cell>
          <table:table-cell office:value-type="float" office:value="226.98895" calcext:value-type="float">
            <text:p>226.98895</text:p>
          </table:table-cell>
          <table:table-cell office:value-type="float" office:value="62.22620556" calcext:value-type="float">
            <text:p>62.22620556</text:p>
          </table:table-cell>
          <table:table-cell office:value-type="string" calcext:value-type="string">
            <text:p>4C +62.23</text:p>
          </table:table-cell>
          <table:table-cell office:value-type="float" office:value="1.47113" calcext:value-type="float">
            <text:p>1.47113</text:p>
          </table:table-cell>
          <table:table-cell office:value-type="string" calcext:value-type="string">
            <text:p>QSO</text:p>
          </table:table-cell>
          <table:table-cell office:value-type="float" office:value="569.66" calcext:value-type="float">
            <text:p>569.66</text:p>
          </table:table-cell>
        </table:table-row>
        <table:table-row table:style-name="ro1">
          <table:table-cell office:value-type="string" calcext:value-type="string">
            <text:p>J1508+1852</text:p>
          </table:table-cell>
          <table:table-cell office:value-type="float" office:value="227.0215292" calcext:value-type="float">
            <text:p>227.0215292</text:p>
          </table:table-cell>
          <table:table-cell office:value-type="float" office:value="18.87880556" calcext:value-type="float">
            <text:p>18.87880556</text:p>
          </table:table-cell>
          <table:table-cell office:value-type="string" calcext:value-type="string">
            <text:p>WISE J150805.13+185243.3</text:p>
          </table:table-cell>
          <table:table-cell office:value-type="float" office:value="1.826334" calcext:value-type="float">
            <text:p>1.826334</text:p>
          </table:table-cell>
          <table:table-cell office:value-type="string" calcext:value-type="string">
            <text:p>QSO</text:p>
          </table:table-cell>
          <table:table-cell office:value-type="float" office:value="213.57" calcext:value-type="float">
            <text:p>213.57</text:p>
          </table:table-cell>
        </table:table-row>
        <table:table-row table:style-name="ro1">
          <table:table-cell office:value-type="string" calcext:value-type="string">
            <text:p>J1508+3347</text:p>
          </table:table-cell>
          <table:table-cell office:value-type="float" office:value="227.098875" calcext:value-type="float">
            <text:p>227.098875</text:p>
          </table:table-cell>
          <table:table-cell office:value-type="float" office:value="33.78350833" calcext:value-type="float">
            <text:p>33.78350833</text:p>
          </table:table-cell>
          <table:table-cell office:value-type="string" calcext:value-type="string">
            <text:p>[HB89] 1506+339</text:p>
          </table:table-cell>
          <table:table-cell office:value-type="float" office:value="2.208962" calcext:value-type="float">
            <text:p>2.208962</text:p>
          </table:table-cell>
          <table:table-cell office:value-type="string" calcext:value-type="string">
            <text:p>QSO</text:p>
          </table:table-cell>
          <table:table-cell office:value-type="float" office:value="131.95" calcext:value-type="float">
            <text:p>131.95</text:p>
          </table:table-cell>
        </table:table-row>
        <table:table-row table:style-name="ro1">
          <table:table-cell office:value-type="string" calcext:value-type="string">
            <text:p>J1510+1640</text:p>
          </table:table-cell>
          <table:table-cell office:value-type="float" office:value="227.6611375" calcext:value-type="float">
            <text:p>227.6611375</text:p>
          </table:table-cell>
          <table:table-cell office:value-type="float" office:value="16.66915833" calcext:value-type="float">
            <text:p>16.66915833</text:p>
          </table:table-cell>
          <table:table-cell office:value-type="string" calcext:value-type="string">
            <text:p>[HB89] 1508+168</text:p>
          </table:table-cell>
          <table:table-cell office:value-type="float" office:value="1.826771" calcext:value-type="float">
            <text:p>1.826771</text:p>
          </table:table-cell>
          <table:table-cell office:value-type="string" calcext:value-type="string">
            <text:p>QSO</text:p>
          </table:table-cell>
          <table:table-cell office:value-type="float" office:value="160.76" calcext:value-type="float">
            <text:p>160.76</text:p>
          </table:table-cell>
        </table:table-row>
        <table:table-row table:style-name="ro1">
          <table:table-cell office:value-type="string" calcext:value-type="string">
            <text:p>J1510+5702</text:p>
          </table:table-cell>
          <table:table-cell office:value-type="float" office:value="227.51235" calcext:value-type="float">
            <text:p>227.51235</text:p>
          </table:table-cell>
          <table:table-cell office:value-type="float" office:value="57.04545" calcext:value-type="float">
            <text:p>57.04545</text:p>
          </table:table-cell>
          <table:table-cell office:value-type="string" calcext:value-type="string">
            <text:p>WISEA J151002.89+570243.5</text:p>
          </table:table-cell>
          <table:table-cell office:value-type="float" office:value="4.313814" calcext:value-type="float">
            <text:p>4.313814</text:p>
          </table:table-cell>
          <table:table-cell office:value-type="string" calcext:value-type="string">
            <text:p>QSO</text:p>
          </table:table-cell>
          <table:table-cell office:value-type="float" office:value="254.97" calcext:value-type="float">
            <text:p>254.97</text:p>
          </table:table-cell>
        </table:table-row>
        <table:table-row table:style-name="ro1">
          <table:table-cell office:value-type="string" calcext:value-type="string">
            <text:p>J1510+5958</text:p>
          </table:table-cell>
          <table:table-cell office:value-type="float" office:value="227.522825" calcext:value-type="float">
            <text:p>227.522825</text:p>
          </table:table-cell>
          <table:table-cell office:value-type="float" office:value="59.982325" calcext:value-type="float">
            <text:p>59.982325</text:p>
          </table:table-cell>
          <table:table-cell office:value-type="string" calcext:value-type="string">
            <text:p>WISE J151005.88+595853.2</text:p>
          </table:table-cell>
          <table:table-cell office:value-type="float" office:value="1.724609" calcext:value-type="float">
            <text:p>1.724609</text:p>
          </table:table-cell>
          <table:table-cell office:value-type="string" calcext:value-type="string">
            <text:p>QSO</text:p>
          </table:table-cell>
          <table:table-cell office:value-type="float" office:value="306.76" calcext:value-type="float">
            <text:p>306.76</text:p>
          </table:table-cell>
        </table:table-row>
        <table:table-row table:style-name="ro1">
          <table:table-cell office:value-type="string" calcext:value-type="string">
            <text:p>J1511+1001</text:p>
          </table:table-cell>
          <table:table-cell office:value-type="float" office:value="227.8726833" calcext:value-type="float">
            <text:p>227.8726833</text:p>
          </table:table-cell>
          <table:table-cell office:value-type="float" office:value="10.02975278" calcext:value-type="float">
            <text:p>10.02975278</text:p>
          </table:table-cell>
          <table:table-cell office:value-type="string" calcext:value-type="string">
            <text:p>[HB89] 1509+1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QSO</text:p>
          </table:table-cell>
          <table:table-cell office:value-type="float" office:value="405.47" calcext:value-type="float">
            <text:p>405.47</text:p>
          </table:table-cell>
        </table:table-row>
        <table:table-row table:style-name="ro1">
          <table:table-cell office:value-type="string" calcext:value-type="string">
            <text:p>J1511+4916</text:p>
          </table:table-cell>
          <table:table-cell office:value-type="float" office:value="227.8737208" calcext:value-type="float">
            <text:p>227.8737208</text:p>
          </table:table-cell>
          <table:table-cell office:value-type="float" office:value="49.27709722" calcext:value-type="float">
            <text:p>49.27709722</text:p>
          </table:table-cell>
          <table:table-cell office:value-type="string" calcext:value-type="string">
            <text:p>WISEA J151129.55+491637.3</text:p>
          </table:table-cell>
          <table:table-cell office:value-type="float" office:value="2.397412" calcext:value-type="float">
            <text:p>2.397412</text:p>
          </table:table-cell>
          <table:table-cell office:value-type="string" calcext:value-type="string">
            <text:p>QSO</text:p>
          </table:table-cell>
          <table:table-cell office:value-type="float" office:value="81.55" calcext:value-type="float">
            <text:p>81.55</text:p>
          </table:table-cell>
        </table:table-row>
        <table:table-row table:style-name="ro1">
          <table:table-cell office:value-type="string" calcext:value-type="string">
            <text:p>J1512+1456</text:p>
          </table:table-cell>
          <table:table-cell office:value-type="float" office:value="228.1357125" calcext:value-type="float">
            <text:p>228.1357125</text:p>
          </table:table-cell>
          <table:table-cell office:value-type="float" office:value="14.94336944" calcext:value-type="float">
            <text:p>14.94336944</text:p>
          </table:table-cell>
          <table:table-cell office:value-type="string" calcext:value-type="string">
            <text:p>WISEA J151232.52+145637.3</text:p>
          </table:table-cell>
          <table:table-cell office:value-type="float" office:value="1.66294" calcext:value-type="float">
            <text:p>1.66294</text:p>
          </table:table-cell>
          <table:table-cell office:value-type="string" calcext:value-type="string">
            <text:p>QSO</text:p>
          </table:table-cell>
          <table:table-cell office:value-type="float" office:value="222.14" calcext:value-type="float">
            <text:p>222.14</text:p>
          </table:table-cell>
        </table:table-row>
        <table:table-row table:style-name="ro1">
          <table:table-cell office:value-type="string" calcext:value-type="string">
            <text:p>J1514+5054</text:p>
          </table:table-cell>
          <table:table-cell office:value-type="float" office:value="228.5061958" calcext:value-type="float">
            <text:p>228.5061958</text:p>
          </table:table-cell>
          <table:table-cell office:value-type="float" office:value="50.90821389" calcext:value-type="float">
            <text:p>50.90821389</text:p>
          </table:table-cell>
          <table:table-cell office:value-type="string" calcext:value-type="string">
            <text:p>WISEA J151401.57+505429.4</text:p>
          </table:table-cell>
          <table:table-cell office:value-type="float" office:value="3.330739" calcext:value-type="float">
            <text:p>3.330739</text:p>
          </table:table-cell>
          <table:table-cell office:value-type="string" calcext:value-type="string">
            <text:p>*</text:p>
          </table:table-cell>
          <table:table-cell office:value-type="float" office:value="117.39" calcext:value-type="float">
            <text:p>117.39</text:p>
          </table:table-cell>
        </table:table-row>
        <table:table-row table:style-name="ro1">
          <table:table-cell office:value-type="string" calcext:value-type="string">
            <text:p>J1515+2133</text:p>
          </table:table-cell>
          <table:table-cell office:value-type="float" office:value="228.7858792" calcext:value-type="float">
            <text:p>228.7858792</text:p>
          </table:table-cell>
          <table:table-cell office:value-type="float" office:value="21.56256111" calcext:value-type="float">
            <text:p>21.56256111</text:p>
          </table:table-cell>
          <table:table-cell office:value-type="string" calcext:value-type="string">
            <text:p>SDSS J151508.59+213345.9</text:p>
          </table:table-cell>
          <table:table-cell office:value-type="float" office:value="2.246516" calcext:value-type="float">
            <text:p>2.246516</text:p>
          </table:table-cell>
          <table:table-cell office:value-type="string" calcext:value-type="string">
            <text:p>QSO</text:p>
          </table:table-cell>
          <table:table-cell office:value-type="float" office:value="134.22" calcext:value-type="float">
            <text:p>134.22</text:p>
          </table:table-cell>
        </table:table-row>
        <table:table-row table:style-name="ro1">
          <table:table-cell office:value-type="string" calcext:value-type="string">
            <text:p>J1516+0524</text:p>
          </table:table-cell>
          <table:table-cell office:value-type="float" office:value="229.0750417" calcext:value-type="float">
            <text:p>229.0750417</text:p>
          </table:table-cell>
          <table:table-cell office:value-type="float" office:value="5.409469444" calcext:value-type="float">
            <text:p>5.409469444</text:p>
          </table:table-cell>
          <table:table-cell office:value-type="string" calcext:value-type="string">
            <text:p>WISEA J151618.00+052433.9</text:p>
          </table:table-cell>
          <table:table-cell office:value-type="float" office:value="1.708001" calcext:value-type="float">
            <text:p>1.708001</text:p>
          </table:table-cell>
          <table:table-cell office:value-type="string" calcext:value-type="string">
            <text:p>QSO</text:p>
          </table:table-cell>
          <table:table-cell office:value-type="float" office:value="229.2" calcext:value-type="float">
            <text:p>229.2</text:p>
          </table:table-cell>
        </table:table-row>
        <table:table-row table:style-name="ro1">
          <table:table-cell office:value-type="string" calcext:value-type="string">
            <text:p>J1516+1932</text:p>
          </table:table-cell>
          <table:table-cell office:value-type="float" office:value="229.2366" calcext:value-type="float">
            <text:p>229.2366</text:p>
          </table:table-cell>
          <table:table-cell office:value-type="float" office:value="19.53691944" calcext:value-type="float">
            <text:p>19.53691944</text:p>
          </table:table-cell>
          <table:table-cell office:value-type="string" calcext:value-type="string">
            <text:p>[HB89] 1514+197</text:p>
          </table:table-cell>
          <table:table-cell office:value-type="float" office:value="2.001571" calcext:value-type="float">
            <text:p>2.001571</text:p>
          </table:table-cell>
          <table:table-cell office:value-type="string" calcext:value-type="string">
            <text:p>QSO</text:p>
          </table:table-cell>
          <table:table-cell office:value-type="float" office:value="374.29" calcext:value-type="float">
            <text:p>374.29</text:p>
          </table:table-cell>
        </table:table-row>
        <table:table-row table:style-name="ro1">
          <table:table-cell office:value-type="string" calcext:value-type="string">
            <text:p>J1517+5556</text:p>
          </table:table-cell>
          <table:table-cell office:value-type="float" office:value="229.3658167" calcext:value-type="float">
            <text:p>229.3658167</text:p>
          </table:table-cell>
          <table:table-cell office:value-type="float" office:value="55.94089444" calcext:value-type="float">
            <text:p>55.94089444</text:p>
          </table:table-cell>
          <table:table-cell office:value-type="string" calcext:value-type="string">
            <text:p>WISEA J151727.74+555627.2</text:p>
          </table:table-cell>
          <table:table-cell office:value-type="float" office:value="2.129717" calcext:value-type="float">
            <text:p>2.129717</text:p>
          </table:table-cell>
          <table:table-cell office:value-type="string" calcext:value-type="string">
            <text:p>QSO</text:p>
          </table:table-cell>
          <table:table-cell office:value-type="float" office:value="470.5" calcext:value-type="float">
            <text:p>470.5</text:p>
          </table:table-cell>
        </table:table-row>
        <table:table-row table:style-name="ro1">
          <table:table-cell office:value-type="string" calcext:value-type="string">
            <text:p>J1520+2016</text:p>
          </table:table-cell>
          <table:table-cell office:value-type="float" office:value="230.0228542" calcext:value-type="float">
            <text:p>230.0228542</text:p>
          </table:table-cell>
          <table:table-cell office:value-type="float" office:value="20.26826111" calcext:value-type="float">
            <text:p>20.26826111</text:p>
          </table:table-cell>
          <table:table-cell office:value-type="string" calcext:value-type="string">
            <text:p>3C 318</text:p>
          </table:table-cell>
          <table:table-cell office:value-type="float" office:value="1.572236" calcext:value-type="float">
            <text:p>1.572236</text:p>
          </table:table-cell>
          <table:table-cell office:value-type="string" calcext:value-type="string">
            <text:p>G</text:p>
          </table:table-cell>
          <table:table-cell office:value-type="float" office:value="2778.7" calcext:value-type="float">
            <text:p>2778.7</text:p>
          </table:table-cell>
        </table:table-row>
        <table:table-row table:style-name="ro1">
          <table:table-cell office:value-type="string" calcext:value-type="string">
            <text:p>J1520+4732</text:p>
          </table:table-cell>
          <table:table-cell office:value-type="float" office:value="230.181625" calcext:value-type="float">
            <text:p>230.181625</text:p>
          </table:table-cell>
          <table:table-cell office:value-type="float" office:value="47.54702778" calcext:value-type="float">
            <text:p>47.54702778</text:p>
          </table:table-cell>
          <table:table-cell office:value-type="string" calcext:value-type="string">
            <text:p>WISEA J152043.60+473249.3</text:p>
          </table:table-cell>
          <table:table-cell office:value-type="float" office:value="2.810839" calcext:value-type="float">
            <text:p>2.810839</text:p>
          </table:table-cell>
          <table:table-cell office:value-type="string" calcext:value-type="string">
            <text:p>QSO</text:p>
          </table:table-cell>
          <table:table-cell office:value-type="float" office:value="93.84" calcext:value-type="float">
            <text:p>93.84</text:p>
          </table:table-cell>
        </table:table-row>
        <table:table-row table:style-name="ro1">
          <table:table-cell office:value-type="string" calcext:value-type="string">
            <text:p>J1520+5635</text:p>
          </table:table-cell>
          <table:table-cell office:value-type="float" office:value="230.0799958" calcext:value-type="float">
            <text:p>230.0799958</text:p>
          </table:table-cell>
          <table:table-cell office:value-type="float" office:value="56.59882778" calcext:value-type="float">
            <text:p>56.59882778</text:p>
          </table:table-cell>
          <table:table-cell office:value-type="string" calcext:value-type="string">
            <text:p>WISEA J152019.13+563555.6</text:p>
          </table:table-cell>
          <table:table-cell office:value-type="float" office:value="1.575" calcext:value-type="float">
            <text:p>1.575</text:p>
          </table:table-cell>
          <table:table-cell office:value-type="string" calcext:value-type="string">
            <text:p>UvES</text:p>
          </table:table-cell>
          <table:table-cell office:value-type="float" office:value="426.95" calcext:value-type="float">
            <text:p>426.95</text:p>
          </table:table-cell>
        </table:table-row>
        <table:table-row table:style-name="ro1">
          <table:table-cell office:value-type="string" calcext:value-type="string">
            <text:p>J1521+1756</text:p>
          </table:table-cell>
          <table:table-cell office:value-type="float" office:value="230.3233667" calcext:value-type="float">
            <text:p>230.3233667</text:p>
          </table:table-cell>
          <table:table-cell office:value-type="float" office:value="17.93358611" calcext:value-type="float">
            <text:p>17.93358611</text:p>
          </table:table-cell>
          <table:table-cell office:value-type="string" calcext:value-type="string">
            <text:p>WISEA J152117.58+175601.1</text:p>
          </table:table-cell>
          <table:table-cell office:value-type="float" office:value="3.057391" calcext:value-type="float">
            <text:p>3.057391</text:p>
          </table:table-cell>
          <table:table-cell office:value-type="string" calcext:value-type="string">
            <text:p>QSO</text:p>
          </table:table-cell>
          <table:table-cell office:value-type="float" office:value="139.72" calcext:value-type="float">
            <text:p>139.72</text:p>
          </table:table-cell>
        </table:table-row>
        <table:table-row table:style-name="ro1">
          <table:table-cell office:value-type="string" calcext:value-type="string">
            <text:p>J1521+4336</text:p>
          </table:table-cell>
          <table:table-cell office:value-type="float" office:value="230.4567333" calcext:value-type="float">
            <text:p>230.4567333</text:p>
          </table:table-cell>
          <table:table-cell office:value-type="float" office:value="43.61095833" calcext:value-type="float">
            <text:p>43.61095833</text:p>
          </table:table-cell>
          <table:table-cell office:value-type="string" calcext:value-type="string">
            <text:p>B3 1520+437</text:p>
          </table:table-cell>
          <table:table-cell office:value-type="float" office:value="2.169849" calcext:value-type="float">
            <text:p>2.169849</text:p>
          </table:table-cell>
          <table:table-cell office:value-type="string" calcext:value-type="string">
            <text:p>QSO</text:p>
          </table:table-cell>
          <table:table-cell office:value-type="float" office:value="220.25" calcext:value-type="float">
            <text:p>220.25</text:p>
          </table:table-cell>
        </table:table-row>
        <table:table-row table:style-name="ro1">
          <table:table-cell office:value-type="string" calcext:value-type="string">
            <text:p>J1522+2119</text:p>
          </table:table-cell>
          <table:table-cell office:value-type="float" office:value="230.5820958" calcext:value-type="float">
            <text:p>230.5820958</text:p>
          </table:table-cell>
          <table:table-cell office:value-type="float" office:value="21.33271389" calcext:value-type="float">
            <text:p>21.33271389</text:p>
          </table:table-cell>
          <table:table-cell office:value-type="string" calcext:value-type="string">
            <text:p>WISEA J152219.67+211957.1</text:p>
          </table:table-cell>
          <table:table-cell office:value-type="float" office:value="3.239064" calcext:value-type="float">
            <text:p>3.239064</text:p>
          </table:table-cell>
          <table:table-cell office:value-type="string" calcext:value-type="string">
            <text:p>QSO</text:p>
          </table:table-cell>
          <table:table-cell office:value-type="float" office:value="304.08" calcext:value-type="float">
            <text:p>304.08</text:p>
          </table:table-cell>
        </table:table-row>
        <table:table-row table:style-name="ro1">
          <table:table-cell office:value-type="string" calcext:value-type="string">
            <text:p>J1522+3144</text:p>
          </table:table-cell>
          <table:table-cell office:value-type="float" office:value="230.54155" calcext:value-type="float">
            <text:p>230.54155</text:p>
          </table:table-cell>
          <table:table-cell office:value-type="float" office:value="31.7373" calcext:value-type="float">
            <text:p>31.7373</text:p>
          </table:table-cell>
          <table:table-cell office:value-type="string" calcext:value-type="string">
            <text:p>B2 1520+31</text:p>
          </table:table-cell>
          <table:table-cell office:value-type="float" office:value="1.488924" calcext:value-type="float">
            <text:p>1.488924</text:p>
          </table:table-cell>
          <table:table-cell office:value-type="string" calcext:value-type="string">
            <text:p>QSO</text:p>
          </table:table-cell>
          <table:table-cell office:value-type="float" office:value="359.3" calcext:value-type="float">
            <text:p>359.3</text:p>
          </table:table-cell>
        </table:table-row>
        <table:table-row table:style-name="ro1">
          <table:table-cell office:value-type="string" calcext:value-type="string">
            <text:p>J1523+2704</text:p>
          </table:table-cell>
          <table:table-cell office:value-type="float" office:value="230.8562292" calcext:value-type="float">
            <text:p>230.8562292</text:p>
          </table:table-cell>
          <table:table-cell office:value-type="float" office:value="27.08300833" calcext:value-type="float">
            <text:p>27.08300833</text:p>
          </table:table-cell>
          <table:table-cell office:value-type="string" calcext:value-type="string">
            <text:p>4C +27.31</text:p>
          </table:table-cell>
          <table:table-cell office:value-type="float" office:value="2.194621" calcext:value-type="float">
            <text:p>2.194621</text:p>
          </table:table-cell>
          <table:table-cell office:value-type="string" calcext:value-type="string">
            <text:p>G</text:p>
          </table:table-cell>
          <table:table-cell office:value-type="float" office:value="239.15" calcext:value-type="float">
            <text:p>239.15</text:p>
          </table:table-cell>
        </table:table-row>
        <table:table-row table:style-name="ro1">
          <table:table-cell office:value-type="string" calcext:value-type="string">
            <text:p>J1526+0959</text:p>
          </table:table-cell>
          <table:table-cell office:value-type="float" office:value="231.693025" calcext:value-type="float">
            <text:p>231.693025</text:p>
          </table:table-cell>
          <table:table-cell office:value-type="float" office:value="9.986180556" calcext:value-type="float">
            <text:p>9.986180556</text:p>
          </table:table-cell>
          <table:table-cell office:value-type="string" calcext:value-type="string">
            <text:p>[HB89] 1524+101</text:p>
          </table:table-cell>
          <table:table-cell office:value-type="float" office:value="1.359211" calcext:value-type="float">
            <text:p>1.359211</text:p>
          </table:table-cell>
          <table:table-cell office:value-type="string" calcext:value-type="string">
            <text:p>QSO</text:p>
          </table:table-cell>
          <table:table-cell office:value-type="float" office:value="500.4" calcext:value-type="float">
            <text:p>500.4</text:p>
          </table:table-cell>
        </table:table-row>
        <table:table-row table:style-name="ro1">
          <table:table-cell office:value-type="string" calcext:value-type="string">
            <text:p>J1527+3115</text:p>
          </table:table-cell>
          <table:table-cell office:value-type="float" office:value="231.8281125" calcext:value-type="float">
            <text:p>231.8281125</text:p>
          </table:table-cell>
          <table:table-cell office:value-type="float" office:value="31.25674167" calcext:value-type="float">
            <text:p>31.25674167</text:p>
          </table:table-cell>
          <table:table-cell office:value-type="string" calcext:value-type="string">
            <text:p>[HB89] 1525+314</text:p>
          </table:table-cell>
          <table:table-cell office:value-type="float" office:value="1.391913" calcext:value-type="float">
            <text:p>1.391913</text:p>
          </table:table-cell>
          <table:table-cell office:value-type="string" calcext:value-type="string">
            <text:p>QSO</text:p>
          </table:table-cell>
          <table:table-cell office:value-type="float" office:value="840.45" calcext:value-type="float">
            <text:p>840.45</text:p>
          </table:table-cell>
        </table:table-row>
        <table:table-row table:style-name="ro1">
          <table:table-cell office:value-type="string" calcext:value-type="string">
            <text:p>J1528+3157</text:p>
          </table:table-cell>
          <table:table-cell office:value-type="float" office:value="232.2198667" calcext:value-type="float">
            <text:p>232.2198667</text:p>
          </table:table-cell>
          <table:table-cell office:value-type="float" office:value="31.95706111" calcext:value-type="float">
            <text:p>31.95706111</text:p>
          </table:table-cell>
          <table:table-cell office:value-type="string" calcext:value-type="string">
            <text:p>B2 1526+32B</text:p>
          </table:table-cell>
          <table:table-cell office:value-type="float" office:value="2.055" calcext:value-type="float">
            <text:p>2.055</text:p>
          </table:table-cell>
          <table:table-cell office:value-type="string" calcext:value-type="string">
            <text:p>VisS</text:p>
          </table:table-cell>
          <table:table-cell office:value-type="float" office:value="223.04" calcext:value-type="float">
            <text:p>223.04</text:p>
          </table:table-cell>
        </table:table-row>
        <table:table-row table:style-name="ro1">
          <table:table-cell office:value-type="string" calcext:value-type="string">
            <text:p>J1528+5310</text:p>
          </table:table-cell>
          <table:table-cell office:value-type="float" office:value="232.09035" calcext:value-type="float">
            <text:p>232.09035</text:p>
          </table:table-cell>
          <table:table-cell office:value-type="float" office:value="53.17518889" calcext:value-type="float">
            <text:p>53.17518889</text:p>
          </table:table-cell>
          <table:table-cell office:value-type="string" calcext:value-type="string">
            <text:p>WISEA J152821.66+531030.4</text:p>
          </table:table-cell>
          <table:table-cell office:value-type="float" office:value="2.825563" calcext:value-type="float">
            <text:p>2.825563</text:p>
          </table:table-cell>
          <table:table-cell office:value-type="string" calcext:value-type="string">
            <text:p>QSO</text:p>
          </table:table-cell>
          <table:table-cell office:value-type="float" office:value="182.62" calcext:value-type="float">
            <text:p>182.62</text:p>
          </table:table-cell>
        </table:table-row>
        <table:table-row table:style-name="ro1">
          <table:table-cell office:value-type="string" calcext:value-type="string">
            <text:p>J1529+1904</text:p>
          </table:table-cell>
          <table:table-cell office:value-type="float" office:value="232.4654917" calcext:value-type="float">
            <text:p>232.4654917</text:p>
          </table:table-cell>
          <table:table-cell office:value-type="float" office:value="19.07644167" calcext:value-type="float">
            <text:p>19.07644167</text:p>
          </table:table-cell>
          <table:table-cell office:value-type="string" calcext:value-type="string">
            <text:p>WISEA J152951.72+190435.0</text:p>
          </table:table-cell>
          <table:table-cell office:value-type="float" office:value="2.359484" calcext:value-type="float">
            <text:p>2.359484</text:p>
          </table:table-cell>
          <table:table-cell office:value-type="string" calcext:value-type="string">
            <text:p>*</text:p>
          </table:table-cell>
          <table:table-cell office:value-type="float" office:value="595.56" calcext:value-type="float">
            <text:p>595.56</text:p>
          </table:table-cell>
        </table:table-row>
        <table:table-row table:style-name="ro1">
          <table:table-cell office:value-type="string" calcext:value-type="string">
            <text:p>J1531+0754</text:p>
          </table:table-cell>
          <table:table-cell office:value-type="float" office:value="232.8503167" calcext:value-type="float">
            <text:p>232.8503167</text:p>
          </table:table-cell>
          <table:table-cell office:value-type="float" office:value="7.908563889" calcext:value-type="float">
            <text:p>7.908563889</text:p>
          </table:table-cell>
          <table:table-cell office:value-type="string" calcext:value-type="string">
            <text:p>SDSS J153124.07+075431.1</text:p>
          </table:table-cell>
          <table:table-cell office:value-type="float" office:value="2.466023" calcext:value-type="float">
            <text:p>2.466023</text:p>
          </table:table-cell>
          <table:table-cell office:value-type="string" calcext:value-type="string">
            <text:p>QSO</text:p>
          </table:table-cell>
          <table:table-cell office:value-type="float" office:value="87.99" calcext:value-type="float">
            <text:p>87.99</text:p>
          </table:table-cell>
        </table:table-row>
        <table:table-row table:style-name="ro1">
          <table:table-cell office:value-type="string" calcext:value-type="string">
            <text:p>J1533+0704</text:p>
          </table:table-cell>
          <table:table-cell office:value-type="float" office:value="233.3534458" calcext:value-type="float">
            <text:p>233.3534458</text:p>
          </table:table-cell>
          <table:table-cell office:value-type="float" office:value="7.080963889" calcext:value-type="float">
            <text:p>7.080963889</text:p>
          </table:table-cell>
          <table:table-cell office:value-type="string" calcext:value-type="string">
            <text:p>WISEA J153324.85+070451.6</text:p>
          </table:table-cell>
          <table:table-cell office:value-type="float" office:value="2.959352" calcext:value-type="float">
            <text:p>2.959352</text:p>
          </table:table-cell>
          <table:table-cell office:value-type="string" calcext:value-type="string">
            <text:p>*</text:p>
          </table:table-cell>
          <table:table-cell office:value-type="float" office:value="115.45" calcext:value-type="float">
            <text:p>115.45</text:p>
          </table:table-cell>
        </table:table-row>
        <table:table-row table:style-name="ro1">
          <table:table-cell office:value-type="string" calcext:value-type="string">
            <text:p>J1534+0131</text:p>
          </table:table-cell>
          <table:table-cell office:value-type="float" office:value="233.7185292" calcext:value-type="float">
            <text:p>233.7185292</text:p>
          </table:table-cell>
          <table:table-cell office:value-type="float" office:value="1.517858333" calcext:value-type="float">
            <text:p>1.517858333</text:p>
          </table:table-cell>
          <table:table-cell office:value-type="string" calcext:value-type="string">
            <text:p>[HB89] 1532+016</text:p>
          </table:table-cell>
          <table:table-cell office:value-type="float" office:value="1.427578" calcext:value-type="float">
            <text:p>1.427578</text:p>
          </table:table-cell>
          <table:table-cell office:value-type="string" calcext:value-type="string">
            <text:p>QSO</text:p>
          </table:table-cell>
          <table:table-cell office:value-type="float" office:value="1283.42" calcext:value-type="float">
            <text:p>1283.42</text:p>
          </table:table-cell>
        </table:table-row>
        <table:table-row table:style-name="ro1">
          <table:table-cell office:value-type="string" calcext:value-type="string">
            <text:p>J1535+1954</text:p>
          </table:table-cell>
          <table:table-cell office:value-type="float" office:value="233.8189917" calcext:value-type="float">
            <text:p>233.8189917</text:p>
          </table:table-cell>
          <table:table-cell office:value-type="float" office:value="19.91420556" calcext:value-type="float">
            <text:p>19.91420556</text:p>
          </table:table-cell>
          <table:table-cell office:value-type="string" calcext:value-type="string">
            <text:p>SDSS J153516.53+195450.9</text:p>
          </table:table-cell>
          <table:table-cell office:value-type="float" office:value="3.595639" calcext:value-type="float">
            <text:p>3.595639</text:p>
          </table:table-cell>
          <table:table-cell office:value-type="string" calcext:value-type="string">
            <text:p>*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J1535+3126</text:p>
          </table:table-cell>
          <table:table-cell office:value-type="float" office:value="233.9972833" calcext:value-type="float">
            <text:p>233.9972833</text:p>
          </table:table-cell>
          <table:table-cell office:value-type="float" office:value="31.44184444" calcext:value-type="float">
            <text:p>31.44184444</text:p>
          </table:table-cell>
          <table:table-cell office:value-type="string" calcext:value-type="string">
            <text:p>B2 1533+31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QSO</text:p>
          </table:table-cell>
          <table:table-cell office:value-type="float" office:value="250.67" calcext:value-type="float">
            <text:p>250.67</text:p>
          </table:table-cell>
        </table:table-row>
        <table:table-row table:style-name="ro1">
          <table:table-cell office:value-type="string" calcext:value-type="string">
            <text:p>J1535+4836</text:p>
          </table:table-cell>
          <table:table-cell office:value-type="float" office:value="233.8110667" calcext:value-type="float">
            <text:p>233.8110667</text:p>
          </table:table-cell>
          <table:table-cell office:value-type="float" office:value="48.61655556" calcext:value-type="float">
            <text:p>48.61655556</text:p>
          </table:table-cell>
          <table:table-cell office:value-type="string" calcext:value-type="string">
            <text:p>WISEA J153514.64+483659.7</text:p>
          </table:table-cell>
          <table:table-cell office:value-type="float" office:value="2.559168" calcext:value-type="float">
            <text:p>2.559168</text:p>
          </table:table-cell>
          <table:table-cell office:value-type="string" calcext:value-type="string">
            <text:p>QSO</text:p>
          </table:table-cell>
          <table:table-cell office:value-type="float" office:value="107.81" calcext:value-type="float">
            <text:p>107.81</text:p>
          </table:table-cell>
        </table:table-row>
        <table:table-row table:style-name="ro1">
          <table:table-cell office:value-type="string" calcext:value-type="string">
            <text:p>J1538+0019</text:p>
          </table:table-cell>
          <table:table-cell office:value-type="float" office:value="234.5664583" calcext:value-type="float">
            <text:p>234.5664583</text:p>
          </table:table-cell>
          <table:table-cell office:value-type="float" office:value="0.3181638889" calcext:value-type="float">
            <text:p>0.3181638889</text:p>
          </table:table-cell>
          <table:table-cell office:value-type="string" calcext:value-type="string">
            <text:p>PKS 1535+004</text:p>
          </table:table-cell>
          <table:table-cell office:value-type="float" office:value="3.497" calcext:value-type="float">
            <text:p>3.497</text:p>
          </table:table-cell>
          <table:table-cell office:value-type="string" calcext:value-type="string">
            <text:p>QSO</text:p>
          </table:table-cell>
          <table:table-cell office:value-type="float" office:value="760.29" calcext:value-type="float">
            <text:p>760.29</text:p>
          </table:table-cell>
        </table:table-row>
        <table:table-row table:style-name="ro1">
          <table:table-cell office:value-type="string" calcext:value-type="string">
            <text:p>J1539+1604</text:p>
          </table:table-cell>
          <table:table-cell office:value-type="float" office:value="234.8545167" calcext:value-type="float">
            <text:p>234.8545167</text:p>
          </table:table-cell>
          <table:table-cell office:value-type="float" office:value="16.06675278" calcext:value-type="float">
            <text:p>16.06675278</text:p>
          </table:table-cell>
          <table:table-cell office:value-type="string" calcext:value-type="string">
            <text:p>WISEA J153925.08+160400.1</text:p>
          </table:table-cell>
          <table:table-cell office:value-type="float" office:value="2.540339" calcext:value-type="float">
            <text:p>2.540339</text:p>
          </table:table-cell>
          <table:table-cell office:value-type="string" calcext:value-type="string">
            <text:p>QSO</text:p>
          </table:table-cell>
          <table:table-cell office:value-type="float" office:value="424.78" calcext:value-type="float">
            <text:p>424.78</text:p>
          </table:table-cell>
        </table:table-row>
        <table:table-row table:style-name="ro1">
          <table:table-cell office:value-type="string" calcext:value-type="string">
            <text:p>J1539+2744</text:p>
          </table:table-cell>
          <table:table-cell office:value-type="float" office:value="234.9129792" calcext:value-type="float">
            <text:p>234.9129792</text:p>
          </table:table-cell>
          <table:table-cell office:value-type="float" office:value="27.74395556" calcext:value-type="float">
            <text:p>27.74395556</text:p>
          </table:table-cell>
          <table:table-cell office:value-type="string" calcext:value-type="string">
            <text:p>WISE J153939.13+274438.2</text:p>
          </table:table-cell>
          <table:table-cell office:value-type="float" office:value="2.765477" calcext:value-type="float">
            <text:p>2.765477</text:p>
          </table:table-cell>
          <table:table-cell office:value-type="string" calcext:value-type="string">
            <text:p>QSO</text:p>
          </table:table-cell>
          <table:table-cell office:value-type="float" office:value="183.83" calcext:value-type="float">
            <text:p>183.83</text:p>
          </table:table-cell>
        </table:table-row>
        <table:table-row table:style-name="ro1">
          <table:table-cell office:value-type="string" calcext:value-type="string">
            <text:p>J1541+3740</text:p>
          </table:table-cell>
          <table:table-cell office:value-type="float" office:value="235.3994667" calcext:value-type="float">
            <text:p>235.3994667</text:p>
          </table:table-cell>
          <table:table-cell office:value-type="float" office:value="37.68081389" calcext:value-type="float">
            <text:p>37.68081389</text:p>
          </table:table-cell>
          <table:table-cell office:value-type="string" calcext:value-type="string">
            <text:p>B3 1539+378</text:p>
          </table:table-cell>
          <table:table-cell office:value-type="float" office:value="2.257385" calcext:value-type="float">
            <text:p>2.257385</text:p>
          </table:table-cell>
          <table:table-cell office:value-type="string" calcext:value-type="string">
            <text:p>QSO</text:p>
          </table:table-cell>
          <table:table-cell office:value-type="float" office:value="98.62" calcext:value-type="float">
            <text:p>98.62</text:p>
          </table:table-cell>
        </table:table-row>
        <table:table-row table:style-name="ro1">
          <table:table-cell office:value-type="string" calcext:value-type="string">
            <text:p>J1541+5348</text:p>
          </table:table-cell>
          <table:table-cell office:value-type="float" office:value="235.3559333" calcext:value-type="float">
            <text:p>235.3559333</text:p>
          </table:table-cell>
          <table:table-cell office:value-type="float" office:value="53.80361944" calcext:value-type="float">
            <text:p>53.80361944</text:p>
          </table:table-cell>
          <table:table-cell office:value-type="string" calcext:value-type="string">
            <text:p>WISEA J154125.45+534813.0</text:p>
          </table:table-cell>
          <table:table-cell office:value-type="float" office:value="2.550881" calcext:value-type="float">
            <text:p>2.550881</text:p>
          </table:table-cell>
          <table:table-cell office:value-type="string" calcext:value-type="string">
            <text:p>QSO</text:p>
          </table:table-cell>
          <table:table-cell office:value-type="float" office:value="243.29" calcext:value-type="float">
            <text:p>243.29</text:p>
          </table:table-cell>
        </table:table-row>
        <table:table-row table:style-name="ro1">
          <table:table-cell office:value-type="string" calcext:value-type="string">
            <text:p>J1542+1756</text:p>
          </table:table-cell>
          <table:table-cell office:value-type="float" office:value="235.5815333" calcext:value-type="float">
            <text:p>235.5815333</text:p>
          </table:table-cell>
          <table:table-cell office:value-type="float" office:value="17.93545556" calcext:value-type="float">
            <text:p>17.93545556</text:p>
          </table:table-cell>
          <table:table-cell office:value-type="string" calcext:value-type="string">
            <text:p>[HB89] 1540+180</text:p>
          </table:table-cell>
          <table:table-cell office:value-type="float" office:value="1.663763" calcext:value-type="float">
            <text:p>1.663763</text:p>
          </table:table-cell>
          <table:table-cell office:value-type="string" calcext:value-type="string">
            <text:p>QSO</text:p>
          </table:table-cell>
          <table:table-cell office:value-type="float" office:value="545.32" calcext:value-type="float">
            <text:p>545.32</text:p>
          </table:table-cell>
        </table:table-row>
        <table:table-row table:style-name="ro1">
          <table:table-cell office:value-type="string" calcext:value-type="string">
            <text:p>J1543+1847</text:p>
          </table:table-cell>
          <table:table-cell office:value-type="float" office:value="235.93255" calcext:value-type="float">
            <text:p>235.93255</text:p>
          </table:table-cell>
          <table:table-cell office:value-type="float" office:value="18.78894444" calcext:value-type="float">
            <text:p>18.78894444</text:p>
          </table:table-cell>
          <table:table-cell office:value-type="string" calcext:value-type="string">
            <text:p>SDSS J154343.80+184719.7</text:p>
          </table:table-cell>
          <table:table-cell office:value-type="float" office:value="1.396" calcext:value-type="float">
            <text:p>1.396</text:p>
          </table:table-cell>
          <table:table-cell office:value-type="string" calcext:value-type="string">
            <text:p>QSO</text:p>
          </table:table-cell>
          <table:table-cell office:value-type="float" office:value="347.04" calcext:value-type="float">
            <text:p>347.04</text:p>
          </table:table-cell>
        </table:table-row>
        <table:table-row table:style-name="ro1">
          <table:table-cell office:value-type="string" calcext:value-type="string">
            <text:p>J1543+3525</text:p>
          </table:table-cell>
          <table:table-cell office:value-type="float" office:value="235.7533958" calcext:value-type="float">
            <text:p>235.7533958</text:p>
          </table:table-cell>
          <table:table-cell office:value-type="float" office:value="35.42123333" calcext:value-type="float">
            <text:p>35.42123333</text:p>
          </table:table-cell>
          <table:table-cell office:value-type="string" calcext:value-type="string">
            <text:p>[HB89] 1541+355</text:p>
          </table:table-cell>
          <table:table-cell office:value-type="float" office:value="1.712582" calcext:value-type="float">
            <text:p>1.712582</text:p>
          </table:table-cell>
          <table:table-cell office:value-type="string" calcext:value-type="string">
            <text:p>QSO</text:p>
          </table:table-cell>
          <table:table-cell office:value-type="float" office:value="159.81" calcext:value-type="float">
            <text:p>159.81</text:p>
          </table:table-cell>
        </table:table-row>
        <table:table-row table:style-name="ro1">
          <table:table-cell office:value-type="string" calcext:value-type="string">
            <text:p>J1543+4442</text:p>
          </table:table-cell>
          <table:table-cell office:value-type="float" office:value="235.7535708" calcext:value-type="float">
            <text:p>235.7535708</text:p>
          </table:table-cell>
          <table:table-cell office:value-type="float" office:value="44.71309167" calcext:value-type="float">
            <text:p>44.71309167</text:p>
          </table:table-cell>
          <table:table-cell office:value-type="string" calcext:value-type="string">
            <text:p>B3 1541+448A</text:p>
          </table:table-cell>
          <table:table-cell office:value-type="float" office:value="2.361052" calcext:value-type="float">
            <text:p>2.361052</text:p>
          </table:table-cell>
          <table:table-cell office:value-type="string" calcext:value-type="string">
            <text:p>QSO</text:p>
          </table:table-cell>
          <table:table-cell office:value-type="float" office:value="83.85" calcext:value-type="float">
            <text:p>83.85</text:p>
          </table:table-cell>
        </table:table-row>
        <table:table-row table:style-name="ro1">
          <table:table-cell office:value-type="string" calcext:value-type="string">
            <text:p>J1544+0407</text:p>
          </table:table-cell>
          <table:table-cell office:value-type="float" office:value="236.2476667" calcext:value-type="float">
            <text:p>236.2476667</text:p>
          </table:table-cell>
          <table:table-cell office:value-type="float" office:value="4.129533333" calcext:value-type="float">
            <text:p>4.129533333</text:p>
          </table:table-cell>
          <table:table-cell office:value-type="string" calcext:value-type="string">
            <text:p>[HB89] 1542+042</text:p>
          </table:table-cell>
          <table:table-cell office:value-type="float" office:value="2.184394" calcext:value-type="float">
            <text:p>2.184394</text:p>
          </table:table-cell>
          <table:table-cell office:value-type="string" calcext:value-type="string">
            <text:p>QSO</text:p>
          </table:table-cell>
          <table:table-cell office:value-type="float" office:value="798.24" calcext:value-type="float">
            <text:p>798.24</text:p>
          </table:table-cell>
        </table:table-row>
        <table:table-row table:style-name="ro1">
          <table:table-cell office:value-type="string" calcext:value-type="string">
            <text:p>J1545+2006</text:p>
          </table:table-cell>
          <table:table-cell office:value-type="float" office:value="236.3930708" calcext:value-type="float">
            <text:p>236.3930708</text:p>
          </table:table-cell>
          <table:table-cell office:value-type="float" office:value="20.11125556" calcext:value-type="float">
            <text:p>20.11125556</text:p>
          </table:table-cell>
          <table:table-cell office:value-type="string" calcext:value-type="string">
            <text:p>WISEA J154534.34+200640.3</text:p>
          </table:table-cell>
          <table:table-cell office:value-type="float" office:value="2.132467" calcext:value-type="float">
            <text:p>2.132467</text:p>
          </table:table-cell>
          <table:table-cell office:value-type="string" calcext:value-type="string">
            <text:p>QSO</text:p>
          </table:table-cell>
          <table:table-cell office:value-type="float" office:value="147.05" calcext:value-type="float">
            <text:p>147.05</text:p>
          </table:table-cell>
        </table:table-row>
        <table:table-row table:style-name="ro1">
          <table:table-cell office:value-type="string" calcext:value-type="string">
            <text:p>J1545+4751</text:p>
          </table:table-cell>
          <table:table-cell office:value-type="float" office:value="236.2855333" calcext:value-type="float">
            <text:p>236.2855333</text:p>
          </table:table-cell>
          <table:table-cell office:value-type="float" office:value="47.86519167" calcext:value-type="float">
            <text:p>47.86519167</text:p>
          </table:table-cell>
          <table:table-cell office:value-type="string" calcext:value-type="string">
            <text:p>WISEA J154508.52+475154.6</text:p>
          </table:table-cell>
          <table:table-cell office:value-type="float" office:value="1.277" calcext:value-type="float">
            <text:p>1.277</text:p>
          </table:table-cell>
          <table:table-cell office:value-type="string" calcext:value-type="string">
            <text:p>QSO</text:p>
          </table:table-cell>
          <table:table-cell office:value-type="float" office:value="663.63" calcext:value-type="float">
            <text:p>663.63</text:p>
          </table:table-cell>
        </table:table-row>
        <table:table-row table:style-name="ro1">
          <table:table-cell office:value-type="string" calcext:value-type="string">
            <text:p>J1545+5135</text:p>
          </table:table-cell>
          <table:table-cell office:value-type="float" office:value="236.261725" calcext:value-type="float">
            <text:p>236.261725</text:p>
          </table:table-cell>
          <table:table-cell office:value-type="float" office:value="51.58358889" calcext:value-type="float">
            <text:p>51.58358889</text:p>
          </table:table-cell>
          <table:table-cell office:value-type="string" calcext:value-type="string">
            <text:p>SBS 1543+517</text:p>
          </table:table-cell>
          <table:table-cell office:value-type="float" office:value="1.929938" calcext:value-type="float">
            <text:p>1.929938</text:p>
          </table:table-cell>
          <table:table-cell office:value-type="string" calcext:value-type="string">
            <text:p>QSO</text:p>
          </table:table-cell>
          <table:table-cell office:value-type="float" office:value="576.32" calcext:value-type="float">
            <text:p>576.32</text:p>
          </table:table-cell>
        </table:table-row>
        <table:table-row table:style-name="ro1">
          <table:table-cell office:value-type="string" calcext:value-type="string">
            <text:p>J1546+1823</text:p>
          </table:table-cell>
          <table:table-cell office:value-type="float" office:value="236.5368292" calcext:value-type="float">
            <text:p>236.5368292</text:p>
          </table:table-cell>
          <table:table-cell office:value-type="float" office:value="18.39038889" calcext:value-type="float">
            <text:p>18.39038889</text:p>
          </table:table-cell>
          <table:table-cell office:value-type="string" calcext:value-type="string">
            <text:p>WISEA J154608.83+182325.3</text:p>
          </table:table-cell>
          <table:table-cell office:value-type="float" office:value="2.415453" calcext:value-type="float">
            <text:p>2.415453</text:p>
          </table:table-cell>
          <table:table-cell office:value-type="string" calcext:value-type="string">
            <text:p>RadioS</text:p>
          </table:table-cell>
          <table:table-cell office:value-type="float" office:value="128.77" calcext:value-type="float">
            <text:p>128.77</text:p>
          </table:table-cell>
        </table:table-row>
        <table:table-row table:style-name="ro1">
          <table:table-cell office:value-type="string" calcext:value-type="string">
            <text:p>J1546+5146</text:p>
          </table:table-cell>
          <table:table-cell office:value-type="float" office:value="236.64005" calcext:value-type="float">
            <text:p>236.64005</text:p>
          </table:table-cell>
          <table:table-cell office:value-type="float" office:value="51.77929167" calcext:value-type="float">
            <text:p>51.77929167</text:p>
          </table:table-cell>
          <table:table-cell office:value-type="string" calcext:value-type="string">
            <text:p>WISEA J154633.64+514645.3</text:p>
          </table:table-cell>
          <table:table-cell office:value-type="float" office:value="2.20249" calcext:value-type="float">
            <text:p>2.20249</text:p>
          </table:table-cell>
          <table:table-cell office:value-type="string" calcext:value-type="string">
            <text:p>QSO</text:p>
          </table:table-cell>
          <table:table-cell office:value-type="float" office:value="96.49" calcext:value-type="float">
            <text:p>96.49</text:p>
          </table:table-cell>
        </table:table-row>
        <table:table-row table:style-name="ro1">
          <table:table-cell office:value-type="string" calcext:value-type="string">
            <text:p>J1548+0738</text:p>
          </table:table-cell>
          <table:table-cell office:value-type="float" office:value="237.1163875" calcext:value-type="float">
            <text:p>237.1163875</text:p>
          </table:table-cell>
          <table:table-cell office:value-type="float" office:value="7.636494444" calcext:value-type="float">
            <text:p>7.636494444</text:p>
          </table:table-cell>
          <table:table-cell office:value-type="string" calcext:value-type="string">
            <text:p>WISEA J154827.90+073811.2</text:p>
          </table:table-cell>
          <table:table-cell office:value-type="float" office:value="2.889146" calcext:value-type="float">
            <text:p>2.889146</text:p>
          </table:table-cell>
          <table:table-cell office:value-type="string" calcext:value-type="string">
            <text:p>QSO</text:p>
          </table:table-cell>
          <table:table-cell office:value-type="float" office:value="90.26" calcext:value-type="float">
            <text:p>90.26</text:p>
          </table:table-cell>
        </table:table-row>
        <table:table-row table:style-name="ro1">
          <table:table-cell office:value-type="string" calcext:value-type="string">
            <text:p>J1548+1935</text:p>
          </table:table-cell>
          <table:table-cell office:value-type="float" office:value="237.1790208" calcext:value-type="float">
            <text:p>237.1790208</text:p>
          </table:table-cell>
          <table:table-cell office:value-type="float" office:value="19.59152222" calcext:value-type="float">
            <text:p>19.59152222</text:p>
          </table:table-cell>
          <table:table-cell office:value-type="string" calcext:value-type="string">
            <text:p>SDSS J154842.90+193529.7</text:p>
          </table:table-cell>
          <table:table-cell office:value-type="float" office:value="2.630848" calcext:value-type="float">
            <text:p>2.630848</text:p>
          </table:table-cell>
          <table:table-cell office:value-type="string" calcext:value-type="string">
            <text:p>RadioS</text:p>
          </table:table-cell>
          <table:table-cell office:value-type="float" office:value="73.89" calcext:value-type="float">
            <text:p>73.89</text:p>
          </table:table-cell>
        </table:table-row>
        <table:table-row table:style-name="ro1">
          <table:table-cell office:value-type="string" calcext:value-type="string">
            <text:p>J1549+1834</text:p>
          </table:table-cell>
          <table:table-cell office:value-type="float" office:value="237.4022583" calcext:value-type="float">
            <text:p>237.4022583</text:p>
          </table:table-cell>
          <table:table-cell office:value-type="float" office:value="18.58273611" calcext:value-type="float">
            <text:p>18.58273611</text:p>
          </table:table-cell>
          <table:table-cell office:value-type="string" calcext:value-type="string">
            <text:p>[HB89] 1547+187</text:p>
          </table:table-cell>
          <table:table-cell office:value-type="float" office:value="1.442" calcext:value-type="float">
            <text:p>1.442</text:p>
          </table:table-cell>
          <table:table-cell office:value-type="string" calcext:value-type="string">
            <text:p>QSO</text:p>
          </table:table-cell>
          <table:table-cell office:value-type="float" office:value="401.52" calcext:value-type="float">
            <text:p>401.52</text:p>
          </table:table-cell>
        </table:table-row>
        <table:table-row table:style-name="ro1">
          <table:table-cell office:value-type="string" calcext:value-type="string">
            <text:p>J1549+5038</text:p>
          </table:table-cell>
          <table:table-cell office:value-type="float" office:value="237.3227" calcext:value-type="float">
            <text:p>237.3227</text:p>
          </table:table-cell>
          <table:table-cell office:value-type="float" office:value="50.63496667" calcext:value-type="float">
            <text:p>50.63496667</text:p>
          </table:table-cell>
          <table:table-cell office:value-type="string" calcext:value-type="string">
            <text:p>WISE J154917.46+503805.8</text:p>
          </table:table-cell>
          <table:table-cell office:value-type="float" office:value="2.174524" calcext:value-type="float">
            <text:p>2.174524</text:p>
          </table:table-cell>
          <table:table-cell office:value-type="string" calcext:value-type="string">
            <text:p>QSO</text:p>
          </table:table-cell>
          <table:table-cell office:value-type="float" office:value="701.44" calcext:value-type="float">
            <text:p>701.44</text:p>
          </table:table-cell>
        </table:table-row>
        <table:table-row table:style-name="ro1">
          <table:table-cell office:value-type="string" calcext:value-type="string">
            <text:p>J1549+6241</text:p>
          </table:table-cell>
          <table:table-cell office:value-type="float" office:value="237.4966917" calcext:value-type="float">
            <text:p>237.4966917</text:p>
          </table:table-cell>
          <table:table-cell office:value-type="float" office:value="62.68841944" calcext:value-type="float">
            <text:p>62.68841944</text:p>
          </table:table-cell>
          <table:table-cell office:value-type="string" calcext:value-type="string">
            <text:p>3C 325</text:p>
          </table:table-cell>
          <table:table-cell office:value-type="float" office:value="1.135" calcext:value-type="float">
            <text:p>1.135</text:p>
          </table:table-cell>
          <table:table-cell office:value-type="string" calcext:value-type="string">
            <text:p>G</text:p>
          </table:table-cell>
          <table:table-cell office:value-type="float" office:value="2474.62" calcext:value-type="float">
            <text:p>2474.62</text:p>
          </table:table-cell>
        </table:table-row>
        <table:table-row table:style-name="ro1">
          <table:table-cell office:value-type="string" calcext:value-type="string">
            <text:p>J1550+0111</text:p>
          </table:table-cell>
          <table:table-cell office:value-type="float" office:value="237.6565167" calcext:value-type="float">
            <text:p>237.6565167</text:p>
          </table:table-cell>
          <table:table-cell office:value-type="float" office:value="1.196813889" calcext:value-type="float">
            <text:p>1.196813889</text:p>
          </table:table-cell>
          <table:table-cell office:value-type="string" calcext:value-type="string">
            <text:p>4C +01.46</text:p>
          </table:table-cell>
          <table:table-cell office:value-type="float" office:value="1.115676" calcext:value-type="float">
            <text:p>1.115676</text:p>
          </table:table-cell>
          <table:table-cell office:value-type="string" calcext:value-type="string">
            <text:p>QSO</text:p>
          </table:table-cell>
          <table:table-cell office:value-type="float" office:value="492.27" calcext:value-type="float">
            <text:p>492.27</text:p>
          </table:table-cell>
        </table:table-row>
        <table:table-row table:style-name="ro1">
          <table:table-cell office:value-type="string" calcext:value-type="string">
            <text:p>J1550+0527</text:p>
          </table:table-cell>
          <table:table-cell office:value-type="float" office:value="237.6469417" calcext:value-type="float">
            <text:p>237.6469417</text:p>
          </table:table-cell>
          <table:table-cell office:value-type="float" office:value="5.452894444" calcext:value-type="float">
            <text:p>5.452894444</text:p>
          </table:table-cell>
          <table:table-cell office:value-type="string" calcext:value-type="string">
            <text:p>[HB89] 1548+056</text:p>
          </table:table-cell>
          <table:table-cell office:value-type="float" office:value="1.420388" calcext:value-type="float">
            <text:p>1.420388</text:p>
          </table:table-cell>
          <table:table-cell office:value-type="string" calcext:value-type="string">
            <text:p>QSO</text:p>
          </table:table-cell>
          <table:table-cell office:value-type="float" office:value="2751.78" calcext:value-type="float">
            <text:p>2751.78</text:p>
          </table:table-cell>
        </table:table-row>
        <table:table-row table:style-name="ro1">
          <table:table-cell office:value-type="string" calcext:value-type="string">
            <text:p>J1550+1120</text:p>
          </table:table-cell>
          <table:table-cell office:value-type="float" office:value="237.6857083" calcext:value-type="float">
            <text:p>237.6857083</text:p>
          </table:table-cell>
          <table:table-cell office:value-type="float" office:value="11.34421111" calcext:value-type="float">
            <text:p>11.34421111</text:p>
          </table:table-cell>
          <table:table-cell office:value-type="string" calcext:value-type="string">
            <text:p>WISEA J155042.90+112044.8</text:p>
          </table:table-cell>
          <table:table-cell office:value-type="float" office:value="1.90514" calcext:value-type="float">
            <text:p>1.90514</text:p>
          </table:table-cell>
          <table:table-cell office:value-type="string" calcext:value-type="string">
            <text:p>G</text:p>
          </table:table-cell>
          <table:table-cell office:value-type="float" office:value="292.2" calcext:value-type="float">
            <text:p>292.2</text:p>
          </table:table-cell>
        </table:table-row>
        <table:table-row table:style-name="ro1">
          <table:table-cell office:value-type="string" calcext:value-type="string">
            <text:p>J1550+1120</text:p>
          </table:table-cell>
          <table:table-cell office:value-type="float" office:value="237.68175" calcext:value-type="float">
            <text:p>237.68175</text:p>
          </table:table-cell>
          <table:table-cell office:value-type="float" office:value="11.3465" calcext:value-type="float">
            <text:p>11.3465</text:p>
          </table:table-cell>
          <table:table-cell office:value-type="string" calcext:value-type="string">
            <text:p>WISEA J155042.90+112044.8</text:p>
          </table:table-cell>
          <table:table-cell office:value-type="float" office:value="1.90514" calcext:value-type="float">
            <text:p>1.90514</text:p>
          </table:table-cell>
          <table:table-cell office:value-type="string" calcext:value-type="string">
            <text:p>G</text:p>
          </table:table-cell>
          <table:table-cell office:value-type="float" office:value="169.71" calcext:value-type="float">
            <text:p>169.71</text:p>
          </table:table-cell>
        </table:table-row>
        <table:table-row table:style-name="ro1">
          <table:table-cell office:value-type="string" calcext:value-type="string">
            <text:p>J1552+0850</text:p>
          </table:table-cell>
          <table:table-cell office:value-type="float" office:value="238.0135708" calcext:value-type="float">
            <text:p>238.0135708</text:p>
          </table:table-cell>
          <table:table-cell office:value-type="float" office:value="8.846519444" calcext:value-type="float">
            <text:p>8.846519444</text:p>
          </table:table-cell>
          <table:table-cell office:value-type="string" calcext:value-type="string">
            <text:p>WISE J155203.26+085047.2</text:p>
          </table:table-cell>
          <table:table-cell office:value-type="float" office:value="3.640361" calcext:value-type="float">
            <text:p>3.640361</text:p>
          </table:table-cell>
          <table:table-cell office:value-type="string" calcext:value-type="string">
            <text:p>G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string" calcext:value-type="string">
            <text:p>J1553+1256</text:p>
          </table:table-cell>
          <table:table-cell office:value-type="float" office:value="238.3862542" calcext:value-type="float">
            <text:p>238.3862542</text:p>
          </table:table-cell>
          <table:table-cell office:value-type="float" office:value="12.94768611" calcext:value-type="float">
            <text:p>12.94768611</text:p>
          </table:table-cell>
          <table:table-cell office:value-type="string" calcext:value-type="string">
            <text:p>[HB89] 1551+130</text:p>
          </table:table-cell>
          <table:table-cell office:value-type="float" office:value="1.309084" calcext:value-type="float">
            <text:p>1.309084</text:p>
          </table:table-cell>
          <table:table-cell office:value-type="string" calcext:value-type="string">
            <text:p>QSO</text:p>
          </table:table-cell>
          <table:table-cell office:value-type="float" office:value="1156.86" calcext:value-type="float">
            <text:p>1156.86</text:p>
          </table:table-cell>
        </table:table-row>
        <table:table-row table:style-name="ro1">
          <table:table-cell office:value-type="string" calcext:value-type="string">
            <text:p>J1553+1401</text:p>
          </table:table-cell>
          <table:table-cell office:value-type="float" office:value="238.2712333" calcext:value-type="float">
            <text:p>238.2712333</text:p>
          </table:table-cell>
          <table:table-cell office:value-type="float" office:value="14.02271667" calcext:value-type="float">
            <text:p>14.02271667</text:p>
          </table:table-cell>
          <table:table-cell office:value-type="string" calcext:value-type="string">
            <text:p>WISEA J155306.19+140058.9</text:p>
          </table:table-cell>
          <table:table-cell office:value-type="float" office:value="2.295" calcext:value-type="float">
            <text:p>2.295</text:p>
          </table:table-cell>
          <table:table-cell office:value-type="string" calcext:value-type="string">
            <text:p>VisS</text:p>
          </table:table-cell>
          <table:table-cell office:value-type="float" office:value="127.21" calcext:value-type="float">
            <text:p>127.21</text:p>
          </table:table-cell>
        </table:table-row>
        <table:table-row table:style-name="ro1">
          <table:table-cell office:value-type="string" calcext:value-type="string">
            <text:p>J1554+1947</text:p>
          </table:table-cell>
          <table:table-cell office:value-type="float" office:value="238.6636167" calcext:value-type="float">
            <text:p>238.6636167</text:p>
          </table:table-cell>
          <table:table-cell office:value-type="float" office:value="19.78869167" calcext:value-type="float">
            <text:p>19.78869167</text:p>
          </table:table-cell>
          <table:table-cell office:value-type="string" calcext:value-type="string">
            <text:p>[HB89] 1552+199</text:p>
          </table:table-cell>
          <table:table-cell office:value-type="float" office:value="1.340299" calcext:value-type="float">
            <text:p>1.340299</text:p>
          </table:table-cell>
          <table:table-cell office:value-type="string" calcext:value-type="string">
            <text:p>QSO</text:p>
          </table:table-cell>
          <table:table-cell office:value-type="float" office:value="1093.52" calcext:value-type="float">
            <text:p>1093.52</text:p>
          </table:table-cell>
        </table:table-row>
        <table:table-row table:style-name="ro1">
          <table:table-cell office:value-type="string" calcext:value-type="string">
            <text:p>J1555+1106</text:p>
          </table:table-cell>
          <table:table-cell office:value-type="float" office:value="238.9117833" calcext:value-type="float">
            <text:p>238.9117833</text:p>
          </table:table-cell>
          <table:table-cell office:value-type="float" office:value="11.11223611" calcext:value-type="float">
            <text:p>11.11223611</text:p>
          </table:table-cell>
          <table:table-cell office:value-type="string" calcext:value-type="string">
            <text:p>SDSS J155538.83+110643.5</text:p>
          </table:table-cell>
          <table:table-cell office:value-type="float" office:value="2.66386" calcext:value-type="float">
            <text:p>2.66386</text:p>
          </table:table-cell>
          <table:table-cell office:value-type="string" calcext:value-type="string">
            <text:p>QSO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J1555+2141</text:p>
          </table:table-cell>
          <table:table-cell office:value-type="float" office:value="238.7525042" calcext:value-type="float">
            <text:p>238.7525042</text:p>
          </table:table-cell>
          <table:table-cell office:value-type="float" office:value="21.69993056" calcext:value-type="float">
            <text:p>21.69993056</text:p>
          </table:table-cell>
          <table:table-cell office:value-type="string" calcext:value-type="string">
            <text:p>WISE J155500.58+214159.8</text:p>
          </table:table-cell>
          <table:table-cell office:value-type="float" office:value="5.507984" calcext:value-type="float">
            <text:p>5.507984</text:p>
          </table:table-cell>
          <table:table-cell office:value-type="string" calcext:value-type="string">
            <text:p>QSO</text:p>
          </table:table-cell>
          <table:table-cell office:value-type="float" office:value="171.47" calcext:value-type="float">
            <text:p>171.47</text:p>
          </table:table-cell>
        </table:table-row>
        <table:table-row table:style-name="ro1">
          <table:table-cell office:value-type="string" calcext:value-type="string">
            <text:p>J1555+3812</text:p>
          </table:table-cell>
          <table:table-cell office:value-type="float" office:value="238.7653583" calcext:value-type="float">
            <text:p>238.7653583</text:p>
          </table:table-cell>
          <table:table-cell office:value-type="float" office:value="38.20416389" calcext:value-type="float">
            <text:p>38.20416389</text:p>
          </table:table-cell>
          <table:table-cell office:value-type="string" calcext:value-type="string">
            <text:p>WISEA J155503.70+381214.5</text:p>
          </table:table-cell>
          <table:table-cell office:value-type="float" office:value="1.845" calcext:value-type="float">
            <text:p>1.845</text:p>
          </table:table-cell>
          <table:table-cell office:value-type="string" calcext:value-type="string">
            <text:p>*</text:p>
          </table:table-cell>
          <table:table-cell office:value-type="float" office:value="249.88" calcext:value-type="float">
            <text:p>249.88</text:p>
          </table:table-cell>
        </table:table-row>
        <table:table-row table:style-name="ro1">
          <table:table-cell office:value-type="string" calcext:value-type="string">
            <text:p>J1557+0253</text:p>
          </table:table-cell>
          <table:table-cell office:value-type="float" office:value="239.4698375" calcext:value-type="float">
            <text:p>239.4698375</text:p>
          </table:table-cell>
          <table:table-cell office:value-type="float" office:value="2.891027778" calcext:value-type="float">
            <text:p>2.891027778</text:p>
          </table:table-cell>
          <table:table-cell office:value-type="string" calcext:value-type="string">
            <text:p>WISEA J155752.77+025328.0</text:p>
          </table:table-cell>
          <table:table-cell office:value-type="float" office:value="1.997683" calcext:value-type="float">
            <text:p>1.997683</text:p>
          </table:table-cell>
          <table:table-cell office:value-type="string" calcext:value-type="string">
            <text:p>QSO</text:p>
          </table:table-cell>
          <table:table-cell office:value-type="float" office:value="132.51" calcext:value-type="float">
            <text:p>132.51</text:p>
          </table:table-cell>
        </table:table-row>
        <table:table-row table:style-name="ro1">
          <table:table-cell office:value-type="string" calcext:value-type="string">
            <text:p>J1558+1304</text:p>
          </table:table-cell>
          <table:table-cell office:value-type="float" office:value="239.6418333" calcext:value-type="float">
            <text:p>239.6418333</text:p>
          </table:table-cell>
          <table:table-cell office:value-type="float" office:value="13.07116389" calcext:value-type="float">
            <text:p>13.07116389</text:p>
          </table:table-cell>
          <table:table-cell office:value-type="string" calcext:value-type="string">
            <text:p>SDSS J155834.03+130416.1</text:p>
          </table:table-cell>
          <table:table-cell office:value-type="float" office:value="3.194112" calcext:value-type="float">
            <text:p>3.194112</text:p>
          </table:table-cell>
          <table:table-cell office:value-type="string" calcext:value-type="string">
            <text:p>RadioS</text:p>
          </table:table-cell>
          <table:table-cell office:value-type="float" office:value="79.71" calcext:value-type="float">
            <text:p>79.71</text:p>
          </table:table-cell>
        </table:table-row>
        <table:table-row table:style-name="ro1">
          <table:table-cell office:value-type="string" calcext:value-type="string">
            <text:p>J1558+5625</text:p>
          </table:table-cell>
          <table:table-cell office:value-type="float" office:value="239.7013667" calcext:value-type="float">
            <text:p>239.7013667</text:p>
          </table:table-cell>
          <table:table-cell office:value-type="float" office:value="56.42063333" calcext:value-type="float">
            <text:p>56.42063333</text:p>
          </table:table-cell>
          <table:table-cell office:value-type="string" calcext:value-type="string">
            <text:p>WISE J155848.29+562514.2</text:p>
          </table:table-cell>
          <table:table-cell office:value-type="float" office:value="3.371658" calcext:value-type="float">
            <text:p>3.371658</text:p>
          </table:table-cell>
          <table:table-cell office:value-type="string" calcext:value-type="string">
            <text:p>G</text:p>
          </table:table-cell>
          <table:table-cell office:value-type="float" office:value="200.31" calcext:value-type="float">
            <text:p>200.31</text:p>
          </table:table-cell>
        </table:table-row>
        <table:table-row table:style-name="ro1">
          <table:table-cell office:value-type="string" calcext:value-type="string">
            <text:p>J1559+0304</text:p>
          </table:table-cell>
          <table:table-cell office:value-type="float" office:value="239.8790875" calcext:value-type="float">
            <text:p>239.8790875</text:p>
          </table:table-cell>
          <table:table-cell office:value-type="float" office:value="3.080025" calcext:value-type="float">
            <text:p>3.080025</text:p>
          </table:table-cell>
          <table:table-cell office:value-type="string" calcext:value-type="string">
            <text:p>PKS 1557+032</text:p>
          </table:table-cell>
          <table:table-cell office:value-type="float" office:value="3.894922" calcext:value-type="float">
            <text:p>3.894922</text:p>
          </table:table-cell>
          <table:table-cell office:value-type="string" calcext:value-type="string">
            <text:p>QSO</text:p>
          </table:table-cell>
          <table:table-cell office:value-type="float" office:value="421.71" calcext:value-type="float">
            <text:p>421.71</text:p>
          </table:table-cell>
        </table:table-row>
        <table:table-row table:style-name="ro1">
          <table:table-cell office:value-type="string" calcext:value-type="string">
            <text:p>J1559+0805</text:p>
          </table:table-cell>
          <table:table-cell office:value-type="float" office:value="239.9572" calcext:value-type="float">
            <text:p>239.9572</text:p>
          </table:table-cell>
          <table:table-cell office:value-type="float" office:value="8.088175" calcext:value-type="float">
            <text:p>8.088175</text:p>
          </table:table-cell>
          <table:table-cell office:value-type="string" calcext:value-type="string">
            <text:p>WISE J155949.72+080517.6</text:p>
          </table:table-cell>
          <table:table-cell office:value-type="float" office:value="2.177477" calcext:value-type="float">
            <text:p>2.177477</text:p>
          </table:table-cell>
          <table:table-cell office:value-type="string" calcext:value-type="string">
            <text:p>*</text:p>
          </table:table-cell>
          <table:table-cell office:value-type="float" office:value="158.91" calcext:value-type="float">
            <text:p>158.91</text:p>
          </table:table-cell>
        </table:table-row>
        <table:table-row table:style-name="ro1">
          <table:table-cell office:value-type="string" calcext:value-type="string">
            <text:p>J1559+1115</text:p>
          </table:table-cell>
          <table:table-cell office:value-type="float" office:value="239.8209792" calcext:value-type="float">
            <text:p>239.8209792</text:p>
          </table:table-cell>
          <table:table-cell office:value-type="float" office:value="11.26249722" calcext:value-type="float">
            <text:p>11.26249722</text:p>
          </table:table-cell>
          <table:table-cell office:value-type="string" calcext:value-type="string">
            <text:p>4C +11.51</text:p>
          </table:table-cell>
          <table:table-cell office:value-type="float" office:value="1.939855" calcext:value-type="float">
            <text:p>1.939855</text:p>
          </table:table-cell>
          <table:table-cell office:value-type="string" calcext:value-type="string">
            <text:p>*</text:p>
          </table:table-cell>
          <table:table-cell office:value-type="float" office:value="451.62" calcext:value-type="float">
            <text:p>451.62</text:p>
          </table:table-cell>
        </table:table-row>
        <table:table-row table:style-name="ro1">
          <table:table-cell office:value-type="string" calcext:value-type="string">
            <text:p>J1600+1838</text:p>
          </table:table-cell>
          <table:table-cell office:value-type="float" office:value="240.070825" calcext:value-type="float">
            <text:p>240.070825</text:p>
          </table:table-cell>
          <table:table-cell office:value-type="float" office:value="18.641725" calcext:value-type="float">
            <text:p>18.641725</text:p>
          </table:table-cell>
          <table:table-cell office:value-type="string" calcext:value-type="string">
            <text:p>[HB89] 1558+187</text:p>
          </table:table-cell>
          <table:table-cell office:value-type="float" office:value="2.401258" calcext:value-type="float">
            <text:p>2.401258</text:p>
          </table:table-cell>
          <table:table-cell office:value-type="string" calcext:value-type="string">
            <text:p>QSO</text:p>
          </table:table-cell>
          <table:table-cell office:value-type="float" office:value="210.21" calcext:value-type="float">
            <text:p>210.21</text:p>
          </table:table-cell>
        </table:table-row>
        <table:table-row table:style-name="ro1">
          <table:table-cell office:value-type="string" calcext:value-type="string">
            <text:p>J1601+1357</text:p>
          </table:table-cell>
          <table:table-cell office:value-type="float" office:value="240.4771792" calcext:value-type="float">
            <text:p>240.4771792</text:p>
          </table:table-cell>
          <table:table-cell office:value-type="float" office:value="13.95311389" calcext:value-type="float">
            <text:p>13.95311389</text:p>
          </table:table-cell>
          <table:table-cell office:value-type="string" calcext:value-type="string">
            <text:p>[HB89] 1559+140</text:p>
          </table:table-cell>
          <table:table-cell office:value-type="float" office:value="2.236545" calcext:value-type="float">
            <text:p>2.236545</text:p>
          </table:table-cell>
          <table:table-cell office:value-type="string" calcext:value-type="string">
            <text:p>QSO</text:p>
          </table:table-cell>
          <table:table-cell office:value-type="float" office:value="668.78" calcext:value-type="float">
            <text:p>668.78</text:p>
          </table:table-cell>
        </table:table-row>
        <table:table-row table:style-name="ro1">
          <table:table-cell office:value-type="string" calcext:value-type="string">
            <text:p>J1601+1707</text:p>
          </table:table-cell>
          <table:table-cell office:value-type="float" office:value="240.2672625" calcext:value-type="float">
            <text:p>240.2672625</text:p>
          </table:table-cell>
          <table:table-cell office:value-type="float" office:value="17.11683611" calcext:value-type="float">
            <text:p>17.11683611</text:p>
          </table:table-cell>
          <table:table-cell office:value-type="string" calcext:value-type="string">
            <text:p>WISEA J160104.12+170700.4</text:p>
          </table:table-cell>
          <table:table-cell office:value-type="float" office:value="2.614607" calcext:value-type="float">
            <text:p>2.614607</text:p>
          </table:table-cell>
          <table:table-cell office:value-type="string" calcext:value-type="string">
            <text:p>*</text:p>
          </table:table-cell>
          <table:table-cell office:value-type="float" office:value="78.26" calcext:value-type="float">
            <text:p>78.26</text:p>
          </table:table-cell>
        </table:table-row>
        <table:table-row table:style-name="ro1">
          <table:table-cell office:value-type="string" calcext:value-type="string">
            <text:p>J1601+1714</text:p>
          </table:table-cell>
          <table:table-cell office:value-type="float" office:value="240.3351" calcext:value-type="float">
            <text:p>240.3351</text:p>
          </table:table-cell>
          <table:table-cell office:value-type="float" office:value="17.237025" calcext:value-type="float">
            <text:p>17.237025</text:p>
          </table:table-cell>
          <table:table-cell office:value-type="string" calcext:value-type="string">
            <text:p>[HB89] 1559+173</text:p>
          </table:table-cell>
          <table:table-cell office:value-type="float" office:value="1.945887" calcext:value-type="float">
            <text:p>1.945887</text:p>
          </table:table-cell>
          <table:table-cell office:value-type="string" calcext:value-type="string">
            <text:p>QSO</text:p>
          </table:table-cell>
          <table:table-cell office:value-type="float" office:value="812.43" calcext:value-type="float">
            <text:p>812.43</text:p>
          </table:table-cell>
        </table:table-row>
        <table:table-row table:style-name="ro1">
          <table:table-cell office:value-type="string" calcext:value-type="string">
            <text:p>J1602+2410</text:p>
          </table:table-cell>
          <table:table-cell office:value-type="float" office:value="240.5523833" calcext:value-type="float">
            <text:p>240.5523833</text:p>
          </table:table-cell>
          <table:table-cell office:value-type="float" office:value="24.16953333" calcext:value-type="float">
            <text:p>24.16953333</text:p>
          </table:table-cell>
          <table:table-cell office:value-type="string" calcext:value-type="string">
            <text:p>B2 1600+24</text:p>
          </table:table-cell>
          <table:table-cell office:value-type="float" office:value="2.526214" calcext:value-type="float">
            <text:p>2.526214</text:p>
          </table:table-cell>
          <table:table-cell office:value-type="string" calcext:value-type="string">
            <text:p>QSO</text:p>
          </table:table-cell>
          <table:table-cell office:value-type="float" office:value="379.24" calcext:value-type="float">
            <text:p>379.24</text:p>
          </table:table-cell>
        </table:table-row>
        <table:table-row table:style-name="ro1">
          <table:table-cell office:value-type="string" calcext:value-type="string">
            <text:p>J1602+2418</text:p>
          </table:table-cell>
          <table:table-cell office:value-type="float" office:value="240.5576542" calcext:value-type="float">
            <text:p>240.5576542</text:p>
          </table:table-cell>
          <table:table-cell office:value-type="float" office:value="24.31051389" calcext:value-type="float">
            <text:p>24.31051389</text:p>
          </table:table-cell>
          <table:table-cell office:value-type="string" calcext:value-type="string">
            <text:p>WISE J160213.83+241837.9</text:p>
          </table:table-cell>
          <table:table-cell office:value-type="float" office:value="1.790821" calcext:value-type="float">
            <text:p>1.790821</text:p>
          </table:table-cell>
          <table:table-cell office:value-type="string" calcext:value-type="string">
            <text:p>QSO</text:p>
          </table:table-cell>
          <table:table-cell office:value-type="float" office:value="231.19" calcext:value-type="float">
            <text:p>231.19</text:p>
          </table:table-cell>
        </table:table-row>
        <table:table-row table:style-name="ro1">
          <table:table-cell office:value-type="string" calcext:value-type="string">
            <text:p>J1602+3326</text:p>
          </table:table-cell>
          <table:table-cell office:value-type="float" office:value="240.5301167" calcext:value-type="float">
            <text:p>240.5301167</text:p>
          </table:table-cell>
          <table:table-cell office:value-type="float" office:value="33.44810278" calcext:value-type="float">
            <text:p>33.44810278</text:p>
          </table:table-cell>
          <table:table-cell office:value-type="string" calcext:value-type="string">
            <text:p>4C +33.3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G</text:p>
          </table:table-cell>
          <table:table-cell office:value-type="float" office:value="2881.27" calcext:value-type="float">
            <text:p>2881.27</text:p>
          </table:table-cell>
        </table:table-row>
        <table:table-row table:style-name="ro1">
          <table:table-cell office:value-type="string" calcext:value-type="string">
            <text:p>J1602+3555</text:p>
          </table:table-cell>
          <table:table-cell office:value-type="float" office:value="240.54995" calcext:value-type="float">
            <text:p>240.54995</text:p>
          </table:table-cell>
          <table:table-cell office:value-type="float" office:value="35.9298" calcext:value-type="float">
            <text:p>35.9298</text:p>
          </table:table-cell>
          <table:table-cell office:value-type="string" calcext:value-type="string">
            <text:p>B2 1600+36</text:p>
          </table:table-cell>
          <table:table-cell office:value-type="float" office:value="2.465" calcext:value-type="float">
            <text:p>2.465</text:p>
          </table:table-cell>
          <table:table-cell office:value-type="string" calcext:value-type="string">
            <text:p>*</text:p>
          </table:table-cell>
          <table:table-cell office:value-type="float" office:value="93.95" calcext:value-type="float">
            <text:p>93.95</text:p>
          </table:table-cell>
        </table:table-row>
        <table:table-row table:style-name="ro1">
          <table:table-cell office:value-type="string" calcext:value-type="string">
            <text:p>J1603+1105</text:p>
          </table:table-cell>
          <table:table-cell office:value-type="float" office:value="240.9246833" calcext:value-type="float">
            <text:p>240.9246833</text:p>
          </table:table-cell>
          <table:table-cell office:value-type="float" office:value="11.09693889" calcext:value-type="float">
            <text:p>11.09693889</text:p>
          </table:table-cell>
          <table:table-cell office:value-type="string" calcext:value-type="string">
            <text:p>WISE J160341.93+110548.7</text:p>
          </table:table-cell>
          <table:table-cell office:value-type="float" office:value="2.224938" calcext:value-type="float">
            <text:p>2.224938</text:p>
          </table:table-cell>
          <table:table-cell office:value-type="string" calcext:value-type="string">
            <text:p>QSO</text:p>
          </table:table-cell>
          <table:table-cell office:value-type="float" office:value="172.15" calcext:value-type="float">
            <text:p>172.15</text:p>
          </table:table-cell>
        </table:table-row>
        <table:table-row table:style-name="ro1">
          <table:table-cell office:value-type="string" calcext:value-type="string">
            <text:p>J1603+5730</text:p>
          </table:table-cell>
          <table:table-cell office:value-type="float" office:value="240.9831083" calcext:value-type="float">
            <text:p>240.9831083</text:p>
          </table:table-cell>
          <table:table-cell office:value-type="float" office:value="57.51522778" calcext:value-type="float">
            <text:p>57.51522778</text:p>
          </table:table-cell>
          <table:table-cell office:value-type="string" calcext:value-type="string">
            <text:p>[HB89] 1602+576</text:p>
          </table:table-cell>
          <table:table-cell office:value-type="float" office:value="2.854764" calcext:value-type="float">
            <text:p>2.854764</text:p>
          </table:table-cell>
          <table:table-cell office:value-type="string" calcext:value-type="string">
            <text:p>QSO</text:p>
          </table:table-cell>
          <table:table-cell office:value-type="float" office:value="342.12" calcext:value-type="float">
            <text:p>342.12</text:p>
          </table:table-cell>
        </table:table-row>
        <table:table-row table:style-name="ro1">
          <table:table-cell office:value-type="string" calcext:value-type="string">
            <text:p>J1605+3001</text:p>
          </table:table-cell>
          <table:table-cell office:value-type="float" office:value="241.3877292" calcext:value-type="float">
            <text:p>241.3877292</text:p>
          </table:table-cell>
          <table:table-cell office:value-type="float" office:value="30.02495278" calcext:value-type="float">
            <text:p>30.02495278</text:p>
          </table:table-cell>
          <table:table-cell office:value-type="string" calcext:value-type="string">
            <text:p>WISEA J160533.05+300129.8</text:p>
          </table:table-cell>
          <table:table-cell office:value-type="float" office:value="2.414813" calcext:value-type="float">
            <text:p>2.414813</text:p>
          </table:table-cell>
          <table:table-cell office:value-type="string" calcext:value-type="string">
            <text:p>QSO</text:p>
          </table:table-cell>
          <table:table-cell office:value-type="float" office:value="212.13" calcext:value-type="float">
            <text:p>212.13</text:p>
          </table:table-cell>
        </table:table-row>
        <table:table-row table:style-name="ro1">
          <table:table-cell office:value-type="string" calcext:value-type="string">
            <text:p>J1606+3124</text:p>
          </table:table-cell>
          <table:table-cell office:value-type="float" office:value="241.5355333" calcext:value-type="float">
            <text:p>241.5355333</text:p>
          </table:table-cell>
          <table:table-cell office:value-type="float" office:value="31.41289167" calcext:value-type="float">
            <text:p>31.41289167</text:p>
          </table:table-cell>
          <table:table-cell office:value-type="string" calcext:value-type="string">
            <text:p>WISEA J160608.53+312446.5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G</text:p>
          </table:table-cell>
          <table:table-cell office:value-type="float" office:value="684.48" calcext:value-type="float">
            <text:p>684.48</text:p>
          </table:table-cell>
        </table:table-row>
        <table:table-row table:style-name="ro1">
          <table:table-cell office:value-type="string" calcext:value-type="string">
            <text:p>J1606+3126</text:p>
          </table:table-cell>
          <table:table-cell office:value-type="float" office:value="241.6153917" calcext:value-type="float">
            <text:p>241.6153917</text:p>
          </table:table-cell>
          <table:table-cell office:value-type="float" office:value="31.43545" calcext:value-type="float">
            <text:p>31.43545</text:p>
          </table:table-cell>
          <table:table-cell office:value-type="string" calcext:value-type="string">
            <text:p>WISEA J160627.60+312606.4</text:p>
          </table:table-cell>
          <table:table-cell office:value-type="float" office:value="1.937898" calcext:value-type="float">
            <text:p>1.937898</text:p>
          </table:table-cell>
          <table:table-cell office:value-type="string" calcext:value-type="string">
            <text:p>QSO</text:p>
          </table:table-cell>
          <table:table-cell office:value-type="float" office:value="246.64" calcext:value-type="float">
            <text:p>246.64</text:p>
          </table:table-cell>
        </table:table-row>
        <table:table-row table:style-name="ro1">
          <table:table-cell office:value-type="string" calcext:value-type="string">
            <text:p>J1607+0739</text:p>
          </table:table-cell>
          <table:table-cell office:value-type="float" office:value="241.9902875" calcext:value-type="float">
            <text:p>241.9902875</text:p>
          </table:table-cell>
          <table:table-cell office:value-type="float" office:value="7.650452778" calcext:value-type="float">
            <text:p>7.650452778</text:p>
          </table:table-cell>
          <table:table-cell office:value-type="string" calcext:value-type="string">
            <text:p>WISEA J160757.62+073901.7</text:p>
          </table:table-cell>
          <table:table-cell office:value-type="float" office:value="2.695901" calcext:value-type="float">
            <text:p>2.695901</text:p>
          </table:table-cell>
          <table:table-cell office:value-type="string" calcext:value-type="string">
            <text:p>*</text:p>
          </table:table-cell>
          <table:table-cell office:value-type="float" office:value="135.68" calcext:value-type="float">
            <text:p>135.68</text:p>
          </table:table-cell>
        </table:table-row>
        <table:table-row table:style-name="ro1">
          <table:table-cell office:value-type="string" calcext:value-type="string">
            <text:p>J1608+1029</text:p>
          </table:table-cell>
          <table:table-cell office:value-type="float" office:value="242.192475" calcext:value-type="float">
            <text:p>242.192475</text:p>
          </table:table-cell>
          <table:table-cell office:value-type="float" office:value="10.48547222" calcext:value-type="float">
            <text:p>10.48547222</text:p>
          </table:table-cell>
          <table:table-cell office:value-type="string" calcext:value-type="string">
            <text:p>4C +10.45</text:p>
          </table:table-cell>
          <table:table-cell office:value-type="float" office:value="1.23289" calcext:value-type="float">
            <text:p>1.23289</text:p>
          </table:table-cell>
          <table:table-cell office:value-type="string" calcext:value-type="string">
            <text:p>QSO</text:p>
          </table:table-cell>
          <table:table-cell office:value-type="float" office:value="1402.43" calcext:value-type="float">
            <text:p>1402.43</text:p>
          </table:table-cell>
        </table:table-row>
        <table:table-row table:style-name="ro1">
          <table:table-cell office:value-type="string" calcext:value-type="string">
            <text:p>J1608+2848</text:p>
          </table:table-cell>
          <table:table-cell office:value-type="float" office:value="242.0502417" calcext:value-type="float">
            <text:p>242.0502417</text:p>
          </table:table-cell>
          <table:table-cell office:value-type="float" office:value="28.81367222" calcext:value-type="float">
            <text:p>28.81367222</text:p>
          </table:table-cell>
          <table:table-cell office:value-type="string" calcext:value-type="string">
            <text:p>[HB89] 1606+289 NED01</text:p>
          </table:table-cell>
          <table:table-cell office:value-type="float" office:value="1.989" calcext:value-type="float">
            <text:p>1.989</text:p>
          </table:table-cell>
          <table:table-cell office:value-type="string" calcext:value-type="string">
            <text:p>QSO</text:p>
          </table:table-cell>
          <table:table-cell office:value-type="float" office:value="285.25" calcext:value-type="float">
            <text:p>285.25</text:p>
          </table:table-cell>
        </table:table-row>
        <table:table-row table:style-name="ro1">
          <table:table-cell office:value-type="string" calcext:value-type="string">
            <text:p>J1608+5613</text:p>
          </table:table-cell>
          <table:table-cell office:value-type="float" office:value="242.0864125" calcext:value-type="float">
            <text:p>242.0864125</text:p>
          </table:table-cell>
          <table:table-cell office:value-type="float" office:value="56.23235278" calcext:value-type="float">
            <text:p>56.23235278</text:p>
          </table:table-cell>
          <table:table-cell office:value-type="string" calcext:value-type="string">
            <text:p>WISE J160820.75+561356.4</text:p>
          </table:table-cell>
          <table:table-cell office:value-type="float" office:value="1.949219" calcext:value-type="float">
            <text:p>1.949219</text:p>
          </table:table-cell>
          <table:table-cell office:value-type="string" calcext:value-type="string">
            <text:p>Blue*</text:p>
          </table:table-cell>
          <table:table-cell office:value-type="float" office:value="249.61" calcext:value-type="float">
            <text:p>249.61</text:p>
          </table:table-cell>
        </table:table-row>
        <table:table-row table:style-name="ro1">
          <table:table-cell office:value-type="string" calcext:value-type="string">
            <text:p>J1609+2641</text:p>
          </table:table-cell>
          <table:table-cell office:value-type="float" office:value="242.305525" calcext:value-type="float">
            <text:p>242.305525</text:p>
          </table:table-cell>
          <table:table-cell office:value-type="float" office:value="26.69138889" calcext:value-type="float">
            <text:p>26.69138889</text:p>
          </table:table-cell>
          <table:table-cell office:value-type="string" calcext:value-type="string">
            <text:p>PKS 1607+26</text:p>
          </table:table-cell>
          <table:table-cell office:value-type="float" office:value="0.4739383" calcext:value-type="float">
            <text:p>0.4739383</text:p>
          </table:table-cell>
          <table:table-cell office:value-type="string" calcext:value-type="string">
            <text:p>G</text:p>
          </table:table-cell>
          <table:table-cell office:value-type="float" office:value="4845.05" calcext:value-type="float">
            <text:p>4845.05</text:p>
          </table:table-cell>
        </table:table-row>
        <table:table-row table:style-name="ro1">
          <table:table-cell office:value-type="string" calcext:value-type="string">
            <text:p>J1610+1811</text:p>
          </table:table-cell>
          <table:table-cell office:value-type="float" office:value="242.5220583" calcext:value-type="float">
            <text:p>242.5220583</text:p>
          </table:table-cell>
          <table:table-cell office:value-type="float" office:value="18.19553333" calcext:value-type="float">
            <text:p>18.19553333</text:p>
          </table:table-cell>
          <table:table-cell office:value-type="string" calcext:value-type="string">
            <text:p>[HB89] 1607+183</text:p>
          </table:table-cell>
          <table:table-cell office:value-type="float" office:value="3.122975" calcext:value-type="float">
            <text:p>3.122975</text:p>
          </table:table-cell>
          <table:table-cell office:value-type="string" calcext:value-type="string">
            <text:p>QSO</text:p>
          </table:table-cell>
          <table:table-cell office:value-type="float" office:value="215.33" calcext:value-type="float">
            <text:p>215.33</text:p>
          </table:table-cell>
        </table:table-row>
        <table:table-row table:style-name="ro1">
          <table:table-cell office:value-type="string" calcext:value-type="string">
            <text:p>J1610+2414</text:p>
          </table:table-cell>
          <table:table-cell office:value-type="float" office:value="242.6750792" calcext:value-type="float">
            <text:p>242.6750792</text:p>
          </table:table-cell>
          <table:table-cell office:value-type="float" office:value="24.24698333" calcext:value-type="float">
            <text:p>24.24698333</text:p>
          </table:table-cell>
          <table:table-cell office:value-type="string" calcext:value-type="string">
            <text:p>B2 1608+24</text:p>
          </table:table-cell>
          <table:table-cell office:value-type="float" office:value="1.449" calcext:value-type="float">
            <text:p>1.449</text:p>
          </table:table-cell>
          <table:table-cell office:value-type="string" calcext:value-type="string">
            <text:p>QSO</text:p>
          </table:table-cell>
          <table:table-cell office:value-type="float" office:value="311.98" calcext:value-type="float">
            <text:p>311.98</text:p>
          </table:table-cell>
        </table:table-row>
        <table:table-row table:style-name="ro1">
          <table:table-cell office:value-type="string" calcext:value-type="string">
            <text:p>J1611+1856</text:p>
          </table:table-cell>
          <table:table-cell office:value-type="float" office:value="242.9542583" calcext:value-type="float">
            <text:p>242.9542583</text:p>
          </table:table-cell>
          <table:table-cell office:value-type="float" office:value="18.94396944" calcext:value-type="float">
            <text:p>18.94396944</text:p>
          </table:table-cell>
          <table:table-cell office:value-type="string" calcext:value-type="string">
            <text:p>WISEA J161149.05+185638.6</text:p>
          </table:table-cell>
          <table:table-cell office:value-type="float" office:value="1.783901" calcext:value-type="float">
            <text:p>1.783901</text:p>
          </table:table-cell>
          <table:table-cell office:value-type="string" calcext:value-type="string">
            <text:p>QSO</text:p>
          </table:table-cell>
          <table:table-cell office:value-type="float" office:value="327.81" calcext:value-type="float">
            <text:p>327.81</text:p>
          </table:table-cell>
        </table:table-row>
        <table:table-row table:style-name="ro1">
          <table:table-cell office:value-type="string" calcext:value-type="string">
            <text:p>J1611+1859</text:p>
          </table:table-cell>
          <table:table-cell office:value-type="float" office:value="242.7833542" calcext:value-type="float">
            <text:p>242.7833542</text:p>
          </table:table-cell>
          <table:table-cell office:value-type="float" office:value="18.99468056" calcext:value-type="float">
            <text:p>18.99468056</text:p>
          </table:table-cell>
          <table:table-cell office:value-type="string" calcext:value-type="string">
            <text:p>WISEA J161108.08+185941.1</text:p>
          </table:table-cell>
          <table:table-cell office:value-type="float" office:value="1.528474" calcext:value-type="float">
            <text:p>1.528474</text:p>
          </table:table-cell>
          <table:table-cell office:value-type="string" calcext:value-type="string">
            <text:p>QSO</text:p>
          </table:table-cell>
          <table:table-cell office:value-type="float" office:value="516.64" calcext:value-type="float">
            <text:p>516.64</text:p>
          </table:table-cell>
        </table:table-row>
        <table:table-row table:style-name="ro1">
          <table:table-cell office:value-type="string" calcext:value-type="string">
            <text:p>J1612+2029</text:p>
          </table:table-cell>
          <table:table-cell office:value-type="float" office:value="243.2486958" calcext:value-type="float">
            <text:p>243.2486958</text:p>
          </table:table-cell>
          <table:table-cell office:value-type="float" office:value="20.487675" calcext:value-type="float">
            <text:p>20.487675</text:p>
          </table:table-cell>
          <table:table-cell office:value-type="string" calcext:value-type="string">
            <text:p>SDSS J161259.68+202916.0</text:p>
          </table:table-cell>
          <table:table-cell office:value-type="float" office:value="2.801219" calcext:value-type="float">
            <text:p>2.801219</text:p>
          </table:table-cell>
          <table:table-cell office:value-type="string" calcext:value-type="string">
            <text:p>RadioS</text:p>
          </table:table-cell>
          <table:table-cell office:value-type="float" office:value="122.59" calcext:value-type="float">
            <text:p>122.59</text:p>
          </table:table-cell>
        </table:table-row>
        <table:table-row table:style-name="ro1">
          <table:table-cell office:value-type="string" calcext:value-type="string">
            <text:p>J1612+2758</text:p>
          </table:table-cell>
          <table:table-cell office:value-type="float" office:value="243.22255" calcext:value-type="float">
            <text:p>243.22255</text:p>
          </table:table-cell>
          <table:table-cell office:value-type="float" office:value="27.97848333" calcext:value-type="float">
            <text:p>27.97848333</text:p>
          </table:table-cell>
          <table:table-cell office:value-type="string" calcext:value-type="string">
            <text:p>WISEA J161253.41+275842.8</text:p>
          </table:table-cell>
          <table:table-cell office:value-type="float" office:value="3.544688" calcext:value-type="float">
            <text:p>3.544688</text:p>
          </table:table-cell>
          <table:table-cell office:value-type="string" calcext:value-type="string">
            <text:p>QSO</text:p>
          </table:table-cell>
          <table:table-cell office:value-type="float" office:value="74.28" calcext:value-type="float">
            <text:p>74.28</text:p>
          </table:table-cell>
        </table:table-row>
        <table:table-row table:style-name="ro1">
          <table:table-cell office:value-type="string" calcext:value-type="string">
            <text:p>J1613+1748</text:p>
          </table:table-cell>
          <table:table-cell office:value-type="float" office:value="243.4707292" calcext:value-type="float">
            <text:p>243.4707292</text:p>
          </table:table-cell>
          <table:table-cell office:value-type="float" office:value="17.80114444" calcext:value-type="float">
            <text:p>17.80114444</text:p>
          </table:table-cell>
          <table:table-cell office:value-type="string" calcext:value-type="string">
            <text:p>SDSS J161352.99+174804.0</text:p>
          </table:table-cell>
          <table:table-cell office:value-type="float" office:value="2.086129" calcext:value-type="float">
            <text:p>2.086129</text:p>
          </table:table-cell>
          <table:table-cell office:value-type="string" calcext:value-type="string">
            <text:p>QSO</text:p>
          </table:table-cell>
          <table:table-cell office:value-type="float" office:value="138.53" calcext:value-type="float">
            <text:p>138.53</text:p>
          </table:table-cell>
        </table:table-row>
        <table:table-row table:style-name="ro1">
          <table:table-cell office:value-type="string" calcext:value-type="string">
            <text:p>J1613+3412</text:p>
          </table:table-cell>
          <table:table-cell office:value-type="float" office:value="243.421075" calcext:value-type="float">
            <text:p>243.421075</text:p>
          </table:table-cell>
          <table:table-cell office:value-type="float" office:value="34.21328611" calcext:value-type="float">
            <text:p>34.21328611</text:p>
          </table:table-cell>
          <table:table-cell office:value-type="string" calcext:value-type="string">
            <text:p>[HB89] 1611+343</text:p>
          </table:table-cell>
          <table:table-cell office:value-type="float" office:value="1.39804" calcext:value-type="float">
            <text:p>1.39804</text:p>
          </table:table-cell>
          <table:table-cell office:value-type="string" calcext:value-type="string">
            <text:p>QSO</text:p>
          </table:table-cell>
          <table:table-cell office:value-type="float" office:value="3605.55" calcext:value-type="float">
            <text:p>3605.55</text:p>
          </table:table-cell>
        </table:table-row>
        <table:table-row table:style-name="ro1">
          <table:table-cell office:value-type="string" calcext:value-type="string">
            <text:p>J1614+1742</text:p>
          </table:table-cell>
          <table:table-cell office:value-type="float" office:value="243.6232208" calcext:value-type="float">
            <text:p>243.6232208</text:p>
          </table:table-cell>
          <table:table-cell office:value-type="float" office:value="17.70246111" calcext:value-type="float">
            <text:p>17.70246111</text:p>
          </table:table-cell>
          <table:table-cell office:value-type="string" calcext:value-type="string">
            <text:p>WISEA J161429.55+174208.9</text:p>
          </table:table-cell>
          <table:table-cell office:value-type="float" office:value="2.811697" calcext:value-type="float">
            <text:p>2.811697</text:p>
          </table:table-cell>
          <table:table-cell office:value-type="string" calcext:value-type="string">
            <text:p>QSO</text:p>
          </table:table-cell>
          <table:table-cell office:value-type="float" office:value="128.52" calcext:value-type="float">
            <text:p>128.52</text:p>
          </table:table-cell>
        </table:table-row>
        <table:table-row table:style-name="ro1">
          <table:table-cell office:value-type="string" calcext:value-type="string">
            <text:p>J1615+2130</text:p>
          </table:table-cell>
          <table:table-cell office:value-type="float" office:value="243.8795833" calcext:value-type="float">
            <text:p>243.8795833</text:p>
          </table:table-cell>
          <table:table-cell office:value-type="float" office:value="21.50309167" calcext:value-type="float">
            <text:p>21.50309167</text:p>
          </table:table-cell>
          <table:table-cell office:value-type="string" calcext:value-type="string">
            <text:p>WISEA J161531.10+213010.9</text:p>
          </table:table-cell>
          <table:table-cell office:value-type="float" office:value="1.627404" calcext:value-type="float">
            <text:p>1.627404</text:p>
          </table:table-cell>
          <table:table-cell office:value-type="string" calcext:value-type="string">
            <text:p>QSO</text:p>
          </table:table-cell>
          <table:table-cell office:value-type="float" office:value="214.32" calcext:value-type="float">
            <text:p>214.32</text:p>
          </table:table-cell>
        </table:table-row>
        <table:table-row table:style-name="ro1">
          <table:table-cell office:value-type="string" calcext:value-type="string">
            <text:p>J1615+4312</text:p>
          </table:table-cell>
          <table:table-cell office:value-type="float" office:value="243.861075" calcext:value-type="float">
            <text:p>243.861075</text:p>
          </table:table-cell>
          <table:table-cell office:value-type="float" office:value="43.21617222" calcext:value-type="float">
            <text:p>43.21617222</text:p>
          </table:table-cell>
          <table:table-cell office:value-type="string" calcext:value-type="string">
            <text:p>WISEA J161526.64+431258.3</text:p>
          </table:table-cell>
          <table:table-cell office:value-type="float" office:value="3.14913" calcext:value-type="float">
            <text:p>3.14913</text:p>
          </table:table-cell>
          <table:table-cell office:value-type="string" calcext:value-type="string">
            <text:p>QSO</text:p>
          </table:table-cell>
          <table:table-cell office:value-type="float" office:value="89.73" calcext:value-type="float">
            <text:p>89.73</text:p>
          </table:table-cell>
        </table:table-row>
        <table:table-row table:style-name="ro1">
          <table:table-cell office:value-type="string" calcext:value-type="string">
            <text:p>J1616+3023</text:p>
          </table:table-cell>
          <table:table-cell office:value-type="float" office:value="244.0107375" calcext:value-type="float">
            <text:p>244.0107375</text:p>
          </table:table-cell>
          <table:table-cell office:value-type="float" office:value="30.39439167" calcext:value-type="float">
            <text:p>30.39439167</text:p>
          </table:table-cell>
          <table:table-cell office:value-type="string" calcext:value-type="string">
            <text:p>FBQS J161602.5+302339</text:p>
          </table:table-cell>
          <table:table-cell office:value-type="float" office:value="2.446779" calcext:value-type="float">
            <text:p>2.446779</text:p>
          </table:table-cell>
          <table:table-cell office:value-type="string" calcext:value-type="string">
            <text:p>QSO</text:p>
          </table:table-cell>
          <table:table-cell office:value-type="float" office:value="256.59" calcext:value-type="float">
            <text:p>256.59</text:p>
          </table:table-cell>
        </table:table-row>
        <table:table-row table:style-name="ro1">
          <table:table-cell office:value-type="string" calcext:value-type="string">
            <text:p>J1616+3621</text:p>
          </table:table-cell>
          <table:table-cell office:value-type="float" office:value="244.2315708" calcext:value-type="float">
            <text:p>244.2315708</text:p>
          </table:table-cell>
          <table:table-cell office:value-type="float" office:value="36.35954444" calcext:value-type="float">
            <text:p>36.35954444</text:p>
          </table:table-cell>
          <table:table-cell office:value-type="string" calcext:value-type="string">
            <text:p>WISEA J161655.58+362134.4</text:p>
          </table:table-cell>
          <table:table-cell office:value-type="float" office:value="2.26299" calcext:value-type="float">
            <text:p>2.26299</text:p>
          </table:table-cell>
          <table:table-cell office:value-type="string" calcext:value-type="string">
            <text:p>QSO</text:p>
          </table:table-cell>
          <table:table-cell office:value-type="float" office:value="322.77" calcext:value-type="float">
            <text:p>322.77</text:p>
          </table:table-cell>
        </table:table-row>
        <table:table-row table:style-name="ro1">
          <table:table-cell office:value-type="string" calcext:value-type="string">
            <text:p>J1617+0246</text:p>
          </table:table-cell>
          <table:table-cell office:value-type="float" office:value="244.4579792" calcext:value-type="float">
            <text:p>244.4579792</text:p>
          </table:table-cell>
          <table:table-cell office:value-type="float" office:value="2.778619444" calcext:value-type="float">
            <text:p>2.778619444</text:p>
          </table:table-cell>
          <table:table-cell office:value-type="string" calcext:value-type="string">
            <text:p>[HB89] 1615+029</text:p>
          </table:table-cell>
          <table:table-cell office:value-type="float" office:value="1.339" calcext:value-type="float">
            <text:p>1.339</text:p>
          </table:table-cell>
          <table:table-cell office:value-type="string" calcext:value-type="string">
            <text:p>QSO</text:p>
          </table:table-cell>
          <table:table-cell office:value-type="float" office:value="581.81" calcext:value-type="float">
            <text:p>581.81</text:p>
          </table:table-cell>
        </table:table-row>
        <table:table-row table:style-name="ro1">
          <table:table-cell office:value-type="string" calcext:value-type="string">
            <text:p>J1617+0408</text:p>
          </table:table-cell>
          <table:table-cell office:value-type="float" office:value="244.3066208" calcext:value-type="float">
            <text:p>244.3066208</text:p>
          </table:table-cell>
          <table:table-cell office:value-type="float" office:value="4.144961111" calcext:value-type="float">
            <text:p>4.144961111</text:p>
          </table:table-cell>
          <table:table-cell office:value-type="string" calcext:value-type="string">
            <text:p>WISEA J161713.57+040842.0</text:p>
          </table:table-cell>
          <table:table-cell office:value-type="float" office:value="2.185" calcext:value-type="float">
            <text:p>2.185</text:p>
          </table:table-cell>
          <table:table-cell office:value-type="string" calcext:value-type="string">
            <text:p>VisS</text:p>
          </table:table-cell>
          <table:table-cell office:value-type="float" office:value="328.22" calcext:value-type="float">
            <text:p>328.22</text:p>
          </table:table-cell>
        </table:table-row>
        <table:table-row table:style-name="ro1">
          <table:table-cell office:value-type="string" calcext:value-type="string">
            <text:p>J1617+5140</text:p>
          </table:table-cell>
          <table:table-cell office:value-type="float" office:value="244.3728083" calcext:value-type="float">
            <text:p>244.3728083</text:p>
          </table:table-cell>
          <table:table-cell office:value-type="float" office:value="51.67236389" calcext:value-type="float">
            <text:p>51.67236389</text:p>
          </table:table-cell>
          <table:table-cell office:value-type="string" calcext:value-type="string">
            <text:p>SDSS J161729.46+514020.3</text:p>
          </table:table-cell>
          <table:table-cell office:value-type="float" office:value="2.557591" calcext:value-type="float">
            <text:p>2.557591</text:p>
          </table:table-cell>
          <table:table-cell office:value-type="string" calcext:value-type="string">
            <text:p>QSO</text:p>
          </table:table-cell>
          <table:table-cell office:value-type="float" office:value="207.76" calcext:value-type="float">
            <text:p>207.76</text:p>
          </table:table-cell>
        </table:table-row>
        <table:table-row table:style-name="ro1">
          <table:table-cell office:value-type="string" calcext:value-type="string">
            <text:p>J1619+0613</text:p>
          </table:table-cell>
          <table:table-cell office:value-type="float" office:value="244.7652708" calcext:value-type="float">
            <text:p>244.7652708</text:p>
          </table:table-cell>
          <table:table-cell office:value-type="float" office:value="6.217222222" calcext:value-type="float">
            <text:p>6.217222222</text:p>
          </table:table-cell>
          <table:table-cell office:value-type="string" calcext:value-type="string">
            <text:p>[HB89] 1616+063</text:p>
          </table:table-cell>
          <table:table-cell office:value-type="float" office:value="2.094492" calcext:value-type="float">
            <text:p>2.094492</text:p>
          </table:table-cell>
          <table:table-cell office:value-type="string" calcext:value-type="string">
            <text:p>QSO</text:p>
          </table:table-cell>
          <table:table-cell office:value-type="float" office:value="784.24" calcext:value-type="float">
            <text:p>784.24</text:p>
          </table:table-cell>
        </table:table-row>
        <table:table-row table:style-name="ro1">
          <table:table-cell office:value-type="string" calcext:value-type="string">
            <text:p>J1619+2247</text:p>
          </table:table-cell>
          <table:table-cell office:value-type="float" office:value="244.8117833" calcext:value-type="float">
            <text:p>244.8117833</text:p>
          </table:table-cell>
          <table:table-cell office:value-type="float" office:value="22.79655833" calcext:value-type="float">
            <text:p>22.79655833</text:p>
          </table:table-cell>
          <table:table-cell office:value-type="string" calcext:value-type="string">
            <text:p>WISEA J161914.82+224748.4</text:p>
          </table:table-cell>
          <table:table-cell office:value-type="float" office:value="1.987" calcext:value-type="float">
            <text:p>1.987</text:p>
          </table:table-cell>
          <table:table-cell office:value-type="string" calcext:value-type="string">
            <text:p>QSO</text:p>
          </table:table-cell>
          <table:table-cell office:value-type="float" office:value="298.79" calcext:value-type="float">
            <text:p>298.79</text:p>
          </table:table-cell>
        </table:table-row>
        <table:table-row table:style-name="ro1">
          <table:table-cell office:value-type="string" calcext:value-type="string">
            <text:p>J1619+5256</text:p>
          </table:table-cell>
          <table:table-cell office:value-type="float" office:value="244.9266375" calcext:value-type="float">
            <text:p>244.9266375</text:p>
          </table:table-cell>
          <table:table-cell office:value-type="float" office:value="52.93706944" calcext:value-type="float">
            <text:p>52.93706944</text:p>
          </table:table-cell>
          <table:table-cell office:value-type="string" calcext:value-type="string">
            <text:p>SBS 1618+530</text:p>
          </table:table-cell>
          <table:table-cell office:value-type="float" office:value="2.340812" calcext:value-type="float">
            <text:p>2.340812</text:p>
          </table:table-cell>
          <table:table-cell office:value-type="string" calcext:value-type="string">
            <text:p>QSO</text:p>
          </table:table-cell>
          <table:table-cell office:value-type="float" office:value="184.76" calcext:value-type="float">
            <text:p>184.76</text:p>
          </table:table-cell>
        </table:table-row>
        <table:table-row table:style-name="ro1">
          <table:table-cell office:value-type="string" calcext:value-type="string">
            <text:p>J1620+1036</text:p>
          </table:table-cell>
          <table:table-cell office:value-type="float" office:value="245.0591583" calcext:value-type="float">
            <text:p>245.0591583</text:p>
          </table:table-cell>
          <table:table-cell office:value-type="float" office:value="10.60590556" calcext:value-type="float">
            <text:p>10.60590556</text:p>
          </table:table-cell>
          <table:table-cell office:value-type="string" calcext:value-type="string">
            <text:p>SDSS J162014.19+103621.0</text:p>
          </table:table-cell>
          <table:table-cell office:value-type="float" office:value="2.096924" calcext:value-type="float">
            <text:p>2.096924</text:p>
          </table:table-cell>
          <table:table-cell office:value-type="string" calcext:value-type="string">
            <text:p>QSO</text:p>
          </table:table-cell>
          <table:table-cell office:value-type="float" office:value="147.04" calcext:value-type="float">
            <text:p>147.04</text:p>
          </table:table-cell>
        </table:table-row>
        <table:table-row table:style-name="ro1">
          <table:table-cell office:value-type="string" calcext:value-type="string">
            <text:p>J1620+4901</text:p>
          </table:table-cell>
          <table:table-cell office:value-type="float" office:value="245.1300833" calcext:value-type="float">
            <text:p>245.1300833</text:p>
          </table:table-cell>
          <table:table-cell office:value-type="float" office:value="49.03146111" calcext:value-type="float">
            <text:p>49.03146111</text:p>
          </table:table-cell>
          <table:table-cell office:value-type="string" calcext:value-type="string">
            <text:p>WISE J162031.23+490153.1</text:p>
          </table:table-cell>
          <table:table-cell office:value-type="float" office:value="1.513" calcext:value-type="float">
            <text:p>1.513</text:p>
          </table:table-cell>
          <table:table-cell office:value-type="string" calcext:value-type="string">
            <text:p>QSO</text:p>
          </table:table-cell>
          <table:table-cell office:value-type="float" office:value="432.9" calcext:value-type="float">
            <text:p>432.9</text:p>
          </table:table-cell>
        </table:table-row>
        <table:table-row table:style-name="ro1">
          <table:table-cell office:value-type="string" calcext:value-type="string">
            <text:p>J1621+1046</text:p>
          </table:table-cell>
          <table:table-cell office:value-type="float" office:value="245.2932417" calcext:value-type="float">
            <text:p>245.2932417</text:p>
          </table:table-cell>
          <table:table-cell office:value-type="float" office:value="10.77065278" calcext:value-type="float">
            <text:p>10.77065278</text:p>
          </table:table-cell>
          <table:table-cell office:value-type="string" calcext:value-type="string">
            <text:p>4C +10.46</text:p>
          </table:table-cell>
          <table:table-cell office:value-type="float" office:value="1.305" calcext:value-type="float">
            <text:p>1.305</text:p>
          </table:table-cell>
          <table:table-cell office:value-type="string" calcext:value-type="string">
            <text:p>QSO</text:p>
          </table:table-cell>
          <table:table-cell office:value-type="float" office:value="1059.94" calcext:value-type="float">
            <text:p>1059.94</text:p>
          </table:table-cell>
        </table:table-row>
        <table:table-row table:style-name="ro1">
          <table:table-cell office:value-type="string" calcext:value-type="string">
            <text:p>J1621+3746</text:p>
          </table:table-cell>
          <table:table-cell office:value-type="float" office:value="245.2970417" calcext:value-type="float">
            <text:p>245.2970417</text:p>
          </table:table-cell>
          <table:table-cell office:value-type="float" office:value="37.76803889" calcext:value-type="float">
            <text:p>37.76803889</text:p>
          </table:table-cell>
          <table:table-cell office:value-type="string" calcext:value-type="string">
            <text:p>4C +37.46</text:p>
          </table:table-cell>
          <table:table-cell office:value-type="float" office:value="1.271172" calcext:value-type="float">
            <text:p>1.271172</text:p>
          </table:table-cell>
          <table:table-cell office:value-type="string" calcext:value-type="string">
            <text:p>QSO</text:p>
          </table:table-cell>
          <table:table-cell office:value-type="float" office:value="643.09" calcext:value-type="float">
            <text:p>643.09</text:p>
          </table:table-cell>
        </table:table-row>
        <table:table-row table:style-name="ro1">
          <table:table-cell office:value-type="string" calcext:value-type="string">
            <text:p>J1623+3909</text:p>
          </table:table-cell>
          <table:table-cell office:value-type="float" office:value="245.7816708" calcext:value-type="float">
            <text:p>245.7816708</text:p>
          </table:table-cell>
          <table:table-cell office:value-type="float" office:value="39.15901389" calcext:value-type="float">
            <text:p>39.15901389</text:p>
          </table:table-cell>
          <table:table-cell office:value-type="string" calcext:value-type="string">
            <text:p>[HB89] 1621+392</text:p>
          </table:table-cell>
          <table:table-cell office:value-type="float" office:value="1.978171" calcext:value-type="float">
            <text:p>1.978171</text:p>
          </table:table-cell>
          <table:table-cell office:value-type="string" calcext:value-type="string">
            <text:p>QSO</text:p>
          </table:table-cell>
          <table:table-cell office:value-type="float" office:value="192.46" calcext:value-type="float">
            <text:p>192.46</text:p>
          </table:table-cell>
        </table:table-row>
        <table:table-row table:style-name="ro1">
          <table:table-cell office:value-type="string" calcext:value-type="string">
            <text:p>J1624+2345</text:p>
          </table:table-cell>
          <table:table-cell office:value-type="float" office:value="246.1653958" calcext:value-type="float">
            <text:p>246.1653958</text:p>
          </table:table-cell>
          <table:table-cell office:value-type="float" office:value="23.75671389" calcext:value-type="float">
            <text:p>23.75671389</text:p>
          </table:table-cell>
          <table:table-cell office:value-type="string" calcext:value-type="string">
            <text:p>3C 336</text:p>
          </table:table-cell>
          <table:table-cell office:value-type="float" office:value="0.926542" calcext:value-type="float">
            <text:p>0.926542</text:p>
          </table:table-cell>
          <table:table-cell office:value-type="string" calcext:value-type="string">
            <text:p>QSO</text:p>
          </table:table-cell>
          <table:table-cell office:value-type="float" office:value="1413.87" calcext:value-type="float">
            <text:p>1413.87</text:p>
          </table:table-cell>
        </table:table-row>
        <table:table-row table:style-name="ro1">
          <table:table-cell office:value-type="string" calcext:value-type="string">
            <text:p>J1625+1545</text:p>
          </table:table-cell>
          <table:table-cell office:value-type="float" office:value="246.3103875" calcext:value-type="float">
            <text:p>246.3103875</text:p>
          </table:table-cell>
          <table:table-cell office:value-type="float" office:value="15.75584444" calcext:value-type="float">
            <text:p>15.75584444</text:p>
          </table:table-cell>
          <table:table-cell office:value-type="string" calcext:value-type="string">
            <text:p>[HB89] 1622+158</text:p>
          </table:table-cell>
          <table:table-cell office:value-type="float" office:value="1.406" calcext:value-type="float">
            <text:p>1.406</text:p>
          </table:table-cell>
          <table:table-cell office:value-type="string" calcext:value-type="string">
            <text:p>QSO</text:p>
          </table:table-cell>
          <table:table-cell office:value-type="float" office:value="985.33" calcext:value-type="float">
            <text:p>985.33</text:p>
          </table:table-cell>
        </table:table-row>
        <table:table-row table:style-name="ro1">
          <table:table-cell office:value-type="string" calcext:value-type="string">
            <text:p>J1625+4134</text:p>
          </table:table-cell>
          <table:table-cell office:value-type="float" office:value="246.4903" calcext:value-type="float">
            <text:p>246.4903</text:p>
          </table:table-cell>
          <table:table-cell office:value-type="float" office:value="41.57794444" calcext:value-type="float">
            <text:p>41.57794444</text:p>
          </table:table-cell>
          <table:table-cell office:value-type="string" calcext:value-type="string">
            <text:p>[HB89] 1624+41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QSO</text:p>
          </table:table-cell>
          <table:table-cell office:value-type="float" office:value="1717.28" calcext:value-type="float">
            <text:p>1717.28</text:p>
          </table:table-cell>
        </table:table-row>
        <table:table-row table:style-name="ro1">
          <table:table-cell office:value-type="string" calcext:value-type="string">
            <text:p>J1627+2000</text:p>
          </table:table-cell>
          <table:table-cell office:value-type="float" office:value="246.8935375" calcext:value-type="float">
            <text:p>246.8935375</text:p>
          </table:table-cell>
          <table:table-cell office:value-type="float" office:value="20.01336111" calcext:value-type="float">
            <text:p>20.01336111</text:p>
          </table:table-cell>
          <table:table-cell office:value-type="string" calcext:value-type="string">
            <text:p>WISEA J162734.43+200047.9</text:p>
          </table:table-cell>
          <table:table-cell office:value-type="float" office:value="1.528853" calcext:value-type="float">
            <text:p>1.528853</text:p>
          </table:table-cell>
          <table:table-cell office:value-type="string" calcext:value-type="string">
            <text:p>G</text:p>
          </table:table-cell>
          <table:table-cell office:value-type="float" office:value="242.31" calcext:value-type="float">
            <text:p>242.31</text:p>
          </table:table-cell>
        </table:table-row>
        <table:table-row table:style-name="ro1">
          <table:table-cell office:value-type="string" calcext:value-type="string">
            <text:p>J1627+2606</text:p>
          </table:table-cell>
          <table:table-cell office:value-type="float" office:value="246.8892333" calcext:value-type="float">
            <text:p>246.8892333</text:p>
          </table:table-cell>
          <table:table-cell office:value-type="float" office:value="26.10055278" calcext:value-type="float">
            <text:p>26.10055278</text:p>
          </table:table-cell>
          <table:table-cell office:value-type="string" calcext:value-type="string">
            <text:p>B2 1625+26</text:p>
          </table:table-cell>
          <table:table-cell office:value-type="float" office:value="1.656725" calcext:value-type="float">
            <text:p>1.656725</text:p>
          </table:table-cell>
          <table:table-cell office:value-type="string" calcext:value-type="string">
            <text:p>QSO</text:p>
          </table:table-cell>
          <table:table-cell office:value-type="float" office:value="265.13" calcext:value-type="float">
            <text:p>265.13</text:p>
          </table:table-cell>
        </table:table-row>
        <table:table-row table:style-name="ro1">
          <table:table-cell office:value-type="string" calcext:value-type="string">
            <text:p>J1627+4121</text:p>
          </table:table-cell>
          <table:table-cell office:value-type="float" office:value="246.8459917" calcext:value-type="float">
            <text:p>246.8459917</text:p>
          </table:table-cell>
          <table:table-cell office:value-type="float" office:value="41.35021667" calcext:value-type="float">
            <text:p>41.35021667</text:p>
          </table:table-cell>
          <table:table-cell office:value-type="string" calcext:value-type="string">
            <text:p>B3 1625+414</text:p>
          </table:table-cell>
          <table:table-cell office:value-type="float" office:value="2.565066" calcext:value-type="float">
            <text:p>2.565066</text:p>
          </table:table-cell>
          <table:table-cell office:value-type="string" calcext:value-type="string">
            <text:p>UvES</text:p>
          </table:table-cell>
          <table:table-cell office:value-type="float" office:value="131.62" calcext:value-type="float">
            <text:p>131.62</text:p>
          </table:table-cell>
        </table:table-row>
        <table:table-row table:style-name="ro1">
          <table:table-cell office:value-type="string" calcext:value-type="string">
            <text:p>J1628+4734</text:p>
          </table:table-cell>
          <table:table-cell office:value-type="float" office:value="247.1563625" calcext:value-type="float">
            <text:p>247.1563625</text:p>
          </table:table-cell>
          <table:table-cell office:value-type="float" office:value="47.56955" calcext:value-type="float">
            <text:p>47.56955</text:p>
          </table:table-cell>
          <table:table-cell office:value-type="string" calcext:value-type="string">
            <text:p>WISE J162837.51+473410.5</text:p>
          </table:table-cell>
          <table:table-cell office:value-type="float" office:value="1.633551" calcext:value-type="float">
            <text:p>1.633551</text:p>
          </table:table-cell>
          <table:table-cell office:value-type="string" calcext:value-type="string">
            <text:p>QSO</text:p>
          </table:table-cell>
          <table:table-cell office:value-type="float" office:value="281.63" calcext:value-type="float">
            <text:p>281.63</text:p>
          </table:table-cell>
        </table:table-row>
        <table:table-row table:style-name="ro1">
          <table:table-cell office:value-type="string" calcext:value-type="string">
            <text:p>J1631+1156</text:p>
          </table:table-cell>
          <table:table-cell office:value-type="float" office:value="247.9385833" calcext:value-type="float">
            <text:p>247.9385833</text:p>
          </table:table-cell>
          <table:table-cell office:value-type="float" office:value="11.93421944" calcext:value-type="float">
            <text:p>11.93421944</text:p>
          </table:table-cell>
          <table:table-cell office:value-type="string" calcext:value-type="string">
            <text:p>[HB89] 1629+120</text:p>
          </table:table-cell>
          <table:table-cell office:value-type="float" office:value="1.787467" calcext:value-type="float">
            <text:p>1.787467</text:p>
          </table:table-cell>
          <table:table-cell office:value-type="string" calcext:value-type="string">
            <text:p>QSO</text:p>
          </table:table-cell>
          <table:table-cell office:value-type="float" office:value="1674.02" calcext:value-type="float">
            <text:p>1674.02</text:p>
          </table:table-cell>
        </table:table-row>
        <table:table-row table:style-name="ro1">
          <table:table-cell office:value-type="string" calcext:value-type="string">
            <text:p>J1631+4348</text:p>
          </table:table-cell>
          <table:table-cell office:value-type="float" office:value="247.8043833" calcext:value-type="float">
            <text:p>247.8043833</text:p>
          </table:table-cell>
          <table:table-cell office:value-type="float" office:value="43.81121111" calcext:value-type="float">
            <text:p>43.81121111</text:p>
          </table:table-cell>
          <table:table-cell office:value-type="string" calcext:value-type="string">
            <text:p>[HB89] 1629+439</text:p>
          </table:table-cell>
          <table:table-cell office:value-type="float" office:value="1.167" calcext:value-type="float">
            <text:p>1.167</text:p>
          </table:table-cell>
          <table:table-cell office:value-type="string" calcext:value-type="string">
            <text:p>QSO</text:p>
          </table:table-cell>
          <table:table-cell office:value-type="float" office:value="825.2" calcext:value-type="float">
            <text:p>825.2</text:p>
          </table:table-cell>
        </table:table-row>
        <table:table-row table:style-name="ro1">
          <table:table-cell office:value-type="string" calcext:value-type="string">
            <text:p>J1632+2643</text:p>
          </table:table-cell>
          <table:table-cell office:value-type="float" office:value="248.0877792" calcext:value-type="float">
            <text:p>248.0877792</text:p>
          </table:table-cell>
          <table:table-cell office:value-type="float" office:value="26.73151389" calcext:value-type="float">
            <text:p>26.73151389</text:p>
          </table:table-cell>
          <table:table-cell office:value-type="string" calcext:value-type="string">
            <text:p>FBQS J163221.0+264353</text:p>
          </table:table-cell>
          <table:table-cell office:value-type="float" office:value="2.672468" calcext:value-type="float">
            <text:p>2.672468</text:p>
          </table:table-cell>
          <table:table-cell office:value-type="string" calcext:value-type="string">
            <text:p>QSO</text:p>
          </table:table-cell>
          <table:table-cell office:value-type="float" office:value="314.48" calcext:value-type="float">
            <text:p>314.48</text:p>
          </table:table-cell>
        </table:table-row>
        <table:table-row table:style-name="ro1">
          <table:table-cell office:value-type="string" calcext:value-type="string">
            <text:p>J1633+1535</text:p>
          </table:table-cell>
          <table:table-cell office:value-type="float" office:value="248.4774292" calcext:value-type="float">
            <text:p>248.4774292</text:p>
          </table:table-cell>
          <table:table-cell office:value-type="float" office:value="15.58340278" calcext:value-type="float">
            <text:p>15.58340278</text:p>
          </table:table-cell>
          <table:table-cell office:value-type="string" calcext:value-type="string">
            <text:p>WISEA J163354.57+153459.8</text:p>
          </table:table-cell>
          <table:table-cell office:value-type="float" office:value="2.435373" calcext:value-type="float">
            <text:p>2.435373</text:p>
          </table:table-cell>
          <table:table-cell office:value-type="string" calcext:value-type="string">
            <text:p>QSO</text:p>
          </table:table-cell>
          <table:table-cell office:value-type="float" office:value="129.23" calcext:value-type="float">
            <text:p>129.23</text:p>
          </table:table-cell>
        </table:table-row>
        <table:table-row table:style-name="ro1">
          <table:table-cell office:value-type="string" calcext:value-type="string">
            <text:p>J1634+3203</text:p>
          </table:table-cell>
          <table:table-cell office:value-type="float" office:value="248.5532458" calcext:value-type="float">
            <text:p>248.5532458</text:p>
          </table:table-cell>
          <table:table-cell office:value-type="float" office:value="32.05984722" calcext:value-type="float">
            <text:p>32.05984722</text:p>
          </table:table-cell>
          <table:table-cell office:value-type="string" calcext:value-type="string">
            <text:p>FBQS J1634+3203</text:p>
          </table:table-cell>
          <table:table-cell office:value-type="float" office:value="2.333353" calcext:value-type="float">
            <text:p>2.333353</text:p>
          </table:table-cell>
          <table:table-cell office:value-type="string" calcext:value-type="string">
            <text:p>QSO</text:p>
          </table:table-cell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string" calcext:value-type="string">
            <text:p>J1634+3900</text:p>
          </table:table-cell>
          <table:table-cell office:value-type="float" office:value="248.512125" calcext:value-type="float">
            <text:p>248.512125</text:p>
          </table:table-cell>
          <table:table-cell office:value-type="float" office:value="39.00005" calcext:value-type="float">
            <text:p>39.00005</text:p>
          </table:table-cell>
          <table:table-cell office:value-type="string" calcext:value-type="string">
            <text:p>[HB89] 1632+391</text:p>
          </table:table-cell>
          <table:table-cell office:value-type="float" office:value="1.083473" calcext:value-type="float">
            <text:p>1.083473</text:p>
          </table:table-cell>
          <table:table-cell office:value-type="string" calcext:value-type="string">
            <text:p>QSO</text:p>
          </table:table-cell>
          <table:table-cell office:value-type="float" office:value="931.91" calcext:value-type="float">
            <text:p>931.91</text:p>
          </table:table-cell>
        </table:table-row>
        <table:table-row table:style-name="ro1">
          <table:table-cell office:value-type="string" calcext:value-type="string">
            <text:p>J1634+6245</text:p>
          </table:table-cell>
          <table:table-cell office:value-type="float" office:value="248.6407167" calcext:value-type="float">
            <text:p>248.6407167</text:p>
          </table:table-cell>
          <table:table-cell office:value-type="float" office:value="62.75982222" calcext:value-type="float">
            <text:p>62.75982222</text:p>
          </table:table-cell>
          <table:table-cell office:value-type="string" calcext:value-type="string">
            <text:p>3C 343</text:p>
          </table:table-cell>
          <table:table-cell office:value-type="float" office:value="0.988" calcext:value-type="float">
            <text:p>0.988</text:p>
          </table:table-cell>
          <table:table-cell office:value-type="string" calcext:value-type="string">
            <text:p>QSO</text:p>
          </table:table-cell>
          <table:table-cell office:value-type="float" office:value="4987.56" calcext:value-type="float">
            <text:p>4987.56</text:p>
          </table:table-cell>
        </table:table-row>
        <table:table-row table:style-name="ro1">
          <table:table-cell office:value-type="string" calcext:value-type="string">
            <text:p>J1635+2547</text:p>
          </table:table-cell>
          <table:table-cell office:value-type="float" office:value="248.9356792" calcext:value-type="float">
            <text:p>248.9356792</text:p>
          </table:table-cell>
          <table:table-cell office:value-type="float" office:value="25.79688056" calcext:value-type="float">
            <text:p>25.79688056</text:p>
          </table:table-cell>
          <table:table-cell office:value-type="string" calcext:value-type="string">
            <text:p>WISEA J163544.56+254748.3</text:p>
          </table:table-cell>
          <table:table-cell office:value-type="float" office:value="3.111147" calcext:value-type="float">
            <text:p>3.111147</text:p>
          </table:table-cell>
          <table:table-cell office:value-type="string" calcext:value-type="string">
            <text:p>*</text:p>
          </table:table-cell>
          <table:table-cell office:value-type="float" office:value="89.14" calcext:value-type="float">
            <text:p>89.14</text:p>
          </table:table-cell>
        </table:table-row>
        <table:table-row table:style-name="ro1">
          <table:table-cell office:value-type="string" calcext:value-type="string">
            <text:p>J1635+3808</text:p>
          </table:table-cell>
          <table:table-cell office:value-type="float" office:value="248.8145125" calcext:value-type="float">
            <text:p>248.8145125</text:p>
          </table:table-cell>
          <table:table-cell office:value-type="float" office:value="38.1346" calcext:value-type="float">
            <text:p>38.1346</text:p>
          </table:table-cell>
          <table:table-cell office:value-type="string" calcext:value-type="string">
            <text:p>[HB89] 1633+382</text:p>
          </table:table-cell>
          <table:table-cell office:value-type="float" office:value="1.814208" calcext:value-type="float">
            <text:p>1.814208</text:p>
          </table:table-cell>
          <table:table-cell office:value-type="string" calcext:value-type="string">
            <text:p>QSO</text:p>
          </table:table-cell>
          <table:table-cell office:value-type="float" office:value="2694.04" calcext:value-type="float">
            <text:p>2694.04</text:p>
          </table:table-cell>
        </table:table-row>
        <table:table-row table:style-name="ro1">
          <table:table-cell office:value-type="string" calcext:value-type="string">
            <text:p>J1635+5848</text:p>
          </table:table-cell>
          <table:table-cell office:value-type="float" office:value="248.7939875" calcext:value-type="float">
            <text:p>248.7939875</text:p>
          </table:table-cell>
          <table:table-cell office:value-type="float" office:value="58.81034722" calcext:value-type="float">
            <text:p>58.81034722</text:p>
          </table:table-cell>
          <table:table-cell office:value-type="string" calcext:value-type="string">
            <text:p>[HB89] 1634+589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QSO</text:p>
          </table:table-cell>
          <table:table-cell office:value-type="float" office:value="759.56" calcext:value-type="float">
            <text:p>759.56</text:p>
          </table:table-cell>
        </table:table-row>
        <table:table-row table:style-name="ro1">
          <table:table-cell office:value-type="string" calcext:value-type="string">
            <text:p>J1636+1735</text:p>
          </table:table-cell>
          <table:table-cell office:value-type="float" office:value="249.0690792" calcext:value-type="float">
            <text:p>249.0690792</text:p>
          </table:table-cell>
          <table:table-cell office:value-type="float" office:value="17.5855" calcext:value-type="float">
            <text:p>17.5855</text:p>
          </table:table-cell>
          <table:table-cell office:value-type="string" calcext:value-type="string">
            <text:p>[HB89] 1634+176</text:p>
          </table:table-cell>
          <table:table-cell office:value-type="float" office:value="1.90811" calcext:value-type="float">
            <text:p>1.90811</text:p>
          </table:table-cell>
          <table:table-cell office:value-type="string" calcext:value-type="string">
            <text:p>QSO</text:p>
          </table:table-cell>
          <table:table-cell office:value-type="float" office:value="320.16" calcext:value-type="float">
            <text:p>320.16</text:p>
          </table:table-cell>
        </table:table-row>
        <table:table-row table:style-name="ro1">
          <table:table-cell office:value-type="string" calcext:value-type="string">
            <text:p>J1636+2112</text:p>
          </table:table-cell>
          <table:table-cell office:value-type="float" office:value="249.1592042" calcext:value-type="float">
            <text:p>249.1592042</text:p>
          </table:table-cell>
          <table:table-cell office:value-type="float" office:value="21.21543889" calcext:value-type="float">
            <text:p>21.21543889</text:p>
          </table:table-cell>
          <table:table-cell office:value-type="string" calcext:value-type="string">
            <text:p>WISEA J163638.18+211255.5</text:p>
          </table:table-cell>
          <table:table-cell office:value-type="float" office:value="1.802712" calcext:value-type="float">
            <text:p>1.802712</text:p>
          </table:table-cell>
          <table:table-cell office:value-type="string" calcext:value-type="string">
            <text:p>QSO</text:p>
          </table:table-cell>
          <table:table-cell office:value-type="float" office:value="391.81" calcext:value-type="float">
            <text:p>391.81</text:p>
          </table:table-cell>
        </table:table-row>
        <table:table-row table:style-name="ro1">
          <table:table-cell office:value-type="string" calcext:value-type="string">
            <text:p>J1637+1548</text:p>
          </table:table-cell>
          <table:table-cell office:value-type="float" office:value="249.4539708" calcext:value-type="float">
            <text:p>249.4539708</text:p>
          </table:table-cell>
          <table:table-cell office:value-type="float" office:value="15.81551389" calcext:value-type="float">
            <text:p>15.81551389</text:p>
          </table:table-cell>
          <table:table-cell office:value-type="string" calcext:value-type="string">
            <text:p>[HB89] 1635+159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QSO</text:p>
          </table:table-cell>
          <table:table-cell office:value-type="float" office:value="359.03" calcext:value-type="float">
            <text:p>359.03</text:p>
          </table:table-cell>
        </table:table-row>
        <table:table-row table:style-name="ro1">
          <table:table-cell office:value-type="string" calcext:value-type="string">
            <text:p>J1637+1549</text:p>
          </table:table-cell>
          <table:table-cell office:value-type="float" office:value="249.4578292" calcext:value-type="float">
            <text:p>249.4578292</text:p>
          </table:table-cell>
          <table:table-cell office:value-type="float" office:value="15.82888611" calcext:value-type="float">
            <text:p>15.82888611</text:p>
          </table:table-cell>
          <table:table-cell office:value-type="string" calcext:value-type="string">
            <text:p>[HB89] 1635+159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QSO</text:p>
          </table:table-cell>
          <table:table-cell office:value-type="float" office:value="291.39" calcext:value-type="float">
            <text:p>291.39</text:p>
          </table:table-cell>
        </table:table-row>
        <table:table-row table:style-name="ro1">
          <table:table-cell office:value-type="string" calcext:value-type="string">
            <text:p>J1638+2756</text:p>
          </table:table-cell>
          <table:table-cell office:value-type="float" office:value="249.5652333" calcext:value-type="float">
            <text:p>249.5652333</text:p>
          </table:table-cell>
          <table:table-cell office:value-type="float" office:value="27.93351389" calcext:value-type="float">
            <text:p>27.93351389</text:p>
          </table:table-cell>
          <table:table-cell office:value-type="string" calcext:value-type="string">
            <text:p>B2 1636+28</text:p>
          </table:table-cell>
          <table:table-cell office:value-type="float" office:value="2.17981" calcext:value-type="float">
            <text:p>2.17981</text:p>
          </table:table-cell>
          <table:table-cell office:value-type="string" calcext:value-type="string">
            <text:p>QSO</text:p>
          </table:table-cell>
          <table:table-cell office:value-type="float" office:value="103.78" calcext:value-type="float">
            <text:p>103.78</text:p>
          </table:table-cell>
        </table:table-row>
        <table:table-row table:style-name="ro1">
          <table:table-cell office:value-type="string" calcext:value-type="string">
            <text:p>J1639+5357</text:p>
          </table:table-cell>
          <table:table-cell office:value-type="float" office:value="249.9160875" calcext:value-type="float">
            <text:p>249.9160875</text:p>
          </table:table-cell>
          <table:table-cell office:value-type="float" office:value="53.963125" calcext:value-type="float">
            <text:p>53.963125</text:p>
          </table:table-cell>
          <table:table-cell office:value-type="string" calcext:value-type="string">
            <text:p>WISEA J163939.83+535747.0</text:p>
          </table:table-cell>
          <table:table-cell office:value-type="float" office:value="1.977" calcext:value-type="float">
            <text:p>1.977</text:p>
          </table:table-cell>
          <table:table-cell office:value-type="string" calcext:value-type="string">
            <text:p>QSO</text:p>
          </table:table-cell>
          <table:table-cell office:value-type="float" office:value="366.5" calcext:value-type="float">
            <text:p>366.5</text:p>
          </table:table-cell>
        </table:table-row>
        <table:table-row table:style-name="ro1">
          <table:table-cell office:value-type="string" calcext:value-type="string">
            <text:p>J1640+3946</text:p>
          </table:table-cell>
          <table:table-cell office:value-type="float" office:value="250.1234583" calcext:value-type="float">
            <text:p>250.1234583</text:p>
          </table:table-cell>
          <table:table-cell office:value-type="float" office:value="39.77943056" calcext:value-type="float">
            <text:p>39.77943056</text:p>
          </table:table-cell>
          <table:table-cell office:value-type="string" calcext:value-type="string">
            <text:p>[HB89] 1638+398</text:p>
          </table:table-cell>
          <table:table-cell office:value-type="float" office:value="1.672303" calcext:value-type="float">
            <text:p>1.672303</text:p>
          </table:table-cell>
          <table:table-cell office:value-type="string" calcext:value-type="string">
            <text:p>QSO</text:p>
          </table:table-cell>
          <table:table-cell office:value-type="float" office:value="1108.56" calcext:value-type="float">
            <text:p>1108.56</text:p>
          </table:table-cell>
        </table:table-row>
        <table:table-row table:style-name="ro1">
          <table:table-cell office:value-type="string" calcext:value-type="string">
            <text:p>J1641+2257</text:p>
          </table:table-cell>
          <table:table-cell office:value-type="float" office:value="250.35515" calcext:value-type="float">
            <text:p>250.35515</text:p>
          </table:table-cell>
          <table:table-cell office:value-type="float" office:value="22.95108056" calcext:value-type="float">
            <text:p>22.95108056</text:p>
          </table:table-cell>
          <table:table-cell office:value-type="string" calcext:value-type="string">
            <text:p>WISE J164125.22+225704.0</text:p>
          </table:table-cell>
          <table:table-cell office:value-type="float" office:value="2.058939" calcext:value-type="float">
            <text:p>2.058939</text:p>
          </table:table-cell>
          <table:table-cell office:value-type="string" calcext:value-type="string">
            <text:p>QSO</text:p>
          </table:table-cell>
          <table:table-cell office:value-type="float" office:value="268.45" calcext:value-type="float">
            <text:p>268.45</text:p>
          </table:table-cell>
        </table:table-row>
        <table:table-row table:style-name="ro1">
          <table:table-cell office:value-type="string" calcext:value-type="string">
            <text:p>J1641+5115</text:p>
          </table:table-cell>
          <table:table-cell office:value-type="float" office:value="250.4822958" calcext:value-type="float">
            <text:p>250.4822958</text:p>
          </table:table-cell>
          <table:table-cell office:value-type="float" office:value="51.262975" calcext:value-type="float">
            <text:p>51.262975</text:p>
          </table:table-cell>
          <table:table-cell office:value-type="string" calcext:value-type="string">
            <text:p>SDSS J164155.72+511546.8</text:p>
          </table:table-cell>
          <table:table-cell office:value-type="float" office:value="2.614595" calcext:value-type="float">
            <text:p>2.614595</text:p>
          </table:table-cell>
          <table:table-cell office:value-type="string" calcext:value-type="string">
            <text:p>*</text:p>
          </table:table-cell>
          <table:table-cell office:value-type="float" office:value="148.27" calcext:value-type="float">
            <text:p>148.27</text:p>
          </table:table-cell>
        </table:table-row>
        <table:table-row table:style-name="ro1">
          <table:table-cell office:value-type="string" calcext:value-type="string">
            <text:p>J1642+1848</text:p>
          </table:table-cell>
          <table:table-cell office:value-type="float" office:value="250.536" calcext:value-type="float">
            <text:p>250.536</text:p>
          </table:table-cell>
          <table:table-cell office:value-type="float" office:value="18.81649444" calcext:value-type="float">
            <text:p>18.81649444</text:p>
          </table:table-cell>
          <table:table-cell office:value-type="string" calcext:value-type="string">
            <text:p>SDSS J164208.62+184859.4</text:p>
          </table:table-cell>
          <table:table-cell office:value-type="float" office:value="3.333113" calcext:value-type="float">
            <text:p>3.333113</text:p>
          </table:table-cell>
          <table:table-cell office:value-type="string" calcext:value-type="string">
            <text:p>RadioS</text:p>
          </table:table-cell>
          <table:table-cell office:value-type="float" office:value="153.44" calcext:value-type="float">
            <text:p>153.44</text:p>
          </table:table-cell>
        </table:table-row>
        <table:table-row table:style-name="ro1">
          <table:table-cell office:value-type="string" calcext:value-type="string">
            <text:p>J1642+2523</text:p>
          </table:table-cell>
          <table:table-cell office:value-type="float" office:value="250.6683542" calcext:value-type="float">
            <text:p>250.6683542</text:p>
          </table:table-cell>
          <table:table-cell office:value-type="float" office:value="25.38545833" calcext:value-type="float">
            <text:p>25.38545833</text:p>
          </table:table-cell>
          <table:table-cell office:value-type="string" calcext:value-type="string">
            <text:p>FBQS J164240.4+252307</text:p>
          </table:table-cell>
          <table:table-cell office:value-type="float" office:value="1.724026" calcext:value-type="float">
            <text:p>1.724026</text:p>
          </table:table-cell>
          <table:table-cell office:value-type="string" calcext:value-type="string">
            <text:p>QSO</text:p>
          </table:table-cell>
          <table:table-cell office:value-type="float" office:value="504.02" calcext:value-type="float">
            <text:p>504.02</text:p>
          </table:table-cell>
        </table:table-row>
        <table:table-row table:style-name="ro1">
          <table:table-cell office:value-type="string" calcext:value-type="string">
            <text:p>J1642+3948</text:p>
          </table:table-cell>
          <table:table-cell office:value-type="float" office:value="250.7449958" calcext:value-type="float">
            <text:p>250.7449958</text:p>
          </table:table-cell>
          <table:table-cell office:value-type="float" office:value="39.81032222" calcext:value-type="float">
            <text:p>39.81032222</text:p>
          </table:table-cell>
          <table:table-cell office:value-type="string" calcext:value-type="string">
            <text:p>3C 345</text:p>
          </table:table-cell>
          <table:table-cell office:value-type="float" office:value="0.5947583" calcext:value-type="float">
            <text:p>0.5947583</text:p>
          </table:table-cell>
          <table:table-cell office:value-type="string" calcext:value-type="string">
            <text:p>QSO</text:p>
          </table:table-cell>
          <table:table-cell office:value-type="float" office:value="6598.19" calcext:value-type="float">
            <text:p>6598.19</text:p>
          </table:table-cell>
        </table:table-row>
        <table:table-row table:style-name="ro1">
          <table:table-cell office:value-type="string" calcext:value-type="string">
            <text:p>J1643+1235</text:p>
          </table:table-cell>
          <table:table-cell office:value-type="float" office:value="250.824475" calcext:value-type="float">
            <text:p>250.824475</text:p>
          </table:table-cell>
          <table:table-cell office:value-type="float" office:value="12.58611111" calcext:value-type="float">
            <text:p>12.58611111</text:p>
          </table:table-cell>
          <table:table-cell office:value-type="string" calcext:value-type="string">
            <text:p>SDSS J164317.78+123509.2</text:p>
          </table:table-cell>
          <table:table-cell office:value-type="float" office:value="2.365198" calcext:value-type="float">
            <text:p>2.365198</text:p>
          </table:table-cell>
          <table:table-cell office:value-type="string" calcext:value-type="string">
            <text:p>RadioS</text:p>
          </table:table-cell>
          <table:table-cell office:value-type="float" office:value="96.67" calcext:value-type="float">
            <text:p>96.67</text:p>
          </table:table-cell>
        </table:table-row>
        <table:table-row table:style-name="ro1">
          <table:table-cell office:value-type="string" calcext:value-type="string">
            <text:p>J1645+6330</text:p>
          </table:table-cell>
          <table:table-cell office:value-type="float" office:value="251.4940583" calcext:value-type="float">
            <text:p>251.4940583</text:p>
          </table:table-cell>
          <table:table-cell office:value-type="float" office:value="63.50285" calcext:value-type="float">
            <text:p>63.50285</text:p>
          </table:table-cell>
          <table:table-cell office:value-type="string" calcext:value-type="string">
            <text:p>WISE J164558.54+633010.8</text:p>
          </table:table-cell>
          <table:table-cell office:value-type="float" office:value="2.379" calcext:value-type="float">
            <text:p>2.379</text:p>
          </table:table-cell>
          <table:table-cell office:value-type="string" calcext:value-type="string">
            <text:p>QSO</text:p>
          </table:table-cell>
          <table:table-cell office:value-type="float" office:value="303.08" calcext:value-type="float">
            <text:p>303.08</text:p>
          </table:table-cell>
        </table:table-row>
        <table:table-row table:style-name="ro1">
          <table:table-cell office:value-type="string" calcext:value-type="string">
            <text:p>J1646+1536</text:p>
          </table:table-cell>
          <table:table-cell office:value-type="float" office:value="251.5525708" calcext:value-type="float">
            <text:p>251.5525708</text:p>
          </table:table-cell>
          <table:table-cell office:value-type="float" office:value="15.61654167" calcext:value-type="float">
            <text:p>15.61654167</text:p>
          </table:table-cell>
          <table:table-cell office:value-type="string" calcext:value-type="string">
            <text:p>WISEA J164612.72+153659.3</text:p>
          </table:table-cell>
          <table:table-cell office:value-type="float" office:value="2.855016" calcext:value-type="float">
            <text:p>2.855016</text:p>
          </table:table-cell>
          <table:table-cell office:value-type="string" calcext:value-type="string">
            <text:p>RadioS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string" calcext:value-type="string">
            <text:p>J1655+1806</text:p>
          </table:table-cell>
          <table:table-cell office:value-type="float" office:value="253.8991792" calcext:value-type="float">
            <text:p>253.8991792</text:p>
          </table:table-cell>
          <table:table-cell office:value-type="float" office:value="18.10597778" calcext:value-type="float">
            <text:p>18.10597778</text:p>
          </table:table-cell>
          <table:table-cell office:value-type="string" calcext:value-type="string">
            <text:p>SDSS J165535.81+180621.3</text:p>
          </table:table-cell>
          <table:table-cell office:value-type="float" office:value="1.813917" calcext:value-type="float">
            <text:p>1.813917</text:p>
          </table:table-cell>
          <table:table-cell office:value-type="string" calcext:value-type="string">
            <text:p>QSO</text:p>
          </table:table-cell>
          <table:table-cell office:value-type="float" office:value="193.73" calcext:value-type="float">
            <text:p>193.73</text:p>
          </table:table-cell>
        </table:table-row>
        <table:table-row table:style-name="ro1">
          <table:table-cell office:value-type="string" calcext:value-type="string">
            <text:p>J1655+1948</text:p>
          </table:table-cell>
          <table:table-cell office:value-type="float" office:value="253.9315458" calcext:value-type="float">
            <text:p>253.9315458</text:p>
          </table:table-cell>
          <table:table-cell office:value-type="float" office:value="19.81313889" calcext:value-type="float">
            <text:p>19.81313889</text:p>
          </table:table-cell>
          <table:table-cell office:value-type="string" calcext:value-type="string">
            <text:p>SDSS J165543.56+194847.1</text:p>
          </table:table-cell>
          <table:table-cell office:value-type="float" office:value="3.261894" calcext:value-type="float">
            <text:p>3.261894</text:p>
          </table:table-cell>
          <table:table-cell office:value-type="string" calcext:value-type="string">
            <text:p>QSO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string" calcext:value-type="string">
            <text:p>J1655+3242</text:p>
          </table:table-cell>
          <table:table-cell office:value-type="float" office:value="253.8295042" calcext:value-type="float">
            <text:p>253.8295042</text:p>
          </table:table-cell>
          <table:table-cell office:value-type="float" office:value="32.71160278" calcext:value-type="float">
            <text:p>32.71160278</text:p>
          </table:table-cell>
          <table:table-cell office:value-type="string" calcext:value-type="string">
            <text:p>B2 1653+32A</text:p>
          </table:table-cell>
          <table:table-cell office:value-type="float" office:value="3.18177" calcext:value-type="float">
            <text:p>3.18177</text:p>
          </table:table-cell>
          <table:table-cell office:value-type="string" calcext:value-type="string">
            <text:p>QSO</text:p>
          </table:table-cell>
          <table:table-cell office:value-type="float" office:value="179.71" calcext:value-type="float">
            <text:p>179.71</text:p>
          </table:table-cell>
        </table:table-row>
        <table:table-row table:style-name="ro1">
          <table:table-cell office:value-type="string" calcext:value-type="string">
            <text:p>J1656+1826</text:p>
          </table:table-cell>
          <table:table-cell office:value-type="float" office:value="254.142" calcext:value-type="float">
            <text:p>254.142</text:p>
          </table:table-cell>
          <table:table-cell office:value-type="float" office:value="18.44063611" calcext:value-type="float">
            <text:p>18.44063611</text:p>
          </table:table-cell>
          <table:table-cell office:value-type="string" calcext:value-type="string">
            <text:p>WISEA J165634.11+182626.2</text:p>
          </table:table-cell>
          <table:table-cell office:value-type="float" office:value="2.552103" calcext:value-type="float">
            <text:p>2.552103</text:p>
          </table:table-cell>
          <table:table-cell office:value-type="string" calcext:value-type="string">
            <text:p>QSO</text:p>
          </table:table-cell>
          <table:table-cell office:value-type="float" office:value="248.95" calcext:value-type="float">
            <text:p>248.95</text:p>
          </table:table-cell>
        </table:table-row>
        <table:table-row table:style-name="ro1">
          <table:table-cell office:value-type="string" calcext:value-type="string">
            <text:p>J1656+4155</text:p>
          </table:table-cell>
          <table:table-cell office:value-type="float" office:value="254.0902958" calcext:value-type="float">
            <text:p>254.0902958</text:p>
          </table:table-cell>
          <table:table-cell office:value-type="float" office:value="41.92349167" calcext:value-type="float">
            <text:p>41.92349167</text:p>
          </table:table-cell>
          <table:table-cell office:value-type="string" calcext:value-type="string">
            <text:p>WISEA J165621.65+415524.6</text:p>
          </table:table-cell>
          <table:table-cell office:value-type="float" office:value="2.905147" calcext:value-type="float">
            <text:p>2.905147</text:p>
          </table:table-cell>
          <table:table-cell office:value-type="string" calcext:value-type="string">
            <text:p>QSO</text:p>
          </table:table-cell>
          <table:table-cell office:value-type="float" office:value="83.13" calcext:value-type="float">
            <text:p>83.13</text:p>
          </table:table-cell>
        </table:table-row>
        <table:table-row table:style-name="ro1">
          <table:table-cell office:value-type="string" calcext:value-type="string">
            <text:p>J1657+4808</text:p>
          </table:table-cell>
          <table:table-cell office:value-type="float" office:value="254.4454042" calcext:value-type="float">
            <text:p>254.4454042</text:p>
          </table:table-cell>
          <table:table-cell office:value-type="float" office:value="48.14248889" calcext:value-type="float">
            <text:p>48.14248889</text:p>
          </table:table-cell>
          <table:table-cell office:value-type="string" calcext:value-type="string">
            <text:p>4C +48.41</text:p>
          </table:table-cell>
          <table:table-cell office:value-type="float" office:value="1.669" calcext:value-type="float">
            <text:p>1.669</text:p>
          </table:table-cell>
          <table:table-cell office:value-type="string" calcext:value-type="string">
            <text:p>QSO</text:p>
          </table:table-cell>
          <table:table-cell office:value-type="float" office:value="1039.2" calcext:value-type="float">
            <text:p>1039.2</text:p>
          </table:table-cell>
        </table:table-row>
        <table:table-row table:style-name="ro1">
          <table:table-cell office:value-type="string" calcext:value-type="string">
            <text:p>J1657+5705</text:p>
          </table:table-cell>
          <table:table-cell office:value-type="float" office:value="254.3363708" calcext:value-type="float">
            <text:p>254.3363708</text:p>
          </table:table-cell>
          <table:table-cell office:value-type="float" office:value="57.09829167" calcext:value-type="float">
            <text:p>57.09829167</text:p>
          </table:table-cell>
          <table:table-cell office:value-type="string" calcext:value-type="string">
            <text:p>[HB89] 1656+571</text:p>
          </table:table-cell>
          <table:table-cell office:value-type="float" office:value="1.281" calcext:value-type="float">
            <text:p>1.281</text:p>
          </table:table-cell>
          <table:table-cell office:value-type="string" calcext:value-type="string">
            <text:p>QSO</text:p>
          </table:table-cell>
          <table:table-cell office:value-type="float" office:value="972.15" calcext:value-type="float">
            <text:p>972.15</text:p>
          </table:table-cell>
        </table:table-row>
        <table:table-row table:style-name="ro1">
          <table:table-cell office:value-type="string" calcext:value-type="string">
            <text:p>J1658+3443</text:p>
          </table:table-cell>
          <table:table-cell office:value-type="float" office:value="254.5058375" calcext:value-type="float">
            <text:p>254.5058375</text:p>
          </table:table-cell>
          <table:table-cell office:value-type="float" office:value="34.72458611" calcext:value-type="float">
            <text:p>34.72458611</text:p>
          </table:table-cell>
          <table:table-cell office:value-type="string" calcext:value-type="string">
            <text:p>[HB89] 1656+348</text:p>
          </table:table-cell>
          <table:table-cell office:value-type="float" office:value="1.939749" calcext:value-type="float">
            <text:p>1.939749</text:p>
          </table:table-cell>
          <table:table-cell office:value-type="string" calcext:value-type="string">
            <text:p>QSO</text:p>
          </table:table-cell>
          <table:table-cell office:value-type="float" office:value="444.06" calcext:value-type="float">
            <text:p>444.06</text:p>
          </table:table-cell>
        </table:table-row>
        <table:table-row table:style-name="ro1">
          <table:table-cell office:value-type="string" calcext:value-type="string">
            <text:p>J1658+4737</text:p>
          </table:table-cell>
          <table:table-cell office:value-type="float" office:value="254.5116708" calcext:value-type="float">
            <text:p>254.5116708</text:p>
          </table:table-cell>
          <table:table-cell office:value-type="float" office:value="47.63028611" calcext:value-type="float">
            <text:p>47.63028611</text:p>
          </table:table-cell>
          <table:table-cell office:value-type="string" calcext:value-type="string">
            <text:p>[HB89] 1656+477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QSO</text:p>
          </table:table-cell>
          <table:table-cell office:value-type="float" office:value="903.3" calcext:value-type="float">
            <text:p>903.3</text:p>
          </table:table-cell>
        </table:table-row>
        <table:table-row table:style-name="ro1">
          <table:table-cell office:value-type="string" calcext:value-type="string">
            <text:p>J1659+1714</text:p>
          </table:table-cell>
          <table:table-cell office:value-type="float" office:value="254.8077708" calcext:value-type="float">
            <text:p>254.8077708</text:p>
          </table:table-cell>
          <table:table-cell office:value-type="float" office:value="17.23751389" calcext:value-type="float">
            <text:p>17.23751389</text:p>
          </table:table-cell>
          <table:table-cell office:value-type="string" calcext:value-type="string">
            <text:p>WISEA J165913.86+171415.1</text:p>
          </table:table-cell>
          <table:table-cell office:value-type="float" office:value="2.011455" calcext:value-type="float">
            <text:p>2.011455</text:p>
          </table:table-cell>
          <table:table-cell office:value-type="string" calcext:value-type="string">
            <text:p>QSO</text:p>
          </table:table-cell>
          <table:table-cell office:value-type="float" office:value="187.17" calcext:value-type="float">
            <text:p>187.17</text:p>
          </table:table-cell>
        </table:table-row>
        <table:table-row table:style-name="ro1">
          <table:table-cell office:value-type="string" calcext:value-type="string">
            <text:p>J1659+5731</text:p>
          </table:table-cell>
          <table:table-cell office:value-type="float" office:value="254.9415083" calcext:value-type="float">
            <text:p>254.9415083</text:p>
          </table:table-cell>
          <table:table-cell office:value-type="float" office:value="57.52569722" calcext:value-type="float">
            <text:p>57.52569722</text:p>
          </table:table-cell>
          <table:table-cell office:value-type="string" calcext:value-type="string">
            <text:p>[HB89] 1658+575</text:p>
          </table:table-cell>
          <table:table-cell office:value-type="float" office:value="2.173" calcext:value-type="float">
            <text:p>2.173</text:p>
          </table:table-cell>
          <table:table-cell office:value-type="string" calcext:value-type="string">
            <text:p>QSO</text:p>
          </table:table-cell>
          <table:table-cell office:value-type="float" office:value="502.05" calcext:value-type="float">
            <text:p>502.05</text:p>
          </table:table-cell>
        </table:table-row>
        <table:table-row table:style-name="ro1">
          <table:table-cell office:value-type="string" calcext:value-type="string">
            <text:p>J1702+1758</text:p>
          </table:table-cell>
          <table:table-cell office:value-type="float" office:value="255.7230167" calcext:value-type="float">
            <text:p>255.7230167</text:p>
          </table:table-cell>
          <table:table-cell office:value-type="float" office:value="17.97927778" calcext:value-type="float">
            <text:p>17.97927778</text:p>
          </table:table-cell>
          <table:table-cell office:value-type="string" calcext:value-type="string">
            <text:p>[HB89] 1700+180</text:p>
          </table:table-cell>
          <table:table-cell office:value-type="float" office:value="1.424" calcext:value-type="float">
            <text:p>1.424</text:p>
          </table:table-cell>
          <table:table-cell office:value-type="string" calcext:value-type="string">
            <text:p>QSO</text:p>
          </table:table-cell>
          <table:table-cell office:value-type="float" office:value="265.64" calcext:value-type="float">
            <text:p>265.64</text:p>
          </table:table-cell>
        </table:table-row>
        <table:table-row table:style-name="ro1">
          <table:table-cell office:value-type="string" calcext:value-type="string">
            <text:p>J1702+5915</text:p>
          </table:table-cell>
          <table:table-cell office:value-type="float" office:value="255.5798542" calcext:value-type="float">
            <text:p>255.5798542</text:p>
          </table:table-cell>
          <table:table-cell office:value-type="float" office:value="59.25368056" calcext:value-type="float">
            <text:p>59.25368056</text:p>
          </table:table-cell>
          <table:table-cell office:value-type="string" calcext:value-type="string">
            <text:p>4C +59.26</text:p>
          </table:table-cell>
          <table:table-cell office:value-type="float" office:value="1.798444" calcext:value-type="float">
            <text:p>1.798444</text:p>
          </table:table-cell>
          <table:table-cell office:value-type="string" calcext:value-type="string">
            <text:p>QSO</text:p>
          </table:table-cell>
          <table:table-cell office:value-type="float" office:value="214.45" calcext:value-type="float">
            <text:p>214.45</text:p>
          </table:table-cell>
        </table:table-row>
        <table:table-row table:style-name="ro1">
          <table:table-cell office:value-type="string" calcext:value-type="string">
            <text:p>J1703+3751</text:p>
          </table:table-cell>
          <table:table-cell office:value-type="float" office:value="255.78255" calcext:value-type="float">
            <text:p>255.78255</text:p>
          </table:table-cell>
          <table:table-cell office:value-type="float" office:value="37.85896667" calcext:value-type="float">
            <text:p>37.85896667</text:p>
          </table:table-cell>
          <table:table-cell office:value-type="string" calcext:value-type="string">
            <text:p>[HB89] 1701+37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QSO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string" calcext:value-type="string">
            <text:p>J1704+2946</text:p>
          </table:table-cell>
          <table:table-cell office:value-type="float" office:value="256.0299917" calcext:value-type="float">
            <text:p>256.0299917</text:p>
          </table:table-cell>
          <table:table-cell office:value-type="float" office:value="29.78314167" calcext:value-type="float">
            <text:p>29.78314167</text:p>
          </table:table-cell>
          <table:table-cell office:value-type="string" calcext:value-type="string">
            <text:p>[HB89] 1702+298</text:p>
          </table:table-cell>
          <table:table-cell office:value-type="float" office:value="1.927" calcext:value-type="float">
            <text:p>1.927</text:p>
          </table:table-cell>
          <table:table-cell office:value-type="string" calcext:value-type="string">
            <text:p>QSO</text:p>
          </table:table-cell>
          <table:table-cell office:value-type="float" office:value="1416.53" calcext:value-type="float">
            <text:p>1416.53</text:p>
          </table:table-cell>
        </table:table-row>
        <table:table-row table:style-name="ro1">
          <table:table-cell office:value-type="string" calcext:value-type="string">
            <text:p>J1709+2236</text:p>
          </table:table-cell>
          <table:table-cell office:value-type="float" office:value="257.4791458" calcext:value-type="float">
            <text:p>257.4791458</text:p>
          </table:table-cell>
          <table:table-cell office:value-type="float" office:value="22.61533056" calcext:value-type="float">
            <text:p>22.61533056</text:p>
          </table:table-cell>
          <table:table-cell office:value-type="string" calcext:value-type="string">
            <text:p>4C +22.44</text:p>
          </table:table-cell>
          <table:table-cell office:value-type="float" office:value="1.539651" calcext:value-type="float">
            <text:p>1.539651</text:p>
          </table:table-cell>
          <table:table-cell office:value-type="string" calcext:value-type="string">
            <text:p>QSO</text:p>
          </table:table-cell>
          <table:table-cell office:value-type="float" office:value="564.5" calcext:value-type="float">
            <text:p>564.5</text:p>
          </table:table-cell>
        </table:table-row>
        <table:table-row table:style-name="ro1">
          <table:table-cell office:value-type="string" calcext:value-type="string">
            <text:p>J1711+3253</text:p>
          </table:table-cell>
          <table:table-cell office:value-type="float" office:value="257.9826625" calcext:value-type="float">
            <text:p>257.9826625</text:p>
          </table:table-cell>
          <table:table-cell office:value-type="float" office:value="32.88356111" calcext:value-type="float">
            <text:p>32.88356111</text:p>
          </table:table-cell>
          <table:table-cell office:value-type="string" calcext:value-type="string">
            <text:p>[HB89] 1710+329</text:p>
          </table:table-cell>
          <table:table-cell office:value-type="float" office:value="1.952104" calcext:value-type="float">
            <text:p>1.952104</text:p>
          </table:table-cell>
          <table:table-cell office:value-type="string" calcext:value-type="string">
            <text:p>QSO</text:p>
          </table:table-cell>
          <table:table-cell office:value-type="float" office:value="205.32" calcext:value-type="float">
            <text:p>205.32</text:p>
          </table:table-cell>
        </table:table-row>
        <table:table-row table:style-name="ro1">
          <table:table-cell office:value-type="string" calcext:value-type="string">
            <text:p>J1720+2335</text:p>
          </table:table-cell>
          <table:table-cell office:value-type="float" office:value="260.0441917" calcext:value-type="float">
            <text:p>260.0441917</text:p>
          </table:table-cell>
          <table:table-cell office:value-type="float" office:value="23.592025" calcext:value-type="float">
            <text:p>23.592025</text:p>
          </table:table-cell>
          <table:table-cell office:value-type="string" calcext:value-type="string">
            <text:p>PKS 1718+23</text:p>
          </table:table-cell>
          <table:table-cell office:value-type="float" office:value="1.852" calcext:value-type="float">
            <text:p>1.852</text:p>
          </table:table-cell>
          <table:table-cell office:value-type="string" calcext:value-type="string">
            <text:p>QSO</text:p>
          </table:table-cell>
          <table:table-cell office:value-type="float" office:value="256.64" calcext:value-type="float">
            <text:p>256.64</text:p>
          </table:table-cell>
        </table:table-row>
        <table:table-row table:style-name="ro1">
          <table:table-cell office:value-type="string" calcext:value-type="string">
            <text:p>J1720+4943</text:p>
          </table:table-cell>
          <table:table-cell office:value-type="float" office:value="260.176725" calcext:value-type="float">
            <text:p>260.176725</text:p>
          </table:table-cell>
          <table:table-cell office:value-type="float" office:value="49.73033056" calcext:value-type="float">
            <text:p>49.73033056</text:p>
          </table:table-cell>
          <table:table-cell office:value-type="string" calcext:value-type="string">
            <text:p>[HB89] 1719+49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QSO</text:p>
          </table:table-cell>
          <table:table-cell office:value-type="float" office:value="98.37" calcext:value-type="float">
            <text:p>98.37</text:p>
          </table:table-cell>
        </table:table-row>
        <table:table-row table:style-name="ro1">
          <table:table-cell office:value-type="string" calcext:value-type="string">
            <text:p>J1722+5856</text:p>
          </table:table-cell>
          <table:table-cell office:value-type="float" office:value="260.6531583" calcext:value-type="float">
            <text:p>260.6531583</text:p>
          </table:table-cell>
          <table:table-cell office:value-type="float" office:value="58.93949167" calcext:value-type="float">
            <text:p>58.93949167</text:p>
          </table:table-cell>
          <table:table-cell office:value-type="string" calcext:value-type="string">
            <text:p>SDSS J172236.72+585622.2</text:p>
          </table:table-cell>
          <table:table-cell office:value-type="float" office:value="2.805345" calcext:value-type="float">
            <text:p>2.805345</text:p>
          </table:table-cell>
          <table:table-cell office:value-type="string" calcext:value-type="string">
            <text:p>QSO</text:p>
          </table:table-cell>
          <table:table-cell office:value-type="float" office:value="196.91" calcext:value-type="float">
            <text:p>196.91</text:p>
          </table:table-cell>
        </table:table-row>
        <table:table-row table:style-name="ro1">
          <table:table-cell office:value-type="string" calcext:value-type="string">
            <text:p>J1722+6105</text:p>
          </table:table-cell>
          <table:table-cell office:value-type="float" office:value="260.6668875" calcext:value-type="float">
            <text:p>260.6668875</text:p>
          </table:table-cell>
          <table:table-cell office:value-type="float" office:value="61.09994167" calcext:value-type="float">
            <text:p>61.09994167</text:p>
          </table:table-cell>
          <table:table-cell office:value-type="string" calcext:value-type="string">
            <text:p>SDSS J172240.06+610559.9</text:p>
          </table:table-cell>
          <table:table-cell office:value-type="float" office:value="2.058" calcext:value-type="float">
            <text:p>2.058</text:p>
          </table:table-cell>
          <table:table-cell office:value-type="string" calcext:value-type="string">
            <text:p>QSO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1">
          <table:table-cell office:value-type="string" calcext:value-type="string">
            <text:p>J1723+5236</text:p>
          </table:table-cell>
          <table:table-cell office:value-type="float" office:value="260.9156875" calcext:value-type="float">
            <text:p>260.9156875</text:p>
          </table:table-cell>
          <table:table-cell office:value-type="float" office:value="52.61338889" calcext:value-type="float">
            <text:p>52.61338889</text:p>
          </table:table-cell>
          <table:table-cell office:value-type="string" calcext:value-type="string">
            <text:p>WISEA J172339.74+523648.3</text:p>
          </table:table-cell>
          <table:table-cell office:value-type="float" office:value="2.519" calcext:value-type="float">
            <text:p>2.519</text:p>
          </table:table-cell>
          <table:table-cell office:value-type="string" calcext:value-type="string">
            <text:p>QSO</text:p>
          </table:table-cell>
          <table:table-cell office:value-type="float" office:value="488.44" calcext:value-type="float">
            <text:p>488.44</text:p>
          </table:table-cell>
        </table:table-row>
        <table:table-row table:style-name="ro1">
          <table:table-cell office:value-type="string" calcext:value-type="string">
            <text:p>J1724+5057</text:p>
          </table:table-cell>
          <table:table-cell office:value-type="float" office:value="261.0843" calcext:value-type="float">
            <text:p>261.0843</text:p>
          </table:table-cell>
          <table:table-cell office:value-type="float" office:value="50.95401944" calcext:value-type="float">
            <text:p>50.95401944</text:p>
          </table:table-cell>
          <table:table-cell office:value-type="string" calcext:value-type="string">
            <text:p>3C 356</text:p>
          </table:table-cell>
          <table:table-cell office:value-type="float" office:value="1.079" calcext:value-type="float">
            <text:p>1.079</text:p>
          </table:table-cell>
          <table:table-cell office:value-type="string" calcext:value-type="string">
            <text:p>G</text:p>
          </table:table-cell>
          <table:table-cell office:value-type="float" office:value="879.77" calcext:value-type="float">
            <text:p>879.77</text:p>
          </table:table-cell>
        </table:table-row>
        <table:table-row table:style-name="ro1">
          <table:table-cell office:value-type="string" calcext:value-type="string">
            <text:p>J1727+3422</text:p>
          </table:table-cell>
          <table:table-cell office:value-type="float" office:value="261.9578792" calcext:value-type="float">
            <text:p>261.9578792</text:p>
          </table:table-cell>
          <table:table-cell office:value-type="float" office:value="34.37768889" calcext:value-type="float">
            <text:p>34.37768889</text:p>
          </table:table-cell>
          <table:table-cell office:value-type="string" calcext:value-type="string">
            <text:p>[HB89] 1726+344</text:p>
          </table:table-cell>
          <table:table-cell office:value-type="float" office:value="2.428284" calcext:value-type="float">
            <text:p>2.428284</text:p>
          </table:table-cell>
          <table:table-cell office:value-type="string" calcext:value-type="string">
            <text:p>QSO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string" calcext:value-type="string">
            <text:p>J1728+5641</text:p>
          </table:table-cell>
          <table:table-cell office:value-type="float" office:value="262.2192083" calcext:value-type="float">
            <text:p>262.2192083</text:p>
          </table:table-cell>
          <table:table-cell office:value-type="float" office:value="56.69553333" calcext:value-type="float">
            <text:p>56.69553333</text:p>
          </table:table-cell>
          <table:table-cell office:value-type="string" calcext:value-type="string">
            <text:p>WISEA J172852.61+564143.9</text:p>
          </table:table-cell>
          <table:table-cell office:value-type="float" office:value="1.765471" calcext:value-type="float">
            <text:p>1.765471</text:p>
          </table:table-cell>
          <table:table-cell office:value-type="string" calcext:value-type="string">
            <text:p>QSO</text:p>
          </table:table-cell>
          <table:table-cell office:value-type="float" office:value="205.36" calcext:value-type="float">
            <text:p>205.36</text:p>
          </table:table-cell>
        </table:table-row>
      </table:table>
      <table:named-expressions/>
      <table:database-ranges>
        <table:database-range table:name="__Anonymous_Sheet_DB__0" table:target-range-address="The_Revised_Masterpiece.A1:The_Revised_Masterpiece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ril" svg:font-family="Cabri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1T11:14:24.218567305</dc:date>
    <meta:editing-duration>PT26M17S</meta:editing-duration>
    <meta:editing-cycles>2</meta:editing-cycles>
    <meta:generator>LibreOffice/6.0.7.3$Linux_X86_64 LibreOffice_project/00m0$Build-3</meta:generator>
    <meta:document-statistic meta:table-count="1" meta:cell-count="6012" meta:object-count="0"/>
  </office:meta>
</office:document-meta>
</file>